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3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3" calcext:value-type="float">
            <text:p>1012003</text:p>
          </table:table-cell>
          <table:table-cell office:value-type="float" office:value="3.41424" calcext:value-type="float">
            <text:p>3.41424</text:p>
          </table:table-cell>
          <table:table-cell office:value-type="float" office:value="-13.3" calcext:value-type="float">
            <text:p>-13.3</text:p>
          </table:table-cell>
          <table:table-cell office:value-type="float" office:value="-26.5" calcext:value-type="float">
            <text:p>-26.5</text:p>
          </table:table-cell>
          <table:table-cell office:value-type="float" office:value="0.2042224" calcext:value-type="float">
            <text:p>0.2042224</text:p>
          </table:table-cell>
          <table:table-cell office:value-type="float" office:value="0.06497304" calcext:value-type="float">
            <text:p>0.06497304</text:p>
          </table:table-cell>
          <table:table-cell office:value-type="float" office:value="246.276" calcext:value-type="float">
            <text:p>246.276</text:p>
          </table:table-cell>
          <table:table-cell office:value-type="float" office:value="0.6" calcext:value-type="float">
            <text:p>0.6</text:p>
          </table:table-cell>
          <table:table-cell office:value-type="float" office:value="-7.140045" calcext:value-type="float">
            <text:p>-7.140045</text:p>
          </table:table-cell>
          <table:table-cell office:value-type="float" office:value="-19.36043" calcext:value-type="float">
            <text:p>-19.36043</text:p>
          </table:table-cell>
          <table:table-cell office:value-type="float" office:value="-3.10614" calcext:value-type="float">
            <text:p>-3.10614</text:p>
          </table:table-cell>
          <table:table-cell office:value-type="float" office:value="-11.36694" calcext:value-type="float">
            <text:p>-11.36694</text:p>
          </table:table-cell>
          <table:table-cell office:value-type="float" office:value="-2.71344" calcext:value-type="float">
            <text:p>-2.71344</text:p>
          </table:table-cell>
          <table:table-cell office:value-type="float" office:value="-7.618439" calcext:value-type="float">
            <text:p>-7.618439</text:p>
          </table:table-cell>
          <table:table-cell office:value-type="float" office:value="-2.690948" calcext:value-type="float">
            <text:p>-2.690948</text:p>
          </table:table-cell>
          <table:table-cell office:value-type="float" office:value="-6.010284" calcext:value-type="float">
            <text:p>-6.010284</text:p>
          </table:table-cell>
          <table:table-cell office:value-type="float" office:value="-2.410645" calcext:value-type="float">
            <text:p>-2.410645</text:p>
          </table:table-cell>
          <table:table-cell office:value-type="float" office:value="-4.518951" calcext:value-type="float">
            <text:p>-4.518951</text:p>
          </table:table-cell>
          <table:table-cell office:value-type="float" office:value="-1.886414" calcext:value-type="float">
            <text:p>-1.886414</text:p>
          </table:table-cell>
          <table:table-cell office:value-type="float" office:value="-3.209137" calcext:value-type="float">
            <text:p>-3.209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3" calcext:value-type="float">
            <text:p>2012003</text:p>
          </table:table-cell>
          <table:table-cell office:value-type="float" office:value="3.18672" calcext:value-type="float">
            <text:p>3.18672</text:p>
          </table:table-cell>
          <table:table-cell office:value-type="float" office:value="-8.3" calcext:value-type="float">
            <text:p>-8.3</text:p>
          </table:table-cell>
          <table:table-cell office:value-type="float" office:value="-13.3" calcext:value-type="float">
            <text:p>-13.3</text:p>
          </table:table-cell>
          <table:table-cell office:value-type="float" office:value="0.325674" calcext:value-type="float">
            <text:p>0.325674</text:p>
          </table:table-cell>
          <table:table-cell office:value-type="float" office:value="0.2064568" calcext:value-type="float">
            <text:p>0.2064568</text:p>
          </table:table-cell>
          <table:table-cell office:value-type="float" office:value="230.004" calcext:value-type="float">
            <text:p>230.004</text:p>
          </table:table-cell>
          <table:table-cell office:value-type="float" office:value="2.1" calcext:value-type="float">
            <text:p>2.1</text:p>
          </table:table-cell>
          <table:table-cell office:value-type="float" office:value="-6.723755" calcext:value-type="float">
            <text:p>-6.723755</text:p>
          </table:table-cell>
          <table:table-cell office:value-type="float" office:value="-13.1893" calcext:value-type="float">
            <text:p>-13.1893</text:p>
          </table:table-cell>
          <table:table-cell office:value-type="float" office:value="-6.504486" calcext:value-type="float">
            <text:p>-6.504486</text:p>
          </table:table-cell>
          <table:table-cell office:value-type="float" office:value="-9.584869" calcext:value-type="float">
            <text:p>-9.584869</text:p>
          </table:table-cell>
          <table:table-cell office:value-type="float" office:value="-6.043152" calcext:value-type="float">
            <text:p>-6.043152</text:p>
          </table:table-cell>
          <table:table-cell office:value-type="float" office:value="-7.710846" calcext:value-type="float">
            <text:p>-7.710846</text:p>
          </table:table-cell>
          <table:table-cell office:value-type="float" office:value="-5.284851" calcext:value-type="float">
            <text:p>-5.284851</text:p>
          </table:table-cell>
          <table:table-cell office:value-type="float" office:value="-6.313293" calcext:value-type="float">
            <text:p>-6.313293</text:p>
          </table:table-cell>
          <table:table-cell office:value-type="float" office:value="-4.491699" calcext:value-type="float">
            <text:p>-4.491699</text:p>
          </table:table-cell>
          <table:table-cell office:value-type="float" office:value="-4.990723" calcext:value-type="float">
            <text:p>-4.990723</text:p>
          </table:table-cell>
          <table:table-cell office:value-type="float" office:value="-3.22525" calcext:value-type="float">
            <text:p>-3.22525</text:p>
          </table:table-cell>
          <table:table-cell office:value-type="float" office:value="-3.824463" calcext:value-type="float">
            <text:p>-3.8244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3" calcext:value-type="float">
            <text:p>3012003</text:p>
          </table:table-cell>
          <table:table-cell office:value-type="float" office:value="2.043" calcext:value-type="float">
            <text:p>2.043</text:p>
          </table:table-cell>
          <table:table-cell office:value-type="float" office:value="-3.8" calcext:value-type="float">
            <text:p>-3.8</text:p>
          </table:table-cell>
          <table:table-cell office:value-type="float" office:value="-8.7" calcext:value-type="float">
            <text:p>-8.7</text:p>
          </table:table-cell>
          <table:table-cell office:value-type="float" office:value="0.4566918" calcext:value-type="float">
            <text:p>0.4566918</text:p>
          </table:table-cell>
          <table:table-cell office:value-type="float" office:value="0.3158553" calcext:value-type="float">
            <text:p>0.3158553</text:p>
          </table:table-cell>
          <table:table-cell office:value-type="float" office:value="129.852" calcext:value-type="float">
            <text:p>129.852</text:p>
          </table:table-cell>
          <table:table-cell office:value-type="float" office:value="1.7" calcext:value-type="float">
            <text:p>1.7</text:p>
          </table:table-cell>
          <table:table-cell office:value-type="float" office:value="-5.568146" calcext:value-type="float">
            <text:p>-5.568146</text:p>
          </table:table-cell>
          <table:table-cell office:value-type="float" office:value="-8.57309" calcext:value-type="float">
            <text:p>-8.57309</text:p>
          </table:table-cell>
          <table:table-cell office:value-type="float" office:value="-5.035614" calcext:value-type="float">
            <text:p>-5.035614</text:p>
          </table:table-cell>
          <table:table-cell office:value-type="float" office:value="-6.919861" calcext:value-type="float">
            <text:p>-6.919861</text:p>
          </table:table-cell>
          <table:table-cell office:value-type="float" office:value="-4.69342" calcext:value-type="float">
            <text:p>-4.69342</text:p>
          </table:table-cell>
          <table:table-cell office:value-type="float" office:value="-6.040009" calcext:value-type="float">
            <text:p>-6.040009</text:p>
          </table:table-cell>
          <table:table-cell office:value-type="float" office:value="-4.297791" calcext:value-type="float">
            <text:p>-4.297791</text:p>
          </table:table-cell>
          <table:table-cell office:value-type="float" office:value="-5.281433" calcext:value-type="float">
            <text:p>-5.281433</text:p>
          </table:table-cell>
          <table:table-cell office:value-type="float" office:value="-3.803162" calcext:value-type="float">
            <text:p>-3.803162</text:p>
          </table:table-cell>
          <table:table-cell office:value-type="float" office:value="-4.488312" calcext:value-type="float">
            <text:p>-4.488312</text:p>
          </table:table-cell>
          <table:table-cell office:value-type="float" office:value="-3.22052" calcext:value-type="float">
            <text:p>-3.22052</text:p>
          </table:table-cell>
          <table:table-cell office:value-type="float" office:value="-3.669708" calcext:value-type="float">
            <text:p>-3.669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3" calcext:value-type="float">
            <text:p>4012003</text:p>
          </table:table-cell>
          <table:table-cell office:value-type="float" office:value="2.45304" calcext:value-type="float">
            <text:p>2.45304</text:p>
          </table:table-cell>
          <table:table-cell office:value-type="float" office:value="-1.2" calcext:value-type="float">
            <text:p>-1.2</text:p>
          </table:table-cell>
          <table:table-cell office:value-type="float" office:value="-4" calcext:value-type="float">
            <text:p>-4</text:p>
          </table:table-cell>
          <table:table-cell office:value-type="float" office:value="0.5250001" calcext:value-type="float">
            <text:p>0.5250001</text:p>
          </table:table-cell>
          <table:table-cell office:value-type="float" office:value="0.4499882" calcext:value-type="float">
            <text:p>0.4499882</text:p>
          </table:table-cell>
          <table:table-cell office:value-type="float" office:value="300.42" calcext:value-type="float">
            <text:p>300.42</text:p>
          </table:table-cell>
          <table:table-cell office:value-type="float" office:value="0" calcext:value-type="float">
            <text:p>0</text:p>
          </table:table-cell>
          <table:table-cell office:value-type="float" office:value="-3.720612" calcext:value-type="float">
            <text:p>-3.720612</text:p>
          </table:table-cell>
          <table:table-cell office:value-type="float" office:value="-5.550934" calcext:value-type="float">
            <text:p>-5.550934</text:p>
          </table:table-cell>
          <table:table-cell office:value-type="float" office:value="-3.776489" calcext:value-type="float">
            <text:p>-3.776489</text:p>
          </table:table-cell>
          <table:table-cell office:value-type="float" office:value="-5.020691" calcext:value-type="float">
            <text:p>-5.020691</text:p>
          </table:table-cell>
          <table:table-cell office:value-type="float" office:value="-3.571075" calcext:value-type="float">
            <text:p>-3.571075</text:p>
          </table:table-cell>
          <table:table-cell office:value-type="float" office:value="-4.682098" calcext:value-type="float">
            <text:p>-4.682098</text:p>
          </table:table-cell>
          <table:table-cell office:value-type="float" office:value="-3.329529" calcext:value-type="float">
            <text:p>-3.329529</text:p>
          </table:table-cell>
          <table:table-cell office:value-type="float" office:value="-4.288239" calcext:value-type="float">
            <text:p>-4.288239</text:p>
          </table:table-cell>
          <table:table-cell office:value-type="float" office:value="-3.003815" calcext:value-type="float">
            <text:p>-3.003815</text:p>
          </table:table-cell>
          <table:table-cell office:value-type="float" office:value="-3.794861" calcext:value-type="float">
            <text:p>-3.794861</text:p>
          </table:table-cell>
          <table:table-cell office:value-type="float" office:value="-2.589294" calcext:value-type="float">
            <text:p>-2.589294</text:p>
          </table:table-cell>
          <table:table-cell office:value-type="float" office:value="-3.213715" calcext:value-type="float">
            <text:p>-3.213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3" calcext:value-type="float">
            <text:p>5012003</text:p>
          </table:table-cell>
          <table:table-cell office:value-type="float" office:value="0.6012" calcext:value-type="float">
            <text:p>0.6012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0.5326988" calcext:value-type="float">
            <text:p>0.5326988</text:p>
          </table:table-cell>
          <table:table-cell office:value-type="float" office:value="320.724" calcext:value-type="float">
            <text:p>320.724</text:p>
          </table:table-cell>
          <table:table-cell office:value-type="float" office:value="14.8" calcext:value-type="float">
            <text:p>14.8</text:p>
          </table:table-cell>
          <table:table-cell office:value-type="float" office:value="-1.291565" calcext:value-type="float">
            <text:p>-1.291565</text:p>
          </table:table-cell>
          <table:table-cell office:value-type="float" office:value="-4.120026" calcext:value-type="float">
            <text:p>-4.120026</text:p>
          </table:table-cell>
          <table:table-cell office:value-type="float" office:value="-1.816101" calcext:value-type="float">
            <text:p>-1.816101</text:p>
          </table:table-cell>
          <table:table-cell office:value-type="float" office:value="-3.772125" calcext:value-type="float">
            <text:p>-3.772125</text:p>
          </table:table-cell>
          <table:table-cell office:value-type="float" office:value="-2.005829" calcext:value-type="float">
            <text:p>-2.005829</text:p>
          </table:table-cell>
          <table:table-cell office:value-type="float" office:value="-3.565765" calcext:value-type="float">
            <text:p>-3.565765</text:p>
          </table:table-cell>
          <table:table-cell office:value-type="float" office:value="-1.866089" calcext:value-type="float">
            <text:p>-1.866089</text:p>
          </table:table-cell>
          <table:table-cell office:value-type="float" office:value="-3.323059" calcext:value-type="float">
            <text:p>-3.323059</text:p>
          </table:table-cell>
          <table:table-cell office:value-type="float" office:value="-1.345703" calcext:value-type="float">
            <text:p>-1.345703</text:p>
          </table:table-cell>
          <table:table-cell office:value-type="float" office:value="-2.997284" calcext:value-type="float">
            <text:p>-2.997284</text:p>
          </table:table-cell>
          <table:table-cell office:value-type="float" office:value="-0.412262" calcext:value-type="float">
            <text:p>-0.412262</text:p>
          </table:table-cell>
          <table:table-cell office:value-type="float" office:value="-2.583374" calcext:value-type="float">
            <text:p>-2.583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3" calcext:value-type="float">
            <text:p>6012003</text:p>
          </table:table-cell>
          <table:table-cell office:value-type="float" office:value="2.29968" calcext:value-type="float">
            <text:p>2.29968</text:p>
          </table:table-cell>
          <table:table-cell office:value-type="float" office:value="1.7" calcext:value-type="float">
            <text:p>1.7</text:p>
          </table:table-cell>
          <table:table-cell office:value-type="float" office:value="-9.3" calcext:value-type="float">
            <text:p>-9.3</text:p>
          </table:table-cell>
          <table:table-cell office:value-type="float" office:value="0.6012755" calcext:value-type="float">
            <text:p>0.6012755</text:p>
          </table:table-cell>
          <table:table-cell office:value-type="float" office:value="0.217799" calcext:value-type="float">
            <text:p>0.217799</text:p>
          </table:table-cell>
          <table:table-cell office:value-type="float" office:value="703.2241" calcext:value-type="float">
            <text:p>703.2241</text:p>
          </table:table-cell>
          <table:table-cell office:value-type="float" office:value="2.6" calcext:value-type="float">
            <text:p>2.6</text:p>
          </table:table-cell>
          <table:table-cell office:value-type="float" office:value="-1.412842" calcext:value-type="float">
            <text:p>-1.412842</text:p>
          </table:table-cell>
          <table:table-cell office:value-type="float" office:value="-2.678589" calcext:value-type="float">
            <text:p>-2.678589</text:p>
          </table:table-cell>
          <table:table-cell office:value-type="float" office:value="-1.787567" calcext:value-type="float">
            <text:p>-1.787567</text:p>
          </table:table-cell>
          <table:table-cell office:value-type="float" office:value="-1.963165" calcext:value-type="float">
            <text:p>-1.963165</text:p>
          </table:table-cell>
          <table:table-cell office:value-type="float" office:value="-1.578278" calcext:value-type="float">
            <text:p>-1.578278</text:p>
          </table:table-cell>
          <table:table-cell office:value-type="float" office:value="-1.991394" calcext:value-type="float">
            <text:p>-1.991394</text:p>
          </table:table-cell>
          <table:table-cell office:value-type="float" office:value="-1.2229" calcext:value-type="float">
            <text:p>-1.2229</text:p>
          </table:table-cell>
          <table:table-cell office:value-type="float" office:value="-1.848969" calcext:value-type="float">
            <text:p>-1.848969</text:p>
          </table:table-cell>
          <table:table-cell office:value-type="float" office:value="-0.790863" calcext:value-type="float">
            <text:p>-0.790863</text:p>
          </table:table-cell>
          <table:table-cell office:value-type="float" office:value="-1.32959" calcext:value-type="float">
            <text:p>-1.32959</text:p>
          </table:table-cell>
          <table:table-cell office:value-type="float" office:value="-0.3056335" calcext:value-type="float">
            <text:p>-0.3056335</text:p>
          </table:table-cell>
          <table:table-cell office:value-type="float" office:value="-0.4041138" calcext:value-type="float">
            <text:p>-0.4041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3" calcext:value-type="float">
            <text:p>7012003</text:p>
          </table:table-cell>
          <table:table-cell office:value-type="float" office:value="5.885279" calcext:value-type="float">
            <text:p>5.885279</text:p>
          </table:table-cell>
          <table:table-cell office:value-type="float" office:value="-9.3" calcext:value-type="float">
            <text:p>-9.3</text:p>
          </table:table-cell>
          <table:table-cell office:value-type="float" office:value="-12.9" calcext:value-type="float">
            <text:p>-12.9</text:p>
          </table:table-cell>
          <table:table-cell office:value-type="float" office:value="0.2405791" calcext:value-type="float">
            <text:p>0.2405791</text:p>
          </table:table-cell>
          <table:table-cell office:value-type="float" office:value="0.16698" calcext:value-type="float">
            <text:p>0.16698</text:p>
          </table:table-cell>
          <table:table-cell office:value-type="float" office:value="687.42" calcext:value-type="float">
            <text:p>687.42</text:p>
          </table:table-cell>
          <table:table-cell office:value-type="float" office:value="0" calcext:value-type="float">
            <text:p>0</text:p>
          </table:table-cell>
          <table:table-cell office:value-type="float" office:value="-2.528412" calcext:value-type="float">
            <text:p>-2.528412</text:p>
          </table:table-cell>
          <table:table-cell office:value-type="float" office:value="-2.949799" calcext:value-type="float">
            <text:p>-2.949799</text:p>
          </table:table-cell>
          <table:table-cell office:value-type="float" office:value="-1.913635" calcext:value-type="float">
            <text:p>-1.913635</text:p>
          </table:table-cell>
          <table:table-cell office:value-type="float" office:value="-2.061584" calcext:value-type="float">
            <text:p>-2.061584</text:p>
          </table:table-cell>
          <table:table-cell office:value-type="float" office:value="-1.533234" calcext:value-type="float">
            <text:p>-1.533234</text:p>
          </table:table-cell>
          <table:table-cell office:value-type="float" office:value="-1.595001" calcext:value-type="float">
            <text:p>-1.595001</text:p>
          </table:table-cell>
          <table:table-cell office:value-type="float" office:value="-1.166779" calcext:value-type="float">
            <text:p>-1.166779</text:p>
          </table:table-cell>
          <table:table-cell office:value-type="float" office:value="-1.221222" calcext:value-type="float">
            <text:p>-1.221222</text:p>
          </table:table-cell>
          <table:table-cell office:value-type="float" office:value="-0.769928" calcext:value-type="float">
            <text:p>-0.769928</text:p>
          </table:table-cell>
          <table:table-cell office:value-type="float" office:value="-0.7907104" calcext:value-type="float">
            <text:p>-0.7907104</text:p>
          </table:table-cell>
          <table:table-cell office:value-type="float" office:value="-0.3388062" calcext:value-type="float">
            <text:p>-0.3388062</text:p>
          </table:table-cell>
          <table:table-cell office:value-type="float" office:value="-0.4917297" calcext:value-type="float">
            <text:p>-0.4917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3" calcext:value-type="float">
            <text:p>8012003</text:p>
          </table:table-cell>
          <table:table-cell office:value-type="float" office:value="5.74524" calcext:value-type="float">
            <text:p>5.74524</text:p>
          </table:table-cell>
          <table:table-cell office:value-type="float" office:value="-10" calcext:value-type="float">
            <text:p>-10</text:p>
          </table:table-cell>
          <table:table-cell office:value-type="float" office:value="-14.5" calcext:value-type="float">
            <text:p>-14.5</text:p>
          </table:table-cell>
          <table:table-cell office:value-type="float" office:value="0.2188166" calcext:value-type="float">
            <text:p>0.2188166</text:p>
          </table:table-cell>
          <table:table-cell office:value-type="float" office:value="0.1461933" calcext:value-type="float">
            <text:p>0.1461933</text:p>
          </table:table-cell>
          <table:table-cell office:value-type="float" office:value="574.092" calcext:value-type="float">
            <text:p>574.092</text:p>
          </table:table-cell>
          <table:table-cell office:value-type="float" office:value="0" calcext:value-type="float">
            <text:p>0</text:p>
          </table:table-cell>
          <table:table-cell office:value-type="float" office:value="-2.544037" calcext:value-type="float">
            <text:p>-2.544037</text:p>
          </table:table-cell>
          <table:table-cell office:value-type="float" office:value="-2.954559" calcext:value-type="float">
            <text:p>-2.954559</text:p>
          </table:table-cell>
          <table:table-cell office:value-type="float" office:value="-1.91861" calcext:value-type="float">
            <text:p>-1.91861</text:p>
          </table:table-cell>
          <table:table-cell office:value-type="float" office:value="-2.038971" calcext:value-type="float">
            <text:p>-2.038971</text:p>
          </table:table-cell>
          <table:table-cell office:value-type="float" office:value="-1.533478" calcext:value-type="float">
            <text:p>-1.533478</text:p>
          </table:table-cell>
          <table:table-cell office:value-type="float" office:value="-1.574097" calcext:value-type="float">
            <text:p>-1.574097</text:p>
          </table:table-cell>
          <table:table-cell office:value-type="float" office:value="-1.166779" calcext:value-type="float">
            <text:p>-1.166779</text:p>
          </table:table-cell>
          <table:table-cell office:value-type="float" office:value="-1.194885" calcext:value-type="float">
            <text:p>-1.194885</text:p>
          </table:table-cell>
          <table:table-cell office:value-type="float" office:value="-0.7913513" calcext:value-type="float">
            <text:p>-0.7913513</text:p>
          </table:table-cell>
          <table:table-cell office:value-type="float" office:value="-0.8333435" calcext:value-type="float">
            <text:p>-0.8333435</text:p>
          </table:table-cell>
          <table:table-cell office:value-type="float" office:value="-0.4931641" calcext:value-type="float">
            <text:p>-0.4931641</text:p>
          </table:table-cell>
          <table:table-cell office:value-type="float" office:value="-0.6015015" calcext:value-type="float">
            <text:p>-0.6015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3" calcext:value-type="float">
            <text:p>9012003</text:p>
          </table:table-cell>
          <table:table-cell office:value-type="float" office:value="2.58264" calcext:value-type="float">
            <text:p>2.58264</text:p>
          </table:table-cell>
          <table:table-cell office:value-type="float" office:value="-9.9" calcext:value-type="float">
            <text:p>-9.9</text:p>
          </table:table-cell>
          <table:table-cell office:value-type="float" office:value="-17.4" calcext:value-type="float">
            <text:p>-17.4</text:p>
          </table:table-cell>
          <table:table-cell office:value-type="float" office:value="0.2808564" calcext:value-type="float">
            <text:p>0.2808564</text:p>
          </table:table-cell>
          <table:table-cell office:value-type="float" office:value="0.1428676" calcext:value-type="float">
            <text:p>0.1428676</text:p>
          </table:table-cell>
          <table:table-cell office:value-type="float" office:value="354.168" calcext:value-type="float">
            <text:p>354.168</text:p>
          </table:table-cell>
          <table:table-cell office:value-type="float" office:value="3" calcext:value-type="float">
            <text:p>3</text:p>
          </table:table-cell>
          <table:table-cell office:value-type="float" office:value="-2.904266" calcext:value-type="float">
            <text:p>-2.904266</text:p>
          </table:table-cell>
          <table:table-cell office:value-type="float" office:value="-3.450378" calcext:value-type="float">
            <text:p>-3.450378</text:p>
          </table:table-cell>
          <table:table-cell office:value-type="float" office:value="-2.040619" calcext:value-type="float">
            <text:p>-2.040619</text:p>
          </table:table-cell>
          <table:table-cell office:value-type="float" office:value="-2.279053" calcext:value-type="float">
            <text:p>-2.279053</text:p>
          </table:table-cell>
          <table:table-cell office:value-type="float" office:value="-1.574005" calcext:value-type="float">
            <text:p>-1.574005</text:p>
          </table:table-cell>
          <table:table-cell office:value-type="float" office:value="-1.720184" calcext:value-type="float">
            <text:p>-1.720184</text:p>
          </table:table-cell>
          <table:table-cell office:value-type="float" office:value="-1.195679" calcext:value-type="float">
            <text:p>-1.195679</text:p>
          </table:table-cell>
          <table:table-cell office:value-type="float" office:value="-1.302582" calcext:value-type="float">
            <text:p>-1.302582</text:p>
          </table:table-cell>
          <table:table-cell office:value-type="float" office:value="-0.8338318" calcext:value-type="float">
            <text:p>-0.8338318</text:p>
          </table:table-cell>
          <table:table-cell office:value-type="float" office:value="-0.9095459" calcext:value-type="float">
            <text:p>-0.9095459</text:p>
          </table:table-cell>
          <table:table-cell office:value-type="float" office:value="-0.6022949" calcext:value-type="float">
            <text:p>-0.6022949</text:p>
          </table:table-cell>
          <table:table-cell office:value-type="float" office:value="-0.6731262" calcext:value-type="float">
            <text:p>-0.67312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3" calcext:value-type="float">
            <text:p>10012003</text:p>
          </table:table-cell>
          <table:table-cell office:value-type="float" office:value="3.700799" calcext:value-type="float">
            <text:p>3.700799</text:p>
          </table:table-cell>
          <table:table-cell office:value-type="float" office:value="-2.3" calcext:value-type="float">
            <text:p>-2.3</text:p>
          </table:table-cell>
          <table:table-cell office:value-type="float" office:value="-9.8" calcext:value-type="float">
            <text:p>-9.8</text:p>
          </table:table-cell>
          <table:table-cell office:value-type="float" office:value="0.5099007" calcext:value-type="float">
            <text:p>0.5099007</text:p>
          </table:table-cell>
          <table:table-cell office:value-type="float" office:value="0.2833301" calcext:value-type="float">
            <text:p>0.2833301</text:p>
          </table:table-cell>
          <table:table-cell office:value-type="float" office:value="176.328" calcext:value-type="float">
            <text:p>176.328</text:p>
          </table:table-cell>
          <table:table-cell office:value-type="float" office:value="7.2" calcext:value-type="float">
            <text:p>7.2</text:p>
          </table:table-cell>
          <table:table-cell office:value-type="float" office:value="-2.038208" calcext:value-type="float">
            <text:p>-2.038208</text:p>
          </table:table-cell>
          <table:table-cell office:value-type="float" office:value="-2.889862" calcext:value-type="float">
            <text:p>-2.889862</text:p>
          </table:table-cell>
          <table:table-cell office:value-type="float" office:value="-1.695129" calcext:value-type="float">
            <text:p>-1.695129</text:p>
          </table:table-cell>
          <table:table-cell office:value-type="float" office:value="-2.146027" calcext:value-type="float">
            <text:p>-2.146027</text:p>
          </table:table-cell>
          <table:table-cell office:value-type="float" office:value="-1.484222" calcext:value-type="float">
            <text:p>-1.484222</text:p>
          </table:table-cell>
          <table:table-cell office:value-type="float" office:value="-1.711273" calcext:value-type="float">
            <text:p>-1.711273</text:p>
          </table:table-cell>
          <table:table-cell office:value-type="float" office:value="-1.225922" calcext:value-type="float">
            <text:p>-1.225922</text:p>
          </table:table-cell>
          <table:table-cell office:value-type="float" office:value="-1.303619" calcext:value-type="float">
            <text:p>-1.303619</text:p>
          </table:table-cell>
          <table:table-cell office:value-type="float" office:value="-0.9102173" calcext:value-type="float">
            <text:p>-0.9102173</text:p>
          </table:table-cell>
          <table:table-cell office:value-type="float" office:value="-0.9303284" calcext:value-type="float">
            <text:p>-0.9303284</text:p>
          </table:table-cell>
          <table:table-cell office:value-type="float" office:value="-0.6737976" calcext:value-type="float">
            <text:p>-0.6737976</text:p>
          </table:table-cell>
          <table:table-cell office:value-type="float" office:value="-0.7186279" calcext:value-type="float">
            <text:p>-0.7186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3" calcext:value-type="float">
            <text:p>11012003</text:p>
          </table:table-cell>
          <table:table-cell office:value-type="float" office:value="5.412599" calcext:value-type="float">
            <text:p>5.412599</text:p>
          </table:table-cell>
          <table:table-cell office:value-type="float" office:value="-6.2" calcext:value-type="float">
            <text:p>-6.2</text:p>
          </table:table-cell>
          <table:table-cell office:value-type="float" office:value="-12.8" calcext:value-type="float">
            <text:p>-12.8</text:p>
          </table:table-cell>
          <table:table-cell office:value-type="float" office:value="0.3512463" calcext:value-type="float">
            <text:p>0.3512463</text:p>
          </table:table-cell>
          <table:table-cell office:value-type="float" office:value="0.2052685" calcext:value-type="float">
            <text:p>0.2052685</text:p>
          </table:table-cell>
          <table:table-cell office:value-type="float" office:value="86.4" calcext:value-type="float">
            <text:p>86.4</text:p>
          </table:table-cell>
          <table:table-cell office:value-type="float" office:value="0.8" calcext:value-type="float">
            <text:p>0.8</text:p>
          </table:table-cell>
          <table:table-cell office:value-type="float" office:value="-1.900787" calcext:value-type="float">
            <text:p>-1.900787</text:p>
          </table:table-cell>
          <table:table-cell office:value-type="float" office:value="-2.036041" calcext:value-type="float">
            <text:p>-2.036041</text:p>
          </table:table-cell>
          <table:table-cell office:value-type="float" office:value="-1.555634" calcext:value-type="float">
            <text:p>-1.555634</text:p>
          </table:table-cell>
          <table:table-cell office:value-type="float" office:value="-1.692291" calcext:value-type="float">
            <text:p>-1.692291</text:p>
          </table:table-cell>
          <table:table-cell office:value-type="float" office:value="-1.348907" calcext:value-type="float">
            <text:p>-1.348907</text:p>
          </table:table-cell>
          <table:table-cell office:value-type="float" office:value="-1.481903" calcext:value-type="float">
            <text:p>-1.481903</text:p>
          </table:table-cell>
          <table:table-cell office:value-type="float" office:value="-1.137878" calcext:value-type="float">
            <text:p>-1.137878</text:p>
          </table:table-cell>
          <table:table-cell office:value-type="float" office:value="-1.22464" calcext:value-type="float">
            <text:p>-1.22464</text:p>
          </table:table-cell>
          <table:table-cell office:value-type="float" office:value="-0.9065857" calcext:value-type="float">
            <text:p>-0.9065857</text:p>
          </table:table-cell>
          <table:table-cell office:value-type="float" office:value="-0.9262695" calcext:value-type="float">
            <text:p>-0.9262695</text:p>
          </table:table-cell>
          <table:table-cell office:value-type="float" office:value="-0.7189026" calcext:value-type="float">
            <text:p>-0.7189026</text:p>
          </table:table-cell>
          <table:table-cell office:value-type="float" office:value="-0.7286682" calcext:value-type="float">
            <text:p>-0.7286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3" calcext:value-type="float">
            <text:p>12012003</text:p>
          </table:table-cell>
          <table:table-cell office:value-type="float" office:value="5.02308" calcext:value-type="float">
            <text:p>5.02308</text:p>
          </table:table-cell>
          <table:table-cell office:value-type="float" office:value="-7.8" calcext:value-type="float">
            <text:p>-7.8</text:p>
          </table:table-cell>
          <table:table-cell office:value-type="float" office:value="-16.4" calcext:value-type="float">
            <text:p>-16.4</text:p>
          </table:table-cell>
          <table:table-cell office:value-type="float" office:value="0.3138582" calcext:value-type="float">
            <text:p>0.3138582</text:p>
          </table:table-cell>
          <table:table-cell office:value-type="float" office:value="0.1511867" calcext:value-type="float">
            <text:p>0.1511867</text:p>
          </table:table-cell>
          <table:table-cell office:value-type="float" office:value="86.4" calcext:value-type="float">
            <text:p>86.4</text:p>
          </table:table-cell>
          <table:table-cell office:value-type="float" office:value="0.4" calcext:value-type="float">
            <text:p>0.4</text:p>
          </table:table-cell>
          <table:table-cell office:value-type="float" office:value="-1.784576" calcext:value-type="float">
            <text:p>-1.784576</text:p>
          </table:table-cell>
          <table:table-cell office:value-type="float" office:value="-1.975281" calcext:value-type="float">
            <text:p>-1.975281</text:p>
          </table:table-cell>
          <table:table-cell office:value-type="float" office:value="-1.471771" calcext:value-type="float">
            <text:p>-1.471771</text:p>
          </table:table-cell>
          <table:table-cell office:value-type="float" office:value="-1.557739" calcext:value-type="float">
            <text:p>-1.557739</text:p>
          </table:table-cell>
          <table:table-cell office:value-type="float" office:value="-1.292786" calcext:value-type="float">
            <text:p>-1.292786</text:p>
          </table:table-cell>
          <table:table-cell office:value-type="float" office:value="-1.348206" calcext:value-type="float">
            <text:p>-1.348206</text:p>
          </table:table-cell>
          <table:table-cell office:value-type="float" office:value="-1.105896" calcext:value-type="float">
            <text:p>-1.105896</text:p>
          </table:table-cell>
          <table:table-cell office:value-type="float" office:value="-1.137299" calcext:value-type="float">
            <text:p>-1.137299</text:p>
          </table:table-cell>
          <table:table-cell office:value-type="float" office:value="-0.9033508" calcext:value-type="float">
            <text:p>-0.9033508</text:p>
          </table:table-cell>
          <table:table-cell office:value-type="float" office:value="-0.9083862" calcext:value-type="float">
            <text:p>-0.9083862</text:p>
          </table:table-cell>
          <table:table-cell office:value-type="float" office:value="-0.7286987" calcext:value-type="float">
            <text:p>-0.7286987</text:p>
          </table:table-cell>
          <table:table-cell office:value-type="float" office:value="-0.7359619" calcext:value-type="float">
            <text:p>-0.7359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3" calcext:value-type="float">
            <text:p>13012003</text:p>
          </table:table-cell>
          <table:table-cell office:value-type="float" office:value="7.17804" calcext:value-type="float">
            <text:p>7.17804</text:p>
          </table:table-cell>
          <table:table-cell office:value-type="float" office:value="-7.6" calcext:value-type="float">
            <text:p>-7.6</text:p>
          </table:table-cell>
          <table:table-cell office:value-type="float" office:value="-14.2" calcext:value-type="float">
            <text:p>-14.2</text:p>
          </table:table-cell>
          <table:table-cell office:value-type="float" office:value="0.3049502" calcext:value-type="float">
            <text:p>0.3049502</text:p>
          </table:table-cell>
          <table:table-cell office:value-type="float" office:value="0.1967489" calcext:value-type="float">
            <text:p>0.1967489</text:p>
          </table:table-cell>
          <table:table-cell office:value-type="float" office:value="86.4" calcext:value-type="float">
            <text:p>86.4</text:p>
          </table:table-cell>
          <table:table-cell office:value-type="float" office:value="0.2" calcext:value-type="float">
            <text:p>0.2</text:p>
          </table:table-cell>
          <table:table-cell office:value-type="float" office:value="-1.662201" calcext:value-type="float">
            <text:p>-1.662201</text:p>
          </table:table-cell>
          <table:table-cell office:value-type="float" office:value="-1.782501" calcext:value-type="float">
            <text:p>-1.782501</text:p>
          </table:table-cell>
          <table:table-cell office:value-type="float" office:value="-1.391815" calcext:value-type="float">
            <text:p>-1.391815</text:p>
          </table:table-cell>
          <table:table-cell office:value-type="float" office:value="-1.470734" calcext:value-type="float">
            <text:p>-1.470734</text:p>
          </table:table-cell>
          <table:table-cell office:value-type="float" office:value="-1.230835" calcext:value-type="float">
            <text:p>-1.230835</text:p>
          </table:table-cell>
          <table:table-cell office:value-type="float" office:value="-1.291962" calcext:value-type="float">
            <text:p>-1.291962</text:p>
          </table:table-cell>
          <table:table-cell office:value-type="float" office:value="-1.067902" calcext:value-type="float">
            <text:p>-1.067902</text:p>
          </table:table-cell>
          <table:table-cell office:value-type="float" office:value="-1.105408" calcext:value-type="float">
            <text:p>-1.105408</text:p>
          </table:table-cell>
          <table:table-cell office:value-type="float" office:value="-0.8926392" calcext:value-type="float">
            <text:p>-0.8926392</text:p>
          </table:table-cell>
          <table:table-cell office:value-type="float" office:value="-0.9073792" calcext:value-type="float">
            <text:p>-0.9073792</text:p>
          </table:table-cell>
          <table:table-cell office:value-type="float" office:value="-0.7345886" calcext:value-type="float">
            <text:p>-0.7345886</text:p>
          </table:table-cell>
          <table:table-cell office:value-type="float" office:value="-0.736908" calcext:value-type="float">
            <text:p>-0.7369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3" calcext:value-type="float">
            <text:p>14012003</text:p>
          </table:table-cell>
          <table:table-cell office:value-type="float" office:value="4.606559" calcext:value-type="float">
            <text:p>4.606559</text:p>
          </table:table-cell>
          <table:table-cell office:value-type="float" office:value="-2.4" calcext:value-type="float">
            <text:p>-2.4</text:p>
          </table:table-cell>
          <table:table-cell office:value-type="float" office:value="-7.6" calcext:value-type="float">
            <text:p>-7.6</text:p>
          </table:table-cell>
          <table:table-cell office:value-type="float" office:value="0.4403966" calcext:value-type="float">
            <text:p>0.4403966</text:p>
          </table:table-cell>
          <table:table-cell office:value-type="float" office:value="0.3064938" calcext:value-type="float">
            <text:p>0.3064938</text:p>
          </table:table-cell>
          <table:table-cell office:value-type="float" office:value="143.316" calcext:value-type="float">
            <text:p>143.316</text:p>
          </table:table-cell>
          <table:table-cell office:value-type="float" office:value="0.35" calcext:value-type="float">
            <text:p>0.35</text:p>
          </table:table-cell>
          <table:table-cell office:value-type="float" office:value="-1.477478" calcext:value-type="float">
            <text:p>-1.477478</text:p>
          </table:table-cell>
          <table:table-cell office:value-type="float" office:value="-1.716034" calcext:value-type="float">
            <text:p>-1.716034</text:p>
          </table:table-cell>
          <table:table-cell office:value-type="float" office:value="-1.283295" calcext:value-type="float">
            <text:p>-1.283295</text:p>
          </table:table-cell>
          <table:table-cell office:value-type="float" office:value="-1.397919" calcext:value-type="float">
            <text:p>-1.397919</text:p>
          </table:table-cell>
          <table:table-cell office:value-type="float" office:value="-1.166534" calcext:value-type="float">
            <text:p>-1.166534</text:p>
          </table:table-cell>
          <table:table-cell office:value-type="float" office:value="-1.23056" calcext:value-type="float">
            <text:p>-1.23056</text:p>
          </table:table-cell>
          <table:table-cell office:value-type="float" office:value="-1.029144" calcext:value-type="float">
            <text:p>-1.029144</text:p>
          </table:table-cell>
          <table:table-cell office:value-type="float" office:value="-1.067566" calcext:value-type="float">
            <text:p>-1.067566</text:p>
          </table:table-cell>
          <table:table-cell office:value-type="float" office:value="-0.8716431" calcext:value-type="float">
            <text:p>-0.8716431</text:p>
          </table:table-cell>
          <table:table-cell office:value-type="float" office:value="-0.892395" calcext:value-type="float">
            <text:p>-0.892395</text:p>
          </table:table-cell>
          <table:table-cell office:value-type="float" office:value="-0.7251892" calcext:value-type="float">
            <text:p>-0.7251892</text:p>
          </table:table-cell>
          <table:table-cell office:value-type="float" office:value="-0.7345276" calcext:value-type="float">
            <text:p>-0.73452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3" calcext:value-type="float">
            <text:p>15012003</text:p>
          </table:table-cell>
          <table:table-cell office:value-type="float" office:value="4.7772" calcext:value-type="float">
            <text:p>4.7772</text:p>
          </table:table-cell>
          <table:table-cell office:value-type="float" office:value="-1.1" calcext:value-type="float">
            <text:p>-1.1</text:p>
          </table:table-cell>
          <table:table-cell office:value-type="float" office:value="-6.6" calcext:value-type="float">
            <text:p>-6.6</text:p>
          </table:table-cell>
          <table:table-cell office:value-type="float" office:value="0.4620814" calcext:value-type="float">
            <text:p>0.4620814</text:p>
          </table:table-cell>
          <table:table-cell office:value-type="float" office:value="0.3448641" calcext:value-type="float">
            <text:p>0.3448641</text:p>
          </table:table-cell>
          <table:table-cell office:value-type="float" office:value="252.648" calcext:value-type="float">
            <text:p>252.648</text:p>
          </table:table-cell>
          <table:table-cell office:value-type="float" office:value="1.05" calcext:value-type="float">
            <text:p>1.05</text:p>
          </table:table-cell>
          <table:table-cell office:value-type="float" office:value="-1.360229" calcext:value-type="float">
            <text:p>-1.360229</text:p>
          </table:table-cell>
          <table:table-cell office:value-type="float" office:value="-1.477142" calcext:value-type="float">
            <text:p>-1.477142</text:p>
          </table:table-cell>
          <table:table-cell office:value-type="float" office:value="-1.196228" calcext:value-type="float">
            <text:p>-1.196228</text:p>
          </table:table-cell>
          <table:table-cell office:value-type="float" office:value="-1.282349" calcext:value-type="float">
            <text:p>-1.282349</text:p>
          </table:table-cell>
          <table:table-cell office:value-type="float" office:value="-1.095001" calcext:value-type="float">
            <text:p>-1.095001</text:p>
          </table:table-cell>
          <table:table-cell office:value-type="float" office:value="-1.165771" calcext:value-type="float">
            <text:p>-1.165771</text:p>
          </table:table-cell>
          <table:table-cell office:value-type="float" office:value="-0.9779053" calcext:value-type="float">
            <text:p>-0.9779053</text:p>
          </table:table-cell>
          <table:table-cell office:value-type="float" office:value="-1.028595" calcext:value-type="float">
            <text:p>-1.028595</text:p>
          </table:table-cell>
          <table:table-cell office:value-type="float" office:value="-0.8402405" calcext:value-type="float">
            <text:p>-0.8402405</text:p>
          </table:table-cell>
          <table:table-cell office:value-type="float" office:value="-0.8714294" calcext:value-type="float">
            <text:p>-0.8714294</text:p>
          </table:table-cell>
          <table:table-cell office:value-type="float" office:value="-0.7073059" calcext:value-type="float">
            <text:p>-0.7073059</text:p>
          </table:table-cell>
          <table:table-cell office:value-type="float" office:value="-0.7250366" calcext:value-type="float">
            <text:p>-0.7250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3" calcext:value-type="float">
            <text:p>16012003</text:p>
          </table:table-cell>
          <table:table-cell office:value-type="float" office:value="3.86964" calcext:value-type="float">
            <text:p>3.86964</text:p>
          </table:table-cell>
          <table:table-cell office:value-type="float" office:value="2.1" calcext:value-type="float">
            <text:p>2.1</text:p>
          </table:table-cell>
          <table:table-cell office:value-type="float" office:value="-24.4" calcext:value-type="float">
            <text:p>-24.4</text:p>
          </table:table-cell>
          <table:table-cell office:value-type="float" office:value="0.6729051" calcext:value-type="float">
            <text:p>0.6729051</text:p>
          </table:table-cell>
          <table:table-cell office:value-type="float" office:value="0.05678448" calcext:value-type="float">
            <text:p>0.05678448</text:p>
          </table:table-cell>
          <table:table-cell office:value-type="float" office:value="711.432" calcext:value-type="float">
            <text:p>711.432</text:p>
          </table:table-cell>
          <table:table-cell office:value-type="float" office:value="4.8" calcext:value-type="float">
            <text:p>4.8</text:p>
          </table:table-cell>
          <table:table-cell office:value-type="float" office:value="-0.4208984" calcext:value-type="float">
            <text:p>-0.4208984</text:p>
          </table:table-cell>
          <table:table-cell office:value-type="float" office:value="-1.374359" calcext:value-type="float">
            <text:p>-1.374359</text:p>
          </table:table-cell>
          <table:table-cell office:value-type="float" office:value="-0.7342224" calcext:value-type="float">
            <text:p>-0.7342224</text:p>
          </table:table-cell>
          <table:table-cell office:value-type="float" office:value="-1.195801" calcext:value-type="float">
            <text:p>-1.195801</text:p>
          </table:table-cell>
          <table:table-cell office:value-type="float" office:value="-0.8563538" calcext:value-type="float">
            <text:p>-0.8563538</text:p>
          </table:table-cell>
          <table:table-cell office:value-type="float" office:value="-1.094391" calcext:value-type="float">
            <text:p>-1.094391</text:p>
          </table:table-cell>
          <table:table-cell office:value-type="float" office:value="-0.8573608" calcext:value-type="float">
            <text:p>-0.8573608</text:p>
          </table:table-cell>
          <table:table-cell office:value-type="float" office:value="-0.977417" calcext:value-type="float">
            <text:p>-0.977417</text:p>
          </table:table-cell>
          <table:table-cell office:value-type="float" office:value="-0.7809448" calcext:value-type="float">
            <text:p>-0.7809448</text:p>
          </table:table-cell>
          <table:table-cell office:value-type="float" office:value="-0.8399048" calcext:value-type="float">
            <text:p>-0.8399048</text:p>
          </table:table-cell>
          <table:table-cell office:value-type="float" office:value="-0.6759644" calcext:value-type="float">
            <text:p>-0.6759644</text:p>
          </table:table-cell>
          <table:table-cell office:value-type="float" office:value="-0.7070618" calcext:value-type="float">
            <text:p>-0.7070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3" calcext:value-type="float">
            <text:p>17012003</text:p>
          </table:table-cell>
          <table:table-cell office:value-type="float" office:value="6.51096" calcext:value-type="float">
            <text:p>6.51096</text:p>
          </table:table-cell>
          <table:table-cell office:value-type="float" office:value="-22" calcext:value-type="float">
            <text:p>-22</text:p>
          </table:table-cell>
          <table:table-cell office:value-type="float" office:value="-29.9" calcext:value-type="float">
            <text:p>-29.9</text:p>
          </table:table-cell>
          <table:table-cell office:value-type="float" office:value="0.0933568" calcext:value-type="float">
            <text:p>0.0933568</text:p>
          </table:table-cell>
          <table:table-cell office:value-type="float" office:value="0.03329933" calcext:value-type="float">
            <text:p>0.03329933</text:p>
          </table:table-cell>
          <table:table-cell office:value-type="float" office:value="429.804" calcext:value-type="float">
            <text:p>429.804</text:p>
          </table:table-cell>
          <table:table-cell office:value-type="float" office:value="0.4" calcext:value-type="float">
            <text:p>0.4</text:p>
          </table:table-cell>
          <table:table-cell office:value-type="float" office:value="-0.5007629" calcext:value-type="float">
            <text:p>-0.5007629</text:p>
          </table:table-cell>
          <table:table-cell office:value-type="float" office:value="-1.665314" calcext:value-type="float">
            <text:p>-1.665314</text:p>
          </table:table-cell>
          <table:table-cell office:value-type="float" office:value="-0.7156067" calcext:value-type="float">
            <text:p>-0.7156067</text:p>
          </table:table-cell>
          <table:table-cell office:value-type="float" office:value="-1.126282" calcext:value-type="float">
            <text:p>-1.126282</text:p>
          </table:table-cell>
          <table:table-cell office:value-type="float" office:value="-0.8161926" calcext:value-type="float">
            <text:p>-0.8161926</text:p>
          </table:table-cell>
          <table:table-cell office:value-type="float" office:value="-0.9047852" calcext:value-type="float">
            <text:p>-0.9047852</text:p>
          </table:table-cell>
          <table:table-cell office:value-type="float" office:value="-0.796814" calcext:value-type="float">
            <text:p>-0.796814</text:p>
          </table:table-cell>
          <table:table-cell office:value-type="float" office:value="-0.8558655" calcext:value-type="float">
            <text:p>-0.8558655</text:p>
          </table:table-cell>
          <table:table-cell office:value-type="float" office:value="-0.7197266" calcext:value-type="float">
            <text:p>-0.7197266</text:p>
          </table:table-cell>
          <table:table-cell office:value-type="float" office:value="-0.7800293" calcext:value-type="float">
            <text:p>-0.7800293</text:p>
          </table:table-cell>
          <table:table-cell office:value-type="float" office:value="-0.6305542" calcext:value-type="float">
            <text:p>-0.6305542</text:p>
          </table:table-cell>
          <table:table-cell office:value-type="float" office:value="-0.6755676" calcext:value-type="float">
            <text:p>-0.67556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3" calcext:value-type="float">
            <text:p>18012003</text:p>
          </table:table-cell>
          <table:table-cell office:value-type="float" office:value="7.60176" calcext:value-type="float">
            <text:p>7.60176</text:p>
          </table:table-cell>
          <table:table-cell office:value-type="float" office:value="-23.2" calcext:value-type="float">
            <text:p>-23.2</text:p>
          </table:table-cell>
          <table:table-cell office:value-type="float" office:value="-31" calcext:value-type="float">
            <text:p>-31</text:p>
          </table:table-cell>
          <table:table-cell office:value-type="float" office:value="0.07333737" calcext:value-type="float">
            <text:p>0.07333737</text:p>
          </table:table-cell>
          <table:table-cell office:value-type="float" office:value="0.03908171" calcext:value-type="float">
            <text:p>0.03908171</text:p>
          </table:table-cell>
          <table:table-cell office:value-type="float" office:value="216.864" calcext:value-type="float">
            <text:p>216.864</text:p>
          </table:table-cell>
          <table:table-cell office:value-type="float" office:value="0" calcext:value-type="float">
            <text:p>0</text:p>
          </table:table-cell>
          <table:table-cell office:value-type="float" office:value="-1.673065" calcext:value-type="float">
            <text:p>-1.673065</text:p>
          </table:table-cell>
          <table:table-cell office:value-type="float" office:value="-2.150757" calcext:value-type="float">
            <text:p>-2.150757</text:p>
          </table:table-cell>
          <table:table-cell office:value-type="float" office:value="-1.131531" calcext:value-type="float">
            <text:p>-1.131531</text:p>
          </table:table-cell>
          <table:table-cell office:value-type="float" office:value="-1.473236" calcext:value-type="float">
            <text:p>-1.473236</text:p>
          </table:table-cell>
          <table:table-cell office:value-type="float" office:value="-0.907074" calcext:value-type="float">
            <text:p>-0.907074</text:p>
          </table:table-cell>
          <table:table-cell office:value-type="float" office:value="-1.132629" calcext:value-type="float">
            <text:p>-1.132629</text:p>
          </table:table-cell>
          <table:table-cell office:value-type="float" office:value="-0.804718" calcext:value-type="float">
            <text:p>-0.804718</text:p>
          </table:table-cell>
          <table:table-cell office:value-type="float" office:value="-0.9047546" calcext:value-type="float">
            <text:p>-0.9047546</text:p>
          </table:table-cell>
          <table:table-cell office:value-type="float" office:value="-0.7176514" calcext:value-type="float">
            <text:p>-0.7176514</text:p>
          </table:table-cell>
          <table:table-cell office:value-type="float" office:value="-0.7390442" calcext:value-type="float">
            <text:p>-0.7390442</text:p>
          </table:table-cell>
          <table:table-cell office:value-type="float" office:value="-0.6174927" calcext:value-type="float">
            <text:p>-0.6174927</text:p>
          </table:table-cell>
          <table:table-cell office:value-type="float" office:value="-0.6302185" calcext:value-type="float">
            <text:p>-0.6302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3" calcext:value-type="float">
            <text:p>19012003</text:p>
          </table:table-cell>
          <table:table-cell office:value-type="float" office:value="0" calcext:value-type="float">
            <text:p>0</text:p>
          </table:table-cell>
          <table:table-cell office:value-type="float" office:value="-6.9" calcext:value-type="float">
            <text:p>-6.9</text:p>
          </table:table-cell>
          <table:table-cell office:value-type="float" office:value="-27.2" calcext:value-type="float">
            <text:p>-27.2</text:p>
          </table:table-cell>
          <table:table-cell office:value-type="float" office:value="0.3151272" calcext:value-type="float">
            <text:p>0.3151272</text:p>
          </table:table-cell>
          <table:table-cell office:value-type="float" office:value="0.05132632" calcext:value-type="float">
            <text:p>0.05132632</text:p>
          </table:table-cell>
          <table:table-cell office:value-type="float" office:value="460.44" calcext:value-type="float">
            <text:p>460.44</text:p>
          </table:table-cell>
          <table:table-cell office:value-type="float" office:value="1.2" calcext:value-type="float">
            <text:p>1.2</text:p>
          </table:table-cell>
          <table:table-cell office:value-type="float" office:value="-1.944397" calcext:value-type="float">
            <text:p>-1.944397</text:p>
          </table:table-cell>
          <table:table-cell office:value-type="float" office:value="-2.345337" calcext:value-type="float">
            <text:p>-2.345337</text:p>
          </table:table-cell>
          <table:table-cell office:value-type="float" office:value="-1.476593" calcext:value-type="float">
            <text:p>-1.476593</text:p>
          </table:table-cell>
          <table:table-cell office:value-type="float" office:value="-1.618896" calcext:value-type="float">
            <text:p>-1.618896</text:p>
          </table:table-cell>
          <table:table-cell office:value-type="float" office:value="-1.134857" calcext:value-type="float">
            <text:p>-1.134857</text:p>
          </table:table-cell>
          <table:table-cell office:value-type="float" office:value="-1.264557" calcext:value-type="float">
            <text:p>-1.264557</text:p>
          </table:table-cell>
          <table:table-cell office:value-type="float" office:value="-0.9059753" calcext:value-type="float">
            <text:p>-0.9059753</text:p>
          </table:table-cell>
          <table:table-cell office:value-type="float" office:value="-1.014923" calcext:value-type="float">
            <text:p>-1.014923</text:p>
          </table:table-cell>
          <table:table-cell office:value-type="float" office:value="-0.7395935" calcext:value-type="float">
            <text:p>-0.7395935</text:p>
          </table:table-cell>
          <table:table-cell office:value-type="float" office:value="-0.7987061" calcext:value-type="float">
            <text:p>-0.7987061</text:p>
          </table:table-cell>
          <table:table-cell office:value-type="float" office:value="-0.6182861" calcext:value-type="float">
            <text:p>-0.6182861</text:p>
          </table:table-cell>
          <table:table-cell office:value-type="float" office:value="-0.6400757" calcext:value-type="float">
            <text:p>-0.6400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3" calcext:value-type="float">
            <text:p>20012003</text:p>
          </table:table-cell>
          <table:table-cell office:value-type="float" office:value="0.004861023" calcext:value-type="float">
            <text:p>0.004861023</text:p>
          </table:table-cell>
          <table:table-cell office:value-type="float" office:value="-3.5" calcext:value-type="float">
            <text:p>-3.5</text:p>
          </table:table-cell>
          <table:table-cell office:value-type="float" office:value="-11.3" calcext:value-type="float">
            <text:p>-11.3</text:p>
          </table:table-cell>
          <table:table-cell office:value-type="float" office:value="0.4306529" calcext:value-type="float">
            <text:p>0.4306529</text:p>
          </table:table-cell>
          <table:table-cell office:value-type="float" office:value="0.21553" calcext:value-type="float">
            <text:p>0.21553</text:p>
          </table:table-cell>
          <table:table-cell office:value-type="float" office:value="485.496" calcext:value-type="float">
            <text:p>485.496</text:p>
          </table:table-cell>
          <table:table-cell office:value-type="float" office:value="2" calcext:value-type="float">
            <text:p>2</text:p>
          </table:table-cell>
          <table:table-cell office:value-type="float" office:value="-1.611359" calcext:value-type="float">
            <text:p>-1.611359</text:p>
          </table:table-cell>
          <table:table-cell office:value-type="float" office:value="-1.937988" calcext:value-type="float">
            <text:p>-1.937988</text:p>
          </table:table-cell>
          <table:table-cell office:value-type="float" office:value="-1.341614" calcext:value-type="float">
            <text:p>-1.341614</text:p>
          </table:table-cell>
          <table:table-cell office:value-type="float" office:value="-1.516296" calcext:value-type="float">
            <text:p>-1.516296</text:p>
          </table:table-cell>
          <table:table-cell office:value-type="float" office:value="-1.180267" calcext:value-type="float">
            <text:p>-1.180267</text:p>
          </table:table-cell>
          <table:table-cell office:value-type="float" office:value="-1.259094" calcext:value-type="float">
            <text:p>-1.259094</text:p>
          </table:table-cell>
          <table:table-cell office:value-type="float" office:value="-1.005249" calcext:value-type="float">
            <text:p>-1.005249</text:p>
          </table:table-cell>
          <table:table-cell office:value-type="float" office:value="-1.020721" calcext:value-type="float">
            <text:p>-1.020721</text:p>
          </table:table-cell>
          <table:table-cell office:value-type="float" office:value="-0.7991943" calcext:value-type="float">
            <text:p>-0.7991943</text:p>
          </table:table-cell>
          <table:table-cell office:value-type="float" office:value="-0.8190308" calcext:value-type="float">
            <text:p>-0.8190308</text:p>
          </table:table-cell>
          <table:table-cell office:value-type="float" office:value="-0.6403503" calcext:value-type="float">
            <text:p>-0.6403503</text:p>
          </table:table-cell>
          <table:table-cell office:value-type="float" office:value="-0.6600952" calcext:value-type="float">
            <text:p>-0.6600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3" calcext:value-type="float">
            <text:p>21012003</text:p>
          </table:table-cell>
          <table:table-cell office:value-type="float" office:value="7.520536" calcext:value-type="float">
            <text:p>7.520536</text:p>
          </table:table-cell>
          <table:table-cell office:value-type="float" office:value="-10" calcext:value-type="float">
            <text:p>-10</text:p>
          </table:table-cell>
          <table:table-cell office:value-type="float" office:value="-18.9" calcext:value-type="float">
            <text:p>-18.9</text:p>
          </table:table-cell>
          <table:table-cell office:value-type="float" office:value="0.2399119" calcext:value-type="float">
            <text:p>0.2399119</text:p>
          </table:table-cell>
          <table:table-cell office:value-type="float" office:value="0.1323507" calcext:value-type="float">
            <text:p>0.1323507</text:p>
          </table:table-cell>
          <table:table-cell office:value-type="float" office:value="244.62" calcext:value-type="float">
            <text:p>244.62</text:p>
          </table:table-cell>
          <table:table-cell office:value-type="float" office:value="5" calcext:value-type="float">
            <text:p>5</text:p>
          </table:table-cell>
          <table:table-cell office:value-type="float" office:value="-1.611633" calcext:value-type="float">
            <text:p>-1.611633</text:p>
          </table:table-cell>
          <table:table-cell office:value-type="float" office:value="-1.798431" calcext:value-type="float">
            <text:p>-1.798431</text:p>
          </table:table-cell>
          <table:table-cell office:value-type="float" office:value="-1.340881" calcext:value-type="float">
            <text:p>-1.340881</text:p>
          </table:table-cell>
          <table:table-cell office:value-type="float" office:value="-1.40274" calcext:value-type="float">
            <text:p>-1.40274</text:p>
          </table:table-cell>
          <table:table-cell office:value-type="float" office:value="-1.177612" calcext:value-type="float">
            <text:p>-1.177612</text:p>
          </table:table-cell>
          <table:table-cell office:value-type="float" office:value="-1.189514" calcext:value-type="float">
            <text:p>-1.189514</text:p>
          </table:table-cell>
          <table:table-cell office:value-type="float" office:value="-1.001038" calcext:value-type="float">
            <text:p>-1.001038</text:p>
          </table:table-cell>
          <table:table-cell office:value-type="float" office:value="-1.004883" calcext:value-type="float">
            <text:p>-1.004883</text:p>
          </table:table-cell>
          <table:table-cell office:value-type="float" office:value="-0.8185425" calcext:value-type="float">
            <text:p>-0.8185425</text:p>
          </table:table-cell>
          <table:table-cell office:value-type="float" office:value="-0.821228" calcext:value-type="float">
            <text:p>-0.821228</text:p>
          </table:table-cell>
          <table:table-cell office:value-type="float" office:value="-0.6602173" calcext:value-type="float">
            <text:p>-0.6602173</text:p>
          </table:table-cell>
          <table:table-cell office:value-type="float" office:value="-0.6670532" calcext:value-type="float">
            <text:p>-0.66705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3" calcext:value-type="float">
            <text:p>22012003</text:p>
          </table:table-cell>
          <table:table-cell office:value-type="float" office:value="1.60128" calcext:value-type="float">
            <text:p>1.60128</text:p>
          </table:table-cell>
          <table:table-cell office:value-type="float" office:value="5.5" calcext:value-type="float">
            <text:p>5.5</text:p>
          </table:table-cell>
          <table:table-cell office:value-type="float" office:value="-10.3" calcext:value-type="float">
            <text:p>-10.3</text:p>
          </table:table-cell>
          <table:table-cell office:value-type="float" office:value="0.8616623" calcext:value-type="float">
            <text:p>0.8616623</text:p>
          </table:table-cell>
          <table:table-cell office:value-type="float" office:value="0.2394887" calcext:value-type="float">
            <text:p>0.2394887</text:p>
          </table:table-cell>
          <table:table-cell office:value-type="float" office:value="557.28" calcext:value-type="float">
            <text:p>557.28</text:p>
          </table:table-cell>
          <table:table-cell office:value-type="float" office:value="7.6" calcext:value-type="float">
            <text:p>7.6</text:p>
          </table:table-cell>
          <table:table-cell office:value-type="float" office:value="-0.6064148" calcext:value-type="float">
            <text:p>-0.6064148</text:p>
          </table:table-cell>
          <table:table-cell office:value-type="float" office:value="-1.722351" calcext:value-type="float">
            <text:p>-1.722351</text:p>
          </table:table-cell>
          <table:table-cell office:value-type="float" office:value="-0.8866272" calcext:value-type="float">
            <text:p>-0.8866272</text:p>
          </table:table-cell>
          <table:table-cell office:value-type="float" office:value="-1.380981" calcext:value-type="float">
            <text:p>-1.380981</text:p>
          </table:table-cell>
          <table:table-cell office:value-type="float" office:value="-0.9694519" calcext:value-type="float">
            <text:p>-0.9694519</text:p>
          </table:table-cell>
          <table:table-cell office:value-type="float" office:value="-1.185608" calcext:value-type="float">
            <text:p>-1.185608</text:p>
          </table:table-cell>
          <table:table-cell office:value-type="float" office:value="-0.8232117" calcext:value-type="float">
            <text:p>-0.8232117</text:p>
          </table:table-cell>
          <table:table-cell office:value-type="float" office:value="-1.002594" calcext:value-type="float">
            <text:p>-1.002594</text:p>
          </table:table-cell>
          <table:table-cell office:value-type="float" office:value="-0.3824463" calcext:value-type="float">
            <text:p>-0.3824463</text:p>
          </table:table-cell>
          <table:table-cell office:value-type="float" office:value="-0.8216553" calcext:value-type="float">
            <text:p>-0.8216553</text:p>
          </table:table-cell>
          <table:table-cell office:value-type="float" office:value="-0.5568542" calcext:value-type="float">
            <text:p>-0.5568542</text:p>
          </table:table-cell>
          <table:table-cell office:value-type="float" office:value="-0.6694336" calcext:value-type="float">
            <text:p>-0.66943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3" calcext:value-type="float">
            <text:p>23012003</text:p>
          </table:table-cell>
          <table:table-cell office:value-type="float" office:value="8.345906" calcext:value-type="float">
            <text:p>8.345906</text:p>
          </table:table-cell>
          <table:table-cell office:value-type="float" office:value="4.8" calcext:value-type="float">
            <text:p>4.8</text:p>
          </table:table-cell>
          <table:table-cell office:value-type="float" office:value="-18.7" calcext:value-type="float">
            <text:p>-18.7</text:p>
          </table:table-cell>
          <table:table-cell office:value-type="float" office:value="0.8081472" calcext:value-type="float">
            <text:p>0.8081472</text:p>
          </table:table-cell>
          <table:table-cell office:value-type="float" office:value="0.1008134" calcext:value-type="float">
            <text:p>0.1008134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0" calcext:value-type="float">
            <text:p>0</text:p>
          </table:table-cell>
          <table:table-cell office:value-type="float" office:value="-0.5914612" calcext:value-type="float">
            <text:p>-0.5914612</text:p>
          </table:table-cell>
          <table:table-cell office:value-type="float" office:value="-0.7520142" calcext:value-type="float">
            <text:p>-0.7520142</text:p>
          </table:table-cell>
          <table:table-cell office:value-type="float" office:value="-0.6963196" calcext:value-type="float">
            <text:p>-0.6963196</text:p>
          </table:table-cell>
          <table:table-cell office:value-type="float" office:value="-0.8812866" calcext:value-type="float">
            <text:p>-0.8812866</text:p>
          </table:table-cell>
          <table:table-cell office:value-type="float" office:value="-0.6527405" calcext:value-type="float">
            <text:p>-0.6527405</text:p>
          </table:table-cell>
          <table:table-cell office:value-type="float" office:value="-0.963562" calcext:value-type="float">
            <text:p>-0.963562</text:p>
          </table:table-cell>
          <table:table-cell office:value-type="float" office:value="-0.4851074" calcext:value-type="float">
            <text:p>-0.4851074</text:p>
          </table:table-cell>
          <table:table-cell office:value-type="float" office:value="-0.8155823" calcext:value-type="float">
            <text:p>-0.8155823</text:p>
          </table:table-cell>
          <table:table-cell office:value-type="float" office:value="-0.206604" calcext:value-type="float">
            <text:p>-0.206604</text:p>
          </table:table-cell>
          <table:table-cell office:value-type="float" office:value="-0.370697" calcext:value-type="float">
            <text:p>-0.370697</text:p>
          </table:table-cell>
          <table:table-cell office:value-type="float" office:value="-0.3428345" calcext:value-type="float">
            <text:p>-0.3428345</text:p>
          </table:table-cell>
          <table:table-cell office:value-type="float" office:value="-0.5516663" calcext:value-type="float">
            <text:p>-0.55166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3" calcext:value-type="float">
            <text:p>24012003</text:p>
          </table:table-cell>
          <table:table-cell office:value-type="float" office:value="4.40424" calcext:value-type="float">
            <text:p>4.40424</text:p>
          </table:table-cell>
          <table:table-cell office:value-type="float" office:value="-9.6" calcext:value-type="float">
            <text:p>-9.6</text:p>
          </table:table-cell>
          <table:table-cell office:value-type="float" office:value="-21.2" calcext:value-type="float">
            <text:p>-21.2</text:p>
          </table:table-cell>
          <table:table-cell office:value-type="float" office:value="0.2943064" calcext:value-type="float">
            <text:p>0.2943064</text:p>
          </table:table-cell>
          <table:table-cell office:value-type="float" office:value="0.08437232" calcext:value-type="float">
            <text:p>0.08437232</text:p>
          </table:table-cell>
          <table:table-cell office:value-type="float" office:value="375.768" calcext:value-type="float">
            <text:p>375.768</text:p>
          </table:table-cell>
          <table:table-cell office:value-type="float" office:value="3.2" calcext:value-type="float">
            <text:p>3.2</text:p>
          </table:table-cell>
          <table:table-cell office:value-type="float" office:value="-0.6330566" calcext:value-type="float">
            <text:p>-0.6330566</text:p>
          </table:table-cell>
          <table:table-cell office:value-type="float" office:value="-1.129608" calcext:value-type="float">
            <text:p>-1.129608</text:p>
          </table:table-cell>
          <table:table-cell office:value-type="float" office:value="-0.635437" calcext:value-type="float">
            <text:p>-0.635437</text:p>
          </table:table-cell>
          <table:table-cell office:value-type="float" office:value="-0.7536621" calcext:value-type="float">
            <text:p>-0.7536621</text:p>
          </table:table-cell>
          <table:table-cell office:value-type="float" office:value="-0.578064" calcext:value-type="float">
            <text:p>-0.578064</text:p>
          </table:table-cell>
          <table:table-cell office:value-type="float" office:value="-0.6508484" calcext:value-type="float">
            <text:p>-0.6508484</text:p>
          </table:table-cell>
          <table:table-cell office:value-type="float" office:value="-0.4190369" calcext:value-type="float">
            <text:p>-0.4190369</text:p>
          </table:table-cell>
          <table:table-cell office:value-type="float" office:value="-0.4837036" calcext:value-type="float">
            <text:p>-0.4837036</text:p>
          </table:table-cell>
          <table:table-cell office:value-type="float" office:value="-0.2092285" calcext:value-type="float">
            <text:p>-0.2092285</text:p>
          </table:table-cell>
          <table:table-cell office:value-type="float" office:value="-0.2506409" calcext:value-type="float">
            <text:p>-0.2506409</text:p>
          </table:table-cell>
          <table:table-cell office:value-type="float" office:value="-0.2981873" calcext:value-type="float">
            <text:p>-0.2981873</text:p>
          </table:table-cell>
          <table:table-cell office:value-type="float" office:value="-0.3420105" calcext:value-type="float">
            <text:p>-0.3420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3" calcext:value-type="float">
            <text:p>25012003</text:p>
          </table:table-cell>
          <table:table-cell office:value-type="float" office:value="3.29112" calcext:value-type="float">
            <text:p>3.29112</text:p>
          </table:table-cell>
          <table:table-cell office:value-type="float" office:value="4.1" calcext:value-type="float">
            <text:p>4.1</text:p>
          </table:table-cell>
          <table:table-cell office:value-type="float" office:value="-14.7" calcext:value-type="float">
            <text:p>-14.7</text:p>
          </table:table-cell>
          <table:table-cell office:value-type="float" office:value="0.7884687" calcext:value-type="float">
            <text:p>0.7884687</text:p>
          </table:table-cell>
          <table:table-cell office:value-type="float" office:value="0.1472643" calcext:value-type="float">
            <text:p>0.1472643</text:p>
          </table:table-cell>
          <table:table-cell office:value-type="float" office:value="703.152" calcext:value-type="float">
            <text:p>703.152</text:p>
          </table:table-cell>
          <table:table-cell office:value-type="float" office:value="13" calcext:value-type="float">
            <text:p>13</text:p>
          </table:table-cell>
          <table:table-cell office:value-type="float" office:value="-0.5174255" calcext:value-type="float">
            <text:p>-0.5174255</text:p>
          </table:table-cell>
          <table:table-cell office:value-type="float" office:value="-1.174194" calcext:value-type="float">
            <text:p>-1.174194</text:p>
          </table:table-cell>
          <table:table-cell office:value-type="float" office:value="-0.5535278" calcext:value-type="float">
            <text:p>-0.5535278</text:p>
          </table:table-cell>
          <table:table-cell office:value-type="float" office:value="-0.7869873" calcext:value-type="float">
            <text:p>-0.7869873</text:p>
          </table:table-cell>
          <table:table-cell office:value-type="float" office:value="-0.526062" calcext:value-type="float">
            <text:p>-0.526062</text:p>
          </table:table-cell>
          <table:table-cell office:value-type="float" office:value="-0.5915527" calcext:value-type="float">
            <text:p>-0.5915527</text:p>
          </table:table-cell>
          <table:table-cell office:value-type="float" office:value="-0.4136963" calcext:value-type="float">
            <text:p>-0.4136963</text:p>
          </table:table-cell>
          <table:table-cell office:value-type="float" office:value="-0.4224243" calcext:value-type="float">
            <text:p>-0.4224243</text:p>
          </table:table-cell>
          <table:table-cell office:value-type="float" office:value="-0.2512207" calcext:value-type="float">
            <text:p>-0.2512207</text:p>
          </table:table-cell>
          <table:table-cell office:value-type="float" office:value="-0.3019104" calcext:value-type="float">
            <text:p>-0.3019104</text:p>
          </table:table-cell>
          <table:table-cell office:value-type="float" office:value="-0.2928772" calcext:value-type="float">
            <text:p>-0.2928772</text:p>
          </table:table-cell>
          <table:table-cell office:value-type="float" office:value="-0.2980652" calcext:value-type="float">
            <text:p>-0.29806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3" calcext:value-type="float">
            <text:p>26012003</text:p>
          </table:table-cell>
          <table:table-cell office:value-type="float" office:value="9.469381" calcext:value-type="float">
            <text:p>9.469381</text:p>
          </table:table-cell>
          <table:table-cell office:value-type="float" office:value="-15.7" calcext:value-type="float">
            <text:p>-15.7</text:p>
          </table:table-cell>
          <table:table-cell office:value-type="float" office:value="-26.4" calcext:value-type="float">
            <text:p>-26.4</text:p>
          </table:table-cell>
          <table:table-cell office:value-type="float" office:value="0.1336544" calcext:value-type="float">
            <text:p>0.1336544</text:p>
          </table:table-cell>
          <table:table-cell office:value-type="float" office:value="0.06225911" calcext:value-type="float">
            <text:p>0.06225911</text:p>
          </table:table-cell>
          <table:table-cell office:value-type="float" office:value="437.22" calcext:value-type="float">
            <text:p>437.22</text:p>
          </table:table-cell>
          <table:table-cell office:value-type="float" office:value="0" calcext:value-type="float">
            <text:p>0</text:p>
          </table:table-cell>
          <table:table-cell office:value-type="float" office:value="-0.4428711" calcext:value-type="float">
            <text:p>-0.4428711</text:p>
          </table:table-cell>
          <table:table-cell office:value-type="float" office:value="-0.5168152" calcext:value-type="float">
            <text:p>-0.5168152</text:p>
          </table:table-cell>
          <table:table-cell office:value-type="float" office:value="-0.4650269" calcext:value-type="float">
            <text:p>-0.4650269</text:p>
          </table:table-cell>
          <table:table-cell office:value-type="float" office:value="-0.5519714" calcext:value-type="float">
            <text:p>-0.5519714</text:p>
          </table:table-cell>
          <table:table-cell office:value-type="float" office:value="-0.458252" calcext:value-type="float">
            <text:p>-0.458252</text:p>
          </table:table-cell>
          <table:table-cell office:value-type="float" office:value="-0.5249939" calcext:value-type="float">
            <text:p>-0.5249939</text:p>
          </table:table-cell>
          <table:table-cell office:value-type="float" office:value="-0.3968506" calcext:value-type="float">
            <text:p>-0.3968506</text:p>
          </table:table-cell>
          <table:table-cell office:value-type="float" office:value="-0.4135437" calcext:value-type="float">
            <text:p>-0.4135437</text:p>
          </table:table-cell>
          <table:table-cell office:value-type="float" office:value="-0.3022461" calcext:value-type="float">
            <text:p>-0.3022461</text:p>
          </table:table-cell>
          <table:table-cell office:value-type="float" office:value="-0.3266907" calcext:value-type="float">
            <text:p>-0.3266907</text:p>
          </table:table-cell>
          <table:table-cell office:value-type="float" office:value="-0.2930908" calcext:value-type="float">
            <text:p>-0.2930908</text:p>
          </table:table-cell>
          <table:table-cell office:value-type="float" office:value="-0.2952271" calcext:value-type="float">
            <text:p>-0.29522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3" calcext:value-type="float">
            <text:p>27012003</text:p>
          </table:table-cell>
          <table:table-cell office:value-type="float" office:value="6.137573" calcext:value-type="float">
            <text:p>6.137573</text:p>
          </table:table-cell>
          <table:table-cell office:value-type="float" office:value="-14.3" calcext:value-type="float">
            <text:p>-14.3</text:p>
          </table:table-cell>
          <table:table-cell office:value-type="float" office:value="-28.9" calcext:value-type="float">
            <text:p>-28.9</text:p>
          </table:table-cell>
          <table:table-cell office:value-type="float" office:value="0.1927064" calcext:value-type="float">
            <text:p>0.1927064</text:p>
          </table:table-cell>
          <table:table-cell office:value-type="float" office:value="0.05020656" calcext:value-type="float">
            <text:p>0.05020656</text:p>
          </table:table-cell>
          <table:table-cell office:value-type="float" office:value="358.38" calcext:value-type="float">
            <text:p>358.38</text:p>
          </table:table-cell>
          <table:table-cell office:value-type="float" office:value="4.8" calcext:value-type="float">
            <text:p>4.8</text:p>
          </table:table-cell>
          <table:table-cell office:value-type="float" office:value="-0.42099" calcext:value-type="float">
            <text:p>-0.42099</text:p>
          </table:table-cell>
          <table:table-cell office:value-type="float" office:value="-0.8617859" calcext:value-type="float">
            <text:p>-0.8617859</text:p>
          </table:table-cell>
          <table:table-cell office:value-type="float" office:value="-0.4446716" calcext:value-type="float">
            <text:p>-0.4446716</text:p>
          </table:table-cell>
          <table:table-cell office:value-type="float" office:value="-0.5678101" calcext:value-type="float">
            <text:p>-0.5678101</text:p>
          </table:table-cell>
          <table:table-cell office:value-type="float" office:value="-0.4407349" calcext:value-type="float">
            <text:p>-0.4407349</text:p>
          </table:table-cell>
          <table:table-cell office:value-type="float" office:value="-0.4592896" calcext:value-type="float">
            <text:p>-0.4592896</text:p>
          </table:table-cell>
          <table:table-cell office:value-type="float" office:value="-0.3894348" calcext:value-type="float">
            <text:p>-0.3894348</text:p>
          </table:table-cell>
          <table:table-cell office:value-type="float" office:value="-0.3967896" calcext:value-type="float">
            <text:p>-0.3967896</text:p>
          </table:table-cell>
          <table:table-cell office:value-type="float" office:value="-0.3269348" calcext:value-type="float">
            <text:p>-0.3269348</text:p>
          </table:table-cell>
          <table:table-cell office:value-type="float" office:value="-0.3348999" calcext:value-type="float">
            <text:p>-0.3348999</text:p>
          </table:table-cell>
          <table:table-cell office:value-type="float" office:value="-0.2952271" calcext:value-type="float">
            <text:p>-0.2952271</text:p>
          </table:table-cell>
          <table:table-cell office:value-type="float" office:value="-0.2956848" calcext:value-type="float">
            <text:p>-0.29568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3" calcext:value-type="float">
            <text:p>28012003</text:p>
          </table:table-cell>
          <table:table-cell office:value-type="float" office:value="9.04716" calcext:value-type="float">
            <text:p>9.04716</text:p>
          </table:table-cell>
          <table:table-cell office:value-type="float" office:value="-9.7" calcext:value-type="float">
            <text:p>-9.7</text:p>
          </table:table-cell>
          <table:table-cell office:value-type="float" office:value="-14.7" calcext:value-type="float">
            <text:p>-14.7</text:p>
          </table:table-cell>
          <table:table-cell office:value-type="float" office:value="0.2402018" calcext:value-type="float">
            <text:p>0.2402018</text:p>
          </table:table-cell>
          <table:table-cell office:value-type="float" office:value="0.1508485" calcext:value-type="float">
            <text:p>0.1508485</text:p>
          </table:table-cell>
          <table:table-cell office:value-type="float" office:value="470.196" calcext:value-type="float">
            <text:p>470.196</text:p>
          </table:table-cell>
          <table:table-cell office:value-type="float" office:value="8.8" calcext:value-type="float">
            <text:p>8.8</text:p>
          </table:table-cell>
          <table:table-cell office:value-type="float" office:value="-0.861084" calcext:value-type="float">
            <text:p>-0.861084</text:p>
          </table:table-cell>
          <table:table-cell office:value-type="float" office:value="-1.099243" calcext:value-type="float">
            <text:p>-1.099243</text:p>
          </table:table-cell>
          <table:table-cell office:value-type="float" office:value="-0.570282" calcext:value-type="float">
            <text:p>-0.570282</text:p>
          </table:table-cell>
          <table:table-cell office:value-type="float" office:value="-0.7024536" calcext:value-type="float">
            <text:p>-0.7024536</text:p>
          </table:table-cell>
          <table:table-cell office:value-type="float" office:value="-0.4599304" calcext:value-type="float">
            <text:p>-0.4599304</text:p>
          </table:table-cell>
          <table:table-cell office:value-type="float" office:value="-0.5258484" calcext:value-type="float">
            <text:p>-0.5258484</text:p>
          </table:table-cell>
          <table:table-cell office:value-type="float" office:value="-0.3918457" calcext:value-type="float">
            <text:p>-0.3918457</text:p>
          </table:table-cell>
          <table:table-cell office:value-type="float" office:value="-0.4151611" calcext:value-type="float">
            <text:p>-0.4151611</text:p>
          </table:table-cell>
          <table:table-cell office:value-type="float" office:value="-0.3349609" calcext:value-type="float">
            <text:p>-0.3349609</text:p>
          </table:table-cell>
          <table:table-cell office:value-type="float" office:value="-0.3445435" calcext:value-type="float">
            <text:p>-0.3445435</text:p>
          </table:table-cell>
          <table:table-cell office:value-type="float" office:value="-0.2956543" calcext:value-type="float">
            <text:p>-0.2956543</text:p>
          </table:table-cell>
          <table:table-cell office:value-type="float" office:value="-0.2970581" calcext:value-type="float">
            <text:p>-0.29705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3" calcext:value-type="float">
            <text:p>29012003</text:p>
          </table:table-cell>
          <table:table-cell office:value-type="float" office:value="9.733502" calcext:value-type="float">
            <text:p>9.733502</text:p>
          </table:table-cell>
          <table:table-cell office:value-type="float" office:value="-11" calcext:value-type="float">
            <text:p>-11</text:p>
          </table:table-cell>
          <table:table-cell office:value-type="float" office:value="-20.8" calcext:value-type="float">
            <text:p>-20.8</text:p>
          </table:table-cell>
          <table:table-cell office:value-type="float" office:value="0.1839544" calcext:value-type="float">
            <text:p>0.1839544</text:p>
          </table:table-cell>
          <table:table-cell office:value-type="float" office:value="0.0677795" calcext:value-type="float">
            <text:p>0.0677795</text:p>
          </table:table-cell>
          <table:table-cell office:value-type="float" office:value="417.42" calcext:value-type="float">
            <text:p>417.42</text:p>
          </table:table-cell>
          <table:table-cell office:value-type="float" office:value="0" calcext:value-type="float">
            <text:p>0</text:p>
          </table:table-cell>
          <table:table-cell office:value-type="float" office:value="-1.056305" calcext:value-type="float">
            <text:p>-1.056305</text:p>
          </table:table-cell>
          <table:table-cell office:value-type="float" office:value="-1.077515" calcext:value-type="float">
            <text:p>-1.077515</text:p>
          </table:table-cell>
          <table:table-cell office:value-type="float" office:value="-0.7027893" calcext:value-type="float">
            <text:p>-0.7027893</text:p>
          </table:table-cell>
          <table:table-cell office:value-type="float" office:value="-0.7378235" calcext:value-type="float">
            <text:p>-0.7378235</text:p>
          </table:table-cell>
          <table:table-cell office:value-type="float" office:value="-0.5263977" calcext:value-type="float">
            <text:p>-0.5263977</text:p>
          </table:table-cell>
          <table:table-cell office:value-type="float" office:value="-0.5691528" calcext:value-type="float">
            <text:p>-0.5691528</text:p>
          </table:table-cell>
          <table:table-cell office:value-type="float" office:value="-0.4153748" calcext:value-type="float">
            <text:p>-0.4153748</text:p>
          </table:table-cell>
          <table:table-cell office:value-type="float" office:value="-0.442749" calcext:value-type="float">
            <text:p>-0.442749</text:p>
          </table:table-cell>
          <table:table-cell office:value-type="float" office:value="-0.3446655" calcext:value-type="float">
            <text:p>-0.3446655</text:p>
          </table:table-cell>
          <table:table-cell office:value-type="float" office:value="-0.3577881" calcext:value-type="float">
            <text:p>-0.3577881</text:p>
          </table:table-cell>
          <table:table-cell office:value-type="float" office:value="-0.2971191" calcext:value-type="float">
            <text:p>-0.2971191</text:p>
          </table:table-cell>
          <table:table-cell office:value-type="float" office:value="-0.3009949" calcext:value-type="float">
            <text:p>-0.3009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3" calcext:value-type="float">
            <text:p>30012003</text:p>
          </table:table-cell>
          <table:table-cell office:value-type="float" office:value="8.379516" calcext:value-type="float">
            <text:p>8.379516</text:p>
          </table:table-cell>
          <table:table-cell office:value-type="float" office:value="-18.5" calcext:value-type="float">
            <text:p>-18.5</text:p>
          </table:table-cell>
          <table:table-cell office:value-type="float" office:value="-25.6" calcext:value-type="float">
            <text:p>-25.6</text:p>
          </table:table-cell>
          <table:table-cell office:value-type="float" office:value="0.1065954" calcext:value-type="float">
            <text:p>0.1065954</text:p>
          </table:table-cell>
          <table:table-cell office:value-type="float" office:value="0.06197609" calcext:value-type="float">
            <text:p>0.06197609</text:p>
          </table:table-cell>
          <table:table-cell office:value-type="float" office:value="365.616" calcext:value-type="float">
            <text:p>365.616</text:p>
          </table:table-cell>
          <table:table-cell office:value-type="float" office:value="0.2" calcext:value-type="float">
            <text:p>0.2</text:p>
          </table:table-cell>
          <table:table-cell office:value-type="float" office:value="-1.078339" calcext:value-type="float">
            <text:p>-1.078339</text:p>
          </table:table-cell>
          <table:table-cell office:value-type="float" office:value="-1.193726" calcext:value-type="float">
            <text:p>-1.193726</text:p>
          </table:table-cell>
          <table:table-cell office:value-type="float" office:value="-0.7383728" calcext:value-type="float">
            <text:p>-0.7383728</text:p>
          </table:table-cell>
          <table:table-cell office:value-type="float" office:value="-0.8068848" calcext:value-type="float">
            <text:p>-0.8068848</text:p>
          </table:table-cell>
          <table:table-cell office:value-type="float" office:value="-0.5695496" calcext:value-type="float">
            <text:p>-0.5695496</text:p>
          </table:table-cell>
          <table:table-cell office:value-type="float" office:value="-0.6157837" calcext:value-type="float">
            <text:p>-0.6157837</text:p>
          </table:table-cell>
          <table:table-cell office:value-type="float" office:value="-0.4429932" calcext:value-type="float">
            <text:p>-0.4429932</text:p>
          </table:table-cell>
          <table:table-cell office:value-type="float" office:value="-0.4723511" calcext:value-type="float">
            <text:p>-0.4723511</text:p>
          </table:table-cell>
          <table:table-cell office:value-type="float" office:value="-0.3578796" calcext:value-type="float">
            <text:p>-0.3578796</text:p>
          </table:table-cell>
          <table:table-cell office:value-type="float" office:value="-0.3738098" calcext:value-type="float">
            <text:p>-0.3738098</text:p>
          </table:table-cell>
          <table:table-cell office:value-type="float" office:value="-0.3010254" calcext:value-type="float">
            <text:p>-0.3010254</text:p>
          </table:table-cell>
          <table:table-cell office:value-type="float" office:value="-0.3075562" calcext:value-type="float">
            <text:p>-0.30755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3" calcext:value-type="float">
            <text:p>31012003</text:p>
          </table:table-cell>
          <table:table-cell office:value-type="float" office:value="4.80816" calcext:value-type="float">
            <text:p>4.80816</text:p>
          </table:table-cell>
          <table:table-cell office:value-type="float" office:value="-6.4" calcext:value-type="float">
            <text:p>-6.4</text:p>
          </table:table-cell>
          <table:table-cell office:value-type="float" office:value="-18.4" calcext:value-type="float">
            <text:p>-18.4</text:p>
          </table:table-cell>
          <table:table-cell office:value-type="float" office:value="0.3761719" calcext:value-type="float">
            <text:p>0.3761719</text:p>
          </table:table-cell>
          <table:table-cell office:value-type="float" office:value="0.1117729" calcext:value-type="float">
            <text:p>0.1117729</text:p>
          </table:table-cell>
          <table:table-cell office:value-type="float" office:value="324.576" calcext:value-type="float">
            <text:p>324.576</text:p>
          </table:table-cell>
          <table:table-cell office:value-type="float" office:value="2.7" calcext:value-type="float">
            <text:p>2.7</text:p>
          </table:table-cell>
          <table:table-cell office:value-type="float" office:value="-1.194458" calcext:value-type="float">
            <text:p>-1.194458</text:p>
          </table:table-cell>
          <table:table-cell office:value-type="float" office:value="-1.239166" calcext:value-type="float">
            <text:p>-1.239166</text:p>
          </table:table-cell>
          <table:table-cell office:value-type="float" office:value="-0.8075256" calcext:value-type="float">
            <text:p>-0.8075256</text:p>
          </table:table-cell>
          <table:table-cell office:value-type="float" office:value="-0.8534546" calcext:value-type="float">
            <text:p>-0.8534546</text:p>
          </table:table-cell>
          <table:table-cell office:value-type="float" office:value="-0.616272" calcext:value-type="float">
            <text:p>-0.616272</text:p>
          </table:table-cell>
          <table:table-cell office:value-type="float" office:value="-0.6583557" calcext:value-type="float">
            <text:p>-0.6583557</text:p>
          </table:table-cell>
          <table:table-cell office:value-type="float" office:value="-0.4726562" calcext:value-type="float">
            <text:p>-0.4726562</text:p>
          </table:table-cell>
          <table:table-cell office:value-type="float" office:value="-0.5033569" calcext:value-type="float">
            <text:p>-0.5033569</text:p>
          </table:table-cell>
          <table:table-cell office:value-type="float" office:value="-0.3739624" calcext:value-type="float">
            <text:p>-0.3739624</text:p>
          </table:table-cell>
          <table:table-cell office:value-type="float" office:value="-0.3921509" calcext:value-type="float">
            <text:p>-0.3921509</text:p>
          </table:table-cell>
          <table:table-cell office:value-type="float" office:value="-0.3076782" calcext:value-type="float">
            <text:p>-0.3076782</text:p>
          </table:table-cell>
          <table:table-cell office:value-type="float" office:value="-0.3170776" calcext:value-type="float">
            <text:p>-0.3170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3" calcext:value-type="float">
            <text:p>1022003</text:p>
          </table:table-cell>
          <table:table-cell office:value-type="float" office:value="4.02228" calcext:value-type="float">
            <text:p>4.02228</text:p>
          </table:table-cell>
          <table:table-cell office:value-type="float" office:value="-2" calcext:value-type="float">
            <text:p>-2</text:p>
          </table:table-cell>
          <table:table-cell office:value-type="float" office:value="-6.1" calcext:value-type="float">
            <text:p>-6.1</text:p>
          </table:table-cell>
          <table:table-cell office:value-type="float" office:value="0.4874745" calcext:value-type="float">
            <text:p>0.4874745</text:p>
          </table:table-cell>
          <table:table-cell office:value-type="float" office:value="0.3847595" calcext:value-type="float">
            <text:p>0.3847595</text:p>
          </table:table-cell>
          <table:table-cell office:value-type="float" office:value="340.74" calcext:value-type="float">
            <text:p>340.74</text:p>
          </table:table-cell>
          <table:table-cell office:value-type="float" office:value="4.899999" calcext:value-type="float">
            <text:p>4.899999</text:p>
          </table:table-cell>
          <table:table-cell office:value-type="float" office:value="-1.053802" calcext:value-type="float">
            <text:p>-1.053802</text:p>
          </table:table-cell>
          <table:table-cell office:value-type="float" office:value="-1.243042" calcext:value-type="float">
            <text:p>-1.243042</text:p>
          </table:table-cell>
          <table:table-cell office:value-type="float" office:value="-0.8108215" calcext:value-type="float">
            <text:p>-0.8108215</text:p>
          </table:table-cell>
          <table:table-cell office:value-type="float" office:value="-0.8587952" calcext:value-type="float">
            <text:p>-0.8587952</text:p>
          </table:table-cell>
          <table:table-cell office:value-type="float" office:value="-0.658783" calcext:value-type="float">
            <text:p>-0.658783</text:p>
          </table:table-cell>
          <table:table-cell office:value-type="float" office:value="-0.6719666" calcext:value-type="float">
            <text:p>-0.6719666</text:p>
          </table:table-cell>
          <table:table-cell office:value-type="float" office:value="-0.5036621" calcext:value-type="float">
            <text:p>-0.5036621</text:p>
          </table:table-cell>
          <table:table-cell office:value-type="float" office:value="-0.5245972" calcext:value-type="float">
            <text:p>-0.5245972</text:p>
          </table:table-cell>
          <table:table-cell office:value-type="float" office:value="-0.392395" calcext:value-type="float">
            <text:p>-0.392395</text:p>
          </table:table-cell>
          <table:table-cell office:value-type="float" office:value="-0.4097595" calcext:value-type="float">
            <text:p>-0.4097595</text:p>
          </table:table-cell>
          <table:table-cell office:value-type="float" office:value="-0.3171997" calcext:value-type="float">
            <text:p>-0.3171997</text:p>
          </table:table-cell>
          <table:table-cell office:value-type="float" office:value="-0.3280334" calcext:value-type="float">
            <text:p>-0.32803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3" calcext:value-type="float">
            <text:p>2022003</text:p>
          </table:table-cell>
          <table:table-cell office:value-type="float" office:value="5.970295" calcext:value-type="float">
            <text:p>5.970295</text:p>
          </table:table-cell>
          <table:table-cell office:value-type="float" office:value="-4.6" calcext:value-type="float">
            <text:p>-4.6</text:p>
          </table:table-cell>
          <table:table-cell office:value-type="float" office:value="-11.7" calcext:value-type="float">
            <text:p>-11.7</text:p>
          </table:table-cell>
          <table:table-cell office:value-type="float" office:value="0.389888" calcext:value-type="float">
            <text:p>0.389888</text:p>
          </table:table-cell>
          <table:table-cell office:value-type="float" office:value="0.248177" calcext:value-type="float">
            <text:p>0.248177</text:p>
          </table:table-cell>
          <table:table-cell office:value-type="float" office:value="163.116" calcext:value-type="float">
            <text:p>163.116</text:p>
          </table:table-cell>
          <table:table-cell office:value-type="float" office:value="0" calcext:value-type="float">
            <text:p>0</text:p>
          </table:table-cell>
          <table:table-cell office:value-type="float" office:value="-0.9664001" calcext:value-type="float">
            <text:p>-0.9664001</text:p>
          </table:table-cell>
          <table:table-cell office:value-type="float" office:value="-1.051758" calcext:value-type="float">
            <text:p>-1.051758</text:p>
          </table:table-cell>
          <table:table-cell office:value-type="float" office:value="-0.7618103" calcext:value-type="float">
            <text:p>-0.7618103</text:p>
          </table:table-cell>
          <table:table-cell office:value-type="float" office:value="-0.8100281" calcext:value-type="float">
            <text:p>-0.8100281</text:p>
          </table:table-cell>
          <table:table-cell office:value-type="float" office:value="-0.647522" calcext:value-type="float">
            <text:p>-0.647522</text:p>
          </table:table-cell>
          <table:table-cell office:value-type="float" office:value="-0.6675415" calcext:value-type="float">
            <text:p>-0.6675415</text:p>
          </table:table-cell>
          <table:table-cell office:value-type="float" office:value="-0.5246582" calcext:value-type="float">
            <text:p>-0.5246582</text:p>
          </table:table-cell>
          <table:table-cell office:value-type="float" office:value="-0.5272217" calcext:value-type="float">
            <text:p>-0.5272217</text:p>
          </table:table-cell>
          <table:table-cell office:value-type="float" office:value="-0.4099121" calcext:value-type="float">
            <text:p>-0.4099121</text:p>
          </table:table-cell>
          <table:table-cell office:value-type="float" office:value="-0.4195862" calcext:value-type="float">
            <text:p>-0.4195862</text:p>
          </table:table-cell>
          <table:table-cell office:value-type="float" office:value="-0.3281555" calcext:value-type="float">
            <text:p>-0.3281555</text:p>
          </table:table-cell>
          <table:table-cell office:value-type="float" office:value="-0.3371887" calcext:value-type="float">
            <text:p>-0.33718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3" calcext:value-type="float">
            <text:p>3022003</text:p>
          </table:table-cell>
          <table:table-cell office:value-type="float" office:value="7.13016" calcext:value-type="float">
            <text:p>7.13016</text:p>
          </table:table-cell>
          <table:table-cell office:value-type="float" office:value="-2.1" calcext:value-type="float">
            <text:p>-2.1</text:p>
          </table:table-cell>
          <table:table-cell office:value-type="float" office:value="-10.5" calcext:value-type="float">
            <text:p>-10.5</text:p>
          </table:table-cell>
          <table:table-cell office:value-type="float" office:value="0.4567304" calcext:value-type="float">
            <text:p>0.4567304</text:p>
          </table:table-cell>
          <table:table-cell office:value-type="float" office:value="0.2748927" calcext:value-type="float">
            <text:p>0.2748927</text:p>
          </table:table-cell>
          <table:table-cell office:value-type="float" office:value="179.352" calcext:value-type="float">
            <text:p>179.352</text:p>
          </table:table-cell>
          <table:table-cell office:value-type="float" office:value="0.9" calcext:value-type="float">
            <text:p>0.9</text:p>
          </table:table-cell>
          <table:table-cell office:value-type="float" office:value="-0.9248962" calcext:value-type="float">
            <text:p>-0.9248962</text:p>
          </table:table-cell>
          <table:table-cell office:value-type="float" office:value="-0.9660645" calcext:value-type="float">
            <text:p>-0.9660645</text:p>
          </table:table-cell>
          <table:table-cell office:value-type="float" office:value="-0.7378845" calcext:value-type="float">
            <text:p>-0.7378845</text:p>
          </table:table-cell>
          <table:table-cell office:value-type="float" office:value="-0.7615356" calcext:value-type="float">
            <text:p>-0.7615356</text:p>
          </table:table-cell>
          <table:table-cell office:value-type="float" office:value="-0.6332703" calcext:value-type="float">
            <text:p>-0.6332703</text:p>
          </table:table-cell>
          <table:table-cell office:value-type="float" office:value="-0.6473389" calcext:value-type="float">
            <text:p>-0.6473389</text:p>
          </table:table-cell>
          <table:table-cell office:value-type="float" office:value="-0.5240173" calcext:value-type="float">
            <text:p>-0.5240173</text:p>
          </table:table-cell>
          <table:table-cell office:value-type="float" office:value="-0.5268555" calcext:value-type="float">
            <text:p>-0.5268555</text:p>
          </table:table-cell>
          <table:table-cell office:value-type="float" office:value="-0.4196777" calcext:value-type="float">
            <text:p>-0.4196777</text:p>
          </table:table-cell>
          <table:table-cell office:value-type="float" office:value="-0.4240723" calcext:value-type="float">
            <text:p>-0.4240723</text:p>
          </table:table-cell>
          <table:table-cell office:value-type="float" office:value="-0.3372498" calcext:value-type="float">
            <text:p>-0.3372498</text:p>
          </table:table-cell>
          <table:table-cell office:value-type="float" office:value="-0.3434448" calcext:value-type="float">
            <text:p>-0.34344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3" calcext:value-type="float">
            <text:p>4022003</text:p>
          </table:table-cell>
          <table:table-cell office:value-type="float" office:value="5.44428" calcext:value-type="float">
            <text:p>5.44428</text:p>
          </table:table-cell>
          <table:table-cell office:value-type="float" office:value="-5.4" calcext:value-type="float">
            <text:p>-5.4</text:p>
          </table:table-cell>
          <table:table-cell office:value-type="float" office:value="-14.8" calcext:value-type="float">
            <text:p>-14.8</text:p>
          </table:table-cell>
          <table:table-cell office:value-type="float" office:value="0.3994656" calcext:value-type="float">
            <text:p>0.3994656</text:p>
          </table:table-cell>
          <table:table-cell office:value-type="float" office:value="0.1885059" calcext:value-type="float">
            <text:p>0.1885059</text:p>
          </table:table-cell>
          <table:table-cell office:value-type="float" office:value="356.868" calcext:value-type="float">
            <text:p>356.868</text:p>
          </table:table-cell>
          <table:table-cell office:value-type="float" office:value="1.9" calcext:value-type="float">
            <text:p>1.9</text:p>
          </table:table-cell>
          <table:table-cell office:value-type="float" office:value="-0.9266357" calcext:value-type="float">
            <text:p>-0.9266357</text:p>
          </table:table-cell>
          <table:table-cell office:value-type="float" office:value="-0.969574" calcext:value-type="float">
            <text:p>-0.969574</text:p>
          </table:table-cell>
          <table:table-cell office:value-type="float" office:value="-0.7364502" calcext:value-type="float">
            <text:p>-0.7364502</text:p>
          </table:table-cell>
          <table:table-cell office:value-type="float" office:value="-0.7460022" calcext:value-type="float">
            <text:p>-0.7460022</text:p>
          </table:table-cell>
          <table:table-cell office:value-type="float" office:value="-0.6298523" calcext:value-type="float">
            <text:p>-0.6298523</text:p>
          </table:table-cell>
          <table:table-cell office:value-type="float" office:value="-0.6331177" calcext:value-type="float">
            <text:p>-0.6331177</text:p>
          </table:table-cell>
          <table:table-cell office:value-type="float" office:value="-0.5221558" calcext:value-type="float">
            <text:p>-0.5221558</text:p>
          </table:table-cell>
          <table:table-cell office:value-type="float" office:value="-0.5240173" calcext:value-type="float">
            <text:p>-0.5240173</text:p>
          </table:table-cell>
          <table:table-cell office:value-type="float" office:value="-0.4241028" calcext:value-type="float">
            <text:p>-0.4241028</text:p>
          </table:table-cell>
          <table:table-cell office:value-type="float" office:value="-0.4263611" calcext:value-type="float">
            <text:p>-0.4263611</text:p>
          </table:table-cell>
          <table:table-cell office:value-type="float" office:value="-0.3435059" calcext:value-type="float">
            <text:p>-0.3435059</text:p>
          </table:table-cell>
          <table:table-cell office:value-type="float" office:value="-0.3476562" calcext:value-type="float">
            <text:p>-0.34765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3" calcext:value-type="float">
            <text:p>5022003</text:p>
          </table:table-cell>
          <table:table-cell office:value-type="float" office:value="3.80592" calcext:value-type="float">
            <text:p>3.80592</text:p>
          </table:table-cell>
          <table:table-cell office:value-type="float" office:value="-1" calcext:value-type="float">
            <text:p>-1</text:p>
          </table:table-cell>
          <table:table-cell office:value-type="float" office:value="-5.1" calcext:value-type="float">
            <text:p>-5.1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0.4146757" calcext:value-type="float">
            <text:p>0.4146757</text:p>
          </table:table-cell>
          <table:table-cell office:value-type="float" office:value="371.556" calcext:value-type="float">
            <text:p>371.556</text:p>
          </table:table-cell>
          <table:table-cell office:value-type="float" office:value="11.9" calcext:value-type="float">
            <text:p>11.9</text:p>
          </table:table-cell>
          <table:table-cell office:value-type="float" office:value="-0.9110107" calcext:value-type="float">
            <text:p>-0.9110107</text:p>
          </table:table-cell>
          <table:table-cell office:value-type="float" office:value="-0.985199" calcext:value-type="float">
            <text:p>-0.985199</text:p>
          </table:table-cell>
          <table:table-cell office:value-type="float" office:value="-0.7338562" calcext:value-type="float">
            <text:p>-0.7338562</text:p>
          </table:table-cell>
          <table:table-cell office:value-type="float" office:value="-0.7520447" calcext:value-type="float">
            <text:p>-0.7520447</text:p>
          </table:table-cell>
          <table:table-cell office:value-type="float" office:value="-0.629364" calcext:value-type="float">
            <text:p>-0.629364</text:p>
          </table:table-cell>
          <table:table-cell office:value-type="float" office:value="-0.6327209" calcext:value-type="float">
            <text:p>-0.6327209</text:p>
          </table:table-cell>
          <table:table-cell office:value-type="float" office:value="-0.5222778" calcext:value-type="float">
            <text:p>-0.5222778</text:p>
          </table:table-cell>
          <table:table-cell office:value-type="float" office:value="-0.5235901" calcext:value-type="float">
            <text:p>-0.5235901</text:p>
          </table:table-cell>
          <table:table-cell office:value-type="float" office:value="-0.4263611" calcext:value-type="float">
            <text:p>-0.4263611</text:p>
          </table:table-cell>
          <table:table-cell office:value-type="float" office:value="-0.4287415" calcext:value-type="float">
            <text:p>-0.4287415</text:p>
          </table:table-cell>
          <table:table-cell office:value-type="float" office:value="-0.3476257" calcext:value-type="float">
            <text:p>-0.3476257</text:p>
          </table:table-cell>
          <table:table-cell office:value-type="float" office:value="-0.3511658" calcext:value-type="float">
            <text:p>-0.35116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3" calcext:value-type="float">
            <text:p>6022003</text:p>
          </table:table-cell>
          <table:table-cell office:value-type="float" office:value="8.985897" calcext:value-type="float">
            <text:p>8.985897</text:p>
          </table:table-cell>
          <table:table-cell office:value-type="float" office:value="-3" calcext:value-type="float">
            <text:p>-3</text:p>
          </table:table-cell>
          <table:table-cell office:value-type="float" office:value="-9.9" calcext:value-type="float">
            <text:p>-9.9</text:p>
          </table:table-cell>
          <table:table-cell office:value-type="float" office:value="0.4362094" calcext:value-type="float">
            <text:p>0.4362094</text:p>
          </table:table-cell>
          <table:table-cell office:value-type="float" office:value="0.282023" calcext:value-type="float">
            <text:p>0.282023</text:p>
          </table:table-cell>
          <table:table-cell office:value-type="float" office:value="297.576" calcext:value-type="float">
            <text:p>297.576</text:p>
          </table:table-cell>
          <table:table-cell office:value-type="float" office:value="0" calcext:value-type="float">
            <text:p>0</text:p>
          </table:table-cell>
          <table:table-cell office:value-type="float" office:value="-0.8434753" calcext:value-type="float">
            <text:p>-0.8434753</text:p>
          </table:table-cell>
          <table:table-cell office:value-type="float" office:value="-0.9094543" calcext:value-type="float">
            <text:p>-0.9094543</text:p>
          </table:table-cell>
          <table:table-cell office:value-type="float" office:value="-0.6954956" calcext:value-type="float">
            <text:p>-0.6954956</text:p>
          </table:table-cell>
          <table:table-cell office:value-type="float" office:value="-0.7331848" calcext:value-type="float">
            <text:p>-0.7331848</text:p>
          </table:table-cell>
          <table:table-cell office:value-type="float" office:value="-0.6109314" calcext:value-type="float">
            <text:p>-0.6109314</text:p>
          </table:table-cell>
          <table:table-cell office:value-type="float" office:value="-0.6292114" calcext:value-type="float">
            <text:p>-0.6292114</text:p>
          </table:table-cell>
          <table:table-cell office:value-type="float" office:value="-0.5171814" calcext:value-type="float">
            <text:p>-0.5171814</text:p>
          </table:table-cell>
          <table:table-cell office:value-type="float" office:value="-0.5231934" calcext:value-type="float">
            <text:p>-0.5231934</text:p>
          </table:table-cell>
          <table:table-cell office:value-type="float" office:value="-0.4286194" calcext:value-type="float">
            <text:p>-0.4286194</text:p>
          </table:table-cell>
          <table:table-cell office:value-type="float" office:value="-0.4291077" calcext:value-type="float">
            <text:p>-0.4291077</text:p>
          </table:table-cell>
          <table:table-cell office:value-type="float" office:value="-0.3512268" calcext:value-type="float">
            <text:p>-0.3512268</text:p>
          </table:table-cell>
          <table:table-cell office:value-type="float" office:value="-0.353302" calcext:value-type="float">
            <text:p>-0.3533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3" calcext:value-type="float">
            <text:p>7022003</text:p>
          </table:table-cell>
          <table:table-cell office:value-type="float" office:value="9.92448" calcext:value-type="float">
            <text:p>9.92448</text:p>
          </table:table-cell>
          <table:table-cell office:value-type="float" office:value="-4" calcext:value-type="float">
            <text:p>-4</text:p>
          </table:table-cell>
          <table:table-cell office:value-type="float" office:value="-15.2" calcext:value-type="float">
            <text:p>-15.2</text:p>
          </table:table-cell>
          <table:table-cell office:value-type="float" office:value="0.4244357" calcext:value-type="float">
            <text:p>0.4244357</text:p>
          </table:table-cell>
          <table:table-cell office:value-type="float" office:value="0.1397624" calcext:value-type="float">
            <text:p>0.1397624</text:p>
          </table:table-cell>
          <table:table-cell office:value-type="float" office:value="276.156" calcext:value-type="float">
            <text:p>276.156</text:p>
          </table:table-cell>
          <table:table-cell office:value-type="float" office:value="0.2" calcext:value-type="float">
            <text:p>0.2</text:p>
          </table:table-cell>
          <table:table-cell office:value-type="float" office:value="-0.8386536" calcext:value-type="float">
            <text:p>-0.8386536</text:p>
          </table:table-cell>
          <table:table-cell office:value-type="float" office:value="-0.8431702" calcext:value-type="float">
            <text:p>-0.8431702</text:p>
          </table:table-cell>
          <table:table-cell office:value-type="float" office:value="-0.6837463" calcext:value-type="float">
            <text:p>-0.6837463</text:p>
          </table:table-cell>
          <table:table-cell office:value-type="float" office:value="-0.6953125" calcext:value-type="float">
            <text:p>-0.6953125</text:p>
          </table:table-cell>
          <table:table-cell office:value-type="float" office:value="-0.5986633" calcext:value-type="float">
            <text:p>-0.5986633</text:p>
          </table:table-cell>
          <table:table-cell office:value-type="float" office:value="-0.6107788" calcext:value-type="float">
            <text:p>-0.6107788</text:p>
          </table:table-cell>
          <table:table-cell office:value-type="float" office:value="-0.5100098" calcext:value-type="float">
            <text:p>-0.5100098</text:p>
          </table:table-cell>
          <table:table-cell office:value-type="float" office:value="-0.5171509" calcext:value-type="float">
            <text:p>-0.5171509</text:p>
          </table:table-cell>
          <table:table-cell office:value-type="float" office:value="-0.4262085" calcext:value-type="float">
            <text:p>-0.4262085</text:p>
          </table:table-cell>
          <table:table-cell office:value-type="float" office:value="-0.4286194" calcext:value-type="float">
            <text:p>-0.4286194</text:p>
          </table:table-cell>
          <table:table-cell office:value-type="float" office:value="-0.3532715" calcext:value-type="float">
            <text:p>-0.3532715</text:p>
          </table:table-cell>
          <table:table-cell office:value-type="float" office:value="-0.3538208" calcext:value-type="float">
            <text:p>-0.35382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3" calcext:value-type="float">
            <text:p>8022003</text:p>
          </table:table-cell>
          <table:table-cell office:value-type="float" office:value="11.54074" calcext:value-type="float">
            <text:p>11.54074</text:p>
          </table:table-cell>
          <table:table-cell office:value-type="float" office:value="-11.4" calcext:value-type="float">
            <text:p>-11.4</text:p>
          </table:table-cell>
          <table:table-cell office:value-type="float" office:value="-22.3" calcext:value-type="float">
            <text:p>-22.3</text:p>
          </table:table-cell>
          <table:table-cell office:value-type="float" office:value="0.146485" calcext:value-type="float">
            <text:p>0.146485</text:p>
          </table:table-cell>
          <table:table-cell office:value-type="float" office:value="0.09433945" calcext:value-type="float">
            <text:p>0.09433945</text:p>
          </table:table-cell>
          <table:table-cell office:value-type="float" office:value="144.036" calcext:value-type="float">
            <text:p>144.036</text:p>
          </table:table-cell>
          <table:table-cell office:value-type="float" office:value="0" calcext:value-type="float">
            <text:p>0</text:p>
          </table:table-cell>
          <table:table-cell office:value-type="float" office:value="-0.8422852" calcext:value-type="float">
            <text:p>-0.8422852</text:p>
          </table:table-cell>
          <table:table-cell office:value-type="float" office:value="-0.978363" calcext:value-type="float">
            <text:p>-0.978363</text:p>
          </table:table-cell>
          <table:table-cell office:value-type="float" office:value="-0.6838989" calcext:value-type="float">
            <text:p>-0.6838989</text:p>
          </table:table-cell>
          <table:table-cell office:value-type="float" office:value="-0.7277527" calcext:value-type="float">
            <text:p>-0.7277527</text:p>
          </table:table-cell>
          <table:table-cell office:value-type="float" office:value="-0.5976868" calcext:value-type="float">
            <text:p>-0.5976868</text:p>
          </table:table-cell>
          <table:table-cell office:value-type="float" office:value="-0.6082764" calcext:value-type="float">
            <text:p>-0.6082764</text:p>
          </table:table-cell>
          <table:table-cell office:value-type="float" office:value="-0.5082092" calcext:value-type="float">
            <text:p>-0.5082092</text:p>
          </table:table-cell>
          <table:table-cell office:value-type="float" office:value="-0.5099487" calcext:value-type="float">
            <text:p>-0.5099487</text:p>
          </table:table-cell>
          <table:table-cell office:value-type="float" office:value="-0.4248352" calcext:value-type="float">
            <text:p>-0.4248352</text:p>
          </table:table-cell>
          <table:table-cell office:value-type="float" office:value="-0.426178" calcext:value-type="float">
            <text:p>-0.426178</text:p>
          </table:table-cell>
          <table:table-cell office:value-type="float" office:value="-0.3536072" calcext:value-type="float">
            <text:p>-0.3536072</text:p>
          </table:table-cell>
          <table:table-cell office:value-type="float" office:value="-0.3538208" calcext:value-type="float">
            <text:p>-0.35382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3" calcext:value-type="float">
            <text:p>9022003</text:p>
          </table:table-cell>
          <table:table-cell office:value-type="float" office:value="11.47041" calcext:value-type="float">
            <text:p>11.47041</text:p>
          </table:table-cell>
          <table:table-cell office:value-type="float" office:value="-4.3" calcext:value-type="float">
            <text:p>-4.3</text:p>
          </table:table-cell>
          <table:table-cell office:value-type="float" office:value="-26.4" calcext:value-type="float">
            <text:p>-26.4</text:p>
          </table:table-cell>
          <table:table-cell office:value-type="float" office:value="0.3506962" calcext:value-type="float">
            <text:p>0.3506962</text:p>
          </table:table-cell>
          <table:table-cell office:value-type="float" office:value="0.06390341" calcext:value-type="float">
            <text:p>0.06390341</text:p>
          </table:table-cell>
          <table:table-cell office:value-type="float" office:value="229.392" calcext:value-type="float">
            <text:p>229.392</text:p>
          </table:table-cell>
          <table:table-cell office:value-type="float" office:value="0" calcext:value-type="float">
            <text:p>0</text:p>
          </table:table-cell>
          <table:table-cell office:value-type="float" office:value="-0.9798889" calcext:value-type="float">
            <text:p>-0.9798889</text:p>
          </table:table-cell>
          <table:table-cell office:value-type="float" office:value="-1.142181" calcext:value-type="float">
            <text:p>-1.142181</text:p>
          </table:table-cell>
          <table:table-cell office:value-type="float" office:value="-0.7284546" calcext:value-type="float">
            <text:p>-0.7284546</text:p>
          </table:table-cell>
          <table:table-cell office:value-type="float" office:value="-0.8112488" calcext:value-type="float">
            <text:p>-0.8112488</text:p>
          </table:table-cell>
          <table:table-cell office:value-type="float" office:value="-0.608551" calcext:value-type="float">
            <text:p>-0.608551</text:p>
          </table:table-cell>
          <table:table-cell office:value-type="float" office:value="-0.6477356" calcext:value-type="float">
            <text:p>-0.6477356</text:p>
          </table:table-cell>
          <table:table-cell office:value-type="float" office:value="-0.5097046" calcext:value-type="float">
            <text:p>-0.5097046</text:p>
          </table:table-cell>
          <table:table-cell office:value-type="float" office:value="-0.5242004" calcext:value-type="float">
            <text:p>-0.5242004</text:p>
          </table:table-cell>
          <table:table-cell office:value-type="float" office:value="-0.4248962" calcext:value-type="float">
            <text:p>-0.4248962</text:p>
          </table:table-cell>
          <table:table-cell office:value-type="float" office:value="-0.4295044" calcext:value-type="float">
            <text:p>-0.4295044</text:p>
          </table:table-cell>
          <table:table-cell office:value-type="float" office:value="-0.3537292" calcext:value-type="float">
            <text:p>-0.3537292</text:p>
          </table:table-cell>
          <table:table-cell office:value-type="float" office:value="-0.3556824" calcext:value-type="float">
            <text:p>-0.3556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3" calcext:value-type="float">
            <text:p>10022003</text:p>
          </table:table-cell>
          <table:table-cell office:value-type="float" office:value="7.184521" calcext:value-type="float">
            <text:p>7.184521</text:p>
          </table:table-cell>
          <table:table-cell office:value-type="float" office:value="-1.9" calcext:value-type="float">
            <text:p>-1.9</text:p>
          </table:table-cell>
          <table:table-cell office:value-type="float" office:value="-10.6" calcext:value-type="float">
            <text:p>-10.6</text:p>
          </table:table-cell>
          <table:table-cell office:value-type="float" office:value="0.4338708" calcext:value-type="float">
            <text:p>0.4338708</text:p>
          </table:table-cell>
          <table:table-cell office:value-type="float" office:value="0.2627012" calcext:value-type="float">
            <text:p>0.2627012</text:p>
          </table:table-cell>
          <table:table-cell office:value-type="float" office:value="196.632" calcext:value-type="float">
            <text:p>196.632</text:p>
          </table:table-cell>
          <table:table-cell office:value-type="float" office:value="0.2" calcext:value-type="float">
            <text:p>0.2</text:p>
          </table:table-cell>
          <table:table-cell office:value-type="float" office:value="-1.080597" calcext:value-type="float">
            <text:p>-1.080597</text:p>
          </table:table-cell>
          <table:table-cell office:value-type="float" office:value="-1.142181" calcext:value-type="float">
            <text:p>-1.142181</text:p>
          </table:table-cell>
          <table:table-cell office:value-type="float" office:value="-0.811676" calcext:value-type="float">
            <text:p>-0.811676</text:p>
          </table:table-cell>
          <table:table-cell office:value-type="float" office:value="-0.8242493" calcext:value-type="float">
            <text:p>-0.8242493</text:p>
          </table:table-cell>
          <table:table-cell office:value-type="float" office:value="-0.6481628" calcext:value-type="float">
            <text:p>-0.6481628</text:p>
          </table:table-cell>
          <table:table-cell office:value-type="float" office:value="-0.6714478" calcext:value-type="float">
            <text:p>-0.6714478</text:p>
          </table:table-cell>
          <table:table-cell office:value-type="float" office:value="-0.5244446" calcext:value-type="float">
            <text:p>-0.5244446</text:p>
          </table:table-cell>
          <table:table-cell office:value-type="float" office:value="-0.5420227" calcext:value-type="float">
            <text:p>-0.5420227</text:p>
          </table:table-cell>
          <table:table-cell office:value-type="float" office:value="-0.4296265" calcext:value-type="float">
            <text:p>-0.4296265</text:p>
          </table:table-cell>
          <table:table-cell office:value-type="float" office:value="-0.4388428" calcext:value-type="float">
            <text:p>-0.4388428</text:p>
          </table:table-cell>
          <table:table-cell office:value-type="float" office:value="-0.3556824" calcext:value-type="float">
            <text:p>-0.3556824</text:p>
          </table:table-cell>
          <table:table-cell office:value-type="float" office:value="-0.3602295" calcext:value-type="float">
            <text:p>-0.36022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3" calcext:value-type="float">
            <text:p>11022003</text:p>
          </table:table-cell>
          <table:table-cell office:value-type="float" office:value="7.6446" calcext:value-type="float">
            <text:p>7.6446</text:p>
          </table:table-cell>
          <table:table-cell office:value-type="float" office:value="-6.9" calcext:value-type="float">
            <text:p>-6.9</text:p>
          </table:table-cell>
          <table:table-cell office:value-type="float" office:value="-12.6" calcext:value-type="float">
            <text:p>-12.6</text:p>
          </table:table-cell>
          <table:table-cell office:value-type="float" office:value="0.2960508" calcext:value-type="float">
            <text:p>0.2960508</text:p>
          </table:table-cell>
          <table:table-cell office:value-type="float" office:value="0.1990508" calcext:value-type="float">
            <text:p>0.1990508</text:p>
          </table:table-cell>
          <table:table-cell office:value-type="float" office:value="324.504" calcext:value-type="float">
            <text:p>324.504</text:p>
          </table:table-cell>
          <table:table-cell office:value-type="float" office:value="1.2" calcext:value-type="float">
            <text:p>1.2</text:p>
          </table:table-cell>
          <table:table-cell office:value-type="float" office:value="-1.043945" calcext:value-type="float">
            <text:p>-1.043945</text:p>
          </table:table-cell>
          <table:table-cell office:value-type="float" office:value="-1.079285" calcext:value-type="float">
            <text:p>-1.079285</text:p>
          </table:table-cell>
          <table:table-cell office:value-type="float" office:value="-0.8018494" calcext:value-type="float">
            <text:p>-0.8018494</text:p>
          </table:table-cell>
          <table:table-cell office:value-type="float" office:value="-0.8158875" calcext:value-type="float">
            <text:p>-0.8158875</text:p>
          </table:table-cell>
          <table:table-cell office:value-type="float" office:value="-0.6713867" calcext:value-type="float">
            <text:p>-0.6713867</text:p>
          </table:table-cell>
          <table:table-cell office:value-type="float" office:value="-0.6726379" calcext:value-type="float">
            <text:p>-0.6726379</text:p>
          </table:table-cell>
          <table:table-cell office:value-type="float" office:value="-0.5421143" calcext:value-type="float">
            <text:p>-0.5421143</text:p>
          </table:table-cell>
          <table:table-cell office:value-type="float" office:value="-0.5502014" calcext:value-type="float">
            <text:p>-0.5502014</text:p>
          </table:table-cell>
          <table:table-cell office:value-type="float" office:value="-0.4389648" calcext:value-type="float">
            <text:p>-0.4389648</text:p>
          </table:table-cell>
          <table:table-cell office:value-type="float" office:value="-0.4469299" calcext:value-type="float">
            <text:p>-0.4469299</text:p>
          </table:table-cell>
          <table:table-cell office:value-type="float" office:value="-0.36026" calcext:value-type="float">
            <text:p>-0.36026</text:p>
          </table:table-cell>
          <table:table-cell office:value-type="float" office:value="-0.3659668" calcext:value-type="float">
            <text:p>-0.36596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3" calcext:value-type="float">
            <text:p>12022003</text:p>
          </table:table-cell>
          <table:table-cell office:value-type="float" office:value="6.5736" calcext:value-type="float">
            <text:p>6.5736</text:p>
          </table:table-cell>
          <table:table-cell office:value-type="float" office:value="-2.2" calcext:value-type="float">
            <text:p>-2.2</text:p>
          </table:table-cell>
          <table:table-cell office:value-type="float" office:value="-15.8" calcext:value-type="float">
            <text:p>-15.8</text:p>
          </table:table-cell>
          <table:table-cell office:value-type="float" office:value="0.5136375" calcext:value-type="float">
            <text:p>0.5136375</text:p>
          </table:table-cell>
          <table:table-cell office:value-type="float" office:value="0.1164855" calcext:value-type="float">
            <text:p>0.1164855</text:p>
          </table:table-cell>
          <table:table-cell office:value-type="float" office:value="321.984" calcext:value-type="float">
            <text:p>321.984</text:p>
          </table:table-cell>
          <table:table-cell office:value-type="float" office:value="5.6" calcext:value-type="float">
            <text:p>5.6</text:p>
          </table:table-cell>
          <table:table-cell office:value-type="float" office:value="-1.060974" calcext:value-type="float">
            <text:p>-1.060974</text:p>
          </table:table-cell>
          <table:table-cell office:value-type="float" office:value="-1.122925" calcext:value-type="float">
            <text:p>-1.122925</text:p>
          </table:table-cell>
          <table:table-cell office:value-type="float" office:value="-0.8053589" calcext:value-type="float">
            <text:p>-0.8053589</text:p>
          </table:table-cell>
          <table:table-cell office:value-type="float" office:value="-0.8318787" calcext:value-type="float">
            <text:p>-0.8318787</text:p>
          </table:table-cell>
          <table:table-cell office:value-type="float" office:value="-0.6726379" calcext:value-type="float">
            <text:p>-0.6726379</text:p>
          </table:table-cell>
          <table:table-cell office:value-type="float" office:value="-0.6868896" calcext:value-type="float">
            <text:p>-0.6868896</text:p>
          </table:table-cell>
          <table:table-cell office:value-type="float" office:value="-0.5502625" calcext:value-type="float">
            <text:p>-0.5502625</text:p>
          </table:table-cell>
          <table:table-cell office:value-type="float" office:value="-0.5596313" calcext:value-type="float">
            <text:p>-0.5596313</text:p>
          </table:table-cell>
          <table:table-cell office:value-type="float" office:value="-0.4469604" calcext:value-type="float">
            <text:p>-0.4469604</text:p>
          </table:table-cell>
          <table:table-cell office:value-type="float" office:value="-0.4541931" calcext:value-type="float">
            <text:p>-0.4541931</text:p>
          </table:table-cell>
          <table:table-cell office:value-type="float" office:value="-0.3659668" calcext:value-type="float">
            <text:p>-0.3659668</text:p>
          </table:table-cell>
          <table:table-cell office:value-type="float" office:value="-0.3714905" calcext:value-type="float">
            <text:p>-0.3714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3" calcext:value-type="float">
            <text:p>13022003</text:p>
          </table:table-cell>
          <table:table-cell office:value-type="float" office:value="12.52779" calcext:value-type="float">
            <text:p>12.52779</text:p>
          </table:table-cell>
          <table:table-cell office:value-type="float" office:value="-14.1" calcext:value-type="float">
            <text:p>-14.1</text:p>
          </table:table-cell>
          <table:table-cell office:value-type="float" office:value="-23.3" calcext:value-type="float">
            <text:p>-23.3</text:p>
          </table:table-cell>
          <table:table-cell office:value-type="float" office:value="0.1090313" calcext:value-type="float">
            <text:p>0.1090313</text:p>
          </table:table-cell>
          <table:table-cell office:value-type="float" office:value="0.07584212" calcext:value-type="float">
            <text:p>0.07584212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-1.074524" calcext:value-type="float">
            <text:p>-1.074524</text:p>
          </table:table-cell>
          <table:table-cell office:value-type="float" office:value="-1.125427" calcext:value-type="float">
            <text:p>-1.125427</text:p>
          </table:table-cell>
          <table:table-cell office:value-type="float" office:value="-0.8230896" calcext:value-type="float">
            <text:p>-0.8230896</text:p>
          </table:table-cell>
          <table:table-cell office:value-type="float" office:value="-0.839447" calcext:value-type="float">
            <text:p>-0.839447</text:p>
          </table:table-cell>
          <table:table-cell office:value-type="float" office:value="-0.6868896" calcext:value-type="float">
            <text:p>-0.6868896</text:p>
          </table:table-cell>
          <table:table-cell office:value-type="float" office:value="-0.6947937" calcext:value-type="float">
            <text:p>-0.6947937</text:p>
          </table:table-cell>
          <table:table-cell office:value-type="float" office:value="-0.5598145" calcext:value-type="float">
            <text:p>-0.5598145</text:p>
          </table:table-cell>
          <table:table-cell office:value-type="float" office:value="-0.5673523" calcext:value-type="float">
            <text:p>-0.5673523</text:p>
          </table:table-cell>
          <table:table-cell office:value-type="float" office:value="-0.4542847" calcext:value-type="float">
            <text:p>-0.4542847</text:p>
          </table:table-cell>
          <table:table-cell office:value-type="float" office:value="-0.4609985" calcext:value-type="float">
            <text:p>-0.4609985</text:p>
          </table:table-cell>
          <table:table-cell office:value-type="float" office:value="-0.371521" calcext:value-type="float">
            <text:p>-0.371521</text:p>
          </table:table-cell>
          <table:table-cell office:value-type="float" office:value="-0.3770142" calcext:value-type="float">
            <text:p>-0.3770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3" calcext:value-type="float">
            <text:p>14022003</text:p>
          </table:table-cell>
          <table:table-cell office:value-type="float" office:value="4.005" calcext:value-type="float">
            <text:p>4.005</text:p>
          </table:table-cell>
          <table:table-cell office:value-type="float" office:value="-6.9" calcext:value-type="float">
            <text:p>-6.9</text:p>
          </table:table-cell>
          <table:table-cell office:value-type="float" office:value="-19" calcext:value-type="float">
            <text:p>-19</text:p>
          </table:table-cell>
          <table:table-cell office:value-type="float" office:value="0.3622416" calcext:value-type="float">
            <text:p>0.3622416</text:p>
          </table:table-cell>
          <table:table-cell office:value-type="float" office:value="0.1021356" calcext:value-type="float">
            <text:p>0.1021356</text:p>
          </table:table-cell>
          <table:table-cell office:value-type="float" office:value="228.564" calcext:value-type="float">
            <text:p>228.564</text:p>
          </table:table-cell>
          <table:table-cell office:value-type="float" office:value="3.8" calcext:value-type="float">
            <text:p>3.8</text:p>
          </table:table-cell>
          <table:table-cell office:value-type="float" office:value="-1.126495" calcext:value-type="float">
            <text:p>-1.126495</text:p>
          </table:table-cell>
          <table:table-cell office:value-type="float" office:value="-1.252991" calcext:value-type="float">
            <text:p>-1.252991</text:p>
          </table:table-cell>
          <table:table-cell office:value-type="float" office:value="-0.8399048" calcext:value-type="float">
            <text:p>-0.8399048</text:p>
          </table:table-cell>
          <table:table-cell office:value-type="float" office:value="-0.9031067" calcext:value-type="float">
            <text:p>-0.9031067</text:p>
          </table:table-cell>
          <table:table-cell office:value-type="float" office:value="-0.6949768" calcext:value-type="float">
            <text:p>-0.6949768</text:p>
          </table:table-cell>
          <table:table-cell office:value-type="float" office:value="-0.7263184" calcext:value-type="float">
            <text:p>-0.7263184</text:p>
          </table:table-cell>
          <table:table-cell office:value-type="float" office:value="-0.5674744" calcext:value-type="float">
            <text:p>-0.5674744</text:p>
          </table:table-cell>
          <table:table-cell office:value-type="float" office:value="-0.5831299" calcext:value-type="float">
            <text:p>-0.5831299</text:p>
          </table:table-cell>
          <table:table-cell office:value-type="float" office:value="-0.4610596" calcext:value-type="float">
            <text:p>-0.4610596</text:p>
          </table:table-cell>
          <table:table-cell office:value-type="float" office:value="-0.4700928" calcext:value-type="float">
            <text:p>-0.4700928</text:p>
          </table:table-cell>
          <table:table-cell office:value-type="float" office:value="-0.3770752" calcext:value-type="float">
            <text:p>-0.3770752</text:p>
          </table:table-cell>
          <table:table-cell office:value-type="float" office:value="-0.3832092" calcext:value-type="float">
            <text:p>-0.38320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3" calcext:value-type="float">
            <text:p>15022003</text:p>
          </table:table-cell>
          <table:table-cell office:value-type="float" office:value="6.76224" calcext:value-type="float">
            <text:p>6.76224</text:p>
          </table:table-cell>
          <table:table-cell office:value-type="float" office:value="-0.1" calcext:value-type="float">
            <text:p>-0.1</text:p>
          </table:table-cell>
          <table:table-cell office:value-type="float" office:value="-15.4" calcext:value-type="float">
            <text:p>-15.4</text:p>
          </table:table-cell>
          <table:table-cell office:value-type="float" office:value="0.532966" calcext:value-type="float">
            <text:p>0.532966</text:p>
          </table:table-cell>
          <table:table-cell office:value-type="float" office:value="0.1373105" calcext:value-type="float">
            <text:p>0.1373105</text:p>
          </table:table-cell>
          <table:table-cell office:value-type="float" office:value="373.608" calcext:value-type="float">
            <text:p>373.608</text:p>
          </table:table-cell>
          <table:table-cell office:value-type="float" office:value="4.2" calcext:value-type="float">
            <text:p>4.2</text:p>
          </table:table-cell>
          <table:table-cell office:value-type="float" office:value="-1.152313" calcext:value-type="float">
            <text:p>-1.152313</text:p>
          </table:table-cell>
          <table:table-cell office:value-type="float" office:value="-1.25415" calcext:value-type="float">
            <text:p>-1.25415</text:p>
          </table:table-cell>
          <table:table-cell office:value-type="float" office:value="-0.8916626" calcext:value-type="float">
            <text:p>-0.8916626</text:p>
          </table:table-cell>
          <table:table-cell office:value-type="float" office:value="-0.9125671" calcext:value-type="float">
            <text:p>-0.9125671</text:p>
          </table:table-cell>
          <table:table-cell office:value-type="float" office:value="-0.7265625" calcext:value-type="float">
            <text:p>-0.7265625</text:p>
          </table:table-cell>
          <table:table-cell office:value-type="float" office:value="-0.743103" calcext:value-type="float">
            <text:p>-0.743103</text:p>
          </table:table-cell>
          <table:table-cell office:value-type="float" office:value="-0.583374" calcext:value-type="float">
            <text:p>-0.583374</text:p>
          </table:table-cell>
          <table:table-cell office:value-type="float" office:value="-0.5995789" calcext:value-type="float">
            <text:p>-0.5995789</text:p>
          </table:table-cell>
          <table:table-cell office:value-type="float" office:value="-0.4702454" calcext:value-type="float">
            <text:p>-0.4702454</text:p>
          </table:table-cell>
          <table:table-cell office:value-type="float" office:value="-0.4818726" calcext:value-type="float">
            <text:p>-0.4818726</text:p>
          </table:table-cell>
          <table:table-cell office:value-type="float" office:value="-0.3833313" calcext:value-type="float">
            <text:p>-0.3833313</text:p>
          </table:table-cell>
          <table:table-cell office:value-type="float" office:value="-0.3912354" calcext:value-type="float">
            <text:p>-0.39123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3" calcext:value-type="float">
            <text:p>16022003</text:p>
          </table:table-cell>
          <table:table-cell office:value-type="float" office:value="10.56852" calcext:value-type="float">
            <text:p>10.56852</text:p>
          </table:table-cell>
          <table:table-cell office:value-type="float" office:value="-14.9" calcext:value-type="float">
            <text:p>-14.9</text:p>
          </table:table-cell>
          <table:table-cell office:value-type="float" office:value="-19.6" calcext:value-type="float">
            <text:p>-19.6</text:p>
          </table:table-cell>
          <table:table-cell office:value-type="float" office:value="0.1278368" calcext:value-type="float">
            <text:p>0.1278368</text:p>
          </table:table-cell>
          <table:table-cell office:value-type="float" office:value="0.08486135" calcext:value-type="float">
            <text:p>0.08486135</text:p>
          </table:table-cell>
          <table:table-cell office:value-type="float" office:value="219.564" calcext:value-type="float">
            <text:p>219.564</text:p>
          </table:table-cell>
          <table:table-cell office:value-type="float" office:value="0" calcext:value-type="float">
            <text:p>0</text:p>
          </table:table-cell>
          <table:table-cell office:value-type="float" office:value="-1.108032" calcext:value-type="float">
            <text:p>-1.108032</text:p>
          </table:table-cell>
          <table:table-cell office:value-type="float" office:value="-1.150421" calcext:value-type="float">
            <text:p>-1.150421</text:p>
          </table:table-cell>
          <table:table-cell office:value-type="float" office:value="-0.8666077" calcext:value-type="float">
            <text:p>-0.8666077</text:p>
          </table:table-cell>
          <table:table-cell office:value-type="float" office:value="-0.8908997" calcext:value-type="float">
            <text:p>-0.8908997</text:p>
          </table:table-cell>
          <table:table-cell office:value-type="float" office:value="-0.7324219" calcext:value-type="float">
            <text:p>-0.7324219</text:p>
          </table:table-cell>
          <table:table-cell office:value-type="float" office:value="-0.7418518" calcext:value-type="float">
            <text:p>-0.7418518</text:p>
          </table:table-cell>
          <table:table-cell office:value-type="float" office:value="-0.5996704" calcext:value-type="float">
            <text:p>-0.5996704</text:p>
          </table:table-cell>
          <table:table-cell office:value-type="float" office:value="-0.602478" calcext:value-type="float">
            <text:p>-0.602478</text:p>
          </table:table-cell>
          <table:table-cell office:value-type="float" office:value="-0.4819641" calcext:value-type="float">
            <text:p>-0.4819641</text:p>
          </table:table-cell>
          <table:table-cell office:value-type="float" office:value="-0.4891052" calcext:value-type="float">
            <text:p>-0.4891052</text:p>
          </table:table-cell>
          <table:table-cell office:value-type="float" office:value="-0.3912964" calcext:value-type="float">
            <text:p>-0.3912964</text:p>
          </table:table-cell>
          <table:table-cell office:value-type="float" office:value="-0.3986206" calcext:value-type="float">
            <text:p>-0.39862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3" calcext:value-type="float">
            <text:p>17022003</text:p>
          </table:table-cell>
          <table:table-cell office:value-type="float" office:value="11.53825" calcext:value-type="float">
            <text:p>11.53825</text:p>
          </table:table-cell>
          <table:table-cell office:value-type="float" office:value="-8.6" calcext:value-type="float">
            <text:p>-8.6</text:p>
          </table:table-cell>
          <table:table-cell office:value-type="float" office:value="-27.8" calcext:value-type="float">
            <text:p>-27.8</text:p>
          </table:table-cell>
          <table:table-cell office:value-type="float" office:value="0.2610931" calcext:value-type="float">
            <text:p>0.2610931</text:p>
          </table:table-cell>
          <table:table-cell office:value-type="float" office:value="0.05552935" calcext:value-type="float">
            <text:p>0.05552935</text:p>
          </table:table-cell>
          <table:table-cell office:value-type="float" office:value="184.464" calcext:value-type="float">
            <text:p>184.464</text:p>
          </table:table-cell>
          <table:table-cell office:value-type="float" office:value="0.4" calcext:value-type="float">
            <text:p>0.4</text:p>
          </table:table-cell>
          <table:table-cell office:value-type="float" office:value="-1.129181" calcext:value-type="float">
            <text:p>-1.129181</text:p>
          </table:table-cell>
          <table:table-cell office:value-type="float" office:value="-1.243835" calcext:value-type="float">
            <text:p>-1.243835</text:p>
          </table:table-cell>
          <table:table-cell office:value-type="float" office:value="-0.8691406" calcext:value-type="float">
            <text:p>-0.8691406</text:p>
          </table:table-cell>
          <table:table-cell office:value-type="float" office:value="-0.915863" calcext:value-type="float">
            <text:p>-0.915863</text:p>
          </table:table-cell>
          <table:table-cell office:value-type="float" office:value="-0.7324829" calcext:value-type="float">
            <text:p>-0.7324829</text:p>
          </table:table-cell>
          <table:table-cell office:value-type="float" office:value="-0.7502136" calcext:value-type="float">
            <text:p>-0.7502136</text:p>
          </table:table-cell>
          <table:table-cell office:value-type="float" office:value="-0.602478" calcext:value-type="float">
            <text:p>-0.602478</text:p>
          </table:table-cell>
          <table:table-cell office:value-type="float" office:value="-0.6107483" calcext:value-type="float">
            <text:p>-0.6107483</text:p>
          </table:table-cell>
          <table:table-cell office:value-type="float" office:value="-0.4891052" calcext:value-type="float">
            <text:p>-0.4891052</text:p>
          </table:table-cell>
          <table:table-cell office:value-type="float" office:value="-0.4956055" calcext:value-type="float">
            <text:p>-0.4956055</text:p>
          </table:table-cell>
          <table:table-cell office:value-type="float" office:value="-0.3986206" calcext:value-type="float">
            <text:p>-0.3986206</text:p>
          </table:table-cell>
          <table:table-cell office:value-type="float" office:value="-0.4046936" calcext:value-type="float">
            <text:p>-0.40469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3" calcext:value-type="float">
            <text:p>18022003</text:p>
          </table:table-cell>
          <table:table-cell office:value-type="float" office:value="8.028721" calcext:value-type="float">
            <text:p>8.028721</text:p>
          </table:table-cell>
          <table:table-cell office:value-type="float" office:value="6.4" calcext:value-type="float">
            <text:p>6.4</text:p>
          </table:table-cell>
          <table:table-cell office:value-type="float" office:value="-12.2" calcext:value-type="float">
            <text:p>-12.2</text:p>
          </table:table-cell>
          <table:table-cell office:value-type="float" office:value="0.6978598" calcext:value-type="float">
            <text:p>0.6978598</text:p>
          </table:table-cell>
          <table:table-cell office:value-type="float" office:value="0.221068" calcext:value-type="float">
            <text:p>0.221068</text:p>
          </table:table-cell>
          <table:table-cell office:value-type="float" office:value="446.76" calcext:value-type="float">
            <text:p>446.76</text:p>
          </table:table-cell>
          <table:table-cell office:value-type="float" office:value="0" calcext:value-type="float">
            <text:p>0</text:p>
          </table:table-cell>
          <table:table-cell office:value-type="float" office:value="-1.11261" calcext:value-type="float">
            <text:p>-1.11261</text:p>
          </table:table-cell>
          <table:table-cell office:value-type="float" office:value="-1.256897" calcext:value-type="float">
            <text:p>-1.256897</text:p>
          </table:table-cell>
          <table:table-cell office:value-type="float" office:value="-0.8968201" calcext:value-type="float">
            <text:p>-0.8968201</text:p>
          </table:table-cell>
          <table:table-cell office:value-type="float" office:value="-0.9325562" calcext:value-type="float">
            <text:p>-0.9325562</text:p>
          </table:table-cell>
          <table:table-cell office:value-type="float" office:value="-0.7505493" calcext:value-type="float">
            <text:p>-0.7505493</text:p>
          </table:table-cell>
          <table:table-cell office:value-type="float" office:value="-0.7659912" calcext:value-type="float">
            <text:p>-0.7659912</text:p>
          </table:table-cell>
          <table:table-cell office:value-type="float" office:value="-0.6108398" calcext:value-type="float">
            <text:p>-0.6108398</text:p>
          </table:table-cell>
          <table:table-cell office:value-type="float" office:value="-0.6231079" calcext:value-type="float">
            <text:p>-0.6231079</text:p>
          </table:table-cell>
          <table:table-cell office:value-type="float" office:value="-0.495697" calcext:value-type="float">
            <text:p>-0.495697</text:p>
          </table:table-cell>
          <table:table-cell office:value-type="float" office:value="-0.5050354" calcext:value-type="float">
            <text:p>-0.5050354</text:p>
          </table:table-cell>
          <table:table-cell office:value-type="float" office:value="-0.4047546" calcext:value-type="float">
            <text:p>-0.4047546</text:p>
          </table:table-cell>
          <table:table-cell office:value-type="float" office:value="-0.4117126" calcext:value-type="float">
            <text:p>-0.4117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3" calcext:value-type="float">
            <text:p>19022003</text:p>
          </table:table-cell>
          <table:table-cell office:value-type="float" office:value="3.17628" calcext:value-type="float">
            <text:p>3.17628</text:p>
          </table:table-cell>
          <table:table-cell office:value-type="float" office:value="5.3" calcext:value-type="float">
            <text:p>5.3</text:p>
          </table:table-cell>
          <table:table-cell office:value-type="float" office:value="-6.2" calcext:value-type="float">
            <text:p>-6.2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0.3240875" calcext:value-type="float">
            <text:p>0.3240875</text:p>
          </table:table-cell>
          <table:table-cell office:value-type="float" office:value="525.4561" calcext:value-type="float">
            <text:p>525.4561</text:p>
          </table:table-cell>
          <table:table-cell office:value-type="float" office:value="5" calcext:value-type="float">
            <text:p>5</text:p>
          </table:table-cell>
          <table:table-cell office:value-type="float" office:value="-0.6106873" calcext:value-type="float">
            <text:p>-0.6106873</text:p>
          </table:table-cell>
          <table:table-cell office:value-type="float" office:value="-1.108459" calcext:value-type="float">
            <text:p>-1.108459</text:p>
          </table:table-cell>
          <table:table-cell office:value-type="float" office:value="-0.6732178" calcext:value-type="float">
            <text:p>-0.6732178</text:p>
          </table:table-cell>
          <table:table-cell office:value-type="float" office:value="-0.8952637" calcext:value-type="float">
            <text:p>-0.8952637</text:p>
          </table:table-cell>
          <table:table-cell office:value-type="float" office:value="-0.6616821" calcext:value-type="float">
            <text:p>-0.6616821</text:p>
          </table:table-cell>
          <table:table-cell office:value-type="float" office:value="-0.7608032" calcext:value-type="float">
            <text:p>-0.7608032</text:p>
          </table:table-cell>
          <table:table-cell office:value-type="float" office:value="-0.5473938" calcext:value-type="float">
            <text:p>-0.5473938</text:p>
          </table:table-cell>
          <table:table-cell office:value-type="float" office:value="-0.6230469" calcext:value-type="float">
            <text:p>-0.6230469</text:p>
          </table:table-cell>
          <table:table-cell office:value-type="float" office:value="-0.3339844" calcext:value-type="float">
            <text:p>-0.3339844</text:p>
          </table:table-cell>
          <table:table-cell office:value-type="float" office:value="-0.5067444" calcext:value-type="float">
            <text:p>-0.5067444</text:p>
          </table:table-cell>
          <table:table-cell office:value-type="float" office:value="-0.3682861" calcext:value-type="float">
            <text:p>-0.3682861</text:p>
          </table:table-cell>
          <table:table-cell office:value-type="float" office:value="-0.4155884" calcext:value-type="float">
            <text:p>-0.4155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3" calcext:value-type="float">
            <text:p>20022003</text:p>
          </table:table-cell>
          <table:table-cell office:value-type="float" office:value="13.29766" calcext:value-type="float">
            <text:p>13.29766</text:p>
          </table:table-cell>
          <table:table-cell office:value-type="float" office:value="-1.9" calcext:value-type="float">
            <text:p>-1.9</text:p>
          </table:table-cell>
          <table:table-cell office:value-type="float" office:value="-12.7" calcext:value-type="float">
            <text:p>-12.7</text:p>
          </table:table-cell>
          <table:table-cell office:value-type="float" office:value="0.4294879" calcext:value-type="float">
            <text:p>0.4294879</text:p>
          </table:table-cell>
          <table:table-cell office:value-type="float" office:value="0.2045539" calcext:value-type="float">
            <text:p>0.2045539</text:p>
          </table:table-cell>
          <table:table-cell office:value-type="float" office:value="307.728" calcext:value-type="float">
            <text:p>307.728</text:p>
          </table:table-cell>
          <table:table-cell office:value-type="float" office:value="0.1" calcext:value-type="float">
            <text:p>0.1</text:p>
          </table:table-cell>
          <table:table-cell office:value-type="float" office:value="-0.4668884" calcext:value-type="float">
            <text:p>-0.4668884</text:p>
          </table:table-cell>
          <table:table-cell office:value-type="float" office:value="-0.6087646" calcext:value-type="float">
            <text:p>-0.6087646</text:p>
          </table:table-cell>
          <table:table-cell office:value-type="float" office:value="-0.5328064" calcext:value-type="float">
            <text:p>-0.5328064</text:p>
          </table:table-cell>
          <table:table-cell office:value-type="float" office:value="-0.6710205" calcext:value-type="float">
            <text:p>-0.6710205</text:p>
          </table:table-cell>
          <table:table-cell office:value-type="float" office:value="-0.5448608" calcext:value-type="float">
            <text:p>-0.5448608</text:p>
          </table:table-cell>
          <table:table-cell office:value-type="float" office:value="-0.6600952" calcext:value-type="float">
            <text:p>-0.6600952</text:p>
          </table:table-cell>
          <table:table-cell office:value-type="float" office:value="-0.4810791" calcext:value-type="float">
            <text:p>-0.4810791</text:p>
          </table:table-cell>
          <table:table-cell office:value-type="float" office:value="-0.5461426" calcext:value-type="float">
            <text:p>-0.5461426</text:p>
          </table:table-cell>
          <table:table-cell office:value-type="float" office:value="-0.3413086" calcext:value-type="float">
            <text:p>-0.3413086</text:p>
          </table:table-cell>
          <table:table-cell office:value-type="float" office:value="-0.3872986" calcext:value-type="float">
            <text:p>-0.3872986</text:p>
          </table:table-cell>
          <table:table-cell office:value-type="float" office:value="-0.3490601" calcext:value-type="float">
            <text:p>-0.3490601</text:p>
          </table:table-cell>
          <table:table-cell office:value-type="float" office:value="-0.3677673" calcext:value-type="float">
            <text:p>-0.36776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3" calcext:value-type="float">
            <text:p>21022003</text:p>
          </table:table-cell>
          <table:table-cell office:value-type="float" office:value="1.98828" calcext:value-type="float">
            <text:p>1.98828</text:p>
          </table:table-cell>
          <table:table-cell office:value-type="float" office:value="1.2" calcext:value-type="float">
            <text:p>1.2</text:p>
          </table:table-cell>
          <table:table-cell office:value-type="float" office:value="-3.2" calcext:value-type="float">
            <text:p>-3.2</text:p>
          </table:table-cell>
          <table:table-cell office:value-type="float" office:value="0.6563412" calcext:value-type="float">
            <text:p>0.6563412</text:p>
          </table:table-cell>
          <table:table-cell office:value-type="float" office:value="0.4773437" calcext:value-type="float">
            <text:p>0.4773437</text:p>
          </table:table-cell>
          <table:table-cell office:value-type="float" office:value="242.532" calcext:value-type="float">
            <text:p>242.532</text:p>
          </table:table-cell>
          <table:table-cell office:value-type="float" office:value="30.1" calcext:value-type="float">
            <text:p>30.1</text:p>
          </table:table-cell>
          <table:table-cell office:value-type="float" office:value="-0.2787476" calcext:value-type="float">
            <text:p>-0.2787476</text:p>
          </table:table-cell>
          <table:table-cell office:value-type="float" office:value="-0.4658813" calcext:value-type="float">
            <text:p>-0.4658813</text:p>
          </table:table-cell>
          <table:table-cell office:value-type="float" office:value="-0.3642883" calcext:value-type="float">
            <text:p>-0.3642883</text:p>
          </table:table-cell>
          <table:table-cell office:value-type="float" office:value="-0.5318604" calcext:value-type="float">
            <text:p>-0.5318604</text:p>
          </table:table-cell>
          <table:table-cell office:value-type="float" office:value="-0.356781" calcext:value-type="float">
            <text:p>-0.356781</text:p>
          </table:table-cell>
          <table:table-cell office:value-type="float" office:value="-0.5440674" calcext:value-type="float">
            <text:p>-0.5440674</text:p>
          </table:table-cell>
          <table:table-cell office:value-type="float" office:value="-0.1166992" calcext:value-type="float">
            <text:p>-0.1166992</text:p>
          </table:table-cell>
          <table:table-cell office:value-type="float" office:value="-0.4806824" calcext:value-type="float">
            <text:p>-0.4806824</text:p>
          </table:table-cell>
          <table:table-cell office:value-type="float" office:value="-0.2334595" calcext:value-type="float">
            <text:p>-0.2334595</text:p>
          </table:table-cell>
          <table:table-cell office:value-type="float" office:value="-0.3930664" calcext:value-type="float">
            <text:p>-0.3930664</text:p>
          </table:table-cell>
          <table:table-cell office:value-type="float" office:value="-0.2900391" calcext:value-type="float">
            <text:p>-0.2900391</text:p>
          </table:table-cell>
          <table:table-cell office:value-type="float" office:value="-0.3490601" calcext:value-type="float">
            <text:p>-0.34906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3" calcext:value-type="float">
            <text:p>22022003</text:p>
          </table:table-cell>
          <table:table-cell office:value-type="float" office:value="3.00096" calcext:value-type="float">
            <text:p>3.00096</text:p>
          </table:table-cell>
          <table:table-cell office:value-type="float" office:value="0.5" calcext:value-type="float">
            <text:p>0.5</text:p>
          </table:table-cell>
          <table:table-cell office:value-type="float" office:value="-12.8" calcext:value-type="float">
            <text:p>-12.8</text:p>
          </table:table-cell>
          <table:table-cell office:value-type="float" office:value="0.624345" calcext:value-type="float">
            <text:p>0.624345</text:p>
          </table:table-cell>
          <table:table-cell office:value-type="float" office:value="0.1882984" calcext:value-type="float">
            <text:p>0.1882984</text:p>
          </table:table-cell>
          <table:table-cell office:value-type="float" office:value="463.356" calcext:value-type="float">
            <text:p>463.356</text:p>
          </table:table-cell>
          <table:table-cell office:value-type="float" office:value="19" calcext:value-type="float">
            <text:p>19</text:p>
          </table:table-cell>
          <table:table-cell office:value-type="float" office:value="-0.2020264" calcext:value-type="float">
            <text:p>-0.2020264</text:p>
          </table:table-cell>
          <table:table-cell office:value-type="float" office:value="-0.2776184" calcext:value-type="float">
            <text:p>-0.2776184</text:p>
          </table:table-cell>
          <table:table-cell office:value-type="float" office:value="-0.1590271" calcext:value-type="float">
            <text:p>-0.1590271</text:p>
          </table:table-cell>
          <table:table-cell office:value-type="float" office:value="-0.3622131" calcext:value-type="float">
            <text:p>-0.3622131</text:p>
          </table:table-cell>
          <table:table-cell office:value-type="float" office:value="-0.04763794" calcext:value-type="float">
            <text:p>-0.04763794</text:p>
          </table:table-cell>
          <table:table-cell office:value-type="float" office:value="-0.3544617" calcext:value-type="float">
            <text:p>-0.3544617</text:p>
          </table:table-cell>
          <table:table-cell office:value-type="float" office:value="-0.04830933" calcext:value-type="float">
            <text:p>-0.04830933</text:p>
          </table:table-cell>
          <table:table-cell office:value-type="float" office:value="-0.1149902" calcext:value-type="float">
            <text:p>-0.1149902</text:p>
          </table:table-cell>
          <table:table-cell office:value-type="float" office:value="-0.1836243" calcext:value-type="float">
            <text:p>-0.1836243</text:p>
          </table:table-cell>
          <table:table-cell office:value-type="float" office:value="-0.2329102" calcext:value-type="float">
            <text:p>-0.2329102</text:p>
          </table:table-cell>
          <table:table-cell office:value-type="float" office:value="-0.240387" calcext:value-type="float">
            <text:p>-0.240387</text:p>
          </table:table-cell>
          <table:table-cell office:value-type="float" office:value="-0.2893982" calcext:value-type="float">
            <text:p>-0.28939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3" calcext:value-type="float">
            <text:p>23022003</text:p>
          </table:table-cell>
          <table:table-cell office:value-type="float" office:value="10.52424" calcext:value-type="float">
            <text:p>10.52424</text:p>
          </table:table-cell>
          <table:table-cell office:value-type="float" office:value="-5.8" calcext:value-type="float">
            <text:p>-5.8</text:p>
          </table:table-cell>
          <table:table-cell office:value-type="float" office:value="-14.9" calcext:value-type="float">
            <text:p>-14.9</text:p>
          </table:table-cell>
          <table:table-cell office:value-type="float" office:value="0.3860623" calcext:value-type="float">
            <text:p>0.3860623</text:p>
          </table:table-cell>
          <table:table-cell office:value-type="float" office:value="0.1753961" calcext:value-type="float">
            <text:p>0.1753961</text:p>
          </table:table-cell>
          <table:table-cell office:value-type="float" office:value="221.58" calcext:value-type="float">
            <text:p>221.58</text:p>
          </table:table-cell>
          <table:table-cell office:value-type="float" office:value="0.7" calcext:value-type="float">
            <text:p>0.7</text:p>
          </table:table-cell>
          <table:table-cell office:value-type="float" office:value="-0.2077637" calcext:value-type="float">
            <text:p>-0.2077637</text:p>
          </table:table-cell>
          <table:table-cell office:value-type="float" office:value="-0.2591858" calcext:value-type="float">
            <text:p>-0.2591858</text:p>
          </table:table-cell>
          <table:table-cell office:value-type="float" office:value="-0.1230774" calcext:value-type="float">
            <text:p>-0.1230774</text:p>
          </table:table-cell>
          <table:table-cell office:value-type="float" office:value="-0.1585999" calcext:value-type="float">
            <text:p>-0.1585999</text:p>
          </table:table-cell>
          <table:table-cell office:value-type="float" office:value="-0.04208374" calcext:value-type="float">
            <text:p>-0.04208374</text:p>
          </table:table-cell>
          <table:table-cell office:value-type="float" office:value="-0.04745483" calcext:value-type="float">
            <text:p>-0.04745483</text:p>
          </table:table-cell>
          <table:table-cell office:value-type="float" office:value="-0.04846191" calcext:value-type="float">
            <text:p>-0.04846191</text:p>
          </table:table-cell>
          <table:table-cell office:value-type="float" office:value="-0.04882812" calcext:value-type="float">
            <text:p>-0.04882812</text:p>
          </table:table-cell>
          <table:table-cell office:value-type="float" office:value="-0.1587219" calcext:value-type="float">
            <text:p>-0.1587219</text:p>
          </table:table-cell>
          <table:table-cell office:value-type="float" office:value="-0.1832581" calcext:value-type="float">
            <text:p>-0.1832581</text:p>
          </table:table-cell>
          <table:table-cell office:value-type="float" office:value="-0.2090149" calcext:value-type="float">
            <text:p>-0.2090149</text:p>
          </table:table-cell>
          <table:table-cell office:value-type="float" office:value="-0.2400208" calcext:value-type="float">
            <text:p>-0.24002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3" calcext:value-type="float">
            <text:p>24022003</text:p>
          </table:table-cell>
          <table:table-cell office:value-type="float" office:value="9.273959" calcext:value-type="float">
            <text:p>9.273959</text:p>
          </table:table-cell>
          <table:table-cell office:value-type="float" office:value="-7.7" calcext:value-type="float">
            <text:p>-7.7</text:p>
          </table:table-cell>
          <table:table-cell office:value-type="float" office:value="-17.6" calcext:value-type="float">
            <text:p>-17.6</text:p>
          </table:table-cell>
          <table:table-cell office:value-type="float" office:value="0.3217802" calcext:value-type="float">
            <text:p>0.3217802</text:p>
          </table:table-cell>
          <table:table-cell office:value-type="float" office:value="0.1140137" calcext:value-type="float">
            <text:p>0.1140137</text:p>
          </table:table-cell>
          <table:table-cell office:value-type="float" office:value="527.9041" calcext:value-type="float">
            <text:p>527.9041</text:p>
          </table:table-cell>
          <table:table-cell office:value-type="float" office:value="0.9" calcext:value-type="float">
            <text:p>0.9</text:p>
          </table:table-cell>
          <table:table-cell office:value-type="float" office:value="-0.134491" calcext:value-type="float">
            <text:p>-0.134491</text:p>
          </table:table-cell>
          <table:table-cell office:value-type="float" office:value="-0.2069092" calcext:value-type="float">
            <text:p>-0.2069092</text:p>
          </table:table-cell>
          <table:table-cell office:value-type="float" office:value="-0.09487915" calcext:value-type="float">
            <text:p>-0.09487915</text:p>
          </table:table-cell>
          <table:table-cell office:value-type="float" office:value="-0.1228333" calcext:value-type="float">
            <text:p>-0.1228333</text:p>
          </table:table-cell>
          <table:table-cell office:value-type="float" office:value="-0.04064941" calcext:value-type="float">
            <text:p>-0.04064941</text:p>
          </table:table-cell>
          <table:table-cell office:value-type="float" office:value="-0.04205322" calcext:value-type="float">
            <text:p>-0.04205322</text:p>
          </table:table-cell>
          <table:table-cell office:value-type="float" office:value="-0.04837036" calcext:value-type="float">
            <text:p>-0.04837036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1416626" calcext:value-type="float">
            <text:p>-0.1416626</text:p>
          </table:table-cell>
          <table:table-cell office:value-type="float" office:value="-0.1584167" calcext:value-type="float">
            <text:p>-0.1584167</text:p>
          </table:table-cell>
          <table:table-cell office:value-type="float" office:value="-0.186615" calcext:value-type="float">
            <text:p>-0.186615</text:p>
          </table:table-cell>
          <table:table-cell office:value-type="float" office:value="-0.2087708" calcext:value-type="float">
            <text:p>-0.20877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3" calcext:value-type="float">
            <text:p>25022003</text:p>
          </table:table-cell>
          <table:table-cell office:value-type="float" office:value="13.02228" calcext:value-type="float">
            <text:p>13.02228</text:p>
          </table:table-cell>
          <table:table-cell office:value-type="float" office:value="-3.1" calcext:value-type="float">
            <text:p>-3.1</text:p>
          </table:table-cell>
          <table:table-cell office:value-type="float" office:value="-20.6" calcext:value-type="float">
            <text:p>-20.6</text:p>
          </table:table-cell>
          <table:table-cell office:value-type="float" office:value="0.392513" calcext:value-type="float">
            <text:p>0.392513</text:p>
          </table:table-cell>
          <table:table-cell office:value-type="float" office:value="0.1089327" calcext:value-type="float">
            <text:p>0.1089327</text:p>
          </table:table-cell>
          <table:table-cell office:value-type="float" office:value="371.916" calcext:value-type="float">
            <text:p>371.916</text:p>
          </table:table-cell>
          <table:table-cell office:value-type="float" office:value="0" calcext:value-type="float">
            <text:p>0</text:p>
          </table:table-cell>
          <table:table-cell office:value-type="float" office:value="-0.09857178" calcext:value-type="float">
            <text:p>-0.09857178</text:p>
          </table:table-cell>
          <table:table-cell office:value-type="float" office:value="-0.1340027" calcext:value-type="float">
            <text:p>-0.1340027</text:p>
          </table:table-cell>
          <table:table-cell office:value-type="float" office:value="-0.07873535" calcext:value-type="float">
            <text:p>-0.07873535</text:p>
          </table:table-cell>
          <table:table-cell office:value-type="float" office:value="-0.09463501" calcext:value-type="float">
            <text:p>-0.09463501</text:p>
          </table:table-cell>
          <table:table-cell office:value-type="float" office:value="-0.04064941" calcext:value-type="float">
            <text:p>-0.04064941</text:p>
          </table:table-cell>
          <table:table-cell office:value-type="float" office:value="-0.04125977" calcext:value-type="float">
            <text:p>-0.04125977</text:p>
          </table:table-cell>
          <table:table-cell office:value-type="float" office:value="-0.04864502" calcext:value-type="float">
            <text:p>-0.04864502</text:p>
          </table:table-cell>
          <table:table-cell office:value-type="float" office:value="-0.04962158" calcext:value-type="float">
            <text:p>-0.04962158</text:p>
          </table:table-cell>
          <table:table-cell office:value-type="float" office:value="-0.1294556" calcext:value-type="float">
            <text:p>-0.1294556</text:p>
          </table:table-cell>
          <table:table-cell office:value-type="float" office:value="-0.14151" calcext:value-type="float">
            <text:p>-0.1415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-0.1864014" calcext:value-type="float">
            <text:p>-0.18640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3" calcext:value-type="float">
            <text:p>26022003</text:p>
          </table:table-cell>
          <table:table-cell office:value-type="float" office:value="11.28528" calcext:value-type="float">
            <text:p>11.28528</text:p>
          </table:table-cell>
          <table:table-cell office:value-type="float" office:value="3.8" calcext:value-type="float">
            <text:p>3.8</text:p>
          </table:table-cell>
          <table:table-cell office:value-type="float" office:value="-3.8" calcext:value-type="float">
            <text:p>-3.8</text:p>
          </table:table-cell>
          <table:table-cell office:value-type="float" office:value="0.7299078" calcext:value-type="float">
            <text:p>0.7299078</text:p>
          </table:table-cell>
          <table:table-cell office:value-type="float" office:value="0.3963678" calcext:value-type="float">
            <text:p>0.3963678</text:p>
          </table:table-cell>
          <table:table-cell office:value-type="float" office:value="478.548" calcext:value-type="float">
            <text:p>478.548</text:p>
          </table:table-cell>
          <table:table-cell office:value-type="float" office:value="0.7" calcext:value-type="float">
            <text:p>0.7</text:p>
          </table:table-cell>
          <table:table-cell office:value-type="float" office:value="-0.08102417" calcext:value-type="float">
            <text:p>-0.08102417</text:p>
          </table:table-cell>
          <table:table-cell office:value-type="float" office:value="-0.09838867" calcext:value-type="float">
            <text:p>-0.09838867</text:p>
          </table:table-cell>
          <table:table-cell office:value-type="float" office:value="-0.0697937" calcext:value-type="float">
            <text:p>-0.0697937</text:p>
          </table:table-cell>
          <table:table-cell office:value-type="float" office:value="-0.07855225" calcext:value-type="float">
            <text:p>-0.07855225</text:p>
          </table:table-cell>
          <table:table-cell office:value-type="float" office:value="-0.04116821" calcext:value-type="float">
            <text:p>-0.04116821</text:p>
          </table:table-cell>
          <table:table-cell office:value-type="float" office:value="-0.04290771" calcext:value-type="float">
            <text:p>-0.04290771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-0.05102539" calcext:value-type="float">
            <text:p>-0.05102539</text:p>
          </table:table-cell>
          <table:table-cell office:value-type="float" office:value="-0.1202393" calcext:value-type="float">
            <text:p>-0.1202393</text:p>
          </table:table-cell>
          <table:table-cell office:value-type="float" office:value="-0.129303" calcext:value-type="float">
            <text:p>-0.129303</text:p>
          </table:table-cell>
          <table:table-cell office:value-type="float" office:value="-0.1561584" calcext:value-type="float">
            <text:p>-0.1561584</text:p>
          </table:table-cell>
          <table:table-cell office:value-type="float" office:value="-0.1693115" calcext:value-type="float">
            <text:p>-0.1693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3" calcext:value-type="float">
            <text:p>27022003</text:p>
          </table:table-cell>
          <table:table-cell office:value-type="float" office:value="2.2698" calcext:value-type="float">
            <text:p>2.2698</text:p>
          </table:table-cell>
          <table:table-cell office:value-type="float" office:value="1.9" calcext:value-type="float">
            <text:p>1.9</text:p>
          </table:table-cell>
          <table:table-cell office:value-type="float" office:value="-4.7" calcext:value-type="float">
            <text:p>-4.7</text:p>
          </table:table-cell>
          <table:table-cell office:value-type="float" office:value="0.6897997" calcext:value-type="float">
            <text:p>0.6897997</text:p>
          </table:table-cell>
          <table:table-cell office:value-type="float" office:value="0.4036682" calcext:value-type="float">
            <text:p>0.4036682</text:p>
          </table:table-cell>
          <table:table-cell office:value-type="float" office:value="378.648" calcext:value-type="float">
            <text:p>378.648</text:p>
          </table:table-cell>
          <table:table-cell office:value-type="float" office:value="12.8" calcext:value-type="float">
            <text:p>12.8</text:p>
          </table:table-cell>
          <table:table-cell office:value-type="float" office:value="-0.04272461" calcext:value-type="float">
            <text:p>-0.04272461</text:p>
          </table:table-cell>
          <table:table-cell office:value-type="float" office:value="-0.08084106" calcext:value-type="float">
            <text:p>-0.08084106</text:p>
          </table:table-cell>
          <table:table-cell office:value-type="float" office:value="-0.04873657" calcext:value-type="float">
            <text:p>-0.04873657</text:p>
          </table:table-cell>
          <table:table-cell office:value-type="float" office:value="-0.06967163" calcext:value-type="float">
            <text:p>-0.06967163</text:p>
          </table:table-cell>
          <table:table-cell office:value-type="float" office:value="-0.01901245" calcext:value-type="float">
            <text:p>-0.01901245</text:p>
          </table:table-cell>
          <table:table-cell office:value-type="float" office:value="-0.04370117" calcext:value-type="float">
            <text:p>-0.04370117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05175781" calcext:value-type="float">
            <text:p>-0.05175781</text:p>
          </table:table-cell>
          <table:table-cell office:value-type="float" office:value="-0.1098328" calcext:value-type="float">
            <text:p>-0.1098328</text:p>
          </table:table-cell>
          <table:table-cell office:value-type="float" office:value="-0.1201477" calcext:value-type="float">
            <text:p>-0.1201477</text:p>
          </table:table-cell>
          <table:table-cell office:value-type="float" office:value="-0.1443176" calcext:value-type="float">
            <text:p>-0.1443176</text:p>
          </table:table-cell>
          <table:table-cell office:value-type="float" office:value="-0.1559448" calcext:value-type="float">
            <text:p>-0.15594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3" calcext:value-type="float">
            <text:p>28022003</text:p>
          </table:table-cell>
          <table:table-cell office:value-type="float" office:value="14.96808" calcext:value-type="float">
            <text:p>14.96808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0.4059141" calcext:value-type="float">
            <text:p>0.4059141</text:p>
          </table:table-cell>
          <table:table-cell office:value-type="float" office:value="0.2926821" calcext:value-type="float">
            <text:p>0.2926821</text:p>
          </table:table-cell>
          <table:table-cell office:value-type="float" office:value="238.932" calcext:value-type="float">
            <text:p>238.932</text:p>
          </table:table-cell>
          <table:table-cell office:value-type="float" office:value="0" calcext:value-type="float">
            <text:p>0</text:p>
          </table:table-cell>
          <table:table-cell office:value-type="float" office:value="-0.04421997" calcext:value-type="float">
            <text:p>-0.04421997</text:p>
          </table:table-cell>
          <table:table-cell office:value-type="float" office:value="-0.04888916" calcext:value-type="float">
            <text:p>-0.04888916</text:p>
          </table:table-cell>
          <table:table-cell office:value-type="float" office:value="-0.04418945" calcext:value-type="float">
            <text:p>-0.04418945</text:p>
          </table:table-cell>
          <table:table-cell office:value-type="float" office:value="-0.04876709" calcext:value-type="float">
            <text:p>-0.04876709</text:p>
          </table:table-cell>
          <table:table-cell office:value-type="float" office:value="-0.01870728" calcext:value-type="float">
            <text:p>-0.01870728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-0.03900146" calcext:value-type="float">
            <text:p>-0.03900146</text:p>
          </table:table-cell>
          <table:table-cell office:value-type="float" office:value="-0.03952026" calcext:value-type="float">
            <text:p>-0.03952026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-0.1097107" calcext:value-type="float">
            <text:p>-0.1097107</text:p>
          </table:table-cell>
          <table:table-cell office:value-type="float" office:value="-0.1343689" calcext:value-type="float">
            <text:p>-0.1343689</text:p>
          </table:table-cell>
          <table:table-cell office:value-type="float" office:value="-0.144165" calcext:value-type="float">
            <text:p>-0.1441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3" calcext:value-type="float">
            <text:p>1032003</text:p>
          </table:table-cell>
          <table:table-cell office:value-type="float" office:value="2.95416" calcext:value-type="float">
            <text:p>2.95416</text:p>
          </table:table-cell>
          <table:table-cell office:value-type="float" office:value="5" calcext:value-type="float">
            <text:p>5</text:p>
          </table:table-cell>
          <table:table-cell office:value-type="float" office:value="-8.7" calcext:value-type="float">
            <text:p>-8.7</text:p>
          </table:table-cell>
          <table:table-cell office:value-type="float" office:value="0.8571299" calcext:value-type="float">
            <text:p>0.8571299</text:p>
          </table:table-cell>
          <table:table-cell office:value-type="float" office:value="0.3158553" calcext:value-type="float">
            <text:p>0.3158553</text:p>
          </table:table-cell>
          <table:table-cell office:value-type="float" office:value="249.048" calcext:value-type="float">
            <text:p>249.048</text:p>
          </table:table-cell>
          <table:table-cell office:value-type="float" office:value="3.4" calcext:value-type="float">
            <text:p>3.4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05300903" calcext:value-type="float">
            <text:p>-0.05300903</text:p>
          </table:table-cell>
          <table:table-cell office:value-type="float" office:value="-0.03973389" calcext:value-type="float">
            <text:p>-0.03973389</text:p>
          </table:table-cell>
          <table:table-cell office:value-type="float" office:value="-0.04440308" calcext:value-type="float">
            <text:p>-0.04440308</text:p>
          </table:table-cell>
          <table:table-cell office:value-type="float" office:value="-0.0189209" calcext:value-type="float">
            <text:p>-0.0189209</text:p>
          </table:table-cell>
          <table:table-cell office:value-type="float" office:value="-0.01937866" calcext:value-type="float">
            <text:p>-0.01937866</text:p>
          </table:table-cell>
          <table:table-cell office:value-type="float" office:value="-0.03945923" calcext:value-type="float">
            <text:p>-0.03945923</text:p>
          </table:table-cell>
          <table:table-cell office:value-type="float" office:value="-0.0401001" calcext:value-type="float">
            <text:p>-0.0401001</text:p>
          </table:table-cell>
          <table:table-cell office:value-type="float" office:value="-0.09640503" calcext:value-type="float">
            <text:p>-0.09640503</text:p>
          </table:table-cell>
          <table:table-cell office:value-type="float" office:value="-0.102356" calcext:value-type="float">
            <text:p>-0.102356</text:p>
          </table:table-cell>
          <table:table-cell office:value-type="float" office:value="-0.1259155" calcext:value-type="float">
            <text:p>-0.1259155</text:p>
          </table:table-cell>
          <table:table-cell office:value-type="float" office:value="-0.1342468" calcext:value-type="float">
            <text:p>-0.13424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3" calcext:value-type="float">
            <text:p>2032003</text:p>
          </table:table-cell>
          <table:table-cell office:value-type="float" office:value="6.40764" calcext:value-type="float">
            <text:p>6.40764</text:p>
          </table:table-cell>
          <table:table-cell office:value-type="float" office:value="6.2" calcext:value-type="float">
            <text:p>6.2</text:p>
          </table:table-cell>
          <table:table-cell office:value-type="float" office:value="-5.1" calcext:value-type="float">
            <text:p>-5.1</text:p>
          </table:table-cell>
          <table:table-cell office:value-type="float" office:value="0.8690805" calcext:value-type="float">
            <text:p>0.8690805</text:p>
          </table:table-cell>
          <table:table-cell office:value-type="float" office:value="0.3036276" calcext:value-type="float">
            <text:p>0.3036276</text:p>
          </table:table-cell>
          <table:table-cell office:value-type="float" office:value="561.4561" calcext:value-type="float">
            <text:p>561.4561</text:p>
          </table:table-cell>
          <table:table-cell office:value-type="float" office:value="7" calcext:value-type="float">
            <text:p>7</text:p>
          </table:table-cell>
          <table:table-cell office:value-type="float" office:value="-0.03323364" calcext:value-type="float">
            <text:p>-0.03323364</text:p>
          </table:table-cell>
          <table:table-cell office:value-type="float" office:value="-0.03826904" calcext:value-type="float">
            <text:p>-0.03826904</text:p>
          </table:table-cell>
          <table:table-cell office:value-type="float" office:value="-0.03549194" calcext:value-type="float">
            <text:p>-0.03549194</text:p>
          </table:table-cell>
          <table:table-cell office:value-type="float" office:value="-0.03930664" calcext:value-type="float">
            <text:p>-0.03930664</text:p>
          </table:table-cell>
          <table:table-cell office:value-type="float" office:value="-0.01852417" calcext:value-type="float">
            <text:p>-0.01852417</text:p>
          </table:table-cell>
          <table:table-cell office:value-type="float" office:value="-0.01901245" calcext:value-type="float">
            <text:p>-0.01901245</text:p>
          </table:table-cell>
          <table:table-cell office:value-type="float" office:value="-0.03982544" calcext:value-type="float">
            <text:p>-0.03982544</text:p>
          </table:table-cell>
          <table:table-cell office:value-type="float" office:value="-0.04025269" calcext:value-type="float">
            <text:p>-0.04025269</text:p>
          </table:table-cell>
          <table:table-cell office:value-type="float" office:value="-0.0914917" calcext:value-type="float">
            <text:p>-0.0914917</text:p>
          </table:table-cell>
          <table:table-cell office:value-type="float" office:value="-0.09646606" calcext:value-type="float">
            <text:p>-0.09646606</text:p>
          </table:table-cell>
          <table:table-cell office:value-type="float" office:value="-0.1187439" calcext:value-type="float">
            <text:p>-0.1187439</text:p>
          </table:table-cell>
          <table:table-cell office:value-type="float" office:value="-0.125885" calcext:value-type="float">
            <text:p>-0.125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3" calcext:value-type="float">
            <text:p>3032003</text:p>
          </table:table-cell>
          <table:table-cell office:value-type="float" office:value="10.43352" calcext:value-type="float">
            <text:p>10.43352</text:p>
          </table:table-cell>
          <table:table-cell office:value-type="float" office:value="-4.8" calcext:value-type="float">
            <text:p>-4.8</text:p>
          </table:table-cell>
          <table:table-cell office:value-type="float" office:value="-10" calcext:value-type="float">
            <text:p>-10</text:p>
          </table:table-cell>
          <table:table-cell office:value-type="float" office:value="0.291307" calcext:value-type="float">
            <text:p>0.291307</text:p>
          </table:table-cell>
          <table:table-cell office:value-type="float" office:value="0.1430067" calcext:value-type="float">
            <text:p>0.1430067</text:p>
          </table:table-cell>
          <table:table-cell office:value-type="float" office:value="265.428" calcext:value-type="float">
            <text:p>265.428</text:p>
          </table:table-cell>
          <table:table-cell office:value-type="float" office:value="0" calcext:value-type="float">
            <text:p>0</text:p>
          </table:table-cell>
          <table:table-cell office:value-type="float" office:value="-0.03103638" calcext:value-type="float">
            <text:p>-0.03103638</text:p>
          </table:table-cell>
          <table:table-cell office:value-type="float" office:value="-0.03344727" calcext:value-type="float">
            <text:p>-0.03344727</text:p>
          </table:table-cell>
          <table:table-cell office:value-type="float" office:value="-0.03311157" calcext:value-type="float">
            <text:p>-0.03311157</text:p>
          </table:table-cell>
          <table:table-cell office:value-type="float" office:value="-0.03546143" calcext:value-type="float">
            <text:p>-0.03546143</text:p>
          </table:table-cell>
          <table:table-cell office:value-type="float" office:value="-0.01855469" calcext:value-type="float">
            <text:p>-0.01855469</text:p>
          </table:table-cell>
          <table:table-cell office:value-type="float" office:value="-0.01895142" calcext:value-type="float">
            <text:p>-0.01895142</text:p>
          </table:table-cell>
          <table:table-cell office:value-type="float" office:value="-0.04022217" calcext:value-type="float">
            <text:p>-0.04022217</text:p>
          </table:table-cell>
          <table:table-cell office:value-type="float" office:value="-0.04089355" calcext:value-type="float">
            <text:p>-0.04089355</text:p>
          </table:table-cell>
          <table:table-cell office:value-type="float" office:value="-0.0874939" calcext:value-type="float">
            <text:p>-0.0874939</text:p>
          </table:table-cell>
          <table:table-cell office:value-type="float" office:value="-0.09146118" calcext:value-type="float">
            <text:p>-0.09146118</text:p>
          </table:table-cell>
          <table:table-cell office:value-type="float" office:value="-0.1126709" calcext:value-type="float">
            <text:p>-0.1126709</text:p>
          </table:table-cell>
          <table:table-cell office:value-type="float" office:value="-0.1186829" calcext:value-type="float">
            <text:p>-0.11868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3" calcext:value-type="float">
            <text:p>4032003</text:p>
          </table:table-cell>
          <table:table-cell office:value-type="float" office:value="5.922359" calcext:value-type="float">
            <text:p>5.922359</text:p>
          </table:table-cell>
          <table:table-cell office:value-type="float" office:value="-5.9" calcext:value-type="float">
            <text:p>-5.9</text:p>
          </table:table-cell>
          <table:table-cell office:value-type="float" office:value="-7.7" calcext:value-type="float">
            <text:p>-7.7</text:p>
          </table:table-cell>
          <table:table-cell office:value-type="float" office:value="0.3905829" calcext:value-type="float">
            <text:p>0.3905829</text:p>
          </table:table-cell>
          <table:table-cell office:value-type="float" office:value="0.2275048" calcext:value-type="float">
            <text:p>0.2275048</text:p>
          </table:table-cell>
          <table:table-cell office:value-type="float" office:value="275.112" calcext:value-type="float">
            <text:p>275.112</text:p>
          </table:table-cell>
          <table:table-cell office:value-type="float" office:value="3.8" calcext:value-type="float">
            <text:p>3.8</text:p>
          </table:table-cell>
          <table:table-cell office:value-type="float" office:value="-0.02960205" calcext:value-type="float">
            <text:p>-0.02960205</text:p>
          </table:table-cell>
          <table:table-cell office:value-type="float" office:value="-0.03103638" calcext:value-type="float">
            <text:p>-0.03103638</text:p>
          </table:table-cell>
          <table:table-cell office:value-type="float" office:value="-0.03131104" calcext:value-type="float">
            <text:p>-0.03131104</text:p>
          </table:table-cell>
          <table:table-cell office:value-type="float" office:value="-0.03314209" calcext:value-type="float">
            <text:p>-0.03314209</text:p>
          </table:table-cell>
          <table:table-cell office:value-type="float" office:value="-0.01882935" calcext:value-type="float">
            <text:p>-0.01882935</text:p>
          </table:table-cell>
          <table:table-cell office:value-type="float" office:value="-0.019104" calcext:value-type="float">
            <text:p>-0.019104</text:p>
          </table:table-cell>
          <table:table-cell office:value-type="float" office:value="-0.04074097" calcext:value-type="float">
            <text:p>-0.04074097</text:p>
          </table:table-cell>
          <table:table-cell office:value-type="float" office:value="-0.04125977" calcext:value-type="float">
            <text:p>-0.04125977</text:p>
          </table:table-cell>
          <table:table-cell office:value-type="float" office:value="-0.0838623" calcext:value-type="float">
            <text:p>-0.0838623</text:p>
          </table:table-cell>
          <table:table-cell office:value-type="float" office:value="-0.08746338" calcext:value-type="float">
            <text:p>-0.08746338</text:p>
          </table:table-cell>
          <table:table-cell office:value-type="float" office:value="-0.1072083" calcext:value-type="float">
            <text:p>-0.1072083</text:p>
          </table:table-cell>
          <table:table-cell office:value-type="float" office:value="-0.1126404" calcext:value-type="float">
            <text:p>-0.11264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11.95307" calcext:value-type="float">
            <text:p>11.95307</text:p>
          </table:table-cell>
          <table:table-cell office:value-type="float" office:value="-1.1" calcext:value-type="float">
            <text:p>-1.1</text:p>
          </table:table-cell>
          <table:table-cell office:value-type="float" office:value="-6.6" calcext:value-type="float">
            <text:p>-6.6</text:p>
          </table:table-cell>
          <table:table-cell office:value-type="float" office:value="0.4352183" calcext:value-type="float">
            <text:p>0.4352183</text:p>
          </table:table-cell>
          <table:table-cell office:value-type="float" office:value="0.3705426" calcext:value-type="float">
            <text:p>0.3705426</text:p>
          </table:table-cell>
          <table:table-cell office:value-type="float" office:value="200.052" calcext:value-type="float">
            <text:p>200.052</text:p>
          </table:table-cell>
          <table:table-cell office:value-type="float" office:value="1.4" calcext:value-type="float">
            <text:p>1.4</text:p>
          </table:table-cell>
          <table:table-cell office:value-type="float" office:value="-0.02868652" calcext:value-type="float">
            <text:p>-0.02868652</text:p>
          </table:table-cell>
          <table:table-cell office:value-type="float" office:value="-0.02960205" calcext:value-type="float">
            <text:p>-0.02960205</text:p>
          </table:table-cell>
          <table:table-cell office:value-type="float" office:value="-0.0300293" calcext:value-type="float">
            <text:p>-0.0300293</text:p>
          </table:table-cell>
          <table:table-cell office:value-type="float" office:value="-0.03131104" calcext:value-type="float">
            <text:p>-0.03131104</text:p>
          </table:table-cell>
          <table:table-cell office:value-type="float" office:value="-0.01904297" calcext:value-type="float">
            <text:p>-0.01904297</text:p>
          </table:table-cell>
          <table:table-cell office:value-type="float" office:value="-0.01953125" calcext:value-type="float">
            <text:p>-0.01953125</text:p>
          </table:table-cell>
          <table:table-cell office:value-type="float" office:value="-0.0411377" calcext:value-type="float">
            <text:p>-0.0411377</text:p>
          </table:table-cell>
          <table:table-cell office:value-type="float" office:value="-0.04165649" calcext:value-type="float">
            <text:p>-0.04165649</text:p>
          </table:table-cell>
          <table:table-cell office:value-type="float" office:value="-0.08081055" calcext:value-type="float">
            <text:p>-0.08081055</text:p>
          </table:table-cell>
          <table:table-cell office:value-type="float" office:value="-0.08389282" calcext:value-type="float">
            <text:p>-0.08389282</text:p>
          </table:table-cell>
          <table:table-cell office:value-type="float" office:value="-0.1024475" calcext:value-type="float">
            <text:p>-0.1024475</text:p>
          </table:table-cell>
          <table:table-cell office:value-type="float" office:value="-0.1072083" calcext:value-type="float">
            <text:p>-0.10720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3" calcext:value-type="float">
            <text:p>6032003</text:p>
          </table:table-cell>
          <table:table-cell office:value-type="float" office:value="11.82038" calcext:value-type="float">
            <text:p>11.82038</text:p>
          </table:table-cell>
          <table:table-cell office:value-type="float" office:value="0.3" calcext:value-type="float">
            <text:p>0.3</text:p>
          </table:table-cell>
          <table:table-cell office:value-type="float" office:value="-4.9" calcext:value-type="float">
            <text:p>-4.9</text:p>
          </table:table-cell>
          <table:table-cell office:value-type="float" office:value="0.4400992" calcext:value-type="float">
            <text:p>0.4400992</text:p>
          </table:table-cell>
          <table:table-cell office:value-type="float" office:value="0.323887" calcext:value-type="float">
            <text:p>0.323887</text:p>
          </table:table-cell>
          <table:table-cell office:value-type="float" office:value="578.556" calcext:value-type="float">
            <text:p>578.556</text:p>
          </table:table-cell>
          <table:table-cell office:value-type="float" office:value="12.6" calcext:value-type="float">
            <text:p>12.6</text:p>
          </table:table-cell>
          <table:table-cell office:value-type="float" office:value="-0.0284729" calcext:value-type="float">
            <text:p>-0.0284729</text:p>
          </table:table-cell>
          <table:table-cell table:number-columns-repeated="2" office:value-type="float" office:value="-0.02914429" calcext:value-type="float">
            <text:p>-0.02914429</text:p>
          </table:table-cell>
          <table:table-cell office:value-type="float" office:value="-0.0300293" calcext:value-type="float">
            <text:p>-0.0300293</text:p>
          </table:table-cell>
          <table:table-cell office:value-type="float" office:value="-0.0194397" calcext:value-type="float">
            <text:p>-0.0194397</text:p>
          </table:table-cell>
          <table:table-cell office:value-type="float" office:value="-0.01998901" calcext:value-type="float">
            <text:p>-0.01998901</text:p>
          </table:table-cell>
          <table:table-cell office:value-type="float" office:value="-0.04153442" calcext:value-type="float">
            <text:p>-0.04153442</text:p>
          </table:table-cell>
          <table:table-cell office:value-type="float" office:value="-0.04205322" calcext:value-type="float">
            <text:p>-0.04205322</text:p>
          </table:table-cell>
          <table:table-cell office:value-type="float" office:value="-0.07809448" calcext:value-type="float">
            <text:p>-0.07809448</text:p>
          </table:table-cell>
          <table:table-cell office:value-type="float" office:value="-0.08078003" calcext:value-type="float">
            <text:p>-0.08078003</text:p>
          </table:table-cell>
          <table:table-cell office:value-type="float" office:value="-0.09832764" calcext:value-type="float">
            <text:p>-0.09832764</text:p>
          </table:table-cell>
          <table:table-cell office:value-type="float" office:value="-0.102417" calcext:value-type="float">
            <text:p>-0.102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3" calcext:value-type="float">
            <text:p>7032003</text:p>
          </table:table-cell>
          <table:table-cell office:value-type="float" office:value="17.33266" calcext:value-type="float">
            <text:p>17.33266</text:p>
          </table:table-cell>
          <table:table-cell office:value-type="float" office:value="-4.2" calcext:value-type="float">
            <text:p>-4.2</text:p>
          </table:table-cell>
          <table:table-cell office:value-type="float" office:value="-10.8" calcext:value-type="float">
            <text:p>-10.8</text:p>
          </table:table-cell>
          <table:table-cell office:value-type="float" office:value="0.3937883" calcext:value-type="float">
            <text:p>0.3937883</text:p>
          </table:table-cell>
          <table:table-cell office:value-type="float" office:value="0.1759629" calcext:value-type="float">
            <text:p>0.1759629</text:p>
          </table:table-cell>
          <table:table-cell office:value-type="float" office:value="446.472" calcext:value-type="float">
            <text:p>446.472</text:p>
          </table:table-cell>
          <table:table-cell office:value-type="float" office:value="0" calcext:value-type="float">
            <text:p>0</text:p>
          </table:table-cell>
          <table:table-cell office:value-type="float" office:value="-0.02896118" calcext:value-type="float">
            <text:p>-0.02896118</text:p>
          </table:table-cell>
          <table:table-cell office:value-type="float" office:value="-0.03079224" calcext:value-type="float">
            <text:p>-0.03079224</text:p>
          </table:table-cell>
          <table:table-cell office:value-type="float" office:value="-0.02868652" calcext:value-type="float">
            <text:p>-0.02868652</text:p>
          </table:table-cell>
          <table:table-cell office:value-type="float" office:value="-0.02929688" calcext:value-type="float">
            <text:p>-0.02929688</text:p>
          </table:table-cell>
          <table:table-cell office:value-type="float" office:value="-0.01992798" calcext:value-type="float">
            <text:p>-0.01992798</text:p>
          </table:table-cell>
          <table:table-cell office:value-type="float" office:value="-0.02032471" calcext:value-type="float">
            <text:p>-0.02032471</text:p>
          </table:table-cell>
          <table:table-cell office:value-type="float" office:value="-0.04196167" calcext:value-type="float">
            <text:p>-0.04196167</text:p>
          </table:table-cell>
          <table:table-cell office:value-type="float" office:value="-0.04244995" calcext:value-type="float">
            <text:p>-0.04244995</text:p>
          </table:table-cell>
          <table:table-cell office:value-type="float" office:value="-0.07580566" calcext:value-type="float">
            <text:p>-0.07580566</text:p>
          </table:table-cell>
          <table:table-cell office:value-type="float" office:value="-0.07809448" calcext:value-type="float">
            <text:p>-0.07809448</text:p>
          </table:table-cell>
          <table:table-cell office:value-type="float" office:value="-0.09454346" calcext:value-type="float">
            <text:p>-0.09454346</text:p>
          </table:table-cell>
          <table:table-cell office:value-type="float" office:value="-0.09838867" calcext:value-type="float">
            <text:p>-0.098388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3" calcext:value-type="float">
            <text:p>8032003</text:p>
          </table:table-cell>
          <table:table-cell office:value-type="float" office:value="15.02405" calcext:value-type="float">
            <text:p>15.02405</text:p>
          </table:table-cell>
          <table:table-cell office:value-type="float" office:value="-2.7" calcext:value-type="float">
            <text:p>-2.7</text:p>
          </table:table-cell>
          <table:table-cell office:value-type="float" office:value="-11.6" calcext:value-type="float">
            <text:p>-11.6</text:p>
          </table:table-cell>
          <table:table-cell office:value-type="float" office:value="0.3393238" calcext:value-type="float">
            <text:p>0.3393238</text:p>
          </table:table-cell>
          <table:table-cell office:value-type="float" office:value="0.1436008" calcext:value-type="float">
            <text:p>0.1436008</text:p>
          </table:table-cell>
          <table:table-cell office:value-type="float" office:value="227.088" calcext:value-type="float">
            <text:p>227.088</text:p>
          </table:table-cell>
          <table:table-cell office:value-type="float" office:value="0.4" calcext:value-type="float">
            <text:p>0.4</text:p>
          </table:table-cell>
          <table:table-cell office:value-type="float" office:value="-0.03131104" calcext:value-type="float">
            <text:p>-0.03131104</text:p>
          </table:table-cell>
          <table:table-cell office:value-type="float" office:value="-0.04089355" calcext:value-type="float">
            <text:p>-0.04089355</text:p>
          </table:table-cell>
          <table:table-cell office:value-type="float" office:value="-0.02893066" calcext:value-type="float">
            <text:p>-0.02893066</text:p>
          </table:table-cell>
          <table:table-cell office:value-type="float" office:value="-0.03100586" calcext:value-type="float">
            <text:p>-0.03100586</text:p>
          </table:table-cell>
          <table:table-cell office:value-type="float" office:value="-0.02029419" calcext:value-type="float">
            <text:p>-0.02029419</text:p>
          </table:table-cell>
          <table:table-cell office:value-type="float" office:value="-0.02145386" calcext:value-type="float">
            <text:p>-0.02145386</text:p>
          </table:table-cell>
          <table:table-cell office:value-type="float" office:value="-0.04238892" calcext:value-type="float">
            <text:p>-0.04238892</text:p>
          </table:table-cell>
          <table:table-cell office:value-type="float" office:value="-0.04281616" calcext:value-type="float">
            <text:p>-0.04281616</text:p>
          </table:table-cell>
          <table:table-cell office:value-type="float" office:value="-0.07369995" calcext:value-type="float">
            <text:p>-0.07369995</text:p>
          </table:table-cell>
          <table:table-cell office:value-type="float" office:value="-0.07592773" calcext:value-type="float">
            <text:p>-0.07592773</text:p>
          </table:table-cell>
          <table:table-cell office:value-type="float" office:value="-0.09112549" calcext:value-type="float">
            <text:p>-0.09112549</text:p>
          </table:table-cell>
          <table:table-cell office:value-type="float" office:value="-0.09454346" calcext:value-type="float">
            <text:p>-0.094543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3" calcext:value-type="float">
            <text:p>9032003</text:p>
          </table:table-cell>
          <table:table-cell office:value-type="float" office:value="16.71401" calcext:value-type="float">
            <text:p>16.71401</text:p>
          </table:table-cell>
          <table:table-cell office:value-type="float" office:value="-7.4" calcext:value-type="float">
            <text:p>-7.4</text:p>
          </table:table-cell>
          <table:table-cell office:value-type="float" office:value="-20.3" calcext:value-type="float">
            <text:p>-20.3</text:p>
          </table:table-cell>
          <table:table-cell office:value-type="float" office:value="0.2403878" calcext:value-type="float">
            <text:p>0.2403878</text:p>
          </table:table-cell>
          <table:table-cell office:value-type="float" office:value="0.1089337" calcext:value-type="float">
            <text:p>0.1089337</text:p>
          </table:table-cell>
          <table:table-cell office:value-type="float" office:value="344.268" calcext:value-type="float">
            <text:p>344.268</text:p>
          </table:table-cell>
          <table:table-cell office:value-type="float" office:value="0" calcext:value-type="float">
            <text:p>0</text:p>
          </table:table-cell>
          <table:table-cell office:value-type="float" office:value="-0.04043579" calcext:value-type="float">
            <text:p>-0.04043579</text:p>
          </table:table-cell>
          <table:table-cell office:value-type="float" office:value="-0.04071045" calcext:value-type="float">
            <text:p>-0.04071045</text:p>
          </table:table-cell>
          <table:table-cell office:value-type="float" office:value="-0.03097534" calcext:value-type="float">
            <text:p>-0.03097534</text:p>
          </table:table-cell>
          <table:table-cell office:value-type="float" office:value="-0.03237915" calcext:value-type="float">
            <text:p>-0.03237915</text:p>
          </table:table-cell>
          <table:table-cell office:value-type="float" office:value="-0.02151489" calcext:value-type="float">
            <text:p>-0.02151489</text:p>
          </table:table-cell>
          <table:table-cell office:value-type="float" office:value="-0.02648926" calcext:value-type="float">
            <text:p>-0.02648926</text:p>
          </table:table-cell>
          <table:table-cell office:value-type="float" office:value="-0.04272461" calcext:value-type="float">
            <text:p>-0.04272461</text:p>
          </table:table-cell>
          <table:table-cell office:value-type="float" office:value="-0.04385376" calcext:value-type="float">
            <text:p>-0.04385376</text:p>
          </table:table-cell>
          <table:table-cell office:value-type="float" office:value="-0.07211304" calcext:value-type="float">
            <text:p>-0.07211304</text:p>
          </table:table-cell>
          <table:table-cell office:value-type="float" office:value="-0.07373047" calcext:value-type="float">
            <text:p>-0.07373047</text:p>
          </table:table-cell>
          <table:table-cell office:value-type="float" office:value="-0.08825684" calcext:value-type="float">
            <text:p>-0.08825684</text:p>
          </table:table-cell>
          <table:table-cell office:value-type="float" office:value="-0.09112549" calcext:value-type="float">
            <text:p>-0.091125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3" calcext:value-type="float">
            <text:p>10032003</text:p>
          </table:table-cell>
          <table:table-cell office:value-type="float" office:value="8.14896" calcext:value-type="float">
            <text:p>8.14896</text:p>
          </table:table-cell>
          <table:table-cell office:value-type="float" office:value="1.6" calcext:value-type="float">
            <text:p>1.6</text:p>
          </table:table-cell>
          <table:table-cell office:value-type="float" office:value="-9.4" calcext:value-type="float">
            <text:p>-9.4</text:p>
          </table:table-cell>
          <table:table-cell office:value-type="float" office:value="0.5387277" calcext:value-type="float">
            <text:p>0.5387277</text:p>
          </table:table-cell>
          <table:table-cell office:value-type="float" office:value="0.2728121" calcext:value-type="float">
            <text:p>0.2728121</text:p>
          </table:table-cell>
          <table:table-cell office:value-type="float" office:value="511.2" calcext:value-type="float">
            <text:p>511.2</text:p>
          </table:table-cell>
          <table:table-cell office:value-type="float" office:value="2.2" calcext:value-type="float">
            <text:p>2.2</text:p>
          </table:table-cell>
          <table:table-cell office:value-type="float" office:value="-0.04040527" calcext:value-type="float">
            <text:p>-0.04040527</text:p>
          </table:table-cell>
          <table:table-cell office:value-type="float" office:value="-0.04397583" calcext:value-type="float">
            <text:p>-0.04397583</text:p>
          </table:table-cell>
          <table:table-cell office:value-type="float" office:value="-0.03234863" calcext:value-type="float">
            <text:p>-0.03234863</text:p>
          </table:table-cell>
          <table:table-cell office:value-type="float" office:value="-0.03741455" calcext:value-type="float">
            <text:p>-0.03741455</text:p>
          </table:table-cell>
          <table:table-cell office:value-type="float" office:value="-0.02664185" calcext:value-type="float">
            <text:p>-0.02664185</text:p>
          </table:table-cell>
          <table:table-cell office:value-type="float" office:value="-0.03305054" calcext:value-type="float">
            <text:p>-0.03305054</text:p>
          </table:table-cell>
          <table:table-cell office:value-type="float" office:value="-0.04388428" calcext:value-type="float">
            <text:p>-0.04388428</text:p>
          </table:table-cell>
          <table:table-cell office:value-type="float" office:value="-0.04544067" calcext:value-type="float">
            <text:p>-0.04544067</text:p>
          </table:table-cell>
          <table:table-cell office:value-type="float" office:value="-0.07067871" calcext:value-type="float">
            <text:p>-0.07067871</text:p>
          </table:table-cell>
          <table:table-cell office:value-type="float" office:value="-0.07208252" calcext:value-type="float">
            <text:p>-0.07208252</text:p>
          </table:table-cell>
          <table:table-cell office:value-type="float" office:value="-0.08554077" calcext:value-type="float">
            <text:p>-0.08554077</text:p>
          </table:table-cell>
          <table:table-cell office:value-type="float" office:value="-0.08828735" calcext:value-type="float">
            <text:p>-0.088287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3" calcext:value-type="float">
            <text:p>11032003</text:p>
          </table:table-cell>
          <table:table-cell office:value-type="float" office:value="15.74741" calcext:value-type="float">
            <text:p>15.74741</text:p>
          </table:table-cell>
          <table:table-cell office:value-type="float" office:value="0.1" calcext:value-type="float">
            <text:p>0.1</text:p>
          </table:table-cell>
          <table:table-cell office:value-type="float" office:value="-9.7" calcext:value-type="float">
            <text:p>-9.7</text:p>
          </table:table-cell>
          <table:table-cell office:value-type="float" office:value="0.4869534" calcext:value-type="float">
            <text:p>0.4869534</text:p>
          </table:table-cell>
          <table:table-cell office:value-type="float" office:value="0.2268814" calcext:value-type="float">
            <text:p>0.2268814</text:p>
          </table:table-cell>
          <table:table-cell office:value-type="float" office:value="325.44" calcext:value-type="float">
            <text:p>325.44</text:p>
          </table:table-cell>
          <table:table-cell office:value-type="float" office:value="2.6" calcext:value-type="float">
            <text:p>2.6</text:p>
          </table:table-cell>
          <table:table-cell office:value-type="float" office:value="-0.04415894" calcext:value-type="float">
            <text:p>-0.04415894</text:p>
          </table:table-cell>
          <table:table-cell office:value-type="float" office:value="-0.05596924" calcext:value-type="float">
            <text:p>-0.05596924</text:p>
          </table:table-cell>
          <table:table-cell office:value-type="float" office:value="-0.03738403" calcext:value-type="float">
            <text:p>-0.03738403</text:p>
          </table:table-cell>
          <table:table-cell office:value-type="float" office:value="-0.04608154" calcext:value-type="float">
            <text:p>-0.04608154</text:p>
          </table:table-cell>
          <table:table-cell office:value-type="float" office:value="-0.03311157" calcext:value-type="float">
            <text:p>-0.03311157</text:p>
          </table:table-cell>
          <table:table-cell office:value-type="float" office:value="-0.03927612" calcext:value-type="float">
            <text:p>-0.03927612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-0.04708862" calcext:value-type="float">
            <text:p>-0.04708862</text:p>
          </table:table-cell>
          <table:table-cell office:value-type="float" office:value="-0.06951904" calcext:value-type="float">
            <text:p>-0.06951904</text:p>
          </table:table-cell>
          <table:table-cell office:value-type="float" office:value="-0.07067871" calcext:value-type="float">
            <text:p>-0.07067871</text:p>
          </table:table-cell>
          <table:table-cell office:value-type="float" office:value="-0.08297729" calcext:value-type="float">
            <text:p>-0.08297729</text:p>
          </table:table-cell>
          <table:table-cell office:value-type="float" office:value="-0.08554077" calcext:value-type="float">
            <text:p>-0.085540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3" calcext:value-type="float">
            <text:p>12032003</text:p>
          </table:table-cell>
          <table:table-cell office:value-type="float" office:value="17.60544" calcext:value-type="float">
            <text:p>17.60544</text:p>
          </table:table-cell>
          <table:table-cell office:value-type="float" office:value="-6.8" calcext:value-type="float">
            <text:p>-6.8</text:p>
          </table:table-cell>
          <table:table-cell office:value-type="float" office:value="-13.2" calcext:value-type="float">
            <text:p>-13.2</text:p>
          </table:table-cell>
          <table:table-cell office:value-type="float" office:value="0.3102339" calcext:value-type="float">
            <text:p>0.3102339</text:p>
          </table:table-cell>
          <table:table-cell office:value-type="float" office:value="0.1437768" calcext:value-type="float">
            <text:p>0.1437768</text:p>
          </table:table-cell>
          <table:table-cell office:value-type="float" office:value="453.024" calcext:value-type="float">
            <text:p>453.024</text:p>
          </table:table-cell>
          <table:table-cell office:value-type="float" office:value="0.3" calcext:value-type="float">
            <text:p>0.3</text:p>
          </table:table-cell>
          <table:table-cell office:value-type="float" office:value="-0.05612183" calcext:value-type="float">
            <text:p>-0.05612183</text:p>
          </table:table-cell>
          <table:table-cell office:value-type="float" office:value="-0.06863403" calcext:value-type="float">
            <text:p>-0.06863403</text:p>
          </table:table-cell>
          <table:table-cell office:value-type="float" office:value="-0.04626465" calcext:value-type="float">
            <text:p>-0.04626465</text:p>
          </table:table-cell>
          <table:table-cell office:value-type="float" office:value="-0.05541992" calcext:value-type="float">
            <text:p>-0.05541992</text:p>
          </table:table-cell>
          <table:table-cell office:value-type="float" office:value="-0.03930664" calcext:value-type="float">
            <text:p>-0.03930664</text:p>
          </table:table-cell>
          <table:table-cell office:value-type="float" office:value="-0.04586792" calcext:value-type="float">
            <text:p>-0.04586792</text:p>
          </table:table-cell>
          <table:table-cell office:value-type="float" office:value="-0.04702759" calcext:value-type="float">
            <text:p>-0.04702759</text:p>
          </table:table-cell>
          <table:table-cell office:value-type="float" office:value="-0.04898071" calcext:value-type="float">
            <text:p>-0.04898071</text:p>
          </table:table-cell>
          <table:table-cell office:value-type="float" office:value="-0.06878662" calcext:value-type="float">
            <text:p>-0.06878662</text:p>
          </table:table-cell>
          <table:table-cell office:value-type="float" office:value="-0.06951904" calcext:value-type="float">
            <text:p>-0.06951904</text:p>
          </table:table-cell>
          <table:table-cell office:value-type="float" office:value="-0.08111572" calcext:value-type="float">
            <text:p>-0.08111572</text:p>
          </table:table-cell>
          <table:table-cell office:value-type="float" office:value="-0.08312988" calcext:value-type="float">
            <text:p>-0.083129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3" calcext:value-type="float">
            <text:p>13032003</text:p>
          </table:table-cell>
          <table:table-cell office:value-type="float" office:value="17.78557" calcext:value-type="float">
            <text:p>17.78557</text:p>
          </table:table-cell>
          <table:table-cell office:value-type="float" office:value="-8" calcext:value-type="float">
            <text:p>-8</text:p>
          </table:table-cell>
          <table:table-cell office:value-type="float" office:value="-17.9" calcext:value-type="float">
            <text:p>-17.9</text:p>
          </table:table-cell>
          <table:table-cell office:value-type="float" office:value="0.1741509" calcext:value-type="float">
            <text:p>0.1741509</text:p>
          </table:table-cell>
          <table:table-cell office:value-type="float" office:value="0.122436" calcext:value-type="float">
            <text:p>0.122436</text:p>
          </table:table-cell>
          <table:table-cell office:value-type="float" office:value="239.832" calcext:value-type="float">
            <text:p>239.832</text:p>
          </table:table-cell>
          <table:table-cell office:value-type="float" office:value="0" calcext:value-type="float">
            <text:p>0</text:p>
          </table:table-cell>
          <table:table-cell office:value-type="float" office:value="-0.0687561" calcext:value-type="float">
            <text:p>-0.0687561</text:p>
          </table:table-cell>
          <table:table-cell office:value-type="float" office:value="-0.07833862" calcext:value-type="float">
            <text:p>-0.07833862</text:p>
          </table:table-cell>
          <table:table-cell office:value-type="float" office:value="-0.05554199" calcext:value-type="float">
            <text:p>-0.05554199</text:p>
          </table:table-cell>
          <table:table-cell office:value-type="float" office:value="-0.06350708" calcext:value-type="float">
            <text:p>-0.06350708</text:p>
          </table:table-cell>
          <table:table-cell office:value-type="float" office:value="-0.04598999" calcext:value-type="float">
            <text:p>-0.04598999</text:p>
          </table:table-cell>
          <table:table-cell office:value-type="float" office:value="-0.05178833" calcext:value-type="float">
            <text:p>-0.05178833</text:p>
          </table:table-cell>
          <table:table-cell office:value-type="float" office:value="-0.04901123" calcext:value-type="float">
            <text:p>-0.04901123</text:p>
          </table:table-cell>
          <table:table-cell office:value-type="float" office:value="-0.0508728" calcext:value-type="float">
            <text:p>-0.0508728</text:p>
          </table:table-cell>
          <table:table-cell office:value-type="float" office:value="-0.06799316" calcext:value-type="float">
            <text:p>-0.06799316</text:p>
          </table:table-cell>
          <table:table-cell office:value-type="float" office:value="-0.06878662" calcext:value-type="float">
            <text:p>-0.06878662</text:p>
          </table:table-cell>
          <table:table-cell office:value-type="float" office:value="-0.07928467" calcext:value-type="float">
            <text:p>-0.07928467</text:p>
          </table:table-cell>
          <table:table-cell office:value-type="float" office:value="-0.08114624" calcext:value-type="float">
            <text:p>-0.081146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3" calcext:value-type="float">
            <text:p>14032003</text:p>
          </table:table-cell>
          <table:table-cell office:value-type="float" office:value="4.13604" calcext:value-type="float">
            <text:p>4.13604</text:p>
          </table:table-cell>
          <table:table-cell office:value-type="float" office:value="-4.6" calcext:value-type="float">
            <text:p>-4.6</text:p>
          </table:table-cell>
          <table:table-cell office:value-type="float" office:value="-16.3" calcext:value-type="float">
            <text:p>-16.3</text:p>
          </table:table-cell>
          <table:table-cell office:value-type="float" office:value="0.4304054" calcext:value-type="float">
            <text:p>0.4304054</text:p>
          </table:table-cell>
          <table:table-cell office:value-type="float" office:value="0.1446944" calcext:value-type="float">
            <text:p>0.1446944</text:p>
          </table:table-cell>
          <table:table-cell office:value-type="float" office:value="547.02" calcext:value-type="float">
            <text:p>547.02</text:p>
          </table:table-cell>
          <table:table-cell office:value-type="float" office:value="14.8" calcext:value-type="float">
            <text:p>14.8</text:p>
          </table:table-cell>
          <table:table-cell office:value-type="float" office:value="-0.07858276" calcext:value-type="float">
            <text:p>-0.07858276</text:p>
          </table:table-cell>
          <table:table-cell office:value-type="float" office:value="-0.2524414" calcext:value-type="float">
            <text:p>-0.2524414</text:p>
          </table:table-cell>
          <table:table-cell office:value-type="float" office:value="-0.06356812" calcext:value-type="float">
            <text:p>-0.06356812</text:p>
          </table:table-cell>
          <table:table-cell office:value-type="float" office:value="-0.1065063" calcext:value-type="float">
            <text:p>-0.1065063</text:p>
          </table:table-cell>
          <table:table-cell office:value-type="float" office:value="-0.05181885" calcext:value-type="float">
            <text:p>-0.05181885</text:p>
          </table:table-cell>
          <table:table-cell office:value-type="float" office:value="-0.06295776" calcext:value-type="float">
            <text:p>-0.06295776</text:p>
          </table:table-cell>
          <table:table-cell office:value-type="float" office:value="-0.05090332" calcext:value-type="float">
            <text:p>-0.05090332</text:p>
          </table:table-cell>
          <table:table-cell office:value-type="float" office:value="-0.05410767" calcext:value-type="float">
            <text:p>-0.05410767</text:p>
          </table:table-cell>
          <table:table-cell office:value-type="float" office:value="-0.06787109" calcext:value-type="float">
            <text:p>-0.06787109</text:p>
          </table:table-cell>
          <table:table-cell office:value-type="float" office:value="-0.06808472" calcext:value-type="float">
            <text:p>-0.06808472</text:p>
          </table:table-cell>
          <table:table-cell office:value-type="float" office:value="-0.0776062" calcext:value-type="float">
            <text:p>-0.0776062</text:p>
          </table:table-cell>
          <table:table-cell office:value-type="float" office:value="-0.07928467" calcext:value-type="float">
            <text:p>-0.07928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3" calcext:value-type="float">
            <text:p>15032003</text:p>
          </table:table-cell>
          <table:table-cell office:value-type="float" office:value="16.5807" calcext:value-type="float">
            <text:p>16.5807</text:p>
          </table:table-cell>
          <table:table-cell office:value-type="float" office:value="-2.9" calcext:value-type="float">
            <text:p>-2.9</text:p>
          </table:table-cell>
          <table:table-cell office:value-type="float" office:value="-12.8" calcext:value-type="float">
            <text:p>-12.8</text:p>
          </table:table-cell>
          <table:table-cell office:value-type="float" office:value="0.4783812" calcext:value-type="float">
            <text:p>0.4783812</text:p>
          </table:table-cell>
          <table:table-cell office:value-type="float" office:value="0.1578452" calcext:value-type="float">
            <text:p>0.1578452</text:p>
          </table:table-cell>
          <table:table-cell office:value-type="float" office:value="608.652" calcext:value-type="float">
            <text:p>608.652</text:p>
          </table:table-cell>
          <table:table-cell office:value-type="float" office:value="4" calcext:value-type="float">
            <text:p>4</text:p>
          </table:table-cell>
          <table:table-cell office:value-type="float" office:value="-0.2535095" calcext:value-type="float">
            <text:p>-0.2535095</text:p>
          </table:table-cell>
          <table:table-cell office:value-type="float" office:value="-0.2952576" calcext:value-type="float">
            <text:p>-0.2952576</text:p>
          </table:table-cell>
          <table:table-cell office:value-type="float" office:value="-0.1067505" calcext:value-type="float">
            <text:p>-0.1067505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-0.06311035" calcext:value-type="float">
            <text:p>-0.06311035</text:p>
          </table:table-cell>
          <table:table-cell office:value-type="float" office:value="-0.0737915" calcext:value-type="float">
            <text:p>-0.0737915</text:p>
          </table:table-cell>
          <table:table-cell office:value-type="float" office:value="-0.0541687" calcext:value-type="float">
            <text:p>-0.0541687</text:p>
          </table:table-cell>
          <table:table-cell office:value-type="float" office:value="-0.05938721" calcext:value-type="float">
            <text:p>-0.05938721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-0.06845093" calcext:value-type="float">
            <text:p>-0.06845093</text:p>
          </table:table-cell>
          <table:table-cell office:value-type="float" office:value="-0.07626343" calcext:value-type="float">
            <text:p>-0.07626343</text:p>
          </table:table-cell>
          <table:table-cell office:value-type="float" office:value="-0.0776062" calcext:value-type="float">
            <text:p>-0.07760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3" calcext:value-type="float">
            <text:p>16032003</text:p>
          </table:table-cell>
          <table:table-cell office:value-type="float" office:value="18.88357" calcext:value-type="float">
            <text:p>18.88357</text:p>
          </table:table-cell>
          <table:table-cell office:value-type="float" office:value="-5.8" calcext:value-type="float">
            <text:p>-5.8</text:p>
          </table:table-cell>
          <table:table-cell office:value-type="float" office:value="-14.9" calcext:value-type="float">
            <text:p>-14.9</text:p>
          </table:table-cell>
          <table:table-cell office:value-type="float" office:value="0.1941295" calcext:value-type="float">
            <text:p>0.1941295</text:p>
          </table:table-cell>
          <table:table-cell office:value-type="float" office:value="0.1319403" calcext:value-type="float">
            <text:p>0.131940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0.2956848" calcext:value-type="float">
            <text:p>-0.2956848</text:p>
          </table:table-cell>
          <table:table-cell office:value-type="float" office:value="-0.3179016" calcext:value-type="float">
            <text:p>-0.3179016</text:p>
          </table:table-cell>
          <table:table-cell office:value-type="float" office:value="-0.1282959" calcext:value-type="float">
            <text:p>-0.1282959</text:p>
          </table:table-cell>
          <table:table-cell office:value-type="float" office:value="-0.1452637" calcext:value-type="float">
            <text:p>-0.1452637</text:p>
          </table:table-cell>
          <table:table-cell office:value-type="float" office:value="-0.07391357" calcext:value-type="float">
            <text:p>-0.07391357</text:p>
          </table:table-cell>
          <table:table-cell office:value-type="float" office:value="-0.08425903" calcext:value-type="float">
            <text:p>-0.08425903</text:p>
          </table:table-cell>
          <table:table-cell office:value-type="float" office:value="-0.05941772" calcext:value-type="float">
            <text:p>-0.05941772</text:p>
          </table:table-cell>
          <table:table-cell office:value-type="float" office:value="-0.06497192" calcext:value-type="float">
            <text:p>-0.06497192</text:p>
          </table:table-cell>
          <table:table-cell office:value-type="float" office:value="-0.06838989" calcext:value-type="float">
            <text:p>-0.06838989</text:p>
          </table:table-cell>
          <table:table-cell office:value-type="float" office:value="-0.06924438" calcext:value-type="float">
            <text:p>-0.06924438</text:p>
          </table:table-cell>
          <table:table-cell office:value-type="float" office:value="-0.0753479" calcext:value-type="float">
            <text:p>-0.0753479</text:p>
          </table:table-cell>
          <table:table-cell office:value-type="float" office:value="-0.07629395" calcext:value-type="float">
            <text:p>-0.076293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3" calcext:value-type="float">
            <text:p>17032003</text:p>
          </table:table-cell>
          <table:table-cell office:value-type="float" office:value="6.30936" calcext:value-type="float">
            <text:p>6.30936</text:p>
          </table:table-cell>
          <table:table-cell office:value-type="float" office:value="1.2" calcext:value-type="float">
            <text:p>1.2</text:p>
          </table:table-cell>
          <table:table-cell office:value-type="float" office:value="-12.1" calcext:value-type="float">
            <text:p>-12.1</text:p>
          </table:table-cell>
          <table:table-cell office:value-type="float" office:value="0.5985806" calcext:value-type="float">
            <text:p>0.5985806</text:p>
          </table:table-cell>
          <table:table-cell office:value-type="float" office:value="0.2073788" calcext:value-type="float">
            <text:p>0.2073788</text:p>
          </table:table-cell>
          <table:table-cell office:value-type="float" office:value="438.84" calcext:value-type="float">
            <text:p>438.84</text:p>
          </table:table-cell>
          <table:table-cell office:value-type="float" office:value="3.4" calcext:value-type="float">
            <text:p>3.4</text:p>
          </table:table-cell>
          <table:table-cell office:value-type="float" office:value="-0.3180542" calcext:value-type="float">
            <text:p>-0.3180542</text:p>
          </table:table-cell>
          <table:table-cell office:value-type="float" office:value="-0.3388062" calcext:value-type="float">
            <text:p>-0.3388062</text:p>
          </table:table-cell>
          <table:table-cell office:value-type="float" office:value="-0.1453857" calcext:value-type="float">
            <text:p>-0.1453857</text:p>
          </table:table-cell>
          <table:table-cell office:value-type="float" office:value="-0.15979" calcext:value-type="float">
            <text:p>-0.15979</text:p>
          </table:table-cell>
          <table:table-cell office:value-type="float" office:value="-0.08435059" calcext:value-type="float">
            <text:p>-0.08435059</text:p>
          </table:table-cell>
          <table:table-cell office:value-type="float" office:value="-0.09448242" calcext:value-type="float">
            <text:p>-0.09448242</text:p>
          </table:table-cell>
          <table:table-cell office:value-type="float" office:value="-0.06506348" calcext:value-type="float">
            <text:p>-0.06506348</text:p>
          </table:table-cell>
          <table:table-cell office:value-type="float" office:value="-0.07092285" calcext:value-type="float">
            <text:p>-0.07092285</text:p>
          </table:table-cell>
          <table:table-cell office:value-type="float" office:value="-0.06924438" calcext:value-type="float">
            <text:p>-0.06924438</text:p>
          </table:table-cell>
          <table:table-cell office:value-type="float" office:value="-0.07043457" calcext:value-type="float">
            <text:p>-0.07043457</text:p>
          </table:table-cell>
          <table:table-cell office:value-type="float" office:value="-0.07449341" calcext:value-type="float">
            <text:p>-0.07449341</text:p>
          </table:table-cell>
          <table:table-cell office:value-type="float" office:value="-0.0753479" calcext:value-type="float">
            <text:p>-0.07534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3" calcext:value-type="float">
            <text:p>18032003</text:p>
          </table:table-cell>
          <table:table-cell office:value-type="float" office:value="19.65643" calcext:value-type="float">
            <text:p>19.65643</text:p>
          </table:table-cell>
          <table:table-cell office:value-type="float" office:value="-4" calcext:value-type="float">
            <text:p>-4</text:p>
          </table:table-cell>
          <table:table-cell office:value-type="float" office:value="-11.4" calcext:value-type="float">
            <text:p>-11.4</text:p>
          </table:table-cell>
          <table:table-cell office:value-type="float" office:value="0.3148015" calcext:value-type="float">
            <text:p>0.3148015</text:p>
          </table:table-cell>
          <table:table-cell office:value-type="float" office:value="0.1637061" calcext:value-type="float">
            <text:p>0.1637061</text:p>
          </table:table-cell>
          <table:table-cell office:value-type="float" office:value="250.272" calcext:value-type="float">
            <text:p>250.272</text:p>
          </table:table-cell>
          <table:table-cell office:value-type="float" office:value="0" calcext:value-type="float">
            <text:p>0</text:p>
          </table:table-cell>
          <table:table-cell office:value-type="float" office:value="-0.2521057" calcext:value-type="float">
            <text:p>-0.2521057</text:p>
          </table:table-cell>
          <table:table-cell office:value-type="float" office:value="-0.3291016" calcext:value-type="float">
            <text:p>-0.3291016</text:p>
          </table:table-cell>
          <table:table-cell office:value-type="float" office:value="-0.1470337" calcext:value-type="float">
            <text:p>-0.1470337</text:p>
          </table:table-cell>
          <table:table-cell office:value-type="float" office:value="-0.1598511" calcext:value-type="float">
            <text:p>-0.1598511</text:p>
          </table:table-cell>
          <table:table-cell office:value-type="float" office:value="-0.09448242" calcext:value-type="float">
            <text:p>-0.09448242</text:p>
          </table:table-cell>
          <table:table-cell office:value-type="float" office:value="-0.09939575" calcext:value-type="float">
            <text:p>-0.09939575</text:p>
          </table:table-cell>
          <table:table-cell office:value-type="float" office:value="-0.0710144" calcext:value-type="float">
            <text:p>-0.0710144</text:p>
          </table:table-cell>
          <table:table-cell office:value-type="float" office:value="-0.07608032" calcext:value-type="float">
            <text:p>-0.07608032</text:p>
          </table:table-cell>
          <table:table-cell office:value-type="float" office:value="-0.07046509" calcext:value-type="float">
            <text:p>-0.07046509</text:p>
          </table:table-cell>
          <table:table-cell office:value-type="float" office:value="-0.07192993" calcext:value-type="float">
            <text:p>-0.07192993</text:p>
          </table:table-cell>
          <table:table-cell office:value-type="float" office:value="-0.07403564" calcext:value-type="float">
            <text:p>-0.07403564</text:p>
          </table:table-cell>
          <table:table-cell office:value-type="float" office:value="-0.07452393" calcext:value-type="float">
            <text:p>-0.074523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3" calcext:value-type="float">
            <text:p>19032003</text:p>
          </table:table-cell>
          <table:table-cell office:value-type="float" office:value="18.67292" calcext:value-type="float">
            <text:p>18.67292</text:p>
          </table:table-cell>
          <table:table-cell office:value-type="float" office:value="0.5" calcext:value-type="float">
            <text:p>0.5</text:p>
          </table:table-cell>
          <table:table-cell office:value-type="float" office:value="-16.3" calcext:value-type="float">
            <text:p>-16.3</text:p>
          </table:table-cell>
          <table:table-cell office:value-type="float" office:value="0.4013738" calcext:value-type="float">
            <text:p>0.4013738</text:p>
          </table:table-cell>
          <table:table-cell office:value-type="float" office:value="0.1508404" calcext:value-type="float">
            <text:p>0.1508404</text:p>
          </table:table-cell>
          <table:table-cell office:value-type="float" office:value="237.672" calcext:value-type="float">
            <text:p>237.672</text:p>
          </table:table-cell>
          <table:table-cell office:value-type="float" office:value="0" calcext:value-type="float">
            <text:p>0</text:p>
          </table:table-cell>
          <table:table-cell office:value-type="float" office:value="-0.2510376" calcext:value-type="float">
            <text:p>-0.2510376</text:p>
          </table:table-cell>
          <table:table-cell office:value-type="float" office:value="-0.2687378" calcext:value-type="float">
            <text:p>-0.2687378</text:p>
          </table:table-cell>
          <table:table-cell office:value-type="float" office:value="-0.1442261" calcext:value-type="float">
            <text:p>-0.1442261</text:p>
          </table:table-cell>
          <table:table-cell office:value-type="float" office:value="-0.1468201" calcext:value-type="float">
            <text:p>-0.1468201</text:p>
          </table:table-cell>
          <table:table-cell office:value-type="float" office:value="-0.09939575" calcext:value-type="float">
            <text:p>-0.09939575</text:p>
          </table:table-cell>
          <table:table-cell office:value-type="float" office:value="-0.1028442" calcext:value-type="float">
            <text:p>-0.1028442</text:p>
          </table:table-cell>
          <table:table-cell office:value-type="float" office:value="-0.07614136" calcext:value-type="float">
            <text:p>-0.07614136</text:p>
          </table:table-cell>
          <table:table-cell office:value-type="float" office:value="-0.08053589" calcext:value-type="float">
            <text:p>-0.08053589</text:p>
          </table:table-cell>
          <table:table-cell office:value-type="float" office:value="-0.0718689" calcext:value-type="float">
            <text:p>-0.0718689</text:p>
          </table:table-cell>
          <table:table-cell office:value-type="float" office:value="-0.07363892" calcext:value-type="float">
            <text:p>-0.07363892</text:p>
          </table:table-cell>
          <table:table-cell office:value-type="float" office:value="-0.07369995" calcext:value-type="float">
            <text:p>-0.07369995</text:p>
          </table:table-cell>
          <table:table-cell office:value-type="float" office:value="-0.0741272" calcext:value-type="float">
            <text:p>-0.07412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3" calcext:value-type="float">
            <text:p>20032003</text:p>
          </table:table-cell>
          <table:table-cell office:value-type="float" office:value="12.40272" calcext:value-type="float">
            <text:p>12.40272</text:p>
          </table:table-cell>
          <table:table-cell office:value-type="float" office:value="0.3" calcext:value-type="float">
            <text:p>0.3</text:p>
          </table:table-cell>
          <table:table-cell office:value-type="float" office:value="-7.8" calcext:value-type="float">
            <text:p>-7.8</text:p>
          </table:table-cell>
          <table:table-cell office:value-type="float" office:value="0.591074" calcext:value-type="float">
            <text:p>0.591074</text:p>
          </table:table-cell>
          <table:table-cell office:value-type="float" office:value="0.2991253" calcext:value-type="float">
            <text:p>0.2991253</text:p>
          </table:table-cell>
          <table:table-cell office:value-type="float" office:value="211.824" calcext:value-type="float">
            <text:p>211.824</text:p>
          </table:table-cell>
          <table:table-cell office:value-type="float" office:value="0" calcext:value-type="float">
            <text:p>0</text:p>
          </table:table-cell>
          <table:table-cell office:value-type="float" office:value="-0.2428589" calcext:value-type="float">
            <text:p>-0.2428589</text:p>
          </table:table-cell>
          <table:table-cell office:value-type="float" office:value="-0.2634888" calcext:value-type="float">
            <text:p>-0.2634888</text:p>
          </table:table-cell>
          <table:table-cell office:value-type="float" office:value="-0.1403503" calcext:value-type="float">
            <text:p>-0.1403503</text:p>
          </table:table-cell>
          <table:table-cell office:value-type="float" office:value="-0.144165" calcext:value-type="float">
            <text:p>-0.144165</text:p>
          </table:table-cell>
          <table:table-cell office:value-type="float" office:value="-0.1028748" calcext:value-type="float">
            <text:p>-0.1028748</text:p>
          </table:table-cell>
          <table:table-cell office:value-type="float" office:value="-0.1048889" calcext:value-type="float">
            <text:p>-0.1048889</text:p>
          </table:table-cell>
          <table:table-cell office:value-type="float" office:value="-0.08056641" calcext:value-type="float">
            <text:p>-0.08056641</text:p>
          </table:table-cell>
          <table:table-cell office:value-type="float" office:value="-0.08370972" calcext:value-type="float">
            <text:p>-0.08370972</text:p>
          </table:table-cell>
          <table:table-cell office:value-type="float" office:value="-0.0736084" calcext:value-type="float">
            <text:p>-0.0736084</text:p>
          </table:table-cell>
          <table:table-cell office:value-type="float" office:value="-0.07559204" calcext:value-type="float">
            <text:p>-0.07559204</text:p>
          </table:table-cell>
          <table:table-cell office:value-type="float" office:value="-0.07351685" calcext:value-type="float">
            <text:p>-0.07351685</text:p>
          </table:table-cell>
          <table:table-cell office:value-type="float" office:value="-0.0737915" calcext:value-type="float">
            <text:p>-0.07379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3" calcext:value-type="float">
            <text:p>21032003</text:p>
          </table:table-cell>
          <table:table-cell office:value-type="float" office:value="14.07708" calcext:value-type="float">
            <text:p>14.07708</text:p>
          </table:table-cell>
          <table:table-cell office:value-type="float" office:value="2.8" calcext:value-type="float">
            <text:p>2.8</text:p>
          </table:table-cell>
          <table:table-cell office:value-type="float" office:value="-12.4" calcext:value-type="float">
            <text:p>-12.4</text:p>
          </table:table-cell>
          <table:table-cell office:value-type="float" office:value="0.5910939" calcext:value-type="float">
            <text:p>0.5910939</text:p>
          </table:table-cell>
          <table:table-cell office:value-type="float" office:value="0.2346475" calcext:value-type="float">
            <text:p>0.2346475</text:p>
          </table:table-cell>
          <table:table-cell office:value-type="float" office:value="179.316" calcext:value-type="float">
            <text:p>179.316</text:p>
          </table:table-cell>
          <table:table-cell office:value-type="float" office:value="5.6" calcext:value-type="float">
            <text:p>5.6</text:p>
          </table:table-cell>
          <table:table-cell office:value-type="float" office:value="-0.1898193" calcext:value-type="float">
            <text:p>-0.1898193</text:p>
          </table:table-cell>
          <table:table-cell office:value-type="float" office:value="-0.2423706" calcext:value-type="float">
            <text:p>-0.2423706</text:p>
          </table:table-cell>
          <table:table-cell office:value-type="float" office:value="-0.1299133" calcext:value-type="float">
            <text:p>-0.1299133</text:p>
          </table:table-cell>
          <table:table-cell office:value-type="float" office:value="-0.1403198" calcext:value-type="float">
            <text:p>-0.1403198</text:p>
          </table:table-cell>
          <table:table-cell office:value-type="float" office:value="-0.1048889" calcext:value-type="float">
            <text:p>-0.1048889</text:p>
          </table:table-cell>
          <table:table-cell office:value-type="float" office:value="-0.1054993" calcext:value-type="float">
            <text:p>-0.1054993</text:p>
          </table:table-cell>
          <table:table-cell office:value-type="float" office:value="-0.08377075" calcext:value-type="float">
            <text:p>-0.08377075</text:p>
          </table:table-cell>
          <table:table-cell office:value-type="float" office:value="-0.08618164" calcext:value-type="float">
            <text:p>-0.08618164</text:p>
          </table:table-cell>
          <table:table-cell office:value-type="float" office:value="-0.07553101" calcext:value-type="float">
            <text:p>-0.07553101</text:p>
          </table:table-cell>
          <table:table-cell office:value-type="float" office:value="-0.07733154" calcext:value-type="float">
            <text:p>-0.07733154</text:p>
          </table:table-cell>
          <table:table-cell office:value-type="float" office:value="-0.07354736" calcext:value-type="float">
            <text:p>-0.07354736</text:p>
          </table:table-cell>
          <table:table-cell office:value-type="float" office:value="-0.0737915" calcext:value-type="float">
            <text:p>-0.07379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3" calcext:value-type="float">
            <text:p>22032003</text:p>
          </table:table-cell>
          <table:table-cell office:value-type="float" office:value="19.2112" calcext:value-type="float">
            <text:p>19.2112</text:p>
          </table:table-cell>
          <table:table-cell office:value-type="float" office:value="-2.1" calcext:value-type="float">
            <text:p>-2.1</text:p>
          </table:table-cell>
          <table:table-cell office:value-type="float" office:value="-11.6" calcext:value-type="float">
            <text:p>-11.6</text:p>
          </table:table-cell>
          <table:table-cell office:value-type="float" office:value="0.5174005" calcext:value-type="float">
            <text:p>0.5174005</text:p>
          </table:table-cell>
          <table:table-cell office:value-type="float" office:value="0.1476763" calcext:value-type="float">
            <text:p>0.1476763</text:p>
          </table:table-cell>
          <table:table-cell office:value-type="float" office:value="481.068" calcext:value-type="float">
            <text:p>481.068</text:p>
          </table:table-cell>
          <table:table-cell office:value-type="float" office:value="0.2" calcext:value-type="float">
            <text:p>0.2</text:p>
          </table:table-cell>
          <table:table-cell office:value-type="float" office:value="-0.1525879" calcext:value-type="float">
            <text:p>-0.1525879</text:p>
          </table:table-cell>
          <table:table-cell office:value-type="float" office:value="-0.1891174" calcext:value-type="float">
            <text:p>-0.1891174</text:p>
          </table:table-cell>
          <table:table-cell office:value-type="float" office:value="-0.1202087" calcext:value-type="float">
            <text:p>-0.1202087</text:p>
          </table:table-cell>
          <table:table-cell office:value-type="float" office:value="-0.1298218" calcext:value-type="float">
            <text:p>-0.1298218</text:p>
          </table:table-cell>
          <table:table-cell office:value-type="float" office:value="-0.1035461" calcext:value-type="float">
            <text:p>-0.1035461</text:p>
          </table:table-cell>
          <table:table-cell office:value-type="float" office:value="-0.1049194" calcext:value-type="float">
            <text:p>-0.1049194</text:p>
          </table:table-cell>
          <table:table-cell office:value-type="float" office:value="-0.08624268" calcext:value-type="float">
            <text:p>-0.08624268</text:p>
          </table:table-cell>
          <table:table-cell office:value-type="float" office:value="-0.08764648" calcext:value-type="float">
            <text:p>-0.08764648</text:p>
          </table:table-cell>
          <table:table-cell office:value-type="float" office:value="-0.07727051" calcext:value-type="float">
            <text:p>-0.07727051</text:p>
          </table:table-cell>
          <table:table-cell office:value-type="float" office:value="-0.0786438" calcext:value-type="float">
            <text:p>-0.0786438</text:p>
          </table:table-cell>
          <table:table-cell office:value-type="float" office:value="-0.07363892" calcext:value-type="float">
            <text:p>-0.07363892</text:p>
          </table:table-cell>
          <table:table-cell office:value-type="float" office:value="-0.07382202" calcext:value-type="float">
            <text:p>-0.073822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3" calcext:value-type="float">
            <text:p>23032003</text:p>
          </table:table-cell>
          <table:table-cell office:value-type="float" office:value="20.19646" calcext:value-type="float">
            <text:p>20.19646</text:p>
          </table:table-cell>
          <table:table-cell office:value-type="float" office:value="-5.4" calcext:value-type="float">
            <text:p>-5.4</text:p>
          </table:table-cell>
          <table:table-cell office:value-type="float" office:value="-16.9" calcext:value-type="float">
            <text:p>-16.9</text:p>
          </table:table-cell>
          <table:table-cell office:value-type="float" office:value="0.2160026" calcext:value-type="float">
            <text:p>0.2160026</text:p>
          </table:table-cell>
          <table:table-cell office:value-type="float" office:value="0.125085" calcext:value-type="float">
            <text:p>0.125085</text:p>
          </table:table-cell>
          <table:table-cell office:value-type="float" office:value="371.088" calcext:value-type="float">
            <text:p>371.088</text:p>
          </table:table-cell>
          <table:table-cell office:value-type="float" office:value="0" calcext:value-type="float">
            <text:p>0</text:p>
          </table:table-cell>
          <table:table-cell office:value-type="float" office:value="-0.144104" calcext:value-type="float">
            <text:p>-0.144104</text:p>
          </table:table-cell>
          <table:table-cell office:value-type="float" office:value="-0.1617432" calcext:value-type="float">
            <text:p>-0.1617432</text:p>
          </table:table-cell>
          <table:table-cell office:value-type="float" office:value="-0.1174316" calcext:value-type="float">
            <text:p>-0.1174316</text:p>
          </table:table-cell>
          <table:table-cell office:value-type="float" office:value="-0.1202087" calcext:value-type="float">
            <text:p>-0.1202087</text:p>
          </table:table-cell>
          <table:table-cell office:value-type="float" office:value="-0.1029053" calcext:value-type="float">
            <text:p>-0.1029053</text:p>
          </table:table-cell>
          <table:table-cell office:value-type="float" office:value="-0.1035767" calcext:value-type="float">
            <text:p>-0.1035767</text:p>
          </table:table-cell>
          <table:table-cell office:value-type="float" office:value="-0.08761597" calcext:value-type="float">
            <text:p>-0.08761597</text:p>
          </table:table-cell>
          <table:table-cell office:value-type="float" office:value="-0.08865356" calcext:value-type="float">
            <text:p>-0.08865356</text:p>
          </table:table-cell>
          <table:table-cell office:value-type="float" office:value="-0.07858276" calcext:value-type="float">
            <text:p>-0.07858276</text:p>
          </table:table-cell>
          <table:table-cell office:value-type="float" office:value="-0.07971191" calcext:value-type="float">
            <text:p>-0.07971191</text:p>
          </table:table-cell>
          <table:table-cell office:value-type="float" office:value="-0.07363892" calcext:value-type="float">
            <text:p>-0.07363892</text:p>
          </table:table-cell>
          <table:table-cell office:value-type="float" office:value="-0.07394409" calcext:value-type="float">
            <text:p>-0.073944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3" calcext:value-type="float">
            <text:p>24032003</text:p>
          </table:table-cell>
          <table:table-cell office:value-type="float" office:value="20.90142" calcext:value-type="float">
            <text:p>20.90142</text:p>
          </table:table-cell>
          <table:table-cell office:value-type="float" office:value="1.3" calcext:value-type="float">
            <text:p>1.3</text:p>
          </table:table-cell>
          <table:table-cell office:value-type="float" office:value="-16.1" calcext:value-type="float">
            <text:p>-16.1</text:p>
          </table:table-cell>
          <table:table-cell office:value-type="float" office:value="0.3290933" calcext:value-type="float">
            <text:p>0.3290933</text:p>
          </table:table-cell>
          <table:table-cell office:value-type="float" office:value="0.1586635" calcext:value-type="float">
            <text:p>0.1586635</text:p>
          </table:table-cell>
          <table:table-cell office:value-type="float" office:value="232.128" calcext:value-type="float">
            <text:p>232.128</text:p>
          </table:table-cell>
          <table:table-cell office:value-type="float" office:value="0" calcext:value-type="float">
            <text:p>0</text:p>
          </table:table-cell>
          <table:table-cell office:value-type="float" office:value="-0.1622925" calcext:value-type="float">
            <text:p>-0.1622925</text:p>
          </table:table-cell>
          <table:table-cell office:value-type="float" office:value="-0.2271423" calcext:value-type="float">
            <text:p>-0.2271423</text:p>
          </table:table-cell>
          <table:table-cell office:value-type="float" office:value="-0.1201782" calcext:value-type="float">
            <text:p>-0.1201782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-0.1033325" calcext:value-type="float">
            <text:p>-0.1033325</text:p>
          </table:table-cell>
          <table:table-cell office:value-type="float" office:value="-0.1064453" calcext:value-type="float">
            <text:p>-0.1064453</text:p>
          </table:table-cell>
          <table:table-cell office:value-type="float" office:value="-0.08868408" calcext:value-type="float">
            <text:p>-0.08868408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-0.0796814" calcext:value-type="float">
            <text:p>-0.0796814</text:p>
          </table:table-cell>
          <table:table-cell office:value-type="float" office:value="-0.08056641" calcext:value-type="float">
            <text:p>-0.08056641</text:p>
          </table:table-cell>
          <table:table-cell office:value-type="float" office:value="-0.07369995" calcext:value-type="float">
            <text:p>-0.07369995</text:p>
          </table:table-cell>
          <table:table-cell office:value-type="float" office:value="-0.07397461" calcext:value-type="float">
            <text:p>-0.073974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3" calcext:value-type="float">
            <text:p>25032003</text:p>
          </table:table-cell>
          <table:table-cell office:value-type="float" office:value="7.95384" calcext:value-type="float">
            <text:p>7.95384</text:p>
          </table:table-cell>
          <table:table-cell office:value-type="float" office:value="4" calcext:value-type="float">
            <text:p>4</text:p>
          </table:table-cell>
          <table:table-cell office:value-type="float" office:value="-11.6" calcext:value-type="float">
            <text:p>-11.6</text:p>
          </table:table-cell>
          <table:table-cell office:value-type="float" office:value="0.7884687" calcext:value-type="float">
            <text:p>0.7884687</text:p>
          </table:table-cell>
          <table:table-cell office:value-type="float" office:value="0.2519184" calcext:value-type="float">
            <text:p>0.2519184</text:p>
          </table:table-cell>
          <table:table-cell office:value-type="float" office:value="392.436" calcext:value-type="float">
            <text:p>392.436</text:p>
          </table:table-cell>
          <table:table-cell office:value-type="float" office:value="7.799999" calcext:value-type="float">
            <text:p>7.799999</text:p>
          </table:table-cell>
          <table:table-cell office:value-type="float" office:value="-0.2276917" calcext:value-type="float">
            <text:p>-0.2276917</text:p>
          </table:table-cell>
          <table:table-cell office:value-type="float" office:value="-0.2761536" calcext:value-type="float">
            <text:p>-0.2761536</text:p>
          </table:table-cell>
          <table:table-cell office:value-type="float" office:value="-0.1346436" calcext:value-type="float">
            <text:p>-0.1346436</text:p>
          </table:table-cell>
          <table:table-cell office:value-type="float" office:value="-0.1481018" calcext:value-type="float">
            <text:p>-0.1481018</text:p>
          </table:table-cell>
          <table:table-cell office:value-type="float" office:value="-0.1064148" calcext:value-type="float">
            <text:p>-0.1064148</text:p>
          </table:table-cell>
          <table:table-cell office:value-type="float" office:value="-0.1106262" calcext:value-type="float">
            <text:p>-0.1106262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-0.09210205" calcext:value-type="float">
            <text:p>-0.09210205</text:p>
          </table:table-cell>
          <table:table-cell office:value-type="float" office:value="-0.08050537" calcext:value-type="float">
            <text:p>-0.08050537</text:p>
          </table:table-cell>
          <table:table-cell office:value-type="float" office:value="-0.08148193" calcext:value-type="float">
            <text:p>-0.08148193</text:p>
          </table:table-cell>
          <table:table-cell office:value-type="float" office:value="-0.07388306" calcext:value-type="float">
            <text:p>-0.07388306</text:p>
          </table:table-cell>
          <table:table-cell office:value-type="float" office:value="-0.07415771" calcext:value-type="float">
            <text:p>-0.074157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3" calcext:value-type="float">
            <text:p>26032003</text:p>
          </table:table-cell>
          <table:table-cell office:value-type="float" office:value="13.6188" calcext:value-type="float">
            <text:p>13.6188</text:p>
          </table:table-cell>
          <table:table-cell office:value-type="float" office:value="3.3" calcext:value-type="float">
            <text:p>3.3</text:p>
          </table:table-cell>
          <table:table-cell office:value-type="float" office:value="-0.1" calcext:value-type="float">
            <text:p>-0.1</text:p>
          </table:table-cell>
          <table:table-cell office:value-type="float" office:value="0.7613463" calcext:value-type="float">
            <text:p>0.7613463</text:p>
          </table:table-cell>
          <table:table-cell office:value-type="float" office:value="0.4137895" calcext:value-type="float">
            <text:p>0.4137895</text:p>
          </table:table-cell>
          <table:table-cell office:value-type="float" office:value="629.136" calcext:value-type="float">
            <text:p>629.136</text:p>
          </table:table-cell>
          <table:table-cell office:value-type="float" office:value="1.2" calcext:value-type="float">
            <text:p>1.2</text:p>
          </table:table-cell>
          <table:table-cell office:value-type="float" office:value="-0.146637" calcext:value-type="float">
            <text:p>-0.146637</text:p>
          </table:table-cell>
          <table:table-cell office:value-type="float" office:value="-0.2481689" calcext:value-type="float">
            <text:p>-0.2481689</text:p>
          </table:table-cell>
          <table:table-cell office:value-type="float" office:value="-0.1214294" calcext:value-type="float">
            <text:p>-0.1214294</text:p>
          </table:table-cell>
          <table:table-cell office:value-type="float" office:value="-0.1444702" calcext:value-type="float">
            <text:p>-0.1444702</text:p>
          </table:table-cell>
          <table:table-cell office:value-type="float" office:value="-0.1072388" calcext:value-type="float">
            <text:p>-0.1072388</text:p>
          </table:table-cell>
          <table:table-cell office:value-type="float" office:value="-0.110321" calcext:value-type="float">
            <text:p>-0.110321</text:p>
          </table:table-cell>
          <table:table-cell office:value-type="float" office:value="-0.09188843" calcext:value-type="float">
            <text:p>-0.09188843</text:p>
          </table:table-cell>
          <table:table-cell office:value-type="float" office:value="-0.09255981" calcext:value-type="float">
            <text:p>-0.09255981</text:p>
          </table:table-cell>
          <table:table-cell office:value-type="float" office:value="-0.08135986" calcext:value-type="float">
            <text:p>-0.08135986</text:p>
          </table:table-cell>
          <table:table-cell office:value-type="float" office:value="-0.08203125" calcext:value-type="float">
            <text:p>-0.08203125</text:p>
          </table:table-cell>
          <table:table-cell office:value-type="float" office:value="-0.07406616" calcext:value-type="float">
            <text:p>-0.07406616</text:p>
          </table:table-cell>
          <table:table-cell office:value-type="float" office:value="-0.07424927" calcext:value-type="float">
            <text:p>-0.074249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3" calcext:value-type="float">
            <text:p>27032003</text:p>
          </table:table-cell>
          <table:table-cell office:value-type="float" office:value="20.63412" calcext:value-type="float">
            <text:p>20.63412</text:p>
          </table:table-cell>
          <table:table-cell office:value-type="float" office:value="10.5" calcext:value-type="float">
            <text:p>10.5</text:p>
          </table:table-cell>
          <table:table-cell office:value-type="float" office:value="0.4" calcext:value-type="float">
            <text:p>0.4</text:p>
          </table:table-cell>
          <table:table-cell office:value-type="float" office:value="0.6644326" calcext:value-type="float">
            <text:p>0.6644326</text:p>
          </table:table-cell>
          <table:table-cell office:value-type="float" office:value="0.5222045" calcext:value-type="float">
            <text:p>0.5222045</text:p>
          </table:table-cell>
          <table:table-cell office:value-type="float" office:value="319.032" calcext:value-type="float">
            <text:p>319.032</text:p>
          </table:table-cell>
          <table:table-cell office:value-type="float" office:value="0" calcext:value-type="float">
            <text:p>0</text:p>
          </table:table-cell>
          <table:table-cell office:value-type="float" office:value="-0.1015625" calcext:value-type="float">
            <text:p>-0.1015625</text:p>
          </table:table-cell>
          <table:table-cell office:value-type="float" office:value="-0.1463318" calcext:value-type="float">
            <text:p>-0.1463318</text:p>
          </table:table-cell>
          <table:table-cell office:value-type="float" office:value="-0.07723999" calcext:value-type="float">
            <text:p>-0.07723999</text:p>
          </table:table-cell>
          <table:table-cell office:value-type="float" office:value="-0.1212769" calcext:value-type="float">
            <text:p>-0.1212769</text:p>
          </table:table-cell>
          <table:table-cell office:value-type="float" office:value="-0.0380249" calcext:value-type="float">
            <text:p>-0.0380249</text:p>
          </table:table-cell>
          <table:table-cell office:value-type="float" office:value="-0.1072693" calcext:value-type="float">
            <text:p>-0.1072693</text:p>
          </table:table-cell>
          <table:table-cell office:value-type="float" office:value="-0.06268311" calcext:value-type="float">
            <text:p>-0.06268311</text:p>
          </table:table-cell>
          <table:table-cell office:value-type="float" office:value="-0.09274292" calcext:value-type="float">
            <text:p>-0.09274292</text:p>
          </table:table-cell>
          <table:table-cell office:value-type="float" office:value="-0.07260132" calcext:value-type="float">
            <text:p>-0.07260132</text:p>
          </table:table-cell>
          <table:table-cell office:value-type="float" office:value="-0.08221436" calcext:value-type="float">
            <text:p>-0.08221436</text:p>
          </table:table-cell>
          <table:table-cell office:value-type="float" office:value="-0.07159424" calcext:value-type="float">
            <text:p>-0.07159424</text:p>
          </table:table-cell>
          <table:table-cell office:value-type="float" office:value="-0.0743103" calcext:value-type="float">
            <text:p>-0.0743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3" calcext:value-type="float">
            <text:p>28032003</text:p>
          </table:table-cell>
          <table:table-cell office:value-type="float" office:value="16.87428" calcext:value-type="float">
            <text:p>16.87428</text:p>
          </table:table-cell>
          <table:table-cell office:value-type="float" office:value="6.9" calcext:value-type="float">
            <text:p>6.9</text:p>
          </table:table-cell>
          <table:table-cell office:value-type="float" office:value="-2.5" calcext:value-type="float">
            <text:p>-2.5</text:p>
          </table:table-cell>
          <table:table-cell office:value-type="float" office:value="0.6414834" calcext:value-type="float">
            <text:p>0.6414834</text:p>
          </table:table-cell>
          <table:table-cell office:value-type="float" office:value="0.4941379" calcext:value-type="float">
            <text:p>0.4941379</text:p>
          </table:table-cell>
          <table:table-cell office:value-type="float" office:value="244.404" calcext:value-type="float">
            <text:p>244.404</text:p>
          </table:table-cell>
          <table:table-cell office:value-type="float" office:value="0.4" calcext:value-type="float">
            <text:p>0.4</text:p>
          </table:table-cell>
          <table:table-cell office:value-type="float" office:value="-0.07754517" calcext:value-type="float">
            <text:p>-0.07754517</text:p>
          </table:table-cell>
          <table:table-cell office:value-type="float" office:value="-0.1014404" calcext:value-type="float">
            <text:p>-0.1014404</text:p>
          </table:table-cell>
          <table:table-cell office:value-type="float" office:value="-0.06652832" calcext:value-type="float">
            <text:p>-0.06652832</text:p>
          </table:table-cell>
          <table:table-cell office:value-type="float" office:value="-0.07711792" calcext:value-type="float">
            <text:p>-0.07711792</text:p>
          </table:table-cell>
          <table:table-cell office:value-type="float" office:value="-0.03781128" calcext:value-type="float">
            <text:p>-0.03781128</text:p>
          </table:table-cell>
          <table:table-cell office:value-type="float" office:value="-0.03820801" calcext:value-type="float">
            <text:p>-0.03820801</text:p>
          </table:table-cell>
          <table:table-cell office:value-type="float" office:value="-0.06109619" calcext:value-type="float">
            <text:p>-0.06109619</text:p>
          </table:table-cell>
          <table:table-cell office:value-type="float" office:value="-0.06271362" calcext:value-type="float">
            <text:p>-0.06271362</text:p>
          </table:table-cell>
          <table:table-cell office:value-type="float" office:value="-0.07086182" calcext:value-type="float">
            <text:p>-0.07086182</text:p>
          </table:table-cell>
          <table:table-cell office:value-type="float" office:value="-0.07263184" calcext:value-type="float">
            <text:p>-0.07263184</text:p>
          </table:table-cell>
          <table:table-cell office:value-type="float" office:value="-0.07061768" calcext:value-type="float">
            <text:p>-0.07061768</text:p>
          </table:table-cell>
          <table:table-cell office:value-type="float" office:value="-0.07165527" calcext:value-type="float">
            <text:p>-0.071655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3" calcext:value-type="float">
            <text:p>29032003</text:p>
          </table:table-cell>
          <table:table-cell office:value-type="float" office:value="7.738919" calcext:value-type="float">
            <text:p>7.738919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0.8944302" calcext:value-type="float">
            <text:p>0.8944302</text:p>
          </table:table-cell>
          <table:table-cell office:value-type="float" office:value="0.6234978" calcext:value-type="float">
            <text:p>0.6234978</text:p>
          </table:table-cell>
          <table:table-cell office:value-type="float" office:value="220.536" calcext:value-type="float">
            <text:p>220.536</text:p>
          </table:table-cell>
          <table:table-cell office:value-type="float" office:value="4.1" calcext:value-type="float">
            <text:p>4.1</text:p>
          </table:table-cell>
          <table:table-cell office:value-type="float" office:value="-0.06536865" calcext:value-type="float">
            <text:p>-0.06536865</text:p>
          </table:table-cell>
          <table:table-cell office:value-type="float" office:value="-0.07739258" calcext:value-type="float">
            <text:p>-0.07739258</text:p>
          </table:table-cell>
          <table:table-cell office:value-type="float" office:value="-0.05963135" calcext:value-type="float">
            <text:p>-0.05963135</text:p>
          </table:table-cell>
          <table:table-cell office:value-type="float" office:value="-0.06640625" calcext:value-type="float">
            <text:p>-0.06640625</text:p>
          </table:table-cell>
          <table:table-cell office:value-type="float" office:value="-0.03793335" calcext:value-type="float">
            <text:p>-0.03793335</text:p>
          </table:table-cell>
          <table:table-cell office:value-type="float" office:value="-0.03845215" calcext:value-type="float">
            <text:p>-0.03845215</text:p>
          </table:table-cell>
          <table:table-cell office:value-type="float" office:value="-0.05984497" calcext:value-type="float">
            <text:p>-0.05984497</text:p>
          </table:table-cell>
          <table:table-cell office:value-type="float" office:value="-0.06106567" calcext:value-type="float">
            <text:p>-0.06106567</text:p>
          </table:table-cell>
          <table:table-cell office:value-type="float" office:value="-0.06951904" calcext:value-type="float">
            <text:p>-0.06951904</text:p>
          </table:table-cell>
          <table:table-cell office:value-type="float" office:value="-0.0710144" calcext:value-type="float">
            <text:p>-0.0710144</text:p>
          </table:table-cell>
          <table:table-cell office:value-type="float" office:value="-0.06964111" calcext:value-type="float">
            <text:p>-0.06964111</text:p>
          </table:table-cell>
          <table:table-cell office:value-type="float" office:value="-0.07061768" calcext:value-type="float">
            <text:p>-0.070617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3" calcext:value-type="float">
            <text:p>30032003</text:p>
          </table:table-cell>
          <table:table-cell office:value-type="float" office:value="5.75784" calcext:value-type="float">
            <text:p>5.75784</text:p>
          </table:table-cell>
          <table:table-cell office:value-type="float" office:value="3.3" calcext:value-type="float">
            <text:p>3.3</text:p>
          </table:table-cell>
          <table:table-cell office:value-type="float" office:value="-1.8" calcext:value-type="float">
            <text:p>-1.8</text:p>
          </table:table-cell>
          <table:table-cell office:value-type="float" office:value="0.7610159" calcext:value-type="float">
            <text:p>0.7610159</text:p>
          </table:table-cell>
          <table:table-cell office:value-type="float" office:value="0.5026271" calcext:value-type="float">
            <text:p>0.5026271</text:p>
          </table:table-cell>
          <table:table-cell office:value-type="float" office:value="397.44" calcext:value-type="float">
            <text:p>397.44</text:p>
          </table:table-cell>
          <table:table-cell office:value-type="float" office:value="2" calcext:value-type="float">
            <text:p>2</text:p>
          </table:table-cell>
          <table:table-cell office:value-type="float" office:value="-0.05718994" calcext:value-type="float">
            <text:p>-0.05718994</text:p>
          </table:table-cell>
          <table:table-cell office:value-type="float" office:value="-0.06521606" calcext:value-type="float">
            <text:p>-0.06521606</text:p>
          </table:table-cell>
          <table:table-cell office:value-type="float" office:value="-0.05511475" calcext:value-type="float">
            <text:p>-0.05511475</text:p>
          </table:table-cell>
          <table:table-cell office:value-type="float" office:value="-0.05969238" calcext:value-type="float">
            <text:p>-0.05969238</text:p>
          </table:table-cell>
          <table:table-cell office:value-type="float" office:value="-0.03829956" calcext:value-type="float">
            <text:p>-0.03829956</text:p>
          </table:table-cell>
          <table:table-cell office:value-type="float" office:value="-0.03881836" calcext:value-type="float">
            <text:p>-0.03881836</text:p>
          </table:table-cell>
          <table:table-cell office:value-type="float" office:value="-0.05871582" calcext:value-type="float">
            <text:p>-0.05871582</text:p>
          </table:table-cell>
          <table:table-cell office:value-type="float" office:value="-0.05984497" calcext:value-type="float">
            <text:p>-0.05984497</text:p>
          </table:table-cell>
          <table:table-cell office:value-type="float" office:value="-0.06808472" calcext:value-type="float">
            <text:p>-0.06808472</text:p>
          </table:table-cell>
          <table:table-cell office:value-type="float" office:value="-0.06954956" calcext:value-type="float">
            <text:p>-0.06954956</text:p>
          </table:table-cell>
          <table:table-cell office:value-type="float" office:value="-0.06863403" calcext:value-type="float">
            <text:p>-0.06863403</text:p>
          </table:table-cell>
          <table:table-cell office:value-type="float" office:value="-0.06967163" calcext:value-type="float">
            <text:p>-0.06967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3" calcext:value-type="float">
            <text:p>31032003</text:p>
          </table:table-cell>
          <table:table-cell office:value-type="float" office:value="9.750961" calcext:value-type="float">
            <text:p>9.750961</text:p>
          </table:table-cell>
          <table:table-cell office:value-type="float" office:value="1.8" calcext:value-type="float">
            <text:p>1.8</text:p>
          </table:table-cell>
          <table:table-cell office:value-type="float" office:value="-2.7" calcext:value-type="float">
            <text:p>-2.7</text:p>
          </table:table-cell>
          <table:table-cell office:value-type="float" office:value="0.5641696" calcext:value-type="float">
            <text:p>0.5641696</text:p>
          </table:table-cell>
          <table:table-cell office:value-type="float" office:value="0.2579647" calcext:value-type="float">
            <text:p>0.2579647</text:p>
          </table:table-cell>
          <table:table-cell office:value-type="float" office:value="416.196" calcext:value-type="float">
            <text:p>416.196</text:p>
          </table:table-cell>
          <table:table-cell office:value-type="float" office:value="7.6" calcext:value-type="float">
            <text:p>7.6</text:p>
          </table:table-cell>
          <table:table-cell office:value-type="float" office:value="-0.05197144" calcext:value-type="float">
            <text:p>-0.05197144</text:p>
          </table:table-cell>
          <table:table-cell office:value-type="float" office:value="-0.05722046" calcext:value-type="float">
            <text:p>-0.05722046</text:p>
          </table:table-cell>
          <table:table-cell office:value-type="float" office:value="-0.05197144" calcext:value-type="float">
            <text:p>-0.05197144</text:p>
          </table:table-cell>
          <table:table-cell office:value-type="float" office:value="-0.05502319" calcext:value-type="float">
            <text:p>-0.05502319</text:p>
          </table:table-cell>
          <table:table-cell office:value-type="float" office:value="-0.03872681" calcext:value-type="float">
            <text:p>-0.03872681</text:p>
          </table:table-cell>
          <table:table-cell office:value-type="float" office:value="-0.03945923" calcext:value-type="float">
            <text:p>-0.03945923</text:p>
          </table:table-cell>
          <table:table-cell office:value-type="float" office:value="-0.05776978" calcext:value-type="float">
            <text:p>-0.05776978</text:p>
          </table:table-cell>
          <table:table-cell office:value-type="float" office:value="-0.05871582" calcext:value-type="float">
            <text:p>-0.05871582</text:p>
          </table:table-cell>
          <table:table-cell office:value-type="float" office:value="-0.06695557" calcext:value-type="float">
            <text:p>-0.06695557</text:p>
          </table:table-cell>
          <table:table-cell office:value-type="float" office:value="-0.06808472" calcext:value-type="float">
            <text:p>-0.06808472</text:p>
          </table:table-cell>
          <table:table-cell office:value-type="float" office:value="-0.06765747" calcext:value-type="float">
            <text:p>-0.06765747</text:p>
          </table:table-cell>
          <table:table-cell office:value-type="float" office:value="-0.06869507" calcext:value-type="float">
            <text:p>-0.068695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22.4862" calcext:value-type="float">
            <text:p>22.4862</text:p>
          </table:table-cell>
          <table:table-cell office:value-type="float" office:value="7.5" calcext:value-type="float">
            <text:p>7.5</text:p>
          </table:table-cell>
          <table:table-cell office:value-type="float" office:value="-4.9" calcext:value-type="float">
            <text:p>-4.9</text:p>
          </table:table-cell>
          <table:table-cell office:value-type="float" office:value="0.3651916" calcext:value-type="float">
            <text:p>0.3651916</text:p>
          </table:table-cell>
          <table:table-cell office:value-type="float" office:value="0.2127869" calcext:value-type="float">
            <text:p>0.2127869</text:p>
          </table:table-cell>
          <table:table-cell office:value-type="float" office:value="362.952" calcext:value-type="float">
            <text:p>362.952</text:p>
          </table:table-cell>
          <table:table-cell office:value-type="float" office:value="0" calcext:value-type="float">
            <text:p>0</text:p>
          </table:table-cell>
          <table:table-cell office:value-type="float" office:value="-0.04782104" calcext:value-type="float">
            <text:p>-0.04782104</text:p>
          </table:table-cell>
          <table:table-cell office:value-type="float" office:value="-0.0519104" calcext:value-type="float">
            <text:p>-0.0519104</text:p>
          </table:table-cell>
          <table:table-cell office:value-type="float" office:value="-0.04946899" calcext:value-type="float">
            <text:p>-0.04946899</text:p>
          </table:table-cell>
          <table:table-cell office:value-type="float" office:value="-0.05194092" calcext:value-type="float">
            <text:p>-0.05194092</text:p>
          </table:table-cell>
          <table:table-cell office:value-type="float" office:value="-0.03933716" calcext:value-type="float">
            <text:p>-0.03933716</text:p>
          </table:table-cell>
          <table:table-cell office:value-type="float" office:value="-0.03997803" calcext:value-type="float">
            <text:p>-0.03997803</text:p>
          </table:table-cell>
          <table:table-cell office:value-type="float" office:value="-0.05706787" calcext:value-type="float">
            <text:p>-0.05706787</text:p>
          </table:table-cell>
          <table:table-cell office:value-type="float" office:value="-0.05776978" calcext:value-type="float">
            <text:p>-0.05776978</text:p>
          </table:table-cell>
          <table:table-cell office:value-type="float" office:value="-0.06585693" calcext:value-type="float">
            <text:p>-0.06585693</text:p>
          </table:table-cell>
          <table:table-cell office:value-type="float" office:value="-0.06695557" calcext:value-type="float">
            <text:p>-0.06695557</text:p>
          </table:table-cell>
          <table:table-cell office:value-type="float" office:value="-0.06671143" calcext:value-type="float">
            <text:p>-0.06671143</text:p>
          </table:table-cell>
          <table:table-cell office:value-type="float" office:value="-0.06768799" calcext:value-type="float">
            <text:p>-0.067687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3" calcext:value-type="float">
            <text:p>2042003</text:p>
          </table:table-cell>
          <table:table-cell office:value-type="float" office:value="21.56231" calcext:value-type="float">
            <text:p>21.56231</text:p>
          </table:table-cell>
          <table:table-cell office:value-type="float" office:value="8.2" calcext:value-type="float">
            <text:p>8.2</text:p>
          </table:table-cell>
          <table:table-cell office:value-type="float" office:value="-1.3" calcext:value-type="float">
            <text:p>-1.3</text:p>
          </table:table-cell>
          <table:table-cell office:value-type="float" office:value="0.4508785" calcext:value-type="float">
            <text:p>0.4508785</text:p>
          </table:table-cell>
          <table:table-cell office:value-type="float" office:value="0.3090958" calcext:value-type="float">
            <text:p>0.3090958</text:p>
          </table:table-cell>
          <table:table-cell office:value-type="float" office:value="263.052" calcext:value-type="float">
            <text:p>263.052</text:p>
          </table:table-cell>
          <table:table-cell office:value-type="float" office:value="0" calcext:value-type="float">
            <text:p>0</text:p>
          </table:table-cell>
          <table:table-cell office:value-type="float" office:value="-0.04452515" calcext:value-type="float">
            <text:p>-0.04452515</text:p>
          </table:table-cell>
          <table:table-cell office:value-type="float" office:value="-0.04772949" calcext:value-type="float">
            <text:p>-0.04772949</text:p>
          </table:table-cell>
          <table:table-cell office:value-type="float" office:value="-0.04766846" calcext:value-type="float">
            <text:p>-0.04766846</text:p>
          </table:table-cell>
          <table:table-cell office:value-type="float" office:value="-0.04956055" calcext:value-type="float">
            <text:p>-0.04956055</text:p>
          </table:table-cell>
          <table:table-cell office:value-type="float" office:value="-0.03997803" calcext:value-type="float">
            <text:p>-0.03997803</text:p>
          </table:table-cell>
          <table:table-cell office:value-type="float" office:value="-0.04064941" calcext:value-type="float">
            <text:p>-0.04064941</text:p>
          </table:table-cell>
          <table:table-cell office:value-type="float" office:value="-0.05630493" calcext:value-type="float">
            <text:p>-0.05630493</text:p>
          </table:table-cell>
          <table:table-cell office:value-type="float" office:value="-0.05709839" calcext:value-type="float">
            <text:p>-0.05709839</text:p>
          </table:table-cell>
          <table:table-cell office:value-type="float" office:value="-0.06488037" calcext:value-type="float">
            <text:p>-0.06488037</text:p>
          </table:table-cell>
          <table:table-cell office:value-type="float" office:value="-0.06591797" calcext:value-type="float">
            <text:p>-0.06591797</text:p>
          </table:table-cell>
          <table:table-cell office:value-type="float" office:value="-0.0657959" calcext:value-type="float">
            <text:p>-0.0657959</text:p>
          </table:table-cell>
          <table:table-cell office:value-type="float" office:value="-0.06674194" calcext:value-type="float">
            <text:p>-0.066741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3" calcext:value-type="float">
            <text:p>3042003</text:p>
          </table:table-cell>
          <table:table-cell office:value-type="float" office:value="12.4956" calcext:value-type="float">
            <text:p>12.4956</text:p>
          </table:table-cell>
          <table:table-cell office:value-type="float" office:value="9" calcext:value-type="float">
            <text:p>9</text:p>
          </table:table-cell>
          <table:table-cell office:value-type="float" office:value="-3.1" calcext:value-type="float">
            <text:p>-3.1</text:p>
          </table:table-cell>
          <table:table-cell office:value-type="float" office:value="0.8269295" calcext:value-type="float">
            <text:p>0.8269295</text:p>
          </table:table-cell>
          <table:table-cell office:value-type="float" office:value="0.4213433" calcext:value-type="float">
            <text:p>0.4213433</text:p>
          </table:table-cell>
          <table:table-cell office:value-type="float" office:value="221.76" calcext:value-type="float">
            <text:p>221.76</text:p>
          </table:table-cell>
          <table:table-cell office:value-type="float" office:value="0.2" calcext:value-type="float">
            <text:p>0.2</text:p>
          </table:table-cell>
          <table:table-cell office:value-type="float" office:value="-0.04171753" calcext:value-type="float">
            <text:p>-0.04171753</text:p>
          </table:table-cell>
          <table:table-cell office:value-type="float" office:value="-0.04452515" calcext:value-type="float">
            <text:p>-0.04452515</text:p>
          </table:table-cell>
          <table:table-cell office:value-type="float" office:value="-0.04632568" calcext:value-type="float">
            <text:p>-0.04632568</text:p>
          </table:table-cell>
          <table:table-cell office:value-type="float" office:value="-0.04763794" calcext:value-type="float">
            <text:p>-0.04763794</text:p>
          </table:table-cell>
          <table:table-cell office:value-type="float" office:value="-0.04058838" calcext:value-type="float">
            <text:p>-0.04058838</text:p>
          </table:table-cell>
          <table:table-cell office:value-type="float" office:value="-0.0413208" calcext:value-type="float">
            <text:p>-0.0413208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-0.05630493" calcext:value-type="float">
            <text:p>-0.05630493</text:p>
          </table:table-cell>
          <table:table-cell office:value-type="float" office:value="-0.06387329" calcext:value-type="float">
            <text:p>-0.06387329</text:p>
          </table:table-cell>
          <table:table-cell office:value-type="float" office:value="-0.06494141" calcext:value-type="float">
            <text:p>-0.06494141</text:p>
          </table:table-cell>
          <table:table-cell office:value-type="float" office:value="-0.06484985" calcext:value-type="float">
            <text:p>-0.06484985</text:p>
          </table:table-cell>
          <table:table-cell office:value-type="float" office:value="-0.06585693" calcext:value-type="float">
            <text:p>-0.065856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3" calcext:value-type="float">
            <text:p>4042003</text:p>
          </table:table-cell>
          <table:table-cell office:value-type="float" office:value="21.46824" calcext:value-type="float">
            <text:p>21.46824</text:p>
          </table:table-cell>
          <table:table-cell office:value-type="float" office:value="9.5" calcext:value-type="float">
            <text:p>9.5</text:p>
          </table:table-cell>
          <table:table-cell office:value-type="float" office:value="2.5" calcext:value-type="float">
            <text:p>2.5</text:p>
          </table:table-cell>
          <table:table-cell office:value-type="float" office:value="0.7252473" calcext:value-type="float">
            <text:p>0.7252473</text:p>
          </table:table-cell>
          <table:table-cell office:value-type="float" office:value="0.5514655" calcext:value-type="float">
            <text:p>0.5514655</text:p>
          </table:table-cell>
          <table:table-cell office:value-type="float" office:value="286.164" calcext:value-type="float">
            <text:p>286.164</text:p>
          </table:table-cell>
          <table:table-cell office:value-type="float" office:value="0" calcext:value-type="float">
            <text:p>0</text:p>
          </table:table-cell>
          <table:table-cell office:value-type="float" office:value="-0.03921509" calcext:value-type="float">
            <text:p>-0.03921509</text:p>
          </table:table-cell>
          <table:table-cell office:value-type="float" office:value="-0.04180908" calcext:value-type="float">
            <text:p>-0.04180908</text:p>
          </table:table-cell>
          <table:table-cell office:value-type="float" office:value="-0.04507446" calcext:value-type="float">
            <text:p>-0.04507446</text:p>
          </table:table-cell>
          <table:table-cell office:value-type="float" office:value="-0.0463562" calcext:value-type="float">
            <text:p>-0.0463562</text:p>
          </table:table-cell>
          <table:table-cell office:value-type="float" office:value="-0.04122925" calcext:value-type="float">
            <text:p>-0.04122925</text:p>
          </table:table-cell>
          <table:table-cell office:value-type="float" office:value="-0.04190063" calcext:value-type="float">
            <text:p>-0.04190063</text:p>
          </table:table-cell>
          <table:table-cell office:value-type="float" office:value="-0.05517578" calcext:value-type="float">
            <text:p>-0.05517578</text:p>
          </table:table-cell>
          <table:table-cell office:value-type="float" office:value="-0.05581665" calcext:value-type="float">
            <text:p>-0.05581665</text:p>
          </table:table-cell>
          <table:table-cell office:value-type="float" office:value="-0.06304932" calcext:value-type="float">
            <text:p>-0.06304932</text:p>
          </table:table-cell>
          <table:table-cell office:value-type="float" office:value="-0.06393433" calcext:value-type="float">
            <text:p>-0.06393433</text:p>
          </table:table-cell>
          <table:table-cell office:value-type="float" office:value="-0.06399536" calcext:value-type="float">
            <text:p>-0.06399536</text:p>
          </table:table-cell>
          <table:table-cell office:value-type="float" office:value="-0.06497192" calcext:value-type="float">
            <text:p>-0.064971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3" calcext:value-type="float">
            <text:p>5042003</text:p>
          </table:table-cell>
          <table:table-cell office:value-type="float" office:value="15.65532" calcext:value-type="float">
            <text:p>15.65532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0.8840681" calcext:value-type="float">
            <text:p>0.8840681</text:p>
          </table:table-cell>
          <table:table-cell office:value-type="float" office:value="0.5907432" calcext:value-type="float">
            <text:p>0.5907432</text:p>
          </table:table-cell>
          <table:table-cell office:value-type="float" office:value="218.772" calcext:value-type="float">
            <text:p>218.772</text:p>
          </table:table-cell>
          <table:table-cell office:value-type="float" office:value="6.091892" calcext:value-type="float">
            <text:p>6.091892</text:p>
          </table:table-cell>
          <table:table-cell office:value-type="float" office:value="-0.03692627" calcext:value-type="float">
            <text:p>-0.03692627</text:p>
          </table:table-cell>
          <table:table-cell office:value-type="float" office:value="-0.03918457" calcext:value-type="float">
            <text:p>-0.03918457</text:p>
          </table:table-cell>
          <table:table-cell office:value-type="float" office:value="-0.0440979" calcext:value-type="float">
            <text:p>-0.0440979</text:p>
          </table:table-cell>
          <table:table-cell office:value-type="float" office:value="-0.0451355" calcext:value-type="float">
            <text:p>-0.0451355</text:p>
          </table:table-cell>
          <table:table-cell office:value-type="float" office:value="-0.0418396" calcext:value-type="float">
            <text:p>-0.0418396</text:p>
          </table:table-cell>
          <table:table-cell office:value-type="float" office:value="-0.04238892" calcext:value-type="float">
            <text:p>-0.04238892</text:p>
          </table:table-cell>
          <table:table-cell office:value-type="float" office:value="-0.05487061" calcext:value-type="float">
            <text:p>-0.05487061</text:p>
          </table:table-cell>
          <table:table-cell office:value-type="float" office:value="-0.05523682" calcext:value-type="float">
            <text:p>-0.05523682</text:p>
          </table:table-cell>
          <table:table-cell office:value-type="float" office:value="-0.06219482" calcext:value-type="float">
            <text:p>-0.06219482</text:p>
          </table:table-cell>
          <table:table-cell office:value-type="float" office:value="-0.06307983" calcext:value-type="float">
            <text:p>-0.06307983</text:p>
          </table:table-cell>
          <table:table-cell office:value-type="float" office:value="-0.06317139" calcext:value-type="float">
            <text:p>-0.06317139</text:p>
          </table:table-cell>
          <table:table-cell office:value-type="float" office:value="-0.0640564" calcext:value-type="float">
            <text:p>-0.06405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3" calcext:value-type="float">
            <text:p>6042003</text:p>
          </table:table-cell>
          <table:table-cell office:value-type="float" office:value="15.22476" calcext:value-type="float">
            <text:p>15.22476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1.432644" calcext:value-type="float">
            <text:p>1.432644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255.42" calcext:value-type="float">
            <text:p>255.42</text:p>
          </table:table-cell>
          <table:table-cell office:value-type="float" office:value="5.908108" calcext:value-type="float">
            <text:p>5.908108</text:p>
          </table:table-cell>
          <table:table-cell office:value-type="float" office:value="-0.0340271" calcext:value-type="float">
            <text:p>-0.0340271</text:p>
          </table:table-cell>
          <table:table-cell office:value-type="float" office:value="-0.03692627" calcext:value-type="float">
            <text:p>-0.03692627</text:p>
          </table:table-cell>
          <table:table-cell office:value-type="float" office:value="-0.04299927" calcext:value-type="float">
            <text:p>-0.04299927</text:p>
          </table:table-cell>
          <table:table-cell office:value-type="float" office:value="-0.04415894" calcext:value-type="float">
            <text:p>-0.04415894</text:p>
          </table:table-cell>
          <table:table-cell office:value-type="float" office:value="-0.04229736" calcext:value-type="float">
            <text:p>-0.04229736</text:p>
          </table:table-cell>
          <table:table-cell office:value-type="float" office:value="-0.04284668" calcext:value-type="float">
            <text:p>-0.04284668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-0.05487061" calcext:value-type="float">
            <text:p>-0.05487061</text:p>
          </table:table-cell>
          <table:table-cell office:value-type="float" office:value="-0.06137085" calcext:value-type="float">
            <text:p>-0.06137085</text:p>
          </table:table-cell>
          <table:table-cell office:value-type="float" office:value="-0.06228638" calcext:value-type="float">
            <text:p>-0.06228638</text:p>
          </table:table-cell>
          <table:table-cell office:value-type="float" office:value="-0.06240845" calcext:value-type="float">
            <text:p>-0.06240845</text:p>
          </table:table-cell>
          <table:table-cell office:value-type="float" office:value="-0.0632019" calcext:value-type="float">
            <text:p>-0.06320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3" calcext:value-type="float">
            <text:p>7042003</text:p>
          </table:table-cell>
          <table:table-cell office:value-type="float" office:value="10.28592" calcext:value-type="float">
            <text:p>10.28592</text:p>
          </table:table-cell>
          <table:table-cell office:value-type="float" office:value="11" calcext:value-type="float">
            <text:p>11</text:p>
          </table:table-cell>
          <table:table-cell office:value-type="float" office:value="-1.2" calcext:value-type="float">
            <text:p>-1.2</text:p>
          </table:table-cell>
          <table:table-cell office:value-type="float" office:value="1.227003" calcext:value-type="float">
            <text:p>1.227003</text:p>
          </table:table-cell>
          <table:table-cell office:value-type="float" office:value="0.3485992" calcext:value-type="float">
            <text:p>0.3485992</text:p>
          </table:table-cell>
          <table:table-cell office:value-type="float" office:value="723.348" calcext:value-type="float">
            <text:p>723.348</text:p>
          </table:table-cell>
          <table:table-cell office:value-type="float" office:value="0" calcext:value-type="float">
            <text:p>0</text:p>
          </table:table-cell>
          <table:table-cell office:value-type="float" office:value="-0.03182983" calcext:value-type="float">
            <text:p>-0.03182983</text:p>
          </table:table-cell>
          <table:table-cell office:value-type="float" office:value="-0.0340271" calcext:value-type="float">
            <text:p>-0.0340271</text:p>
          </table:table-cell>
          <table:table-cell office:value-type="float" office:value="-0.04217529" calcext:value-type="float">
            <text:p>-0.04217529</text:p>
          </table:table-cell>
          <table:table-cell office:value-type="float" office:value="-0.04309082" calcext:value-type="float">
            <text:p>-0.04309082</text:p>
          </table:table-cell>
          <table:table-cell office:value-type="float" office:value="-0.04272461" calcext:value-type="float">
            <text:p>-0.04272461</text:p>
          </table:table-cell>
          <table:table-cell office:value-type="float" office:value="-0.04318237" calcext:value-type="float">
            <text:p>-0.04318237</text:p>
          </table:table-cell>
          <table:table-cell office:value-type="float" office:value="-0.05410767" calcext:value-type="float">
            <text:p>-0.05410767</text:p>
          </table:table-cell>
          <table:table-cell office:value-type="float" office:value="-0.05450439" calcext:value-type="float">
            <text:p>-0.05450439</text:p>
          </table:table-cell>
          <table:table-cell office:value-type="float" office:value="-0.06060791" calcext:value-type="float">
            <text:p>-0.06060791</text:p>
          </table:table-cell>
          <table:table-cell office:value-type="float" office:value="-0.06152344" calcext:value-type="float">
            <text:p>-0.06152344</text:p>
          </table:table-cell>
          <table:table-cell office:value-type="float" office:value="-0.06167603" calcext:value-type="float">
            <text:p>-0.06167603</text:p>
          </table:table-cell>
          <table:table-cell office:value-type="float" office:value="-0.06246948" calcext:value-type="float">
            <text:p>-0.062469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3" calcext:value-type="float">
            <text:p>8042003</text:p>
          </table:table-cell>
          <table:table-cell office:value-type="float" office:value="10.52424" calcext:value-type="float">
            <text:p>10.52424</text:p>
          </table:table-cell>
          <table:table-cell office:value-type="float" office:value="-1.8" calcext:value-type="float">
            <text:p>-1.8</text:p>
          </table:table-cell>
          <table:table-cell office:value-type="float" office:value="-10" calcext:value-type="float">
            <text:p>-10</text:p>
          </table:table-cell>
          <table:table-cell office:value-type="float" office:value="0.3593978" calcext:value-type="float">
            <text:p>0.3593978</text:p>
          </table:table-cell>
          <table:table-cell office:value-type="float" office:value="0.1704561" calcext:value-type="float">
            <text:p>0.1704561</text:p>
          </table:table-cell>
          <table:table-cell office:value-type="float" office:value="668.988" calcext:value-type="float">
            <text:p>668.988</text:p>
          </table:table-cell>
          <table:table-cell office:value-type="float" office:value="0" calcext:value-type="float">
            <text:p>0</text:p>
          </table:table-cell>
          <table:table-cell office:value-type="float" office:value="-0.0302124" calcext:value-type="float">
            <text:p>-0.0302124</text:p>
          </table:table-cell>
          <table:table-cell office:value-type="float" office:value="-0.03179932" calcext:value-type="float">
            <text:p>-0.03179932</text:p>
          </table:table-cell>
          <table:table-cell office:value-type="float" office:value="-0.04153442" calcext:value-type="float">
            <text:p>-0.04153442</text:p>
          </table:table-cell>
          <table:table-cell office:value-type="float" office:value="-0.04229736" calcext:value-type="float">
            <text:p>-0.04229736</text:p>
          </table:table-cell>
          <table:table-cell office:value-type="float" office:value="-0.04315186" calcext:value-type="float">
            <text:p>-0.04315186</text:p>
          </table:table-cell>
          <table:table-cell office:value-type="float" office:value="-0.0435791" calcext:value-type="float">
            <text:p>-0.0435791</text:p>
          </table:table-cell>
          <table:table-cell office:value-type="float" office:value="-0.05361938" calcext:value-type="float">
            <text:p>-0.05361938</text:p>
          </table:table-cell>
          <table:table-cell office:value-type="float" office:value="-0.0541687" calcext:value-type="float">
            <text:p>-0.0541687</text:p>
          </table:table-cell>
          <table:table-cell office:value-type="float" office:value="-0.06002808" calcext:value-type="float">
            <text:p>-0.06002808</text:p>
          </table:table-cell>
          <table:table-cell office:value-type="float" office:value="-0.06072998" calcext:value-type="float">
            <text:p>-0.06072998</text:p>
          </table:table-cell>
          <table:table-cell office:value-type="float" office:value="-0.0609436" calcext:value-type="float">
            <text:p>-0.0609436</text:p>
          </table:table-cell>
          <table:table-cell office:value-type="float" office:value="-0.06173706" calcext:value-type="float">
            <text:p>-0.061737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3" calcext:value-type="float">
            <text:p>9042003</text:p>
          </table:table-cell>
          <table:table-cell office:value-type="float" office:value="23.35608" calcext:value-type="float">
            <text:p>23.35608</text:p>
          </table:table-cell>
          <table:table-cell office:value-type="float" office:value="-1" calcext:value-type="float">
            <text:p>-1</text:p>
          </table:table-cell>
          <table:table-cell office:value-type="float" office:value="-10.8" calcext:value-type="float">
            <text:p>-10.8</text:p>
          </table:table-cell>
          <table:table-cell office:value-type="float" office:value="0.2818244" calcext:value-type="float">
            <text:p>0.2818244</text:p>
          </table:table-cell>
          <table:table-cell office:value-type="float" office:value="0.1711514" calcext:value-type="float">
            <text:p>0.1711514</text:p>
          </table:table-cell>
          <table:table-cell office:value-type="float" office:value="537.84" calcext:value-type="float">
            <text:p>537.84</text:p>
          </table:table-cell>
          <table:table-cell office:value-type="float" office:value="0" calcext:value-type="float">
            <text:p>0</text:p>
          </table:table-cell>
          <table:table-cell office:value-type="float" office:value="-0.02883911" calcext:value-type="float">
            <text:p>-0.02883911</text:p>
          </table:table-cell>
          <table:table-cell office:value-type="float" office:value="-0.03030396" calcext:value-type="float">
            <text:p>-0.03030396</text:p>
          </table:table-cell>
          <table:table-cell office:value-type="float" office:value="-0.04089355" calcext:value-type="float">
            <text:p>-0.04089355</text:p>
          </table:table-cell>
          <table:table-cell office:value-type="float" office:value="-0.04156494" calcext:value-type="float">
            <text:p>-0.04156494</text:p>
          </table:table-cell>
          <table:table-cell office:value-type="float" office:value="-0.043396" calcext:value-type="float">
            <text:p>-0.043396</text:p>
          </table:table-cell>
          <table:table-cell office:value-type="float" office:value="-0.04379272" calcext:value-type="float">
            <text:p>-0.04379272</text:p>
          </table:table-cell>
          <table:table-cell office:value-type="float" office:value="-0.05328369" calcext:value-type="float">
            <text:p>-0.05328369</text:p>
          </table:table-cell>
          <table:table-cell office:value-type="float" office:value="-0.05368042" calcext:value-type="float">
            <text:p>-0.05368042</text:p>
          </table:table-cell>
          <table:table-cell office:value-type="float" office:value="-0.05941772" calcext:value-type="float">
            <text:p>-0.05941772</text:p>
          </table:table-cell>
          <table:table-cell office:value-type="float" office:value="-0.06011963" calcext:value-type="float">
            <text:p>-0.06011963</text:p>
          </table:table-cell>
          <table:table-cell office:value-type="float" office:value="-0.06027222" calcext:value-type="float">
            <text:p>-0.06027222</text:p>
          </table:table-cell>
          <table:table-cell office:value-type="float" office:value="-0.06106567" calcext:value-type="float">
            <text:p>-0.061065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3" calcext:value-type="float">
            <text:p>10042003</text:p>
          </table:table-cell>
          <table:table-cell office:value-type="float" office:value="23.89185" calcext:value-type="float">
            <text:p>23.89185</text:p>
          </table:table-cell>
          <table:table-cell office:value-type="float" office:value="3" calcext:value-type="float">
            <text:p>3</text:p>
          </table:table-cell>
          <table:table-cell office:value-type="float" office:value="-6.7" calcext:value-type="float">
            <text:p>-6.7</text:p>
          </table:table-cell>
          <table:table-cell office:value-type="float" office:value="0.400501" calcext:value-type="float">
            <text:p>0.400501</text:p>
          </table:table-cell>
          <table:table-cell office:value-type="float" office:value="0.2072423" calcext:value-type="float">
            <text:p>0.2072423</text:p>
          </table:table-cell>
          <table:table-cell office:value-type="float" office:value="323.64" calcext:value-type="float">
            <text:p>323.64</text:p>
          </table:table-cell>
          <table:table-cell office:value-type="float" office:value="0" calcext:value-type="float">
            <text:p>0</text:p>
          </table:table-cell>
          <table:table-cell office:value-type="float" office:value="-0.0272522" calcext:value-type="float">
            <text:p>-0.0272522</text:p>
          </table:table-cell>
          <table:table-cell office:value-type="float" office:value="-0.02886963" calcext:value-type="float">
            <text:p>-0.02886963</text:p>
          </table:table-cell>
          <table:table-cell office:value-type="float" office:value="-0.04037476" calcext:value-type="float">
            <text:p>-0.04037476</text:p>
          </table:table-cell>
          <table:table-cell office:value-type="float" office:value="-0.04101562" calcext:value-type="float">
            <text:p>-0.04101562</text:p>
          </table:table-cell>
          <table:table-cell office:value-type="float" office:value="-0.04370117" calcext:value-type="float">
            <text:p>-0.04370117</text:p>
          </table:table-cell>
          <table:table-cell office:value-type="float" office:value="-0.04412842" calcext:value-type="float">
            <text:p>-0.04412842</text:p>
          </table:table-cell>
          <table:table-cell office:value-type="float" office:value="-0.05307007" calcext:value-type="float">
            <text:p>-0.05307007</text:p>
          </table:table-cell>
          <table:table-cell office:value-type="float" office:value="-0.05340576" calcext:value-type="float">
            <text:p>-0.05340576</text:p>
          </table:table-cell>
          <table:table-cell office:value-type="float" office:value="-0.05886841" calcext:value-type="float">
            <text:p>-0.05886841</text:p>
          </table:table-cell>
          <table:table-cell office:value-type="float" office:value="-0.05944824" calcext:value-type="float">
            <text:p>-0.05944824</text:p>
          </table:table-cell>
          <table:table-cell office:value-type="float" office:value="-0.05966187" calcext:value-type="float">
            <text:p>-0.05966187</text:p>
          </table:table-cell>
          <table:table-cell office:value-type="float" office:value="-0.06036377" calcext:value-type="float">
            <text:p>-0.060363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3" calcext:value-type="float">
            <text:p>11042003</text:p>
          </table:table-cell>
          <table:table-cell office:value-type="float" office:value="22.67005" calcext:value-type="float">
            <text:p>22.67005</text:p>
          </table:table-cell>
          <table:table-cell office:value-type="float" office:value="7.4" calcext:value-type="float">
            <text:p>7.4</text:p>
          </table:table-cell>
          <table:table-cell office:value-type="float" office:value="-3.9" calcext:value-type="float">
            <text:p>-3.9</text:p>
          </table:table-cell>
          <table:table-cell office:value-type="float" office:value="0.4599654" calcext:value-type="float">
            <text:p>0.4599654</text:p>
          </table:table-cell>
          <table:table-cell office:value-type="float" office:value="0.3205602" calcext:value-type="float">
            <text:p>0.3205602</text:p>
          </table:table-cell>
          <table:table-cell office:value-type="float" office:value="268.308" calcext:value-type="float">
            <text:p>268.308</text:p>
          </table:table-cell>
          <table:table-cell office:value-type="float" office:value="0" calcext:value-type="float">
            <text:p>0</text:p>
          </table:table-cell>
          <table:table-cell office:value-type="float" office:value="-0.02505493" calcext:value-type="float">
            <text:p>-0.02505493</text:p>
          </table:table-cell>
          <table:table-cell office:value-type="float" office:value="-0.02728271" calcext:value-type="float">
            <text:p>-0.02728271</text:p>
          </table:table-cell>
          <table:table-cell office:value-type="float" office:value="-0.0395813" calcext:value-type="float">
            <text:p>-0.0395813</text:p>
          </table:table-cell>
          <table:table-cell office:value-type="float" office:value="-0.04040527" calcext:value-type="float">
            <text:p>-0.04040527</text:p>
          </table:table-cell>
          <table:table-cell office:value-type="float" office:value="-0.04403687" calcext:value-type="float">
            <text:p>-0.04403687</text:p>
          </table:table-cell>
          <table:table-cell office:value-type="float" office:value="-0.04421997" calcext:value-type="float">
            <text:p>-0.04421997</text:p>
          </table:table-cell>
          <table:table-cell office:value-type="float" office:value="-0.05273438" calcext:value-type="float">
            <text:p>-0.05273438</text:p>
          </table:table-cell>
          <table:table-cell office:value-type="float" office:value="-0.05310059" calcext:value-type="float">
            <text:p>-0.05310059</text:p>
          </table:table-cell>
          <table:table-cell office:value-type="float" office:value="-0.05825806" calcext:value-type="float">
            <text:p>-0.05825806</text:p>
          </table:table-cell>
          <table:table-cell office:value-type="float" office:value="-0.05892944" calcext:value-type="float">
            <text:p>-0.05892944</text:p>
          </table:table-cell>
          <table:table-cell office:value-type="float" office:value="-0.05908203" calcext:value-type="float">
            <text:p>-0.05908203</text:p>
          </table:table-cell>
          <table:table-cell office:value-type="float" office:value="-0.05966187" calcext:value-type="float">
            <text:p>-0.059661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3" calcext:value-type="float">
            <text:p>12042003</text:p>
          </table:table-cell>
          <table:table-cell office:value-type="float" office:value="7.615971" calcext:value-type="float">
            <text:p>7.615971</text:p>
          </table:table-cell>
          <table:table-cell office:value-type="float" office:value="5" calcext:value-type="float">
            <text:p>5</text:p>
          </table:table-cell>
          <table:table-cell office:value-type="float" office:value="-3.7" calcext:value-type="float">
            <text:p>-3.7</text:p>
          </table:table-cell>
          <table:table-cell office:value-type="float" office:value="0.6162409" calcext:value-type="float">
            <text:p>0.6162409</text:p>
          </table:table-cell>
          <table:table-cell office:value-type="float" office:value="0.4007918" calcext:value-type="float">
            <text:p>0.4007918</text:p>
          </table:table-cell>
          <table:table-cell office:value-type="float" office:value="314.964" calcext:value-type="float">
            <text:p>314.964</text:p>
          </table:table-cell>
          <table:table-cell office:value-type="float" office:value="1.7" calcext:value-type="float">
            <text:p>1.7</text:p>
          </table:table-cell>
          <table:table-cell office:value-type="float" office:value="-0.02389526" calcext:value-type="float">
            <text:p>-0.02389526</text:p>
          </table:table-cell>
          <table:table-cell office:value-type="float" office:value="-0.02508545" calcext:value-type="float">
            <text:p>-0.02508545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03970337" calcext:value-type="float">
            <text:p>-0.03970337</text:p>
          </table:table-cell>
          <table:table-cell office:value-type="float" office:value="-0.04406738" calcext:value-type="float">
            <text:p>-0.04406738</text:p>
          </table:table-cell>
          <table:table-cell office:value-type="float" office:value="-0.04431152" calcext:value-type="float">
            <text:p>-0.04431152</text:p>
          </table:table-cell>
          <table:table-cell office:value-type="float" office:value="-0.0524292" calcext:value-type="float">
            <text:p>-0.0524292</text:p>
          </table:table-cell>
          <table:table-cell office:value-type="float" office:value="-0.05285645" calcext:value-type="float">
            <text:p>-0.05285645</text:p>
          </table:table-cell>
          <table:table-cell office:value-type="float" office:value="-0.05776978" calcext:value-type="float">
            <text:p>-0.05776978</text:p>
          </table:table-cell>
          <table:table-cell office:value-type="float" office:value="-0.05834961" calcext:value-type="float">
            <text:p>-0.05834961</text:p>
          </table:table-cell>
          <table:table-cell office:value-type="float" office:value="-0.05844116" calcext:value-type="float">
            <text:p>-0.05844116</text:p>
          </table:table-cell>
          <table:table-cell office:value-type="float" office:value="-0.05914307" calcext:value-type="float">
            <text:p>-0.059143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3" calcext:value-type="float">
            <text:p>13042003</text:p>
          </table:table-cell>
          <table:table-cell office:value-type="float" office:value="6.914713" calcext:value-type="float">
            <text:p>6.914713</text:p>
          </table:table-cell>
          <table:table-cell office:value-type="float" office:value="2.3" calcext:value-type="float">
            <text:p>2.3</text:p>
          </table:table-cell>
          <table:table-cell office:value-type="float" office:value="-0.1" calcext:value-type="float">
            <text:p>-0.1</text:p>
          </table:table-cell>
          <table:table-cell office:value-type="float" office:value="0.7095982" calcext:value-type="float">
            <text:p>0.7095982</text:p>
          </table:table-cell>
          <table:table-cell office:value-type="float" office:value="0.4626346" calcext:value-type="float">
            <text:p>0.4626346</text:p>
          </table:table-cell>
          <table:table-cell office:value-type="float" office:value="274.824" calcext:value-type="float">
            <text:p>274.824</text:p>
          </table:table-cell>
          <table:table-cell office:value-type="float" office:value="2.7" calcext:value-type="float">
            <text:p>2.7</text:p>
          </table:table-cell>
          <table:table-cell office:value-type="float" office:value="-0.02325439" calcext:value-type="float">
            <text:p>-0.02325439</text:p>
          </table:table-cell>
          <table:table-cell office:value-type="float" office:value="-0.0239563" calcext:value-type="float">
            <text:p>-0.0239563</text:p>
          </table:table-cell>
          <table:table-cell office:value-type="float" office:value="-0.03866577" calcext:value-type="float">
            <text:p>-0.03866577</text:p>
          </table:table-cell>
          <table:table-cell office:value-type="float" office:value="-0.03915405" calcext:value-type="float">
            <text:p>-0.03915405</text:p>
          </table:table-cell>
          <table:table-cell office:value-type="float" office:value="-0.04421997" calcext:value-type="float">
            <text:p>-0.04421997</text:p>
          </table:table-cell>
          <table:table-cell office:value-type="float" office:value="-0.04440308" calcext:value-type="float">
            <text:p>-0.04440308</text:p>
          </table:table-cell>
          <table:table-cell office:value-type="float" office:value="-0.05209351" calcext:value-type="float">
            <text:p>-0.05209351</text:p>
          </table:table-cell>
          <table:table-cell office:value-type="float" office:value="-0.05252075" calcext:value-type="float">
            <text:p>-0.05252075</text:p>
          </table:table-cell>
          <table:table-cell office:value-type="float" office:value="-0.05725098" calcext:value-type="float">
            <text:p>-0.05725098</text:p>
          </table:table-cell>
          <table:table-cell office:value-type="float" office:value="-0.05776978" calcext:value-type="float">
            <text:p>-0.05776978</text:p>
          </table:table-cell>
          <table:table-cell office:value-type="float" office:value="-0.05789185" calcext:value-type="float">
            <text:p>-0.05789185</text:p>
          </table:table-cell>
          <table:table-cell office:value-type="float" office:value="-0.05853271" calcext:value-type="float">
            <text:p>-0.058532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3" calcext:value-type="float">
            <text:p>14042003</text:p>
          </table:table-cell>
          <table:table-cell office:value-type="float" office:value="24.60717" calcext:value-type="float">
            <text:p>24.60717</text:p>
          </table:table-cell>
          <table:table-cell office:value-type="float" office:value="4" calcext:value-type="float">
            <text:p>4</text:p>
          </table:table-cell>
          <table:table-cell office:value-type="float" office:value="-3.8" calcext:value-type="float">
            <text:p>-3.8</text:p>
          </table:table-cell>
          <table:table-cell office:value-type="float" office:value="0.4520166" calcext:value-type="float">
            <text:p>0.4520166</text:p>
          </table:table-cell>
          <table:table-cell office:value-type="float" office:value="0.3134798" calcext:value-type="float">
            <text:p>0.3134798</text:p>
          </table:table-cell>
          <table:table-cell office:value-type="float" office:value="410.4" calcext:value-type="float">
            <text:p>410.4</text:p>
          </table:table-cell>
          <table:table-cell office:value-type="float" office:value="0" calcext:value-type="float">
            <text:p>0</text:p>
          </table:table-cell>
          <table:table-cell office:value-type="float" office:value="-0.02307129" calcext:value-type="float">
            <text:p>-0.02307129</text:p>
          </table:table-cell>
          <table:table-cell office:value-type="float" office:value="-0.02410889" calcext:value-type="float">
            <text:p>-0.02410889</text:p>
          </table:table-cell>
          <table:table-cell office:value-type="float" office:value="-0.0385437" calcext:value-type="float">
            <text:p>-0.0385437</text:p>
          </table:table-cell>
          <table:table-cell office:value-type="float" office:value="-0.03881836" calcext:value-type="float">
            <text:p>-0.03881836</text:p>
          </table:table-cell>
          <table:table-cell office:value-type="float" office:value="-0.04428101" calcext:value-type="float">
            <text:p>-0.04428101</text:p>
          </table:table-cell>
          <table:table-cell office:value-type="float" office:value="-0.04458618" calcext:value-type="float">
            <text:p>-0.04458618</text:p>
          </table:table-cell>
          <table:table-cell office:value-type="float" office:value="-0.05184937" calcext:value-type="float">
            <text:p>-0.05184937</text:p>
          </table:table-cell>
          <table:table-cell office:value-type="float" office:value="-0.05221558" calcext:value-type="float">
            <text:p>-0.05221558</text:p>
          </table:table-cell>
          <table:table-cell office:value-type="float" office:value="-0.0567627" calcext:value-type="float">
            <text:p>-0.0567627</text:p>
          </table:table-cell>
          <table:table-cell office:value-type="float" office:value="-0.05731201" calcext:value-type="float">
            <text:p>-0.05731201</text:p>
          </table:table-cell>
          <table:table-cell office:value-type="float" office:value="-0.05734253" calcext:value-type="float">
            <text:p>-0.05734253</text:p>
          </table:table-cell>
          <table:table-cell office:value-type="float" office:value="-0.05795288" calcext:value-type="float">
            <text:p>-0.057952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3" calcext:value-type="float">
            <text:p>15042003</text:p>
          </table:table-cell>
          <table:table-cell office:value-type="float" office:value="24.33665" calcext:value-type="float">
            <text:p>24.33665</text:p>
          </table:table-cell>
          <table:table-cell office:value-type="float" office:value="12.6" calcext:value-type="float">
            <text:p>12.6</text:p>
          </table:table-cell>
          <table:table-cell office:value-type="float" office:value="-4.5" calcext:value-type="float">
            <text:p>-4.5</text:p>
          </table:table-cell>
          <table:table-cell office:value-type="float" office:value="0.7050846" calcext:value-type="float">
            <text:p>0.7050846</text:p>
          </table:table-cell>
          <table:table-cell office:value-type="float" office:value="0.4066145" calcext:value-type="float">
            <text:p>0.4066145</text:p>
          </table:table-cell>
          <table:table-cell office:value-type="float" office:value="201.204" calcext:value-type="float">
            <text:p>201.204</text:p>
          </table:table-cell>
          <table:table-cell office:value-type="float" office:value="0" calcext:value-type="float">
            <text:p>0</text:p>
          </table:table-cell>
          <table:table-cell office:value-type="float" office:value="-0.02383423" calcext:value-type="float">
            <text:p>-0.02383423</text:p>
          </table:table-cell>
          <table:table-cell office:value-type="float" office:value="-0.0289917" calcext:value-type="float">
            <text:p>-0.0289917</text:p>
          </table:table-cell>
          <table:table-cell office:value-type="float" office:value="-0.03848267" calcext:value-type="float">
            <text:p>-0.03848267</text:p>
          </table:table-cell>
          <table:table-cell office:value-type="float" office:value="-0.03967285" calcext:value-type="float">
            <text:p>-0.03967285</text:p>
          </table:table-cell>
          <table:table-cell office:value-type="float" office:value="-0.04446411" calcext:value-type="float">
            <text:p>-0.04446411</text:p>
          </table:table-cell>
          <table:table-cell office:value-type="float" office:value="-0.04489136" calcext:value-type="float">
            <text:p>-0.04489136</text:p>
          </table:table-cell>
          <table:table-cell office:value-type="float" office:value="-0.05157471" calcext:value-type="float">
            <text:p>-0.05157471</text:p>
          </table:table-cell>
          <table:table-cell office:value-type="float" office:value="-0.05184937" calcext:value-type="float">
            <text:p>-0.05184937</text:p>
          </table:table-cell>
          <table:table-cell office:value-type="float" office:value="-0.05630493" calcext:value-type="float">
            <text:p>-0.05630493</text:p>
          </table:table-cell>
          <table:table-cell office:value-type="float" office:value="-0.05682373" calcext:value-type="float">
            <text:p>-0.05682373</text:p>
          </table:table-cell>
          <table:table-cell office:value-type="float" office:value="-0.05679321" calcext:value-type="float">
            <text:p>-0.05679321</text:p>
          </table:table-cell>
          <table:table-cell office:value-type="float" office:value="-0.05740356" calcext:value-type="float">
            <text:p>-0.057403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3" calcext:value-type="float">
            <text:p>16042003</text:p>
          </table:table-cell>
          <table:table-cell office:value-type="float" office:value="15.80131" calcext:value-type="float">
            <text:p>15.801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072473" calcext:value-type="float">
            <text:p>1.072473</text:p>
          </table:table-cell>
          <table:table-cell office:value-type="float" office:value="0.568739" calcext:value-type="float">
            <text:p>0.568739</text:p>
          </table:table-cell>
          <table:table-cell office:value-type="float" office:value="373.356" calcext:value-type="float">
            <text:p>373.356</text:p>
          </table:table-cell>
          <table:table-cell office:value-type="float" office:value="1.6" calcext:value-type="float">
            <text:p>1.6</text:p>
          </table:table-cell>
          <table:table-cell office:value-type="float" office:value="-0.02740479" calcext:value-type="float">
            <text:p>-0.02740479</text:p>
          </table:table-cell>
          <table:table-cell office:value-type="float" office:value="-0.0296936" calcext:value-type="float">
            <text:p>-0.0296936</text:p>
          </table:table-cell>
          <table:table-cell office:value-type="float" office:value="-0.03912354" calcext:value-type="float">
            <text:p>-0.03912354</text:p>
          </table:table-cell>
          <table:table-cell office:value-type="float" office:value="-0.03973389" calcext:value-type="float">
            <text:p>-0.03973389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-0.04492188" calcext:value-type="float">
            <text:p>-0.04492188</text:p>
          </table:table-cell>
          <table:table-cell office:value-type="float" office:value="-0.05133057" calcext:value-type="float">
            <text:p>-0.05133057</text:p>
          </table:table-cell>
          <table:table-cell office:value-type="float" office:value="-0.05166626" calcext:value-type="float">
            <text:p>-0.05166626</text:p>
          </table:table-cell>
          <table:table-cell office:value-type="float" office:value="-0.05584717" calcext:value-type="float">
            <text:p>-0.05584717</text:p>
          </table:table-cell>
          <table:table-cell office:value-type="float" office:value="-0.05639648" calcext:value-type="float">
            <text:p>-0.05639648</text:p>
          </table:table-cell>
          <table:table-cell office:value-type="float" office:value="-0.05630493" calcext:value-type="float">
            <text:p>-0.05630493</text:p>
          </table:table-cell>
          <table:table-cell office:value-type="float" office:value="-0.05685425" calcext:value-type="float">
            <text:p>-0.056854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3" calcext:value-type="float">
            <text:p>17042003</text:p>
          </table:table-cell>
          <table:table-cell office:value-type="float" office:value="7.02252" calcext:value-type="float">
            <text:p>7.02252</text:p>
          </table:table-cell>
          <table:table-cell office:value-type="float" office:value="4.5" calcext:value-type="float">
            <text:p>4.5</text:p>
          </table:table-cell>
          <table:table-cell office:value-type="float" office:value="0.8" calcext:value-type="float">
            <text:p>0.8</text:p>
          </table:table-cell>
          <table:table-cell office:value-type="float" office:value="0.8191521" calcext:value-type="float">
            <text:p>0.8191521</text:p>
          </table:table-cell>
          <table:table-cell office:value-type="float" office:value="0.5758207" calcext:value-type="float">
            <text:p>0.5758207</text:p>
          </table:table-cell>
          <table:table-cell office:value-type="float" office:value="440.028" calcext:value-type="float">
            <text:p>440.028</text:p>
          </table:table-cell>
          <table:table-cell office:value-type="float" office:value="0" calcext:value-type="float">
            <text:p>0</text:p>
          </table:table-cell>
          <table:table-cell office:value-type="float" office:value="-0.02719116" calcext:value-type="float">
            <text:p>-0.02719116</text:p>
          </table:table-cell>
          <table:table-cell office:value-type="float" office:value="-0.02749634" calcext:value-type="float">
            <text:p>-0.02749634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03924561" calcext:value-type="float">
            <text:p>-0.03924561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-0.04489136" calcext:value-type="float">
            <text:p>-0.04489136</text:p>
          </table:table-cell>
          <table:table-cell office:value-type="float" office:value="-0.05114746" calcext:value-type="float">
            <text:p>-0.05114746</text:p>
          </table:table-cell>
          <table:table-cell office:value-type="float" office:value="-0.05142212" calcext:value-type="float">
            <text:p>-0.05142212</text:p>
          </table:table-cell>
          <table:table-cell office:value-type="float" office:value="-0.0553894" calcext:value-type="float">
            <text:p>-0.0553894</text:p>
          </table:table-cell>
          <table:table-cell office:value-type="float" office:value="-0.05587769" calcext:value-type="float">
            <text:p>-0.05587769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-0.05636597" calcext:value-type="float">
            <text:p>-0.056365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3" calcext:value-type="float">
            <text:p>18042003</text:p>
          </table:table-cell>
          <table:table-cell office:value-type="float" office:value="5.834519" calcext:value-type="float">
            <text:p>5.834519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office:value-type="float" office:value="0.7136945" calcext:value-type="float">
            <text:p>0.7136945</text:p>
          </table:table-cell>
          <table:table-cell office:value-type="float" office:value="0.6048657" calcext:value-type="float">
            <text:p>0.6048657</text:p>
          </table:table-cell>
          <table:table-cell office:value-type="float" office:value="413.784" calcext:value-type="float">
            <text:p>413.784</text:p>
          </table:table-cell>
          <table:table-cell office:value-type="float" office:value="8.555121" calcext:value-type="float">
            <text:p>8.555121</text:p>
          </table:table-cell>
          <table:table-cell office:value-type="float" office:value="-0.02700806" calcext:value-type="float">
            <text:p>-0.02700806</text:p>
          </table:table-cell>
          <table:table-cell office:value-type="float" office:value="-0.02728271" calcext:value-type="float">
            <text:p>-0.02728271</text:p>
          </table:table-cell>
          <table:table-cell office:value-type="float" office:value="-0.03890991" calcext:value-type="float">
            <text:p>-0.03890991</text:p>
          </table:table-cell>
          <table:table-cell office:value-type="float" office:value="-0.03918457" calcext:value-type="float">
            <text:p>-0.03918457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-0.04498291" calcext:value-type="float">
            <text:p>-0.04498291</text:p>
          </table:table-cell>
          <table:table-cell office:value-type="float" office:value="-0.05093384" calcext:value-type="float">
            <text:p>-0.05093384</text:p>
          </table:table-cell>
          <table:table-cell office:value-type="float" office:value="-0.05117798" calcext:value-type="float">
            <text:p>-0.05117798</text:p>
          </table:table-cell>
          <table:table-cell office:value-type="float" office:value="-0.05496216" calcext:value-type="float">
            <text:p>-0.05496216</text:p>
          </table:table-cell>
          <table:table-cell office:value-type="float" office:value="-0.05545044" calcext:value-type="float">
            <text:p>-0.05545044</text:p>
          </table:table-cell>
          <table:table-cell office:value-type="float" office:value="-0.05462646" calcext:value-type="float">
            <text:p>-0.05462646</text:p>
          </table:table-cell>
          <table:table-cell office:value-type="float" office:value="-0.05584717" calcext:value-type="float">
            <text:p>-0.055847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3" calcext:value-type="float">
            <text:p>19042003</text:p>
          </table:table-cell>
          <table:table-cell office:value-type="float" office:value="17.31456" calcext:value-type="float">
            <text:p>17.31456</text:p>
          </table:table-cell>
          <table:table-cell office:value-type="float" office:value="10.7" calcext:value-type="float">
            <text:p>10.7</text:p>
          </table:table-cell>
          <table:table-cell office:value-type="float" office:value="1" calcext:value-type="float">
            <text:p>1</text:p>
          </table:table-cell>
          <table:table-cell office:value-type="float" office:value="0.9765426" calcext:value-type="float">
            <text:p>0.9765426</text:p>
          </table:table-cell>
          <table:table-cell office:value-type="float" office:value="0.6470518" calcext:value-type="float">
            <text:p>0.6470518</text:p>
          </table:table-cell>
          <table:table-cell office:value-type="float" office:value="323.82" calcext:value-type="float">
            <text:p>323.82</text:p>
          </table:table-cell>
          <table:table-cell office:value-type="float" office:value="1.68" calcext:value-type="float">
            <text:p>1.68</text:p>
          </table:table-cell>
          <table:table-cell office:value-type="float" office:value="-0.02636719" calcext:value-type="float">
            <text:p>-0.02636719</text:p>
          </table:table-cell>
          <table:table-cell office:value-type="float" office:value="-0.02716064" calcext:value-type="float">
            <text:p>-0.02716064</text:p>
          </table:table-cell>
          <table:table-cell office:value-type="float" office:value="-0.03869629" calcext:value-type="float">
            <text:p>-0.03869629</text:p>
          </table:table-cell>
          <table:table-cell office:value-type="float" office:value="-0.0390625" calcext:value-type="float">
            <text:p>-0.0390625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-0.04498291" calcext:value-type="float">
            <text:p>-0.04498291</text:p>
          </table:table-cell>
          <table:table-cell office:value-type="float" office:value="-0.05059814" calcext:value-type="float">
            <text:p>-0.05059814</text:p>
          </table:table-cell>
          <table:table-cell office:value-type="float" office:value="-0.05099487" calcext:value-type="float">
            <text:p>-0.05099487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-0.05493164" calcext:value-type="float">
            <text:p>-0.05493164</text:p>
          </table:table-cell>
          <table:table-cell office:value-type="float" office:value="-0.05383301" calcext:value-type="float">
            <text:p>-0.05383301</text:p>
          </table:table-cell>
          <table:table-cell office:value-type="float" office:value="-0.05465698" calcext:value-type="float">
            <text:p>-0.054656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3" calcext:value-type="float">
            <text:p>20042003</text:p>
          </table:table-cell>
          <table:table-cell office:value-type="float" office:value="16.85196" calcext:value-type="float">
            <text:p>16.85196</text:p>
          </table:table-cell>
          <table:table-cell office:value-type="float" office:value="11.6" calcext:value-type="float">
            <text:p>11.6</text:p>
          </table:table-cell>
          <table:table-cell office:value-type="float" office:value="-1" calcext:value-type="float">
            <text:p>-1</text:p>
          </table:table-cell>
          <table:table-cell office:value-type="float" office:value="1.026135" calcext:value-type="float">
            <text:p>1.026135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186.408" calcext:value-type="float">
            <text:p>186.408</text:p>
          </table:table-cell>
          <table:table-cell office:value-type="float" office:value="0" calcext:value-type="float">
            <text:p>0</text:p>
          </table:table-cell>
          <table:table-cell office:value-type="float" office:value="-0.02545166" calcext:value-type="float">
            <text:p>-0.02545166</text:p>
          </table:table-cell>
          <table:table-cell office:value-type="float" office:value="-0.02642822" calcext:value-type="float">
            <text:p>-0.02642822</text:p>
          </table:table-cell>
          <table:table-cell office:value-type="float" office:value="-0.03848267" calcext:value-type="float">
            <text:p>-0.03848267</text:p>
          </table:table-cell>
          <table:table-cell office:value-type="float" office:value="-0.03890991" calcext:value-type="float">
            <text:p>-0.03890991</text:p>
          </table:table-cell>
          <table:table-cell office:value-type="float" office:value="-0.04464722" calcext:value-type="float">
            <text:p>-0.04464722</text:p>
          </table:table-cell>
          <table:table-cell office:value-type="float" office:value="-0.04489136" calcext:value-type="float">
            <text:p>-0.04489136</text:p>
          </table:table-cell>
          <table:table-cell office:value-type="float" office:value="-0.05038452" calcext:value-type="float">
            <text:p>-0.05038452</text:p>
          </table:table-cell>
          <table:table-cell office:value-type="float" office:value="-0.05072021" calcext:value-type="float">
            <text:p>-0.05072021</text:p>
          </table:table-cell>
          <table:table-cell office:value-type="float" office:value="-0.05389404" calcext:value-type="float">
            <text:p>-0.05389404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-0.05291748" calcext:value-type="float">
            <text:p>-0.05291748</text:p>
          </table:table-cell>
          <table:table-cell office:value-type="float" office:value="-0.05380249" calcext:value-type="float">
            <text:p>-0.053802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3" calcext:value-type="float">
            <text:p>21042003</text:p>
          </table:table-cell>
          <table:table-cell office:value-type="float" office:value="17.61264" calcext:value-type="float">
            <text:p>17.61264</text:p>
          </table:table-cell>
          <table:table-cell office:value-type="float" office:value="14.1" calcext:value-type="float">
            <text:p>14.1</text:p>
          </table:table-cell>
          <table:table-cell office:value-type="float" office:value="2.1" calcext:value-type="float">
            <text:p>2.1</text:p>
          </table:table-cell>
          <table:table-cell office:value-type="float" office:value="1.002707" calcext:value-type="float">
            <text:p>1.002707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167.76" calcext:value-type="float">
            <text:p>167.76</text:p>
          </table:table-cell>
          <table:table-cell office:value-type="float" office:value="0" calcext:value-type="float">
            <text:p>0</text:p>
          </table:table-cell>
          <table:table-cell office:value-type="float" office:value="-0.02362061" calcext:value-type="float">
            <text:p>-0.02362061</text:p>
          </table:table-cell>
          <table:table-cell office:value-type="float" office:value="-0.0255127" calcext:value-type="float">
            <text:p>-0.0255127</text:p>
          </table:table-cell>
          <table:table-cell office:value-type="float" office:value="-0.03811646" calcext:value-type="float">
            <text:p>-0.03811646</text:p>
          </table:table-cell>
          <table:table-cell office:value-type="float" office:value="-0.03860474" calcext:value-type="float">
            <text:p>-0.03860474</text:p>
          </table:table-cell>
          <table:table-cell office:value-type="float" office:value="-0.04464722" calcext:value-type="float">
            <text:p>-0.04464722</text:p>
          </table:table-cell>
          <table:table-cell office:value-type="float" office:value="-0.04486084" calcext:value-type="float">
            <text:p>-0.04486084</text:p>
          </table:table-cell>
          <table:table-cell office:value-type="float" office:value="-0.05007935" calcext:value-type="float">
            <text:p>-0.05007935</text:p>
          </table:table-cell>
          <table:table-cell office:value-type="float" office:value="-0.05047607" calcext:value-type="float">
            <text:p>-0.05047607</text:p>
          </table:table-cell>
          <table:table-cell office:value-type="float" office:value="-0.05334473" calcext:value-type="float">
            <text:p>-0.05334473</text:p>
          </table:table-cell>
          <table:table-cell office:value-type="float" office:value="-0.05392456" calcext:value-type="float">
            <text:p>-0.05392456</text:p>
          </table:table-cell>
          <table:table-cell office:value-type="float" office:value="-0.05200195" calcext:value-type="float">
            <text:p>-0.05200195</text:p>
          </table:table-cell>
          <table:table-cell office:value-type="float" office:value="-0.052948" calcext:value-type="float">
            <text:p>-0.0529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3" calcext:value-type="float">
            <text:p>22042003</text:p>
          </table:table-cell>
          <table:table-cell office:value-type="float" office:value="14.0706" calcext:value-type="float">
            <text:p>14.0706</text:p>
          </table:table-cell>
          <table:table-cell office:value-type="float" office:value="14.5" calcext:value-type="float">
            <text:p>14.5</text:p>
          </table:table-cell>
          <table:table-cell office:value-type="float" office:value="4.5" calcext:value-type="float">
            <text:p>4.5</text:p>
          </table:table-cell>
          <table:table-cell office:value-type="float" office:value="0.9938974" calcext:value-type="float">
            <text:p>0.9938974</text:p>
          </table:table-cell>
          <table:table-cell office:value-type="float" office:value="0.5876729" calcext:value-type="float">
            <text:p>0.5876729</text:p>
          </table:table-cell>
          <table:table-cell office:value-type="float" office:value="137.196" calcext:value-type="float">
            <text:p>137.196</text:p>
          </table:table-cell>
          <table:table-cell office:value-type="float" office:value="4" calcext:value-type="float">
            <text:p>4</text:p>
          </table:table-cell>
          <table:table-cell office:value-type="float" office:value="-0.02172852" calcext:value-type="float">
            <text:p>-0.02172852</text:p>
          </table:table-cell>
          <table:table-cell office:value-type="float" office:value="-0.02365112" calcext:value-type="float">
            <text:p>-0.02365112</text:p>
          </table:table-cell>
          <table:table-cell office:value-type="float" office:value="-0.03768921" calcext:value-type="float">
            <text:p>-0.03768921</text:p>
          </table:table-cell>
          <table:table-cell office:value-type="float" office:value="-0.03829956" calcext:value-type="float">
            <text:p>-0.03829956</text:p>
          </table:table-cell>
          <table:table-cell office:value-type="float" office:value="-0.04449463" calcext:value-type="float">
            <text:p>-0.04449463</text:p>
          </table:table-cell>
          <table:table-cell office:value-type="float" office:value="-0.04473877" calcext:value-type="float">
            <text:p>-0.04473877</text:p>
          </table:table-cell>
          <table:table-cell office:value-type="float" office:value="-0.04977417" calcext:value-type="float">
            <text:p>-0.04977417</text:p>
          </table:table-cell>
          <table:table-cell office:value-type="float" office:value="-0.05020142" calcext:value-type="float">
            <text:p>-0.05020142</text:p>
          </table:table-cell>
          <table:table-cell office:value-type="float" office:value="-0.05279541" calcext:value-type="float">
            <text:p>-0.05279541</text:p>
          </table:table-cell>
          <table:table-cell office:value-type="float" office:value="-0.05337524" calcext:value-type="float">
            <text:p>-0.05337524</text:p>
          </table:table-cell>
          <table:table-cell office:value-type="float" office:value="-0.0512085" calcext:value-type="float">
            <text:p>-0.0512085</text:p>
          </table:table-cell>
          <table:table-cell office:value-type="float" office:value="-0.05209351" calcext:value-type="float">
            <text:p>-0.052093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3" calcext:value-type="float">
            <text:p>23042003</text:p>
          </table:table-cell>
          <table:table-cell office:value-type="float" office:value="18.87097" calcext:value-type="float">
            <text:p>18.87097</text:p>
          </table:table-cell>
          <table:table-cell office:value-type="float" office:value="15.2" calcext:value-type="float">
            <text:p>15.2</text:p>
          </table:table-cell>
          <table:table-cell office:value-type="float" office:value="0.9" calcext:value-type="float">
            <text:p>0.9</text:p>
          </table:table-cell>
          <table:table-cell office:value-type="float" office:value="0.763942" calcext:value-type="float">
            <text:p>0.763942</text:p>
          </table:table-cell>
          <table:table-cell office:value-type="float" office:value="0.5771098" calcext:value-type="float">
            <text:p>0.5771098</text:p>
          </table:table-cell>
          <table:table-cell office:value-type="float" office:value="176.868" calcext:value-type="float">
            <text:p>176.868</text:p>
          </table:table-cell>
          <table:table-cell office:value-type="float" office:value="0" calcext:value-type="float">
            <text:p>0</text:p>
          </table:table-cell>
          <table:table-cell office:value-type="float" office:value="-0.02249146" calcext:value-type="float">
            <text:p>-0.02249146</text:p>
          </table:table-cell>
          <table:table-cell office:value-type="float" office:value="-0.02798462" calcext:value-type="float">
            <text:p>-0.02798462</text:p>
          </table:table-cell>
          <table:table-cell office:value-type="float" office:value="-0.03771973" calcext:value-type="float">
            <text:p>-0.03771973</text:p>
          </table:table-cell>
          <table:table-cell office:value-type="float" office:value="-0.03869629" calcext:value-type="float">
            <text:p>-0.03869629</text:p>
          </table:table-cell>
          <table:table-cell office:value-type="float" office:value="-0.04446411" calcext:value-type="float">
            <text:p>-0.04446411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-0.04949951" calcext:value-type="float">
            <text:p>-0.04949951</text:p>
          </table:table-cell>
          <table:table-cell office:value-type="float" office:value="-0.04989624" calcext:value-type="float">
            <text:p>-0.04989624</text:p>
          </table:table-cell>
          <table:table-cell office:value-type="float" office:value="-0.05230713" calcext:value-type="float">
            <text:p>-0.05230713</text:p>
          </table:table-cell>
          <table:table-cell office:value-type="float" office:value="-0.05288696" calcext:value-type="float">
            <text:p>-0.05288696</text:p>
          </table:table-cell>
          <table:table-cell office:value-type="float" office:value="-0.05038452" calcext:value-type="float">
            <text:p>-0.05038452</text:p>
          </table:table-cell>
          <table:table-cell office:value-type="float" office:value="-0.05123901" calcext:value-type="float">
            <text:p>-0.051239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3" calcext:value-type="float">
            <text:p>24042003</text:p>
          </table:table-cell>
          <table:table-cell office:value-type="float" office:value="17.1936" calcext:value-type="float">
            <text:p>17.1936</text:p>
          </table:table-cell>
          <table:table-cell office:value-type="float" office:value="13.5" calcext:value-type="float">
            <text:p>13.5</text:p>
          </table:table-cell>
          <table:table-cell office:value-type="float" office:value="5.6" calcext:value-type="float">
            <text:p>5.6</text:p>
          </table:table-cell>
          <table:table-cell office:value-type="float" office:value="0.8621053" calcext:value-type="float">
            <text:p>0.8621053</text:p>
          </table:table-cell>
          <table:table-cell office:value-type="float" office:value="0.6655673" calcext:value-type="float">
            <text:p>0.6655673</text:p>
          </table:table-cell>
          <table:table-cell office:value-type="float" office:value="280.62" calcext:value-type="float">
            <text:p>280.62</text:p>
          </table:table-cell>
          <table:table-cell office:value-type="float" office:value="0" calcext:value-type="float">
            <text:p>0</text:p>
          </table:table-cell>
          <table:table-cell office:value-type="float" office:value="-0.02505493" calcext:value-type="float">
            <text:p>-0.02505493</text:p>
          </table:table-cell>
          <table:table-cell office:value-type="float" office:value="-0.02618408" calcext:value-type="float">
            <text:p>-0.02618408</text:p>
          </table:table-cell>
          <table:table-cell office:value-type="float" office:value="-0.03805542" calcext:value-type="float">
            <text:p>-0.03805542</text:p>
          </table:table-cell>
          <table:table-cell office:value-type="float" office:value="-0.0385437" calcext:value-type="float">
            <text:p>-0.0385437</text:p>
          </table:table-cell>
          <table:table-cell office:value-type="float" office:value="-0.04440308" calcext:value-type="float">
            <text:p>-0.04440308</text:p>
          </table:table-cell>
          <table:table-cell office:value-type="float" office:value="-0.04458618" calcext:value-type="float">
            <text:p>-0.04458618</text:p>
          </table:table-cell>
          <table:table-cell office:value-type="float" office:value="-0.04925537" calcext:value-type="float">
            <text:p>-0.04925537</text:p>
          </table:table-cell>
          <table:table-cell office:value-type="float" office:value="-0.0496521" calcext:value-type="float">
            <text:p>-0.0496521</text:p>
          </table:table-cell>
          <table:table-cell office:value-type="float" office:value="-0.05178833" calcext:value-type="float">
            <text:p>-0.05178833</text:p>
          </table:table-cell>
          <table:table-cell office:value-type="float" office:value="-0.05233765" calcext:value-type="float">
            <text:p>-0.05233765</text:p>
          </table:table-cell>
          <table:table-cell office:value-type="float" office:value="-0.04953003" calcext:value-type="float">
            <text:p>-0.04953003</text:p>
          </table:table-cell>
          <table:table-cell office:value-type="float" office:value="-0.05044556" calcext:value-type="float">
            <text:p>-0.050445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3" calcext:value-type="float">
            <text:p>25042003</text:p>
          </table:table-cell>
          <table:table-cell office:value-type="float" office:value="18.37656" calcext:value-type="float">
            <text:p>18.37656</text:p>
          </table:table-cell>
          <table:table-cell office:value-type="float" office:value="13.4" calcext:value-type="float">
            <text:p>13.4</text:p>
          </table:table-cell>
          <table:table-cell office:value-type="float" office:value="4.9" calcext:value-type="float">
            <text:p>4.9</text:p>
          </table:table-cell>
          <table:table-cell office:value-type="float" office:value="0.8174775" calcext:value-type="float">
            <text:p>0.8174775</text:p>
          </table:table-cell>
          <table:table-cell office:value-type="float" office:value="0.5467376" calcext:value-type="float">
            <text:p>0.5467376</text:p>
          </table:table-cell>
          <table:table-cell office:value-type="float" office:value="227.628" calcext:value-type="float">
            <text:p>227.628</text:p>
          </table:table-cell>
          <table:table-cell office:value-type="float" office:value="0" calcext:value-type="float">
            <text:p>0</text:p>
          </table:table-cell>
          <table:table-cell office:value-type="float" office:value="-0.02224731" calcext:value-type="float">
            <text:p>-0.02224731</text:p>
          </table:table-cell>
          <table:table-cell office:value-type="float" office:value="-0.02523804" calcext:value-type="float">
            <text:p>-0.02523804</text:p>
          </table:table-cell>
          <table:table-cell office:value-type="float" office:value="-0.03744507" calcext:value-type="float">
            <text:p>-0.03744507</text:p>
          </table:table-cell>
          <table:table-cell office:value-type="float" office:value="-0.03814697" calcext:value-type="float">
            <text:p>-0.03814697</text:p>
          </table:table-cell>
          <table:table-cell office:value-type="float" office:value="-0.04425049" calcext:value-type="float">
            <text:p>-0.04425049</text:p>
          </table:table-cell>
          <table:table-cell office:value-type="float" office:value="-0.04452515" calcext:value-type="float">
            <text:p>-0.04452515</text:p>
          </table:table-cell>
          <table:table-cell office:value-type="float" office:value="-0.0489502" calcext:value-type="float">
            <text:p>-0.0489502</text:p>
          </table:table-cell>
          <table:table-cell office:value-type="float" office:value="-0.04940796" calcext:value-type="float">
            <text:p>-0.04940796</text:p>
          </table:table-cell>
          <table:table-cell office:value-type="float" office:value="-0.0512085" calcext:value-type="float">
            <text:p>-0.0512085</text:p>
          </table:table-cell>
          <table:table-cell office:value-type="float" office:value="-0.05187988" calcext:value-type="float">
            <text:p>-0.05187988</text:p>
          </table:table-cell>
          <table:table-cell office:value-type="float" office:value="-0.04867554" calcext:value-type="float">
            <text:p>-0.04867554</text:p>
          </table:table-cell>
          <table:table-cell office:value-type="float" office:value="-0.04956055" calcext:value-type="float">
            <text:p>-0.049560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3" calcext:value-type="float">
            <text:p>26042003</text:p>
          </table:table-cell>
          <table:table-cell office:value-type="float" office:value="27.49258" calcext:value-type="float">
            <text:p>27.49258</text:p>
          </table:table-cell>
          <table:table-cell office:value-type="float" office:value="15.6" calcext:value-type="float">
            <text:p>15.6</text:p>
          </table:table-cell>
          <table:table-cell office:value-type="float" office:value="3" calcext:value-type="float">
            <text:p>3</text:p>
          </table:table-cell>
          <table:table-cell office:value-type="float" office:value="0.6177024" calcext:value-type="float">
            <text:p>0.6177024</text:p>
          </table:table-cell>
          <table:table-cell office:value-type="float" office:value="0.5018201" calcext:value-type="float">
            <text:p>0.5018201</text:p>
          </table:table-cell>
          <table:table-cell office:value-type="float" office:value="335.592" calcext:value-type="float">
            <text:p>335.592</text:p>
          </table:table-cell>
          <table:table-cell office:value-type="float" office:value="0" calcext:value-type="float">
            <text:p>0</text:p>
          </table:table-cell>
          <table:table-cell office:value-type="float" office:value="0.9929504" calcext:value-type="float">
            <text:p>0.992950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1643372" calcext:value-type="float">
            <text:p>0.1643372</text:p>
          </table:table-cell>
          <table:table-cell office:value-type="float" office:value="-0.06143188" calcext:value-type="float">
            <text:p>-0.06143188</text:p>
          </table:table-cell>
          <table:table-cell office:value-type="float" office:value="-0.0128479" calcext:value-type="float">
            <text:p>-0.0128479</text:p>
          </table:table-cell>
          <table:table-cell office:value-type="float" office:value="-0.04656982" calcext:value-type="float">
            <text:p>-0.04656982</text:p>
          </table:table-cell>
          <table:table-cell office:value-type="float" office:value="-0.04302979" calcext:value-type="float">
            <text:p>-0.04302979</text:p>
          </table:table-cell>
          <table:table-cell office:value-type="float" office:value="-0.04910278" calcext:value-type="float">
            <text:p>-0.04910278</text:p>
          </table:table-cell>
          <table:table-cell office:value-type="float" office:value="-0.04980469" calcext:value-type="float">
            <text:p>-0.04980469</text:p>
          </table:table-cell>
          <table:table-cell office:value-type="float" office:value="-0.05130005" calcext:value-type="float">
            <text:p>-0.05130005</text:p>
          </table:table-cell>
          <table:table-cell office:value-type="float" office:value="-0.04785156" calcext:value-type="float">
            <text:p>-0.04785156</text:p>
          </table:table-cell>
          <table:table-cell office:value-type="float" office:value="-0.04876709" calcext:value-type="float">
            <text:p>-0.0487670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3" calcext:value-type="float">
            <text:p>27042003</text:p>
          </table:table-cell>
          <table:table-cell office:value-type="float" office:value="22.63644" calcext:value-type="float">
            <text:p>22.63644</text:p>
          </table:table-cell>
          <table:table-cell office:value-type="float" office:value="16.3" calcext:value-type="float">
            <text:p>16.3</text:p>
          </table:table-cell>
          <table:table-cell office:value-type="float" office:value="-0.5" calcext:value-type="float">
            <text:p>-0.5</text:p>
          </table:table-cell>
          <table:table-cell office:value-type="float" office:value="0.7490234" calcext:value-type="float">
            <text:p>0.7490234</text:p>
          </table:table-cell>
          <table:table-cell office:value-type="float" office:value="0.4959641" calcext:value-type="float">
            <text:p>0.4959641</text:p>
          </table:table-cell>
          <table:table-cell office:value-type="float" office:value="155.736" calcext:value-type="float">
            <text:p>155.736</text:p>
          </table:table-cell>
          <table:table-cell office:value-type="float" office:value="0" calcext:value-type="float">
            <text:p>0</text:p>
          </table:table-cell>
          <table:table-cell office:value-type="float" office:value="9.241638" calcext:value-type="float">
            <text:p>9.241638</text:p>
          </table:table-cell>
          <table:table-cell office:value-type="float" office:value="-0.3252258" calcext:value-type="float">
            <text:p>-0.3252258</text:p>
          </table:table-cell>
          <table:table-cell office:value-type="float" office:value="1.890991" calcext:value-type="float">
            <text:p>1.890991</text:p>
          </table:table-cell>
          <table:table-cell office:value-type="float" office:value="-0.09387207" calcext:value-type="float">
            <text:p>-0.09387207</text:p>
          </table:table-cell>
          <table:table-cell office:value-type="float" office:value="0.2740173" calcext:value-type="float">
            <text:p>0.2740173</text:p>
          </table:table-cell>
          <table:table-cell office:value-type="float" office:value="-0.05206299" calcext:value-type="float">
            <text:p>-0.05206299</text:p>
          </table:table-cell>
          <table:table-cell office:value-type="float" office:value="0.01019287" calcext:value-type="float">
            <text:p>0.01019287</text:p>
          </table:table-cell>
          <table:table-cell office:value-type="float" office:value="-0.04995728" calcext:value-type="float">
            <text:p>-0.04995728</text:p>
          </table:table-cell>
          <table:table-cell office:value-type="float" office:value="-0.03915405" calcext:value-type="float">
            <text:p>-0.03915405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-0.04519653" calcext:value-type="float">
            <text:p>-0.04519653</text:p>
          </table:table-cell>
          <table:table-cell office:value-type="float" office:value="-0.0479126" calcext:value-type="float">
            <text:p>-0.04791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3" calcext:value-type="float">
            <text:p>28042003</text:p>
          </table:table-cell>
          <table:table-cell office:value-type="float" office:value="4.41684" calcext:value-type="float">
            <text:p>4.41684</text:p>
          </table:table-cell>
          <table:table-cell office:value-type="float" office:value="10.2" calcext:value-type="float">
            <text:p>10.2</text:p>
          </table:table-cell>
          <table:table-cell office:value-type="float" office:value="3.8" calcext:value-type="float">
            <text:p>3.8</text:p>
          </table:table-cell>
          <table:table-cell office:value-type="float" office:value="1.028693" calcext:value-type="float">
            <text:p>1.028693</text:p>
          </table:table-cell>
          <table:table-cell office:value-type="float" office:value="0.7788741" calcext:value-type="float">
            <text:p>0.7788741</text:p>
          </table:table-cell>
          <table:table-cell office:value-type="float" office:value="373.212" calcext:value-type="float">
            <text:p>373.212</text:p>
          </table:table-cell>
          <table:table-cell office:value-type="float" office:value="15.6" calcext:value-type="float">
            <text:p>15.6</text:p>
          </table:table-cell>
          <table:table-cell office:value-type="float" office:value="4.908783" calcext:value-type="float">
            <text:p>4.908783</text:p>
          </table:table-cell>
          <table:table-cell office:value-type="float" office:value="-0.3232422" calcext:value-type="float">
            <text:p>-0.3232422</text:p>
          </table:table-cell>
          <table:table-cell office:value-type="float" office:value="1.364838" calcext:value-type="float">
            <text:p>1.364838</text:p>
          </table:table-cell>
          <table:table-cell office:value-type="float" office:value="-0.06838989" calcext:value-type="float">
            <text:p>-0.06838989</text:p>
          </table:table-cell>
          <table:table-cell office:value-type="float" office:value="0.211792" calcext:value-type="float">
            <text:p>0.211792</text:p>
          </table:table-cell>
          <table:table-cell office:value-type="float" office:value="-0.02786255" calcext:value-type="float">
            <text:p>-0.02786255</text:p>
          </table:table-cell>
          <table:table-cell office:value-type="float" office:value="0.00213623" calcext:value-type="float">
            <text:p>0.00213623</text:p>
          </table:table-cell>
          <table:table-cell office:value-type="float" office:value="-0.0402832" calcext:value-type="float">
            <text:p>-0.0402832</text:p>
          </table:table-cell>
          <table:table-cell office:value-type="float" office:value="-0.03918457" calcext:value-type="float">
            <text:p>-0.03918457</text:p>
          </table:table-cell>
          <table:table-cell office:value-type="float" office:value="-0.04782104" calcext:value-type="float">
            <text:p>-0.04782104</text:p>
          </table:table-cell>
          <table:table-cell office:value-type="float" office:value="-0.04425049" calcext:value-type="float">
            <text:p>-0.04425049</text:p>
          </table:table-cell>
          <table:table-cell office:value-type="float" office:value="-0.04641724" calcext:value-type="float">
            <text:p>-0.046417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3" calcext:value-type="float">
            <text:p>29042003</text:p>
          </table:table-cell>
          <table:table-cell office:value-type="float" office:value="24.61835" calcext:value-type="float">
            <text:p>24.61835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1.108392" calcext:value-type="float">
            <text:p>1.108392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313.128" calcext:value-type="float">
            <text:p>313.128</text:p>
          </table:table-cell>
          <table:table-cell office:value-type="float" office:value="0" calcext:value-type="float">
            <text:p>0</text:p>
          </table:table-cell>
          <table:table-cell office:value-type="float" office:value="32.0246" calcext:value-type="float">
            <text:p>32.0246</text:p>
          </table:table-cell>
          <table:table-cell office:value-type="float" office:value="-0.7558289" calcext:value-type="float">
            <text:p>-0.7558289</text:p>
          </table:table-cell>
          <table:table-cell office:value-type="float" office:value="13.08255" calcext:value-type="float">
            <text:p>13.08255</text:p>
          </table:table-cell>
          <table:table-cell office:value-type="float" office:value="-0.1528015" calcext:value-type="float">
            <text:p>-0.1528015</text:p>
          </table:table-cell>
          <table:table-cell office:value-type="float" office:value="2.499176" calcext:value-type="float">
            <text:p>2.499176</text:p>
          </table:table-cell>
          <table:table-cell office:value-type="float" office:value="-0.0430603" calcext:value-type="float">
            <text:p>-0.0430603</text:p>
          </table:table-cell>
          <table:table-cell office:value-type="float" office:value="0.4283142" calcext:value-type="float">
            <text:p>0.4283142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0.0430603" calcext:value-type="float">
            <text:p>0.0430603</text:p>
          </table:table-cell>
          <table:table-cell office:value-type="float" office:value="-0.04669189" calcext:value-type="float">
            <text:p>-0.04669189</text:p>
          </table:table-cell>
          <table:table-cell office:value-type="float" office:value="-0.02679443" calcext:value-type="float">
            <text:p>-0.02679443</text:p>
          </table:table-cell>
          <table:table-cell office:value-type="float" office:value="-0.04519653" calcext:value-type="float">
            <text:p>-0.045196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3" calcext:value-type="float">
            <text:p>30042003</text:p>
          </table:table-cell>
          <table:table-cell office:value-type="float" office:value="20.30292" calcext:value-type="float">
            <text:p>20.30292</text:p>
          </table:table-cell>
          <table:table-cell office:value-type="float" office:value="21" calcext:value-type="float">
            <text:p>21</text:p>
          </table:table-cell>
          <table:table-cell office:value-type="float" office:value="8.4" calcext:value-type="float">
            <text:p>8.4</text:p>
          </table:table-cell>
          <table:table-cell office:value-type="float" office:value="1.189768" calcext:value-type="float">
            <text:p>1.189768</text:p>
          </table:table-cell>
          <table:table-cell office:value-type="float" office:value="0.9399205" calcext:value-type="float">
            <text:p>0.9399205</text:p>
          </table:table-cell>
          <table:table-cell office:value-type="float" office:value="383.544" calcext:value-type="float">
            <text:p>383.544</text:p>
          </table:table-cell>
          <table:table-cell office:value-type="float" office:value="0" calcext:value-type="float">
            <text:p>0</text:p>
          </table:table-cell>
          <table:table-cell office:value-type="float" office:value="27.33945" calcext:value-type="float">
            <text:p>27.33945</text:p>
          </table:table-cell>
          <table:table-cell office:value-type="float" office:value="1.397522" calcext:value-type="float">
            <text:p>1.397522</text:p>
          </table:table-cell>
          <table:table-cell office:value-type="float" office:value="14.23837" calcext:value-type="float">
            <text:p>14.23837</text:p>
          </table:table-cell>
          <table:table-cell office:value-type="float" office:value="0.8907471" calcext:value-type="float">
            <text:p>0.8907471</text:p>
          </table:table-cell>
          <table:table-cell office:value-type="float" office:value="7.378815" calcext:value-type="float">
            <text:p>7.378815</text:p>
          </table:table-cell>
          <table:table-cell office:value-type="float" office:value="0.5632935" calcext:value-type="float">
            <text:p>0.5632935</text:p>
          </table:table-cell>
          <table:table-cell office:value-type="float" office:value="1.973633" calcext:value-type="float">
            <text:p>1.973633</text:p>
          </table:table-cell>
          <table:table-cell office:value-type="float" office:value="0.08404541" calcext:value-type="float">
            <text:p>0.08404541</text:p>
          </table:table-cell>
          <table:table-cell office:value-type="float" office:value="0.3337402" calcext:value-type="float">
            <text:p>0.3337402</text:p>
          </table:table-cell>
          <table:table-cell office:value-type="float" office:value="-0.01480103" calcext:value-type="float">
            <text:p>-0.01480103</text:p>
          </table:table-cell>
          <table:table-cell office:value-type="float" office:value="0.03167725" calcext:value-type="float">
            <text:p>0.03167725</text:p>
          </table:table-cell>
          <table:table-cell office:value-type="float" office:value="-0.03634644" calcext:value-type="float">
            <text:p>-0.036346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3" calcext:value-type="float">
            <text:p>1052003</text:p>
          </table:table-cell>
          <table:table-cell office:value-type="float" office:value="9.608041" calcext:value-type="float">
            <text:p>9.608041</text:p>
          </table:table-cell>
          <table:table-cell office:value-type="float" office:value="18.4" calcext:value-type="float">
            <text:p>18.4</text:p>
          </table:table-cell>
          <table:table-cell office:value-type="float" office:value="4.3" calcext:value-type="float">
            <text:p>4.3</text:p>
          </table:table-cell>
          <table:table-cell office:value-type="float" office:value="1.680527" calcext:value-type="float">
            <text:p>1.680527</text:p>
          </table:table-cell>
          <table:table-cell office:value-type="float" office:value="0.723492" calcext:value-type="float">
            <text:p>0.723492</text:p>
          </table:table-cell>
          <table:table-cell office:value-type="float" office:value="557.46" calcext:value-type="float">
            <text:p>557.46</text:p>
          </table:table-cell>
          <table:table-cell office:value-type="float" office:value="3.2" calcext:value-type="float">
            <text:p>3.2</text:p>
          </table:table-cell>
          <table:table-cell office:value-type="float" office:value="25.04022" calcext:value-type="float">
            <text:p>25.04022</text:p>
          </table:table-cell>
          <table:table-cell office:value-type="float" office:value="0.9451294" calcext:value-type="float">
            <text:p>0.9451294</text:p>
          </table:table-cell>
          <table:table-cell office:value-type="float" office:value="13.71558" calcext:value-type="float">
            <text:p>13.71558</text:p>
          </table:table-cell>
          <table:table-cell office:value-type="float" office:value="1.321075" calcext:value-type="float">
            <text:p>1.321075</text:p>
          </table:table-cell>
          <table:table-cell office:value-type="float" office:value="8.686127" calcext:value-type="float">
            <text:p>8.686127</text:p>
          </table:table-cell>
          <table:table-cell office:value-type="float" office:value="1.357941" calcext:value-type="float">
            <text:p>1.357941</text:p>
          </table:table-cell>
          <table:table-cell office:value-type="float" office:value="4.886749" calcext:value-type="float">
            <text:p>4.886749</text:p>
          </table:table-cell>
          <table:table-cell office:value-type="float" office:value="0.8909912" calcext:value-type="float">
            <text:p>0.8909912</text:p>
          </table:table-cell>
          <table:table-cell office:value-type="float" office:value="0.8318787" calcext:value-type="float">
            <text:p>0.8318787</text:p>
          </table:table-cell>
          <table:table-cell office:value-type="float" office:value="0.1453247" calcext:value-type="float">
            <text:p>0.1453247</text:p>
          </table:table-cell>
          <table:table-cell office:value-type="float" office:value="0.1234436" calcext:value-type="float">
            <text:p>0.1234436</text:p>
          </table:table-cell>
          <table:table-cell office:value-type="float" office:value="0.00958252" calcext:value-type="float">
            <text:p>0.0095825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3" calcext:value-type="float">
            <text:p>2052003</text:p>
          </table:table-cell>
          <table:table-cell office:value-type="float" office:value="28.08675" calcext:value-type="float">
            <text:p>28.08675</text:p>
          </table:table-cell>
          <table:table-cell office:value-type="float" office:value="12.8" calcext:value-type="float">
            <text:p>12.8</text:p>
          </table:table-cell>
          <table:table-cell office:value-type="float" office:value="2.6" calcext:value-type="float">
            <text:p>2.6</text:p>
          </table:table-cell>
          <table:table-cell office:value-type="float" office:value="0.730634" calcext:value-type="float">
            <text:p>0.730634</text:p>
          </table:table-cell>
          <table:table-cell office:value-type="float" office:value="0.4230317" calcext:value-type="float">
            <text:p>0.4230317</text:p>
          </table:table-cell>
          <table:table-cell office:value-type="float" office:value="548.64" calcext:value-type="float">
            <text:p>548.64</text:p>
          </table:table-cell>
          <table:table-cell office:value-type="float" office:value="0" calcext:value-type="float">
            <text:p>0</text:p>
          </table:table-cell>
          <table:table-cell office:value-type="float" office:value="24.21564" calcext:value-type="float">
            <text:p>24.21564</text:p>
          </table:table-cell>
          <table:table-cell office:value-type="float" office:value="-0.4957581" calcext:value-type="float">
            <text:p>-0.4957581</text:p>
          </table:table-cell>
          <table:table-cell office:value-type="float" office:value="13.91513" calcext:value-type="float">
            <text:p>13.91513</text:p>
          </table:table-cell>
          <table:table-cell office:value-type="float" office:value="-0.07510376" calcext:value-type="float">
            <text:p>-0.07510376</text:p>
          </table:table-cell>
          <table:table-cell office:value-type="float" office:value="9.266815" calcext:value-type="float">
            <text:p>9.266815</text:p>
          </table:table-cell>
          <table:table-cell office:value-type="float" office:value="0.05606079" calcext:value-type="float">
            <text:p>0.05606079</text:p>
          </table:table-cell>
          <table:table-cell office:value-type="float" office:value="6.09848" calcext:value-type="float">
            <text:p>6.09848</text:p>
          </table:table-cell>
          <table:table-cell office:value-type="float" office:value="0.05764771" calcext:value-type="float">
            <text:p>0.05764771</text:p>
          </table:table-cell>
          <table:table-cell office:value-type="float" office:value="3.407745" calcext:value-type="float">
            <text:p>3.407745</text:p>
          </table:table-cell>
          <table:table-cell office:value-type="float" office:value="0.005523682" calcext:value-type="float">
            <text:p>0.005523682</text:p>
          </table:table-cell>
          <table:table-cell office:value-type="float" office:value="0.6070251" calcext:value-type="float">
            <text:p>0.6070251</text:p>
          </table:table-cell>
          <table:table-cell office:value-type="float" office:value="-0.01519775" calcext:value-type="float">
            <text:p>-0.015197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3" calcext:value-type="float">
            <text:p>3052003</text:p>
          </table:table-cell>
          <table:table-cell office:value-type="float" office:value="1.72476" calcext:value-type="float">
            <text:p>1.72476</text:p>
          </table:table-cell>
          <table:table-cell office:value-type="float" office:value="7.8" calcext:value-type="float">
            <text:p>7.8</text:p>
          </table:table-cell>
          <table:table-cell office:value-type="float" office:value="2.3" calcext:value-type="float">
            <text:p>2.3</text:p>
          </table:table-cell>
          <table:table-cell office:value-type="float" office:value="1.03861" calcext:value-type="float">
            <text:p>1.03861</text:p>
          </table:table-cell>
          <table:table-cell office:value-type="float" office:value="0.549693" calcext:value-type="float">
            <text:p>0.549693</text:p>
          </table:table-cell>
          <table:table-cell office:value-type="float" office:value="642.924" calcext:value-type="float">
            <text:p>642.924</text:p>
          </table:table-cell>
          <table:table-cell office:value-type="float" office:value="21.9" calcext:value-type="float">
            <text:p>21.9</text:p>
          </table:table-cell>
          <table:table-cell office:value-type="float" office:value="3.220215" calcext:value-type="float">
            <text:p>3.220215</text:p>
          </table:table-cell>
          <table:table-cell office:value-type="float" office:value="-0.4963684" calcext:value-type="float">
            <text:p>-0.4963684</text:p>
          </table:table-cell>
          <table:table-cell office:value-type="float" office:value="2.104858" calcext:value-type="float">
            <text:p>2.104858</text:p>
          </table:table-cell>
          <table:table-cell office:value-type="float" office:value="0.1028748" calcext:value-type="float">
            <text:p>0.1028748</text:p>
          </table:table-cell>
          <table:table-cell office:value-type="float" office:value="2.092773" calcext:value-type="float">
            <text:p>2.092773</text:p>
          </table:table-cell>
          <table:table-cell office:value-type="float" office:value="0.4029541" calcext:value-type="float">
            <text:p>0.4029541</text:p>
          </table:table-cell>
          <table:table-cell office:value-type="float" office:value="1.883057" calcext:value-type="float">
            <text:p>1.883057</text:p>
          </table:table-cell>
          <table:table-cell office:value-type="float" office:value="0.4552307" calcext:value-type="float">
            <text:p>0.4552307</text:p>
          </table:table-cell>
          <table:table-cell office:value-type="float" office:value="1.207153" calcext:value-type="float">
            <text:p>1.207153</text:p>
          </table:table-cell>
          <table:table-cell office:value-type="float" office:value="0.3018188" calcext:value-type="float">
            <text:p>0.3018188</text:p>
          </table:table-cell>
          <table:table-cell office:value-type="float" office:value="0.2062073" calcext:value-type="float">
            <text:p>0.2062073</text:p>
          </table:table-cell>
          <table:table-cell office:value-type="float" office:value="0.04660034" calcext:value-type="float">
            <text:p>0.046600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3" calcext:value-type="float">
            <text:p>4052003</text:p>
          </table:table-cell>
          <table:table-cell office:value-type="float" office:value="19.80072" calcext:value-type="float">
            <text:p>19.80072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.7726752" calcext:value-type="float">
            <text:p>0.7726752</text:p>
          </table:table-cell>
          <table:table-cell office:value-type="float" office:value="0.4392181" calcext:value-type="float">
            <text:p>0.4392181</text:p>
          </table:table-cell>
          <table:table-cell office:value-type="float" office:value="601.452" calcext:value-type="float">
            <text:p>601.452</text:p>
          </table:table-cell>
          <table:table-cell office:value-type="float" office:value="0.1" calcext:value-type="float">
            <text:p>0.1</text:p>
          </table:table-cell>
          <table:table-cell office:value-type="float" office:value="26.21732" calcext:value-type="float">
            <text:p>26.21732</text:p>
          </table:table-cell>
          <table:table-cell office:value-type="float" office:value="-0.5592346" calcext:value-type="float">
            <text:p>-0.5592346</text:p>
          </table:table-cell>
          <table:table-cell office:value-type="float" office:value="15.39545" calcext:value-type="float">
            <text:p>15.39545</text:p>
          </table:table-cell>
          <table:table-cell office:value-type="float" office:value="-0.1111755" calcext:value-type="float">
            <text:p>-0.1111755</text:p>
          </table:table-cell>
          <table:table-cell office:value-type="float" office:value="11.14542" calcext:value-type="float">
            <text:p>11.14542</text:p>
          </table:table-cell>
          <table:table-cell office:value-type="float" office:value="-0.01528931" calcext:value-type="float">
            <text:p>-0.01528931</text:p>
          </table:table-cell>
          <table:table-cell office:value-type="float" office:value="7.594666" calcext:value-type="float">
            <text:p>7.594666</text:p>
          </table:table-cell>
          <table:table-cell office:value-type="float" office:value="0.01177979" calcext:value-type="float">
            <text:p>0.01177979</text:p>
          </table:table-cell>
          <table:table-cell office:value-type="float" office:value="4.233795" calcext:value-type="float">
            <text:p>4.233795</text:p>
          </table:table-cell>
          <table:table-cell office:value-type="float" office:value="0.008666992" calcext:value-type="float">
            <text:p>0.008666992</text:p>
          </table:table-cell>
          <table:table-cell office:value-type="float" office:value="0.7410278" calcext:value-type="float">
            <text:p>0.7410278</text:p>
          </table:table-cell>
          <table:table-cell office:value-type="float" office:value="-0.001678467" calcext:value-type="float">
            <text:p>-0.0016784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3" calcext:value-type="float">
            <text:p>5052003</text:p>
          </table:table-cell>
          <table:table-cell office:value-type="float" office:value="24.00293" calcext:value-type="float">
            <text:p>24.00293</text:p>
          </table:table-cell>
          <table:table-cell office:value-type="float" office:value="15.4" calcext:value-type="float">
            <text:p>15.4</text:p>
          </table:table-cell>
          <table:table-cell office:value-type="float" office:value="0.9" calcext:value-type="float">
            <text:p>0.9</text:p>
          </table:table-cell>
          <table:table-cell office:value-type="float" office:value="1.056759" calcext:value-type="float">
            <text:p>1.056759</text:p>
          </table:table-cell>
          <table:table-cell office:value-type="float" office:value="0.5316835" calcext:value-type="float">
            <text:p>0.5316835</text:p>
          </table:table-cell>
          <table:table-cell office:value-type="float" office:value="444.636" calcext:value-type="float">
            <text:p>444.636</text:p>
          </table:table-cell>
          <table:table-cell office:value-type="float" office:value="0" calcext:value-type="float">
            <text:p>0</text:p>
          </table:table-cell>
          <table:table-cell office:value-type="float" office:value="26.79343" calcext:value-type="float">
            <text:p>26.79343</text:p>
          </table:table-cell>
          <table:table-cell office:value-type="float" office:value="-0.941864" calcext:value-type="float">
            <text:p>-0.941864</text:p>
          </table:table-cell>
          <table:table-cell office:value-type="float" office:value="15.79822" calcext:value-type="float">
            <text:p>15.79822</text:p>
          </table:table-cell>
          <table:table-cell office:value-type="float" office:value="-0.1390686" calcext:value-type="float">
            <text:p>-0.1390686</text:p>
          </table:table-cell>
          <table:table-cell office:value-type="float" office:value="11.47913" calcext:value-type="float">
            <text:p>11.47913</text:p>
          </table:table-cell>
          <table:table-cell office:value-type="float" office:value="0.1383972" calcext:value-type="float">
            <text:p>0.1383972</text:p>
          </table:table-cell>
          <table:table-cell office:value-type="float" office:value="8.539673" calcext:value-type="float">
            <text:p>8.539673</text:p>
          </table:table-cell>
          <table:table-cell office:value-type="float" office:value="0.254425" calcext:value-type="float">
            <text:p>0.254425</text:p>
          </table:table-cell>
          <table:table-cell office:value-type="float" office:value="5.997955" calcext:value-type="float">
            <text:p>5.997955</text:p>
          </table:table-cell>
          <table:table-cell office:value-type="float" office:value="0.2381287" calcext:value-type="float">
            <text:p>0.2381287</text:p>
          </table:table-cell>
          <table:table-cell office:value-type="float" office:value="3.619995" calcext:value-type="float">
            <text:p>3.619995</text:p>
          </table:table-cell>
          <table:table-cell office:value-type="float" office:value="0.1480103" calcext:value-type="float">
            <text:p>0.14801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3" calcext:value-type="float">
            <text:p>6052003</text:p>
          </table:table-cell>
          <table:table-cell office:value-type="float" office:value="6.04908" calcext:value-type="float">
            <text:p>6.04908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office:value-type="float" office:value="1.227069" calcext:value-type="float">
            <text:p>1.227069</text:p>
          </table:table-cell>
          <table:table-cell office:value-type="float" office:value="0.4564554" calcext:value-type="float">
            <text:p>0.4564554</text:p>
          </table:table-cell>
          <table:table-cell office:value-type="float" office:value="623.736" calcext:value-type="float">
            <text:p>623.736</text:p>
          </table:table-cell>
          <table:table-cell office:value-type="float" office:value="18.2" calcext:value-type="float">
            <text:p>18.2</text:p>
          </table:table-cell>
          <table:table-cell office:value-type="float" office:value="12.54938" calcext:value-type="float">
            <text:p>12.54938</text:p>
          </table:table-cell>
          <table:table-cell office:value-type="float" office:value="-0.4057617" calcext:value-type="float">
            <text:p>-0.4057617</text:p>
          </table:table-cell>
          <table:table-cell office:value-type="float" office:value="8.651642" calcext:value-type="float">
            <text:p>8.651642</text:p>
          </table:table-cell>
          <table:table-cell office:value-type="float" office:value="1.103516" calcext:value-type="float">
            <text:p>1.103516</text:p>
          </table:table-cell>
          <table:table-cell office:value-type="float" office:value="6.703735" calcext:value-type="float">
            <text:p>6.703735</text:p>
          </table:table-cell>
          <table:table-cell office:value-type="float" office:value="1.835938" calcext:value-type="float">
            <text:p>1.835938</text:p>
          </table:table-cell>
          <table:table-cell office:value-type="float" office:value="5.028015" calcext:value-type="float">
            <text:p>5.028015</text:p>
          </table:table-cell>
          <table:table-cell office:value-type="float" office:value="2.126434" calcext:value-type="float">
            <text:p>2.126434</text:p>
          </table:table-cell>
          <table:table-cell office:value-type="float" office:value="3.528595" calcext:value-type="float">
            <text:p>3.528595</text:p>
          </table:table-cell>
          <table:table-cell office:value-type="float" office:value="1.859772" calcext:value-type="float">
            <text:p>1.859772</text:p>
          </table:table-cell>
          <table:table-cell office:value-type="float" office:value="2.152466" calcext:value-type="float">
            <text:p>2.152466</text:p>
          </table:table-cell>
          <table:table-cell office:value-type="float" office:value="1.219727" calcext:value-type="float">
            <text:p>1.2197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3" calcext:value-type="float">
            <text:p>7052003</text:p>
          </table:table-cell>
          <table:table-cell office:value-type="float" office:value="28.90869" calcext:value-type="float">
            <text:p>28.90869</text:p>
          </table:table-cell>
          <table:table-cell office:value-type="float" office:value="10.1" calcext:value-type="float">
            <text:p>10.1</text:p>
          </table:table-cell>
          <table:table-cell office:value-type="float" office:value="1.1" calcext:value-type="float">
            <text:p>1.1</text:p>
          </table:table-cell>
          <table:table-cell office:value-type="float" office:value="0.5286428" calcext:value-type="float">
            <text:p>0.5286428</text:p>
          </table:table-cell>
          <table:table-cell office:value-type="float" office:value="0.4085798" calcext:value-type="float">
            <text:p>0.4085798</text:p>
          </table:table-cell>
          <table:table-cell office:value-type="float" office:value="614.6281" calcext:value-type="float">
            <text:p>614.6281</text:p>
          </table:table-cell>
          <table:table-cell office:value-type="float" office:value="0" calcext:value-type="float">
            <text:p>0</text:p>
          </table:table-cell>
          <table:table-cell office:value-type="float" office:value="25.08215" calcext:value-type="float">
            <text:p>25.08215</text:p>
          </table:table-cell>
          <table:table-cell office:value-type="float" office:value="-1.194672" calcext:value-type="float">
            <text:p>-1.194672</text:p>
          </table:table-cell>
          <table:table-cell office:value-type="float" office:value="15.78574" calcext:value-type="float">
            <text:p>15.78574</text:p>
          </table:table-cell>
          <table:table-cell office:value-type="float" office:value="-0.1430664" calcext:value-type="float">
            <text:p>-0.1430664</text:p>
          </table:table-cell>
          <table:table-cell office:value-type="float" office:value="11.85721" calcext:value-type="float">
            <text:p>11.85721</text:p>
          </table:table-cell>
          <table:table-cell office:value-type="float" office:value="0.2817383" calcext:value-type="float">
            <text:p>0.2817383</text:p>
          </table:table-cell>
          <table:table-cell office:value-type="float" office:value="8.264221" calcext:value-type="float">
            <text:p>8.264221</text:p>
          </table:table-cell>
          <table:table-cell office:value-type="float" office:value="0.4572754" calcext:value-type="float">
            <text:p>0.4572754</text:p>
          </table:table-cell>
          <table:table-cell office:value-type="float" office:value="5.885468" calcext:value-type="float">
            <text:p>5.885468</text:p>
          </table:table-cell>
          <table:table-cell office:value-type="float" office:value="0.4119873" calcext:value-type="float">
            <text:p>0.4119873</text:p>
          </table:table-cell>
          <table:table-cell office:value-type="float" office:value="4.285522" calcext:value-type="float">
            <text:p>4.285522</text:p>
          </table:table-cell>
          <table:table-cell office:value-type="float" office:value="0.2534485" calcext:value-type="float">
            <text:p>0.2534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3" calcext:value-type="float">
            <text:p>8052003</text:p>
          </table:table-cell>
          <table:table-cell office:value-type="float" office:value="29.23657" calcext:value-type="float">
            <text:p>29.23657</text:p>
          </table:table-cell>
          <table:table-cell office:value-type="float" office:value="14.9" calcext:value-type="float">
            <text:p>14.9</text:p>
          </table:table-cell>
          <table:table-cell office:value-type="float" office:value="-0.6" calcext:value-type="float">
            <text:p>-0.6</text:p>
          </table:table-cell>
          <table:table-cell office:value-type="float" office:value="0.7682594" calcext:value-type="float">
            <text:p>0.7682594</text:p>
          </table:table-cell>
          <table:table-cell office:value-type="float" office:value="0.416211" calcext:value-type="float">
            <text:p>0.416211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" calcext:value-type="float">
            <text:p>0</text:p>
          </table:table-cell>
          <table:table-cell office:value-type="float" office:value="24.56052" calcext:value-type="float">
            <text:p>24.56052</text:p>
          </table:table-cell>
          <table:table-cell office:value-type="float" office:value="-1.164764" calcext:value-type="float">
            <text:p>-1.164764</text:p>
          </table:table-cell>
          <table:table-cell office:value-type="float" office:value="15.8252" calcext:value-type="float">
            <text:p>15.8252</text:p>
          </table:table-cell>
          <table:table-cell office:value-type="float" office:value="0.6032104" calcext:value-type="float">
            <text:p>0.6032104</text:p>
          </table:table-cell>
          <table:table-cell office:value-type="float" office:value="12.56335" calcext:value-type="float">
            <text:p>12.56335</text:p>
          </table:table-cell>
          <table:table-cell office:value-type="float" office:value="1.534027" calcext:value-type="float">
            <text:p>1.534027</text:p>
          </table:table-cell>
          <table:table-cell office:value-type="float" office:value="9.800659" calcext:value-type="float">
            <text:p>9.800659</text:p>
          </table:table-cell>
          <table:table-cell office:value-type="float" office:value="2.169434" calcext:value-type="float">
            <text:p>2.169434</text:p>
          </table:table-cell>
          <table:table-cell office:value-type="float" office:value="7.749176" calcext:value-type="float">
            <text:p>7.749176</text:p>
          </table:table-cell>
          <table:table-cell office:value-type="float" office:value="2.41629" calcext:value-type="float">
            <text:p>2.41629</text:p>
          </table:table-cell>
          <table:table-cell office:value-type="float" office:value="6.197266" calcext:value-type="float">
            <text:p>6.197266</text:p>
          </table:table-cell>
          <table:table-cell office:value-type="float" office:value="2.420135" calcext:value-type="float">
            <text:p>2.4201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3" calcext:value-type="float">
            <text:p>9052003</text:p>
          </table:table-cell>
          <table:table-cell office:value-type="float" office:value="3.069" calcext:value-type="float">
            <text:p>3.069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0.9311019" calcext:value-type="float">
            <text:p>0.9311019</text:p>
          </table:table-cell>
          <table:table-cell office:value-type="float" office:value="0.5756049" calcext:value-type="float">
            <text:p>0.5756049</text:p>
          </table:table-cell>
          <table:table-cell office:value-type="float" office:value="331.704" calcext:value-type="float">
            <text:p>331.704</text:p>
          </table:table-cell>
          <table:table-cell office:value-type="float" office:value="7.586766" calcext:value-type="float">
            <text:p>7.586766</text:p>
          </table:table-cell>
          <table:table-cell office:value-type="float" office:value="7.900818" calcext:value-type="float">
            <text:p>7.900818</text:p>
          </table:table-cell>
          <table:table-cell office:value-type="float" office:value="2.688293" calcext:value-type="float">
            <text:p>2.688293</text:p>
          </table:table-cell>
          <table:table-cell office:value-type="float" office:value="6.54895" calcext:value-type="float">
            <text:p>6.54895</text:p>
          </table:table-cell>
          <table:table-cell office:value-type="float" office:value="3.565521" calcext:value-type="float">
            <text:p>3.565521</text:p>
          </table:table-cell>
          <table:table-cell office:value-type="float" office:value="6.547943" calcext:value-type="float">
            <text:p>6.547943</text:p>
          </table:table-cell>
          <table:table-cell office:value-type="float" office:value="3.989868" calcext:value-type="float">
            <text:p>3.989868</text:p>
          </table:table-cell>
          <table:table-cell office:value-type="float" office:value="6.813416" calcext:value-type="float">
            <text:p>6.813416</text:p>
          </table:table-cell>
          <table:table-cell office:value-type="float" office:value="4.284119" calcext:value-type="float">
            <text:p>4.284119</text:p>
          </table:table-cell>
          <table:table-cell office:value-type="float" office:value="6.524139" calcext:value-type="float">
            <text:p>6.524139</text:p>
          </table:table-cell>
          <table:table-cell office:value-type="float" office:value="4.35907" calcext:value-type="float">
            <text:p>4.35907</text:p>
          </table:table-cell>
          <table:table-cell office:value-type="float" office:value="5.853699" calcext:value-type="float">
            <text:p>5.853699</text:p>
          </table:table-cell>
          <table:table-cell office:value-type="float" office:value="4.259613" calcext:value-type="float">
            <text:p>4.2596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3" calcext:value-type="float">
            <text:p>10052003</text:p>
          </table:table-cell>
          <table:table-cell office:value-type="float" office:value="14.68584" calcext:value-type="float">
            <text:p>14.68584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.2</text:p>
          </table:table-cell>
          <table:table-cell office:value-type="float" office:value="0.9863296" calcext:value-type="float">
            <text:p>0.9863296</text:p>
          </table:table-cell>
          <table:table-cell office:value-type="float" office:value="0.7616668" calcext:value-type="float">
            <text:p>0.7616668</text:p>
          </table:table-cell>
          <table:table-cell office:value-type="float" office:value="354.708" calcext:value-type="float">
            <text:p>354.708</text:p>
          </table:table-cell>
          <table:table-cell office:value-type="float" office:value="1.8" calcext:value-type="float">
            <text:p>1.8</text:p>
          </table:table-cell>
          <table:table-cell office:value-type="float" office:value="23.44431" calcext:value-type="float">
            <text:p>23.44431</text:p>
          </table:table-cell>
          <table:table-cell office:value-type="float" office:value="1.879028" calcext:value-type="float">
            <text:p>1.879028</text:p>
          </table:table-cell>
          <table:table-cell office:value-type="float" office:value="14.51117" calcext:value-type="float">
            <text:p>14.51117</text:p>
          </table:table-cell>
          <table:table-cell office:value-type="float" office:value="2.805084" calcext:value-type="float">
            <text:p>2.805084</text:p>
          </table:table-cell>
          <table:table-cell office:value-type="float" office:value="11.3071" calcext:value-type="float">
            <text:p>11.3071</text:p>
          </table:table-cell>
          <table:table-cell office:value-type="float" office:value="3.236084" calcext:value-type="float">
            <text:p>3.236084</text:p>
          </table:table-cell>
          <table:table-cell office:value-type="float" office:value="9.042236" calcext:value-type="float">
            <text:p>9.042236</text:p>
          </table:table-cell>
          <table:table-cell office:value-type="float" office:value="3.535034" calcext:value-type="float">
            <text:p>3.535034</text:p>
          </table:table-cell>
          <table:table-cell office:value-type="float" office:value="7.585358" calcext:value-type="float">
            <text:p>7.585358</text:p>
          </table:table-cell>
          <table:table-cell office:value-type="float" office:value="3.646515" calcext:value-type="float">
            <text:p>3.646515</text:p>
          </table:table-cell>
          <table:table-cell office:value-type="float" office:value="6.457336" calcext:value-type="float">
            <text:p>6.457336</text:p>
          </table:table-cell>
          <table:table-cell office:value-type="float" office:value="3.634399" calcext:value-type="float">
            <text:p>3.6343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3" calcext:value-type="float">
            <text:p>11052003</text:p>
          </table:table-cell>
          <table:table-cell office:value-type="float" office:value="28.97027" calcext:value-type="float">
            <text:p>28.97027</text:p>
          </table:table-cell>
          <table:table-cell office:value-type="float" office:value="17.5" calcext:value-type="float">
            <text:p>17.5</text:p>
          </table:table-cell>
          <table:table-cell office:value-type="float" office:value="5.3" calcext:value-type="float">
            <text:p>5.3</text:p>
          </table:table-cell>
          <table:table-cell office:value-type="float" office:value="0.8904714" calcext:value-type="float">
            <text:p>0.8904714</text:p>
          </table:table-cell>
          <table:table-cell office:value-type="float" office:value="0.4964347" calcext:value-type="float">
            <text:p>0.4964347</text:p>
          </table:table-cell>
          <table:table-cell office:value-type="float" office:value="518.472" calcext:value-type="float">
            <text:p>518.472</text:p>
          </table:table-cell>
          <table:table-cell office:value-type="float" office:value="0" calcext:value-type="float">
            <text:p>0</text:p>
          </table:table-cell>
          <table:table-cell office:value-type="float" office:value="30.01535" calcext:value-type="float">
            <text:p>30.01535</text:p>
          </table:table-cell>
          <table:table-cell office:value-type="float" office:value="2.147919" calcext:value-type="float">
            <text:p>2.147919</text:p>
          </table:table-cell>
          <table:table-cell office:value-type="float" office:value="19.9325" calcext:value-type="float">
            <text:p>19.9325</text:p>
          </table:table-cell>
          <table:table-cell office:value-type="float" office:value="3.886719" calcext:value-type="float">
            <text:p>3.886719</text:p>
          </table:table-cell>
          <table:table-cell office:value-type="float" office:value="16.50772" calcext:value-type="float">
            <text:p>16.50772</text:p>
          </table:table-cell>
          <table:table-cell office:value-type="float" office:value="4.689728" calcext:value-type="float">
            <text:p>4.689728</text:p>
          </table:table-cell>
          <table:table-cell office:value-type="float" office:value="13.48679" calcext:value-type="float">
            <text:p>13.48679</text:p>
          </table:table-cell>
          <table:table-cell office:value-type="float" office:value="5.152985" calcext:value-type="float">
            <text:p>5.152985</text:p>
          </table:table-cell>
          <table:table-cell office:value-type="float" office:value="11.19278" calcext:value-type="float">
            <text:p>11.19278</text:p>
          </table:table-cell>
          <table:table-cell office:value-type="float" office:value="5.251251" calcext:value-type="float">
            <text:p>5.251251</text:p>
          </table:table-cell>
          <table:table-cell office:value-type="float" office:value="9.445343" calcext:value-type="float">
            <text:p>9.445343</text:p>
          </table:table-cell>
          <table:table-cell office:value-type="float" office:value="5.131317" calcext:value-type="float">
            <text:p>5.1313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3" calcext:value-type="float">
            <text:p>12052003</text:p>
          </table:table-cell>
          <table:table-cell office:value-type="float" office:value="6.47676" calcext:value-type="float">
            <text:p>6.47676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1.366554" calcext:value-type="float">
            <text:p>1.366554</text:p>
          </table:table-cell>
          <table:table-cell office:value-type="float" office:value="0.9034296" calcext:value-type="float">
            <text:p>0.9034296</text:p>
          </table:table-cell>
          <table:table-cell office:value-type="float" office:value="466.452" calcext:value-type="float">
            <text:p>466.452</text:p>
          </table:table-cell>
          <table:table-cell office:value-type="float" office:value="13.2" calcext:value-type="float">
            <text:p>13.2</text:p>
          </table:table-cell>
          <table:table-cell office:value-type="float" office:value="19.99011" calcext:value-type="float">
            <text:p>19.99011</text:p>
          </table:table-cell>
          <table:table-cell office:value-type="float" office:value="5.576569" calcext:value-type="float">
            <text:p>5.576569</text:p>
          </table:table-cell>
          <table:table-cell office:value-type="float" office:value="14.95517" calcext:value-type="float">
            <text:p>14.95517</text:p>
          </table:table-cell>
          <table:table-cell office:value-type="float" office:value="7.728912" calcext:value-type="float">
            <text:p>7.728912</text:p>
          </table:table-cell>
          <table:table-cell office:value-type="float" office:value="12.74844" calcext:value-type="float">
            <text:p>12.74844</text:p>
          </table:table-cell>
          <table:table-cell office:value-type="float" office:value="8.727264" calcext:value-type="float">
            <text:p>8.727264</text:p>
          </table:table-cell>
          <table:table-cell office:value-type="float" office:value="11.15747" calcext:value-type="float">
            <text:p>11.15747</text:p>
          </table:table-cell>
          <table:table-cell office:value-type="float" office:value="8.735535" calcext:value-type="float">
            <text:p>8.735535</text:p>
          </table:table-cell>
          <table:table-cell office:value-type="float" office:value="9.981445" calcext:value-type="float">
            <text:p>9.981445</text:p>
          </table:table-cell>
          <table:table-cell office:value-type="float" office:value="8.365234" calcext:value-type="float">
            <text:p>8.365234</text:p>
          </table:table-cell>
          <table:table-cell office:value-type="float" office:value="9.124176" calcext:value-type="float">
            <text:p>9.124176</text:p>
          </table:table-cell>
          <table:table-cell office:value-type="float" office:value="7.850433" calcext:value-type="float">
            <text:p>7.8504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3" calcext:value-type="float">
            <text:p>13052003</text:p>
          </table:table-cell>
          <table:table-cell office:value-type="float" office:value="10.44827" calcext:value-type="float">
            <text:p>10.44827</text:p>
          </table:table-cell>
          <table:table-cell office:value-type="float" office:value="11.6" calcext:value-type="float">
            <text:p>11.6</text:p>
          </table:table-cell>
          <table:table-cell office:value-type="float" office:value="3.5" calcext:value-type="float">
            <text:p>3.5</text:p>
          </table:table-cell>
          <table:table-cell office:value-type="float" office:value="0.9481507" calcext:value-type="float">
            <text:p>0.9481507</text:p>
          </table:table-cell>
          <table:table-cell office:value-type="float" office:value="0.7720934" calcext:value-type="float">
            <text:p>0.7720934</text:p>
          </table:table-cell>
          <table:table-cell office:value-type="float" office:value="185.292" calcext:value-type="float">
            <text:p>185.292</text:p>
          </table:table-cell>
          <table:table-cell office:value-type="float" office:value="0" calcext:value-type="float">
            <text:p>0</text:p>
          </table:table-cell>
          <table:table-cell office:value-type="float" office:value="16.367" calcext:value-type="float">
            <text:p>16.367</text:p>
          </table:table-cell>
          <table:table-cell office:value-type="float" office:value="2.462372" calcext:value-type="float">
            <text:p>2.462372</text:p>
          </table:table-cell>
          <table:table-cell office:value-type="float" office:value="13.00684" calcext:value-type="float">
            <text:p>13.00684</text:p>
          </table:table-cell>
          <table:table-cell office:value-type="float" office:value="4.913422" calcext:value-type="float">
            <text:p>4.913422</text:p>
          </table:table-cell>
          <table:table-cell office:value-type="float" office:value="11.43317" calcext:value-type="float">
            <text:p>11.43317</text:p>
          </table:table-cell>
          <table:table-cell office:value-type="float" office:value="6.099152" calcext:value-type="float">
            <text:p>6.099152</text:p>
          </table:table-cell>
          <table:table-cell office:value-type="float" office:value="10.12827" calcext:value-type="float">
            <text:p>10.12827</text:p>
          </table:table-cell>
          <table:table-cell office:value-type="float" office:value="6.909302" calcext:value-type="float">
            <text:p>6.909302</text:p>
          </table:table-cell>
          <table:table-cell office:value-type="float" office:value="9.144012" calcext:value-type="float">
            <text:p>9.144012</text:p>
          </table:table-cell>
          <table:table-cell office:value-type="float" office:value="7.158661" calcext:value-type="float">
            <text:p>7.158661</text:p>
          </table:table-cell>
          <table:table-cell office:value-type="float" office:value="8.622131" calcext:value-type="float">
            <text:p>8.622131</text:p>
          </table:table-cell>
          <table:table-cell office:value-type="float" office:value="7.117218" calcext:value-type="float">
            <text:p>7.1172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3" calcext:value-type="float">
            <text:p>14052003</text:p>
          </table:table-cell>
          <table:table-cell office:value-type="float" office:value="17.6634" calcext:value-type="float">
            <text:p>17.6634</text:p>
          </table:table-cell>
          <table:table-cell office:value-type="float" office:value="14.2" calcext:value-type="float">
            <text:p>14.2</text:p>
          </table:table-cell>
          <table:table-cell office:value-type="float" office:value="3.8" calcext:value-type="float">
            <text:p>3.8</text:p>
          </table:table-cell>
          <table:table-cell office:value-type="float" office:value="0.9893232" calcext:value-type="float">
            <text:p>0.9893232</text:p>
          </table:table-cell>
          <table:table-cell office:value-type="float" office:value="0.7857311" calcext:value-type="float">
            <text:p>0.7857311</text:p>
          </table:table-cell>
          <table:table-cell office:value-type="float" office:value="197.532" calcext:value-type="float">
            <text:p>197.532</text:p>
          </table:table-cell>
          <table:table-cell office:value-type="float" office:value="0" calcext:value-type="float">
            <text:p>0</text:p>
          </table:table-cell>
          <table:table-cell office:value-type="float" office:value="23.38873" calcext:value-type="float">
            <text:p>23.38873</text:p>
          </table:table-cell>
          <table:table-cell office:value-type="float" office:value="2.114136" calcext:value-type="float">
            <text:p>2.114136</text:p>
          </table:table-cell>
          <table:table-cell office:value-type="float" office:value="14.94107" calcext:value-type="float">
            <text:p>14.94107</text:p>
          </table:table-cell>
          <table:table-cell office:value-type="float" office:value="4.239807" calcext:value-type="float">
            <text:p>4.239807</text:p>
          </table:table-cell>
          <table:table-cell office:value-type="float" office:value="13.20844" calcext:value-type="float">
            <text:p>13.20844</text:p>
          </table:table-cell>
          <table:table-cell office:value-type="float" office:value="5.223694" calcext:value-type="float">
            <text:p>5.223694</text:p>
          </table:table-cell>
          <table:table-cell office:value-type="float" office:value="11.52451" calcext:value-type="float">
            <text:p>11.52451</text:p>
          </table:table-cell>
          <table:table-cell office:value-type="float" office:value="6.012756" calcext:value-type="float">
            <text:p>6.012756</text:p>
          </table:table-cell>
          <table:table-cell office:value-type="float" office:value="10.1915" calcext:value-type="float">
            <text:p>10.1915</text:p>
          </table:table-cell>
          <table:table-cell office:value-type="float" office:value="6.415863" calcext:value-type="float">
            <text:p>6.415863</text:p>
          </table:table-cell>
          <table:table-cell office:value-type="float" office:value="9.139343" calcext:value-type="float">
            <text:p>9.139343</text:p>
          </table:table-cell>
          <table:table-cell office:value-type="float" office:value="6.551941" calcext:value-type="float">
            <text:p>6.5519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3" calcext:value-type="float">
            <text:p>15052003</text:p>
          </table:table-cell>
          <table:table-cell office:value-type="float" office:value="11.48796" calcext:value-type="float">
            <text:p>11.48796</text:p>
          </table:table-cell>
          <table:table-cell office:value-type="float" office:value="14.6" calcext:value-type="float">
            <text:p>14.6</text:p>
          </table:table-cell>
          <table:table-cell office:value-type="float" office:value="4.7" calcext:value-type="float">
            <text:p>4.7</text:p>
          </table:table-cell>
          <table:table-cell office:value-type="float" office:value="1.301481" calcext:value-type="float">
            <text:p>1.301481</text:p>
          </table:table-cell>
          <table:table-cell office:value-type="float" office:value="0.7973321" calcext:value-type="float">
            <text:p>0.7973321</text:p>
          </table:table-cell>
          <table:table-cell office:value-type="float" office:value="363.528" calcext:value-type="float">
            <text:p>363.528</text:p>
          </table:table-cell>
          <table:table-cell office:value-type="float" office:value="5.2" calcext:value-type="float">
            <text:p>5.2</text:p>
          </table:table-cell>
          <table:table-cell office:value-type="float" office:value="23.51611" calcext:value-type="float">
            <text:p>23.51611</text:p>
          </table:table-cell>
          <table:table-cell office:value-type="float" office:value="4.242645" calcext:value-type="float">
            <text:p>4.242645</text:p>
          </table:table-cell>
          <table:table-cell office:value-type="float" office:value="16.86179" calcext:value-type="float">
            <text:p>16.86179</text:p>
          </table:table-cell>
          <table:table-cell office:value-type="float" office:value="6.593384" calcext:value-type="float">
            <text:p>6.593384</text:p>
          </table:table-cell>
          <table:table-cell office:value-type="float" office:value="14.18033" calcext:value-type="float">
            <text:p>14.18033</text:p>
          </table:table-cell>
          <table:table-cell office:value-type="float" office:value="7.213837" calcext:value-type="float">
            <text:p>7.213837</text:p>
          </table:table-cell>
          <table:table-cell office:value-type="float" office:value="11.93933" calcext:value-type="float">
            <text:p>11.93933</text:p>
          </table:table-cell>
          <table:table-cell office:value-type="float" office:value="7.636932" calcext:value-type="float">
            <text:p>7.636932</text:p>
          </table:table-cell>
          <table:table-cell office:value-type="float" office:value="10.44879" calcext:value-type="float">
            <text:p>10.44879</text:p>
          </table:table-cell>
          <table:table-cell office:value-type="float" office:value="7.720245" calcext:value-type="float">
            <text:p>7.720245</text:p>
          </table:table-cell>
          <table:table-cell office:value-type="float" office:value="9.356964" calcext:value-type="float">
            <text:p>9.356964</text:p>
          </table:table-cell>
          <table:table-cell office:value-type="float" office:value="7.549103" calcext:value-type="float">
            <text:p>7.5491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3" calcext:value-type="float">
            <text:p>16052003</text:p>
          </table:table-cell>
          <table:table-cell office:value-type="float" office:value="16.18219" calcext:value-type="float">
            <text:p>16.18219</text:p>
          </table:table-cell>
          <table:table-cell office:value-type="float" office:value="10.9" calcext:value-type="float">
            <text:p>10.9</text:p>
          </table:table-cell>
          <table:table-cell office:value-type="float" office:value="3.9" calcext:value-type="float">
            <text:p>3.9</text:p>
          </table:table-cell>
          <table:table-cell office:value-type="float" office:value="0.9273863" calcext:value-type="float">
            <text:p>0.9273863</text:p>
          </table:table-cell>
          <table:table-cell office:value-type="float" office:value="0.6429942" calcext:value-type="float">
            <text:p>0.6429942</text:p>
          </table:table-cell>
          <table:table-cell office:value-type="float" office:value="500.292" calcext:value-type="float">
            <text:p>500.292</text:p>
          </table:table-cell>
          <table:table-cell office:value-type="float" office:value="0" calcext:value-type="float">
            <text:p>0</text:p>
          </table:table-cell>
          <table:table-cell office:value-type="float" office:value="23.43292" calcext:value-type="float">
            <text:p>23.43292</text:p>
          </table:table-cell>
          <table:table-cell office:value-type="float" office:value="2.311554" calcext:value-type="float">
            <text:p>2.311554</text:p>
          </table:table-cell>
          <table:table-cell office:value-type="float" office:value="16.45135" calcext:value-type="float">
            <text:p>16.45135</text:p>
          </table:table-cell>
          <table:table-cell office:value-type="float" office:value="4.81543" calcext:value-type="float">
            <text:p>4.81543</text:p>
          </table:table-cell>
          <table:table-cell office:value-type="float" office:value="13.58438" calcext:value-type="float">
            <text:p>13.58438</text:p>
          </table:table-cell>
          <table:table-cell office:value-type="float" office:value="6.028259" calcext:value-type="float">
            <text:p>6.028259</text:p>
          </table:table-cell>
          <table:table-cell office:value-type="float" office:value="11.5672" calcext:value-type="float">
            <text:p>11.5672</text:p>
          </table:table-cell>
          <table:table-cell office:value-type="float" office:value="6.887207" calcext:value-type="float">
            <text:p>6.887207</text:p>
          </table:table-cell>
          <table:table-cell office:value-type="float" office:value="10.21057" calcext:value-type="float">
            <text:p>10.21057</text:p>
          </table:table-cell>
          <table:table-cell office:value-type="float" office:value="7.281921" calcext:value-type="float">
            <text:p>7.281921</text:p>
          </table:table-cell>
          <table:table-cell office:value-type="float" office:value="9.288177" calcext:value-type="float">
            <text:p>9.288177</text:p>
          </table:table-cell>
          <table:table-cell office:value-type="float" office:value="7.37915" calcext:value-type="float">
            <text:p>7.379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3" calcext:value-type="float">
            <text:p>17052003</text:p>
          </table:table-cell>
          <table:table-cell office:value-type="float" office:value="20.9088" calcext:value-type="float">
            <text:p>20.9088</text:p>
          </table:table-cell>
          <table:table-cell office:value-type="float" office:value="13.5" calcext:value-type="float">
            <text:p>13.5</text:p>
          </table:table-cell>
          <table:table-cell office:value-type="float" office:value="3.1" calcext:value-type="float">
            <text:p>3.1</text:p>
          </table:table-cell>
          <table:table-cell office:value-type="float" office:value="0.8281817" calcext:value-type="float">
            <text:p>0.8281817</text:p>
          </table:table-cell>
          <table:table-cell office:value-type="float" office:value="0.5816423" calcext:value-type="float">
            <text:p>0.5816423</text:p>
          </table:table-cell>
          <table:table-cell office:value-type="float" office:value="470.808" calcext:value-type="float">
            <text:p>470.808</text:p>
          </table:table-cell>
          <table:table-cell office:value-type="float" office:value="0" calcext:value-type="float">
            <text:p>0</text:p>
          </table:table-cell>
          <table:table-cell office:value-type="float" office:value="31.19907" calcext:value-type="float">
            <text:p>31.19907</text:p>
          </table:table-cell>
          <table:table-cell office:value-type="float" office:value="0.8954468" calcext:value-type="float">
            <text:p>0.8954468</text:p>
          </table:table-cell>
          <table:table-cell office:value-type="float" office:value="18.14987" calcext:value-type="float">
            <text:p>18.14987</text:p>
          </table:table-cell>
          <table:table-cell office:value-type="float" office:value="3.976288" calcext:value-type="float">
            <text:p>3.976288</text:p>
          </table:table-cell>
          <table:table-cell office:value-type="float" office:value="15.32758" calcext:value-type="float">
            <text:p>15.32758</text:p>
          </table:table-cell>
          <table:table-cell office:value-type="float" office:value="5.333923" calcext:value-type="float">
            <text:p>5.333923</text:p>
          </table:table-cell>
          <table:table-cell office:value-type="float" office:value="13.23013" calcext:value-type="float">
            <text:p>13.23013</text:p>
          </table:table-cell>
          <table:table-cell office:value-type="float" office:value="6.337677" calcext:value-type="float">
            <text:p>6.337677</text:p>
          </table:table-cell>
          <table:table-cell office:value-type="float" office:value="11.61694" calcext:value-type="float">
            <text:p>11.61694</text:p>
          </table:table-cell>
          <table:table-cell office:value-type="float" office:value="6.869781" calcext:value-type="float">
            <text:p>6.869781</text:p>
          </table:table-cell>
          <table:table-cell office:value-type="float" office:value="10.38956" calcext:value-type="float">
            <text:p>10.38956</text:p>
          </table:table-cell>
          <table:table-cell office:value-type="float" office:value="7.096069" calcext:value-type="float">
            <text:p>7.0960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3" calcext:value-type="float">
            <text:p>18052003</text:p>
          </table:table-cell>
          <table:table-cell office:value-type="float" office:value="23.26881" calcext:value-type="float">
            <text:p>23.26881</text:p>
          </table:table-cell>
          <table:table-cell office:value-type="float" office:value="15.9" calcext:value-type="float">
            <text:p>15.9</text:p>
          </table:table-cell>
          <table:table-cell office:value-type="float" office:value="1.2" calcext:value-type="float">
            <text:p>1.2</text:p>
          </table:table-cell>
          <table:table-cell office:value-type="float" office:value="0.8383049" calcext:value-type="float">
            <text:p>0.8383049</text:p>
          </table:table-cell>
          <table:table-cell office:value-type="float" office:value="0.629914" calcext:value-type="float">
            <text:p>0.629914</text:p>
          </table:table-cell>
          <table:table-cell office:value-type="float" office:value="258.66" calcext:value-type="float">
            <text:p>258.66</text:p>
          </table:table-cell>
          <table:table-cell office:value-type="float" office:value="0.2" calcext:value-type="float">
            <text:p>0.2</text:p>
          </table:table-cell>
          <table:table-cell office:value-type="float" office:value="39.2533" calcext:value-type="float">
            <text:p>39.2533</text:p>
          </table:table-cell>
          <table:table-cell office:value-type="float" office:value="0.7458191" calcext:value-type="float">
            <text:p>0.7458191</text:p>
          </table:table-cell>
          <table:table-cell office:value-type="float" office:value="23.10754" calcext:value-type="float">
            <text:p>23.10754</text:p>
          </table:table-cell>
          <table:table-cell office:value-type="float" office:value="4.971558" calcext:value-type="float">
            <text:p>4.971558</text:p>
          </table:table-cell>
          <table:table-cell office:value-type="float" office:value="18.98987" calcext:value-type="float">
            <text:p>18.98987</text:p>
          </table:table-cell>
          <table:table-cell office:value-type="float" office:value="6.554382" calcext:value-type="float">
            <text:p>6.554382</text:p>
          </table:table-cell>
          <table:table-cell office:value-type="float" office:value="16.02353" calcext:value-type="float">
            <text:p>16.02353</text:p>
          </table:table-cell>
          <table:table-cell office:value-type="float" office:value="7.615112" calcext:value-type="float">
            <text:p>7.615112</text:p>
          </table:table-cell>
          <table:table-cell office:value-type="float" office:value="13.83099" calcext:value-type="float">
            <text:p>13.83099</text:p>
          </table:table-cell>
          <table:table-cell office:value-type="float" office:value="8.086334" calcext:value-type="float">
            <text:p>8.086334</text:p>
          </table:table-cell>
          <table:table-cell office:value-type="float" office:value="12.20261" calcext:value-type="float">
            <text:p>12.20261</text:p>
          </table:table-cell>
          <table:table-cell office:value-type="float" office:value="8.192932" calcext:value-type="float">
            <text:p>8.1929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3" calcext:value-type="float">
            <text:p>19052003</text:p>
          </table:table-cell>
          <table:table-cell office:value-type="float" office:value="11.85948" calcext:value-type="float">
            <text:p>11.85948</text:p>
          </table:table-cell>
          <table:table-cell office:value-type="float" office:value="14.8" calcext:value-type="float">
            <text:p>14.8</text:p>
          </table:table-cell>
          <table:table-cell office:value-type="float" office:value="7.4" calcext:value-type="float">
            <text:p>7.4</text:p>
          </table:table-cell>
          <table:table-cell office:value-type="float" office:value="1.366554" calcext:value-type="float">
            <text:p>1.366554</text:p>
          </table:table-cell>
          <table:table-cell office:value-type="float" office:value="0.819212" calcext:value-type="float">
            <text:p>0.819212</text:p>
          </table:table-cell>
          <table:table-cell office:value-type="float" office:value="367.848" calcext:value-type="float">
            <text:p>367.848</text:p>
          </table:table-cell>
          <table:table-cell office:value-type="float" office:value="0.6" calcext:value-type="float">
            <text:p>0.6</text:p>
          </table:table-cell>
          <table:table-cell office:value-type="float" office:value="29.33136" calcext:value-type="float">
            <text:p>29.33136</text:p>
          </table:table-cell>
          <table:table-cell office:value-type="float" office:value="5.317963" calcext:value-type="float">
            <text:p>5.317963</text:p>
          </table:table-cell>
          <table:table-cell office:value-type="float" office:value="18.99539" calcext:value-type="float">
            <text:p>18.99539</text:p>
          </table:table-cell>
          <table:table-cell office:value-type="float" office:value="8.022369" calcext:value-type="float">
            <text:p>8.022369</text:p>
          </table:table-cell>
          <table:table-cell office:value-type="float" office:value="15.93573" calcext:value-type="float">
            <text:p>15.93573</text:p>
          </table:table-cell>
          <table:table-cell office:value-type="float" office:value="9.041901" calcext:value-type="float">
            <text:p>9.041901</text:p>
          </table:table-cell>
          <table:table-cell office:value-type="float" office:value="13.99283" calcext:value-type="float">
            <text:p>13.99283</text:p>
          </table:table-cell>
          <table:table-cell office:value-type="float" office:value="9.560333" calcext:value-type="float">
            <text:p>9.560333</text:p>
          </table:table-cell>
          <table:table-cell office:value-type="float" office:value="12.63708" calcext:value-type="float">
            <text:p>12.63708</text:p>
          </table:table-cell>
          <table:table-cell office:value-type="float" office:value="9.72171" calcext:value-type="float">
            <text:p>9.72171</text:p>
          </table:table-cell>
          <table:table-cell office:value-type="float" office:value="11.58292" calcext:value-type="float">
            <text:p>11.58292</text:p>
          </table:table-cell>
          <table:table-cell office:value-type="float" office:value="9.624573" calcext:value-type="float">
            <text:p>9.62457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3" calcext:value-type="float">
            <text:p>20052003</text:p>
          </table:table-cell>
          <table:table-cell office:value-type="float" office:value="18.2232" calcext:value-type="float">
            <text:p>18.2232</text:p>
          </table:table-cell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1.020384" calcext:value-type="float">
            <text:p>1.020384</text:p>
          </table:table-cell>
          <table:table-cell office:value-type="float" office:value="0.7631348" calcext:value-type="float">
            <text:p>0.7631348</text:p>
          </table:table-cell>
          <table:table-cell office:value-type="float" office:value="644.9041" calcext:value-type="float">
            <text:p>644.9041</text:p>
          </table:table-cell>
          <table:table-cell office:value-type="float" office:value="0" calcext:value-type="float">
            <text:p>0</text:p>
          </table:table-cell>
          <table:table-cell office:value-type="float" office:value="31.42953" calcext:value-type="float">
            <text:p>31.42953</text:p>
          </table:table-cell>
          <table:table-cell office:value-type="float" office:value="6.375519" calcext:value-type="float">
            <text:p>6.375519</text:p>
          </table:table-cell>
          <table:table-cell office:value-type="float" office:value="21.48065" calcext:value-type="float">
            <text:p>21.48065</text:p>
          </table:table-cell>
          <table:table-cell office:value-type="float" office:value="8.832703" calcext:value-type="float">
            <text:p>8.832703</text:p>
          </table:table-cell>
          <table:table-cell office:value-type="float" office:value="18.64822" calcext:value-type="float">
            <text:p>18.64822</text:p>
          </table:table-cell>
          <table:table-cell office:value-type="float" office:value="9.703644" calcext:value-type="float">
            <text:p>9.703644</text:p>
          </table:table-cell>
          <table:table-cell office:value-type="float" office:value="16.12445" calcext:value-type="float">
            <text:p>16.12445</text:p>
          </table:table-cell>
          <table:table-cell office:value-type="float" office:value="10.16293" calcext:value-type="float">
            <text:p>10.16293</text:p>
          </table:table-cell>
          <table:table-cell office:value-type="float" office:value="14.24435" calcext:value-type="float">
            <text:p>14.24435</text:p>
          </table:table-cell>
          <table:table-cell office:value-type="float" office:value="10.2309" calcext:value-type="float">
            <text:p>10.2309</text:p>
          </table:table-cell>
          <table:table-cell office:value-type="float" office:value="12.84464" calcext:value-type="float">
            <text:p>12.84464</text:p>
          </table:table-cell>
          <table:table-cell office:value-type="float" office:value="10.06744" calcext:value-type="float">
            <text:p>10.067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3" calcext:value-type="float">
            <text:p>21052003</text:p>
          </table:table-cell>
          <table:table-cell office:value-type="float" office:value="17.84016" calcext:value-type="float">
            <text:p>17.84016</text:p>
          </table:table-cell>
          <table:table-cell office:value-type="float" office:value="12.3" calcext:value-type="float">
            <text:p>12.3</text:p>
          </table:table-cell>
          <table:table-cell office:value-type="float" office:value="5.2" calcext:value-type="float">
            <text:p>5.2</text:p>
          </table:table-cell>
          <table:table-cell office:value-type="float" office:value="1.044398" calcext:value-type="float">
            <text:p>1.044398</text:p>
          </table:table-cell>
          <table:table-cell office:value-type="float" office:value="0.8389087" calcext:value-type="float">
            <text:p>0.8389087</text:p>
          </table:table-cell>
          <table:table-cell office:value-type="float" office:value="605.952" calcext:value-type="float">
            <text:p>605.952</text:p>
          </table:table-cell>
          <table:table-cell office:value-type="float" office:value="3" calcext:value-type="float">
            <text:p>3</text:p>
          </table:table-cell>
          <table:table-cell office:value-type="float" office:value="28.62708" calcext:value-type="float">
            <text:p>28.62708</text:p>
          </table:table-cell>
          <table:table-cell office:value-type="float" office:value="4.626007" calcext:value-type="float">
            <text:p>4.626007</text:p>
          </table:table-cell>
          <table:table-cell office:value-type="float" office:value="18.01004" calcext:value-type="float">
            <text:p>18.01004</text:p>
          </table:table-cell>
          <table:table-cell office:value-type="float" office:value="8.004822" calcext:value-type="float">
            <text:p>8.004822</text:p>
          </table:table-cell>
          <table:table-cell office:value-type="float" office:value="16.00049" calcext:value-type="float">
            <text:p>16.00049</text:p>
          </table:table-cell>
          <table:table-cell office:value-type="float" office:value="9.268188" calcext:value-type="float">
            <text:p>9.268188</text:p>
          </table:table-cell>
          <table:table-cell office:value-type="float" office:value="14.30127" calcext:value-type="float">
            <text:p>14.30127</text:p>
          </table:table-cell>
          <table:table-cell office:value-type="float" office:value="10.09921" calcext:value-type="float">
            <text:p>10.09921</text:p>
          </table:table-cell>
          <table:table-cell office:value-type="float" office:value="13.01654" calcext:value-type="float">
            <text:p>13.01654</text:p>
          </table:table-cell>
          <table:table-cell office:value-type="float" office:value="10.36075" calcext:value-type="float">
            <text:p>10.36075</text:p>
          </table:table-cell>
          <table:table-cell office:value-type="float" office:value="12.20541" calcext:value-type="float">
            <text:p>12.20541</text:p>
          </table:table-cell>
          <table:table-cell office:value-type="float" office:value="10.31226" calcext:value-type="float">
            <text:p>10.312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3" calcext:value-type="float">
            <text:p>22052003</text:p>
          </table:table-cell>
          <table:table-cell office:value-type="float" office:value="21.46212" calcext:value-type="float">
            <text:p>21.46212</text:p>
          </table:table-cell>
          <table:table-cell office:value-type="float" office:value="12.2" calcext:value-type="float">
            <text:p>12.2</text:p>
          </table:table-cell>
          <table:table-cell office:value-type="float" office:value="6.7" calcext:value-type="float">
            <text:p>6.7</text:p>
          </table:table-cell>
          <table:table-cell office:value-type="float" office:value="0.8736858" calcext:value-type="float">
            <text:p>0.8736858</text:p>
          </table:table-cell>
          <table:table-cell office:value-type="float" office:value="0.7748195" calcext:value-type="float">
            <text:p>0.7748195</text:p>
          </table:table-cell>
          <table:table-cell office:value-type="float" office:value="730.728" calcext:value-type="float">
            <text:p>730.728</text:p>
          </table:table-cell>
          <table:table-cell office:value-type="float" office:value="0" calcext:value-type="float">
            <text:p>0</text:p>
          </table:table-cell>
          <table:table-cell office:value-type="float" office:value="31.98969" calcext:value-type="float">
            <text:p>31.98969</text:p>
          </table:table-cell>
          <table:table-cell office:value-type="float" office:value="4.327332" calcext:value-type="float">
            <text:p>4.327332</text:p>
          </table:table-cell>
          <table:table-cell office:value-type="float" office:value="20.21701" calcext:value-type="float">
            <text:p>20.21701</text:p>
          </table:table-cell>
          <table:table-cell office:value-type="float" office:value="6.847534" calcext:value-type="float">
            <text:p>6.847534</text:p>
          </table:table-cell>
          <table:table-cell office:value-type="float" office:value="17.48828" calcext:value-type="float">
            <text:p>17.48828</text:p>
          </table:table-cell>
          <table:table-cell office:value-type="float" office:value="8.028229" calcext:value-type="float">
            <text:p>8.028229</text:p>
          </table:table-cell>
          <table:table-cell office:value-type="float" office:value="15.17422" calcext:value-type="float">
            <text:p>15.17422</text:p>
          </table:table-cell>
          <table:table-cell office:value-type="float" office:value="8.909332" calcext:value-type="float">
            <text:p>8.909332</text:p>
          </table:table-cell>
          <table:table-cell office:value-type="float" office:value="13.50421" calcext:value-type="float">
            <text:p>13.50421</text:p>
          </table:table-cell>
          <table:table-cell office:value-type="float" office:value="9.354187" calcext:value-type="float">
            <text:p>9.354187</text:p>
          </table:table-cell>
          <table:table-cell office:value-type="float" office:value="12.29477" calcext:value-type="float">
            <text:p>12.29477</text:p>
          </table:table-cell>
          <table:table-cell office:value-type="float" office:value="9.510254" calcext:value-type="float">
            <text:p>9.5102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3" calcext:value-type="float">
            <text:p>23052003</text:p>
          </table:table-cell>
          <table:table-cell office:value-type="float" office:value="29.01246" calcext:value-type="float">
            <text:p>29.01246</text:p>
          </table:table-cell>
          <table:table-cell office:value-type="float" office:value="16.7" calcext:value-type="float">
            <text:p>16.7</text:p>
          </table:table-cell>
          <table:table-cell office:value-type="float" office:value="4.9" calcext:value-type="float">
            <text:p>4.9</text:p>
          </table:table-cell>
          <table:table-cell office:value-type="float" office:value="0.9468124" calcext:value-type="float">
            <text:p>0.9468124</text:p>
          </table:table-cell>
          <table:table-cell office:value-type="float" office:value="0.7577391" calcext:value-type="float">
            <text:p>0.7577391</text:p>
          </table:table-cell>
          <table:table-cell office:value-type="float" office:value="330.12" calcext:value-type="float">
            <text:p>330.12</text:p>
          </table:table-cell>
          <table:table-cell office:value-type="float" office:value="0" calcext:value-type="float">
            <text:p>0</text:p>
          </table:table-cell>
          <table:table-cell office:value-type="float" office:value="44.84595" calcext:value-type="float">
            <text:p>44.84595</text:p>
          </table:table-cell>
          <table:table-cell office:value-type="float" office:value="4.335754" calcext:value-type="float">
            <text:p>4.335754</text:p>
          </table:table-cell>
          <table:table-cell office:value-type="float" office:value="27.98248" calcext:value-type="float">
            <text:p>27.98248</text:p>
          </table:table-cell>
          <table:table-cell office:value-type="float" office:value="7.787903" calcext:value-type="float">
            <text:p>7.787903</text:p>
          </table:table-cell>
          <table:table-cell office:value-type="float" office:value="23.34177" calcext:value-type="float">
            <text:p>23.34177</text:p>
          </table:table-cell>
          <table:table-cell office:value-type="float" office:value="9.059021" calcext:value-type="float">
            <text:p>9.059021</text:p>
          </table:table-cell>
          <table:table-cell office:value-type="float" office:value="19.77988" calcext:value-type="float">
            <text:p>19.77988</text:p>
          </table:table-cell>
          <table:table-cell office:value-type="float" office:value="9.917175" calcext:value-type="float">
            <text:p>9.917175</text:p>
          </table:table-cell>
          <table:table-cell office:value-type="float" office:value="17.2291" calcext:value-type="float">
            <text:p>17.2291</text:p>
          </table:table-cell>
          <table:table-cell office:value-type="float" office:value="10.27048" calcext:value-type="float">
            <text:p>10.27048</text:p>
          </table:table-cell>
          <table:table-cell office:value-type="float" office:value="15.29068" calcext:value-type="float">
            <text:p>15.29068</text:p>
          </table:table-cell>
          <table:table-cell office:value-type="float" office:value="10.31265" calcext:value-type="float">
            <text:p>10.312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3" calcext:value-type="float">
            <text:p>24052003</text:p>
          </table:table-cell>
          <table:table-cell office:value-type="float" office:value="22.50936" calcext:value-type="float">
            <text:p>22.50936</text:p>
          </table:table-cell>
          <table:table-cell office:value-type="float" office:value="21.1" calcext:value-type="float">
            <text:p>21.1</text:p>
          </table:table-cell>
          <table:table-cell office:value-type="float" office:value="8.2" calcext:value-type="float">
            <text:p>8.2</text:p>
          </table:table-cell>
          <table:table-cell office:value-type="float" office:value="1.330918" calcext:value-type="float">
            <text:p>1.330918</text:p>
          </table:table-cell>
          <table:table-cell office:value-type="float" office:value="0.9359334" calcext:value-type="float">
            <text:p>0.9359334</text:p>
          </table:table-cell>
          <table:table-cell office:value-type="float" office:value="251.676" calcext:value-type="float">
            <text:p>251.676</text:p>
          </table:table-cell>
          <table:table-cell office:value-type="float" office:value="1" calcext:value-type="float">
            <text:p>1</text:p>
          </table:table-cell>
          <table:table-cell office:value-type="float" office:value="43.08685" calcext:value-type="float">
            <text:p>43.08685</text:p>
          </table:table-cell>
          <table:table-cell office:value-type="float" office:value="7.48877" calcext:value-type="float">
            <text:p>7.48877</text:p>
          </table:table-cell>
          <table:table-cell office:value-type="float" office:value="27.59903" calcext:value-type="float">
            <text:p>27.59903</text:p>
          </table:table-cell>
          <table:table-cell office:value-type="float" office:value="10.74362" calcext:value-type="float">
            <text:p>10.74362</text:p>
          </table:table-cell>
          <table:table-cell office:value-type="float" office:value="23.76642" calcext:value-type="float">
            <text:p>23.76642</text:p>
          </table:table-cell>
          <table:table-cell office:value-type="float" office:value="11.87671" calcext:value-type="float">
            <text:p>11.87671</text:p>
          </table:table-cell>
          <table:table-cell office:value-type="float" office:value="20.53339" calcext:value-type="float">
            <text:p>20.53339</text:p>
          </table:table-cell>
          <table:table-cell office:value-type="float" office:value="12.45963" calcext:value-type="float">
            <text:p>12.45963</text:p>
          </table:table-cell>
          <table:table-cell office:value-type="float" office:value="18.09232" calcext:value-type="float">
            <text:p>18.09232</text:p>
          </table:table-cell>
          <table:table-cell office:value-type="float" office:value="12.59683" calcext:value-type="float">
            <text:p>12.59683</text:p>
          </table:table-cell>
          <table:table-cell office:value-type="float" office:value="16.24316" calcext:value-type="float">
            <text:p>16.24316</text:p>
          </table:table-cell>
          <table:table-cell office:value-type="float" office:value="12.42648" calcext:value-type="float">
            <text:p>12.426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3" calcext:value-type="float">
            <text:p>25052003</text:p>
          </table:table-cell>
          <table:table-cell office:value-type="float" office:value="15.54768" calcext:value-type="float">
            <text:p>15.54768</text:p>
          </table:table-cell>
          <table:table-cell office:value-type="float" office:value="15.9" calcext:value-type="float">
            <text:p>15.9</text:p>
          </table:table-cell>
          <table:table-cell office:value-type="float" office:value="7.3" calcext:value-type="float">
            <text:p>7.3</text:p>
          </table:table-cell>
          <table:table-cell office:value-type="float" office:value="1.322139" calcext:value-type="float">
            <text:p>1.322139</text:p>
          </table:table-cell>
          <table:table-cell office:value-type="float" office:value="0.7046937" calcext:value-type="float">
            <text:p>0.7046937</text:p>
          </table:table-cell>
          <table:table-cell office:value-type="float" office:value="368.1" calcext:value-type="float">
            <text:p>368.1</text:p>
          </table:table-cell>
          <table:table-cell office:value-type="float" office:value="0" calcext:value-type="float">
            <text:p>0</text:p>
          </table:table-cell>
          <table:table-cell office:value-type="float" office:value="33.97247" calcext:value-type="float">
            <text:p>33.97247</text:p>
          </table:table-cell>
          <table:table-cell office:value-type="float" office:value="7.203125" calcext:value-type="float">
            <text:p>7.203125</text:p>
          </table:table-cell>
          <table:table-cell office:value-type="float" office:value="22.62842" calcext:value-type="float">
            <text:p>22.62842</text:p>
          </table:table-cell>
          <table:table-cell office:value-type="float" office:value="11.62671" calcext:value-type="float">
            <text:p>11.62671</text:p>
          </table:table-cell>
          <table:table-cell office:value-type="float" office:value="19.77133" calcext:value-type="float">
            <text:p>19.77133</text:p>
          </table:table-cell>
          <table:table-cell office:value-type="float" office:value="13.19421" calcext:value-type="float">
            <text:p>13.19421</text:p>
          </table:table-cell>
          <table:table-cell office:value-type="float" office:value="17.67035" calcext:value-type="float">
            <text:p>17.67035</text:p>
          </table:table-cell>
          <table:table-cell office:value-type="float" office:value="13.84442" calcext:value-type="float">
            <text:p>13.84442</text:p>
          </table:table-cell>
          <table:table-cell office:value-type="float" office:value="16.45343" calcext:value-type="float">
            <text:p>16.45343</text:p>
          </table:table-cell>
          <table:table-cell office:value-type="float" office:value="13.70728" calcext:value-type="float">
            <text:p>13.70728</text:p>
          </table:table-cell>
          <table:table-cell office:value-type="float" office:value="15.71918" calcext:value-type="float">
            <text:p>15.71918</text:p>
          </table:table-cell>
          <table:table-cell office:value-type="float" office:value="13.41684" calcext:value-type="float">
            <text:p>13.416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3" calcext:value-type="float">
            <text:p>26052003</text:p>
          </table:table-cell>
          <table:table-cell office:value-type="float" office:value="23.55525" calcext:value-type="float">
            <text:p>23.55525</text:p>
          </table:table-cell>
          <table:table-cell office:value-type="float" office:value="15" calcext:value-type="float">
            <text:p>15</text:p>
          </table:table-cell>
          <table:table-cell office:value-type="float" office:value="5.8" calcext:value-type="float">
            <text:p>5.8</text:p>
          </table:table-cell>
          <table:table-cell office:value-type="float" office:value="0.8543427" calcext:value-type="float">
            <text:p>0.8543427</text:p>
          </table:table-cell>
          <table:table-cell office:value-type="float" office:value="0.7225203" calcext:value-type="float">
            <text:p>0.7225203</text:p>
          </table:table-cell>
          <table:table-cell office:value-type="float" office:value="397.116" calcext:value-type="float">
            <text:p>397.116</text:p>
          </table:table-cell>
          <table:table-cell office:value-type="float" office:value="0" calcext:value-type="float">
            <text:p>0</text:p>
          </table:table-cell>
          <table:table-cell office:value-type="float" office:value="39.78363" calcext:value-type="float">
            <text:p>39.78363</text:p>
          </table:table-cell>
          <table:table-cell office:value-type="float" office:value="5.670288" calcext:value-type="float">
            <text:p>5.670288</text:p>
          </table:table-cell>
          <table:table-cell office:value-type="float" office:value="26.56937" calcext:value-type="float">
            <text:p>26.56937</text:p>
          </table:table-cell>
          <table:table-cell office:value-type="float" office:value="9.572845" calcext:value-type="float">
            <text:p>9.572845</text:p>
          </table:table-cell>
          <table:table-cell office:value-type="float" office:value="22.74142" calcext:value-type="float">
            <text:p>22.74142</text:p>
          </table:table-cell>
          <table:table-cell office:value-type="float" office:value="10.88037" calcext:value-type="float">
            <text:p>10.88037</text:p>
          </table:table-cell>
          <table:table-cell office:value-type="float" office:value="19.5321" calcext:value-type="float">
            <text:p>19.5321</text:p>
          </table:table-cell>
          <table:table-cell office:value-type="float" office:value="11.76917" calcext:value-type="float">
            <text:p>11.76917</text:p>
          </table:table-cell>
          <table:table-cell office:value-type="float" office:value="17.4133" calcext:value-type="float">
            <text:p>17.4133</text:p>
          </table:table-cell>
          <table:table-cell office:value-type="float" office:value="12.1983" calcext:value-type="float">
            <text:p>12.1983</text:p>
          </table:table-cell>
          <table:table-cell office:value-type="float" office:value="15.87503" calcext:value-type="float">
            <text:p>15.87503</text:p>
          </table:table-cell>
          <table:table-cell office:value-type="float" office:value="12.31128" calcext:value-type="float">
            <text:p>12.311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3" calcext:value-type="float">
            <text:p>27052003</text:p>
          </table:table-cell>
          <table:table-cell office:value-type="float" office:value="30.44347" calcext:value-type="float">
            <text:p>30.44347</text:p>
          </table:table-cell>
          <table:table-cell office:value-type="float" office:value="20.9" calcext:value-type="float">
            <text:p>20.9</text:p>
          </table:table-cell>
          <table:table-cell office:value-type="float" office:value="4.3" calcext:value-type="float">
            <text:p>4.3</text:p>
          </table:table-cell>
          <table:table-cell office:value-type="float" office:value="0.8710881" calcext:value-type="float">
            <text:p>0.8710881</text:p>
          </table:table-cell>
          <table:table-cell office:value-type="float" office:value="0.7012523" calcext:value-type="float">
            <text:p>0.7012523</text:p>
          </table:table-cell>
          <table:table-cell office:value-type="float" office:value="179.028" calcext:value-type="float">
            <text:p>179.028</text:p>
          </table:table-cell>
          <table:table-cell office:value-type="float" office:value="0" calcext:value-type="float">
            <text:p>0</text:p>
          </table:table-cell>
          <table:table-cell office:value-type="float" office:value="43.27008" calcext:value-type="float">
            <text:p>43.27008</text:p>
          </table:table-cell>
          <table:table-cell office:value-type="float" office:value="5.598145" calcext:value-type="float">
            <text:p>5.598145</text:p>
          </table:table-cell>
          <table:table-cell office:value-type="float" office:value="29.4071" calcext:value-type="float">
            <text:p>29.4071</text:p>
          </table:table-cell>
          <table:table-cell office:value-type="float" office:value="10.2236" calcext:value-type="float">
            <text:p>10.2236</text:p>
          </table:table-cell>
          <table:table-cell office:value-type="float" office:value="25.41815" calcext:value-type="float">
            <text:p>25.41815</text:p>
          </table:table-cell>
          <table:table-cell office:value-type="float" office:value="11.65723" calcext:value-type="float">
            <text:p>11.65723</text:p>
          </table:table-cell>
          <table:table-cell office:value-type="float" office:value="22.0867" calcext:value-type="float">
            <text:p>22.0867</text:p>
          </table:table-cell>
          <table:table-cell office:value-type="float" office:value="12.63754" calcext:value-type="float">
            <text:p>12.63754</text:p>
          </table:table-cell>
          <table:table-cell office:value-type="float" office:value="19.59576" calcext:value-type="float">
            <text:p>19.59576</text:p>
          </table:table-cell>
          <table:table-cell office:value-type="float" office:value="13.0643" calcext:value-type="float">
            <text:p>13.0643</text:p>
          </table:table-cell>
          <table:table-cell office:value-type="float" office:value="17.69012" calcext:value-type="float">
            <text:p>17.69012</text:p>
          </table:table-cell>
          <table:table-cell office:value-type="float" office:value="13.11124" calcext:value-type="float">
            <text:p>13.111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3" calcext:value-type="float">
            <text:p>28052003</text:p>
          </table:table-cell>
          <table:table-cell office:value-type="float" office:value="29.94703" calcext:value-type="float">
            <text:p>29.94703</text:p>
          </table:table-cell>
          <table:table-cell office:value-type="float" office:value="23.8" calcext:value-type="float">
            <text:p>23.8</text:p>
          </table:table-cell>
          <table:table-cell office:value-type="float" office:value="5.1" calcext:value-type="float">
            <text:p>5.1</text:p>
          </table:table-cell>
          <table:table-cell office:value-type="float" office:value="1.011467" calcext:value-type="float">
            <text:p>1.011467</text:p>
          </table:table-cell>
          <table:table-cell office:value-type="float" office:value="0.745714" calcext:value-type="float">
            <text:p>0.745714</text:p>
          </table:table-cell>
          <table:table-cell office:value-type="float" office:value="136.368" calcext:value-type="float">
            <text:p>136.368</text:p>
          </table:table-cell>
          <table:table-cell office:value-type="float" office:value="0" calcext:value-type="float">
            <text:p>0</text:p>
          </table:table-cell>
          <table:table-cell office:value-type="float" office:value="47.10172" calcext:value-type="float">
            <text:p>47.10172</text:p>
          </table:table-cell>
          <table:table-cell office:value-type="float" office:value="6.662384" calcext:value-type="float">
            <text:p>6.662384</text:p>
          </table:table-cell>
          <table:table-cell office:value-type="float" office:value="32.51514" calcext:value-type="float">
            <text:p>32.51514</text:p>
          </table:table-cell>
          <table:table-cell office:value-type="float" office:value="11.88602" calcext:value-type="float">
            <text:p>11.88602</text:p>
          </table:table-cell>
          <table:table-cell office:value-type="float" office:value="27.98077" calcext:value-type="float">
            <text:p>27.98077</text:p>
          </table:table-cell>
          <table:table-cell office:value-type="float" office:value="13.43948" calcext:value-type="float">
            <text:p>13.43948</text:p>
          </table:table-cell>
          <table:table-cell office:value-type="float" office:value="24.14926" calcext:value-type="float">
            <text:p>24.14926</text:p>
          </table:table-cell>
          <table:table-cell office:value-type="float" office:value="14.43225" calcext:value-type="float">
            <text:p>14.43225</text:p>
          </table:table-cell>
          <table:table-cell office:value-type="float" office:value="21.41672" calcext:value-type="float">
            <text:p>21.41672</text:p>
          </table:table-cell>
          <table:table-cell office:value-type="float" office:value="14.76599" calcext:value-type="float">
            <text:p>14.76599</text:p>
          </table:table-cell>
          <table:table-cell office:value-type="float" office:value="19.33566" calcext:value-type="float">
            <text:p>19.33566</text:p>
          </table:table-cell>
          <table:table-cell office:value-type="float" office:value="14.67584" calcext:value-type="float">
            <text:p>14.675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3" calcext:value-type="float">
            <text:p>29052003</text:p>
          </table:table-cell>
          <table:table-cell office:value-type="float" office:value="20.18466" calcext:value-type="float">
            <text:p>20.18466</text:p>
          </table:table-cell>
          <table:table-cell office:value-type="float" office:value="23.7" calcext:value-type="float">
            <text:p>23.7</text:p>
          </table:table-cell>
          <table:table-cell office:value-type="float" office:value="7.9" calcext:value-type="float">
            <text:p>7.9</text:p>
          </table:table-cell>
          <table:table-cell office:value-type="float" office:value="1.194849" calcext:value-type="float">
            <text:p>1.194849</text:p>
          </table:table-cell>
          <table:table-cell office:value-type="float" office:value="0.9048523" calcext:value-type="float">
            <text:p>0.9048523</text:p>
          </table:table-cell>
          <table:table-cell office:value-type="float" office:value="191.844" calcext:value-type="float">
            <text:p>191.844</text:p>
          </table:table-cell>
          <table:table-cell office:value-type="float" office:value="0" calcext:value-type="float">
            <text:p>0</text:p>
          </table:table-cell>
          <table:table-cell office:value-type="float" office:value="42.0491" calcext:value-type="float">
            <text:p>42.0491</text:p>
          </table:table-cell>
          <table:table-cell office:value-type="float" office:value="9.062836" calcext:value-type="float">
            <text:p>9.062836</text:p>
          </table:table-cell>
          <table:table-cell office:value-type="float" office:value="30.38367" calcext:value-type="float">
            <text:p>30.38367</text:p>
          </table:table-cell>
          <table:table-cell office:value-type="float" office:value="14.091" calcext:value-type="float">
            <text:p>14.091</text:p>
          </table:table-cell>
          <table:table-cell office:value-type="float" office:value="26.4133" calcext:value-type="float">
            <text:p>26.4133</text:p>
          </table:table-cell>
          <table:table-cell office:value-type="float" office:value="15.41983" calcext:value-type="float">
            <text:p>15.41983</text:p>
          </table:table-cell>
          <table:table-cell office:value-type="float" office:value="23.28458" calcext:value-type="float">
            <text:p>23.28458</text:p>
          </table:table-cell>
          <table:table-cell office:value-type="float" office:value="16.20435" calcext:value-type="float">
            <text:p>16.20435</text:p>
          </table:table-cell>
          <table:table-cell office:value-type="float" office:value="21.07751" calcext:value-type="float">
            <text:p>21.07751</text:p>
          </table:table-cell>
          <table:table-cell office:value-type="float" office:value="16.40112" calcext:value-type="float">
            <text:p>16.40112</text:p>
          </table:table-cell>
          <table:table-cell office:value-type="float" office:value="19.35745" calcext:value-type="float">
            <text:p>19.35745</text:p>
          </table:table-cell>
          <table:table-cell office:value-type="float" office:value="16.19501" calcext:value-type="float">
            <text:p>16.19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3" calcext:value-type="float">
            <text:p>30052003</text:p>
          </table:table-cell>
          <table:table-cell office:value-type="float" office:value="6.88716" calcext:value-type="float">
            <text:p>6.88716</text:p>
          </table:table-cell>
          <table:table-cell office:value-type="float" office:value="16.1" calcext:value-type="float">
            <text:p>16.1</text:p>
          </table:table-cell>
          <table:table-cell office:value-type="float" office:value="13.2" calcext:value-type="float">
            <text:p>13.2</text:p>
          </table:table-cell>
          <table:table-cell office:value-type="float" office:value="1.727733" calcext:value-type="float">
            <text:p>1.727733</text:p>
          </table:table-cell>
          <table:table-cell office:value-type="float" office:value="1.057011" calcext:value-type="float">
            <text:p>1.057011</text:p>
          </table:table-cell>
          <table:table-cell office:value-type="float" office:value="349.92" calcext:value-type="float">
            <text:p>349.92</text:p>
          </table:table-cell>
          <table:table-cell office:value-type="float" office:value="2.4" calcext:value-type="float">
            <text:p>2.4</text:p>
          </table:table-cell>
          <table:table-cell office:value-type="float" office:value="25.10129" calcext:value-type="float">
            <text:p>25.10129</text:p>
          </table:table-cell>
          <table:table-cell office:value-type="float" office:value="12.57077" calcext:value-type="float">
            <text:p>12.57077</text:p>
          </table:table-cell>
          <table:table-cell office:value-type="float" office:value="20.72348" calcext:value-type="float">
            <text:p>20.72348</text:p>
          </table:table-cell>
          <table:table-cell office:value-type="float" office:value="14.47968" calcext:value-type="float">
            <text:p>14.47968</text:p>
          </table:table-cell>
          <table:table-cell office:value-type="float" office:value="19.35168" calcext:value-type="float">
            <text:p>19.35168</text:p>
          </table:table-cell>
          <table:table-cell office:value-type="float" office:value="15.427" calcext:value-type="float">
            <text:p>15.427</text:p>
          </table:table-cell>
          <table:table-cell office:value-type="float" office:value="19.7323" calcext:value-type="float">
            <text:p>19.7323</text:p>
          </table:table-cell>
          <table:table-cell office:value-type="float" office:value="16.06909" calcext:value-type="float">
            <text:p>16.06909</text:p>
          </table:table-cell>
          <table:table-cell office:value-type="float" office:value="19.49854" calcext:value-type="float">
            <text:p>19.49854</text:p>
          </table:table-cell>
          <table:table-cell office:value-type="float" office:value="16.2887" calcext:value-type="float">
            <text:p>16.2887</text:p>
          </table:table-cell>
          <table:table-cell office:value-type="float" office:value="18.78555" calcext:value-type="float">
            <text:p>18.78555</text:p>
          </table:table-cell>
          <table:table-cell office:value-type="float" office:value="16.18231" calcext:value-type="float">
            <text:p>16.182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3" calcext:value-type="float">
            <text:p>31052003</text:p>
          </table:table-cell>
          <table:table-cell office:value-type="float" office:value="21.28674" calcext:value-type="float">
            <text:p>21.28674</text:p>
          </table:table-cell>
          <table:table-cell office:value-type="float" office:value="22.4" calcext:value-type="float">
            <text:p>22.4</text:p>
          </table:table-cell>
          <table:table-cell office:value-type="float" office:value="11.2" calcext:value-type="float">
            <text:p>11.2</text:p>
          </table:table-cell>
          <table:table-cell office:value-type="float" office:value="1.642039" calcext:value-type="float">
            <text:p>1.642039</text:p>
          </table:table-cell>
          <table:table-cell office:value-type="float" office:value="1.30474" calcext:value-type="float">
            <text:p>1.30474</text:p>
          </table:table-cell>
          <table:table-cell office:value-type="float" office:value="136.188" calcext:value-type="float">
            <text:p>136.188</text:p>
          </table:table-cell>
          <table:table-cell office:value-type="float" office:value="0" calcext:value-type="float">
            <text:p>0</text:p>
          </table:table-cell>
          <table:table-cell office:value-type="float" office:value="33.04126" calcext:value-type="float">
            <text:p>33.04126</text:p>
          </table:table-cell>
          <table:table-cell office:value-type="float" office:value="10.79446" calcext:value-type="float">
            <text:p>10.79446</text:p>
          </table:table-cell>
          <table:table-cell office:value-type="float" office:value="24.83441" calcext:value-type="float">
            <text:p>24.83441</text:p>
          </table:table-cell>
          <table:table-cell office:value-type="float" office:value="13.01776" calcext:value-type="float">
            <text:p>13.01776</text:p>
          </table:table-cell>
          <table:table-cell office:value-type="float" office:value="22.2934" calcext:value-type="float">
            <text:p>22.2934</text:p>
          </table:table-cell>
          <table:table-cell office:value-type="float" office:value="13.87613" calcext:value-type="float">
            <text:p>13.87613</text:p>
          </table:table-cell>
          <table:table-cell office:value-type="float" office:value="20.18729" calcext:value-type="float">
            <text:p>20.18729</text:p>
          </table:table-cell>
          <table:table-cell office:value-type="float" office:value="14.50195" calcext:value-type="float">
            <text:p>14.50195</text:p>
          </table:table-cell>
          <table:table-cell office:value-type="float" office:value="18.63773" calcext:value-type="float">
            <text:p>18.63773</text:p>
          </table:table-cell>
          <table:table-cell office:value-type="float" office:value="14.78641" calcext:value-type="float">
            <text:p>14.78641</text:p>
          </table:table-cell>
          <table:table-cell office:value-type="float" office:value="17.44241" calcext:value-type="float">
            <text:p>17.44241</text:p>
          </table:table-cell>
          <table:table-cell office:value-type="float" office:value="14.82108" calcext:value-type="float">
            <text:p>14.821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3" calcext:value-type="float">
            <text:p>1062003</text:p>
          </table:table-cell>
          <table:table-cell office:value-type="float" office:value="20.75941" calcext:value-type="float">
            <text:p>20.75941</text:p>
          </table:table-cell>
          <table:table-cell office:value-type="float" office:value="21.4" calcext:value-type="float">
            <text:p>21.4</text:p>
          </table:table-cell>
          <table:table-cell office:value-type="float" office:value="14.2" calcext:value-type="float">
            <text:p>14.2</text:p>
          </table:table-cell>
          <table:table-cell office:value-type="float" office:value="1.569508" calcext:value-type="float">
            <text:p>1.569508</text:p>
          </table:table-cell>
          <table:table-cell office:value-type="float" office:value="0.9909856" calcext:value-type="float">
            <text:p>0.9909856</text:p>
          </table:table-cell>
          <table:table-cell office:value-type="float" office:value="307.62" calcext:value-type="float">
            <text:p>307.62</text:p>
          </table:table-cell>
          <table:table-cell office:value-type="float" office:value="0" calcext:value-type="float">
            <text:p>0</text:p>
          </table:table-cell>
          <table:table-cell office:value-type="float" office:value="43.82703" calcext:value-type="float">
            <text:p>43.82703</text:p>
          </table:table-cell>
          <table:table-cell office:value-type="float" office:value="13.65442" calcext:value-type="float">
            <text:p>13.65442</text:p>
          </table:table-cell>
          <table:table-cell office:value-type="float" office:value="30.07718" calcext:value-type="float">
            <text:p>30.07718</text:p>
          </table:table-cell>
          <table:table-cell office:value-type="float" office:value="15.99991" calcext:value-type="float">
            <text:p>15.99991</text:p>
          </table:table-cell>
          <table:table-cell office:value-type="float" office:value="26.38058" calcext:value-type="float">
            <text:p>26.38058</text:p>
          </table:table-cell>
          <table:table-cell office:value-type="float" office:value="16.45792" calcext:value-type="float">
            <text:p>16.45792</text:p>
          </table:table-cell>
          <table:table-cell office:value-type="float" office:value="23.27402" calcext:value-type="float">
            <text:p>23.27402</text:p>
          </table:table-cell>
          <table:table-cell office:value-type="float" office:value="16.58554" calcext:value-type="float">
            <text:p>16.58554</text:p>
          </table:table-cell>
          <table:table-cell office:value-type="float" office:value="21.0264" calcext:value-type="float">
            <text:p>21.0264</text:p>
          </table:table-cell>
          <table:table-cell office:value-type="float" office:value="16.41534" calcext:value-type="float">
            <text:p>16.41534</text:p>
          </table:table-cell>
          <table:table-cell office:value-type="float" office:value="19.33508" calcext:value-type="float">
            <text:p>19.33508</text:p>
          </table:table-cell>
          <table:table-cell office:value-type="float" office:value="16.07028" calcext:value-type="float">
            <text:p>16.070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3" calcext:value-type="float">
            <text:p>2062003</text:p>
          </table:table-cell>
          <table:table-cell office:value-type="float" office:value="29.18959" calcext:value-type="float">
            <text:p>29.18959</text:p>
          </table:table-cell>
          <table:table-cell office:value-type="float" office:value="23.5" calcext:value-type="float">
            <text:p>23.5</text:p>
          </table:table-cell>
          <table:table-cell office:value-type="float" office:value="10.1" calcext:value-type="float">
            <text:p>10.1</text:p>
          </table:table-cell>
          <table:table-cell office:value-type="float" office:value="0.9880382" calcext:value-type="float">
            <text:p>0.9880382</text:p>
          </table:table-cell>
          <table:table-cell office:value-type="float" office:value="0.7313345" calcext:value-type="float">
            <text:p>0.7313345</text:p>
          </table:table-cell>
          <table:table-cell office:value-type="float" office:value="372.42" calcext:value-type="float">
            <text:p>372.42</text:p>
          </table:table-cell>
          <table:table-cell office:value-type="float" office:value="0" calcext:value-type="float">
            <text:p>0</text:p>
          </table:table-cell>
          <table:table-cell office:value-type="float" office:value="49.90585" calcext:value-type="float">
            <text:p>49.90585</text:p>
          </table:table-cell>
          <table:table-cell office:value-type="float" office:value="11.73715" calcext:value-type="float">
            <text:p>11.73715</text:p>
          </table:table-cell>
          <table:table-cell office:value-type="float" office:value="34.79868" calcext:value-type="float">
            <text:p>34.79868</text:p>
          </table:table-cell>
          <table:table-cell office:value-type="float" office:value="15.28461" calcext:value-type="float">
            <text:p>15.28461</text:p>
          </table:table-cell>
          <table:table-cell office:value-type="float" office:value="29.99954" calcext:value-type="float">
            <text:p>29.99954</text:p>
          </table:table-cell>
          <table:table-cell office:value-type="float" office:value="16.34143" calcext:value-type="float">
            <text:p>16.34143</text:p>
          </table:table-cell>
          <table:table-cell office:value-type="float" office:value="26.13919" calcext:value-type="float">
            <text:p>26.13919</text:p>
          </table:table-cell>
          <table:table-cell office:value-type="float" office:value="16.95499" calcext:value-type="float">
            <text:p>16.95499</text:p>
          </table:table-cell>
          <table:table-cell office:value-type="float" office:value="23.35535" calcext:value-type="float">
            <text:p>23.35535</text:p>
          </table:table-cell>
          <table:table-cell office:value-type="float" office:value="17.08536" calcext:value-type="float">
            <text:p>17.08536</text:p>
          </table:table-cell>
          <table:table-cell office:value-type="float" office:value="21.27673" calcext:value-type="float">
            <text:p>21.27673</text:p>
          </table:table-cell>
          <table:table-cell office:value-type="float" office:value="16.88144" calcext:value-type="float">
            <text:p>16.88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3" calcext:value-type="float">
            <text:p>3062003</text:p>
          </table:table-cell>
          <table:table-cell office:value-type="float" office:value="30.7007" calcext:value-type="float">
            <text:p>30.700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.036396" calcext:value-type="float">
            <text:p>1.036396</text:p>
          </table:table-cell>
          <table:table-cell office:value-type="float" office:value="0.9071119" calcext:value-type="float">
            <text:p>0.9071119</text:p>
          </table:table-cell>
          <table:table-cell office:value-type="float" office:value="256.176" calcext:value-type="float">
            <text:p>256.176</text:p>
          </table:table-cell>
          <table:table-cell office:value-type="float" office:value="0" calcext:value-type="float">
            <text:p>0</text:p>
          </table:table-cell>
          <table:table-cell office:value-type="float" office:value="47.82495" calcext:value-type="float">
            <text:p>47.82495</text:p>
          </table:table-cell>
          <table:table-cell office:value-type="float" office:value="11.03351" calcext:value-type="float">
            <text:p>11.03351</text:p>
          </table:table-cell>
          <table:table-cell office:value-type="float" office:value="34.16965" calcext:value-type="float">
            <text:p>34.16965</text:p>
          </table:table-cell>
          <table:table-cell office:value-type="float" office:value="15.64944" calcext:value-type="float">
            <text:p>15.64944</text:p>
          </table:table-cell>
          <table:table-cell office:value-type="float" office:value="30.12466" calcext:value-type="float">
            <text:p>30.12466</text:p>
          </table:table-cell>
          <table:table-cell office:value-type="float" office:value="16.96194" calcext:value-type="float">
            <text:p>16.96194</text:p>
          </table:table-cell>
          <table:table-cell office:value-type="float" office:value="26.67325" calcext:value-type="float">
            <text:p>26.67325</text:p>
          </table:table-cell>
          <table:table-cell office:value-type="float" office:value="17.81656" calcext:value-type="float">
            <text:p>17.81656</text:p>
          </table:table-cell>
          <table:table-cell office:value-type="float" office:value="24.11072" calcext:value-type="float">
            <text:p>24.11072</text:p>
          </table:table-cell>
          <table:table-cell office:value-type="float" office:value="18.08453" calcext:value-type="float">
            <text:p>18.08453</text:p>
          </table:table-cell>
          <table:table-cell office:value-type="float" office:value="22.10052" calcext:value-type="float">
            <text:p>22.10052</text:p>
          </table:table-cell>
          <table:table-cell office:value-type="float" office:value="17.93872" calcext:value-type="float">
            <text:p>17.938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3" calcext:value-type="float">
            <text:p>4062003</text:p>
          </table:table-cell>
          <table:table-cell office:value-type="float" office:value="26.65461" calcext:value-type="float">
            <text:p>26.65461</text:p>
          </table:table-cell>
          <table:table-cell office:value-type="float" office:value="24.1" calcext:value-type="float">
            <text:p>24.1</text:p>
          </table:table-cell>
          <table:table-cell office:value-type="float" office:value="7.5" calcext:value-type="float">
            <text:p>7.5</text:p>
          </table:table-cell>
          <table:table-cell office:value-type="float" office:value="1.27061" calcext:value-type="float">
            <text:p>1.27061</text:p>
          </table:table-cell>
          <table:table-cell office:value-type="float" office:value="0.9244485" calcext:value-type="float">
            <text:p>0.9244485</text:p>
          </table:table-cell>
          <table:table-cell office:value-type="float" office:value="215.136" calcext:value-type="float">
            <text:p>215.136</text:p>
          </table:table-cell>
          <table:table-cell office:value-type="float" office:value="0" calcext:value-type="float">
            <text:p>0</text:p>
          </table:table-cell>
          <table:table-cell office:value-type="float" office:value="45.38525" calcext:value-type="float">
            <text:p>45.38525</text:p>
          </table:table-cell>
          <table:table-cell office:value-type="float" office:value="9.600525" calcext:value-type="float">
            <text:p>9.600525</text:p>
          </table:table-cell>
          <table:table-cell office:value-type="float" office:value="32.5741" calcext:value-type="float">
            <text:p>32.5741</text:p>
          </table:table-cell>
          <table:table-cell office:value-type="float" office:value="14.99014" calcext:value-type="float">
            <text:p>14.99014</text:p>
          </table:table-cell>
          <table:table-cell office:value-type="float" office:value="28.76959" calcext:value-type="float">
            <text:p>28.76959</text:p>
          </table:table-cell>
          <table:table-cell office:value-type="float" office:value="16.78452" calcext:value-type="float">
            <text:p>16.78452</text:p>
          </table:table-cell>
          <table:table-cell office:value-type="float" office:value="25.77057" calcext:value-type="float">
            <text:p>25.77057</text:p>
          </table:table-cell>
          <table:table-cell office:value-type="float" office:value="17.94189" calcext:value-type="float">
            <text:p>17.94189</text:p>
          </table:table-cell>
          <table:table-cell office:value-type="float" office:value="23.55869" calcext:value-type="float">
            <text:p>23.55869</text:p>
          </table:table-cell>
          <table:table-cell office:value-type="float" office:value="18.41956" calcext:value-type="float">
            <text:p>18.41956</text:p>
          </table:table-cell>
          <table:table-cell office:value-type="float" office:value="21.81516" calcext:value-type="float">
            <text:p>21.81516</text:p>
          </table:table-cell>
          <table:table-cell office:value-type="float" office:value="18.40097" calcext:value-type="float">
            <text:p>18.40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3" calcext:value-type="float">
            <text:p>5062003</text:p>
          </table:table-cell>
          <table:table-cell office:value-type="float" office:value="23.15763" calcext:value-type="float">
            <text:p>23.15763</text:p>
          </table:table-cell>
          <table:table-cell office:value-type="float" office:value="23.8" calcext:value-type="float">
            <text:p>23.8</text:p>
          </table:table-cell>
          <table:table-cell office:value-type="float" office:value="10.9" calcext:value-type="float">
            <text:p>10.9</text:p>
          </table:table-cell>
          <table:table-cell office:value-type="float" office:value="1.313025" calcext:value-type="float">
            <text:p>1.313025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79.72" calcext:value-type="float">
            <text:p>279.72</text:p>
          </table:table-cell>
          <table:table-cell office:value-type="float" office:value="0" calcext:value-type="float">
            <text:p>0</text:p>
          </table:table-cell>
          <table:table-cell office:value-type="float" office:value="45.18765" calcext:value-type="float">
            <text:p>45.18765</text:p>
          </table:table-cell>
          <table:table-cell office:value-type="float" office:value="12.2637" calcext:value-type="float">
            <text:p>12.2637</text:p>
          </table:table-cell>
          <table:table-cell office:value-type="float" office:value="31.71957" calcext:value-type="float">
            <text:p>31.71957</text:p>
          </table:table-cell>
          <table:table-cell office:value-type="float" office:value="16.54904" calcext:value-type="float">
            <text:p>16.54904</text:p>
          </table:table-cell>
          <table:table-cell office:value-type="float" office:value="27.75018" calcext:value-type="float">
            <text:p>27.75018</text:p>
          </table:table-cell>
          <table:table-cell office:value-type="float" office:value="17.78616" calcext:value-type="float">
            <text:p>17.78616</text:p>
          </table:table-cell>
          <table:table-cell office:value-type="float" office:value="24.97723" calcext:value-type="float">
            <text:p>24.97723</text:p>
          </table:table-cell>
          <table:table-cell office:value-type="float" office:value="18.53748" calcext:value-type="float">
            <text:p>18.53748</text:p>
          </table:table-cell>
          <table:table-cell office:value-type="float" office:value="23.03958" calcext:value-type="float">
            <text:p>23.03958</text:p>
          </table:table-cell>
          <table:table-cell office:value-type="float" office:value="18.74817" calcext:value-type="float">
            <text:p>18.74817</text:p>
          </table:table-cell>
          <table:table-cell office:value-type="float" office:value="21.48883" calcext:value-type="float">
            <text:p>21.48883</text:p>
          </table:table-cell>
          <table:table-cell office:value-type="float" office:value="18.62497" calcext:value-type="float">
            <text:p>18.624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3" calcext:value-type="float">
            <text:p>6062003</text:p>
          </table:table-cell>
          <table:table-cell office:value-type="float" office:value="28.79276" calcext:value-type="float">
            <text:p>28.79276</text:p>
          </table:table-cell>
          <table:table-cell office:value-type="float" office:value="25.9" calcext:value-type="float">
            <text:p>25.9</text:p>
          </table:table-cell>
          <table:table-cell office:value-type="float" office:value="11.7" calcext:value-type="float">
            <text:p>11.7</text:p>
          </table:table-cell>
          <table:table-cell office:value-type="float" office:value="1.339423" calcext:value-type="float">
            <text:p>1.339423</text:p>
          </table:table-cell>
          <table:table-cell office:value-type="float" office:value="1.047992" calcext:value-type="float">
            <text:p>1.047992</text:p>
          </table:table-cell>
          <table:table-cell office:value-type="float" office:value="330.156" calcext:value-type="float">
            <text:p>330.156</text:p>
          </table:table-cell>
          <table:table-cell office:value-type="float" office:value="0.2" calcext:value-type="float">
            <text:p>0.2</text:p>
          </table:table-cell>
          <table:table-cell office:value-type="float" office:value="46.53699" calcext:value-type="float">
            <text:p>46.53699</text:p>
          </table:table-cell>
          <table:table-cell office:value-type="float" office:value="13.15076" calcext:value-type="float">
            <text:p>13.15076</text:p>
          </table:table-cell>
          <table:table-cell office:value-type="float" office:value="33.76099" calcext:value-type="float">
            <text:p>33.76099</text:p>
          </table:table-cell>
          <table:table-cell office:value-type="float" office:value="17.00974" calcext:value-type="float">
            <text:p>17.00974</text:p>
          </table:table-cell>
          <table:table-cell office:value-type="float" office:value="29.9346" calcext:value-type="float">
            <text:p>29.9346</text:p>
          </table:table-cell>
          <table:table-cell office:value-type="float" office:value="18.13828" calcext:value-type="float">
            <text:p>18.13828</text:p>
          </table:table-cell>
          <table:table-cell office:value-type="float" office:value="26.79459" calcext:value-type="float">
            <text:p>26.79459</text:p>
          </table:table-cell>
          <table:table-cell office:value-type="float" office:value="18.78497" calcext:value-type="float">
            <text:p>18.78497</text:p>
          </table:table-cell>
          <table:table-cell office:value-type="float" office:value="24.43811" calcext:value-type="float">
            <text:p>24.43811</text:p>
          </table:table-cell>
          <table:table-cell office:value-type="float" office:value="18.97943" calcext:value-type="float">
            <text:p>18.97943</text:p>
          </table:table-cell>
          <table:table-cell office:value-type="float" office:value="22.60681" calcext:value-type="float">
            <text:p>22.60681</text:p>
          </table:table-cell>
          <table:table-cell office:value-type="float" office:value="18.84299" calcext:value-type="float">
            <text:p>18.8429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3" calcext:value-type="float">
            <text:p>7062003</text:p>
          </table:table-cell>
          <table:table-cell office:value-type="float" office:value="25.2234" calcext:value-type="float">
            <text:p>25.2234</text:p>
          </table:table-cell>
          <table:table-cell office:value-type="float" office:value="25" calcext:value-type="float">
            <text:p>25</text:p>
          </table:table-cell>
          <table:table-cell office:value-type="float" office:value="12.8" calcext:value-type="float">
            <text:p>12.8</text:p>
          </table:table-cell>
          <table:table-cell office:value-type="float" office:value="1.611292" calcext:value-type="float">
            <text:p>1.611292</text:p>
          </table:table-cell>
          <table:table-cell office:value-type="float" office:value="1.242006" calcext:value-type="float">
            <text:p>1.242006</text:p>
          </table:table-cell>
          <table:table-cell office:value-type="float" office:value="227.772" calcext:value-type="float">
            <text:p>227.772</text:p>
          </table:table-cell>
          <table:table-cell office:value-type="float" office:value="0" calcext:value-type="float">
            <text:p>0</text:p>
          </table:table-cell>
          <table:table-cell office:value-type="float" office:value="46.44595" calcext:value-type="float">
            <text:p>46.44595</text:p>
          </table:table-cell>
          <table:table-cell office:value-type="float" office:value="14.15247" calcext:value-type="float">
            <text:p>14.15247</text:p>
          </table:table-cell>
          <table:table-cell office:value-type="float" office:value="33.2366" calcext:value-type="float">
            <text:p>33.2366</text:p>
          </table:table-cell>
          <table:table-cell office:value-type="float" office:value="18.21024" calcext:value-type="float">
            <text:p>18.21024</text:p>
          </table:table-cell>
          <table:table-cell office:value-type="float" office:value="29.38828" calcext:value-type="float">
            <text:p>29.38828</text:p>
          </table:table-cell>
          <table:table-cell office:value-type="float" office:value="19.35187" calcext:value-type="float">
            <text:p>19.35187</text:p>
          </table:table-cell>
          <table:table-cell office:value-type="float" office:value="26.53879" calcext:value-type="float">
            <text:p>26.53879</text:p>
          </table:table-cell>
          <table:table-cell office:value-type="float" office:value="19.94254" calcext:value-type="float">
            <text:p>19.94254</text:p>
          </table:table-cell>
          <table:table-cell office:value-type="float" office:value="24.43365" calcext:value-type="float">
            <text:p>24.43365</text:p>
          </table:table-cell>
          <table:table-cell office:value-type="float" office:value="20.05011" calcext:value-type="float">
            <text:p>20.05011</text:p>
          </table:table-cell>
          <table:table-cell office:value-type="float" office:value="22.78015" calcext:value-type="float">
            <text:p>22.78015</text:p>
          </table:table-cell>
          <table:table-cell office:value-type="float" office:value="19.81216" calcext:value-type="float">
            <text:p>19.812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3" calcext:value-type="float">
            <text:p>8062003</text:p>
          </table:table-cell>
          <table:table-cell office:value-type="float" office:value="29.5222" calcext:value-type="float">
            <text:p>29.5222</text:p>
          </table:table-cell>
          <table:table-cell office:value-type="float" office:value="27.1" calcext:value-type="float">
            <text:p>27.1</text:p>
          </table:table-cell>
          <table:table-cell office:value-type="float" office:value="12.1" calcext:value-type="float">
            <text:p>12.1</text:p>
          </table:table-cell>
          <table:table-cell office:value-type="float" office:value="1.58058" calcext:value-type="float">
            <text:p>1.58058</text:p>
          </table:table-cell>
          <table:table-cell office:value-type="float" office:value="1.099749" calcext:value-type="float">
            <text:p>1.099749</text:p>
          </table:table-cell>
          <table:table-cell office:value-type="float" office:value="164.376" calcext:value-type="float">
            <text:p>164.376</text:p>
          </table:table-cell>
          <table:table-cell office:value-type="float" office:value="0" calcext:value-type="float">
            <text:p>0</text:p>
          </table:table-cell>
          <table:table-cell office:value-type="float" office:value="46.61487" calcext:value-type="float">
            <text:p>46.61487</text:p>
          </table:table-cell>
          <table:table-cell office:value-type="float" office:value="14.22546" calcext:value-type="float">
            <text:p>14.22546</text:p>
          </table:table-cell>
          <table:table-cell office:value-type="float" office:value="34.3027" calcext:value-type="float">
            <text:p>34.3027</text:p>
          </table:table-cell>
          <table:table-cell office:value-type="float" office:value="18.02225" calcext:value-type="float">
            <text:p>18.02225</text:p>
          </table:table-cell>
          <table:table-cell office:value-type="float" office:value="30.48453" calcext:value-type="float">
            <text:p>30.48453</text:p>
          </table:table-cell>
          <table:table-cell office:value-type="float" office:value="19.3544" calcext:value-type="float">
            <text:p>19.3544</text:p>
          </table:table-cell>
          <table:table-cell office:value-type="float" office:value="27.53146" calcext:value-type="float">
            <text:p>27.53146</text:p>
          </table:table-cell>
          <table:table-cell office:value-type="float" office:value="20.07001" calcext:value-type="float">
            <text:p>20.07001</text:p>
          </table:table-cell>
          <table:table-cell office:value-type="float" office:value="25.28244" calcext:value-type="float">
            <text:p>25.28244</text:p>
          </table:table-cell>
          <table:table-cell office:value-type="float" office:value="20.23914" calcext:value-type="float">
            <text:p>20.23914</text:p>
          </table:table-cell>
          <table:table-cell office:value-type="float" office:value="23.50806" calcext:value-type="float">
            <text:p>23.50806</text:p>
          </table:table-cell>
          <table:table-cell office:value-type="float" office:value="20.05649" calcext:value-type="float">
            <text:p>20.056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3" calcext:value-type="float">
            <text:p>9062003</text:p>
          </table:table-cell>
          <table:table-cell office:value-type="float" office:value="24.64818" calcext:value-type="float">
            <text:p>24.64818</text:p>
          </table:table-cell>
          <table:table-cell office:value-type="float" office:value="29.1" calcext:value-type="float">
            <text:p>29.1</text:p>
          </table:table-cell>
          <table:table-cell office:value-type="float" office:value="11.9" calcext:value-type="float">
            <text:p>11.9</text:p>
          </table:table-cell>
          <table:table-cell office:value-type="float" office:value="1.934671" calcext:value-type="float">
            <text:p>1.934671</text:p>
          </table:table-cell>
          <table:table-cell office:value-type="float" office:value="1.211141" calcext:value-type="float">
            <text:p>1.211141</text:p>
          </table:table-cell>
          <table:table-cell office:value-type="float" office:value="191.34" calcext:value-type="float">
            <text:p>191.34</text:p>
          </table:table-cell>
          <table:table-cell office:value-type="float" office:value="0" calcext:value-type="float">
            <text:p>0</text:p>
          </table:table-cell>
          <table:table-cell office:value-type="float" office:value="47.75879" calcext:value-type="float">
            <text:p>47.75879</text:p>
          </table:table-cell>
          <table:table-cell office:value-type="float" office:value="13.56854" calcext:value-type="float">
            <text:p>13.56854</text:p>
          </table:table-cell>
          <table:table-cell office:value-type="float" office:value="33.62994" calcext:value-type="float">
            <text:p>33.62994</text:p>
          </table:table-cell>
          <table:table-cell office:value-type="float" office:value="18.16092" calcext:value-type="float">
            <text:p>18.16092</text:p>
          </table:table-cell>
          <table:table-cell office:value-type="float" office:value="30.52087" calcext:value-type="float">
            <text:p>30.52087</text:p>
          </table:table-cell>
          <table:table-cell office:value-type="float" office:value="19.49292" calcext:value-type="float">
            <text:p>19.49292</text:p>
          </table:table-cell>
          <table:table-cell office:value-type="float" office:value="27.73642" calcext:value-type="float">
            <text:p>27.73642</text:p>
          </table:table-cell>
          <table:table-cell office:value-type="float" office:value="20.32513" calcext:value-type="float">
            <text:p>20.32513</text:p>
          </table:table-cell>
          <table:table-cell office:value-type="float" office:value="25.55759" calcext:value-type="float">
            <text:p>25.55759</text:p>
          </table:table-cell>
          <table:table-cell office:value-type="float" office:value="20.57925" calcext:value-type="float">
            <text:p>20.57925</text:p>
          </table:table-cell>
          <table:table-cell office:value-type="float" office:value="23.82614" calcext:value-type="float">
            <text:p>23.82614</text:p>
          </table:table-cell>
          <table:table-cell office:value-type="float" office:value="20.43079" calcext:value-type="float">
            <text:p>20.4307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3" calcext:value-type="float">
            <text:p>10062003</text:p>
          </table:table-cell>
          <table:table-cell office:value-type="float" office:value="28.28887" calcext:value-type="float">
            <text:p>28.28887</text:p>
          </table:table-cell>
          <table:table-cell office:value-type="float" office:value="32.6" calcext:value-type="float">
            <text:p>32.6</text:p>
          </table:table-cell>
          <table:table-cell office:value-type="float" office:value="19.4" calcext:value-type="float">
            <text:p>19.4</text:p>
          </table:table-cell>
          <table:table-cell office:value-type="float" office:value="1.872358" calcext:value-type="float">
            <text:p>1.872358</text:p>
          </table:table-cell>
          <table:table-cell office:value-type="float" office:value="1.374689" calcext:value-type="float">
            <text:p>1.374689</text:p>
          </table:table-cell>
          <table:table-cell office:value-type="float" office:value="452.844" calcext:value-type="float">
            <text:p>452.844</text:p>
          </table:table-cell>
          <table:table-cell office:value-type="float" office:value="0" calcext:value-type="float">
            <text:p>0</text:p>
          </table:table-cell>
          <table:table-cell office:value-type="float" office:value="52.06009" calcext:value-type="float">
            <text:p>52.06009</text:p>
          </table:table-cell>
          <table:table-cell office:value-type="float" office:value="19.31693" calcext:value-type="float">
            <text:p>19.31693</text:p>
          </table:table-cell>
          <table:table-cell office:value-type="float" office:value="38.27026" calcext:value-type="float">
            <text:p>38.27026</text:p>
          </table:table-cell>
          <table:table-cell office:value-type="float" office:value="21.58051" calcext:value-type="float">
            <text:p>21.58051</text:p>
          </table:table-cell>
          <table:table-cell office:value-type="float" office:value="34.05872" calcext:value-type="float">
            <text:p>34.05872</text:p>
          </table:table-cell>
          <table:table-cell office:value-type="float" office:value="22.13797" calcext:value-type="float">
            <text:p>22.13797</text:p>
          </table:table-cell>
          <table:table-cell office:value-type="float" office:value="30.5434" calcext:value-type="float">
            <text:p>30.5434</text:p>
          </table:table-cell>
          <table:table-cell office:value-type="float" office:value="22.31674" calcext:value-type="float">
            <text:p>22.31674</text:p>
          </table:table-cell>
          <table:table-cell office:value-type="float" office:value="27.88629" calcext:value-type="float">
            <text:p>27.88629</text:p>
          </table:table-cell>
          <table:table-cell office:value-type="float" office:value="22.1279" calcext:value-type="float">
            <text:p>22.1279</text:p>
          </table:table-cell>
          <table:table-cell office:value-type="float" office:value="25.78546" calcext:value-type="float">
            <text:p>25.78546</text:p>
          </table:table-cell>
          <table:table-cell office:value-type="float" office:value="21.68884" calcext:value-type="float">
            <text:p>21.6888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3" calcext:value-type="float">
            <text:p>11062003</text:p>
          </table:table-cell>
          <table:table-cell office:value-type="float" office:value="23.22792" calcext:value-type="float">
            <text:p>23.22792</text:p>
          </table:table-cell>
          <table:table-cell office:value-type="float" office:value="29.8" calcext:value-type="float">
            <text:p>29.8</text:p>
          </table:table-cell>
          <table:table-cell office:value-type="float" office:value="18.7" calcext:value-type="float">
            <text:p>18.7</text:p>
          </table:table-cell>
          <table:table-cell office:value-type="float" office:value="2.299404" calcext:value-type="float">
            <text:p>2.299404</text:p>
          </table:table-cell>
          <table:table-cell office:value-type="float" office:value="1.437981" calcext:value-type="float">
            <text:p>1.437981</text:p>
          </table:table-cell>
          <table:table-cell office:value-type="float" office:value="266.94" calcext:value-type="float">
            <text:p>266.94</text:p>
          </table:table-cell>
          <table:table-cell office:value-type="float" office:value="0" calcext:value-type="float">
            <text:p>0</text:p>
          </table:table-cell>
          <table:table-cell office:value-type="float" office:value="45.38608" calcext:value-type="float">
            <text:p>45.38608</text:p>
          </table:table-cell>
          <table:table-cell office:value-type="float" office:value="19.71887" calcext:value-type="float">
            <text:p>19.71887</text:p>
          </table:table-cell>
          <table:table-cell office:value-type="float" office:value="35.43491" calcext:value-type="float">
            <text:p>35.43491</text:p>
          </table:table-cell>
          <table:table-cell office:value-type="float" office:value="22.73996" calcext:value-type="float">
            <text:p>22.73996</text:p>
          </table:table-cell>
          <table:table-cell office:value-type="float" office:value="32.10925" calcext:value-type="float">
            <text:p>32.10925</text:p>
          </table:table-cell>
          <table:table-cell office:value-type="float" office:value="23.55762" calcext:value-type="float">
            <text:p>23.55762</text:p>
          </table:table-cell>
          <table:table-cell office:value-type="float" office:value="29.37549" calcext:value-type="float">
            <text:p>29.37549</text:p>
          </table:table-cell>
          <table:table-cell office:value-type="float" office:value="23.78873" calcext:value-type="float">
            <text:p>23.78873</text:p>
          </table:table-cell>
          <table:table-cell office:value-type="float" office:value="27.25217" calcext:value-type="float">
            <text:p>27.25217</text:p>
          </table:table-cell>
          <table:table-cell office:value-type="float" office:value="23.5676" calcext:value-type="float">
            <text:p>23.5676</text:p>
          </table:table-cell>
          <table:table-cell office:value-type="float" office:value="25.53607" calcext:value-type="float">
            <text:p>25.53607</text:p>
          </table:table-cell>
          <table:table-cell office:value-type="float" office:value="23.05121" calcext:value-type="float">
            <text:p>23.05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3" calcext:value-type="float">
            <text:p>12062003</text:p>
          </table:table-cell>
          <table:table-cell office:value-type="float" office:value="18.27792" calcext:value-type="float">
            <text:p>18.27792</text:p>
          </table:table-cell>
          <table:table-cell office:value-type="float" office:value="28.6" calcext:value-type="float">
            <text:p>28.6</text:p>
          </table:table-cell>
          <table:table-cell office:value-type="float" office:value="16.3" calcext:value-type="float">
            <text:p>16.3</text:p>
          </table:table-cell>
          <table:table-cell office:value-type="float" office:value="2.09722" calcext:value-type="float">
            <text:p>2.09722</text:p>
          </table:table-cell>
          <table:table-cell office:value-type="float" office:value="1.65345" calcext:value-type="float">
            <text:p>1.65345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10.2" calcext:value-type="float">
            <text:p>10.2</text:p>
          </table:table-cell>
          <table:table-cell office:value-type="float" office:value="44.06073" calcext:value-type="float">
            <text:p>44.06073</text:p>
          </table:table-cell>
          <table:table-cell office:value-type="float" office:value="17.888" calcext:value-type="float">
            <text:p>17.888</text:p>
          </table:table-cell>
          <table:table-cell office:value-type="float" office:value="33.664" calcext:value-type="float">
            <text:p>33.664</text:p>
          </table:table-cell>
          <table:table-cell office:value-type="float" office:value="19.9234" calcext:value-type="float">
            <text:p>19.9234</text:p>
          </table:table-cell>
          <table:table-cell office:value-type="float" office:value="30.32901" calcext:value-type="float">
            <text:p>30.32901</text:p>
          </table:table-cell>
          <table:table-cell office:value-type="float" office:value="20.96002" calcext:value-type="float">
            <text:p>20.96002</text:p>
          </table:table-cell>
          <table:table-cell office:value-type="float" office:value="27.52838" calcext:value-type="float">
            <text:p>27.52838</text:p>
          </table:table-cell>
          <table:table-cell office:value-type="float" office:value="21.84384" calcext:value-type="float">
            <text:p>21.84384</text:p>
          </table:table-cell>
          <table:table-cell office:value-type="float" office:value="25.82047" calcext:value-type="float">
            <text:p>25.82047</text:p>
          </table:table-cell>
          <table:table-cell office:value-type="float" office:value="22.3176" calcext:value-type="float">
            <text:p>22.3176</text:p>
          </table:table-cell>
          <table:table-cell office:value-type="float" office:value="25.03333" calcext:value-type="float">
            <text:p>25.03333</text:p>
          </table:table-cell>
          <table:table-cell office:value-type="float" office:value="22.38684" calcext:value-type="float">
            <text:p>22.386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3" calcext:value-type="float">
            <text:p>13062003</text:p>
          </table:table-cell>
          <table:table-cell office:value-type="float" office:value="22.1076" calcext:value-type="float">
            <text:p>22.1076</text:p>
          </table:table-cell>
          <table:table-cell office:value-type="float" office:value="25.2" calcext:value-type="float">
            <text:p>25.2</text:p>
          </table:table-cell>
          <table:table-cell office:value-type="float" office:value="13.1" calcext:value-type="float">
            <text:p>13.1</text:p>
          </table:table-cell>
          <table:table-cell office:value-type="float" office:value="2.146741" calcext:value-type="float">
            <text:p>2.146741</text:p>
          </table:table-cell>
          <table:table-cell office:value-type="float" office:value="1.132082" calcext:value-type="float">
            <text:p>1.132082</text:p>
          </table:table-cell>
          <table:table-cell office:value-type="float" office:value="369.396" calcext:value-type="float">
            <text:p>369.396</text:p>
          </table:table-cell>
          <table:table-cell office:value-type="float" office:value="0" calcext:value-type="float">
            <text:p>0</text:p>
          </table:table-cell>
          <table:table-cell office:value-type="float" office:value="32.40082" calcext:value-type="float">
            <text:p>32.40082</text:p>
          </table:table-cell>
          <table:table-cell office:value-type="float" office:value="13.15408" calcext:value-type="float">
            <text:p>13.15408</text:p>
          </table:table-cell>
          <table:table-cell office:value-type="float" office:value="26.90607" calcext:value-type="float">
            <text:p>26.90607</text:p>
          </table:table-cell>
          <table:table-cell office:value-type="float" office:value="17.73657" calcext:value-type="float">
            <text:p>17.73657</text:p>
          </table:table-cell>
          <table:table-cell office:value-type="float" office:value="25.03668" calcext:value-type="float">
            <text:p>25.03668</text:p>
          </table:table-cell>
          <table:table-cell office:value-type="float" office:value="19.28751" calcext:value-type="float">
            <text:p>19.28751</text:p>
          </table:table-cell>
          <table:table-cell office:value-type="float" office:value="23.60315" calcext:value-type="float">
            <text:p>23.60315</text:p>
          </table:table-cell>
          <table:table-cell office:value-type="float" office:value="20.01273" calcext:value-type="float">
            <text:p>20.01273</text:p>
          </table:table-cell>
          <table:table-cell office:value-type="float" office:value="22.52362" calcext:value-type="float">
            <text:p>22.52362</text:p>
          </table:table-cell>
          <table:table-cell office:value-type="float" office:value="20.38391" calcext:value-type="float">
            <text:p>20.38391</text:p>
          </table:table-cell>
          <table:table-cell office:value-type="float" office:value="22.31973" calcext:value-type="float">
            <text:p>22.31973</text:p>
          </table:table-cell>
          <table:table-cell office:value-type="float" office:value="20.474" calcext:value-type="float">
            <text:p>20.4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3" calcext:value-type="float">
            <text:p>14062003</text:p>
          </table:table-cell>
          <table:table-cell office:value-type="float" office:value="28.02773" calcext:value-type="float">
            <text:p>28.02773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.3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0.7390038" calcext:value-type="float">
            <text:p>0.7390038</text:p>
          </table:table-cell>
          <table:table-cell office:value-type="float" office:value="425.808" calcext:value-type="float">
            <text:p>425.808</text:p>
          </table:table-cell>
          <table:table-cell office:value-type="float" office:value="0" calcext:value-type="float">
            <text:p>0</text:p>
          </table:table-cell>
          <table:table-cell office:value-type="float" office:value="38.89066" calcext:value-type="float">
            <text:p>38.89066</text:p>
          </table:table-cell>
          <table:table-cell office:value-type="float" office:value="10.5751" calcext:value-type="float">
            <text:p>10.5751</text:p>
          </table:table-cell>
          <table:table-cell office:value-type="float" office:value="28.34558" calcext:value-type="float">
            <text:p>28.34558</text:p>
          </table:table-cell>
          <table:table-cell office:value-type="float" office:value="15.29724" calcext:value-type="float">
            <text:p>15.29724</text:p>
          </table:table-cell>
          <table:table-cell office:value-type="float" office:value="25.64944" calcext:value-type="float">
            <text:p>25.64944</text:p>
          </table:table-cell>
          <table:table-cell office:value-type="float" office:value="16.71609" calcext:value-type="float">
            <text:p>16.71609</text:p>
          </table:table-cell>
          <table:table-cell office:value-type="float" office:value="23.63348" calcext:value-type="float">
            <text:p>23.63348</text:p>
          </table:table-cell>
          <table:table-cell office:value-type="float" office:value="17.80539" calcext:value-type="float">
            <text:p>17.80539</text:p>
          </table:table-cell>
          <table:table-cell office:value-type="float" office:value="22.23373" calcext:value-type="float">
            <text:p>22.23373</text:p>
          </table:table-cell>
          <table:table-cell office:value-type="float" office:value="18.44077" calcext:value-type="float">
            <text:p>18.44077</text:p>
          </table:table-cell>
          <table:table-cell office:value-type="float" office:value="21.21793" calcext:value-type="float">
            <text:p>21.21793</text:p>
          </table:table-cell>
          <table:table-cell office:value-type="float" office:value="18.77133" calcext:value-type="float">
            <text:p>18.771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3" calcext:value-type="float">
            <text:p>15062003</text:p>
          </table:table-cell>
          <table:table-cell office:value-type="float" office:value="27.23673" calcext:value-type="float">
            <text:p>27.23673</text:p>
          </table:table-cell>
          <table:table-cell office:value-type="float" office:value="23.1" calcext:value-type="float">
            <text:p>23.1</text:p>
          </table:table-cell>
          <table:table-cell office:value-type="float" office:value="7.1" calcext:value-type="float">
            <text:p>7.1</text:p>
          </table:table-cell>
          <table:table-cell office:value-type="float" office:value="1.195738" calcext:value-type="float">
            <text:p>1.195738</text:p>
          </table:table-cell>
          <table:table-cell office:value-type="float" office:value="0.8382059" calcext:value-type="float">
            <text:p>0.8382059</text:p>
          </table:table-cell>
          <table:table-cell office:value-type="float" office:value="296.424" calcext:value-type="float">
            <text:p>296.424</text:p>
          </table:table-cell>
          <table:table-cell office:value-type="float" office:value="0" calcext:value-type="float">
            <text:p>0</text:p>
          </table:table-cell>
          <table:table-cell office:value-type="float" office:value="38.1893" calcext:value-type="float">
            <text:p>38.1893</text:p>
          </table:table-cell>
          <table:table-cell office:value-type="float" office:value="9.294312" calcext:value-type="float">
            <text:p>9.294312</text:p>
          </table:table-cell>
          <table:table-cell office:value-type="float" office:value="29.03552" calcext:value-type="float">
            <text:p>29.03552</text:p>
          </table:table-cell>
          <table:table-cell office:value-type="float" office:value="14.04163" calcext:value-type="float">
            <text:p>14.04163</text:p>
          </table:table-cell>
          <table:table-cell office:value-type="float" office:value="26.21616" calcext:value-type="float">
            <text:p>26.21616</text:p>
          </table:table-cell>
          <table:table-cell office:value-type="float" office:value="15.70343" calcext:value-type="float">
            <text:p>15.70343</text:p>
          </table:table-cell>
          <table:table-cell office:value-type="float" office:value="23.96341" calcext:value-type="float">
            <text:p>23.96341</text:p>
          </table:table-cell>
          <table:table-cell office:value-type="float" office:value="16.97827" calcext:value-type="float">
            <text:p>16.97827</text:p>
          </table:table-cell>
          <table:table-cell office:value-type="float" office:value="22.38058" calcext:value-type="float">
            <text:p>22.38058</text:p>
          </table:table-cell>
          <table:table-cell office:value-type="float" office:value="17.75119" calcext:value-type="float">
            <text:p>17.75119</text:p>
          </table:table-cell>
          <table:table-cell office:value-type="float" office:value="21.21127" calcext:value-type="float">
            <text:p>21.21127</text:p>
          </table:table-cell>
          <table:table-cell office:value-type="float" office:value="18.14511" calcext:value-type="float">
            <text:p>18.145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3" calcext:value-type="float">
            <text:p>16062003</text:p>
          </table:table-cell>
          <table:table-cell office:value-type="float" office:value="23.47751" calcext:value-type="float">
            <text:p>23.47751</text:p>
          </table:table-cell>
          <table:table-cell office:value-type="float" office:value="26.6" calcext:value-type="float">
            <text:p>26.6</text:p>
          </table:table-cell>
          <table:table-cell office:value-type="float" office:value="11.3" calcext:value-type="float">
            <text:p>11.3</text:p>
          </table:table-cell>
          <table:table-cell office:value-type="float" office:value="2.199196" calcext:value-type="float">
            <text:p>2.199196</text:p>
          </table:table-cell>
          <table:table-cell office:value-type="float" office:value="1.074217" calcext:value-type="float">
            <text:p>1.074217</text:p>
          </table:table-cell>
          <table:table-cell office:value-type="float" office:value="548.928" calcext:value-type="float">
            <text:p>548.928</text:p>
          </table:table-cell>
          <table:table-cell office:value-type="float" office:value="7.081081" calcext:value-type="float">
            <text:p>7.081081</text:p>
          </table:table-cell>
          <table:table-cell office:value-type="float" office:value="44.66788" calcext:value-type="float">
            <text:p>44.66788</text:p>
          </table:table-cell>
          <table:table-cell office:value-type="float" office:value="12.64816" calcext:value-type="float">
            <text:p>12.64816</text:p>
          </table:table-cell>
          <table:table-cell office:value-type="float" office:value="32.42032" calcext:value-type="float">
            <text:p>32.42032</text:p>
          </table:table-cell>
          <table:table-cell office:value-type="float" office:value="16.46817" calcext:value-type="float">
            <text:p>16.46817</text:p>
          </table:table-cell>
          <table:table-cell office:value-type="float" office:value="28.69461" calcext:value-type="float">
            <text:p>28.69461</text:p>
          </table:table-cell>
          <table:table-cell office:value-type="float" office:value="17.65787" calcext:value-type="float">
            <text:p>17.65787</text:p>
          </table:table-cell>
          <table:table-cell office:value-type="float" office:value="25.69815" calcext:value-type="float">
            <text:p>25.69815</text:p>
          </table:table-cell>
          <table:table-cell office:value-type="float" office:value="18.43961" calcext:value-type="float">
            <text:p>18.43961</text:p>
          </table:table-cell>
          <table:table-cell office:value-type="float" office:value="23.67319" calcext:value-type="float">
            <text:p>23.67319</text:p>
          </table:table-cell>
          <table:table-cell office:value-type="float" office:value="18.81122" calcext:value-type="float">
            <text:p>18.81122</text:p>
          </table:table-cell>
          <table:table-cell office:value-type="float" office:value="22.24796" calcext:value-type="float">
            <text:p>22.24796</text:p>
          </table:table-cell>
          <table:table-cell office:value-type="float" office:value="18.89645" calcext:value-type="float">
            <text:p>18.896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3" calcext:value-type="float">
            <text:p>17062003</text:p>
          </table:table-cell>
          <table:table-cell office:value-type="float" office:value="26.6526" calcext:value-type="float">
            <text:p>26.6526</text:p>
          </table:table-cell>
          <table:table-cell office:value-type="float" office:value="22.3" calcext:value-type="float">
            <text:p>22.3</text:p>
          </table:table-cell>
          <table:table-cell office:value-type="float" office:value="13" calcext:value-type="float">
            <text:p>13</text:p>
          </table:table-cell>
          <table:table-cell office:value-type="float" office:value="2.065158" calcext:value-type="float">
            <text:p>2.065158</text:p>
          </table:table-cell>
          <table:table-cell office:value-type="float" office:value="1.198101" calcext:value-type="float">
            <text:p>1.198101</text:p>
          </table:table-cell>
          <table:table-cell office:value-type="float" office:value="260.172" calcext:value-type="float">
            <text:p>260.172</text:p>
          </table:table-cell>
          <table:table-cell office:value-type="float" office:value="8.918919" calcext:value-type="float">
            <text:p>8.918919</text:p>
          </table:table-cell>
          <table:table-cell office:value-type="float" office:value="29.27606" calcext:value-type="float">
            <text:p>29.27606</text:p>
          </table:table-cell>
          <table:table-cell office:value-type="float" office:value="13.1947" calcext:value-type="float">
            <text:p>13.1947</text:p>
          </table:table-cell>
          <table:table-cell office:value-type="float" office:value="25.39423" calcext:value-type="float">
            <text:p>25.39423</text:p>
          </table:table-cell>
          <table:table-cell office:value-type="float" office:value="16.68915" calcext:value-type="float">
            <text:p>16.68915</text:p>
          </table:table-cell>
          <table:table-cell office:value-type="float" office:value="23.948" calcext:value-type="float">
            <text:p>23.948</text:p>
          </table:table-cell>
          <table:table-cell office:value-type="float" office:value="18.40097" calcext:value-type="float">
            <text:p>18.40097</text:p>
          </table:table-cell>
          <table:table-cell office:value-type="float" office:value="22.6933" calcext:value-type="float">
            <text:p>22.6933</text:p>
          </table:table-cell>
          <table:table-cell office:value-type="float" office:value="19.6145" calcext:value-type="float">
            <text:p>19.6145</text:p>
          </table:table-cell>
          <table:table-cell office:value-type="float" office:value="22.06097" calcext:value-type="float">
            <text:p>22.06097</text:p>
          </table:table-cell>
          <table:table-cell office:value-type="float" office:value="20.09833" calcext:value-type="float">
            <text:p>20.09833</text:p>
          </table:table-cell>
          <table:table-cell office:value-type="float" office:value="21.65051" calcext:value-type="float">
            <text:p>21.65051</text:p>
          </table:table-cell>
          <table:table-cell office:value-type="float" office:value="19.94193" calcext:value-type="float">
            <text:p>19.9419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3" calcext:value-type="float">
            <text:p>18062003</text:p>
          </table:table-cell>
          <table:table-cell office:value-type="float" office:value="7.719121" calcext:value-type="float">
            <text:p>7.719121</text:p>
          </table:table-cell>
          <table:table-cell office:value-type="float" office:value="18.4" calcext:value-type="float">
            <text:p>18.4</text:p>
          </table:table-cell>
          <table:table-cell office:value-type="float" office:value="12.2" calcext:value-type="float">
            <text:p>12.2</text:p>
          </table:table-cell>
          <table:table-cell office:value-type="float" office:value="2.078227" calcext:value-type="float">
            <text:p>2.078227</text:p>
          </table:table-cell>
          <table:table-cell office:value-type="float" office:value="1.16145" calcext:value-type="float">
            <text:p>1.16145</text:p>
          </table:table-cell>
          <table:table-cell office:value-type="float" office:value="227.088" calcext:value-type="float">
            <text:p>227.088</text:p>
          </table:table-cell>
          <table:table-cell office:value-type="float" office:value="6" calcext:value-type="float">
            <text:p>6</text:p>
          </table:table-cell>
          <table:table-cell office:value-type="float" office:value="20.97781" calcext:value-type="float">
            <text:p>20.97781</text:p>
          </table:table-cell>
          <table:table-cell office:value-type="float" office:value="12.11264" calcext:value-type="float">
            <text:p>12.11264</text:p>
          </table:table-cell>
          <table:table-cell office:value-type="float" office:value="19.62653" calcext:value-type="float">
            <text:p>19.62653</text:p>
          </table:table-cell>
          <table:table-cell office:value-type="float" office:value="14.99271" calcext:value-type="float">
            <text:p>14.99271</text:p>
          </table:table-cell>
          <table:table-cell office:value-type="float" office:value="19.12903" calcext:value-type="float">
            <text:p>19.12903</text:p>
          </table:table-cell>
          <table:table-cell office:value-type="float" office:value="16.2999" calcext:value-type="float">
            <text:p>16.2999</text:p>
          </table:table-cell>
          <table:table-cell office:value-type="float" office:value="19.48596" calcext:value-type="float">
            <text:p>19.48596</text:p>
          </table:table-cell>
          <table:table-cell office:value-type="float" office:value="17.31622" calcext:value-type="float">
            <text:p>17.31622</text:p>
          </table:table-cell>
          <table:table-cell office:value-type="float" office:value="20.05981" calcext:value-type="float">
            <text:p>20.05981</text:p>
          </table:table-cell>
          <table:table-cell office:value-type="float" office:value="17.85089" calcext:value-type="float">
            <text:p>17.85089</text:p>
          </table:table-cell>
          <table:table-cell office:value-type="float" office:value="20.13959" calcext:value-type="float">
            <text:p>20.13959</text:p>
          </table:table-cell>
          <table:table-cell office:value-type="float" office:value="18.06207" calcext:value-type="float">
            <text:p>18.062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3" calcext:value-type="float">
            <text:p>19062003</text:p>
          </table:table-cell>
          <table:table-cell office:value-type="float" office:value="27.63868" calcext:value-type="float">
            <text:p>27.63868</text:p>
          </table:table-cell>
          <table:table-cell office:value-type="float" office:value="22.9" calcext:value-type="float">
            <text:p>22.9</text:p>
          </table:table-cell>
          <table:table-cell office:value-type="float" office:value="14" calcext:value-type="float">
            <text:p>14</text:p>
          </table:table-cell>
          <table:table-cell office:value-type="float" office:value="1.889738" calcext:value-type="float">
            <text:p>1.889738</text:p>
          </table:table-cell>
          <table:table-cell office:value-type="float" office:value="1.43734" calcext:value-type="float">
            <text:p>1.43734</text:p>
          </table:table-cell>
          <table:table-cell office:value-type="float" office:value="285.408" calcext:value-type="float">
            <text:p>285.408</text:p>
          </table:table-cell>
          <table:table-cell office:value-type="float" office:value="0" calcext:value-type="float">
            <text:p>0</text:p>
          </table:table-cell>
          <table:table-cell office:value-type="float" office:value="29.24081" calcext:value-type="float">
            <text:p>29.24081</text:p>
          </table:table-cell>
          <table:table-cell office:value-type="float" office:value="14.93454" calcext:value-type="float">
            <text:p>14.93454</text:p>
          </table:table-cell>
          <table:table-cell office:value-type="float" office:value="23.91425" calcext:value-type="float">
            <text:p>23.91425</text:p>
          </table:table-cell>
          <table:table-cell office:value-type="float" office:value="16.50003" calcext:value-type="float">
            <text:p>16.50003</text:p>
          </table:table-cell>
          <table:table-cell office:value-type="float" office:value="21.94785" calcext:value-type="float">
            <text:p>21.94785</text:p>
          </table:table-cell>
          <table:table-cell office:value-type="float" office:value="17.01254" calcext:value-type="float">
            <text:p>17.01254</text:p>
          </table:table-cell>
          <table:table-cell office:value-type="float" office:value="20.69354" calcext:value-type="float">
            <text:p>20.69354</text:p>
          </table:table-cell>
          <table:table-cell office:value-type="float" office:value="17.34232" calcext:value-type="float">
            <text:p>17.34232</text:p>
          </table:table-cell>
          <table:table-cell office:value-type="float" office:value="19.80963" calcext:value-type="float">
            <text:p>19.80963</text:p>
          </table:table-cell>
          <table:table-cell office:value-type="float" office:value="17.51019" calcext:value-type="float">
            <text:p>17.51019</text:p>
          </table:table-cell>
          <table:table-cell office:value-type="float" office:value="19.12524" calcext:value-type="float">
            <text:p>19.12524</text:p>
          </table:table-cell>
          <table:table-cell office:value-type="float" office:value="17.55032" calcext:value-type="float">
            <text:p>17.550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3" calcext:value-type="float">
            <text:p>20062003</text:p>
          </table:table-cell>
          <table:table-cell office:value-type="float" office:value="13.53996" calcext:value-type="float">
            <text:p>13.53996</text:p>
          </table:table-cell>
          <table:table-cell office:value-type="float" office:value="22.2" calcext:value-type="float">
            <text:p>22.2</text:p>
          </table:table-cell>
          <table:table-cell office:value-type="float" office:value="14.4" calcext:value-type="float">
            <text:p>14.4</text:p>
          </table:table-cell>
          <table:table-cell office:value-type="float" office:value="2.237653" calcext:value-type="float">
            <text:p>2.237653</text:p>
          </table:table-cell>
          <table:table-cell office:value-type="float" office:value="1.60926" calcext:value-type="float">
            <text:p>1.60926</text:p>
          </table:table-cell>
          <table:table-cell office:value-type="float" office:value="174.888" calcext:value-type="float">
            <text:p>174.888</text:p>
          </table:table-cell>
          <table:table-cell office:value-type="float" office:value="0" calcext:value-type="float">
            <text:p>0</text:p>
          </table:table-cell>
          <table:table-cell office:value-type="float" office:value="31.10321" calcext:value-type="float">
            <text:p>31.10321</text:p>
          </table:table-cell>
          <table:table-cell office:value-type="float" office:value="14.87747" calcext:value-type="float">
            <text:p>14.87747</text:p>
          </table:table-cell>
          <table:table-cell office:value-type="float" office:value="24.01852" calcext:value-type="float">
            <text:p>24.01852</text:p>
          </table:table-cell>
          <table:table-cell office:value-type="float" office:value="16.69055" calcext:value-type="float">
            <text:p>16.69055</text:p>
          </table:table-cell>
          <table:table-cell office:value-type="float" office:value="22.01022" calcext:value-type="float">
            <text:p>22.01022</text:p>
          </table:table-cell>
          <table:table-cell office:value-type="float" office:value="17.25281" calcext:value-type="float">
            <text:p>17.25281</text:p>
          </table:table-cell>
          <table:table-cell office:value-type="float" office:value="20.88272" calcext:value-type="float">
            <text:p>20.88272</text:p>
          </table:table-cell>
          <table:table-cell office:value-type="float" office:value="17.59076" calcext:value-type="float">
            <text:p>17.59076</text:p>
          </table:table-cell>
          <table:table-cell office:value-type="float" office:value="20.02737" calcext:value-type="float">
            <text:p>20.02737</text:p>
          </table:table-cell>
          <table:table-cell office:value-type="float" office:value="17.73285" calcext:value-type="float">
            <text:p>17.73285</text:p>
          </table:table-cell>
          <table:table-cell office:value-type="float" office:value="19.32071" calcext:value-type="float">
            <text:p>19.32071</text:p>
          </table:table-cell>
          <table:table-cell office:value-type="float" office:value="17.72638" calcext:value-type="float">
            <text:p>17.726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3" calcext:value-type="float">
            <text:p>21062003</text:p>
          </table:table-cell>
          <table:table-cell office:value-type="float" office:value="16.1496" calcext:value-type="float">
            <text:p>16.1496</text:p>
          </table:table-cell>
          <table:table-cell office:value-type="float" office:value="29" calcext:value-type="float">
            <text:p>29</text:p>
          </table:table-cell>
          <table:table-cell office:value-type="float" office:value="17.5" calcext:value-type="float">
            <text:p>17.5</text:p>
          </table:table-cell>
          <table:table-cell office:value-type="float" office:value="3.033993" calcext:value-type="float">
            <text:p>3.033993</text:p>
          </table:table-cell>
          <table:table-cell office:value-type="float" office:value="1.963223" calcext:value-type="float">
            <text:p>1.963223</text:p>
          </table:table-cell>
          <table:table-cell office:value-type="float" office:value="257.688" calcext:value-type="float">
            <text:p>257.688</text:p>
          </table:table-cell>
          <table:table-cell office:value-type="float" office:value="6.225454" calcext:value-type="float">
            <text:p>6.225454</text:p>
          </table:table-cell>
          <table:table-cell office:value-type="float" office:value="33.53079" calcext:value-type="float">
            <text:p>33.53079</text:p>
          </table:table-cell>
          <table:table-cell office:value-type="float" office:value="17.7644" calcext:value-type="float">
            <text:p>17.7644</text:p>
          </table:table-cell>
          <table:table-cell office:value-type="float" office:value="27.03348" calcext:value-type="float">
            <text:p>27.03348</text:p>
          </table:table-cell>
          <table:table-cell office:value-type="float" office:value="18.94443" calcext:value-type="float">
            <text:p>18.94443</text:p>
          </table:table-cell>
          <table:table-cell office:value-type="float" office:value="24.35272" calcext:value-type="float">
            <text:p>24.35272</text:p>
          </table:table-cell>
          <table:table-cell office:value-type="float" office:value="19.25198" calcext:value-type="float">
            <text:p>19.25198</text:p>
          </table:table-cell>
          <table:table-cell office:value-type="float" office:value="22.84396" calcext:value-type="float">
            <text:p>22.84396</text:p>
          </table:table-cell>
          <table:table-cell office:value-type="float" office:value="19.24539" calcext:value-type="float">
            <text:p>19.24539</text:p>
          </table:table-cell>
          <table:table-cell office:value-type="float" office:value="21.60645" calcext:value-type="float">
            <text:p>21.60645</text:p>
          </table:table-cell>
          <table:table-cell office:value-type="float" office:value="19.05164" calcext:value-type="float">
            <text:p>19.05164</text:p>
          </table:table-cell>
          <table:table-cell office:value-type="float" office:value="20.58838" calcext:value-type="float">
            <text:p>20.58838</text:p>
          </table:table-cell>
          <table:table-cell office:value-type="float" office:value="18.75058" calcext:value-type="float">
            <text:p>18.750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3" calcext:value-type="float">
            <text:p>22062003</text:p>
          </table:table-cell>
          <table:table-cell office:value-type="float" office:value="22.97052" calcext:value-type="float">
            <text:p>22.97052</text:p>
          </table:table-cell>
          <table:table-cell office:value-type="float" office:value="25.9" calcext:value-type="float">
            <text:p>25.9</text:p>
          </table:table-cell>
          <table:table-cell office:value-type="float" office:value="16.8" calcext:value-type="float">
            <text:p>16.8</text:p>
          </table:table-cell>
          <table:table-cell office:value-type="float" office:value="2.349751" calcext:value-type="float">
            <text:p>2.349751</text:p>
          </table:table-cell>
          <table:table-cell office:value-type="float" office:value="1.708135" calcext:value-type="float">
            <text:p>1.708135</text:p>
          </table:table-cell>
          <table:table-cell office:value-type="float" office:value="418.212" calcext:value-type="float">
            <text:p>418.212</text:p>
          </table:table-cell>
          <table:table-cell office:value-type="float" office:value="16.57455" calcext:value-type="float">
            <text:p>16.57455</text:p>
          </table:table-cell>
          <table:table-cell office:value-type="float" office:value="30.5889" calcext:value-type="float">
            <text:p>30.5889</text:p>
          </table:table-cell>
          <table:table-cell office:value-type="float" office:value="16.76794" calcext:value-type="float">
            <text:p>16.76794</text:p>
          </table:table-cell>
          <table:table-cell office:value-type="float" office:value="26.09607" calcext:value-type="float">
            <text:p>26.09607</text:p>
          </table:table-cell>
          <table:table-cell office:value-type="float" office:value="18.50943" calcext:value-type="float">
            <text:p>18.50943</text:p>
          </table:table-cell>
          <table:table-cell office:value-type="float" office:value="24.27808" calcext:value-type="float">
            <text:p>24.27808</text:p>
          </table:table-cell>
          <table:table-cell office:value-type="float" office:value="19.39789" calcext:value-type="float">
            <text:p>19.39789</text:p>
          </table:table-cell>
          <table:table-cell office:value-type="float" office:value="22.70233" calcext:value-type="float">
            <text:p>22.70233</text:p>
          </table:table-cell>
          <table:table-cell office:value-type="float" office:value="20.03433" calcext:value-type="float">
            <text:p>20.03433</text:p>
          </table:table-cell>
          <table:table-cell office:value-type="float" office:value="21.53839" calcext:value-type="float">
            <text:p>21.53839</text:p>
          </table:table-cell>
          <table:table-cell office:value-type="float" office:value="19.871" calcext:value-type="float">
            <text:p>19.871</text:p>
          </table:table-cell>
          <table:table-cell office:value-type="float" office:value="20.63785" calcext:value-type="float">
            <text:p>20.63785</text:p>
          </table:table-cell>
          <table:table-cell office:value-type="float" office:value="19.53461" calcext:value-type="float">
            <text:p>19.534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3" calcext:value-type="float">
            <text:p>23062003</text:p>
          </table:table-cell>
          <table:table-cell office:value-type="float" office:value="28.52877" calcext:value-type="float">
            <text:p>28.5287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office:value-type="float" office:value="1.85164" calcext:value-type="float">
            <text:p>1.85164</text:p>
          </table:table-cell>
          <table:table-cell office:value-type="float" office:value="1.420359" calcext:value-type="float">
            <text:p>1.420359</text:p>
          </table:table-cell>
          <table:table-cell office:value-type="float" office:value="342.864" calcext:value-type="float">
            <text:p>342.864</text:p>
          </table:table-cell>
          <table:table-cell office:value-type="float" office:value="0" calcext:value-type="float">
            <text:p>0</text:p>
          </table:table-cell>
          <table:table-cell office:value-type="float" office:value="28.88675" calcext:value-type="float">
            <text:p>28.88675</text:p>
          </table:table-cell>
          <table:table-cell office:value-type="float" office:value="15.93811" calcext:value-type="float">
            <text:p>15.93811</text:p>
          </table:table-cell>
          <table:table-cell office:value-type="float" office:value="24.45474" calcext:value-type="float">
            <text:p>24.45474</text:p>
          </table:table-cell>
          <table:table-cell office:value-type="float" office:value="17.53989" calcext:value-type="float">
            <text:p>17.53989</text:p>
          </table:table-cell>
          <table:table-cell office:value-type="float" office:value="22.98141" calcext:value-type="float">
            <text:p>22.98141</text:p>
          </table:table-cell>
          <table:table-cell office:value-type="float" office:value="18.13223" calcext:value-type="float">
            <text:p>18.13223</text:p>
          </table:table-cell>
          <table:table-cell office:value-type="float" office:value="21.74026" calcext:value-type="float">
            <text:p>21.74026</text:p>
          </table:table-cell>
          <table:table-cell office:value-type="float" office:value="18.58051" calcext:value-type="float">
            <text:p>18.58051</text:p>
          </table:table-cell>
          <table:table-cell office:value-type="float" office:value="20.76978" calcext:value-type="float">
            <text:p>20.76978</text:p>
          </table:table-cell>
          <table:table-cell office:value-type="float" office:value="18.76379" calcext:value-type="float">
            <text:p>18.76379</text:p>
          </table:table-cell>
          <table:table-cell office:value-type="float" office:value="20.01685" calcext:value-type="float">
            <text:p>20.01685</text:p>
          </table:table-cell>
          <table:table-cell office:value-type="float" office:value="18.73868" calcext:value-type="float">
            <text:p>18.738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3" calcext:value-type="float">
            <text:p>24062003</text:p>
          </table:table-cell>
          <table:table-cell office:value-type="float" office:value="15.8418" calcext:value-type="float">
            <text:p>15.8418</text:p>
          </table:table-cell>
          <table:table-cell office:value-type="float" office:value="23.2" calcext:value-type="float">
            <text:p>23.2</text:p>
          </table:table-cell>
          <table:table-cell office:value-type="float" office:value="13.8" calcext:value-type="float">
            <text:p>13.8</text:p>
          </table:table-cell>
          <table:table-cell office:value-type="float" office:value="2.144821" calcext:value-type="float">
            <text:p>2.144821</text:p>
          </table:table-cell>
          <table:table-cell office:value-type="float" office:value="1.405359" calcext:value-type="float">
            <text:p>1.405359</text:p>
          </table:table-cell>
          <table:table-cell office:value-type="float" office:value="113.112" calcext:value-type="float">
            <text:p>113.112</text:p>
          </table:table-cell>
          <table:table-cell office:value-type="float" office:value="0" calcext:value-type="float">
            <text:p>0</text:p>
          </table:table-cell>
          <table:table-cell office:value-type="float" office:value="32.28781" calcext:value-type="float">
            <text:p>32.28781</text:p>
          </table:table-cell>
          <table:table-cell office:value-type="float" office:value="14.67078" calcext:value-type="float">
            <text:p>14.67078</text:p>
          </table:table-cell>
          <table:table-cell office:value-type="float" office:value="25.12216" calcext:value-type="float">
            <text:p>25.12216</text:p>
          </table:table-cell>
          <table:table-cell office:value-type="float" office:value="17.01733" calcext:value-type="float">
            <text:p>17.01733</text:p>
          </table:table-cell>
          <table:table-cell office:value-type="float" office:value="23.11145" calcext:value-type="float">
            <text:p>23.11145</text:p>
          </table:table-cell>
          <table:table-cell office:value-type="float" office:value="17.78775" calcext:value-type="float">
            <text:p>17.78775</text:p>
          </table:table-cell>
          <table:table-cell office:value-type="float" office:value="21.56631" calcext:value-type="float">
            <text:p>21.56631</text:p>
          </table:table-cell>
          <table:table-cell office:value-type="float" office:value="18.12967" calcext:value-type="float">
            <text:p>18.12967</text:p>
          </table:table-cell>
          <table:table-cell office:value-type="float" office:value="20.52966" calcext:value-type="float">
            <text:p>20.52966</text:p>
          </table:table-cell>
          <table:table-cell office:value-type="float" office:value="18.25754" calcext:value-type="float">
            <text:p>18.25754</text:p>
          </table:table-cell>
          <table:table-cell office:value-type="float" office:value="19.75613" calcext:value-type="float">
            <text:p>19.75613</text:p>
          </table:table-cell>
          <table:table-cell office:value-type="float" office:value="18.23633" calcext:value-type="float">
            <text:p>18.236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3" calcext:value-type="float">
            <text:p>25062003</text:p>
          </table:table-cell>
          <table:table-cell office:value-type="float" office:value="19.63332" calcext:value-type="float">
            <text:p>19.63332</text:p>
          </table:table-cell>
          <table:table-cell office:value-type="float" office:value="31.7" calcext:value-type="float">
            <text:p>31.7</text:p>
          </table:table-cell>
          <table:table-cell office:value-type="float" office:value="18.8" calcext:value-type="float">
            <text:p>18.8</text:p>
          </table:table-cell>
          <table:table-cell office:value-type="float" office:value="3.038318" calcext:value-type="float">
            <text:p>3.038318</text:p>
          </table:table-cell>
          <table:table-cell office:value-type="float" office:value="2.131238" calcext:value-type="float">
            <text:p>2.131238</text:p>
          </table:table-cell>
          <table:table-cell office:value-type="float" office:value="478.116" calcext:value-type="float">
            <text:p>478.116</text:p>
          </table:table-cell>
          <table:table-cell office:value-type="float" office:value="0" calcext:value-type="float">
            <text:p>0</text:p>
          </table:table-cell>
          <table:table-cell office:value-type="float" office:value="39.87683" calcext:value-type="float">
            <text:p>39.87683</text:p>
          </table:table-cell>
          <table:table-cell office:value-type="float" office:value="19.16974" calcext:value-type="float">
            <text:p>19.16974</text:p>
          </table:table-cell>
          <table:table-cell office:value-type="float" office:value="29.99924" calcext:value-type="float">
            <text:p>29.99924</text:p>
          </table:table-cell>
          <table:table-cell office:value-type="float" office:value="19.75204" calcext:value-type="float">
            <text:p>19.75204</text:p>
          </table:table-cell>
          <table:table-cell office:value-type="float" office:value="27.29321" calcext:value-type="float">
            <text:p>27.29321</text:p>
          </table:table-cell>
          <table:table-cell office:value-type="float" office:value="19.85529" calcext:value-type="float">
            <text:p>19.85529</text:p>
          </table:table-cell>
          <table:table-cell office:value-type="float" office:value="25.03336" calcext:value-type="float">
            <text:p>25.03336</text:p>
          </table:table-cell>
          <table:table-cell office:value-type="float" office:value="19.75729" calcext:value-type="float">
            <text:p>19.75729</text:p>
          </table:table-cell>
          <table:table-cell office:value-type="float" office:value="23.3396" calcext:value-type="float">
            <text:p>23.3396</text:p>
          </table:table-cell>
          <table:table-cell office:value-type="float" office:value="19.5144" calcext:value-type="float">
            <text:p>19.5144</text:p>
          </table:table-cell>
          <table:table-cell office:value-type="float" office:value="22.01276" calcext:value-type="float">
            <text:p>22.01276</text:p>
          </table:table-cell>
          <table:table-cell office:value-type="float" office:value="19.18555" calcext:value-type="float">
            <text:p>19.1855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3" calcext:value-type="float">
            <text:p>26062003</text:p>
          </table:table-cell>
          <table:table-cell office:value-type="float" office:value="27.69588" calcext:value-type="float">
            <text:p>27.6958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.13603" calcext:value-type="float">
            <text:p>2.13603</text:p>
          </table:table-cell>
          <table:table-cell office:value-type="float" office:value="1.477984" calcext:value-type="float">
            <text:p>1.477984</text:p>
          </table:table-cell>
          <table:table-cell office:value-type="float" office:value="386.316" calcext:value-type="float">
            <text:p>386.316</text:p>
          </table:table-cell>
          <table:table-cell office:value-type="float" office:value="0" calcext:value-type="float">
            <text:p>0</text:p>
          </table:table-cell>
          <table:table-cell office:value-type="float" office:value="40.2677" calcext:value-type="float">
            <text:p>40.2677</text:p>
          </table:table-cell>
          <table:table-cell office:value-type="float" office:value="18.08231" calcext:value-type="float">
            <text:p>18.08231</text:p>
          </table:table-cell>
          <table:table-cell office:value-type="float" office:value="30.81396" calcext:value-type="float">
            <text:p>30.81396</text:p>
          </table:table-cell>
          <table:table-cell office:value-type="float" office:value="20.8801" calcext:value-type="float">
            <text:p>20.8801</text:p>
          </table:table-cell>
          <table:table-cell office:value-type="float" office:value="28.06009" calcext:value-type="float">
            <text:p>28.06009</text:p>
          </table:table-cell>
          <table:table-cell office:value-type="float" office:value="21.37201" calcext:value-type="float">
            <text:p>21.37201</text:p>
          </table:table-cell>
          <table:table-cell office:value-type="float" office:value="25.92422" calcext:value-type="float">
            <text:p>25.92422</text:p>
          </table:table-cell>
          <table:table-cell office:value-type="float" office:value="21.45447" calcext:value-type="float">
            <text:p>21.45447</text:p>
          </table:table-cell>
          <table:table-cell office:value-type="float" office:value="24.26208" calcext:value-type="float">
            <text:p>24.26208</text:p>
          </table:table-cell>
          <table:table-cell office:value-type="float" office:value="21.22144" calcext:value-type="float">
            <text:p>21.22144</text:p>
          </table:table-cell>
          <table:table-cell office:value-type="float" office:value="22.92505" calcext:value-type="float">
            <text:p>22.92505</text:p>
          </table:table-cell>
          <table:table-cell office:value-type="float" office:value="20.79745" calcext:value-type="float">
            <text:p>20.797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3" calcext:value-type="float">
            <text:p>27062003</text:p>
          </table:table-cell>
          <table:table-cell office:value-type="float" office:value="30.114" calcext:value-type="float">
            <text:p>30.114</text:p>
          </table:table-cell>
          <table:table-cell office:value-type="float" office:value="26.6" calcext:value-type="float">
            <text:p>26.6</text:p>
          </table:table-cell>
          <table:table-cell office:value-type="float" office:value="12.8" calcext:value-type="float">
            <text:p>12.8</text:p>
          </table:table-cell>
          <table:table-cell office:value-type="float" office:value="2.036968" calcext:value-type="float">
            <text:p>2.036968</text:p>
          </table:table-cell>
          <table:table-cell office:value-type="float" office:value="1.387349" calcext:value-type="float">
            <text:p>1.387349</text:p>
          </table:table-cell>
          <table:table-cell office:value-type="float" office:value="225.828" calcext:value-type="float">
            <text:p>225.828</text:p>
          </table:table-cell>
          <table:table-cell office:value-type="float" office:value="0" calcext:value-type="float">
            <text:p>0</text:p>
          </table:table-cell>
          <table:table-cell office:value-type="float" office:value="37.1546" calcext:value-type="float">
            <text:p>37.1546</text:p>
          </table:table-cell>
          <table:table-cell office:value-type="float" office:value="15.01895" calcext:value-type="float">
            <text:p>15.01895</text:p>
          </table:table-cell>
          <table:table-cell office:value-type="float" office:value="29.27917" calcext:value-type="float">
            <text:p>29.27917</text:p>
          </table:table-cell>
          <table:table-cell office:value-type="float" office:value="18.57578" calcext:value-type="float">
            <text:p>18.57578</text:p>
          </table:table-cell>
          <table:table-cell office:value-type="float" office:value="26.98837" calcext:value-type="float">
            <text:p>26.98837</text:p>
          </table:table-cell>
          <table:table-cell office:value-type="float" office:value="19.6709" calcext:value-type="float">
            <text:p>19.6709</text:p>
          </table:table-cell>
          <table:table-cell office:value-type="float" office:value="25.0766" calcext:value-type="float">
            <text:p>25.0766</text:p>
          </table:table-cell>
          <table:table-cell office:value-type="float" office:value="20.30612" calcext:value-type="float">
            <text:p>20.30612</text:p>
          </table:table-cell>
          <table:table-cell office:value-type="float" office:value="23.6507" calcext:value-type="float">
            <text:p>23.6507</text:p>
          </table:table-cell>
          <table:table-cell office:value-type="float" office:value="20.51315" calcext:value-type="float">
            <text:p>20.51315</text:p>
          </table:table-cell>
          <table:table-cell office:value-type="float" office:value="22.52042" calcext:value-type="float">
            <text:p>22.52042</text:p>
          </table:table-cell>
          <table:table-cell office:value-type="float" office:value="20.42767" calcext:value-type="float">
            <text:p>20.427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3" calcext:value-type="float">
            <text:p>28062003</text:p>
          </table:table-cell>
          <table:table-cell office:value-type="float" office:value="25.46062" calcext:value-type="float">
            <text:p>25.46062</text:p>
          </table:table-cell>
          <table:table-cell office:value-type="float" office:value="30" calcext:value-type="float">
            <text:p>30</text:p>
          </table:table-cell>
          <table:table-cell office:value-type="float" office:value="14.4" calcext:value-type="float">
            <text:p>14.4</text:p>
          </table:table-cell>
          <table:table-cell office:value-type="float" office:value="2.201061" calcext:value-type="float">
            <text:p>2.201061</text:p>
          </table:table-cell>
          <table:table-cell office:value-type="float" office:value="1.60926" calcext:value-type="float">
            <text:p>1.60926</text:p>
          </table:table-cell>
          <table:table-cell office:value-type="float" office:value="299.016" calcext:value-type="float">
            <text:p>299.016</text:p>
          </table:table-cell>
          <table:table-cell office:value-type="float" office:value="0" calcext:value-type="float">
            <text:p>0</text:p>
          </table:table-cell>
          <table:table-cell office:value-type="float" office:value="38.44629" calcext:value-type="float">
            <text:p>38.44629</text:p>
          </table:table-cell>
          <table:table-cell office:value-type="float" office:value="16.1814" calcext:value-type="float">
            <text:p>16.1814</text:p>
          </table:table-cell>
          <table:table-cell office:value-type="float" office:value="30.11215" calcext:value-type="float">
            <text:p>30.11215</text:p>
          </table:table-cell>
          <table:table-cell office:value-type="float" office:value="19.23254" calcext:value-type="float">
            <text:p>19.23254</text:p>
          </table:table-cell>
          <table:table-cell office:value-type="float" office:value="27.80811" calcext:value-type="float">
            <text:p>27.80811</text:p>
          </table:table-cell>
          <table:table-cell office:value-type="float" office:value="20.14929" calcext:value-type="float">
            <text:p>20.14929</text:p>
          </table:table-cell>
          <table:table-cell office:value-type="float" office:value="25.80856" calcext:value-type="float">
            <text:p>25.80856</text:p>
          </table:table-cell>
          <table:table-cell office:value-type="float" office:value="20.65982" calcext:value-type="float">
            <text:p>20.65982</text:p>
          </table:table-cell>
          <table:table-cell office:value-type="float" office:value="24.29758" calcext:value-type="float">
            <text:p>24.29758</text:p>
          </table:table-cell>
          <table:table-cell office:value-type="float" office:value="20.78784" calcext:value-type="float">
            <text:p>20.78784</text:p>
          </table:table-cell>
          <table:table-cell office:value-type="float" office:value="23.08188" calcext:value-type="float">
            <text:p>23.08188</text:p>
          </table:table-cell>
          <table:table-cell office:value-type="float" office:value="20.65768" calcext:value-type="float">
            <text:p>20.657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3" calcext:value-type="float">
            <text:p>29062003</text:p>
          </table:table-cell>
          <table:table-cell office:value-type="float" office:value="28.40502" calcext:value-type="float">
            <text:p>28.40502</text:p>
          </table:table-cell>
          <table:table-cell office:value-type="float" office:value="30.7" calcext:value-type="float">
            <text:p>30.7</text:p>
          </table:table-cell>
          <table:table-cell office:value-type="float" office:value="15.2" calcext:value-type="float">
            <text:p>15.2</text:p>
          </table:table-cell>
          <table:table-cell office:value-type="float" office:value="2.232011" calcext:value-type="float">
            <text:p>2.232011</text:p>
          </table:table-cell>
          <table:table-cell office:value-type="float" office:value="1.615001" calcext:value-type="float">
            <text:p>1.6150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0" calcext:value-type="float">
            <text:p>0</text:p>
          </table:table-cell>
          <table:table-cell office:value-type="float" office:value="39.97745" calcext:value-type="float">
            <text:p>39.97745</text:p>
          </table:table-cell>
          <table:table-cell office:value-type="float" office:value="17.10382" calcext:value-type="float">
            <text:p>17.10382</text:p>
          </table:table-cell>
          <table:table-cell office:value-type="float" office:value="31.56842" calcext:value-type="float">
            <text:p>31.56842</text:p>
          </table:table-cell>
          <table:table-cell office:value-type="float" office:value="20.05994" calcext:value-type="float">
            <text:p>20.05994</text:p>
          </table:table-cell>
          <table:table-cell office:value-type="float" office:value="28.81396" calcext:value-type="float">
            <text:p>28.81396</text:p>
          </table:table-cell>
          <table:table-cell office:value-type="float" office:value="20.97354" calcext:value-type="float">
            <text:p>20.97354</text:p>
          </table:table-cell>
          <table:table-cell office:value-type="float" office:value="26.64648" calcext:value-type="float">
            <text:p>26.64648</text:p>
          </table:table-cell>
          <table:table-cell office:value-type="float" office:value="21.40591" calcext:value-type="float">
            <text:p>21.40591</text:p>
          </table:table-cell>
          <table:table-cell office:value-type="float" office:value="25.01227" calcext:value-type="float">
            <text:p>25.01227</text:p>
          </table:table-cell>
          <table:table-cell office:value-type="float" office:value="21.4541" calcext:value-type="float">
            <text:p>21.4541</text:p>
          </table:table-cell>
          <table:table-cell office:value-type="float" office:value="23.70953" calcext:value-type="float">
            <text:p>23.70953</text:p>
          </table:table-cell>
          <table:table-cell office:value-type="float" office:value="21.25153" calcext:value-type="float">
            <text:p>21.251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3" calcext:value-type="float">
            <text:p>30062003</text:p>
          </table:table-cell>
          <table:table-cell office:value-type="float" office:value="26.75256" calcext:value-type="float">
            <text:p>26.75256</text:p>
          </table:table-cell>
          <table:table-cell office:value-type="float" office:value="30.7" calcext:value-type="float">
            <text:p>30.7</text:p>
          </table:table-cell>
          <table:table-cell office:value-type="float" office:value="15.8" calcext:value-type="float">
            <text:p>15.8</text:p>
          </table:table-cell>
          <table:table-cell office:value-type="float" office:value="2.423683" calcext:value-type="float">
            <text:p>2.423683</text:p>
          </table:table-cell>
          <table:table-cell office:value-type="float" office:value="1.749726" calcext:value-type="float">
            <text:p>1.749726</text:p>
          </table:table-cell>
          <table:table-cell office:value-type="float" office:value="194.76" calcext:value-type="float">
            <text:p>194.76</text:p>
          </table:table-cell>
          <table:table-cell office:value-type="float" office:value="0" calcext:value-type="float">
            <text:p>0</text:p>
          </table:table-cell>
          <table:table-cell office:value-type="float" office:value="39.07883" calcext:value-type="float">
            <text:p>39.07883</text:p>
          </table:table-cell>
          <table:table-cell office:value-type="float" office:value="17.78491" calcext:value-type="float">
            <text:p>17.78491</text:p>
          </table:table-cell>
          <table:table-cell office:value-type="float" office:value="31.4675" calcext:value-type="float">
            <text:p>31.4675</text:p>
          </table:table-cell>
          <table:table-cell office:value-type="float" office:value="20.59497" calcext:value-type="float">
            <text:p>20.59497</text:p>
          </table:table-cell>
          <table:table-cell office:value-type="float" office:value="28.83005" calcext:value-type="float">
            <text:p>28.83005</text:p>
          </table:table-cell>
          <table:table-cell office:value-type="float" office:value="21.48486" calcext:value-type="float">
            <text:p>21.48486</text:p>
          </table:table-cell>
          <table:table-cell office:value-type="float" office:value="26.77527" calcext:value-type="float">
            <text:p>26.77527</text:p>
          </table:table-cell>
          <table:table-cell office:value-type="float" office:value="21.90628" calcext:value-type="float">
            <text:p>21.90628</text:p>
          </table:table-cell>
          <table:table-cell office:value-type="float" office:value="25.21097" calcext:value-type="float">
            <text:p>25.21097</text:p>
          </table:table-cell>
          <table:table-cell office:value-type="float" office:value="21.93555" calcext:value-type="float">
            <text:p>21.93555</text:p>
          </table:table-cell>
          <table:table-cell office:value-type="float" office:value="23.95779" calcext:value-type="float">
            <text:p>23.95779</text:p>
          </table:table-cell>
          <table:table-cell office:value-type="float" office:value="21.72028" calcext:value-type="float">
            <text:p>21.720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3" calcext:value-type="float">
            <text:p>1072003</text:p>
          </table:table-cell>
          <table:table-cell office:value-type="float" office:value="22.70592" calcext:value-type="float">
            <text:p>22.70592</text:p>
          </table:table-cell>
          <table:table-cell office:value-type="float" office:value="29.1" calcext:value-type="float">
            <text:p>29.1</text:p>
          </table:table-cell>
          <table:table-cell office:value-type="float" office:value="18.6" calcext:value-type="float">
            <text:p>18.6</text:p>
          </table:table-cell>
          <table:table-cell office:value-type="float" office:value="2.655892" calcext:value-type="float">
            <text:p>2.655892</text:p>
          </table:table-cell>
          <table:table-cell office:value-type="float" office:value="2.055701" calcext:value-type="float">
            <text:p>2.055701</text:p>
          </table:table-cell>
          <table:table-cell office:value-type="float" office:value="181.296" calcext:value-type="float">
            <text:p>181.296</text:p>
          </table:table-cell>
          <table:table-cell office:value-type="float" office:value="0" calcext:value-type="float">
            <text:p>0</text:p>
          </table:table-cell>
          <table:table-cell office:value-type="float" office:value="37.08279" calcext:value-type="float">
            <text:p>37.08279</text:p>
          </table:table-cell>
          <table:table-cell office:value-type="float" office:value="19.88297" calcext:value-type="float">
            <text:p>19.88297</text:p>
          </table:table-cell>
          <table:table-cell office:value-type="float" office:value="30.11951" calcext:value-type="float">
            <text:p>30.11951</text:p>
          </table:table-cell>
          <table:table-cell office:value-type="float" office:value="21.73807" calcext:value-type="float">
            <text:p>21.73807</text:p>
          </table:table-cell>
          <table:table-cell office:value-type="float" office:value="27.93716" calcext:value-type="float">
            <text:p>27.93716</text:p>
          </table:table-cell>
          <table:table-cell office:value-type="float" office:value="22.31497" calcext:value-type="float">
            <text:p>22.31497</text:p>
          </table:table-cell>
          <table:table-cell office:value-type="float" office:value="26.23004" calcext:value-type="float">
            <text:p>26.23004</text:p>
          </table:table-cell>
          <table:table-cell office:value-type="float" office:value="22.49799" calcext:value-type="float">
            <text:p>22.49799</text:p>
          </table:table-cell>
          <table:table-cell office:value-type="float" office:value="24.9028" calcext:value-type="float">
            <text:p>24.9028</text:p>
          </table:table-cell>
          <table:table-cell office:value-type="float" office:value="22.39764" calcext:value-type="float">
            <text:p>22.39764</text:p>
          </table:table-cell>
          <table:table-cell office:value-type="float" office:value="23.81512" calcext:value-type="float">
            <text:p>23.81512</text:p>
          </table:table-cell>
          <table:table-cell office:value-type="float" office:value="22.11627" calcext:value-type="float">
            <text:p>22.116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3" calcext:value-type="float">
            <text:p>2072003</text:p>
          </table:table-cell>
          <table:table-cell office:value-type="float" office:value="8.387639" calcext:value-type="float">
            <text:p>8.387639</text:p>
          </table:table-cell>
          <table:table-cell office:value-type="float" office:value="24.5" calcext:value-type="float">
            <text:p>24.5</text:p>
          </table:table-cell>
          <table:table-cell office:value-type="float" office:value="20.3" calcext:value-type="float">
            <text:p>20.3</text:p>
          </table:table-cell>
          <table:table-cell office:value-type="float" office:value="2.847559" calcext:value-type="float">
            <text:p>2.847559</text:p>
          </table:table-cell>
          <table:table-cell office:value-type="float" office:value="2.222146" calcext:value-type="float">
            <text:p>2.222146</text:p>
          </table:table-cell>
          <table:table-cell office:value-type="float" office:value="223.272" calcext:value-type="float">
            <text:p>223.272</text:p>
          </table:table-cell>
          <table:table-cell office:value-type="float" office:value="0.5" calcext:value-type="float">
            <text:p>0.5</text:p>
          </table:table-cell>
          <table:table-cell office:value-type="float" office:value="27.30896" calcext:value-type="float">
            <text:p>27.30896</text:p>
          </table:table-cell>
          <table:table-cell office:value-type="float" office:value="21.73416" calcext:value-type="float">
            <text:p>21.73416</text:p>
          </table:table-cell>
          <table:table-cell office:value-type="float" office:value="24.96176" calcext:value-type="float">
            <text:p>24.96176</text:p>
          </table:table-cell>
          <table:table-cell office:value-type="float" office:value="22.71002" calcext:value-type="float">
            <text:p>22.71002</text:p>
          </table:table-cell>
          <table:table-cell office:value-type="float" office:value="24.55264" calcext:value-type="float">
            <text:p>24.55264</text:p>
          </table:table-cell>
          <table:table-cell office:value-type="float" office:value="22.86853" calcext:value-type="float">
            <text:p>22.86853</text:p>
          </table:table-cell>
          <table:table-cell office:value-type="float" office:value="24.53516" calcext:value-type="float">
            <text:p>24.53516</text:p>
          </table:table-cell>
          <table:table-cell office:value-type="float" office:value="22.77795" calcext:value-type="float">
            <text:p>22.77795</text:p>
          </table:table-cell>
          <table:table-cell office:value-type="float" office:value="24.17023" calcext:value-type="float">
            <text:p>24.17023</text:p>
          </table:table-cell>
          <table:table-cell office:value-type="float" office:value="22.50412" calcext:value-type="float">
            <text:p>22.50412</text:p>
          </table:table-cell>
          <table:table-cell office:value-type="float" office:value="23.56311" calcext:value-type="float">
            <text:p>23.56311</text:p>
          </table:table-cell>
          <table:table-cell office:value-type="float" office:value="22.14774" calcext:value-type="float">
            <text:p>22.147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3" calcext:value-type="float">
            <text:p>3072003</text:p>
          </table:table-cell>
          <table:table-cell office:value-type="float" office:value="13.40316" calcext:value-type="float">
            <text:p>13.40316</text:p>
          </table:table-cell>
          <table:table-cell office:value-type="float" office:value="27.1" calcext:value-type="float">
            <text:p>27.1</text:p>
          </table:table-cell>
          <table:table-cell office:value-type="float" office:value="16.9" calcext:value-type="float">
            <text:p>16.9</text:p>
          </table:table-cell>
          <table:table-cell office:value-type="float" office:value="2.720212" calcext:value-type="float">
            <text:p>2.720212</text:p>
          </table:table-cell>
          <table:table-cell office:value-type="float" office:value="1.808539" calcext:value-type="float">
            <text:p>1.808539</text:p>
          </table:table-cell>
          <table:table-cell office:value-type="float" office:value="510.444" calcext:value-type="float">
            <text:p>510.444</text:p>
          </table:table-cell>
          <table:table-cell office:value-type="float" office:value="19.2" calcext:value-type="float">
            <text:p>19.2</text:p>
          </table:table-cell>
          <table:table-cell office:value-type="float" office:value="28.03497" calcext:value-type="float">
            <text:p>28.03497</text:p>
          </table:table-cell>
          <table:table-cell office:value-type="float" office:value="17.51892" calcext:value-type="float">
            <text:p>17.51892</text:p>
          </table:table-cell>
          <table:table-cell office:value-type="float" office:value="25.05423" calcext:value-type="float">
            <text:p>25.05423</text:p>
          </table:table-cell>
          <table:table-cell office:value-type="float" office:value="19.20834" calcext:value-type="float">
            <text:p>19.20834</text:p>
          </table:table-cell>
          <table:table-cell office:value-type="float" office:value="23.92853" calcext:value-type="float">
            <text:p>23.92853</text:p>
          </table:table-cell>
          <table:table-cell office:value-type="float" office:value="20.01868" calcext:value-type="float">
            <text:p>20.01868</text:p>
          </table:table-cell>
          <table:table-cell office:value-type="float" office:value="22.94385" calcext:value-type="float">
            <text:p>22.94385</text:p>
          </table:table-cell>
          <table:table-cell office:value-type="float" office:value="20.6214" calcext:value-type="float">
            <text:p>20.6214</text:p>
          </table:table-cell>
          <table:table-cell office:value-type="float" office:value="22.54764" calcext:value-type="float">
            <text:p>22.54764</text:p>
          </table:table-cell>
          <table:table-cell office:value-type="float" office:value="20.9335" calcext:value-type="float">
            <text:p>20.9335</text:p>
          </table:table-cell>
          <table:table-cell office:value-type="float" office:value="22.18594" calcext:value-type="float">
            <text:p>22.18594</text:p>
          </table:table-cell>
          <table:table-cell office:value-type="float" office:value="20.98697" calcext:value-type="float">
            <text:p>20.986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3" calcext:value-type="float">
            <text:p>4072003</text:p>
          </table:table-cell>
          <table:table-cell office:value-type="float" office:value="7.392961" calcext:value-type="float">
            <text:p>7.392961</text:p>
          </table:table-cell>
          <table:table-cell office:value-type="float" office:value="18.4" calcext:value-type="float">
            <text:p>18.4</text:p>
          </table:table-cell>
          <table:table-cell office:value-type="float" office:value="13.6" calcext:value-type="float">
            <text:p>13.6</text:p>
          </table:table-cell>
          <table:table-cell office:value-type="float" office:value="1.800744" calcext:value-type="float">
            <text:p>1.800744</text:p>
          </table:table-cell>
          <table:table-cell office:value-type="float" office:value="1.485181" calcext:value-type="float">
            <text:p>1.485181</text:p>
          </table:table-cell>
          <table:table-cell office:value-type="float" office:value="481.104" calcext:value-type="float">
            <text:p>481.104</text:p>
          </table:table-cell>
          <table:table-cell office:value-type="float" office:value="2.2" calcext:value-type="float">
            <text:p>2.2</text:p>
          </table:table-cell>
          <table:table-cell office:value-type="float" office:value="19.37201" calcext:value-type="float">
            <text:p>19.37201</text:p>
          </table:table-cell>
          <table:table-cell office:value-type="float" office:value="14.13571" calcext:value-type="float">
            <text:p>14.13571</text:p>
          </table:table-cell>
          <table:table-cell office:value-type="float" office:value="19.08521" calcext:value-type="float">
            <text:p>19.08521</text:p>
          </table:table-cell>
          <table:table-cell office:value-type="float" office:value="15.70731" calcext:value-type="float">
            <text:p>15.70731</text:p>
          </table:table-cell>
          <table:table-cell office:value-type="float" office:value="19.9288" calcext:value-type="float">
            <text:p>19.9288</text:p>
          </table:table-cell>
          <table:table-cell office:value-type="float" office:value="16.50009" calcext:value-type="float">
            <text:p>16.50009</text:p>
          </table:table-cell>
          <table:table-cell office:value-type="float" office:value="20.55121" calcext:value-type="float">
            <text:p>20.55121</text:p>
          </table:table-cell>
          <table:table-cell office:value-type="float" office:value="17.29733" calcext:value-type="float">
            <text:p>17.29733</text:p>
          </table:table-cell>
          <table:table-cell office:value-type="float" office:value="20.87833" calcext:value-type="float">
            <text:p>20.87833</text:p>
          </table:table-cell>
          <table:table-cell office:value-type="float" office:value="17.9137" calcext:value-type="float">
            <text:p>17.9137</text:p>
          </table:table-cell>
          <table:table-cell office:value-type="float" office:value="20.94571" calcext:value-type="float">
            <text:p>20.94571</text:p>
          </table:table-cell>
          <table:table-cell office:value-type="float" office:value="18.32935" calcext:value-type="float">
            <text:p>18.329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3" calcext:value-type="float">
            <text:p>5072003</text:p>
          </table:table-cell>
          <table:table-cell office:value-type="float" office:value="29.45628" calcext:value-type="float">
            <text:p>29.45628</text:p>
          </table:table-cell>
          <table:table-cell office:value-type="float" office:value="25.3" calcext:value-type="float">
            <text:p>25.3</text:p>
          </table:table-cell>
          <table:table-cell office:value-type="float" office:value="13.1" calcext:value-type="float">
            <text:p>13.1</text:p>
          </table:table-cell>
          <table:table-cell office:value-type="float" office:value="1.723336" calcext:value-type="float">
            <text:p>1.723336</text:p>
          </table:table-cell>
          <table:table-cell office:value-type="float" office:value="1.322347" calcext:value-type="float">
            <text:p>1.322347</text:p>
          </table:table-cell>
          <table:table-cell office:value-type="float" office:value="443.808" calcext:value-type="float">
            <text:p>443.808</text:p>
          </table:table-cell>
          <table:table-cell office:value-type="float" office:value="0" calcext:value-type="float">
            <text:p>0</text:p>
          </table:table-cell>
          <table:table-cell office:value-type="float" office:value="24.75763" calcext:value-type="float">
            <text:p>24.75763</text:p>
          </table:table-cell>
          <table:table-cell office:value-type="float" office:value="13.61258" calcext:value-type="float">
            <text:p>13.61258</text:p>
          </table:table-cell>
          <table:table-cell office:value-type="float" office:value="21.44162" calcext:value-type="float">
            <text:p>21.44162</text:p>
          </table:table-cell>
          <table:table-cell office:value-type="float" office:value="15.05988" calcext:value-type="float">
            <text:p>15.05988</text:p>
          </table:table-cell>
          <table:table-cell office:value-type="float" office:value="20.45572" calcext:value-type="float">
            <text:p>20.45572</text:p>
          </table:table-cell>
          <table:table-cell office:value-type="float" office:value="15.71973" calcext:value-type="float">
            <text:p>15.71973</text:p>
          </table:table-cell>
          <table:table-cell office:value-type="float" office:value="19.6543" calcext:value-type="float">
            <text:p>19.6543</text:p>
          </table:table-cell>
          <table:table-cell office:value-type="float" office:value="16.38116" calcext:value-type="float">
            <text:p>16.38116</text:p>
          </table:table-cell>
          <table:table-cell office:value-type="float" office:value="19.11163" calcext:value-type="float">
            <text:p>19.11163</text:p>
          </table:table-cell>
          <table:table-cell office:value-type="float" office:value="16.92105" calcext:value-type="float">
            <text:p>16.92105</text:p>
          </table:table-cell>
          <table:table-cell office:value-type="float" office:value="18.74426" calcext:value-type="float">
            <text:p>18.74426</text:p>
          </table:table-cell>
          <table:table-cell office:value-type="float" office:value="17.3161" calcext:value-type="float">
            <text:p>17.31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3" calcext:value-type="float">
            <text:p>6072003</text:p>
          </table:table-cell>
          <table:table-cell office:value-type="float" office:value="29.68488" calcext:value-type="float">
            <text:p>29.68488</text:p>
          </table:table-cell>
          <table:table-cell office:value-type="float" office:value="25.7" calcext:value-type="float">
            <text:p>25.7</text:p>
          </table:table-cell>
          <table:table-cell office:value-type="float" office:value="13.4" calcext:value-type="float">
            <text:p>13.4</text:p>
          </table:table-cell>
          <table:table-cell office:value-type="float" office:value="1.658926" calcext:value-type="float">
            <text:p>1.658926</text:p>
          </table:table-cell>
          <table:table-cell office:value-type="float" office:value="1.279649" calcext:value-type="float">
            <text:p>1.279649</text:p>
          </table:table-cell>
          <table:table-cell office:value-type="float" office:value="443.016" calcext:value-type="float">
            <text:p>443.016</text:p>
          </table:table-cell>
          <table:table-cell office:value-type="float" office:value="0" calcext:value-type="float">
            <text:p>0</text:p>
          </table:table-cell>
          <table:table-cell office:value-type="float" office:value="24.90662" calcext:value-type="float">
            <text:p>24.90662</text:p>
          </table:table-cell>
          <table:table-cell office:value-type="float" office:value="13.99323" calcext:value-type="float">
            <text:p>13.99323</text:p>
          </table:table-cell>
          <table:table-cell office:value-type="float" office:value="21.83865" calcext:value-type="float">
            <text:p>21.83865</text:p>
          </table:table-cell>
          <table:table-cell office:value-type="float" office:value="15.80066" calcext:value-type="float">
            <text:p>15.80066</text:p>
          </table:table-cell>
          <table:table-cell office:value-type="float" office:value="20.76636" calcext:value-type="float">
            <text:p>20.76636</text:p>
          </table:table-cell>
          <table:table-cell office:value-type="float" office:value="16.47824" calcext:value-type="float">
            <text:p>16.47824</text:p>
          </table:table-cell>
          <table:table-cell office:value-type="float" office:value="19.88608" calcext:value-type="float">
            <text:p>19.88608</text:p>
          </table:table-cell>
          <table:table-cell office:value-type="float" office:value="17.02209" calcext:value-type="float">
            <text:p>17.02209</text:p>
          </table:table-cell>
          <table:table-cell office:value-type="float" office:value="19.25949" calcext:value-type="float">
            <text:p>19.25949</text:p>
          </table:table-cell>
          <table:table-cell office:value-type="float" office:value="17.37238" calcext:value-type="float">
            <text:p>17.37238</text:p>
          </table:table-cell>
          <table:table-cell office:value-type="float" office:value="18.80124" calcext:value-type="float">
            <text:p>18.80124</text:p>
          </table:table-cell>
          <table:table-cell office:value-type="float" office:value="17.56906" calcext:value-type="float">
            <text:p>17.569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3" calcext:value-type="float">
            <text:p>7072003</text:p>
          </table:table-cell>
          <table:table-cell office:value-type="float" office:value="24.97608" calcext:value-type="float">
            <text:p>24.97608</text:p>
          </table:table-cell>
          <table:table-cell office:value-type="float" office:value="22.7" calcext:value-type="float">
            <text:p>22.7</text:p>
          </table:table-cell>
          <table:table-cell office:value-type="float" office:value="14.4" calcext:value-type="float">
            <text:p>14.4</text:p>
          </table:table-cell>
          <table:table-cell office:value-type="float" office:value="1.927226" calcext:value-type="float">
            <text:p>1.927226</text:p>
          </table:table-cell>
          <table:table-cell office:value-type="float" office:value="1.071174" calcext:value-type="float">
            <text:p>1.071174</text:p>
          </table:table-cell>
          <table:table-cell office:value-type="float" office:value="419.688" calcext:value-type="float">
            <text:p>419.688</text:p>
          </table:table-cell>
          <table:table-cell office:value-type="float" office:value="1.2" calcext:value-type="float">
            <text:p>1.2</text:p>
          </table:table-cell>
          <table:table-cell office:value-type="float" office:value="27.31714" calcext:value-type="float">
            <text:p>27.31714</text:p>
          </table:table-cell>
          <table:table-cell office:value-type="float" office:value="14.93604" calcext:value-type="float">
            <text:p>14.93604</text:p>
          </table:table-cell>
          <table:table-cell office:value-type="float" office:value="22.6452" calcext:value-type="float">
            <text:p>22.6452</text:p>
          </table:table-cell>
          <table:table-cell office:value-type="float" office:value="16.42941" calcext:value-type="float">
            <text:p>16.42941</text:p>
          </table:table-cell>
          <table:table-cell office:value-type="float" office:value="21.25281" calcext:value-type="float">
            <text:p>21.25281</text:p>
          </table:table-cell>
          <table:table-cell office:value-type="float" office:value="16.93484" calcext:value-type="float">
            <text:p>16.93484</text:p>
          </table:table-cell>
          <table:table-cell office:value-type="float" office:value="20.21918" calcext:value-type="float">
            <text:p>20.21918</text:p>
          </table:table-cell>
          <table:table-cell office:value-type="float" office:value="17.30139" calcext:value-type="float">
            <text:p>17.30139</text:p>
          </table:table-cell>
          <table:table-cell office:value-type="float" office:value="19.479" calcext:value-type="float">
            <text:p>19.479</text:p>
          </table:table-cell>
          <table:table-cell office:value-type="float" office:value="17.50034" calcext:value-type="float">
            <text:p>17.50034</text:p>
          </table:table-cell>
          <table:table-cell office:value-type="float" office:value="18.92163" calcext:value-type="float">
            <text:p>18.92163</text:p>
          </table:table-cell>
          <table:table-cell office:value-type="float" office:value="17.59695" calcext:value-type="float">
            <text:p>17.5969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3" calcext:value-type="float">
            <text:p>8072003</text:p>
          </table:table-cell>
          <table:table-cell office:value-type="float" office:value="15.72336" calcext:value-type="float">
            <text:p>15.72336</text:p>
          </table:table-cell>
          <table:table-cell office:value-type="float" office:value="19.3" calcext:value-type="float">
            <text:p>19.3</text:p>
          </table:table-cell>
          <table:table-cell office:value-type="float" office:value="10" calcext:value-type="float">
            <text:p>10</text:p>
          </table:table-cell>
          <table:table-cell office:value-type="float" office:value="1.558328" calcext:value-type="float">
            <text:p>1.558328</text:p>
          </table:table-cell>
          <table:table-cell office:value-type="float" office:value="1.110566" calcext:value-type="float">
            <text:p>1.110566</text:p>
          </table:table-cell>
          <table:table-cell office:value-type="float" office:value="231.48" calcext:value-type="float">
            <text:p>231.48</text:p>
          </table:table-cell>
          <table:table-cell office:value-type="float" office:value="8.400001" calcext:value-type="float">
            <text:p>8.400001</text:p>
          </table:table-cell>
          <table:table-cell office:value-type="float" office:value="24.63565" calcext:value-type="float">
            <text:p>24.63565</text:p>
          </table:table-cell>
          <table:table-cell office:value-type="float" office:value="11.93015" calcext:value-type="float">
            <text:p>11.93015</text:p>
          </table:table-cell>
          <table:table-cell office:value-type="float" office:value="20.52991" calcext:value-type="float">
            <text:p>20.52991</text:p>
          </table:table-cell>
          <table:table-cell office:value-type="float" office:value="14.94714" calcext:value-type="float">
            <text:p>14.94714</text:p>
          </table:table-cell>
          <table:table-cell office:value-type="float" office:value="19.5141" calcext:value-type="float">
            <text:p>19.5141</text:p>
          </table:table-cell>
          <table:table-cell office:value-type="float" office:value="15.70963" calcext:value-type="float">
            <text:p>15.70963</text:p>
          </table:table-cell>
          <table:table-cell office:value-type="float" office:value="18.82986" calcext:value-type="float">
            <text:p>18.82986</text:p>
          </table:table-cell>
          <table:table-cell office:value-type="float" office:value="16.50424" calcext:value-type="float">
            <text:p>16.50424</text:p>
          </table:table-cell>
          <table:table-cell office:value-type="float" office:value="18.88739" calcext:value-type="float">
            <text:p>18.88739</text:p>
          </table:table-cell>
          <table:table-cell office:value-type="float" office:value="17.02722" calcext:value-type="float">
            <text:p>17.02722</text:p>
          </table:table-cell>
          <table:table-cell office:value-type="float" office:value="18.72955" calcext:value-type="float">
            <text:p>18.72955</text:p>
          </table:table-cell>
          <table:table-cell office:value-type="float" office:value="17.31195" calcext:value-type="float">
            <text:p>17.311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3" calcext:value-type="float">
            <text:p>9072003</text:p>
          </table:table-cell>
          <table:table-cell office:value-type="float" office:value="21.14568" calcext:value-type="float">
            <text:p>21.14568</text:p>
          </table:table-cell>
          <table:table-cell office:value-type="float" office:value="21.7" calcext:value-type="float">
            <text:p>21.7</text:p>
          </table:table-cell>
          <table:table-cell office:value-type="float" office:value="13.2" calcext:value-type="float">
            <text:p>13.2</text:p>
          </table:table-cell>
          <table:table-cell office:value-type="float" office:value="1.663228" calcext:value-type="float">
            <text:p>1.663228</text:p>
          </table:table-cell>
          <table:table-cell office:value-type="float" office:value="1.308437" calcext:value-type="float">
            <text:p>1.308437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0.8" calcext:value-type="float">
            <text:p>0.8</text:p>
          </table:table-cell>
          <table:table-cell office:value-type="float" office:value="21.89691" calcext:value-type="float">
            <text:p>21.89691</text:p>
          </table:table-cell>
          <table:table-cell office:value-type="float" office:value="13.41428" calcext:value-type="float">
            <text:p>13.41428</text:p>
          </table:table-cell>
          <table:table-cell office:value-type="float" office:value="19.97247" calcext:value-type="float">
            <text:p>19.97247</text:p>
          </table:table-cell>
          <table:table-cell office:value-type="float" office:value="14.46207" calcext:value-type="float">
            <text:p>14.46207</text:p>
          </table:table-cell>
          <table:table-cell office:value-type="float" office:value="19.15405" calcext:value-type="float">
            <text:p>19.15405</text:p>
          </table:table-cell>
          <table:table-cell office:value-type="float" office:value="14.99384" calcext:value-type="float">
            <text:p>14.99384</text:p>
          </table:table-cell>
          <table:table-cell office:value-type="float" office:value="18.40039" calcext:value-type="float">
            <text:p>18.40039</text:p>
          </table:table-cell>
          <table:table-cell office:value-type="float" office:value="15.54779" calcext:value-type="float">
            <text:p>15.54779</text:p>
          </table:table-cell>
          <table:table-cell office:value-type="float" office:value="17.88306" calcext:value-type="float">
            <text:p>17.88306</text:p>
          </table:table-cell>
          <table:table-cell office:value-type="float" office:value="15.97308" calcext:value-type="float">
            <text:p>15.97308</text:p>
          </table:table-cell>
          <table:table-cell office:value-type="float" office:value="17.51913" calcext:value-type="float">
            <text:p>17.51913</text:p>
          </table:table-cell>
          <table:table-cell office:value-type="float" office:value="16.27167" calcext:value-type="float">
            <text:p>16.271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3" calcext:value-type="float">
            <text:p>10072003</text:p>
          </table:table-cell>
          <table:table-cell office:value-type="float" office:value="28.88392" calcext:value-type="float">
            <text:p>28.88392</text:p>
          </table:table-cell>
          <table:table-cell office:value-type="float" office:value="25.2" calcext:value-type="float">
            <text:p>25.2</text:p>
          </table:table-cell>
          <table:table-cell office:value-type="float" office:value="11.7" calcext:value-type="float">
            <text:p>11.7</text:p>
          </table:table-cell>
          <table:table-cell office:value-type="float" office:value="1.692996" calcext:value-type="float">
            <text:p>1.692996</text:p>
          </table:table-cell>
          <table:table-cell office:value-type="float" office:value="1.264781" calcext:value-type="float">
            <text:p>1.264781</text:p>
          </table:table-cell>
          <table:table-cell office:value-type="float" office:value="221.544" calcext:value-type="float">
            <text:p>221.544</text:p>
          </table:table-cell>
          <table:table-cell office:value-type="float" office:value="0" calcext:value-type="float">
            <text:p>0</text:p>
          </table:table-cell>
          <table:table-cell office:value-type="float" office:value="24.13031" calcext:value-type="float">
            <text:p>24.13031</text:p>
          </table:table-cell>
          <table:table-cell office:value-type="float" office:value="12.22241" calcext:value-type="float">
            <text:p>12.22241</text:p>
          </table:table-cell>
          <table:table-cell office:value-type="float" office:value="20.93796" calcext:value-type="float">
            <text:p>20.93796</text:p>
          </table:table-cell>
          <table:table-cell office:value-type="float" office:value="14.04974" calcext:value-type="float">
            <text:p>14.04974</text:p>
          </table:table-cell>
          <table:table-cell office:value-type="float" office:value="19.80615" calcext:value-type="float">
            <text:p>19.80615</text:p>
          </table:table-cell>
          <table:table-cell office:value-type="float" office:value="14.8461" calcext:value-type="float">
            <text:p>14.8461</text:p>
          </table:table-cell>
          <table:table-cell office:value-type="float" office:value="18.92426" calcext:value-type="float">
            <text:p>18.92426</text:p>
          </table:table-cell>
          <table:table-cell office:value-type="float" office:value="15.52725" calcext:value-type="float">
            <text:p>15.52725</text:p>
          </table:table-cell>
          <table:table-cell office:value-type="float" office:value="18.29236" calcext:value-type="float">
            <text:p>18.29236</text:p>
          </table:table-cell>
          <table:table-cell office:value-type="float" office:value="15.9617" calcext:value-type="float">
            <text:p>15.9617</text:p>
          </table:table-cell>
          <table:table-cell office:value-type="float" office:value="17.81909" calcext:value-type="float">
            <text:p>17.81909</text:p>
          </table:table-cell>
          <table:table-cell office:value-type="float" office:value="16.22025" calcext:value-type="float">
            <text:p>16.220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3" calcext:value-type="float">
            <text:p>11072003</text:p>
          </table:table-cell>
          <table:table-cell office:value-type="float" office:value="29.10221" calcext:value-type="float">
            <text:p>29.10221</text:p>
          </table:table-cell>
          <table:table-cell office:value-type="float" office:value="29.3" calcext:value-type="float">
            <text:p>29.3</text:p>
          </table:table-cell>
          <table:table-cell office:value-type="float" office:value="13" calcext:value-type="float">
            <text:p>13</text:p>
          </table:table-cell>
          <table:table-cell office:value-type="float" office:value="1.993881" calcext:value-type="float">
            <text:p>1.993881</text:p>
          </table:table-cell>
          <table:table-cell office:value-type="float" office:value="1.392484" calcext:value-type="float">
            <text:p>1.392484</text:p>
          </table:table-cell>
          <table:table-cell office:value-type="float" office:value="275.004" calcext:value-type="float">
            <text:p>275.004</text:p>
          </table:table-cell>
          <table:table-cell office:value-type="float" office:value="0" calcext:value-type="float">
            <text:p>0</text:p>
          </table:table-cell>
          <table:table-cell office:value-type="float" office:value="29.71887" calcext:value-type="float">
            <text:p>29.71887</text:p>
          </table:table-cell>
          <table:table-cell office:value-type="float" office:value="13.07022" calcext:value-type="float">
            <text:p>13.07022</text:p>
          </table:table-cell>
          <table:table-cell office:value-type="float" office:value="24.21304" calcext:value-type="float">
            <text:p>24.21304</text:p>
          </table:table-cell>
          <table:table-cell office:value-type="float" office:value="15.04269" calcext:value-type="float">
            <text:p>15.04269</text:p>
          </table:table-cell>
          <table:table-cell office:value-type="float" office:value="22.43701" calcext:value-type="float">
            <text:p>22.43701</text:p>
          </table:table-cell>
          <table:table-cell office:value-type="float" office:value="15.7963" calcext:value-type="float">
            <text:p>15.7963</text:p>
          </table:table-cell>
          <table:table-cell office:value-type="float" office:value="21.06555" calcext:value-type="float">
            <text:p>21.06555</text:p>
          </table:table-cell>
          <table:table-cell office:value-type="float" office:value="16.3027" calcext:value-type="float">
            <text:p>16.3027</text:p>
          </table:table-cell>
          <table:table-cell office:value-type="float" office:value="19.99957" calcext:value-type="float">
            <text:p>19.99957</text:p>
          </table:table-cell>
          <table:table-cell office:value-type="float" office:value="16.57614" calcext:value-type="float">
            <text:p>16.57614</text:p>
          </table:table-cell>
          <table:table-cell office:value-type="float" office:value="19.16022" calcext:value-type="float">
            <text:p>19.16022</text:p>
          </table:table-cell>
          <table:table-cell office:value-type="float" office:value="16.69226" calcext:value-type="float">
            <text:p>16.692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3" calcext:value-type="float">
            <text:p>12072003</text:p>
          </table:table-cell>
          <table:table-cell office:value-type="float" office:value="26.85845" calcext:value-type="float">
            <text:p>26.85845</text:p>
          </table:table-cell>
          <table:table-cell office:value-type="float" office:value="30.8" calcext:value-type="float">
            <text:p>30.8</text:p>
          </table:table-cell>
          <table:table-cell office:value-type="float" office:value="15.7" calcext:value-type="float">
            <text:p>15.7</text:p>
          </table:table-cell>
          <table:table-cell office:value-type="float" office:value="2.177585" calcext:value-type="float">
            <text:p>2.177585</text:p>
          </table:table-cell>
          <table:table-cell office:value-type="float" office:value="1.641623" calcext:value-type="float">
            <text:p>1.641623</text:p>
          </table:table-cell>
          <table:table-cell office:value-type="float" office:value="244.656" calcext:value-type="float">
            <text:p>244.656</text:p>
          </table:table-cell>
          <table:table-cell office:value-type="float" office:value="0" calcext:value-type="float">
            <text:p>0</text:p>
          </table:table-cell>
          <table:table-cell office:value-type="float" office:value="34.12695" calcext:value-type="float">
            <text:p>34.12695</text:p>
          </table:table-cell>
          <table:table-cell office:value-type="float" office:value="16.84769" calcext:value-type="float">
            <text:p>16.84769</text:p>
          </table:table-cell>
          <table:table-cell office:value-type="float" office:value="27.08084" calcext:value-type="float">
            <text:p>27.08084</text:p>
          </table:table-cell>
          <table:table-cell office:value-type="float" office:value="18.11484" calcext:value-type="float">
            <text:p>18.11484</text:p>
          </table:table-cell>
          <table:table-cell office:value-type="float" office:value="24.85422" calcext:value-type="float">
            <text:p>24.85422</text:p>
          </table:table-cell>
          <table:table-cell office:value-type="float" office:value="18.5387" calcext:value-type="float">
            <text:p>18.5387</text:p>
          </table:table-cell>
          <table:table-cell office:value-type="float" office:value="23.17349" calcext:value-type="float">
            <text:p>23.17349</text:p>
          </table:table-cell>
          <table:table-cell office:value-type="float" office:value="18.64038" calcext:value-type="float">
            <text:p>18.64038</text:p>
          </table:table-cell>
          <table:table-cell office:value-type="float" office:value="21.86258" calcext:value-type="float">
            <text:p>21.86258</text:p>
          </table:table-cell>
          <table:table-cell office:value-type="float" office:value="18.54462" calcext:value-type="float">
            <text:p>18.54462</text:p>
          </table:table-cell>
          <table:table-cell office:value-type="float" office:value="20.78391" calcext:value-type="float">
            <text:p>20.78391</text:p>
          </table:table-cell>
          <table:table-cell office:value-type="float" office:value="18.3291" calcext:value-type="float">
            <text:p>18.32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3" calcext:value-type="float">
            <text:p>13072003</text:p>
          </table:table-cell>
          <table:table-cell office:value-type="float" office:value="18.19517" calcext:value-type="float">
            <text:p>18.19517</text:p>
          </table:table-cell>
          <table:table-cell office:value-type="float" office:value="30.4" calcext:value-type="float">
            <text:p>30.4</text:p>
          </table:table-cell>
          <table:table-cell office:value-type="float" office:value="15.7" calcext:value-type="float">
            <text:p>15.7</text:p>
          </table:table-cell>
          <table:table-cell office:value-type="float" office:value="2.966506" calcext:value-type="float">
            <text:p>2.966506</text:p>
          </table:table-cell>
          <table:table-cell office:value-type="float" office:value="1.585789" calcext:value-type="float">
            <text:p>1.585789</text:p>
          </table:table-cell>
          <table:table-cell office:value-type="float" office:value="163.404" calcext:value-type="float">
            <text:p>163.404</text:p>
          </table:table-cell>
          <table:table-cell office:value-type="float" office:value="7.4" calcext:value-type="float">
            <text:p>7.4</text:p>
          </table:table-cell>
          <table:table-cell office:value-type="float" office:value="32.6492" calcext:value-type="float">
            <text:p>32.6492</text:p>
          </table:table-cell>
          <table:table-cell office:value-type="float" office:value="17.04092" calcext:value-type="float">
            <text:p>17.04092</text:p>
          </table:table-cell>
          <table:table-cell office:value-type="float" office:value="26.59109" calcext:value-type="float">
            <text:p>26.59109</text:p>
          </table:table-cell>
          <table:table-cell office:value-type="float" office:value="18.84207" calcext:value-type="float">
            <text:p>18.84207</text:p>
          </table:table-cell>
          <table:table-cell office:value-type="float" office:value="24.66193" calcext:value-type="float">
            <text:p>24.66193</text:p>
          </table:table-cell>
          <table:table-cell office:value-type="float" office:value="19.45193" calcext:value-type="float">
            <text:p>19.45193</text:p>
          </table:table-cell>
          <table:table-cell office:value-type="float" office:value="23.14481" calcext:value-type="float">
            <text:p>23.14481</text:p>
          </table:table-cell>
          <table:table-cell office:value-type="float" office:value="19.66144" calcext:value-type="float">
            <text:p>19.66144</text:p>
          </table:table-cell>
          <table:table-cell office:value-type="float" office:value="21.99689" calcext:value-type="float">
            <text:p>21.99689</text:p>
          </table:table-cell>
          <table:table-cell office:value-type="float" office:value="19.60818" calcext:value-type="float">
            <text:p>19.60818</text:p>
          </table:table-cell>
          <table:table-cell office:value-type="float" office:value="21.05267" calcext:value-type="float">
            <text:p>21.05267</text:p>
          </table:table-cell>
          <table:table-cell office:value-type="float" office:value="19.37625" calcext:value-type="float">
            <text:p>19.376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3" calcext:value-type="float">
            <text:p>14072003</text:p>
          </table:table-cell>
          <table:table-cell office:value-type="float" office:value="12.48676" calcext:value-type="float">
            <text:p>12.48676</text:p>
          </table:table-cell>
          <table:table-cell office:value-type="float" office:value="28.2" calcext:value-type="float">
            <text:p>28.2</text:p>
          </table:table-cell>
          <table:table-cell office:value-type="float" office:value="19.6" calcext:value-type="float">
            <text:p>19.6</text:p>
          </table:table-cell>
          <table:table-cell office:value-type="float" office:value="3.329545" calcext:value-type="float">
            <text:p>3.329545</text:p>
          </table:table-cell>
          <table:table-cell office:value-type="float" office:value="2.233114" calcext:value-type="float">
            <text:p>2.233114</text:p>
          </table:table-cell>
          <table:table-cell office:value-type="float" office:value="136.404" calcext:value-type="float">
            <text:p>136.404</text:p>
          </table:table-cell>
          <table:table-cell office:value-type="float" office:value="14.8" calcext:value-type="float">
            <text:p>14.8</text:p>
          </table:table-cell>
          <table:table-cell office:value-type="float" office:value="28.49271" calcext:value-type="float">
            <text:p>28.49271</text:p>
          </table:table-cell>
          <table:table-cell office:value-type="float" office:value="19.76743" calcext:value-type="float">
            <text:p>19.76743</text:p>
          </table:table-cell>
          <table:table-cell office:value-type="float" office:value="25.50278" calcext:value-type="float">
            <text:p>25.50278</text:p>
          </table:table-cell>
          <table:table-cell office:value-type="float" office:value="20.33463" calcext:value-type="float">
            <text:p>20.33463</text:p>
          </table:table-cell>
          <table:table-cell office:value-type="float" office:value="24.02161" calcext:value-type="float">
            <text:p>24.02161</text:p>
          </table:table-cell>
          <table:table-cell office:value-type="float" office:value="20.53506" calcext:value-type="float">
            <text:p>20.53506</text:p>
          </table:table-cell>
          <table:table-cell office:value-type="float" office:value="22.87299" calcext:value-type="float">
            <text:p>22.87299</text:p>
          </table:table-cell>
          <table:table-cell office:value-type="float" office:value="20.53348" calcext:value-type="float">
            <text:p>20.53348</text:p>
          </table:table-cell>
          <table:table-cell office:value-type="float" office:value="21.96893" calcext:value-type="float">
            <text:p>21.96893</text:p>
          </table:table-cell>
          <table:table-cell office:value-type="float" office:value="20.33896" calcext:value-type="float">
            <text:p>20.33896</text:p>
          </table:table-cell>
          <table:table-cell office:value-type="float" office:value="21.18695" calcext:value-type="float">
            <text:p>21.18695</text:p>
          </table:table-cell>
          <table:table-cell office:value-type="float" office:value="20.02502" calcext:value-type="float">
            <text:p>20.025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3" calcext:value-type="float">
            <text:p>15072003</text:p>
          </table:table-cell>
          <table:table-cell office:value-type="float" office:value="7.32024" calcext:value-type="float">
            <text:p>7.32024</text:p>
          </table:table-cell>
          <table:table-cell office:value-type="float" office:value="25.4" calcext:value-type="float">
            <text:p>25.4</text:p>
          </table:table-cell>
          <table:table-cell office:value-type="float" office:value="20.8" calcext:value-type="float">
            <text:p>20.8</text:p>
          </table:table-cell>
          <table:table-cell office:value-type="float" office:value="3.198141" calcext:value-type="float">
            <text:p>3.198141</text:p>
          </table:table-cell>
          <table:table-cell office:value-type="float" office:value="2.414803" calcext:value-type="float">
            <text:p>2.414803</text:p>
          </table:table-cell>
          <table:table-cell office:value-type="float" office:value="173.448" calcext:value-type="float">
            <text:p>173.448</text:p>
          </table:table-cell>
          <table:table-cell office:value-type="float" office:value="5.8" calcext:value-type="float">
            <text:p>5.8</text:p>
          </table:table-cell>
          <table:table-cell office:value-type="float" office:value="25.99652" calcext:value-type="float">
            <text:p>25.99652</text:p>
          </table:table-cell>
          <table:table-cell office:value-type="float" office:value="20.70251" calcext:value-type="float">
            <text:p>20.70251</text:p>
          </table:table-cell>
          <table:table-cell office:value-type="float" office:value="24.12527" calcext:value-type="float">
            <text:p>24.12527</text:p>
          </table:table-cell>
          <table:table-cell office:value-type="float" office:value="21.07019" calcext:value-type="float">
            <text:p>21.07019</text:p>
          </table:table-cell>
          <table:table-cell office:value-type="float" office:value="23.31897" calcext:value-type="float">
            <text:p>23.31897</text:p>
          </table:table-cell>
          <table:table-cell office:value-type="float" office:value="21.10098" calcext:value-type="float">
            <text:p>21.10098</text:p>
          </table:table-cell>
          <table:table-cell office:value-type="float" office:value="22.49863" calcext:value-type="float">
            <text:p>22.49863</text:p>
          </table:table-cell>
          <table:table-cell office:value-type="float" office:value="20.96646" calcext:value-type="float">
            <text:p>20.96646</text:p>
          </table:table-cell>
          <table:table-cell office:value-type="float" office:value="21.71143" calcext:value-type="float">
            <text:p>21.71143</text:p>
          </table:table-cell>
          <table:table-cell office:value-type="float" office:value="20.69055" calcext:value-type="float">
            <text:p>20.69055</text:p>
          </table:table-cell>
          <table:table-cell office:value-type="float" office:value="21.03598" calcext:value-type="float">
            <text:p>21.03598</text:p>
          </table:table-cell>
          <table:table-cell office:value-type="float" office:value="20.33679" calcext:value-type="float">
            <text:p>20.3367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3" calcext:value-type="float">
            <text:p>16072003</text:p>
          </table:table-cell>
          <table:table-cell office:value-type="float" office:value="27.77224" calcext:value-type="float">
            <text:p>27.77224</text:p>
          </table:table-cell>
          <table:table-cell office:value-type="float" office:value="28.8" calcext:value-type="float">
            <text:p>28.8</text:p>
          </table:table-cell>
          <table:table-cell office:value-type="float" office:value="18.1" calcext:value-type="float">
            <text:p>18.1</text:p>
          </table:table-cell>
          <table:table-cell office:value-type="float" office:value="2.681743" calcext:value-type="float">
            <text:p>2.681743</text:p>
          </table:table-cell>
          <table:table-cell office:value-type="float" office:value="2.039243" calcext:value-type="float">
            <text:p>2.039243</text:p>
          </table:table-cell>
          <table:table-cell office:value-type="float" office:value="293.292" calcext:value-type="float">
            <text:p>293.292</text:p>
          </table:table-cell>
          <table:table-cell office:value-type="float" office:value="0" calcext:value-type="float">
            <text:p>0</text:p>
          </table:table-cell>
          <table:table-cell office:value-type="float" office:value="27.15897" calcext:value-type="float">
            <text:p>27.15897</text:p>
          </table:table-cell>
          <table:table-cell office:value-type="float" office:value="18.86139" calcext:value-type="float">
            <text:p>18.86139</text:p>
          </table:table-cell>
          <table:table-cell office:value-type="float" office:value="24.72076" calcext:value-type="float">
            <text:p>24.72076</text:p>
          </table:table-cell>
          <table:table-cell office:value-type="float" office:value="19.98288" calcext:value-type="float">
            <text:p>19.98288</text:p>
          </table:table-cell>
          <table:table-cell office:value-type="float" office:value="23.79453" calcext:value-type="float">
            <text:p>23.79453</text:p>
          </table:table-cell>
          <table:table-cell office:value-type="float" office:value="20.37958" calcext:value-type="float">
            <text:p>20.37958</text:p>
          </table:table-cell>
          <table:table-cell office:value-type="float" office:value="22.83847" calcext:value-type="float">
            <text:p>22.83847</text:p>
          </table:table-cell>
          <table:table-cell office:value-type="float" office:value="20.48889" calcext:value-type="float">
            <text:p>20.48889</text:p>
          </table:table-cell>
          <table:table-cell office:value-type="float" office:value="21.99887" calcext:value-type="float">
            <text:p>21.99887</text:p>
          </table:table-cell>
          <table:table-cell office:value-type="float" office:value="20.39789" calcext:value-type="float">
            <text:p>20.39789</text:p>
          </table:table-cell>
          <table:table-cell office:value-type="float" office:value="21.27124" calcext:value-type="float">
            <text:p>21.27124</text:p>
          </table:table-cell>
          <table:table-cell office:value-type="float" office:value="20.17639" calcext:value-type="float">
            <text:p>20.176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3" calcext:value-type="float">
            <text:p>17072003</text:p>
          </table:table-cell>
          <table:table-cell office:value-type="float" office:value="19.30588" calcext:value-type="float">
            <text:p>19.30588</text:p>
          </table:table-cell>
          <table:table-cell office:value-type="float" office:value="27.1" calcext:value-type="float">
            <text:p>27.1</text:p>
          </table:table-cell>
          <table:table-cell office:value-type="float" office:value="18.8" calcext:value-type="float">
            <text:p>18.8</text:p>
          </table:table-cell>
          <table:table-cell office:value-type="float" office:value="2.649695" calcext:value-type="float">
            <text:p>2.649695</text:p>
          </table:table-cell>
          <table:table-cell office:value-type="float" office:value="2.126429" calcext:value-type="float">
            <text:p>2.126429</text:p>
          </table:table-cell>
          <table:table-cell office:value-type="float" office:value="233.964" calcext:value-type="float">
            <text:p>233.964</text:p>
          </table:table-cell>
          <table:table-cell office:value-type="float" office:value="3.4" calcext:value-type="float">
            <text:p>3.4</text:p>
          </table:table-cell>
          <table:table-cell office:value-type="float" office:value="27.41058" calcext:value-type="float">
            <text:p>27.41058</text:p>
          </table:table-cell>
          <table:table-cell office:value-type="float" office:value="19.25836" calcext:value-type="float">
            <text:p>19.25836</text:p>
          </table:table-cell>
          <table:table-cell office:value-type="float" office:value="24.46255" calcext:value-type="float">
            <text:p>24.46255</text:p>
          </table:table-cell>
          <table:table-cell office:value-type="float" office:value="20.25824" calcext:value-type="float">
            <text:p>20.25824</text:p>
          </table:table-cell>
          <table:table-cell office:value-type="float" office:value="23.27148" calcext:value-type="float">
            <text:p>23.27148</text:p>
          </table:table-cell>
          <table:table-cell office:value-type="float" office:value="20.49884" calcext:value-type="float">
            <text:p>20.49884</text:p>
          </table:table-cell>
          <table:table-cell office:value-type="float" office:value="22.34955" calcext:value-type="float">
            <text:p>22.34955</text:p>
          </table:table-cell>
          <table:table-cell office:value-type="float" office:value="20.5545" calcext:value-type="float">
            <text:p>20.5545</text:p>
          </table:table-cell>
          <table:table-cell office:value-type="float" office:value="21.60889" calcext:value-type="float">
            <text:p>21.60889</text:p>
          </table:table-cell>
          <table:table-cell office:value-type="float" office:value="20.45084" calcext:value-type="float">
            <text:p>20.45084</text:p>
          </table:table-cell>
          <table:table-cell office:value-type="float" office:value="21.10056" calcext:value-type="float">
            <text:p>21.10056</text:p>
          </table:table-cell>
          <table:table-cell office:value-type="float" office:value="20.23984" calcext:value-type="float">
            <text:p>20.239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3" calcext:value-type="float">
            <text:p>18072003</text:p>
          </table:table-cell>
          <table:table-cell office:value-type="float" office:value="24.63474" calcext:value-type="float">
            <text:p>24.63474</text:p>
          </table:table-cell>
          <table:table-cell office:value-type="float" office:value="23.8" calcext:value-type="float">
            <text:p>23.8</text:p>
          </table:table-cell>
          <table:table-cell office:value-type="float" office:value="14.4" calcext:value-type="float">
            <text:p>14.4</text:p>
          </table:table-cell>
          <table:table-cell office:value-type="float" office:value="2.14104" calcext:value-type="float">
            <text:p>2.14104</text:p>
          </table:table-cell>
          <table:table-cell office:value-type="float" office:value="1.212533" calcext:value-type="float">
            <text:p>1.212533</text:p>
          </table:table-cell>
          <table:table-cell office:value-type="float" office:value="412.956" calcext:value-type="float">
            <text:p>412.956</text:p>
          </table:table-cell>
          <table:table-cell office:value-type="float" office:value="0" calcext:value-type="float">
            <text:p>0</text:p>
          </table:table-cell>
          <table:table-cell office:value-type="float" office:value="24.24344" calcext:value-type="float">
            <text:p>24.24344</text:p>
          </table:table-cell>
          <table:table-cell office:value-type="float" office:value="14.18475" calcext:value-type="float">
            <text:p>14.18475</text:p>
          </table:table-cell>
          <table:table-cell office:value-type="float" office:value="22.20926" calcext:value-type="float">
            <text:p>22.20926</text:p>
          </table:table-cell>
          <table:table-cell office:value-type="float" office:value="16.66849" calcext:value-type="float">
            <text:p>16.66849</text:p>
          </table:table-cell>
          <table:table-cell office:value-type="float" office:value="21.49734" calcext:value-type="float">
            <text:p>21.49734</text:p>
          </table:table-cell>
          <table:table-cell office:value-type="float" office:value="17.89935" calcext:value-type="float">
            <text:p>17.89935</text:p>
          </table:table-cell>
          <table:table-cell office:value-type="float" office:value="20.98065" calcext:value-type="float">
            <text:p>20.98065</text:p>
          </table:table-cell>
          <table:table-cell office:value-type="float" office:value="18.78027" calcext:value-type="float">
            <text:p>18.78027</text:p>
          </table:table-cell>
          <table:table-cell office:value-type="float" office:value="20.93906" calcext:value-type="float">
            <text:p>20.93906</text:p>
          </table:table-cell>
          <table:table-cell office:value-type="float" office:value="19.27164" calcext:value-type="float">
            <text:p>19.27164</text:p>
          </table:table-cell>
          <table:table-cell office:value-type="float" office:value="20.70227" calcext:value-type="float">
            <text:p>20.70227</text:p>
          </table:table-cell>
          <table:table-cell office:value-type="float" office:value="19.44858" calcext:value-type="float">
            <text:p>19.448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3" calcext:value-type="float">
            <text:p>19072003</text:p>
          </table:table-cell>
          <table:table-cell office:value-type="float" office:value="14.40404" calcext:value-type="float">
            <text:p>14.40404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float" office:value="1.308142" calcext:value-type="float">
            <text:p>1.308142</text:p>
          </table:table-cell>
          <table:table-cell office:value-type="float" office:value="1.102203" calcext:value-type="float">
            <text:p>1.102203</text:p>
          </table:table-cell>
          <table:table-cell office:value-type="float" office:value="412.704" calcext:value-type="float">
            <text:p>412.704</text:p>
          </table:table-cell>
          <table:table-cell office:value-type="float" office:value="0" calcext:value-type="float">
            <text:p>0</text:p>
          </table:table-cell>
          <table:table-cell office:value-type="float" office:value="16.92822" calcext:value-type="float">
            <text:p>16.92822</text:p>
          </table:table-cell>
          <table:table-cell office:value-type="float" office:value="11.65652" calcext:value-type="float">
            <text:p>11.65652</text:p>
          </table:table-cell>
          <table:table-cell office:value-type="float" office:value="16.5853" calcext:value-type="float">
            <text:p>16.5853</text:p>
          </table:table-cell>
          <table:table-cell office:value-type="float" office:value="13.78687" calcext:value-type="float">
            <text:p>13.78687</text:p>
          </table:table-cell>
          <table:table-cell office:value-type="float" office:value="17.77792" calcext:value-type="float">
            <text:p>17.77792</text:p>
          </table:table-cell>
          <table:table-cell office:value-type="float" office:value="14.85614" calcext:value-type="float">
            <text:p>14.85614</text:p>
          </table:table-cell>
          <table:table-cell office:value-type="float" office:value="18.68085" calcext:value-type="float">
            <text:p>18.68085</text:p>
          </table:table-cell>
          <table:table-cell office:value-type="float" office:value="15.73297" calcext:value-type="float">
            <text:p>15.73297</text:p>
          </table:table-cell>
          <table:table-cell office:value-type="float" office:value="19.19815" calcext:value-type="float">
            <text:p>19.19815</text:p>
          </table:table-cell>
          <table:table-cell office:value-type="float" office:value="16.3674" calcext:value-type="float">
            <text:p>16.3674</text:p>
          </table:table-cell>
          <table:table-cell office:value-type="float" office:value="19.39914" calcext:value-type="float">
            <text:p>19.39914</text:p>
          </table:table-cell>
          <table:table-cell office:value-type="float" office:value="16.80322" calcext:value-type="float">
            <text:p>16.803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3" calcext:value-type="float">
            <text:p>20072003</text:p>
          </table:table-cell>
          <table:table-cell office:value-type="float" office:value="27.39516" calcext:value-type="float">
            <text:p>27.39516</text:p>
          </table:table-cell>
          <table:table-cell office:value-type="float" office:value="22" calcext:value-type="float">
            <text:p>22</text:p>
          </table:table-cell>
          <table:table-cell office:value-type="float" office:value="9.6" calcext:value-type="float">
            <text:p>9.6</text:p>
          </table:table-cell>
          <table:table-cell office:value-type="float" office:value="1.620196" calcext:value-type="float">
            <text:p>1.620196</text:p>
          </table:table-cell>
          <table:table-cell office:value-type="float" office:value="1.16866" calcext:value-type="float">
            <text:p>1.16866</text:p>
          </table:table-cell>
          <table:table-cell office:value-type="float" office:value="229.932" calcext:value-type="float">
            <text:p>229.932</text:p>
          </table:table-cell>
          <table:table-cell office:value-type="float" office:value="0" calcext:value-type="float">
            <text:p>0</text:p>
          </table:table-cell>
          <table:table-cell office:value-type="float" office:value="21.11169" calcext:value-type="float">
            <text:p>21.11169</text:p>
          </table:table-cell>
          <table:table-cell office:value-type="float" office:value="10.62192" calcext:value-type="float">
            <text:p>10.62192</text:p>
          </table:table-cell>
          <table:table-cell office:value-type="float" office:value="18.92456" calcext:value-type="float">
            <text:p>18.92456</text:p>
          </table:table-cell>
          <table:table-cell office:value-type="float" office:value="12.63382" calcext:value-type="float">
            <text:p>12.63382</text:p>
          </table:table-cell>
          <table:table-cell office:value-type="float" office:value="18.09967" calcext:value-type="float">
            <text:p>18.09967</text:p>
          </table:table-cell>
          <table:table-cell office:value-type="float" office:value="13.56021" calcext:value-type="float">
            <text:p>13.56021</text:p>
          </table:table-cell>
          <table:table-cell office:value-type="float" office:value="17.53314" calcext:value-type="float">
            <text:p>17.53314</text:p>
          </table:table-cell>
          <table:table-cell office:value-type="float" office:value="14.4473" calcext:value-type="float">
            <text:p>14.4473</text:p>
          </table:table-cell>
          <table:table-cell office:value-type="float" office:value="17.20651" calcext:value-type="float">
            <text:p>17.20651</text:p>
          </table:table-cell>
          <table:table-cell office:value-type="float" office:value="15.15323" calcext:value-type="float">
            <text:p>15.15323</text:p>
          </table:table-cell>
          <table:table-cell office:value-type="float" office:value="17.01865" calcext:value-type="float">
            <text:p>17.01865</text:p>
          </table:table-cell>
          <table:table-cell office:value-type="float" office:value="15.68982" calcext:value-type="float">
            <text:p>15.689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3" calcext:value-type="float">
            <text:p>21072003</text:p>
          </table:table-cell>
          <table:table-cell office:value-type="float" office:value="20.44775" calcext:value-type="float">
            <text:p>20.44775</text:p>
          </table:table-cell>
          <table:table-cell office:value-type="float" office:value="23.1" calcext:value-type="float">
            <text:p>23.1</text:p>
          </table:table-cell>
          <table:table-cell office:value-type="float" office:value="14" calcext:value-type="float">
            <text:p>14</text:p>
          </table:table-cell>
          <table:table-cell office:value-type="float" office:value="1.733443" calcext:value-type="float">
            <text:p>1.733443</text:p>
          </table:table-cell>
          <table:table-cell office:value-type="float" office:value="1.382029" calcext:value-type="float">
            <text:p>1.382029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0" calcext:value-type="float">
            <text:p>0</text:p>
          </table:table-cell>
          <table:table-cell office:value-type="float" office:value="22.3439" calcext:value-type="float">
            <text:p>22.3439</text:p>
          </table:table-cell>
          <table:table-cell office:value-type="float" office:value="14.22336" calcext:value-type="float">
            <text:p>14.22336</text:p>
          </table:table-cell>
          <table:table-cell office:value-type="float" office:value="19.92752" calcext:value-type="float">
            <text:p>19.92752</text:p>
          </table:table-cell>
          <table:table-cell office:value-type="float" office:value="15.32187" calcext:value-type="float">
            <text:p>15.32187</text:p>
          </table:table-cell>
          <table:table-cell office:value-type="float" office:value="19.08014" calcext:value-type="float">
            <text:p>19.08014</text:p>
          </table:table-cell>
          <table:table-cell office:value-type="float" office:value="15.74451" calcext:value-type="float">
            <text:p>15.74451</text:p>
          </table:table-cell>
          <table:table-cell office:value-type="float" office:value="18.43188" calcext:value-type="float">
            <text:p>18.43188</text:p>
          </table:table-cell>
          <table:table-cell office:value-type="float" office:value="16.07016" calcext:value-type="float">
            <text:p>16.07016</text:p>
          </table:table-cell>
          <table:table-cell office:value-type="float" office:value="17.94986" calcext:value-type="float">
            <text:p>17.94986</text:p>
          </table:table-cell>
          <table:table-cell office:value-type="float" office:value="16.28693" calcext:value-type="float">
            <text:p>16.28693</text:p>
          </table:table-cell>
          <table:table-cell office:value-type="float" office:value="17.58041" calcext:value-type="float">
            <text:p>17.58041</text:p>
          </table:table-cell>
          <table:table-cell office:value-type="float" office:value="16.42236" calcext:value-type="float">
            <text:p>16.422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3" calcext:value-type="float">
            <text:p>22072003</text:p>
          </table:table-cell>
          <table:table-cell office:value-type="float" office:value="29.2461" calcext:value-type="float">
            <text:p>29.2461</text:p>
          </table:table-cell>
          <table:table-cell office:value-type="float" office:value="24.7" calcext:value-type="float">
            <text:p>24.7</text:p>
          </table:table-cell>
          <table:table-cell office:value-type="float" office:value="10.6" calcext:value-type="float">
            <text:p>10.6</text:p>
          </table:table-cell>
          <table:table-cell office:value-type="float" office:value="1.488935" calcext:value-type="float">
            <text:p>1.488935</text:p>
          </table:table-cell>
          <table:table-cell office:value-type="float" office:value="1.03689" calcext:value-type="float">
            <text:p>1.03689</text:p>
          </table:table-cell>
          <table:table-cell office:value-type="float" office:value="193.752" calcext:value-type="float">
            <text:p>193.752</text:p>
          </table:table-cell>
          <table:table-cell office:value-type="float" office:value="0" calcext:value-type="float">
            <text:p>0</text:p>
          </table:table-cell>
          <table:table-cell office:value-type="float" office:value="26.95084" calcext:value-type="float">
            <text:p>26.95084</text:p>
          </table:table-cell>
          <table:table-cell office:value-type="float" office:value="11.55478" calcext:value-type="float">
            <text:p>11.55478</text:p>
          </table:table-cell>
          <table:table-cell office:value-type="float" office:value="22.21567" calcext:value-type="float">
            <text:p>22.21567</text:p>
          </table:table-cell>
          <table:table-cell office:value-type="float" office:value="14.00394" calcext:value-type="float">
            <text:p>14.00394</text:p>
          </table:table-cell>
          <table:table-cell office:value-type="float" office:value="20.71313" calcext:value-type="float">
            <text:p>20.71313</text:p>
          </table:table-cell>
          <table:table-cell office:value-type="float" office:value="15.00616" calcext:value-type="float">
            <text:p>15.00616</text:p>
          </table:table-cell>
          <table:table-cell office:value-type="float" office:value="19.65387" calcext:value-type="float">
            <text:p>19.65387</text:p>
          </table:table-cell>
          <table:table-cell office:value-type="float" office:value="15.66443" calcext:value-type="float">
            <text:p>15.66443</text:p>
          </table:table-cell>
          <table:table-cell office:value-type="float" office:value="18.87439" calcext:value-type="float">
            <text:p>18.87439</text:p>
          </table:table-cell>
          <table:table-cell office:value-type="float" office:value="16.07776" calcext:value-type="float">
            <text:p>16.07776</text:p>
          </table:table-cell>
          <table:table-cell office:value-type="float" office:value="18.27032" calcext:value-type="float">
            <text:p>18.27032</text:p>
          </table:table-cell>
          <table:table-cell office:value-type="float" office:value="16.31879" calcext:value-type="float">
            <text:p>16.318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3" calcext:value-type="float">
            <text:p>23072003</text:p>
          </table:table-cell>
          <table:table-cell office:value-type="float" office:value="27.90756" calcext:value-type="float">
            <text:p>27.90756</text:p>
          </table:table-cell>
          <table:table-cell office:value-type="float" office:value="24.2" calcext:value-type="float">
            <text:p>24.2</text:p>
          </table:table-cell>
          <table:table-cell office:value-type="float" office:value="12.1" calcext:value-type="float">
            <text:p>12.1</text:p>
          </table:table-cell>
          <table:table-cell office:value-type="float" office:value="1.607695" calcext:value-type="float">
            <text:p>1.607695</text:p>
          </table:table-cell>
          <table:table-cell office:value-type="float" office:value="1.361061" calcext:value-type="float">
            <text:p>1.361061</text:p>
          </table:table-cell>
          <table:table-cell office:value-type="float" office:value="222.804" calcext:value-type="float">
            <text:p>222.804</text:p>
          </table:table-cell>
          <table:table-cell office:value-type="float" office:value="0" calcext:value-type="float">
            <text:p>0</text:p>
          </table:table-cell>
          <table:table-cell office:value-type="float" office:value="27.97818" calcext:value-type="float">
            <text:p>27.97818</text:p>
          </table:table-cell>
          <table:table-cell office:value-type="float" office:value="13.44849" calcext:value-type="float">
            <text:p>13.44849</text:p>
          </table:table-cell>
          <table:table-cell office:value-type="float" office:value="23.06311" calcext:value-type="float">
            <text:p>23.06311</text:p>
          </table:table-cell>
          <table:table-cell office:value-type="float" office:value="15.52441" calcext:value-type="float">
            <text:p>15.52441</text:p>
          </table:table-cell>
          <table:table-cell office:value-type="float" office:value="21.45239" calcext:value-type="float">
            <text:p>21.45239</text:p>
          </table:table-cell>
          <table:table-cell office:value-type="float" office:value="16.31357" calcext:value-type="float">
            <text:p>16.31357</text:p>
          </table:table-cell>
          <table:table-cell office:value-type="float" office:value="20.34" calcext:value-type="float">
            <text:p>20.34</text:p>
          </table:table-cell>
          <table:table-cell office:value-type="float" office:value="16.7518" calcext:value-type="float">
            <text:p>16.7518</text:p>
          </table:table-cell>
          <table:table-cell office:value-type="float" office:value="19.48999" calcext:value-type="float">
            <text:p>19.48999</text:p>
          </table:table-cell>
          <table:table-cell office:value-type="float" office:value="16.96909" calcext:value-type="float">
            <text:p>16.96909</text:p>
          </table:table-cell>
          <table:table-cell office:value-type="float" office:value="18.81195" calcext:value-type="float">
            <text:p>18.81195</text:p>
          </table:table-cell>
          <table:table-cell office:value-type="float" office:value="17.04337" calcext:value-type="float">
            <text:p>17.043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3" calcext:value-type="float">
            <text:p>24072003</text:p>
          </table:table-cell>
          <table:table-cell office:value-type="float" office:value="27.58176" calcext:value-type="float">
            <text:p>27.58176</text:p>
          </table:table-cell>
          <table:table-cell office:value-type="float" office:value="26.8" calcext:value-type="float">
            <text:p>26.8</text:p>
          </table:table-cell>
          <table:table-cell office:value-type="float" office:value="13.3" calcext:value-type="float">
            <text:p>13.3</text:p>
          </table:table-cell>
          <table:table-cell office:value-type="float" office:value="2.146507" calcext:value-type="float">
            <text:p>2.146507</text:p>
          </table:table-cell>
          <table:table-cell office:value-type="float" office:value="1.464066" calcext:value-type="float">
            <text:p>1.464066</text:p>
          </table:table-cell>
          <table:table-cell office:value-type="float" office:value="132.84" calcext:value-type="float">
            <text:p>132.84</text:p>
          </table:table-cell>
          <table:table-cell office:value-type="float" office:value="0" calcext:value-type="float">
            <text:p>0</text:p>
          </table:table-cell>
          <table:table-cell office:value-type="float" office:value="29.87549" calcext:value-type="float">
            <text:p>29.87549</text:p>
          </table:table-cell>
          <table:table-cell office:value-type="float" office:value="14.51471" calcext:value-type="float">
            <text:p>14.51471</text:p>
          </table:table-cell>
          <table:table-cell office:value-type="float" office:value="24.70932" calcext:value-type="float">
            <text:p>24.70932</text:p>
          </table:table-cell>
          <table:table-cell office:value-type="float" office:value="16.35785" calcext:value-type="float">
            <text:p>16.35785</text:p>
          </table:table-cell>
          <table:table-cell office:value-type="float" office:value="22.82602" calcext:value-type="float">
            <text:p>22.82602</text:p>
          </table:table-cell>
          <table:table-cell office:value-type="float" office:value="17.07327" calcext:value-type="float">
            <text:p>17.07327</text:p>
          </table:table-cell>
          <table:table-cell office:value-type="float" office:value="21.58768" calcext:value-type="float">
            <text:p>21.58768</text:p>
          </table:table-cell>
          <table:table-cell office:value-type="float" office:value="17.42874" calcext:value-type="float">
            <text:p>17.42874</text:p>
          </table:table-cell>
          <table:table-cell office:value-type="float" office:value="20.58463" calcext:value-type="float">
            <text:p>20.58463</text:p>
          </table:table-cell>
          <table:table-cell office:value-type="float" office:value="17.5762" calcext:value-type="float">
            <text:p>17.5762</text:p>
          </table:table-cell>
          <table:table-cell office:value-type="float" office:value="19.75473" calcext:value-type="float">
            <text:p>19.75473</text:p>
          </table:table-cell>
          <table:table-cell office:value-type="float" office:value="17.58298" calcext:value-type="float">
            <text:p>17.582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3" calcext:value-type="float">
            <text:p>25072003</text:p>
          </table:table-cell>
          <table:table-cell office:value-type="float" office:value="27.756" calcext:value-type="float">
            <text:p>27.756</text:p>
          </table:table-cell>
          <table:table-cell office:value-type="float" office:value="27.9" calcext:value-type="float">
            <text:p>27.9</text:p>
          </table:table-cell>
          <table:table-cell office:value-type="float" office:value="11.8" calcext:value-type="float">
            <text:p>11.8</text:p>
          </table:table-cell>
          <table:table-cell office:value-type="float" office:value="2.216408" calcext:value-type="float">
            <text:p>2.216408</text:p>
          </table:table-cell>
          <table:table-cell office:value-type="float" office:value="1.357566" calcext:value-type="float">
            <text:p>1.357566</text:p>
          </table:table-cell>
          <table:table-cell office:value-type="float" office:value="113.076" calcext:value-type="float">
            <text:p>113.076</text:p>
          </table:table-cell>
          <table:table-cell office:value-type="float" office:value="0" calcext:value-type="float">
            <text:p>0</text:p>
          </table:table-cell>
          <table:table-cell office:value-type="float" office:value="30.62366" calcext:value-type="float">
            <text:p>30.62366</text:p>
          </table:table-cell>
          <table:table-cell office:value-type="float" office:value="13.46994" calcext:value-type="float">
            <text:p>13.46994</text:p>
          </table:table-cell>
          <table:table-cell office:value-type="float" office:value="25.29828" calcext:value-type="float">
            <text:p>25.29828</text:p>
          </table:table-cell>
          <table:table-cell office:value-type="float" office:value="16.23953" calcext:value-type="float">
            <text:p>16.23953</text:p>
          </table:table-cell>
          <table:table-cell office:value-type="float" office:value="23.47333" calcext:value-type="float">
            <text:p>23.47333</text:p>
          </table:table-cell>
          <table:table-cell office:value-type="float" office:value="17.35577" calcext:value-type="float">
            <text:p>17.35577</text:p>
          </table:table-cell>
          <table:table-cell office:value-type="float" office:value="22.19101" calcext:value-type="float">
            <text:p>22.19101</text:p>
          </table:table-cell>
          <table:table-cell office:value-type="float" office:value="17.89371" calcext:value-type="float">
            <text:p>17.89371</text:p>
          </table:table-cell>
          <table:table-cell office:value-type="float" office:value="21.15259" calcext:value-type="float">
            <text:p>21.15259</text:p>
          </table:table-cell>
          <table:table-cell office:value-type="float" office:value="18.12921" calcext:value-type="float">
            <text:p>18.12921</text:p>
          </table:table-cell>
          <table:table-cell office:value-type="float" office:value="20.28867" calcext:value-type="float">
            <text:p>20.28867</text:p>
          </table:table-cell>
          <table:table-cell office:value-type="float" office:value="18.15921" calcext:value-type="float">
            <text:p>18.1592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3" calcext:value-type="float">
            <text:p>26072003</text:p>
          </table:table-cell>
          <table:table-cell office:value-type="float" office:value="22.8636" calcext:value-type="float">
            <text:p>22.8636</text:p>
          </table:table-cell>
          <table:table-cell office:value-type="float" office:value="28.5" calcext:value-type="float">
            <text:p>28.5</text:p>
          </table:table-cell>
          <table:table-cell office:value-type="float" office:value="17.1" calcext:value-type="float">
            <text:p>17.1</text:p>
          </table:table-cell>
          <table:table-cell office:value-type="float" office:value="2.441764" calcext:value-type="float">
            <text:p>2.441764</text:p>
          </table:table-cell>
          <table:table-cell office:value-type="float" office:value="1.911188" calcext:value-type="float">
            <text:p>1.911188</text:p>
          </table:table-cell>
          <table:table-cell office:value-type="float" office:value="187.92" calcext:value-type="float">
            <text:p>187.92</text:p>
          </table:table-cell>
          <table:table-cell office:value-type="float" office:value="0" calcext:value-type="float">
            <text:p>0</text:p>
          </table:table-cell>
          <table:table-cell office:value-type="float" office:value="30.43073" calcext:value-type="float">
            <text:p>30.43073</text:p>
          </table:table-cell>
          <table:table-cell office:value-type="float" office:value="18.23593" calcext:value-type="float">
            <text:p>18.23593</text:p>
          </table:table-cell>
          <table:table-cell office:value-type="float" office:value="25.95813" calcext:value-type="float">
            <text:p>25.95813</text:p>
          </table:table-cell>
          <table:table-cell office:value-type="float" office:value="19.25153" calcext:value-type="float">
            <text:p>19.25153</text:p>
          </table:table-cell>
          <table:table-cell office:value-type="float" office:value="24.21152" calcext:value-type="float">
            <text:p>24.21152</text:p>
          </table:table-cell>
          <table:table-cell office:value-type="float" office:value="19.51965" calcext:value-type="float">
            <text:p>19.51965</text:p>
          </table:table-cell>
          <table:table-cell office:value-type="float" office:value="22.95731" calcext:value-type="float">
            <text:p>22.95731</text:p>
          </table:table-cell>
          <table:table-cell office:value-type="float" office:value="19.573" calcext:value-type="float">
            <text:p>19.573</text:p>
          </table:table-cell>
          <table:table-cell office:value-type="float" office:value="21.90863" calcext:value-type="float">
            <text:p>21.90863</text:p>
          </table:table-cell>
          <table:table-cell office:value-type="float" office:value="19.45007" calcext:value-type="float">
            <text:p>19.45007</text:p>
          </table:table-cell>
          <table:table-cell office:value-type="float" office:value="21.01395" calcext:value-type="float">
            <text:p>21.01395</text:p>
          </table:table-cell>
          <table:table-cell office:value-type="float" office:value="19.22186" calcext:value-type="float">
            <text:p>19.221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3" calcext:value-type="float">
            <text:p>27072003</text:p>
          </table:table-cell>
          <table:table-cell office:value-type="float" office:value="14.41512" calcext:value-type="float">
            <text:p>14.41512</text:p>
          </table:table-cell>
          <table:table-cell office:value-type="float" office:value="26.2" calcext:value-type="float">
            <text:p>26.2</text:p>
          </table:table-cell>
          <table:table-cell office:value-type="float" office:value="16.2" calcext:value-type="float">
            <text:p>16.2</text:p>
          </table:table-cell>
          <table:table-cell office:value-type="float" office:value="2.756599" calcext:value-type="float">
            <text:p>2.756599</text:p>
          </table:table-cell>
          <table:table-cell office:value-type="float" office:value="1.775222" calcext:value-type="float">
            <text:p>1.775222</text:p>
          </table:table-cell>
          <table:table-cell office:value-type="float" office:value="115.74" calcext:value-type="float">
            <text:p>115.74</text:p>
          </table:table-cell>
          <table:table-cell office:value-type="float" office:value="3.8" calcext:value-type="float">
            <text:p>3.8</text:p>
          </table:table-cell>
          <table:table-cell office:value-type="float" office:value="26.21469" calcext:value-type="float">
            <text:p>26.21469</text:p>
          </table:table-cell>
          <table:table-cell office:value-type="float" office:value="17.68674" calcext:value-type="float">
            <text:p>17.68674</text:p>
          </table:table-cell>
          <table:table-cell office:value-type="float" office:value="23.78705" calcext:value-type="float">
            <text:p>23.78705</text:p>
          </table:table-cell>
          <table:table-cell office:value-type="float" office:value="19.17923" calcext:value-type="float">
            <text:p>19.17923</text:p>
          </table:table-cell>
          <table:table-cell office:value-type="float" office:value="22.53702" calcext:value-type="float">
            <text:p>22.53702</text:p>
          </table:table-cell>
          <table:table-cell office:value-type="float" office:value="19.69769" calcext:value-type="float">
            <text:p>19.69769</text:p>
          </table:table-cell>
          <table:table-cell office:value-type="float" office:value="21.694" calcext:value-type="float">
            <text:p>21.694</text:p>
          </table:table-cell>
          <table:table-cell office:value-type="float" office:value="19.72141" calcext:value-type="float">
            <text:p>19.72141</text:p>
          </table:table-cell>
          <table:table-cell office:value-type="float" office:value="21.33057" calcext:value-type="float">
            <text:p>21.33057</text:p>
          </table:table-cell>
          <table:table-cell office:value-type="float" office:value="19.64438" calcext:value-type="float">
            <text:p>19.64438</text:p>
          </table:table-cell>
          <table:table-cell office:value-type="float" office:value="20.82858" calcext:value-type="float">
            <text:p>20.82858</text:p>
          </table:table-cell>
          <table:table-cell office:value-type="float" office:value="19.4754" calcext:value-type="float">
            <text:p>19.475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3" calcext:value-type="float">
            <text:p>28072003</text:p>
          </table:table-cell>
          <table:table-cell office:value-type="float" office:value="19.62144" calcext:value-type="float">
            <text:p>19.62144</text:p>
          </table:table-cell>
          <table:table-cell office:value-type="float" office:value="27.5" calcext:value-type="float">
            <text:p>27.5</text:p>
          </table:table-cell>
          <table:table-cell office:value-type="float" office:value="15.9" calcext:value-type="float">
            <text:p>15.9</text:p>
          </table:table-cell>
          <table:table-cell office:value-type="float" office:value="2.659715" calcext:value-type="float">
            <text:p>2.659715</text:p>
          </table:table-cell>
          <table:table-cell office:value-type="float" office:value="1.366205" calcext:value-type="float">
            <text:p>1.366205</text:p>
          </table:table-cell>
          <table:table-cell office:value-type="float" office:value="385.128" calcext:value-type="float">
            <text:p>385.128</text:p>
          </table:table-cell>
          <table:table-cell office:value-type="float" office:value="0" calcext:value-type="float">
            <text:p>0</text:p>
          </table:table-cell>
          <table:table-cell office:value-type="float" office:value="26.88196" calcext:value-type="float">
            <text:p>26.88196</text:p>
          </table:table-cell>
          <table:table-cell office:value-type="float" office:value="15.33319" calcext:value-type="float">
            <text:p>15.33319</text:p>
          </table:table-cell>
          <table:table-cell office:value-type="float" office:value="23.74127" calcext:value-type="float">
            <text:p>23.74127</text:p>
          </table:table-cell>
          <table:table-cell office:value-type="float" office:value="17.6058" calcext:value-type="float">
            <text:p>17.6058</text:p>
          </table:table-cell>
          <table:table-cell office:value-type="float" office:value="22.41238" calcext:value-type="float">
            <text:p>22.41238</text:p>
          </table:table-cell>
          <table:table-cell office:value-type="float" office:value="18.68982" calcext:value-type="float">
            <text:p>18.68982</text:p>
          </table:table-cell>
          <table:table-cell office:value-type="float" office:value="21.54749" calcext:value-type="float">
            <text:p>21.54749</text:p>
          </table:table-cell>
          <table:table-cell office:value-type="float" office:value="19.29855" calcext:value-type="float">
            <text:p>19.29855</text:p>
          </table:table-cell>
          <table:table-cell office:value-type="float" office:value="20.87082" calcext:value-type="float">
            <text:p>20.87082</text:p>
          </table:table-cell>
          <table:table-cell office:value-type="float" office:value="19.57947" calcext:value-type="float">
            <text:p>19.57947</text:p>
          </table:table-cell>
          <table:table-cell office:value-type="float" office:value="20.29703" calcext:value-type="float">
            <text:p>20.29703</text:p>
          </table:table-cell>
          <table:table-cell office:value-type="float" office:value="19.55862" calcext:value-type="float">
            <text:p>19.558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3" calcext:value-type="float">
            <text:p>29072003</text:p>
          </table:table-cell>
          <table:table-cell office:value-type="float" office:value="23.95224" calcext:value-type="float">
            <text:p>23.95224</text:p>
          </table:table-cell>
          <table:table-cell office:value-type="float" office:value="22.9" calcext:value-type="float">
            <text:p>22.9</text:p>
          </table:table-cell>
          <table:table-cell office:value-type="float" office:value="11.7" calcext:value-type="float">
            <text:p>11.7</text:p>
          </table:table-cell>
          <table:table-cell office:value-type="float" office:value="1.343308" calcext:value-type="float">
            <text:p>1.343308</text:p>
          </table:table-cell>
          <table:table-cell office:value-type="float" office:value="1.143741" calcext:value-type="float">
            <text:p>1.143741</text:p>
          </table:table-cell>
          <table:table-cell office:value-type="float" office:value="333.468" calcext:value-type="float">
            <text:p>333.468</text:p>
          </table:table-cell>
          <table:table-cell office:value-type="float" office:value="0" calcext:value-type="float">
            <text:p>0</text:p>
          </table:table-cell>
          <table:table-cell office:value-type="float" office:value="24.57672" calcext:value-type="float">
            <text:p>24.57672</text:p>
          </table:table-cell>
          <table:table-cell office:value-type="float" office:value="13.30759" calcext:value-type="float">
            <text:p>13.30759</text:p>
          </table:table-cell>
          <table:table-cell office:value-type="float" office:value="21.69568" calcext:value-type="float">
            <text:p>21.69568</text:p>
          </table:table-cell>
          <table:table-cell office:value-type="float" office:value="15.69141" calcext:value-type="float">
            <text:p>15.69141</text:p>
          </table:table-cell>
          <table:table-cell office:value-type="float" office:value="20.61771" calcext:value-type="float">
            <text:p>20.61771</text:p>
          </table:table-cell>
          <table:table-cell office:value-type="float" office:value="16.71765" calcext:value-type="float">
            <text:p>16.71765</text:p>
          </table:table-cell>
          <table:table-cell office:value-type="float" office:value="19.94656" calcext:value-type="float">
            <text:p>19.94656</text:p>
          </table:table-cell>
          <table:table-cell office:value-type="float" office:value="17.33499" calcext:value-type="float">
            <text:p>17.33499</text:p>
          </table:table-cell>
          <table:table-cell office:value-type="float" office:value="19.517" calcext:value-type="float">
            <text:p>19.517</text:p>
          </table:table-cell>
          <table:table-cell office:value-type="float" office:value="17.72488" calcext:value-type="float">
            <text:p>17.72488</text:p>
          </table:table-cell>
          <table:table-cell office:value-type="float" office:value="19.56494" calcext:value-type="float">
            <text:p>19.56494</text:p>
          </table:table-cell>
          <table:table-cell office:value-type="float" office:value="17.94919" calcext:value-type="float">
            <text:p>17.949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3" calcext:value-type="float">
            <text:p>30072003</text:p>
          </table:table-cell>
          <table:table-cell office:value-type="float" office:value="24.77591" calcext:value-type="float">
            <text:p>24.77591</text:p>
          </table:table-cell>
          <table:table-cell office:value-type="float" office:value="27.9" calcext:value-type="float">
            <text:p>27.9</text:p>
          </table:table-cell>
          <table:table-cell office:value-type="float" office:value="9.8" calcext:value-type="float">
            <text:p>9.8</text:p>
          </table:table-cell>
          <table:table-cell office:value-type="float" office:value="1.915947" calcext:value-type="float">
            <text:p>1.915947</text:p>
          </table:table-cell>
          <table:table-cell office:value-type="float" office:value="1.167443" calcext:value-type="float">
            <text:p>1.167443</text:p>
          </table:table-cell>
          <table:table-cell office:value-type="float" office:value="207.612" calcext:value-type="float">
            <text:p>207.612</text:p>
          </table:table-cell>
          <table:table-cell office:value-type="float" office:value="0" calcext:value-type="float">
            <text:p>0</text:p>
          </table:table-cell>
          <table:table-cell office:value-type="float" office:value="29.63028" calcext:value-type="float">
            <text:p>29.63028</text:p>
          </table:table-cell>
          <table:table-cell office:value-type="float" office:value="11.65732" calcext:value-type="float">
            <text:p>11.65732</text:p>
          </table:table-cell>
          <table:table-cell office:value-type="float" office:value="24.33859" calcext:value-type="float">
            <text:p>24.33859</text:p>
          </table:table-cell>
          <table:table-cell office:value-type="float" office:value="14.47913" calcext:value-type="float">
            <text:p>14.47913</text:p>
          </table:table-cell>
          <table:table-cell office:value-type="float" office:value="22.56567" calcext:value-type="float">
            <text:p>22.56567</text:p>
          </table:table-cell>
          <table:table-cell office:value-type="float" office:value="15.72186" calcext:value-type="float">
            <text:p>15.72186</text:p>
          </table:table-cell>
          <table:table-cell office:value-type="float" office:value="21.41251" calcext:value-type="float">
            <text:p>21.41251</text:p>
          </table:table-cell>
          <table:table-cell office:value-type="float" office:value="16.50018" calcext:value-type="float">
            <text:p>16.50018</text:p>
          </table:table-cell>
          <table:table-cell office:value-type="float" office:value="20.5166" calcext:value-type="float">
            <text:p>20.5166</text:p>
          </table:table-cell>
          <table:table-cell office:value-type="float" office:value="16.99585" calcext:value-type="float">
            <text:p>16.99585</text:p>
          </table:table-cell>
          <table:table-cell office:value-type="float" office:value="19.80753" calcext:value-type="float">
            <text:p>19.80753</text:p>
          </table:table-cell>
          <table:table-cell office:value-type="float" office:value="17.29855" calcext:value-type="float">
            <text:p>17.298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3" calcext:value-type="float">
            <text:p>31072003</text:p>
          </table:table-cell>
          <table:table-cell office:value-type="float" office:value="24.04476" calcext:value-type="float">
            <text:p>24.04476</text:p>
          </table:table-cell>
          <table:table-cell office:value-type="float" office:value="30.4" calcext:value-type="float">
            <text:p>30.4</text:p>
          </table:table-cell>
          <table:table-cell office:value-type="float" office:value="13.5" calcext:value-type="float">
            <text:p>13.5</text:p>
          </table:table-cell>
          <table:table-cell office:value-type="float" office:value="2.075389" calcext:value-type="float">
            <text:p>2.075389</text:p>
          </table:table-cell>
          <table:table-cell office:value-type="float" office:value="1.467318" calcext:value-type="float">
            <text:p>1.467318</text:p>
          </table:table-cell>
          <table:table-cell office:value-type="float" office:value="224.784" calcext:value-type="float">
            <text:p>224.784</text:p>
          </table:table-cell>
          <table:table-cell office:value-type="float" office:value="0" calcext:value-type="float">
            <text:p>0</text:p>
          </table:table-cell>
          <table:table-cell office:value-type="float" office:value="31.29413" calcext:value-type="float">
            <text:p>31.29413</text:p>
          </table:table-cell>
          <table:table-cell office:value-type="float" office:value="15.09851" calcext:value-type="float">
            <text:p>15.09851</text:p>
          </table:table-cell>
          <table:table-cell office:value-type="float" office:value="25.9476" calcext:value-type="float">
            <text:p>25.9476</text:p>
          </table:table-cell>
          <table:table-cell office:value-type="float" office:value="17.21124" calcext:value-type="float">
            <text:p>17.21124</text:p>
          </table:table-cell>
          <table:table-cell office:value-type="float" office:value="23.94086" calcext:value-type="float">
            <text:p>23.94086</text:p>
          </table:table-cell>
          <table:table-cell office:value-type="float" office:value="18.04004" calcext:value-type="float">
            <text:p>18.04004</text:p>
          </table:table-cell>
          <table:table-cell office:value-type="float" office:value="22.62476" calcext:value-type="float">
            <text:p>22.62476</text:p>
          </table:table-cell>
          <table:table-cell office:value-type="float" office:value="18.41641" calcext:value-type="float">
            <text:p>18.41641</text:p>
          </table:table-cell>
          <table:table-cell office:value-type="float" office:value="21.58905" calcext:value-type="float">
            <text:p>21.58905</text:p>
          </table:table-cell>
          <table:table-cell office:value-type="float" office:value="18.5553" calcext:value-type="float">
            <text:p>18.5553</text:p>
          </table:table-cell>
          <table:table-cell office:value-type="float" office:value="20.73917" calcext:value-type="float">
            <text:p>20.73917</text:p>
          </table:table-cell>
          <table:table-cell office:value-type="float" office:value="18.53687" calcext:value-type="float">
            <text:p>18.5368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3" calcext:value-type="float">
            <text:p>1082003</text:p>
          </table:table-cell>
          <table:table-cell office:value-type="float" office:value="13.43844" calcext:value-type="float">
            <text:p>13.43844</text:p>
          </table:table-cell>
          <table:table-cell office:value-type="float" office:value="25.7" calcext:value-type="float">
            <text:p>25.7</text:p>
          </table:table-cell>
          <table:table-cell office:value-type="float" office:value="15.2" calcext:value-type="float">
            <text:p>15.2</text:p>
          </table:table-cell>
          <table:table-cell office:value-type="float" office:value="1.966813" calcext:value-type="float">
            <text:p>1.966813</text:p>
          </table:table-cell>
          <table:table-cell office:value-type="float" office:value="1.563506" calcext:value-type="float">
            <text:p>1.563506</text:p>
          </table:table-cell>
          <table:table-cell office:value-type="float" office:value="321.3" calcext:value-type="float">
            <text:p>321.3</text:p>
          </table:table-cell>
          <table:table-cell office:value-type="float" office:value="0" calcext:value-type="float">
            <text:p>0</text:p>
          </table:table-cell>
          <table:table-cell office:value-type="float" office:value="26.06018" calcext:value-type="float">
            <text:p>26.06018</text:p>
          </table:table-cell>
          <table:table-cell office:value-type="float" office:value="16.60852" calcext:value-type="float">
            <text:p>16.60852</text:p>
          </table:table-cell>
          <table:table-cell office:value-type="float" office:value="23.15585" calcext:value-type="float">
            <text:p>23.15585</text:p>
          </table:table-cell>
          <table:table-cell office:value-type="float" office:value="18.44702" calcext:value-type="float">
            <text:p>18.44702</text:p>
          </table:table-cell>
          <table:table-cell office:value-type="float" office:value="22.17871" calcext:value-type="float">
            <text:p>22.17871</text:p>
          </table:table-cell>
          <table:table-cell office:value-type="float" office:value="19.16077" calcext:value-type="float">
            <text:p>19.16077</text:p>
          </table:table-cell>
          <table:table-cell office:value-type="float" office:value="21.42471" calcext:value-type="float">
            <text:p>21.42471</text:p>
          </table:table-cell>
          <table:table-cell office:value-type="float" office:value="19.42728" calcext:value-type="float">
            <text:p>19.42728</text:p>
          </table:table-cell>
          <table:table-cell office:value-type="float" office:value="21.03693" calcext:value-type="float">
            <text:p>21.03693</text:p>
          </table:table-cell>
          <table:table-cell office:value-type="float" office:value="19.465" calcext:value-type="float">
            <text:p>19.465</text:p>
          </table:table-cell>
          <table:table-cell office:value-type="float" office:value="20.57382" calcext:value-type="float">
            <text:p>20.57382</text:p>
          </table:table-cell>
          <table:table-cell office:value-type="float" office:value="19.35059" calcext:value-type="float">
            <text:p>19.3505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3" calcext:value-type="float">
            <text:p>2082003</text:p>
          </table:table-cell>
          <table:table-cell office:value-type="float" office:value="15.6798" calcext:value-type="float">
            <text:p>15.6798</text:p>
          </table:table-cell>
          <table:table-cell office:value-type="float" office:value="27.8" calcext:value-type="float">
            <text:p>27.8</text:p>
          </table:table-cell>
          <table:table-cell office:value-type="float" office:value="18.7" calcext:value-type="float">
            <text:p>18.7</text:p>
          </table:table-cell>
          <table:table-cell office:value-type="float" office:value="2.393485" calcext:value-type="float">
            <text:p>2.393485</text:p>
          </table:table-cell>
          <table:table-cell office:value-type="float" office:value="1.946378" calcext:value-type="float">
            <text:p>1.946378</text:p>
          </table:table-cell>
          <table:table-cell office:value-type="float" office:value="268.344" calcext:value-type="float">
            <text:p>268.344</text:p>
          </table:table-cell>
          <table:table-cell office:value-type="float" office:value="0.4" calcext:value-type="float">
            <text:p>0.4</text:p>
          </table:table-cell>
          <table:table-cell office:value-type="float" office:value="28.65039" calcext:value-type="float">
            <text:p>28.65039</text:p>
          </table:table-cell>
          <table:table-cell office:value-type="float" office:value="19.10846" calcext:value-type="float">
            <text:p>19.10846</text:p>
          </table:table-cell>
          <table:table-cell office:value-type="float" office:value="24.99673" calcext:value-type="float">
            <text:p>24.99673</text:p>
          </table:table-cell>
          <table:table-cell office:value-type="float" office:value="19.68829" calcext:value-type="float">
            <text:p>19.68829</text:p>
          </table:table-cell>
          <table:table-cell office:value-type="float" office:value="23.50049" calcext:value-type="float">
            <text:p>23.50049</text:p>
          </table:table-cell>
          <table:table-cell office:value-type="float" office:value="19.87988" calcext:value-type="float">
            <text:p>19.87988</text:p>
          </table:table-cell>
          <table:table-cell office:value-type="float" office:value="22.44476" calcext:value-type="float">
            <text:p>22.44476</text:p>
          </table:table-cell>
          <table:table-cell office:value-type="float" office:value="19.85315" calcext:value-type="float">
            <text:p>19.85315</text:p>
          </table:table-cell>
          <table:table-cell office:value-type="float" office:value="21.6084" calcext:value-type="float">
            <text:p>21.6084</text:p>
          </table:table-cell>
          <table:table-cell office:value-type="float" office:value="19.71899" calcext:value-type="float">
            <text:p>19.71899</text:p>
          </table:table-cell>
          <table:table-cell office:value-type="float" office:value="20.90228" calcext:value-type="float">
            <text:p>20.90228</text:p>
          </table:table-cell>
          <table:table-cell office:value-type="float" office:value="19.52371" calcext:value-type="float">
            <text:p>19.523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3" calcext:value-type="float">
            <text:p>3082003</text:p>
          </table:table-cell>
          <table:table-cell office:value-type="float" office:value="21.81528" calcext:value-type="float">
            <text:p>21.81528</text:p>
          </table:table-cell>
          <table:table-cell office:value-type="float" office:value="22.4" calcext:value-type="float">
            <text:p>22.4</text:p>
          </table:table-cell>
          <table:table-cell office:value-type="float" office:value="11.2" calcext:value-type="float">
            <text:p>11.2</text:p>
          </table:table-cell>
          <table:table-cell office:value-type="float" office:value="2.007044" calcext:value-type="float">
            <text:p>2.007044</text:p>
          </table:table-cell>
          <table:table-cell office:value-type="float" office:value="1.121751" calcext:value-type="float">
            <text:p>1.121751</text:p>
          </table:table-cell>
          <table:table-cell office:value-type="float" office:value="227.088" calcext:value-type="float">
            <text:p>227.088</text:p>
          </table:table-cell>
          <table:table-cell office:value-type="float" office:value="0" calcext:value-type="float">
            <text:p>0</text:p>
          </table:table-cell>
          <table:table-cell office:value-type="float" office:value="26.40686" calcext:value-type="float">
            <text:p>26.40686</text:p>
          </table:table-cell>
          <table:table-cell office:value-type="float" office:value="13.64877" calcext:value-type="float">
            <text:p>13.64877</text:p>
          </table:table-cell>
          <table:table-cell office:value-type="float" office:value="23.03693" calcext:value-type="float">
            <text:p>23.03693</text:p>
          </table:table-cell>
          <table:table-cell office:value-type="float" office:value="17.08533" calcext:value-type="float">
            <text:p>17.08533</text:p>
          </table:table-cell>
          <table:table-cell office:value-type="float" office:value="21.83929" calcext:value-type="float">
            <text:p>21.83929</text:p>
          </table:table-cell>
          <table:table-cell office:value-type="float" office:value="18.56421" calcext:value-type="float">
            <text:p>18.56421</text:p>
          </table:table-cell>
          <table:table-cell office:value-type="float" office:value="21.37811" calcext:value-type="float">
            <text:p>21.37811</text:p>
          </table:table-cell>
          <table:table-cell office:value-type="float" office:value="19.28598" calcext:value-type="float">
            <text:p>19.28598</text:p>
          </table:table-cell>
          <table:table-cell office:value-type="float" office:value="21.13388" calcext:value-type="float">
            <text:p>21.13388</text:p>
          </table:table-cell>
          <table:table-cell office:value-type="float" office:value="19.39679" calcext:value-type="float">
            <text:p>19.39679</text:p>
          </table:table-cell>
          <table:table-cell office:value-type="float" office:value="20.73672" calcext:value-type="float">
            <text:p>20.73672</text:p>
          </table:table-cell>
          <table:table-cell office:value-type="float" office:value="19.36844" calcext:value-type="float">
            <text:p>19.368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3" calcext:value-type="float">
            <text:p>4082003</text:p>
          </table:table-cell>
          <table:table-cell office:value-type="float" office:value="21.89375" calcext:value-type="float">
            <text:p>21.89375</text:p>
          </table:table-cell>
          <table:table-cell office:value-type="float" office:value="23.8" calcext:value-type="float">
            <text:p>23.8</text:p>
          </table:table-cell>
          <table:table-cell office:value-type="float" office:value="8" calcext:value-type="float">
            <text:p>8</text:p>
          </table:table-cell>
          <table:table-cell office:value-type="float" office:value="1.502816" calcext:value-type="float">
            <text:p>1.502816</text:p>
          </table:table-cell>
          <table:table-cell office:value-type="float" office:value="1.039551" calcext:value-type="float">
            <text:p>1.039551</text:p>
          </table:table-cell>
          <table:table-cell office:value-type="float" office:value="161.532" calcext:value-type="float">
            <text:p>161.532</text:p>
          </table:table-cell>
          <table:table-cell office:value-type="float" office:value="0" calcext:value-type="float">
            <text:p>0</text:p>
          </table:table-cell>
          <table:table-cell office:value-type="float" office:value="26.32224" calcext:value-type="float">
            <text:p>26.32224</text:p>
          </table:table-cell>
          <table:table-cell office:value-type="float" office:value="10.35928" calcext:value-type="float">
            <text:p>10.35928</text:p>
          </table:table-cell>
          <table:table-cell office:value-type="float" office:value="22.37088" calcext:value-type="float">
            <text:p>22.37088</text:p>
          </table:table-cell>
          <table:table-cell office:value-type="float" office:value="14.16794" calcext:value-type="float">
            <text:p>14.16794</text:p>
          </table:table-cell>
          <table:table-cell office:value-type="float" office:value="20.97275" calcext:value-type="float">
            <text:p>20.97275</text:p>
          </table:table-cell>
          <table:table-cell office:value-type="float" office:value="15.73187" calcext:value-type="float">
            <text:p>15.73187</text:p>
          </table:table-cell>
          <table:table-cell office:value-type="float" office:value="20.20663" calcext:value-type="float">
            <text:p>20.20663</text:p>
          </table:table-cell>
          <table:table-cell office:value-type="float" office:value="16.69577" calcext:value-type="float">
            <text:p>16.69577</text:p>
          </table:table-cell>
          <table:table-cell office:value-type="float" office:value="19.65988" calcext:value-type="float">
            <text:p>19.65988</text:p>
          </table:table-cell>
          <table:table-cell office:value-type="float" office:value="17.29233" calcext:value-type="float">
            <text:p>17.29233</text:p>
          </table:table-cell>
          <table:table-cell office:value-type="float" office:value="19.6329" calcext:value-type="float">
            <text:p>19.6329</text:p>
          </table:table-cell>
          <table:table-cell office:value-type="float" office:value="17.66199" calcext:value-type="float">
            <text:p>17.661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3" calcext:value-type="float">
            <text:p>5082003</text:p>
          </table:table-cell>
          <table:table-cell office:value-type="float" office:value="24.96202" calcext:value-type="float">
            <text:p>24.96202</text:p>
          </table:table-cell>
          <table:table-cell office:value-type="float" office:value="21.9" calcext:value-type="float">
            <text:p>21.9</text:p>
          </table:table-cell>
          <table:table-cell office:value-type="float" office:value="13.6" calcext:value-type="float">
            <text:p>13.6</text:p>
          </table:table-cell>
          <table:table-cell office:value-type="float" office:value="1.316221" calcext:value-type="float">
            <text:p>1.316221</text:p>
          </table:table-cell>
          <table:table-cell office:value-type="float" office:value="0.956599" calcext:value-type="float">
            <text:p>0.956599</text:p>
          </table:table-cell>
          <table:table-cell office:value-type="float" office:value="309.42" calcext:value-type="float">
            <text:p>309.42</text:p>
          </table:table-cell>
          <table:table-cell office:value-type="float" office:value="0" calcext:value-type="float">
            <text:p>0</text:p>
          </table:table-cell>
          <table:table-cell office:value-type="float" office:value="25.9256" calcext:value-type="float">
            <text:p>25.9256</text:p>
          </table:table-cell>
          <table:table-cell office:value-type="float" office:value="15.013" calcext:value-type="float">
            <text:p>15.013</text:p>
          </table:table-cell>
          <table:table-cell office:value-type="float" office:value="22.2403" calcext:value-type="float">
            <text:p>22.2403</text:p>
          </table:table-cell>
          <table:table-cell office:value-type="float" office:value="16.88193" calcext:value-type="float">
            <text:p>16.88193</text:p>
          </table:table-cell>
          <table:table-cell office:value-type="float" office:value="21.04779" calcext:value-type="float">
            <text:p>21.04779</text:p>
          </table:table-cell>
          <table:table-cell office:value-type="float" office:value="17.56531" calcext:value-type="float">
            <text:p>17.56531</text:p>
          </table:table-cell>
          <table:table-cell office:value-type="float" office:value="20.2807" calcext:value-type="float">
            <text:p>20.2807</text:p>
          </table:table-cell>
          <table:table-cell office:value-type="float" office:value="17.9093" calcext:value-type="float">
            <text:p>17.9093</text:p>
          </table:table-cell>
          <table:table-cell office:value-type="float" office:value="19.70944" calcext:value-type="float">
            <text:p>19.70944</text:p>
          </table:table-cell>
          <table:table-cell office:value-type="float" office:value="18.08902" calcext:value-type="float">
            <text:p>18.08902</text:p>
          </table:table-cell>
          <table:table-cell office:value-type="float" office:value="19.26181" calcext:value-type="float">
            <text:p>19.26181</text:p>
          </table:table-cell>
          <table:table-cell office:value-type="float" office:value="18.15759" calcext:value-type="float">
            <text:p>18.1575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3" calcext:value-type="float">
            <text:p>6082003</text:p>
          </table:table-cell>
          <table:table-cell office:value-type="float" office:value="24.89971" calcext:value-type="float">
            <text:p>24.89971</text:p>
          </table:table-cell>
          <table:table-cell office:value-type="float" office:value="22.2" calcext:value-type="float">
            <text:p>22.2</text:p>
          </table:table-cell>
          <table:table-cell office:value-type="float" office:value="7.1" calcext:value-type="float">
            <text:p>7.1</text:p>
          </table:table-cell>
          <table:table-cell office:value-type="float" office:value="1.255774" calcext:value-type="float">
            <text:p>1.255774</text:p>
          </table:table-cell>
          <table:table-cell office:value-type="float" office:value="0.9567547" calcext:value-type="float">
            <text:p>0.9567547</text:p>
          </table:table-cell>
          <table:table-cell office:value-type="float" office:value="165.168" calcext:value-type="float">
            <text:p>165.168</text:p>
          </table:table-cell>
          <table:table-cell office:value-type="float" office:value="0" calcext:value-type="float">
            <text:p>0</text:p>
          </table:table-cell>
          <table:table-cell office:value-type="float" office:value="26.15256" calcext:value-type="float">
            <text:p>26.15256</text:p>
          </table:table-cell>
          <table:table-cell office:value-type="float" office:value="9.702362" calcext:value-type="float">
            <text:p>9.702362</text:p>
          </table:table-cell>
          <table:table-cell office:value-type="float" office:value="21.80911" calcext:value-type="float">
            <text:p>21.80911</text:p>
          </table:table-cell>
          <table:table-cell office:value-type="float" office:value="13.71088" calcext:value-type="float">
            <text:p>13.71088</text:p>
          </table:table-cell>
          <table:table-cell office:value-type="float" office:value="20.34415" calcext:value-type="float">
            <text:p>20.34415</text:p>
          </table:table-cell>
          <table:table-cell office:value-type="float" office:value="15.32712" calcext:value-type="float">
            <text:p>15.32712</text:p>
          </table:table-cell>
          <table:table-cell office:value-type="float" office:value="19.61707" calcext:value-type="float">
            <text:p>19.61707</text:p>
          </table:table-cell>
          <table:table-cell office:value-type="float" office:value="16.24741" calcext:value-type="float">
            <text:p>16.24741</text:p>
          </table:table-cell>
          <table:table-cell office:value-type="float" office:value="19.08481" calcext:value-type="float">
            <text:p>19.08481</text:p>
          </table:table-cell>
          <table:table-cell office:value-type="float" office:value="16.82727" calcext:value-type="float">
            <text:p>16.82727</text:p>
          </table:table-cell>
          <table:table-cell office:value-type="float" office:value="18.87888" calcext:value-type="float">
            <text:p>18.87888</text:p>
          </table:table-cell>
          <table:table-cell office:value-type="float" office:value="17.18045" calcext:value-type="float">
            <text:p>17.180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3" calcext:value-type="float">
            <text:p>7082003</text:p>
          </table:table-cell>
          <table:table-cell office:value-type="float" office:value="17.89239" calcext:value-type="float">
            <text:p>17.89239</text:p>
          </table:table-cell>
          <table:table-cell office:value-type="float" office:value="25.4" calcext:value-type="float">
            <text:p>25.4</text:p>
          </table:table-cell>
          <table:table-cell office:value-type="float" office:value="7" calcext:value-type="float">
            <text:p>7</text:p>
          </table:table-cell>
          <table:table-cell office:value-type="float" office:value="1.728729" calcext:value-type="float">
            <text:p>1.728729</text:p>
          </table:table-cell>
          <table:table-cell office:value-type="float" office:value="0.9835414" calcext:value-type="float">
            <text:p>0.9835414</text:p>
          </table:table-cell>
          <table:table-cell office:value-type="float" office:value="253.908" calcext:value-type="float">
            <text:p>253.908</text:p>
          </table:table-cell>
          <table:table-cell office:value-type="float" office:value="0" calcext:value-type="float">
            <text:p>0</text:p>
          </table:table-cell>
          <table:table-cell office:value-type="float" office:value="25.98874" calcext:value-type="float">
            <text:p>25.98874</text:p>
          </table:table-cell>
          <table:table-cell office:value-type="float" office:value="9.2435" calcext:value-type="float">
            <text:p>9.2435</text:p>
          </table:table-cell>
          <table:table-cell office:value-type="float" office:value="22.07788" calcext:value-type="float">
            <text:p>22.07788</text:p>
          </table:table-cell>
          <table:table-cell office:value-type="float" office:value="12.86804" calcext:value-type="float">
            <text:p>12.86804</text:p>
          </table:table-cell>
          <table:table-cell office:value-type="float" office:value="20.74304" calcext:value-type="float">
            <text:p>20.74304</text:p>
          </table:table-cell>
          <table:table-cell office:value-type="float" office:value="14.4614" calcext:value-type="float">
            <text:p>14.4614</text:p>
          </table:table-cell>
          <table:table-cell office:value-type="float" office:value="19.86575" calcext:value-type="float">
            <text:p>19.86575</text:p>
          </table:table-cell>
          <table:table-cell office:value-type="float" office:value="15.43903" calcext:value-type="float">
            <text:p>15.43903</text:p>
          </table:table-cell>
          <table:table-cell office:value-type="float" office:value="19.2002" calcext:value-type="float">
            <text:p>19.2002</text:p>
          </table:table-cell>
          <table:table-cell office:value-type="float" office:value="16.10104" calcext:value-type="float">
            <text:p>16.10104</text:p>
          </table:table-cell>
          <table:table-cell office:value-type="float" office:value="18.70377" calcext:value-type="float">
            <text:p>18.70377</text:p>
          </table:table-cell>
          <table:table-cell office:value-type="float" office:value="16.53909" calcext:value-type="float">
            <text:p>16.539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3" calcext:value-type="float">
            <text:p>8082003</text:p>
          </table:table-cell>
          <table:table-cell office:value-type="float" office:value="21.4776" calcext:value-type="float">
            <text:p>21.4776</text:p>
          </table:table-cell>
          <table:table-cell office:value-type="float" office:value="29.3" calcext:value-type="float">
            <text:p>29.3</text:p>
          </table:table-cell>
          <table:table-cell office:value-type="float" office:value="12.3" calcext:value-type="float">
            <text:p>12.3</text:p>
          </table:table-cell>
          <table:table-cell office:value-type="float" office:value="2.096075" calcext:value-type="float">
            <text:p>2.096075</text:p>
          </table:table-cell>
          <table:table-cell office:value-type="float" office:value="1.403041" calcext:value-type="float">
            <text:p>1.403041</text:p>
          </table:table-cell>
          <table:table-cell office:value-type="float" office:value="151.92" calcext:value-type="float">
            <text:p>151.92</text:p>
          </table:table-cell>
          <table:table-cell office:value-type="float" office:value="0" calcext:value-type="float">
            <text:p>0</text:p>
          </table:table-cell>
          <table:table-cell office:value-type="float" office:value="30.74017" calcext:value-type="float">
            <text:p>30.74017</text:p>
          </table:table-cell>
          <table:table-cell office:value-type="float" office:value="14.04688" calcext:value-type="float">
            <text:p>14.04688</text:p>
          </table:table-cell>
          <table:table-cell office:value-type="float" office:value="25.18732" calcext:value-type="float">
            <text:p>25.18732</text:p>
          </table:table-cell>
          <table:table-cell office:value-type="float" office:value="16.29062" calcext:value-type="float">
            <text:p>16.29062</text:p>
          </table:table-cell>
          <table:table-cell office:value-type="float" office:value="23.10428" calcext:value-type="float">
            <text:p>23.10428</text:p>
          </table:table-cell>
          <table:table-cell office:value-type="float" office:value="17.16742" calcext:value-type="float">
            <text:p>17.16742</text:p>
          </table:table-cell>
          <table:table-cell office:value-type="float" office:value="21.87192" calcext:value-type="float">
            <text:p>21.87192</text:p>
          </table:table-cell>
          <table:table-cell office:value-type="float" office:value="17.57013" calcext:value-type="float">
            <text:p>17.57013</text:p>
          </table:table-cell>
          <table:table-cell office:value-type="float" office:value="20.92734" calcext:value-type="float">
            <text:p>20.92734</text:p>
          </table:table-cell>
          <table:table-cell office:value-type="float" office:value="17.75098" calcext:value-type="float">
            <text:p>17.75098</text:p>
          </table:table-cell>
          <table:table-cell office:value-type="float" office:value="20.15347" calcext:value-type="float">
            <text:p>20.15347</text:p>
          </table:table-cell>
          <table:table-cell office:value-type="float" office:value="17.79117" calcext:value-type="float">
            <text:p>17.791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3" calcext:value-type="float">
            <text:p>9082003</text:p>
          </table:table-cell>
          <table:table-cell office:value-type="float" office:value="22.74804" calcext:value-type="float">
            <text:p>22.74804</text:p>
          </table:table-cell>
          <table:table-cell office:value-type="float" office:value="29.3" calcext:value-type="float">
            <text:p>29.3</text:p>
          </table:table-cell>
          <table:table-cell office:value-type="float" office:value="13.5" calcext:value-type="float">
            <text:p>13.5</text:p>
          </table:table-cell>
          <table:table-cell office:value-type="float" office:value="2.159828" calcext:value-type="float">
            <text:p>2.159828</text:p>
          </table:table-cell>
          <table:table-cell office:value-type="float" office:value="1.517783" calcext:value-type="float">
            <text:p>1.517783</text:p>
          </table:table-cell>
          <table:table-cell office:value-type="float" office:value="163.8" calcext:value-type="float">
            <text:p>163.8</text:p>
          </table:table-cell>
          <table:table-cell office:value-type="float" office:value="0" calcext:value-type="float">
            <text:p>0</text:p>
          </table:table-cell>
          <table:table-cell office:value-type="float" office:value="31.43433" calcext:value-type="float">
            <text:p>31.43433</text:p>
          </table:table-cell>
          <table:table-cell office:value-type="float" office:value="15.1619" calcext:value-type="float">
            <text:p>15.1619</text:p>
          </table:table-cell>
          <table:table-cell office:value-type="float" office:value="26.03198" calcext:value-type="float">
            <text:p>26.03198</text:p>
          </table:table-cell>
          <table:table-cell office:value-type="float" office:value="17.39276" calcext:value-type="float">
            <text:p>17.39276</text:p>
          </table:table-cell>
          <table:table-cell office:value-type="float" office:value="24.15839" calcext:value-type="float">
            <text:p>24.15839</text:p>
          </table:table-cell>
          <table:table-cell office:value-type="float" office:value="18.21097" calcext:value-type="float">
            <text:p>18.21097</text:p>
          </table:table-cell>
          <table:table-cell office:value-type="float" office:value="22.86185" calcext:value-type="float">
            <text:p>22.86185</text:p>
          </table:table-cell>
          <table:table-cell office:value-type="float" office:value="18.61575" calcext:value-type="float">
            <text:p>18.61575</text:p>
          </table:table-cell>
          <table:table-cell office:value-type="float" office:value="21.82703" calcext:value-type="float">
            <text:p>21.82703</text:p>
          </table:table-cell>
          <table:table-cell office:value-type="float" office:value="18.77264" calcext:value-type="float">
            <text:p>18.77264</text:p>
          </table:table-cell>
          <table:table-cell office:value-type="float" office:value="20.97617" calcext:value-type="float">
            <text:p>20.97617</text:p>
          </table:table-cell>
          <table:table-cell office:value-type="float" office:value="18.75674" calcext:value-type="float">
            <text:p>18.756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3" calcext:value-type="float">
            <text:p>10082003</text:p>
          </table:table-cell>
          <table:table-cell office:value-type="float" office:value="23.25384" calcext:value-type="float">
            <text:p>23.25384</text:p>
          </table:table-cell>
          <table:table-cell office:value-type="float" office:value="30.8" calcext:value-type="float">
            <text:p>30.8</text:p>
          </table:table-cell>
          <table:table-cell office:value-type="float" office:value="13.2" calcext:value-type="float">
            <text:p>13.2</text:p>
          </table:table-cell>
          <table:table-cell office:value-type="float" office:value="2.263791" calcext:value-type="float">
            <text:p>2.263791</text:p>
          </table:table-cell>
          <table:table-cell office:value-type="float" office:value="1.459056" calcext:value-type="float">
            <text:p>1.459056</text:p>
          </table:table-cell>
          <table:table-cell office:value-type="float" office:value="269.424" calcext:value-type="float">
            <text:p>269.424</text:p>
          </table:table-cell>
          <table:table-cell office:value-type="float" office:value="0" calcext:value-type="float">
            <text:p>0</text:p>
          </table:table-cell>
          <table:table-cell office:value-type="float" office:value="32.73181" calcext:value-type="float">
            <text:p>32.73181</text:p>
          </table:table-cell>
          <table:table-cell office:value-type="float" office:value="15.38013" calcext:value-type="float">
            <text:p>15.38013</text:p>
          </table:table-cell>
          <table:table-cell office:value-type="float" office:value="26.99356" calcext:value-type="float">
            <text:p>26.99356</text:p>
          </table:table-cell>
          <table:table-cell office:value-type="float" office:value="17.99432" calcext:value-type="float">
            <text:p>17.99432</text:p>
          </table:table-cell>
          <table:table-cell office:value-type="float" office:value="24.92868" calcext:value-type="float">
            <text:p>24.92868</text:p>
          </table:table-cell>
          <table:table-cell office:value-type="float" office:value="18.96432" calcext:value-type="float">
            <text:p>18.96432</text:p>
          </table:table-cell>
          <table:table-cell office:value-type="float" office:value="23.58572" calcext:value-type="float">
            <text:p>23.58572</text:p>
          </table:table-cell>
          <table:table-cell office:value-type="float" office:value="19.36188" calcext:value-type="float">
            <text:p>19.36188</text:p>
          </table:table-cell>
          <table:table-cell office:value-type="float" office:value="22.52374" calcext:value-type="float">
            <text:p>22.52374</text:p>
          </table:table-cell>
          <table:table-cell office:value-type="float" office:value="19.4856" calcext:value-type="float">
            <text:p>19.4856</text:p>
          </table:table-cell>
          <table:table-cell office:value-type="float" office:value="21.66199" calcext:value-type="float">
            <text:p>21.66199</text:p>
          </table:table-cell>
          <table:table-cell office:value-type="float" office:value="19.43411" calcext:value-type="float">
            <text:p>19.434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3" calcext:value-type="float">
            <text:p>11082003</text:p>
          </table:table-cell>
          <table:table-cell office:value-type="float" office:value="7.29252" calcext:value-type="float">
            <text:p>7.29252</text:p>
          </table:table-cell>
          <table:table-cell office:value-type="float" office:value="23.3" calcext:value-type="float">
            <text:p>23.3</text:p>
          </table:table-cell>
          <table:table-cell office:value-type="float" office:value="13.3" calcext:value-type="float">
            <text:p>13.3</text:p>
          </table:table-cell>
          <table:table-cell office:value-type="float" office:value="2.355544" calcext:value-type="float">
            <text:p>2.355544</text:p>
          </table:table-cell>
          <table:table-cell office:value-type="float" office:value="1.304763" calcext:value-type="float">
            <text:p>1.304763</text:p>
          </table:table-cell>
          <table:table-cell office:value-type="float" office:value="243.108" calcext:value-type="float">
            <text:p>243.108</text:p>
          </table:table-cell>
          <table:table-cell office:value-type="float" office:value="0.8" calcext:value-type="float">
            <text:p>0.8</text:p>
          </table:table-cell>
          <table:table-cell office:value-type="float" office:value="23.39899" calcext:value-type="float">
            <text:p>23.39899</text:p>
          </table:table-cell>
          <table:table-cell office:value-type="float" office:value="14.68262" calcext:value-type="float">
            <text:p>14.68262</text:p>
          </table:table-cell>
          <table:table-cell office:value-type="float" office:value="23.31638" calcext:value-type="float">
            <text:p>23.31638</text:p>
          </table:table-cell>
          <table:table-cell office:value-type="float" office:value="17.39255" calcext:value-type="float">
            <text:p>17.39255</text:p>
          </table:table-cell>
          <table:table-cell office:value-type="float" office:value="23.1925" calcext:value-type="float">
            <text:p>23.1925</text:p>
          </table:table-cell>
          <table:table-cell office:value-type="float" office:value="18.60214" calcext:value-type="float">
            <text:p>18.60214</text:p>
          </table:table-cell>
          <table:table-cell office:value-type="float" office:value="22.82098" calcext:value-type="float">
            <text:p>22.82098</text:p>
          </table:table-cell>
          <table:table-cell office:value-type="float" office:value="19.2691" calcext:value-type="float">
            <text:p>19.2691</text:p>
          </table:table-cell>
          <table:table-cell office:value-type="float" office:value="22.2728" calcext:value-type="float">
            <text:p>22.2728</text:p>
          </table:table-cell>
          <table:table-cell office:value-type="float" office:value="19.61407" calcext:value-type="float">
            <text:p>19.61407</text:p>
          </table:table-cell>
          <table:table-cell office:value-type="float" office:value="21.62079" calcext:value-type="float">
            <text:p>21.62079</text:p>
          </table:table-cell>
          <table:table-cell office:value-type="float" office:value="19.73029" calcext:value-type="float">
            <text:p>19.730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3" calcext:value-type="float">
            <text:p>12082003</text:p>
          </table:table-cell>
          <table:table-cell office:value-type="float" office:value="24.35044" calcext:value-type="float">
            <text:p>24.35044</text:p>
          </table:table-cell>
          <table:table-cell office:value-type="float" office:value="22.4" calcext:value-type="float">
            <text:p>22.4</text:p>
          </table:table-cell>
          <table:table-cell office:value-type="float" office:value="8.5" calcext:value-type="float">
            <text:p>8.5</text:p>
          </table:table-cell>
          <table:table-cell office:value-type="float" office:value="1.570076" calcext:value-type="float">
            <text:p>1.570076</text:p>
          </table:table-cell>
          <table:table-cell office:value-type="float" office:value="1.089044" calcext:value-type="float">
            <text:p>1.089044</text:p>
          </table:table-cell>
          <table:table-cell office:value-type="float" office:value="140.22" calcext:value-type="float">
            <text:p>140.22</text:p>
          </table:table-cell>
          <table:table-cell office:value-type="float" office:value="0" calcext:value-type="float">
            <text:p>0</text:p>
          </table:table-cell>
          <table:table-cell office:value-type="float" office:value="25.58655" calcext:value-type="float">
            <text:p>25.58655</text:p>
          </table:table-cell>
          <table:table-cell office:value-type="float" office:value="10.77307" calcext:value-type="float">
            <text:p>10.77307</text:p>
          </table:table-cell>
          <table:table-cell office:value-type="float" office:value="21.97491" calcext:value-type="float">
            <text:p>21.97491</text:p>
          </table:table-cell>
          <table:table-cell office:value-type="float" office:value="14.53104" calcext:value-type="float">
            <text:p>14.53104</text:p>
          </table:table-cell>
          <table:table-cell office:value-type="float" office:value="20.80759" calcext:value-type="float">
            <text:p>20.80759</text:p>
          </table:table-cell>
          <table:table-cell office:value-type="float" office:value="16.06705" calcext:value-type="float">
            <text:p>16.06705</text:p>
          </table:table-cell>
          <table:table-cell office:value-type="float" office:value="20.11472" calcext:value-type="float">
            <text:p>20.11472</text:p>
          </table:table-cell>
          <table:table-cell office:value-type="float" office:value="16.97382" calcext:value-type="float">
            <text:p>16.97382</text:p>
          </table:table-cell>
          <table:table-cell office:value-type="float" office:value="19.6167" calcext:value-type="float">
            <text:p>19.6167</text:p>
          </table:table-cell>
          <table:table-cell office:value-type="float" office:value="17.55746" calcext:value-type="float">
            <text:p>17.55746</text:p>
          </table:table-cell>
          <table:table-cell office:value-type="float" office:value="19.68945" calcext:value-type="float">
            <text:p>19.68945</text:p>
          </table:table-cell>
          <table:table-cell office:value-type="float" office:value="17.9231" calcext:value-type="float">
            <text:p>17.92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3" calcext:value-type="float">
            <text:p>13082003</text:p>
          </table:table-cell>
          <table:table-cell office:value-type="float" office:value="4.32504" calcext:value-type="float">
            <text:p>4.32504</text:p>
          </table:table-cell>
          <table:table-cell office:value-type="float" office:value="18.1" calcext:value-type="float">
            <text:p>18.1</text:p>
          </table:table-cell>
          <table:table-cell office:value-type="float" office:value="13.4" calcext:value-type="float">
            <text:p>13.4</text:p>
          </table:table-cell>
          <table:table-cell office:value-type="float" office:value="2.034227" calcext:value-type="float">
            <text:p>2.034227</text:p>
          </table:table-cell>
          <table:table-cell office:value-type="float" office:value="1.507909" calcext:value-type="float">
            <text:p>1.507909</text:p>
          </table:table-cell>
          <table:table-cell office:value-type="float" office:value="271.044" calcext:value-type="float">
            <text:p>271.044</text:p>
          </table:table-cell>
          <table:table-cell office:value-type="float" office:value="13" calcext:value-type="float">
            <text:p>13</text:p>
          </table:table-cell>
          <table:table-cell office:value-type="float" office:value="18.76514" calcext:value-type="float">
            <text:p>18.76514</text:p>
          </table:table-cell>
          <table:table-cell office:value-type="float" office:value="14.28824" calcext:value-type="float">
            <text:p>14.28824</text:p>
          </table:table-cell>
          <table:table-cell office:value-type="float" office:value="18.20517" calcext:value-type="float">
            <text:p>18.20517</text:p>
          </table:table-cell>
          <table:table-cell office:value-type="float" office:value="15.7327" calcext:value-type="float">
            <text:p>15.7327</text:p>
          </table:table-cell>
          <table:table-cell office:value-type="float" office:value="18.69763" calcext:value-type="float">
            <text:p>18.69763</text:p>
          </table:table-cell>
          <table:table-cell office:value-type="float" office:value="16.47784" calcext:value-type="float">
            <text:p>16.47784</text:p>
          </table:table-cell>
          <table:table-cell office:value-type="float" office:value="18.98938" calcext:value-type="float">
            <text:p>18.98938</text:p>
          </table:table-cell>
          <table:table-cell office:value-type="float" office:value="17.09695" calcext:value-type="float">
            <text:p>17.09695</text:p>
          </table:table-cell>
          <table:table-cell office:value-type="float" office:value="19.08636" calcext:value-type="float">
            <text:p>19.08636</text:p>
          </table:table-cell>
          <table:table-cell office:value-type="float" office:value="17.45905" calcext:value-type="float">
            <text:p>17.45905</text:p>
          </table:table-cell>
          <table:table-cell office:value-type="float" office:value="19.03586" calcext:value-type="float">
            <text:p>19.03586</text:p>
          </table:table-cell>
          <table:table-cell office:value-type="float" office:value="17.64478" calcext:value-type="float">
            <text:p>17.644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3" calcext:value-type="float">
            <text:p>14082003</text:p>
          </table:table-cell>
          <table:table-cell office:value-type="float" office:value="20.20737" calcext:value-type="float">
            <text:p>20.20737</text:p>
          </table:table-cell>
          <table:table-cell office:value-type="float" office:value="21.3" calcext:value-type="float">
            <text:p>21.3</text:p>
          </table:table-cell>
          <table:table-cell office:value-type="float" office:value="11.7" calcext:value-type="float">
            <text:p>11.7</text:p>
          </table:table-cell>
          <table:table-cell office:value-type="float" office:value="1.779934" calcext:value-type="float">
            <text:p>1.779934</text:p>
          </table:table-cell>
          <table:table-cell office:value-type="float" office:value="1.348633" calcext:value-type="float">
            <text:p>1.348633</text:p>
          </table:table-cell>
          <table:table-cell office:value-type="float" office:value="125.1" calcext:value-type="float">
            <text:p>125.1</text:p>
          </table:table-cell>
          <table:table-cell office:value-type="float" office:value="0" calcext:value-type="float">
            <text:p>0</text:p>
          </table:table-cell>
          <table:table-cell office:value-type="float" office:value="21.13916" calcext:value-type="float">
            <text:p>21.13916</text:p>
          </table:table-cell>
          <table:table-cell office:value-type="float" office:value="12.63467" calcext:value-type="float">
            <text:p>12.63467</text:p>
          </table:table-cell>
          <table:table-cell office:value-type="float" office:value="19.22501" calcext:value-type="float">
            <text:p>19.22501</text:p>
          </table:table-cell>
          <table:table-cell office:value-type="float" office:value="14.20148" calcext:value-type="float">
            <text:p>14.20148</text:p>
          </table:table-cell>
          <table:table-cell office:value-type="float" office:value="18.52692" calcext:value-type="float">
            <text:p>18.52692</text:p>
          </table:table-cell>
          <table:table-cell office:value-type="float" office:value="14.90775" calcext:value-type="float">
            <text:p>14.90775</text:p>
          </table:table-cell>
          <table:table-cell office:value-type="float" office:value="18.13544" calcext:value-type="float">
            <text:p>18.13544</text:p>
          </table:table-cell>
          <table:table-cell office:value-type="float" office:value="15.61545" calcext:value-type="float">
            <text:p>15.61545</text:p>
          </table:table-cell>
          <table:table-cell office:value-type="float" office:value="17.86279" calcext:value-type="float">
            <text:p>17.86279</text:p>
          </table:table-cell>
          <table:table-cell office:value-type="float" office:value="16.13947" calcext:value-type="float">
            <text:p>16.13947</text:p>
          </table:table-cell>
          <table:table-cell office:value-type="float" office:value="17.66656" calcext:value-type="float">
            <text:p>17.66656</text:p>
          </table:table-cell>
          <table:table-cell office:value-type="float" office:value="16.51492" calcext:value-type="float">
            <text:p>16.514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3" calcext:value-type="float">
            <text:p>15082003</text:p>
          </table:table-cell>
          <table:table-cell office:value-type="float" office:value="17.47116" calcext:value-type="float">
            <text:p>17.47116</text:p>
          </table:table-cell>
          <table:table-cell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office:value-type="float" office:value="2.117875" calcext:value-type="float">
            <text:p>2.117875</text:p>
          </table:table-cell>
          <table:table-cell office:value-type="float" office:value="1.393841" calcext:value-type="float">
            <text:p>1.393841</text:p>
          </table:table-cell>
          <table:table-cell office:value-type="float" office:value="244.008" calcext:value-type="float">
            <text:p>244.008</text:p>
          </table:table-cell>
          <table:table-cell office:value-type="float" office:value="6.8" calcext:value-type="float">
            <text:p>6.8</text:p>
          </table:table-cell>
          <table:table-cell office:value-type="float" office:value="21.41486" calcext:value-type="float">
            <text:p>21.41486</text:p>
          </table:table-cell>
          <table:table-cell office:value-type="float" office:value="12.69519" calcext:value-type="float">
            <text:p>12.69519</text:p>
          </table:table-cell>
          <table:table-cell office:value-type="float" office:value="19.57117" calcext:value-type="float">
            <text:p>19.57117</text:p>
          </table:table-cell>
          <table:table-cell office:value-type="float" office:value="14.18491" calcext:value-type="float">
            <text:p>14.18491</text:p>
          </table:table-cell>
          <table:table-cell office:value-type="float" office:value="18.8569" calcext:value-type="float">
            <text:p>18.8569</text:p>
          </table:table-cell>
          <table:table-cell office:value-type="float" office:value="14.93509" calcext:value-type="float">
            <text:p>14.93509</text:p>
          </table:table-cell>
          <table:table-cell office:value-type="float" office:value="18.33356" calcext:value-type="float">
            <text:p>18.33356</text:p>
          </table:table-cell>
          <table:table-cell office:value-type="float" office:value="15.56424" calcext:value-type="float">
            <text:p>15.56424</text:p>
          </table:table-cell>
          <table:table-cell office:value-type="float" office:value="17.96765" calcext:value-type="float">
            <text:p>17.96765</text:p>
          </table:table-cell>
          <table:table-cell office:value-type="float" office:value="16.00598" calcext:value-type="float">
            <text:p>16.00598</text:p>
          </table:table-cell>
          <table:table-cell office:value-type="float" office:value="17.68875" calcext:value-type="float">
            <text:p>17.68875</text:p>
          </table:table-cell>
          <table:table-cell office:value-type="float" office:value="16.31735" calcext:value-type="float">
            <text:p>16.317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3" calcext:value-type="float">
            <text:p>16082003</text:p>
          </table:table-cell>
          <table:table-cell office:value-type="float" office:value="18.04896" calcext:value-type="float">
            <text:p>18.04896</text:p>
          </table:table-cell>
          <table:table-cell office:value-type="float" office:value="28.1" calcext:value-type="float">
            <text:p>28.1</text:p>
          </table:table-cell>
          <table:table-cell office:value-type="float" office:value="19.3" calcext:value-type="float">
            <text:p>19.3</text:p>
          </table:table-cell>
          <table:table-cell office:value-type="float" office:value="2.857606" calcext:value-type="float">
            <text:p>2.857606</text:p>
          </table:table-cell>
          <table:table-cell office:value-type="float" office:value="2.199196" calcext:value-type="float">
            <text:p>2.199196</text:p>
          </table:table-cell>
          <table:table-cell office:value-type="float" office:value="418.572" calcext:value-type="float">
            <text:p>418.572</text:p>
          </table:table-cell>
          <table:table-cell office:value-type="float" office:value="0" calcext:value-type="float">
            <text:p>0</text:p>
          </table:table-cell>
          <table:table-cell office:value-type="float" office:value="25.83542" calcext:value-type="float">
            <text:p>25.83542</text:p>
          </table:table-cell>
          <table:table-cell office:value-type="float" office:value="17.83118" calcext:value-type="float">
            <text:p>17.83118</text:p>
          </table:table-cell>
          <table:table-cell office:value-type="float" office:value="23.13605" calcext:value-type="float">
            <text:p>23.13605</text:p>
          </table:table-cell>
          <table:table-cell office:value-type="float" office:value="17.78101" calcext:value-type="float">
            <text:p>17.78101</text:p>
          </table:table-cell>
          <table:table-cell office:value-type="float" office:value="21.98422" calcext:value-type="float">
            <text:p>21.98422</text:p>
          </table:table-cell>
          <table:table-cell office:value-type="float" office:value="17.78098" calcext:value-type="float">
            <text:p>17.78098</text:p>
          </table:table-cell>
          <table:table-cell office:value-type="float" office:value="20.98099" calcext:value-type="float">
            <text:p>20.98099</text:p>
          </table:table-cell>
          <table:table-cell office:value-type="float" office:value="17.75613" calcext:value-type="float">
            <text:p>17.75613</text:p>
          </table:table-cell>
          <table:table-cell office:value-type="float" office:value="20.19586" calcext:value-type="float">
            <text:p>20.19586</text:p>
          </table:table-cell>
          <table:table-cell office:value-type="float" office:value="17.66934" calcext:value-type="float">
            <text:p>17.66934</text:p>
          </table:table-cell>
          <table:table-cell office:value-type="float" office:value="19.54044" calcext:value-type="float">
            <text:p>19.54044</text:p>
          </table:table-cell>
          <table:table-cell office:value-type="float" office:value="17.55347" calcext:value-type="float">
            <text:p>17.553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3" calcext:value-type="float">
            <text:p>17082003</text:p>
          </table:table-cell>
          <table:table-cell office:value-type="float" office:value="22.5324" calcext:value-type="float">
            <text:p>22.5324</text:p>
          </table:table-cell>
          <table:table-cell office:value-type="float" office:value="20.1" calcext:value-type="float">
            <text:p>20.1</text:p>
          </table:table-cell>
          <table:table-cell office:value-type="float" office:value="12.3" calcext:value-type="float">
            <text:p>12.3</text:p>
          </table:table-cell>
          <table:table-cell office:value-type="float" office:value="2.201453" calcext:value-type="float">
            <text:p>2.201453</text:p>
          </table:table-cell>
          <table:table-cell office:value-type="float" office:value="1.150051" calcext:value-type="float">
            <text:p>1.150051</text:p>
          </table:table-cell>
          <table:table-cell office:value-type="float" office:value="300.6" calcext:value-type="float">
            <text:p>300.6</text:p>
          </table:table-cell>
          <table:table-cell office:value-type="float" office:value="0" calcext:value-type="float">
            <text:p>0</text:p>
          </table:table-cell>
          <table:table-cell office:value-type="float" office:value="20.18741" calcext:value-type="float">
            <text:p>20.18741</text:p>
          </table:table-cell>
          <table:table-cell office:value-type="float" office:value="13.38214" calcext:value-type="float">
            <text:p>13.38214</text:p>
          </table:table-cell>
          <table:table-cell office:value-type="float" office:value="20.30383" calcext:value-type="float">
            <text:p>20.30383</text:p>
          </table:table-cell>
          <table:table-cell office:value-type="float" office:value="15.17041" calcext:value-type="float">
            <text:p>15.17041</text:p>
          </table:table-cell>
          <table:table-cell office:value-type="float" office:value="20.30502" calcext:value-type="float">
            <text:p>20.30502</text:p>
          </table:table-cell>
          <table:table-cell office:value-type="float" office:value="16.069" calcext:value-type="float">
            <text:p>16.069</text:p>
          </table:table-cell>
          <table:table-cell office:value-type="float" office:value="20.1319" calcext:value-type="float">
            <text:p>20.1319</text:p>
          </table:table-cell>
          <table:table-cell office:value-type="float" office:value="16.72592" calcext:value-type="float">
            <text:p>16.72592</text:p>
          </table:table-cell>
          <table:table-cell office:value-type="float" office:value="19.82718" calcext:value-type="float">
            <text:p>19.82718</text:p>
          </table:table-cell>
          <table:table-cell office:value-type="float" office:value="17.15518" calcext:value-type="float">
            <text:p>17.15518</text:p>
          </table:table-cell>
          <table:table-cell office:value-type="float" office:value="19.43268" calcext:value-type="float">
            <text:p>19.43268</text:p>
          </table:table-cell>
          <table:table-cell office:value-type="float" office:value="17.40833" calcext:value-type="float">
            <text:p>17.408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3" calcext:value-type="float">
            <text:p>18082003</text:p>
          </table:table-cell>
          <table:table-cell office:value-type="float" office:value="21.57112" calcext:value-type="float">
            <text:p>21.57112</text:p>
          </table:table-cell>
          <table:table-cell office:value-type="float" office:value="20.9" calcext:value-type="float">
            <text:p>20.9</text:p>
          </table:table-cell>
          <table:table-cell office:value-type="float" office:value="9" calcext:value-type="float">
            <text:p>9</text:p>
          </table:table-cell>
          <table:table-cell office:value-type="float" office:value="1.419588" calcext:value-type="float">
            <text:p>1.419588</text:p>
          </table:table-cell>
          <table:table-cell office:value-type="float" office:value="1.017828" calcext:value-type="float">
            <text:p>1.017828</text:p>
          </table:table-cell>
          <table:table-cell office:value-type="float" office:value="288.936" calcext:value-type="float">
            <text:p>288.936</text:p>
          </table:table-cell>
          <table:table-cell office:value-type="float" office:value="0" calcext:value-type="float">
            <text:p>0</text:p>
          </table:table-cell>
          <table:table-cell office:value-type="float" office:value="20.02246" calcext:value-type="float">
            <text:p>20.02246</text:p>
          </table:table-cell>
          <table:table-cell office:value-type="float" office:value="10.19672" calcext:value-type="float">
            <text:p>10.19672</text:p>
          </table:table-cell>
          <table:table-cell office:value-type="float" office:value="17.8974" calcext:value-type="float">
            <text:p>17.8974</text:p>
          </table:table-cell>
          <table:table-cell office:value-type="float" office:value="12.7312" calcext:value-type="float">
            <text:p>12.7312</text:p>
          </table:table-cell>
          <table:table-cell office:value-type="float" office:value="17.27933" calcext:value-type="float">
            <text:p>17.27933</text:p>
          </table:table-cell>
          <table:table-cell office:value-type="float" office:value="13.96451" calcext:value-type="float">
            <text:p>13.96451</text:p>
          </table:table-cell>
          <table:table-cell office:value-type="float" office:value="17.00549" calcext:value-type="float">
            <text:p>17.00549</text:p>
          </table:table-cell>
          <table:table-cell office:value-type="float" office:value="14.87894" calcext:value-type="float">
            <text:p>14.87894</text:p>
          </table:table-cell>
          <table:table-cell office:value-type="float" office:value="17.11179" calcext:value-type="float">
            <text:p>17.11179</text:p>
          </table:table-cell>
          <table:table-cell office:value-type="float" office:value="15.52722" calcext:value-type="float">
            <text:p>15.52722</text:p>
          </table:table-cell>
          <table:table-cell office:value-type="float" office:value="17.3757" calcext:value-type="float">
            <text:p>17.3757</text:p>
          </table:table-cell>
          <table:table-cell office:value-type="float" office:value="15.98102" calcext:value-type="float">
            <text:p>15.98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3" calcext:value-type="float">
            <text:p>19082003</text:p>
          </table:table-cell>
          <table:table-cell office:value-type="float" office:value="25.6286" calcext:value-type="float">
            <text:p>25.6286</text:p>
          </table:table-cell>
          <table:table-cell office:value-type="float" office:value="23.1" calcext:value-type="float">
            <text:p>23.1</text:p>
          </table:table-cell>
          <table:table-cell office:value-type="float" office:value="10.2" calcext:value-type="float">
            <text:p>10.2</text:p>
          </table:table-cell>
          <table:table-cell office:value-type="float" office:value="1.565592" calcext:value-type="float">
            <text:p>1.565592</text:p>
          </table:table-cell>
          <table:table-cell office:value-type="float" office:value="1.220766" calcext:value-type="float">
            <text:p>1.220766</text:p>
          </table:table-cell>
          <table:table-cell office:value-type="float" office:value="164.376" calcext:value-type="float">
            <text:p>164.376</text:p>
          </table:table-cell>
          <table:table-cell office:value-type="float" office:value="0" calcext:value-type="float">
            <text:p>0</text:p>
          </table:table-cell>
          <table:table-cell office:value-type="float" office:value="24.09088" calcext:value-type="float">
            <text:p>24.09088</text:p>
          </table:table-cell>
          <table:table-cell office:value-type="float" office:value="11.02997" calcext:value-type="float">
            <text:p>11.02997</text:p>
          </table:table-cell>
          <table:table-cell office:value-type="float" office:value="20.55344" calcext:value-type="float">
            <text:p>20.55344</text:p>
          </table:table-cell>
          <table:table-cell office:value-type="float" office:value="13.09253" calcext:value-type="float">
            <text:p>13.09253</text:p>
          </table:table-cell>
          <table:table-cell office:value-type="float" office:value="19.26682" calcext:value-type="float">
            <text:p>19.26682</text:p>
          </table:table-cell>
          <table:table-cell office:value-type="float" office:value="14.05881" calcext:value-type="float">
            <text:p>14.05881</text:p>
          </table:table-cell>
          <table:table-cell office:value-type="float" office:value="18.4501" calcext:value-type="float">
            <text:p>18.4501</text:p>
          </table:table-cell>
          <table:table-cell office:value-type="float" office:value="14.72623" calcext:value-type="float">
            <text:p>14.72623</text:p>
          </table:table-cell>
          <table:table-cell office:value-type="float" office:value="17.87991" calcext:value-type="float">
            <text:p>17.87991</text:p>
          </table:table-cell>
          <table:table-cell office:value-type="float" office:value="15.2291" calcext:value-type="float">
            <text:p>15.2291</text:p>
          </table:table-cell>
          <table:table-cell office:value-type="float" office:value="17.47229" calcext:value-type="float">
            <text:p>17.47229</text:p>
          </table:table-cell>
          <table:table-cell office:value-type="float" office:value="15.59702" calcext:value-type="float">
            <text:p>15.597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3" calcext:value-type="float">
            <text:p>20082003</text:p>
          </table:table-cell>
          <table:table-cell office:value-type="float" office:value="21.93687" calcext:value-type="float">
            <text:p>21.93687</text:p>
          </table:table-cell>
          <table:table-cell office:value-type="float" office:value="23.4" calcext:value-type="float">
            <text:p>23.4</text:p>
          </table:table-cell>
          <table:table-cell office:value-type="float" office:value="7.5" calcext:value-type="float">
            <text:p>7.5</text:p>
          </table:table-cell>
          <table:table-cell office:value-type="float" office:value="1.49514" calcext:value-type="float">
            <text:p>1.49514</text:p>
          </table:table-cell>
          <table:table-cell office:value-type="float" office:value="1.017644" calcext:value-type="float">
            <text:p>1.017644</text:p>
          </table:table-cell>
          <table:table-cell office:value-type="float" office:value="234.684" calcext:value-type="float">
            <text:p>234.684</text:p>
          </table:table-cell>
          <table:table-cell office:value-type="float" office:value="0" calcext:value-type="float">
            <text:p>0</text:p>
          </table:table-cell>
          <table:table-cell office:value-type="float" office:value="24.71127" calcext:value-type="float">
            <text:p>24.71127</text:p>
          </table:table-cell>
          <table:table-cell office:value-type="float" office:value="9.35968" calcext:value-type="float">
            <text:p>9.35968</text:p>
          </table:table-cell>
          <table:table-cell office:value-type="float" office:value="20.93454" calcext:value-type="float">
            <text:p>20.93454</text:p>
          </table:table-cell>
          <table:table-cell office:value-type="float" office:value="12.63748" calcext:value-type="float">
            <text:p>12.63748</text:p>
          </table:table-cell>
          <table:table-cell office:value-type="float" office:value="19.55746" calcext:value-type="float">
            <text:p>19.55746</text:p>
          </table:table-cell>
          <table:table-cell office:value-type="float" office:value="13.96759" calcext:value-type="float">
            <text:p>13.96759</text:p>
          </table:table-cell>
          <table:table-cell office:value-type="float" office:value="18.69992" calcext:value-type="float">
            <text:p>18.69992</text:p>
          </table:table-cell>
          <table:table-cell office:value-type="float" office:value="14.82742" calcext:value-type="float">
            <text:p>14.82742</text:p>
          </table:table-cell>
          <table:table-cell office:value-type="float" office:value="18.12231" calcext:value-type="float">
            <text:p>18.12231</text:p>
          </table:table-cell>
          <table:table-cell office:value-type="float" office:value="15.40399" calcext:value-type="float">
            <text:p>15.40399</text:p>
          </table:table-cell>
          <table:table-cell office:value-type="float" office:value="17.71115" calcext:value-type="float">
            <text:p>17.71115</text:p>
          </table:table-cell>
          <table:table-cell office:value-type="float" office:value="15.77634" calcext:value-type="float">
            <text:p>15.776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3" calcext:value-type="float">
            <text:p>21082003</text:p>
          </table:table-cell>
          <table:table-cell office:value-type="float" office:value="4.12272" calcext:value-type="float">
            <text:p>4.12272</text:p>
          </table:table-cell>
          <table:table-cell office:value-type="float" office:value="17.3" calcext:value-type="float">
            <text:p>17.3</text:p>
          </table:table-cell>
          <table:table-cell office:value-type="float" office:value="13.4" calcext:value-type="float">
            <text:p>13.4</text:p>
          </table:table-cell>
          <table:table-cell office:value-type="float" office:value="1.650991" calcext:value-type="float">
            <text:p>1.650991</text:p>
          </table:table-cell>
          <table:table-cell office:value-type="float" office:value="1.497783" calcext:value-type="float">
            <text:p>1.497783</text:p>
          </table:table-cell>
          <table:table-cell office:value-type="float" office:value="479.808" calcext:value-type="float">
            <text:p>479.808</text:p>
          </table:table-cell>
          <table:table-cell office:value-type="float" office:value="17.87507" calcext:value-type="float">
            <text:p>17.87507</text:p>
          </table:table-cell>
          <table:table-cell office:value-type="float" office:value="17.69745" calcext:value-type="float">
            <text:p>17.69745</text:p>
          </table:table-cell>
          <table:table-cell office:value-type="float" office:value="13.68475" calcext:value-type="float">
            <text:p>13.68475</text:p>
          </table:table-cell>
          <table:table-cell office:value-type="float" office:value="17.97015" calcext:value-type="float">
            <text:p>17.97015</text:p>
          </table:table-cell>
          <table:table-cell office:value-type="float" office:value="14.46738" calcext:value-type="float">
            <text:p>14.46738</text:p>
          </table:table-cell>
          <table:table-cell office:value-type="float" office:value="18.17917" calcext:value-type="float">
            <text:p>18.17917</text:p>
          </table:table-cell>
          <table:table-cell office:value-type="float" office:value="14.8783" calcext:value-type="float">
            <text:p>14.8783</text:p>
          </table:table-cell>
          <table:table-cell office:value-type="float" office:value="18.13681" calcext:value-type="float">
            <text:p>18.13681</text:p>
          </table:table-cell>
          <table:table-cell office:value-type="float" office:value="15.30533" calcext:value-type="float">
            <text:p>15.30533</text:p>
          </table:table-cell>
          <table:table-cell office:value-type="float" office:value="17.95038" calcext:value-type="float">
            <text:p>17.95038</text:p>
          </table:table-cell>
          <table:table-cell office:value-type="float" office:value="15.65918" calcext:value-type="float">
            <text:p>15.65918</text:p>
          </table:table-cell>
          <table:table-cell office:value-type="float" office:value="17.686" calcext:value-type="float">
            <text:p>17.686</text:p>
          </table:table-cell>
          <table:table-cell office:value-type="float" office:value="15.93433" calcext:value-type="float">
            <text:p>15.934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3" calcext:value-type="float">
            <text:p>22082003</text:p>
          </table:table-cell>
          <table:table-cell office:value-type="float" office:value="8.56224" calcext:value-type="float">
            <text:p>8.56224</text:p>
          </table:table-cell>
          <table:table-cell office:value-type="float" office:value="18.2" calcext:value-type="float">
            <text:p>18.2</text:p>
          </table:table-cell>
          <table:table-cell office:value-type="float" office:value="12.7" calcext:value-type="float">
            <text:p>12.7</text:p>
          </table:table-cell>
          <table:table-cell office:value-type="float" office:value="1.864229" calcext:value-type="float">
            <text:p>1.864229</text:p>
          </table:table-cell>
          <table:table-cell office:value-type="float" office:value="1.440398" calcext:value-type="float">
            <text:p>1.440398</text:p>
          </table:table-cell>
          <table:table-cell office:value-type="float" office:value="211.284" calcext:value-type="float">
            <text:p>211.284</text:p>
          </table:table-cell>
          <table:table-cell office:value-type="float" office:value="6.106061" calcext:value-type="float">
            <text:p>6.106061</text:p>
          </table:table-cell>
          <table:table-cell office:value-type="float" office:value="18.61716" calcext:value-type="float">
            <text:p>18.61716</text:p>
          </table:table-cell>
          <table:table-cell office:value-type="float" office:value="12.96857" calcext:value-type="float">
            <text:p>12.96857</text:p>
          </table:table-cell>
          <table:table-cell office:value-type="float" office:value="17.11133" calcext:value-type="float">
            <text:p>17.11133</text:p>
          </table:table-cell>
          <table:table-cell office:value-type="float" office:value="13.77567" calcext:value-type="float">
            <text:p>13.77567</text:p>
          </table:table-cell>
          <table:table-cell office:value-type="float" office:value="16.66711" calcext:value-type="float">
            <text:p>16.66711</text:p>
          </table:table-cell>
          <table:table-cell office:value-type="float" office:value="14.14893" calcext:value-type="float">
            <text:p>14.14893</text:p>
          </table:table-cell>
          <table:table-cell office:value-type="float" office:value="16.33279" calcext:value-type="float">
            <text:p>16.33279</text:p>
          </table:table-cell>
          <table:table-cell office:value-type="float" office:value="14.57635" calcext:value-type="float">
            <text:p>14.57635</text:p>
          </table:table-cell>
          <table:table-cell office:value-type="float" office:value="16.11365" calcext:value-type="float">
            <text:p>16.11365</text:p>
          </table:table-cell>
          <table:table-cell office:value-type="float" office:value="14.93884" calcext:value-type="float">
            <text:p>14.93884</text:p>
          </table:table-cell>
          <table:table-cell office:value-type="float" office:value="15.99039" calcext:value-type="float">
            <text:p>15.99039</text:p>
          </table:table-cell>
          <table:table-cell office:value-type="float" office:value="15.22769" calcext:value-type="float">
            <text:p>15.227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3" calcext:value-type="float">
            <text:p>23082003</text:p>
          </table:table-cell>
          <table:table-cell office:value-type="float" office:value="11.65788" calcext:value-type="float">
            <text:p>11.65788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.4</text:p>
          </table:table-cell>
          <table:table-cell office:value-type="float" office:value="1.872642" calcext:value-type="float">
            <text:p>1.872642</text:p>
          </table:table-cell>
          <table:table-cell office:value-type="float" office:value="1.412297" calcext:value-type="float">
            <text:p>1.412297</text:p>
          </table:table-cell>
          <table:table-cell office:value-type="float" office:value="175.356" calcext:value-type="float">
            <text:p>175.356</text:p>
          </table:table-cell>
          <table:table-cell office:value-type="float" office:value="4" calcext:value-type="float">
            <text:p>4</text:p>
          </table:table-cell>
          <table:table-cell office:value-type="float" office:value="19.82407" calcext:value-type="float">
            <text:p>19.82407</text:p>
          </table:table-cell>
          <table:table-cell office:value-type="float" office:value="13.22418" calcext:value-type="float">
            <text:p>13.22418</text:p>
          </table:table-cell>
          <table:table-cell office:value-type="float" office:value="17.94104" calcext:value-type="float">
            <text:p>17.94104</text:p>
          </table:table-cell>
          <table:table-cell office:value-type="float" office:value="14.15723" calcext:value-type="float">
            <text:p>14.15723</text:p>
          </table:table-cell>
          <table:table-cell office:value-type="float" office:value="17.41409" calcext:value-type="float">
            <text:p>17.41409</text:p>
          </table:table-cell>
          <table:table-cell office:value-type="float" office:value="14.49091" calcext:value-type="float">
            <text:p>14.49091</text:p>
          </table:table-cell>
          <table:table-cell office:value-type="float" office:value="16.93637" calcext:value-type="float">
            <text:p>16.93637</text:p>
          </table:table-cell>
          <table:table-cell office:value-type="float" office:value="14.81534" calcext:value-type="float">
            <text:p>14.81534</text:p>
          </table:table-cell>
          <table:table-cell office:value-type="float" office:value="16.57898" calcext:value-type="float">
            <text:p>16.57898</text:p>
          </table:table-cell>
          <table:table-cell office:value-type="float" office:value="15.08044" calcext:value-type="float">
            <text:p>15.08044</text:p>
          </table:table-cell>
          <table:table-cell office:value-type="float" office:value="16.33658" calcext:value-type="float">
            <text:p>16.33658</text:p>
          </table:table-cell>
          <table:table-cell office:value-type="float" office:value="15.27847" calcext:value-type="float">
            <text:p>15.2784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3" calcext:value-type="float">
            <text:p>24082003</text:p>
          </table:table-cell>
          <table:table-cell office:value-type="float" office:value="22.56624" calcext:value-type="float">
            <text:p>22.56624</text:p>
          </table:table-cell>
          <table:table-cell office:value-type="float" office:value="23.3" calcext:value-type="float">
            <text:p>23.3</text:p>
          </table:table-cell>
          <table:table-cell office:value-type="float" office:value="11.4" calcext:value-type="float">
            <text:p>11.4</text:p>
          </table:table-cell>
          <table:table-cell office:value-type="float" office:value="1.845263" calcext:value-type="float">
            <text:p>1.845263</text:p>
          </table:table-cell>
          <table:table-cell office:value-type="float" office:value="1.322139" calcext:value-type="float">
            <text:p>1.322139</text:p>
          </table:table-cell>
          <table:table-cell office:value-type="float" office:value="238.608" calcext:value-type="float">
            <text:p>238.608</text:p>
          </table:table-cell>
          <table:table-cell office:value-type="float" office:value="0" calcext:value-type="float">
            <text:p>0</text:p>
          </table:table-cell>
          <table:table-cell office:value-type="float" office:value="21.86584" calcext:value-type="float">
            <text:p>21.86584</text:p>
          </table:table-cell>
          <table:table-cell office:value-type="float" office:value="12.29767" calcext:value-type="float">
            <text:p>12.29767</text:p>
          </table:table-cell>
          <table:table-cell office:value-type="float" office:value="19.14481" calcext:value-type="float">
            <text:p>19.14481</text:p>
          </table:table-cell>
          <table:table-cell office:value-type="float" office:value="13.57468" calcext:value-type="float">
            <text:p>13.57468</text:p>
          </table:table-cell>
          <table:table-cell office:value-type="float" office:value="18.23898" calcext:value-type="float">
            <text:p>18.23898</text:p>
          </table:table-cell>
          <table:table-cell office:value-type="float" office:value="14.09897" calcext:value-type="float">
            <text:p>14.09897</text:p>
          </table:table-cell>
          <table:table-cell office:value-type="float" office:value="17.58456" calcext:value-type="float">
            <text:p>17.58456</text:p>
          </table:table-cell>
          <table:table-cell office:value-type="float" office:value="14.58737" calcext:value-type="float">
            <text:p>14.58737</text:p>
          </table:table-cell>
          <table:table-cell office:value-type="float" office:value="17.112" calcext:value-type="float">
            <text:p>17.112</text:p>
          </table:table-cell>
          <table:table-cell office:value-type="float" office:value="14.96664" calcext:value-type="float">
            <text:p>14.96664</text:p>
          </table:table-cell>
          <table:table-cell office:value-type="float" office:value="16.75562" calcext:value-type="float">
            <text:p>16.75562</text:p>
          </table:table-cell>
          <table:table-cell office:value-type="float" office:value="15.22958" calcext:value-type="float">
            <text:p>15.229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3" calcext:value-type="float">
            <text:p>25082003</text:p>
          </table:table-cell>
          <table:table-cell office:value-type="float" office:value="19.5993" calcext:value-type="float">
            <text:p>19.5993</text:p>
          </table:table-cell>
          <table:table-cell office:value-type="float" office:value="23.9" calcext:value-type="float">
            <text:p>23.9</text:p>
          </table:table-cell>
          <table:table-cell office:value-type="float" office:value="10.2" calcext:value-type="float">
            <text:p>10.2</text:p>
          </table:table-cell>
          <table:table-cell office:value-type="float" office:value="1.812675" calcext:value-type="float">
            <text:p>1.812675</text:p>
          </table:table-cell>
          <table:table-cell office:value-type="float" office:value="1.220766" calcext:value-type="float">
            <text:p>1.220766</text:p>
          </table:table-cell>
          <table:table-cell office:value-type="float" office:value="114.012" calcext:value-type="float">
            <text:p>114.012</text:p>
          </table:table-cell>
          <table:table-cell office:value-type="float" office:value="0" calcext:value-type="float">
            <text:p>0</text:p>
          </table:table-cell>
          <table:table-cell office:value-type="float" office:value="21.91119" calcext:value-type="float">
            <text:p>21.91119</text:p>
          </table:table-cell>
          <table:table-cell office:value-type="float" office:value="11.37769" calcext:value-type="float">
            <text:p>11.37769</text:p>
          </table:table-cell>
          <table:table-cell office:value-type="float" office:value="19.47961" calcext:value-type="float">
            <text:p>19.47961</text:p>
          </table:table-cell>
          <table:table-cell office:value-type="float" office:value="13.2804" calcext:value-type="float">
            <text:p>13.2804</text:p>
          </table:table-cell>
          <table:table-cell office:value-type="float" office:value="18.55383" calcext:value-type="float">
            <text:p>18.55383</text:p>
          </table:table-cell>
          <table:table-cell office:value-type="float" office:value="14.04916" calcext:value-type="float">
            <text:p>14.04916</text:p>
          </table:table-cell>
          <table:table-cell office:value-type="float" office:value="17.81024" calcext:value-type="float">
            <text:p>17.81024</text:p>
          </table:table-cell>
          <table:table-cell office:value-type="float" office:value="14.68436" calcext:value-type="float">
            <text:p>14.68436</text:p>
          </table:table-cell>
          <table:table-cell office:value-type="float" office:value="17.28384" calcext:value-type="float">
            <text:p>17.28384</text:p>
          </table:table-cell>
          <table:table-cell office:value-type="float" office:value="15.12891" calcext:value-type="float">
            <text:p>15.12891</text:p>
          </table:table-cell>
          <table:table-cell office:value-type="float" office:value="16.91364" calcext:value-type="float">
            <text:p>16.91364</text:p>
          </table:table-cell>
          <table:table-cell office:value-type="float" office:value="15.4126" calcext:value-type="float">
            <text:p>15.412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3" calcext:value-type="float">
            <text:p>26082003</text:p>
          </table:table-cell>
          <table:table-cell office:value-type="float" office:value="20.78659" calcext:value-type="float">
            <text:p>20.78659</text:p>
          </table:table-cell>
          <table:table-cell office:value-type="float" office:value="24.6" calcext:value-type="float">
            <text:p>24.6</text:p>
          </table:table-cell>
          <table:table-cell office:value-type="float" office:value="8.9" calcext:value-type="float">
            <text:p>8.9</text:p>
          </table:table-cell>
          <table:table-cell office:value-type="float" office:value="2.005052" calcext:value-type="float">
            <text:p>2.005052</text:p>
          </table:table-cell>
          <table:table-cell office:value-type="float" office:value="1.118836" calcext:value-type="float">
            <text:p>1.118836</text:p>
          </table:table-cell>
          <table:table-cell office:value-type="float" office:value="110.412" calcext:value-type="float">
            <text:p>110.412</text:p>
          </table:table-cell>
          <table:table-cell office:value-type="float" office:value="0" calcext:value-type="float">
            <text:p>0</text:p>
          </table:table-cell>
          <table:table-cell office:value-type="float" office:value="22.66806" calcext:value-type="float">
            <text:p>22.66806</text:p>
          </table:table-cell>
          <table:table-cell office:value-type="float" office:value="10.18286" calcext:value-type="float">
            <text:p>10.18286</text:p>
          </table:table-cell>
          <table:table-cell office:value-type="float" office:value="20.00797" calcext:value-type="float">
            <text:p>20.00797</text:p>
          </table:table-cell>
          <table:table-cell office:value-type="float" office:value="12.5242" calcext:value-type="float">
            <text:p>12.5242</text:p>
          </table:table-cell>
          <table:table-cell office:value-type="float" office:value="18.99411" calcext:value-type="float">
            <text:p>18.99411</text:p>
          </table:table-cell>
          <table:table-cell office:value-type="float" office:value="13.49176" calcext:value-type="float">
            <text:p>13.49176</text:p>
          </table:table-cell>
          <table:table-cell office:value-type="float" office:value="18.18115" calcext:value-type="float">
            <text:p>18.18115</text:p>
          </table:table-cell>
          <table:table-cell office:value-type="float" office:value="14.30072" calcext:value-type="float">
            <text:p>14.30072</text:p>
          </table:table-cell>
          <table:table-cell office:value-type="float" office:value="17.57675" calcext:value-type="float">
            <text:p>17.57675</text:p>
          </table:table-cell>
          <table:table-cell office:value-type="float" office:value="14.86432" calcext:value-type="float">
            <text:p>14.86432</text:p>
          </table:table-cell>
          <table:table-cell office:value-type="float" office:value="17.12607" calcext:value-type="float">
            <text:p>17.12607</text:p>
          </table:table-cell>
          <table:table-cell office:value-type="float" office:value="15.23578" calcext:value-type="float">
            <text:p>15.235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3" calcext:value-type="float">
            <text:p>27082003</text:p>
          </table:table-cell>
          <table:table-cell office:value-type="float" office:value="11.54124" calcext:value-type="float">
            <text:p>11.54124</text:p>
          </table:table-cell>
          <table:table-cell office:value-type="float" office:value="23.8" calcext:value-type="float">
            <text:p>23.8</text:p>
          </table:table-cell>
          <table:table-cell office:value-type="float" office:value="13.6" calcext:value-type="float">
            <text:p>13.6</text:p>
          </table:table-cell>
          <table:table-cell office:value-type="float" office:value="2.321588" calcext:value-type="float">
            <text:p>2.321588</text:p>
          </table:table-cell>
          <table:table-cell office:value-type="float" office:value="1.527712" calcext:value-type="float">
            <text:p>1.527712</text:p>
          </table:table-cell>
          <table:table-cell office:value-type="float" office:value="173.232" calcext:value-type="float">
            <text:p>173.232</text:p>
          </table:table-cell>
          <table:table-cell office:value-type="float" office:value="13.4" calcext:value-type="float">
            <text:p>13.4</text:p>
          </table:table-cell>
          <table:table-cell office:value-type="float" office:value="23.02344" calcext:value-type="float">
            <text:p>23.02344</text:p>
          </table:table-cell>
          <table:table-cell office:value-type="float" office:value="13.70477" calcext:value-type="float">
            <text:p>13.70477</text:p>
          </table:table-cell>
          <table:table-cell office:value-type="float" office:value="20.3707" calcext:value-type="float">
            <text:p>20.3707</text:p>
          </table:table-cell>
          <table:table-cell office:value-type="float" office:value="14.95471" calcext:value-type="float">
            <text:p>14.95471</text:p>
          </table:table-cell>
          <table:table-cell office:value-type="float" office:value="19.35455" calcext:value-type="float">
            <text:p>19.35455</text:p>
          </table:table-cell>
          <table:table-cell office:value-type="float" office:value="15.46786" calcext:value-type="float">
            <text:p>15.46786</text:p>
          </table:table-cell>
          <table:table-cell office:value-type="float" office:value="18.59711" calcext:value-type="float">
            <text:p>18.59711</text:p>
          </table:table-cell>
          <table:table-cell office:value-type="float" office:value="15.82587" calcext:value-type="float">
            <text:p>15.82587</text:p>
          </table:table-cell>
          <table:table-cell office:value-type="float" office:value="17.99405" calcext:value-type="float">
            <text:p>17.99405</text:p>
          </table:table-cell>
          <table:table-cell office:value-type="float" office:value="16.03671" calcext:value-type="float">
            <text:p>16.03671</text:p>
          </table:table-cell>
          <table:table-cell office:value-type="float" office:value="17.51782" calcext:value-type="float">
            <text:p>17.51782</text:p>
          </table:table-cell>
          <table:table-cell office:value-type="float" office:value="16.13623" calcext:value-type="float">
            <text:p>16.136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3" calcext:value-type="float">
            <text:p>28082003</text:p>
          </table:table-cell>
          <table:table-cell office:value-type="float" office:value="10.72548" calcext:value-type="float">
            <text:p>10.72548</text:p>
          </table:table-cell>
          <table:table-cell office:value-type="float" office:value="21.3" calcext:value-type="float">
            <text:p>21.3</text:p>
          </table:table-cell>
          <table:table-cell office:value-type="float" office:value="13.5" calcext:value-type="float">
            <text:p>13.5</text:p>
          </table:table-cell>
          <table:table-cell office:value-type="float" office:value="2.133966" calcext:value-type="float">
            <text:p>2.133966</text:p>
          </table:table-cell>
          <table:table-cell office:value-type="float" office:value="1.517783" calcext:value-type="float">
            <text:p>1.517783</text:p>
          </table:table-cell>
          <table:table-cell office:value-type="float" office:value="182.304" calcext:value-type="float">
            <text:p>182.304</text:p>
          </table:table-cell>
          <table:table-cell office:value-type="float" office:value="0" calcext:value-type="float">
            <text:p>0</text:p>
          </table:table-cell>
          <table:table-cell office:value-type="float" office:value="20.8808" calcext:value-type="float">
            <text:p>20.8808</text:p>
          </table:table-cell>
          <table:table-cell office:value-type="float" office:value="13.90552" calcext:value-type="float">
            <text:p>13.90552</text:p>
          </table:table-cell>
          <table:table-cell office:value-type="float" office:value="19.20395" calcext:value-type="float">
            <text:p>19.20395</text:p>
          </table:table-cell>
          <table:table-cell office:value-type="float" office:value="15.09442" calcext:value-type="float">
            <text:p>15.09442</text:p>
          </table:table-cell>
          <table:table-cell office:value-type="float" office:value="18.56177" calcext:value-type="float">
            <text:p>18.56177</text:p>
          </table:table-cell>
          <table:table-cell office:value-type="float" office:value="15.59738" calcext:value-type="float">
            <text:p>15.59738</text:p>
          </table:table-cell>
          <table:table-cell office:value-type="float" office:value="17.98114" calcext:value-type="float">
            <text:p>17.98114</text:p>
          </table:table-cell>
          <table:table-cell office:value-type="float" office:value="15.95691" calcext:value-type="float">
            <text:p>15.95691</text:p>
          </table:table-cell>
          <table:table-cell office:value-type="float" office:value="17.53366" calcext:value-type="float">
            <text:p>17.53366</text:p>
          </table:table-cell>
          <table:table-cell office:value-type="float" office:value="16.17499" calcext:value-type="float">
            <text:p>16.17499</text:p>
          </table:table-cell>
          <table:table-cell office:value-type="float" office:value="17.24936" calcext:value-type="float">
            <text:p>17.24936</text:p>
          </table:table-cell>
          <table:table-cell office:value-type="float" office:value="16.2803" calcext:value-type="float">
            <text:p>16.28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3" calcext:value-type="float">
            <text:p>29082003</text:p>
          </table:table-cell>
          <table:table-cell office:value-type="float" office:value="12.80232" calcext:value-type="float">
            <text:p>12.80232</text:p>
          </table:table-cell>
          <table:table-cell office:value-type="float" office:value="22.5" calcext:value-type="float">
            <text:p>22.5</text:p>
          </table:table-cell>
          <table:table-cell office:value-type="float" office:value="14.1" calcext:value-type="float">
            <text:p>14.1</text:p>
          </table:table-cell>
          <table:table-cell office:value-type="float" office:value="2.054799" calcext:value-type="float">
            <text:p>2.054799</text:p>
          </table:table-cell>
          <table:table-cell office:value-type="float" office:value="1.578237" calcext:value-type="float">
            <text:p>1.578237</text:p>
          </table:table-cell>
          <table:table-cell office:value-type="float" office:value="234.324" calcext:value-type="float">
            <text:p>234.324</text:p>
          </table:table-cell>
          <table:table-cell office:value-type="float" office:value="0.2" calcext:value-type="float">
            <text:p>0.2</text:p>
          </table:table-cell>
          <table:table-cell office:value-type="float" office:value="21.71008" calcext:value-type="float">
            <text:p>21.71008</text:p>
          </table:table-cell>
          <table:table-cell office:value-type="float" office:value="14.64435" calcext:value-type="float">
            <text:p>14.64435</text:p>
          </table:table-cell>
          <table:table-cell office:value-type="float" office:value="19.61722" calcext:value-type="float">
            <text:p>19.61722</text:p>
          </table:table-cell>
          <table:table-cell office:value-type="float" office:value="15.5224" calcext:value-type="float">
            <text:p>15.5224</text:p>
          </table:table-cell>
          <table:table-cell office:value-type="float" office:value="18.89059" calcext:value-type="float">
            <text:p>18.89059</text:p>
          </table:table-cell>
          <table:table-cell office:value-type="float" office:value="15.85324" calcext:value-type="float">
            <text:p>15.85324</text:p>
          </table:table-cell>
          <table:table-cell office:value-type="float" office:value="18.25873" calcext:value-type="float">
            <text:p>18.25873</text:p>
          </table:table-cell>
          <table:table-cell office:value-type="float" office:value="16.13416" calcext:value-type="float">
            <text:p>16.13416</text:p>
          </table:table-cell>
          <table:table-cell office:value-type="float" office:value="17.77316" calcext:value-type="float">
            <text:p>17.77316</text:p>
          </table:table-cell>
          <table:table-cell office:value-type="float" office:value="16.29929" calcext:value-type="float">
            <text:p>16.29929</text:p>
          </table:table-cell>
          <table:table-cell office:value-type="float" office:value="17.40067" calcext:value-type="float">
            <text:p>17.40067</text:p>
          </table:table-cell>
          <table:table-cell office:value-type="float" office:value="16.36908" calcext:value-type="float">
            <text:p>16.369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3" calcext:value-type="float">
            <text:p>30082003</text:p>
          </table:table-cell>
          <table:table-cell office:value-type="float" office:value="20.81993" calcext:value-type="float">
            <text:p>20.81993</text:p>
          </table:table-cell>
          <table:table-cell office:value-type="float" office:value="23" calcext:value-type="float">
            <text:p>23</text:p>
          </table:table-cell>
          <table:table-cell office:value-type="float" office:value="12.5" calcext:value-type="float">
            <text:p>12.5</text:p>
          </table:table-cell>
          <table:table-cell office:value-type="float" office:value="1.892666" calcext:value-type="float">
            <text:p>1.892666</text:p>
          </table:table-cell>
          <table:table-cell office:value-type="float" office:value="1.421609" calcext:value-type="float">
            <text:p>1.421609</text:p>
          </table:table-cell>
          <table:table-cell office:value-type="float" office:value="182.736" calcext:value-type="float">
            <text:p>182.736</text:p>
          </table:table-cell>
          <table:table-cell office:value-type="float" office:value="0" calcext:value-type="float">
            <text:p>0</text:p>
          </table:table-cell>
          <table:table-cell office:value-type="float" office:value="21.94833" calcext:value-type="float">
            <text:p>21.94833</text:p>
          </table:table-cell>
          <table:table-cell office:value-type="float" office:value="13.44675" calcext:value-type="float">
            <text:p>13.44675</text:p>
          </table:table-cell>
          <table:table-cell office:value-type="float" office:value="19.6669" calcext:value-type="float">
            <text:p>19.6669</text:p>
          </table:table-cell>
          <table:table-cell office:value-type="float" office:value="15.04169" calcext:value-type="float">
            <text:p>15.04169</text:p>
          </table:table-cell>
          <table:table-cell office:value-type="float" office:value="18.978" calcext:value-type="float">
            <text:p>18.978</text:p>
          </table:table-cell>
          <table:table-cell office:value-type="float" office:value="15.63879" calcext:value-type="float">
            <text:p>15.63879</text:p>
          </table:table-cell>
          <table:table-cell office:value-type="float" office:value="18.34695" calcext:value-type="float">
            <text:p>18.34695</text:p>
          </table:table-cell>
          <table:table-cell office:value-type="float" office:value="16.0704" calcext:value-type="float">
            <text:p>16.0704</text:p>
          </table:table-cell>
          <table:table-cell office:value-type="float" office:value="17.85864" calcext:value-type="float">
            <text:p>17.85864</text:p>
          </table:table-cell>
          <table:table-cell office:value-type="float" office:value="16.32242" calcext:value-type="float">
            <text:p>16.32242</text:p>
          </table:table-cell>
          <table:table-cell office:value-type="float" office:value="17.48404" calcext:value-type="float">
            <text:p>17.48404</text:p>
          </table:table-cell>
          <table:table-cell office:value-type="float" office:value="16.44479" calcext:value-type="float">
            <text:p>16.444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3" calcext:value-type="float">
            <text:p>31082003</text:p>
          </table:table-cell>
          <table:table-cell office:value-type="float" office:value="12.92803" calcext:value-type="float">
            <text:p>12.92803</text:p>
          </table:table-cell>
          <table:table-cell office:value-type="float" office:value="22.8" calcext:value-type="float">
            <text:p>22.8</text:p>
          </table:table-cell>
          <table:table-cell office:value-type="float" office:value="13.3" calcext:value-type="float">
            <text:p>13.3</text:p>
          </table:table-cell>
          <table:table-cell office:value-type="float" office:value="2.154075" calcext:value-type="float">
            <text:p>2.154075</text:p>
          </table:table-cell>
          <table:table-cell office:value-type="float" office:value="1.498093" calcext:value-type="float">
            <text:p>1.498093</text:p>
          </table:table-cell>
          <table:table-cell office:value-type="float" office:value="107.208" calcext:value-type="float">
            <text:p>107.208</text:p>
          </table:table-cell>
          <table:table-cell office:value-type="float" office:value="0.2" calcext:value-type="float">
            <text:p>0.2</text:p>
          </table:table-cell>
          <table:table-cell office:value-type="float" office:value="22.18829" calcext:value-type="float">
            <text:p>22.18829</text:p>
          </table:table-cell>
          <table:table-cell office:value-type="float" office:value="13.40656" calcext:value-type="float">
            <text:p>13.40656</text:p>
          </table:table-cell>
          <table:table-cell office:value-type="float" office:value="19.67542" calcext:value-type="float">
            <text:p>19.67542</text:p>
          </table:table-cell>
          <table:table-cell office:value-type="float" office:value="14.69104" calcext:value-type="float">
            <text:p>14.69104</text:p>
          </table:table-cell>
          <table:table-cell office:value-type="float" office:value="18.88474" calcext:value-type="float">
            <text:p>18.88474</text:p>
          </table:table-cell>
          <table:table-cell office:value-type="float" office:value="15.21078" calcext:value-type="float">
            <text:p>15.21078</text:p>
          </table:table-cell>
          <table:table-cell office:value-type="float" office:value="18.22073" calcext:value-type="float">
            <text:p>18.22073</text:p>
          </table:table-cell>
          <table:table-cell office:value-type="float" office:value="15.65375" calcext:value-type="float">
            <text:p>15.65375</text:p>
          </table:table-cell>
          <table:table-cell office:value-type="float" office:value="17.74365" calcext:value-type="float">
            <text:p>17.74365</text:p>
          </table:table-cell>
          <table:table-cell office:value-type="float" office:value="15.95782" calcext:value-type="float">
            <text:p>15.95782</text:p>
          </table:table-cell>
          <table:table-cell office:value-type="float" office:value="17.38779" calcext:value-type="float">
            <text:p>17.38779</text:p>
          </table:table-cell>
          <table:table-cell office:value-type="float" office:value="16.14752" calcext:value-type="float">
            <text:p>16.1475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3" calcext:value-type="float">
            <text:p>1092003</text:p>
          </table:table-cell>
          <table:table-cell office:value-type="float" office:value="18.30545" calcext:value-type="float">
            <text:p>18.30545</text:p>
          </table:table-cell>
          <table:table-cell office:value-type="float" office:value="24.8" calcext:value-type="float">
            <text:p>24.8</text:p>
          </table:table-cell>
          <table:table-cell office:value-type="float" office:value="11.9" calcext:value-type="float">
            <text:p>11.9</text:p>
          </table:table-cell>
          <table:table-cell office:value-type="float" office:value="2.321023" calcext:value-type="float">
            <text:p>2.321023</text:p>
          </table:table-cell>
          <table:table-cell office:value-type="float" office:value="1.366554" calcext:value-type="float">
            <text:p>1.366554</text:p>
          </table:table-cell>
          <table:table-cell office:value-type="float" office:value="145.044" calcext:value-type="float">
            <text:p>145.044</text:p>
          </table:table-cell>
          <table:table-cell office:value-type="float" office:value="0" calcext:value-type="float">
            <text:p>0</text:p>
          </table:table-cell>
          <table:table-cell office:value-type="float" office:value="23.65607" calcext:value-type="float">
            <text:p>23.65607</text:p>
          </table:table-cell>
          <table:table-cell office:value-type="float" office:value="12.53659" calcext:value-type="float">
            <text:p>12.53659</text:p>
          </table:table-cell>
          <table:table-cell office:value-type="float" office:value="20.71564" calcext:value-type="float">
            <text:p>20.71564</text:p>
          </table:table-cell>
          <table:table-cell office:value-type="float" office:value="14.34177" calcext:value-type="float">
            <text:p>14.34177</text:p>
          </table:table-cell>
          <table:table-cell office:value-type="float" office:value="19.69495" calcext:value-type="float">
            <text:p>19.69495</text:p>
          </table:table-cell>
          <table:table-cell office:value-type="float" office:value="15.07306" calcext:value-type="float">
            <text:p>15.07306</text:p>
          </table:table-cell>
          <table:table-cell office:value-type="float" office:value="18.84995" calcext:value-type="float">
            <text:p>18.84995</text:p>
          </table:table-cell>
          <table:table-cell office:value-type="float" office:value="15.60275" calcext:value-type="float">
            <text:p>15.60275</text:p>
          </table:table-cell>
          <table:table-cell office:value-type="float" office:value="18.20331" calcext:value-type="float">
            <text:p>18.20331</text:p>
          </table:table-cell>
          <table:table-cell office:value-type="float" office:value="15.93362" calcext:value-type="float">
            <text:p>15.93362</text:p>
          </table:table-cell>
          <table:table-cell office:value-type="float" office:value="17.71378" calcext:value-type="float">
            <text:p>17.71378</text:p>
          </table:table-cell>
          <table:table-cell office:value-type="float" office:value="16.12326" calcext:value-type="float">
            <text:p>16.123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3" calcext:value-type="float">
            <text:p>2092003</text:p>
          </table:table-cell>
          <table:table-cell office:value-type="float" office:value="7.903295" calcext:value-type="float">
            <text:p>7.903295</text:p>
          </table:table-cell>
          <table:table-cell office:value-type="float" office:value="22.9" calcext:value-type="float">
            <text:p>22.9</text:p>
          </table:table-cell>
          <table:table-cell office:value-type="float" office:value="12.5" calcext:value-type="float">
            <text:p>12.5</text:p>
          </table:table-cell>
          <table:table-cell office:value-type="float" office:value="2.331988" calcext:value-type="float">
            <text:p>2.331988</text:p>
          </table:table-cell>
          <table:table-cell office:value-type="float" office:value="1.207916" calcext:value-type="float">
            <text:p>1.207916</text:p>
          </table:table-cell>
          <table:table-cell office:value-type="float" office:value="273.456" calcext:value-type="float">
            <text:p>273.456</text:p>
          </table:table-cell>
          <table:table-cell office:value-type="float" office:value="10.2" calcext:value-type="float">
            <text:p>10.2</text:p>
          </table:table-cell>
          <table:table-cell office:value-type="float" office:value="21.96326" calcext:value-type="float">
            <text:p>21.96326</text:p>
          </table:table-cell>
          <table:table-cell office:value-type="float" office:value="12.9657" calcext:value-type="float">
            <text:p>12.9657</text:p>
          </table:table-cell>
          <table:table-cell office:value-type="float" office:value="20.06967" calcext:value-type="float">
            <text:p>20.06967</text:p>
          </table:table-cell>
          <table:table-cell office:value-type="float" office:value="14.78088" calcext:value-type="float">
            <text:p>14.78088</text:p>
          </table:table-cell>
          <table:table-cell office:value-type="float" office:value="19.26187" calcext:value-type="float">
            <text:p>19.26187</text:p>
          </table:table-cell>
          <table:table-cell office:value-type="float" office:value="15.69977" calcext:value-type="float">
            <text:p>15.69977</text:p>
          </table:table-cell>
          <table:table-cell office:value-type="float" office:value="18.59558" calcext:value-type="float">
            <text:p>18.59558</text:p>
          </table:table-cell>
          <table:table-cell office:value-type="float" office:value="16.47818" calcext:value-type="float">
            <text:p>16.47818</text:p>
          </table:table-cell>
          <table:table-cell office:value-type="float" office:value="18.10931" calcext:value-type="float">
            <text:p>18.10931</text:p>
          </table:table-cell>
          <table:table-cell office:value-type="float" office:value="16.91144" calcext:value-type="float">
            <text:p>16.91144</text:p>
          </table:table-cell>
          <table:table-cell office:value-type="float" office:value="17.72098" calcext:value-type="float">
            <text:p>17.72098</text:p>
          </table:table-cell>
          <table:table-cell office:value-type="float" office:value="16.91843" calcext:value-type="float">
            <text:p>16.918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3" calcext:value-type="float">
            <text:p>3092003</text:p>
          </table:table-cell>
          <table:table-cell office:value-type="float" office:value="9.127015" calcext:value-type="float">
            <text:p>9.127015</text:p>
          </table:table-cell>
          <table:table-cell office:value-type="float" office:value="12.1" calcext:value-type="float">
            <text:p>12.1</text:p>
          </table:table-cell>
          <table:table-cell office:value-type="float" office:value="5.1" calcext:value-type="float">
            <text:p>5.1</text:p>
          </table:table-cell>
          <table:table-cell office:value-type="float" office:value="1.181896" calcext:value-type="float">
            <text:p>1.181896</text:p>
          </table:table-cell>
          <table:table-cell office:value-type="float" office:value="0.8630862" calcext:value-type="float">
            <text:p>0.8630862</text:p>
          </table:table-cell>
          <table:table-cell office:value-type="float" office:value="352.8" calcext:value-type="float">
            <text:p>352.8</text:p>
          </table:table-cell>
          <table:table-cell office:value-type="float" office:value="0" calcext:value-type="float">
            <text:p>0</text:p>
          </table:table-cell>
          <table:table-cell office:value-type="float" office:value="13.25339" calcext:value-type="float">
            <text:p>13.25339</text:p>
          </table:table-cell>
          <table:table-cell office:value-type="float" office:value="6.906799" calcext:value-type="float">
            <text:p>6.906799</text:p>
          </table:table-cell>
          <table:table-cell office:value-type="float" office:value="14.66144" calcext:value-type="float">
            <text:p>14.66144</text:p>
          </table:table-cell>
          <table:table-cell office:value-type="float" office:value="9.707092" calcext:value-type="float">
            <text:p>9.707092</text:p>
          </table:table-cell>
          <table:table-cell office:value-type="float" office:value="15.60312" calcext:value-type="float">
            <text:p>15.60312</text:p>
          </table:table-cell>
          <table:table-cell office:value-type="float" office:value="10.91827" calcext:value-type="float">
            <text:p>10.91827</text:p>
          </table:table-cell>
          <table:table-cell office:value-type="float" office:value="16.39984" calcext:value-type="float">
            <text:p>16.39984</text:p>
          </table:table-cell>
          <table:table-cell office:value-type="float" office:value="12.15454" calcext:value-type="float">
            <text:p>12.15454</text:p>
          </table:table-cell>
          <table:table-cell office:value-type="float" office:value="16.87344" calcext:value-type="float">
            <text:p>16.87344</text:p>
          </table:table-cell>
          <table:table-cell office:value-type="float" office:value="13.17661" calcext:value-type="float">
            <text:p>13.17661</text:p>
          </table:table-cell>
          <table:table-cell office:value-type="float" office:value="17.08841" calcext:value-type="float">
            <text:p>17.08841</text:p>
          </table:table-cell>
          <table:table-cell office:value-type="float" office:value="13.95786" calcext:value-type="float">
            <text:p>13.957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3" calcext:value-type="float">
            <text:p>4092003</text:p>
          </table:table-cell>
          <table:table-cell office:value-type="float" office:value="21.26394" calcext:value-type="float">
            <text:p>21.26394</text:p>
          </table:table-cell>
          <table:table-cell office:value-type="float" office:value="18.9" calcext:value-type="float">
            <text:p>18.9</text:p>
          </table:table-cell>
          <table:table-cell office:value-type="float" office:value="5.1" calcext:value-type="float">
            <text:p>5.1</text:p>
          </table:table-cell>
          <table:table-cell office:value-type="float" office:value="1.145398" calcext:value-type="float">
            <text:p>1.145398</text:p>
          </table:table-cell>
          <table:table-cell office:value-type="float" office:value="0.7842095" calcext:value-type="float">
            <text:p>0.7842095</text:p>
          </table:table-cell>
          <table:table-cell office:value-type="float" office:value="309.456" calcext:value-type="float">
            <text:p>309.456</text:p>
          </table:table-cell>
          <table:table-cell office:value-type="float" office:value="0" calcext:value-type="float">
            <text:p>0</text:p>
          </table:table-cell>
          <table:table-cell office:value-type="float" office:value="16.22739" calcext:value-type="float">
            <text:p>16.22739</text:p>
          </table:table-cell>
          <table:table-cell office:value-type="float" office:value="6.162292" calcext:value-type="float">
            <text:p>6.162292</text:p>
          </table:table-cell>
          <table:table-cell office:value-type="float" office:value="14.39771" calcext:value-type="float">
            <text:p>14.39771</text:p>
          </table:table-cell>
          <table:table-cell office:value-type="float" office:value="8.48053" calcext:value-type="float">
            <text:p>8.48053</text:p>
          </table:table-cell>
          <table:table-cell office:value-type="float" office:value="13.93369" calcext:value-type="float">
            <text:p>13.93369</text:p>
          </table:table-cell>
          <table:table-cell office:value-type="float" office:value="9.647919" calcext:value-type="float">
            <text:p>9.647919</text:p>
          </table:table-cell>
          <table:table-cell office:value-type="float" office:value="13.71146" calcext:value-type="float">
            <text:p>13.71146</text:p>
          </table:table-cell>
          <table:table-cell office:value-type="float" office:value="10.78857" calcext:value-type="float">
            <text:p>10.78857</text:p>
          </table:table-cell>
          <table:table-cell office:value-type="float" office:value="13.65488" calcext:value-type="float">
            <text:p>13.65488</text:p>
          </table:table-cell>
          <table:table-cell office:value-type="float" office:value="11.74722" calcext:value-type="float">
            <text:p>11.74722</text:p>
          </table:table-cell>
          <table:table-cell office:value-type="float" office:value="13.91116" calcext:value-type="float">
            <text:p>13.91116</text:p>
          </table:table-cell>
          <table:table-cell office:value-type="float" office:value="12.52448" calcext:value-type="float">
            <text:p>12.524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3" calcext:value-type="float">
            <text:p>5092003</text:p>
          </table:table-cell>
          <table:table-cell office:value-type="float" office:value="20.84529" calcext:value-type="float">
            <text:p>20.84529</text:p>
          </table:table-cell>
          <table:table-cell office:value-type="float" office:value="23.8" calcext:value-type="float">
            <text:p>23.8</text:p>
          </table:table-cell>
          <table:table-cell office:value-type="float" office:value="7.9" calcext:value-type="float">
            <text:p>7.9</text:p>
          </table:table-cell>
          <table:table-cell office:value-type="float" office:value="1.472491" calcext:value-type="float">
            <text:p>1.472491</text:p>
          </table:table-cell>
          <table:table-cell office:value-type="float" office:value="1.033581" calcext:value-type="float">
            <text:p>1.033581</text:p>
          </table:table-cell>
          <table:table-cell office:value-type="float" office:value="264.42" calcext:value-type="float">
            <text:p>264.42</text:p>
          </table:table-cell>
          <table:table-cell office:value-type="float" office:value="0" calcext:value-type="float">
            <text:p>0</text:p>
          </table:table-cell>
          <table:table-cell office:value-type="float" office:value="20.24805" calcext:value-type="float">
            <text:p>20.24805</text:p>
          </table:table-cell>
          <table:table-cell office:value-type="float" office:value="8.456207" calcext:value-type="float">
            <text:p>8.456207</text:p>
          </table:table-cell>
          <table:table-cell office:value-type="float" office:value="17.21426" calcext:value-type="float">
            <text:p>17.21426</text:p>
          </table:table-cell>
          <table:table-cell office:value-type="float" office:value="10.23044" calcext:value-type="float">
            <text:p>10.23044</text:p>
          </table:table-cell>
          <table:table-cell office:value-type="float" office:value="16.23822" calcext:value-type="float">
            <text:p>16.23822</text:p>
          </table:table-cell>
          <table:table-cell office:value-type="float" office:value="11.08218" calcext:value-type="float">
            <text:p>11.08218</text:p>
          </table:table-cell>
          <table:table-cell office:value-type="float" office:value="15.53378" calcext:value-type="float">
            <text:p>15.53378</text:p>
          </table:table-cell>
          <table:table-cell office:value-type="float" office:value="11.81168" calcext:value-type="float">
            <text:p>11.81168</text:p>
          </table:table-cell>
          <table:table-cell office:value-type="float" office:value="15.06125" calcext:value-type="float">
            <text:p>15.06125</text:p>
          </table:table-cell>
          <table:table-cell office:value-type="float" office:value="12.39178" calcext:value-type="float">
            <text:p>12.39178</text:p>
          </table:table-cell>
          <table:table-cell office:value-type="float" office:value="14.77429" calcext:value-type="float">
            <text:p>14.77429</text:p>
          </table:table-cell>
          <table:table-cell office:value-type="float" office:value="12.86676" calcext:value-type="float">
            <text:p>12.866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3" calcext:value-type="float">
            <text:p>6092003</text:p>
          </table:table-cell>
          <table:table-cell office:value-type="float" office:value="4.96476" calcext:value-type="float">
            <text:p>4.96476</text:p>
          </table:table-cell>
          <table:table-cell office:value-type="float" office:value="20.2" calcext:value-type="float">
            <text:p>20.2</text:p>
          </table:table-cell>
          <table:table-cell office:value-type="float" office:value="14.2" calcext:value-type="float">
            <text:p>14.2</text:p>
          </table:table-cell>
          <table:table-cell office:value-type="float" office:value="2.047119" calcext:value-type="float">
            <text:p>2.047119</text:p>
          </table:table-cell>
          <table:table-cell office:value-type="float" office:value="1.411606" calcext:value-type="float">
            <text:p>1.411606</text:p>
          </table:table-cell>
          <table:table-cell office:value-type="float" office:value="209.34" calcext:value-type="float">
            <text:p>209.34</text:p>
          </table:table-cell>
          <table:table-cell office:value-type="float" office:value="1" calcext:value-type="float">
            <text:p>1</text:p>
          </table:table-cell>
          <table:table-cell office:value-type="float" office:value="19.10031" calcext:value-type="float">
            <text:p>19.10031</text:p>
          </table:table-cell>
          <table:table-cell office:value-type="float" office:value="12.99609" calcext:value-type="float">
            <text:p>12.99609</text:p>
          </table:table-cell>
          <table:table-cell office:value-type="float" office:value="17.00671" calcext:value-type="float">
            <text:p>17.00671</text:p>
          </table:table-cell>
          <table:table-cell office:value-type="float" office:value="13.67871" calcext:value-type="float">
            <text:p>13.67871</text:p>
          </table:table-cell>
          <table:table-cell office:value-type="float" office:value="16.38977" calcext:value-type="float">
            <text:p>16.38977</text:p>
          </table:table-cell>
          <table:table-cell office:value-type="float" office:value="13.95737" calcext:value-type="float">
            <text:p>13.95737</text:p>
          </table:table-cell>
          <table:table-cell office:value-type="float" office:value="15.90363" calcext:value-type="float">
            <text:p>15.90363</text:p>
          </table:table-cell>
          <table:table-cell office:value-type="float" office:value="14.11707" calcext:value-type="float">
            <text:p>14.11707</text:p>
          </table:table-cell>
          <table:table-cell office:value-type="float" office:value="15.55896" calcext:value-type="float">
            <text:p>15.55896</text:p>
          </table:table-cell>
          <table:table-cell office:value-type="float" office:value="14.23892" calcext:value-type="float">
            <text:p>14.23892</text:p>
          </table:table-cell>
          <table:table-cell office:value-type="float" office:value="15.32428" calcext:value-type="float">
            <text:p>15.32428</text:p>
          </table:table-cell>
          <table:table-cell office:value-type="float" office:value="14.32709" calcext:value-type="float">
            <text:p>14.327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3" calcext:value-type="float">
            <text:p>7092003</text:p>
          </table:table-cell>
          <table:table-cell office:value-type="float" office:value="10.49544" calcext:value-type="float">
            <text:p>10.49544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float" office:value="1.830387" calcext:value-type="float">
            <text:p>1.830387</text:p>
          </table:table-cell>
          <table:table-cell office:value-type="float" office:value="1.223414" calcext:value-type="float">
            <text:p>1.223414</text:p>
          </table:table-cell>
          <table:table-cell office:value-type="float" office:value="278.604" calcext:value-type="float">
            <text:p>278.604</text:p>
          </table:table-cell>
          <table:table-cell office:value-type="float" office:value="0" calcext:value-type="float">
            <text:p>0</text:p>
          </table:table-cell>
          <table:table-cell office:value-type="float" office:value="17.83243" calcext:value-type="float">
            <text:p>17.83243</text:p>
          </table:table-cell>
          <table:table-cell office:value-type="float" office:value="11.22296" calcext:value-type="float">
            <text:p>11.22296</text:p>
          </table:table-cell>
          <table:table-cell office:value-type="float" office:value="16.71347" calcext:value-type="float">
            <text:p>16.71347</text:p>
          </table:table-cell>
          <table:table-cell office:value-type="float" office:value="13.02295" calcext:value-type="float">
            <text:p>13.02295</text:p>
          </table:table-cell>
          <table:table-cell office:value-type="float" office:value="16.26215" calcext:value-type="float">
            <text:p>16.26215</text:p>
          </table:table-cell>
          <table:table-cell office:value-type="float" office:value="13.88657" calcext:value-type="float">
            <text:p>13.88657</text:p>
          </table:table-cell>
          <table:table-cell office:value-type="float" office:value="15.92343" calcext:value-type="float">
            <text:p>15.92343</text:p>
          </table:table-cell>
          <table:table-cell office:value-type="float" office:value="14.49106" calcext:value-type="float">
            <text:p>14.49106</text:p>
          </table:table-cell>
          <table:table-cell office:value-type="float" office:value="15.68317" calcext:value-type="float">
            <text:p>15.68317</text:p>
          </table:table-cell>
          <table:table-cell office:value-type="float" office:value="14.87244" calcext:value-type="float">
            <text:p>14.87244</text:p>
          </table:table-cell>
          <table:table-cell office:value-type="float" office:value="15.50128" calcext:value-type="float">
            <text:p>15.50128</text:p>
          </table:table-cell>
          <table:table-cell office:value-type="float" office:value="15.07828" calcext:value-type="float">
            <text:p>15.0782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3" calcext:value-type="float">
            <text:p>8092003</text:p>
          </table:table-cell>
          <table:table-cell office:value-type="float" office:value="20.08298" calcext:value-type="float">
            <text:p>20.08298</text:p>
          </table:table-cell>
          <table:table-cell office:value-type="float" office:value="20.7" calcext:value-type="float">
            <text:p>20.7</text:p>
          </table:table-cell>
          <table:table-cell office:value-type="float" office:value="8.6" calcext:value-type="float">
            <text:p>8.6</text:p>
          </table:table-cell>
          <table:table-cell office:value-type="float" office:value="1.515412" calcext:value-type="float">
            <text:p>1.515412</text:p>
          </table:table-cell>
          <table:table-cell office:value-type="float" office:value="1.096424" calcext:value-type="float">
            <text:p>1.096424</text:p>
          </table:table-cell>
          <table:table-cell office:value-type="float" office:value="175.212" calcext:value-type="float">
            <text:p>175.212</text:p>
          </table:table-cell>
          <table:table-cell office:value-type="float" office:value="0" calcext:value-type="float">
            <text:p>0</text:p>
          </table:table-cell>
          <table:table-cell office:value-type="float" office:value="20.14548" calcext:value-type="float">
            <text:p>20.14548</text:p>
          </table:table-cell>
          <table:table-cell office:value-type="float" office:value="9.910797" calcext:value-type="float">
            <text:p>9.910797</text:p>
          </table:table-cell>
          <table:table-cell office:value-type="float" office:value="17.38998" calcext:value-type="float">
            <text:p>17.38998</text:p>
          </table:table-cell>
          <table:table-cell office:value-type="float" office:value="12.34961" calcext:value-type="float">
            <text:p>12.34961</text:p>
          </table:table-cell>
          <table:table-cell office:value-type="float" office:value="16.55081" calcext:value-type="float">
            <text:p>16.55081</text:p>
          </table:table-cell>
          <table:table-cell office:value-type="float" office:value="12.96683" calcext:value-type="float">
            <text:p>12.96683</text:p>
          </table:table-cell>
          <table:table-cell office:value-type="float" office:value="15.98837" calcext:value-type="float">
            <text:p>15.98837</text:p>
          </table:table-cell>
          <table:table-cell office:value-type="float" office:value="13.48099" calcext:value-type="float">
            <text:p>13.48099</text:p>
          </table:table-cell>
          <table:table-cell office:value-type="float" office:value="15.61401" calcext:value-type="float">
            <text:p>15.61401</text:p>
          </table:table-cell>
          <table:table-cell office:value-type="float" office:value="13.87994" calcext:value-type="float">
            <text:p>13.87994</text:p>
          </table:table-cell>
          <table:table-cell office:value-type="float" office:value="15.35626" calcext:value-type="float">
            <text:p>15.35626</text:p>
          </table:table-cell>
          <table:table-cell office:value-type="float" office:value="14.17532" calcext:value-type="float">
            <text:p>14.175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3" calcext:value-type="float">
            <text:p>9092003</text:p>
          </table:table-cell>
          <table:table-cell office:value-type="float" office:value="18.00956" calcext:value-type="float">
            <text:p>18.00956</text:p>
          </table:table-cell>
          <table:table-cell office:value-type="float" office:value="23.5" calcext:value-type="float">
            <text:p>23.5</text:p>
          </table:table-cell>
          <table:table-cell office:value-type="float" office:value="8.1" calcext:value-type="float">
            <text:p>8.1</text:p>
          </table:table-cell>
          <table:table-cell office:value-type="float" office:value="1.916942" calcext:value-type="float">
            <text:p>1.916942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255.852" calcext:value-type="float">
            <text:p>255.852</text:p>
          </table:table-cell>
          <table:table-cell office:value-type="float" office:value="0" calcext:value-type="float">
            <text:p>0</text:p>
          </table:table-cell>
          <table:table-cell office:value-type="float" office:value="22.01901" calcext:value-type="float">
            <text:p>22.01901</text:p>
          </table:table-cell>
          <table:table-cell office:value-type="float" office:value="9.2948" calcext:value-type="float">
            <text:p>9.2948</text:p>
          </table:table-cell>
          <table:table-cell office:value-type="float" office:value="18.57562" calcext:value-type="float">
            <text:p>18.57562</text:p>
          </table:table-cell>
          <table:table-cell office:value-type="float" office:value="11.70535" calcext:value-type="float">
            <text:p>11.70535</text:p>
          </table:table-cell>
          <table:table-cell office:value-type="float" office:value="17.40894" calcext:value-type="float">
            <text:p>17.40894</text:p>
          </table:table-cell>
          <table:table-cell office:value-type="float" office:value="12.62744" calcext:value-type="float">
            <text:p>12.62744</text:p>
          </table:table-cell>
          <table:table-cell office:value-type="float" office:value="16.65445" calcext:value-type="float">
            <text:p>16.65445</text:p>
          </table:table-cell>
          <table:table-cell office:value-type="float" office:value="13.2099" calcext:value-type="float">
            <text:p>13.2099</text:p>
          </table:table-cell>
          <table:table-cell office:value-type="float" office:value="16.12775" calcext:value-type="float">
            <text:p>16.12775</text:p>
          </table:table-cell>
          <table:table-cell office:value-type="float" office:value="13.65744" calcext:value-type="float">
            <text:p>13.65744</text:p>
          </table:table-cell>
          <table:table-cell office:value-type="float" office:value="15.80988" calcext:value-type="float">
            <text:p>15.80988</text:p>
          </table:table-cell>
          <table:table-cell office:value-type="float" office:value="13.98346" calcext:value-type="float">
            <text:p>13.983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3" calcext:value-type="float">
            <text:p>10092003</text:p>
          </table:table-cell>
          <table:table-cell office:value-type="float" office:value="14.86692" calcext:value-type="float">
            <text:p>14.86692</text:p>
          </table:table-cell>
          <table:table-cell office:value-type="float" office:value="22.1" calcext:value-type="float">
            <text:p>22.1</text:p>
          </table:table-cell>
          <table:table-cell office:value-type="float" office:value="12.7" calcext:value-type="float">
            <text:p>12.7</text:p>
          </table:table-cell>
          <table:table-cell office:value-type="float" office:value="1.852838" calcext:value-type="float">
            <text:p>1.852838</text:p>
          </table:table-cell>
          <table:table-cell office:value-type="float" office:value="1.440398" calcext:value-type="float">
            <text:p>1.440398</text:p>
          </table:table-cell>
          <table:table-cell office:value-type="float" office:value="306.576" calcext:value-type="float">
            <text:p>306.576</text:p>
          </table:table-cell>
          <table:table-cell office:value-type="float" office:value="1.632867" calcext:value-type="float">
            <text:p>1.632867</text:p>
          </table:table-cell>
          <table:table-cell office:value-type="float" office:value="21.15494" calcext:value-type="float">
            <text:p>21.15494</text:p>
          </table:table-cell>
          <table:table-cell office:value-type="float" office:value="13.27325" calcext:value-type="float">
            <text:p>13.27325</text:p>
          </table:table-cell>
          <table:table-cell office:value-type="float" office:value="18.80511" calcext:value-type="float">
            <text:p>18.80511</text:p>
          </table:table-cell>
          <table:table-cell office:value-type="float" office:value="14.54813" calcext:value-type="float">
            <text:p>14.54813</text:p>
          </table:table-cell>
          <table:table-cell office:value-type="float" office:value="17.91245" calcext:value-type="float">
            <text:p>17.91245</text:p>
          </table:table-cell>
          <table:table-cell office:value-type="float" office:value="15.04108" calcext:value-type="float">
            <text:p>15.04108</text:p>
          </table:table-cell>
          <table:table-cell office:value-type="float" office:value="17.28461" calcext:value-type="float">
            <text:p>17.28461</text:p>
          </table:table-cell>
          <table:table-cell office:value-type="float" office:value="15.26508" calcext:value-type="float">
            <text:p>15.26508</text:p>
          </table:table-cell>
          <table:table-cell office:value-type="float" office:value="16.80563" calcext:value-type="float">
            <text:p>16.80563</text:p>
          </table:table-cell>
          <table:table-cell office:value-type="float" office:value="15.3577" calcext:value-type="float">
            <text:p>15.3577</text:p>
          </table:table-cell>
          <table:table-cell office:value-type="float" office:value="16.4371" calcext:value-type="float">
            <text:p>16.4371</text:p>
          </table:table-cell>
          <table:table-cell office:value-type="float" office:value="15.36646" calcext:value-type="float">
            <text:p>15.366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3" calcext:value-type="float">
            <text:p>11092003</text:p>
          </table:table-cell>
          <table:table-cell office:value-type="float" office:value="3.3156" calcext:value-type="float">
            <text:p>3.3156</text:p>
          </table:table-cell>
          <table:table-cell office:value-type="float" office:value="18.5" calcext:value-type="float">
            <text:p>18.5</text:p>
          </table:table-cell>
          <table:table-cell office:value-type="float" office:value="15.8" calcext:value-type="float">
            <text:p>15.8</text:p>
          </table:table-cell>
          <table:table-cell office:value-type="float" office:value="2.091369" calcext:value-type="float">
            <text:p>2.091369</text:p>
          </table:table-cell>
          <table:table-cell office:value-type="float" office:value="1.761365" calcext:value-type="float">
            <text:p>1.761365</text:p>
          </table:table-cell>
          <table:table-cell office:value-type="float" office:value="311.364" calcext:value-type="float">
            <text:p>311.364</text:p>
          </table:table-cell>
          <table:table-cell office:value-type="float" office:value="10.95393" calcext:value-type="float">
            <text:p>10.95393</text:p>
          </table:table-cell>
          <table:table-cell office:value-type="float" office:value="18.85043" calcext:value-type="float">
            <text:p>18.85043</text:p>
          </table:table-cell>
          <table:table-cell office:value-type="float" office:value="15.47534" calcext:value-type="float">
            <text:p>15.47534</text:p>
          </table:table-cell>
          <table:table-cell office:value-type="float" office:value="17.69562" calcext:value-type="float">
            <text:p>17.69562</text:p>
          </table:table-cell>
          <table:table-cell office:value-type="float" office:value="15.83011" calcext:value-type="float">
            <text:p>15.83011</text:p>
          </table:table-cell>
          <table:table-cell office:value-type="float" office:value="17.17755" calcext:value-type="float">
            <text:p>17.17755</text:p>
          </table:table-cell>
          <table:table-cell office:value-type="float" office:value="16.00436" calcext:value-type="float">
            <text:p>16.00436</text:p>
          </table:table-cell>
          <table:table-cell office:value-type="float" office:value="16.85599" calcext:value-type="float">
            <text:p>16.85599</text:p>
          </table:table-cell>
          <table:table-cell office:value-type="float" office:value="16.06805" calcext:value-type="float">
            <text:p>16.06805</text:p>
          </table:table-cell>
          <table:table-cell office:value-type="float" office:value="16.63171" calcext:value-type="float">
            <text:p>16.63171</text:p>
          </table:table-cell>
          <table:table-cell office:value-type="float" office:value="16.0416" calcext:value-type="float">
            <text:p>16.0416</text:p>
          </table:table-cell>
          <table:table-cell office:value-type="float" office:value="16.40237" calcext:value-type="float">
            <text:p>16.40237</text:p>
          </table:table-cell>
          <table:table-cell office:value-type="float" office:value="15.95996" calcext:value-type="float">
            <text:p>15.959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3" calcext:value-type="float">
            <text:p>12092003</text:p>
          </table:table-cell>
          <table:table-cell office:value-type="float" office:value="12.07152" calcext:value-type="float">
            <text:p>12.07152</text:p>
          </table:table-cell>
          <table:table-cell office:value-type="float" office:value="23" calcext:value-type="float">
            <text:p>23</text:p>
          </table:table-cell>
          <table:table-cell office:value-type="float" office:value="16.6" calcext:value-type="float">
            <text:p>16.6</text:p>
          </table:table-cell>
          <table:table-cell office:value-type="float" office:value="2.161598" calcext:value-type="float">
            <text:p>2.161598</text:p>
          </table:table-cell>
          <table:table-cell office:value-type="float" office:value="1.853926" calcext:value-type="float">
            <text:p>1.853926</text:p>
          </table:table-cell>
          <table:table-cell office:value-type="float" office:value="289.008" calcext:value-type="float">
            <text:p>289.008</text:p>
          </table:table-cell>
          <table:table-cell office:value-type="float" office:value="4.513207" calcext:value-type="float">
            <text:p>4.513207</text:p>
          </table:table-cell>
          <table:table-cell office:value-type="float" office:value="21.75363" calcext:value-type="float">
            <text:p>21.75363</text:p>
          </table:table-cell>
          <table:table-cell office:value-type="float" office:value="16.39847" calcext:value-type="float">
            <text:p>16.39847</text:p>
          </table:table-cell>
          <table:table-cell office:value-type="float" office:value="19.80756" calcext:value-type="float">
            <text:p>19.80756</text:p>
          </table:table-cell>
          <table:table-cell office:value-type="float" office:value="16.59753" calcext:value-type="float">
            <text:p>16.59753</text:p>
          </table:table-cell>
          <table:table-cell office:value-type="float" office:value="19.05017" calcext:value-type="float">
            <text:p>19.05017</text:p>
          </table:table-cell>
          <table:table-cell office:value-type="float" office:value="16.57159" calcext:value-type="float">
            <text:p>16.57159</text:p>
          </table:table-cell>
          <table:table-cell office:value-type="float" office:value="18.33139" calcext:value-type="float">
            <text:p>18.33139</text:p>
          </table:table-cell>
          <table:table-cell office:value-type="float" office:value="16.4744" calcext:value-type="float">
            <text:p>16.4744</text:p>
          </table:table-cell>
          <table:table-cell office:value-type="float" office:value="17.74173" calcext:value-type="float">
            <text:p>17.74173</text:p>
          </table:table-cell>
          <table:table-cell office:value-type="float" office:value="16.35214" calcext:value-type="float">
            <text:p>16.35214</text:p>
          </table:table-cell>
          <table:table-cell office:value-type="float" office:value="17.26981" calcext:value-type="float">
            <text:p>17.26981</text:p>
          </table:table-cell>
          <table:table-cell office:value-type="float" office:value="16.21866" calcext:value-type="float">
            <text:p>16.218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3" calcext:value-type="float">
            <text:p>13092003</text:p>
          </table:table-cell>
          <table:table-cell office:value-type="float" office:value="6.39" calcext:value-type="float">
            <text:p>6.39</text:p>
          </table:table-cell>
          <table:table-cell office:value-type="float" office:value="18.8" calcext:value-type="float">
            <text:p>18.8</text:p>
          </table:table-cell>
          <table:table-cell office:value-type="float" office:value="15.7" calcext:value-type="float">
            <text:p>15.7</text:p>
          </table:table-cell>
          <table:table-cell office:value-type="float" office:value="2.048256" calcext:value-type="float">
            <text:p>2.048256</text:p>
          </table:table-cell>
          <table:table-cell office:value-type="float" office:value="1.750092" calcext:value-type="float">
            <text:p>1.750092</text:p>
          </table:table-cell>
          <table:table-cell office:value-type="float" office:value="250.56" calcext:value-type="float">
            <text:p>250.56</text:p>
          </table:table-cell>
          <table:table-cell office:value-type="float" office:value="0.2" calcext:value-type="float">
            <text:p>0.2</text:p>
          </table:table-cell>
          <table:table-cell office:value-type="float" office:value="19.53931" calcext:value-type="float">
            <text:p>19.53931</text:p>
          </table:table-cell>
          <table:table-cell office:value-type="float" office:value="15.35538" calcext:value-type="float">
            <text:p>15.35538</text:p>
          </table:table-cell>
          <table:table-cell office:value-type="float" office:value="18.12637" calcext:value-type="float">
            <text:p>18.12637</text:p>
          </table:table-cell>
          <table:table-cell office:value-type="float" office:value="15.9946" calcext:value-type="float">
            <text:p>15.9946</text:p>
          </table:table-cell>
          <table:table-cell office:value-type="float" office:value="17.78125" calcext:value-type="float">
            <text:p>17.78125</text:p>
          </table:table-cell>
          <table:table-cell office:value-type="float" office:value="16.27341" calcext:value-type="float">
            <text:p>16.27341</text:p>
          </table:table-cell>
          <table:table-cell office:value-type="float" office:value="17.43332" calcext:value-type="float">
            <text:p>17.43332</text:p>
          </table:table-cell>
          <table:table-cell office:value-type="float" office:value="16.43744" calcext:value-type="float">
            <text:p>16.43744</text:p>
          </table:table-cell>
          <table:table-cell office:value-type="float" office:value="17.34677" calcext:value-type="float">
            <text:p>17.34677</text:p>
          </table:table-cell>
          <table:table-cell office:value-type="float" office:value="16.47498" calcext:value-type="float">
            <text:p>16.47498</text:p>
          </table:table-cell>
          <table:table-cell office:value-type="float" office:value="17.13916" calcext:value-type="float">
            <text:p>17.13916</text:p>
          </table:table-cell>
          <table:table-cell office:value-type="float" office:value="16.44083" calcext:value-type="float">
            <text:p>16.440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3" calcext:value-type="float">
            <text:p>14092003</text:p>
          </table:table-cell>
          <table:table-cell office:value-type="float" office:value="16.48937" calcext:value-type="float">
            <text:p>16.48937</text:p>
          </table:table-cell>
          <table:table-cell office:value-type="float" office:value="22.4" calcext:value-type="float">
            <text:p>22.4</text:p>
          </table:table-cell>
          <table:table-cell office:value-type="float" office:value="12.2" calcext:value-type="float">
            <text:p>12.2</text:p>
          </table:table-cell>
          <table:table-cell office:value-type="float" office:value="1.904571" calcext:value-type="float">
            <text:p>1.904571</text:p>
          </table:table-cell>
          <table:table-cell office:value-type="float" office:value="1.393841" calcext:value-type="float">
            <text:p>1.393841</text:p>
          </table:table-cell>
          <table:table-cell office:value-type="float" office:value="186.372" calcext:value-type="float">
            <text:p>186.372</text:p>
          </table:table-cell>
          <table:table-cell office:value-type="float" office:value="0" calcext:value-type="float">
            <text:p>0</text:p>
          </table:table-cell>
          <table:table-cell office:value-type="float" office:value="21.75006" calcext:value-type="float">
            <text:p>21.75006</text:p>
          </table:table-cell>
          <table:table-cell office:value-type="float" office:value="12.86658" calcext:value-type="float">
            <text:p>12.86658</text:p>
          </table:table-cell>
          <table:table-cell office:value-type="float" office:value="19.43137" calcext:value-type="float">
            <text:p>19.43137</text:p>
          </table:table-cell>
          <table:table-cell office:value-type="float" office:value="14.42242" calcext:value-type="float">
            <text:p>14.42242</text:p>
          </table:table-cell>
          <table:table-cell office:value-type="float" office:value="18.65088" calcext:value-type="float">
            <text:p>18.65088</text:p>
          </table:table-cell>
          <table:table-cell office:value-type="float" office:value="15.09647" calcext:value-type="float">
            <text:p>15.09647</text:p>
          </table:table-cell>
          <table:table-cell office:value-type="float" office:value="17.99762" calcext:value-type="float">
            <text:p>17.99762</text:p>
          </table:table-cell>
          <table:table-cell office:value-type="float" office:value="15.55011" calcext:value-type="float">
            <text:p>15.55011</text:p>
          </table:table-cell>
          <table:table-cell office:value-type="float" office:value="17.48914" calcext:value-type="float">
            <text:p>17.48914</text:p>
          </table:table-cell>
          <table:table-cell office:value-type="float" office:value="15.82233" calcext:value-type="float">
            <text:p>15.82233</text:p>
          </table:table-cell>
          <table:table-cell office:value-type="float" office:value="17.09207" calcext:value-type="float">
            <text:p>17.09207</text:p>
          </table:table-cell>
          <table:table-cell office:value-type="float" office:value="15.96185" calcext:value-type="float">
            <text:p>15.961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3" calcext:value-type="float">
            <text:p>15092003</text:p>
          </table:table-cell>
          <table:table-cell office:value-type="float" office:value="11.45916" calcext:value-type="float">
            <text:p>11.45916</text:p>
          </table:table-cell>
          <table:table-cell office:value-type="float" office:value="22.2" calcext:value-type="float">
            <text:p>22.2</text:p>
          </table:table-cell>
          <table:table-cell office:value-type="float" office:value="11.8" calcext:value-type="float">
            <text:p>11.8</text:p>
          </table:table-cell>
          <table:table-cell office:value-type="float" office:value="2.205055" calcext:value-type="float">
            <text:p>2.205055</text:p>
          </table:table-cell>
          <table:table-cell office:value-type="float" office:value="1.357566" calcext:value-type="float">
            <text:p>1.357566</text:p>
          </table:table-cell>
          <table:table-cell office:value-type="float" office:value="186.372" calcext:value-type="float">
            <text:p>186.372</text:p>
          </table:table-cell>
          <table:table-cell office:value-type="float" office:value="0" calcext:value-type="float">
            <text:p>0</text:p>
          </table:table-cell>
          <table:table-cell office:value-type="float" office:value="21.40173" calcext:value-type="float">
            <text:p>21.40173</text:p>
          </table:table-cell>
          <table:table-cell office:value-type="float" office:value="12.67917" calcext:value-type="float">
            <text:p>12.67917</text:p>
          </table:table-cell>
          <table:table-cell office:value-type="float" office:value="19.38095" calcext:value-type="float">
            <text:p>19.38095</text:p>
          </table:table-cell>
          <table:table-cell office:value-type="float" office:value="13.99731" calcext:value-type="float">
            <text:p>13.99731</text:p>
          </table:table-cell>
          <table:table-cell office:value-type="float" office:value="18.49173" calcext:value-type="float">
            <text:p>18.49173</text:p>
          </table:table-cell>
          <table:table-cell office:value-type="float" office:value="14.61627" calcext:value-type="float">
            <text:p>14.61627</text:p>
          </table:table-cell>
          <table:table-cell office:value-type="float" office:value="17.79727" calcext:value-type="float">
            <text:p>17.79727</text:p>
          </table:table-cell>
          <table:table-cell office:value-type="float" office:value="15.13406" calcext:value-type="float">
            <text:p>15.13406</text:p>
          </table:table-cell>
          <table:table-cell office:value-type="float" office:value="17.27783" calcext:value-type="float">
            <text:p>17.27783</text:p>
          </table:table-cell>
          <table:table-cell office:value-type="float" office:value="15.48132" calcext:value-type="float">
            <text:p>15.48132</text:p>
          </table:table-cell>
          <table:table-cell office:value-type="float" office:value="16.8996" calcext:value-type="float">
            <text:p>16.8996</text:p>
          </table:table-cell>
          <table:table-cell office:value-type="float" office:value="15.6897" calcext:value-type="float">
            <text:p>15.689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3" calcext:value-type="float">
            <text:p>16092003</text:p>
          </table:table-cell>
          <table:table-cell office:value-type="float" office:value="17.82082" calcext:value-type="float">
            <text:p>17.82082</text:p>
          </table:table-cell>
          <table:table-cell office:value-type="float" office:value="17.9" calcext:value-type="float">
            <text:p>17.9</text:p>
          </table:table-cell>
          <table:table-cell office:value-type="float" office:value="8.1" calcext:value-type="float">
            <text:p>8.1</text:p>
          </table:table-cell>
          <table:table-cell office:value-type="float" office:value="1.451731" calcext:value-type="float">
            <text:p>1.451731</text:p>
          </table:table-cell>
          <table:table-cell office:value-type="float" office:value="1.059963" calcext:value-type="float">
            <text:p>1.059963</text:p>
          </table:table-cell>
          <table:table-cell office:value-type="float" office:value="176.436" calcext:value-type="float">
            <text:p>176.436</text:p>
          </table:table-cell>
          <table:table-cell office:value-type="float" office:value="0" calcext:value-type="float">
            <text:p>0</text:p>
          </table:table-cell>
          <table:table-cell office:value-type="float" office:value="18.71307" calcext:value-type="float">
            <text:p>18.71307</text:p>
          </table:table-cell>
          <table:table-cell office:value-type="float" office:value="9.326874" calcext:value-type="float">
            <text:p>9.326874</text:p>
          </table:table-cell>
          <table:table-cell office:value-type="float" office:value="17.07736" calcext:value-type="float">
            <text:p>17.07736</text:p>
          </table:table-cell>
          <table:table-cell office:value-type="float" office:value="12.13348" calcext:value-type="float">
            <text:p>12.13348</text:p>
          </table:table-cell>
          <table:table-cell office:value-type="float" office:value="16.57489" calcext:value-type="float">
            <text:p>16.57489</text:p>
          </table:table-cell>
          <table:table-cell office:value-type="float" office:value="13.48978" calcext:value-type="float">
            <text:p>13.48978</text:p>
          </table:table-cell>
          <table:table-cell office:value-type="float" office:value="16.78738" calcext:value-type="float">
            <text:p>16.78738</text:p>
          </table:table-cell>
          <table:table-cell office:value-type="float" office:value="14.48181" calcext:value-type="float">
            <text:p>14.48181</text:p>
          </table:table-cell>
          <table:table-cell office:value-type="float" office:value="16.85623" calcext:value-type="float">
            <text:p>16.85623</text:p>
          </table:table-cell>
          <table:table-cell office:value-type="float" office:value="15.12106" calcext:value-type="float">
            <text:p>15.12106</text:p>
          </table:table-cell>
          <table:table-cell office:value-type="float" office:value="16.76685" calcext:value-type="float">
            <text:p>16.76685</text:p>
          </table:table-cell>
          <table:table-cell office:value-type="float" office:value="15.4877" calcext:value-type="float">
            <text:p>15.48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3" calcext:value-type="float">
            <text:p>17092003</text:p>
          </table:table-cell>
          <table:table-cell office:value-type="float" office:value="10.10484" calcext:value-type="float">
            <text:p>10.10484</text:p>
          </table:table-cell>
          <table:table-cell office:value-type="float" office:value="21.7" calcext:value-type="float">
            <text:p>21.7</text:p>
          </table:table-cell>
          <table:table-cell office:value-type="float" office:value="6.6" calcext:value-type="float">
            <text:p>6.6</text:p>
          </table:table-cell>
          <table:table-cell office:value-type="float" office:value="2.199196" calcext:value-type="float">
            <text:p>2.199196</text:p>
          </table:table-cell>
          <table:table-cell office:value-type="float" office:value="0.9569995" calcext:value-type="float">
            <text:p>0.9569995</text:p>
          </table:table-cell>
          <table:table-cell office:value-type="float" office:value="261.792" calcext:value-type="float">
            <text:p>261.792</text:p>
          </table:table-cell>
          <table:table-cell office:value-type="float" office:value="9.6" calcext:value-type="float">
            <text:p>9.6</text:p>
          </table:table-cell>
          <table:table-cell office:value-type="float" office:value="18.91824" calcext:value-type="float">
            <text:p>18.91824</text:p>
          </table:table-cell>
          <table:table-cell office:value-type="float" office:value="7.765289" calcext:value-type="float">
            <text:p>7.765289</text:p>
          </table:table-cell>
          <table:table-cell office:value-type="float" office:value="17.34116" calcext:value-type="float">
            <text:p>17.34116</text:p>
          </table:table-cell>
          <table:table-cell office:value-type="float" office:value="10.37454" calcext:value-type="float">
            <text:p>10.37454</text:p>
          </table:table-cell>
          <table:table-cell office:value-type="float" office:value="16.74139" calcext:value-type="float">
            <text:p>16.74139</text:p>
          </table:table-cell>
          <table:table-cell office:value-type="float" office:value="11.53345" calcext:value-type="float">
            <text:p>11.53345</text:p>
          </table:table-cell>
          <table:table-cell office:value-type="float" office:value="16.25247" calcext:value-type="float">
            <text:p>16.25247</text:p>
          </table:table-cell>
          <table:table-cell office:value-type="float" office:value="12.52029" calcext:value-type="float">
            <text:p>12.52029</text:p>
          </table:table-cell>
          <table:table-cell office:value-type="float" office:value="15.89807" calcext:value-type="float">
            <text:p>15.89807</text:p>
          </table:table-cell>
          <table:table-cell office:value-type="float" office:value="13.26801" calcext:value-type="float">
            <text:p>13.26801</text:p>
          </table:table-cell>
          <table:table-cell office:value-type="float" office:value="15.63522" calcext:value-type="float">
            <text:p>15.63522</text:p>
          </table:table-cell>
          <table:table-cell office:value-type="float" office:value="13.83182" calcext:value-type="float">
            <text:p>13.8318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3" calcext:value-type="float">
            <text:p>18092003</text:p>
          </table:table-cell>
          <table:table-cell office:value-type="float" office:value="17.06116" calcext:value-type="float">
            <text:p>17.06116</text:p>
          </table:table-cell>
          <table:table-cell office:value-type="float" office:value="23" calcext:value-type="float">
            <text:p>23</text:p>
          </table:table-cell>
          <table:table-cell office:value-type="float" office:value="11.7" calcext:value-type="float">
            <text:p>11.7</text:p>
          </table:table-cell>
          <table:table-cell office:value-type="float" office:value="1.846036" calcext:value-type="float">
            <text:p>1.846036</text:p>
          </table:table-cell>
          <table:table-cell office:value-type="float" office:value="1.348633" calcext:value-type="float">
            <text:p>1.34863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1.20102" calcext:value-type="float">
            <text:p>21.20102</text:p>
          </table:table-cell>
          <table:table-cell office:value-type="float" office:value="12.20709" calcext:value-type="float">
            <text:p>12.20709</text:p>
          </table:table-cell>
          <table:table-cell office:value-type="float" office:value="18.46249" calcext:value-type="float">
            <text:p>18.46249</text:p>
          </table:table-cell>
          <table:table-cell office:value-type="float" office:value="13.51352" calcext:value-type="float">
            <text:p>13.51352</text:p>
          </table:table-cell>
          <table:table-cell office:value-type="float" office:value="17.7012" calcext:value-type="float">
            <text:p>17.7012</text:p>
          </table:table-cell>
          <table:table-cell office:value-type="float" office:value="14.09958" calcext:value-type="float">
            <text:p>14.09958</text:p>
          </table:table-cell>
          <table:table-cell office:value-type="float" office:value="17.07339" calcext:value-type="float">
            <text:p>17.07339</text:p>
          </table:table-cell>
          <table:table-cell office:value-type="float" office:value="14.53775" calcext:value-type="float">
            <text:p>14.53775</text:p>
          </table:table-cell>
          <table:table-cell office:value-type="float" office:value="16.58105" calcext:value-type="float">
            <text:p>16.58105</text:p>
          </table:table-cell>
          <table:table-cell office:value-type="float" office:value="14.81824" calcext:value-type="float">
            <text:p>14.81824</text:p>
          </table:table-cell>
          <table:table-cell office:value-type="float" office:value="16.22089" calcext:value-type="float">
            <text:p>16.22089</text:p>
          </table:table-cell>
          <table:table-cell office:value-type="float" office:value="14.98331" calcext:value-type="float">
            <text:p>14.983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3" calcext:value-type="float">
            <text:p>19092003</text:p>
          </table:table-cell>
          <table:table-cell office:value-type="float" office:value="6.39216" calcext:value-type="float">
            <text:p>6.39216</text:p>
          </table:table-cell>
          <table:table-cell office:value-type="float" office:value="23.4" calcext:value-type="float">
            <text:p>23.4</text:p>
          </table:table-cell>
          <table:table-cell office:value-type="float" office:value="13.3" calcext:value-type="float">
            <text:p>13.3</text:p>
          </table:table-cell>
          <table:table-cell office:value-type="float" office:value="2.005351" calcext:value-type="float">
            <text:p>2.005351</text:p>
          </table:table-cell>
          <table:table-cell office:value-type="float" office:value="1.498093" calcext:value-type="float">
            <text:p>1.498093</text:p>
          </table:table-cell>
          <table:table-cell office:value-type="float" office:value="294.3" calcext:value-type="float">
            <text:p>294.3</text:p>
          </table:table-cell>
          <table:table-cell office:value-type="float" office:value="9.938583" calcext:value-type="float">
            <text:p>9.938583</text:p>
          </table:table-cell>
          <table:table-cell office:value-type="float" office:value="20.93127" calcext:value-type="float">
            <text:p>20.93127</text:p>
          </table:table-cell>
          <table:table-cell office:value-type="float" office:value="13.51501" calcext:value-type="float">
            <text:p>13.51501</text:p>
          </table:table-cell>
          <table:table-cell office:value-type="float" office:value="18.58441" calcext:value-type="float">
            <text:p>18.58441</text:p>
          </table:table-cell>
          <table:table-cell office:value-type="float" office:value="14.60092" calcext:value-type="float">
            <text:p>14.60092</text:p>
          </table:table-cell>
          <table:table-cell office:value-type="float" office:value="17.73196" calcext:value-type="float">
            <text:p>17.73196</text:p>
          </table:table-cell>
          <table:table-cell office:value-type="float" office:value="15.00443" calcext:value-type="float">
            <text:p>15.00443</text:p>
          </table:table-cell>
          <table:table-cell office:value-type="float" office:value="17.12402" calcext:value-type="float">
            <text:p>17.12402</text:p>
          </table:table-cell>
          <table:table-cell office:value-type="float" office:value="15.25748" calcext:value-type="float">
            <text:p>15.25748</text:p>
          </table:table-cell>
          <table:table-cell office:value-type="float" office:value="16.70319" calcext:value-type="float">
            <text:p>16.70319</text:p>
          </table:table-cell>
          <table:table-cell office:value-type="float" office:value="15.40994" calcext:value-type="float">
            <text:p>15.40994</text:p>
          </table:table-cell>
          <table:table-cell office:value-type="float" office:value="16.39209" calcext:value-type="float">
            <text:p>16.39209</text:p>
          </table:table-cell>
          <table:table-cell office:value-type="float" office:value="15.48102" calcext:value-type="float">
            <text:p>15.4810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3" calcext:value-type="float">
            <text:p>20092003</text:p>
          </table:table-cell>
          <table:table-cell office:value-type="float" office:value="4.3236" calcext:value-type="float">
            <text:p>4.3236</text:p>
          </table:table-cell>
          <table:table-cell office:value-type="float" office:value="16.8" calcext:value-type="float">
            <text:p>16.8</text:p>
          </table:table-cell>
          <table:table-cell office:value-type="float" office:value="5.7" calcext:value-type="float">
            <text:p>5.7</text:p>
          </table:table-cell>
          <table:table-cell office:value-type="float" office:value="1.877732" calcext:value-type="float">
            <text:p>1.877732</text:p>
          </table:table-cell>
          <table:table-cell office:value-type="float" office:value="0.8154035" calcext:value-type="float">
            <text:p>0.8154035</text:p>
          </table:table-cell>
          <table:table-cell office:value-type="float" office:value="356.112" calcext:value-type="float">
            <text:p>356.112</text:p>
          </table:table-cell>
          <table:table-cell office:value-type="float" office:value="10.86142" calcext:value-type="float">
            <text:p>10.86142</text:p>
          </table:table-cell>
          <table:table-cell office:value-type="float" office:value="15.97626" calcext:value-type="float">
            <text:p>15.97626</text:p>
          </table:table-cell>
          <table:table-cell office:value-type="float" office:value="7.549835" calcext:value-type="float">
            <text:p>7.549835</text:p>
          </table:table-cell>
          <table:table-cell office:value-type="float" office:value="16.33884" calcext:value-type="float">
            <text:p>16.33884</text:p>
          </table:table-cell>
          <table:table-cell office:value-type="float" office:value="10.12827" calcext:value-type="float">
            <text:p>10.12827</text:p>
          </table:table-cell>
          <table:table-cell office:value-type="float" office:value="16.51117" calcext:value-type="float">
            <text:p>16.51117</text:p>
          </table:table-cell>
          <table:table-cell office:value-type="float" office:value="11.42798" calcext:value-type="float">
            <text:p>11.42798</text:p>
          </table:table-cell>
          <table:table-cell office:value-type="float" office:value="16.56107" calcext:value-type="float">
            <text:p>16.56107</text:p>
          </table:table-cell>
          <table:table-cell office:value-type="float" office:value="12.56952" calcext:value-type="float">
            <text:p>12.56952</text:p>
          </table:table-cell>
          <table:table-cell office:value-type="float" office:value="16.48795" calcext:value-type="float">
            <text:p>16.48795</text:p>
          </table:table-cell>
          <table:table-cell office:value-type="float" office:value="13.3764" calcext:value-type="float">
            <text:p>13.3764</text:p>
          </table:table-cell>
          <table:table-cell office:value-type="float" office:value="16.33694" calcext:value-type="float">
            <text:p>16.33694</text:p>
          </table:table-cell>
          <table:table-cell office:value-type="float" office:value="14.00574" calcext:value-type="float">
            <text:p>14.005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3" calcext:value-type="float">
            <text:p>21092003</text:p>
          </table:table-cell>
          <table:table-cell office:value-type="float" office:value="13.98413" calcext:value-type="float">
            <text:p>13.98413</text:p>
          </table:table-cell>
          <table:table-cell office:value-type="float" office:value="12.1" calcext:value-type="float">
            <text:p>12.1</text:p>
          </table:table-cell>
          <table:table-cell office:value-type="float" office:value="3.3" calcext:value-type="float">
            <text:p>3.3</text:p>
          </table:table-cell>
          <table:table-cell office:value-type="float" office:value="0.8882158" calcext:value-type="float">
            <text:p>0.8882158</text:p>
          </table:table-cell>
          <table:table-cell office:value-type="float" office:value="0.7544486" calcext:value-type="float">
            <text:p>0.7544486</text:p>
          </table:table-cell>
          <table:table-cell office:value-type="float" office:value="327.24" calcext:value-type="float">
            <text:p>327.24</text:p>
          </table:table-cell>
          <table:table-cell office:value-type="float" office:value="0" calcext:value-type="float">
            <text:p>0</text:p>
          </table:table-cell>
          <table:table-cell office:value-type="float" office:value="12.05505" calcext:value-type="float">
            <text:p>12.05505</text:p>
          </table:table-cell>
          <table:table-cell office:value-type="float" office:value="5.047943" calcext:value-type="float">
            <text:p>5.047943</text:p>
          </table:table-cell>
          <table:table-cell office:value-type="float" office:value="11.49548" calcext:value-type="float">
            <text:p>11.49548</text:p>
          </table:table-cell>
          <table:table-cell office:value-type="float" office:value="7.63089" calcext:value-type="float">
            <text:p>7.63089</text:p>
          </table:table-cell>
          <table:table-cell office:value-type="float" office:value="11.491" calcext:value-type="float">
            <text:p>11.491</text:p>
          </table:table-cell>
          <table:table-cell office:value-type="float" office:value="8.911957" calcext:value-type="float">
            <text:p>8.911957</text:p>
          </table:table-cell>
          <table:table-cell office:value-type="float" office:value="12.49799" calcext:value-type="float">
            <text:p>12.49799</text:p>
          </table:table-cell>
          <table:table-cell office:value-type="float" office:value="10.20383" calcext:value-type="float">
            <text:p>10.20383</text:p>
          </table:table-cell>
          <table:table-cell office:value-type="float" office:value="13.31995" calcext:value-type="float">
            <text:p>13.31995</text:p>
          </table:table-cell>
          <table:table-cell office:value-type="float" office:value="11.1658" calcext:value-type="float">
            <text:p>11.1658</text:p>
          </table:table-cell>
          <table:table-cell office:value-type="float" office:value="13.96301" calcext:value-type="float">
            <text:p>13.96301</text:p>
          </table:table-cell>
          <table:table-cell office:value-type="float" office:value="11.93527" calcext:value-type="float">
            <text:p>11.935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3" calcext:value-type="float">
            <text:p>22092003</text:p>
          </table:table-cell>
          <table:table-cell office:value-type="float" office:value="18.03163" calcext:value-type="float">
            <text:p>18.03163</text:p>
          </table:table-cell>
          <table:table-cell office:value-type="float" office:value="18.7" calcext:value-type="float">
            <text:p>18.7</text:p>
          </table:table-cell>
          <table:table-cell office:value-type="float" office:value="2" calcext:value-type="float">
            <text:p>2</text:p>
          </table:table-cell>
          <table:table-cell office:value-type="float" office:value="1.362614" calcext:value-type="float">
            <text:p>1.362614</text:p>
          </table:table-cell>
          <table:table-cell office:value-type="float" office:value="0.6947023" calcext:value-type="float">
            <text:p>0.6947023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0" calcext:value-type="float">
            <text:p>0</text:p>
          </table:table-cell>
          <table:table-cell office:value-type="float" office:value="16.7294" calcext:value-type="float">
            <text:p>16.7294</text:p>
          </table:table-cell>
          <table:table-cell office:value-type="float" office:value="3.631042" calcext:value-type="float">
            <text:p>3.631042</text:p>
          </table:table-cell>
          <table:table-cell office:value-type="float" office:value="14.08762" calcext:value-type="float">
            <text:p>14.08762</text:p>
          </table:table-cell>
          <table:table-cell office:value-type="float" office:value="6.107208" calcext:value-type="float">
            <text:p>6.107208</text:p>
          </table:table-cell>
          <table:table-cell office:value-type="float" office:value="13.26443" calcext:value-type="float">
            <text:p>13.26443</text:p>
          </table:table-cell>
          <table:table-cell office:value-type="float" office:value="7.322205" calcext:value-type="float">
            <text:p>7.322205</text:p>
          </table:table-cell>
          <table:table-cell office:value-type="float" office:value="12.79019" calcext:value-type="float">
            <text:p>12.79019</text:p>
          </table:table-cell>
          <table:table-cell office:value-type="float" office:value="8.564178" calcext:value-type="float">
            <text:p>8.564178</text:p>
          </table:table-cell>
          <table:table-cell office:value-type="float" office:value="12.62195" calcext:value-type="float">
            <text:p>12.62195</text:p>
          </table:table-cell>
          <table:table-cell office:value-type="float" office:value="9.59024" calcext:value-type="float">
            <text:p>9.59024</text:p>
          </table:table-cell>
          <table:table-cell office:value-type="float" office:value="12.61386" calcext:value-type="float">
            <text:p>12.61386</text:p>
          </table:table-cell>
          <table:table-cell office:value-type="float" office:value="10.49008" calcext:value-type="float">
            <text:p>10.490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3" calcext:value-type="float">
            <text:p>23092003</text:p>
          </table:table-cell>
          <table:table-cell office:value-type="float" office:value="11.03652" calcext:value-type="float">
            <text:p>11.03652</text:p>
          </table:table-cell>
          <table:table-cell office:value-type="float" office:value="13.4" calcext:value-type="float">
            <text:p>13.4</text:p>
          </table:table-cell>
          <table:table-cell office:value-type="float" office:value="4.1" calcext:value-type="float">
            <text:p>4.1</text:p>
          </table:table-cell>
          <table:table-cell office:value-type="float" office:value="1.374014" calcext:value-type="float">
            <text:p>1.374014</text:p>
          </table:table-cell>
          <table:table-cell office:value-type="float" office:value="0.7045587" calcext:value-type="float">
            <text:p>0.7045587</text:p>
          </table:table-cell>
          <table:table-cell office:value-type="float" office:value="318.852" calcext:value-type="float">
            <text:p>318.852</text:p>
          </table:table-cell>
          <table:table-cell office:value-type="float" office:value="3.8" calcext:value-type="float">
            <text:p>3.8</text:p>
          </table:table-cell>
          <table:table-cell office:value-type="float" office:value="14.07855" calcext:value-type="float">
            <text:p>14.07855</text:p>
          </table:table-cell>
          <table:table-cell office:value-type="float" office:value="5.74115" calcext:value-type="float">
            <text:p>5.74115</text:p>
          </table:table-cell>
          <table:table-cell office:value-type="float" office:value="13.05136" calcext:value-type="float">
            <text:p>13.05136</text:p>
          </table:table-cell>
          <table:table-cell office:value-type="float" office:value="8.323792" calcext:value-type="float">
            <text:p>8.323792</text:p>
          </table:table-cell>
          <table:table-cell office:value-type="float" office:value="12.85898" calcext:value-type="float">
            <text:p>12.85898</text:p>
          </table:table-cell>
          <table:table-cell office:value-type="float" office:value="9.636902" calcext:value-type="float">
            <text:p>9.636902</text:p>
          </table:table-cell>
          <table:table-cell office:value-type="float" office:value="12.74701" calcext:value-type="float">
            <text:p>12.74701</text:p>
          </table:table-cell>
          <table:table-cell office:value-type="float" office:value="10.80832" calcext:value-type="float">
            <text:p>10.80832</text:p>
          </table:table-cell>
          <table:table-cell office:value-type="float" office:value="12.73169" calcext:value-type="float">
            <text:p>12.73169</text:p>
          </table:table-cell>
          <table:table-cell office:value-type="float" office:value="11.59402" calcext:value-type="float">
            <text:p>11.59402</text:p>
          </table:table-cell>
          <table:table-cell office:value-type="float" office:value="12.77408" calcext:value-type="float">
            <text:p>12.77408</text:p>
          </table:table-cell>
          <table:table-cell office:value-type="float" office:value="12.15918" calcext:value-type="float">
            <text:p>12.159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3" calcext:value-type="float">
            <text:p>24092003</text:p>
          </table:table-cell>
          <table:table-cell office:value-type="float" office:value="17.71241" calcext:value-type="float">
            <text:p>17.71241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0.9148803" calcext:value-type="float">
            <text:p>0.9148803</text:p>
          </table:table-cell>
          <table:table-cell office:value-type="float" office:value="0.6023561" calcext:value-type="float">
            <text:p>0.6023561</text:p>
          </table:table-cell>
          <table:table-cell office:value-type="float" office:value="258.84" calcext:value-type="float">
            <text:p>258.84</text:p>
          </table:table-cell>
          <table:table-cell office:value-type="float" office:value="0" calcext:value-type="float">
            <text:p>0</text:p>
          </table:table-cell>
          <table:table-cell office:value-type="float" office:value="12.11179" calcext:value-type="float">
            <text:p>12.11179</text:p>
          </table:table-cell>
          <table:table-cell office:value-type="float" office:value="2.740112" calcext:value-type="float">
            <text:p>2.740112</text:p>
          </table:table-cell>
          <table:table-cell office:value-type="float" office:value="10.78082" calcext:value-type="float">
            <text:p>10.78082</text:p>
          </table:table-cell>
          <table:table-cell office:value-type="float" office:value="5.868469" calcext:value-type="float">
            <text:p>5.868469</text:p>
          </table:table-cell>
          <table:table-cell office:value-type="float" office:value="10.47363" calcext:value-type="float">
            <text:p>10.47363</text:p>
          </table:table-cell>
          <table:table-cell office:value-type="float" office:value="7.247772" calcext:value-type="float">
            <text:p>7.247772</text:p>
          </table:table-cell>
          <table:table-cell office:value-type="float" office:value="10.73215" calcext:value-type="float">
            <text:p>10.73215</text:p>
          </table:table-cell>
          <table:table-cell office:value-type="float" office:value="8.511749" calcext:value-type="float">
            <text:p>8.511749</text:p>
          </table:table-cell>
          <table:table-cell office:value-type="float" office:value="11.53476" calcext:value-type="float">
            <text:p>11.53476</text:p>
          </table:table-cell>
          <table:table-cell office:value-type="float" office:value="9.483124" calcext:value-type="float">
            <text:p>9.483124</text:p>
          </table:table-cell>
          <table:table-cell office:value-type="float" office:value="12.11703" calcext:value-type="float">
            <text:p>12.11703</text:p>
          </table:table-cell>
          <table:table-cell office:value-type="float" office:value="10.29123" calcext:value-type="float">
            <text:p>10.291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3" calcext:value-type="float">
            <text:p>25092003</text:p>
          </table:table-cell>
          <table:table-cell office:value-type="float" office:value="3.58092" calcext:value-type="float">
            <text:p>3.58092</text:p>
          </table:table-cell>
          <table:table-cell office:value-type="float" office:value="14.3" calcext:value-type="float">
            <text:p>14.3</text:p>
          </table:table-cell>
          <table:table-cell office:value-type="float" office:value="5.3" calcext:value-type="float">
            <text:p>5.3</text:p>
          </table:table-cell>
          <table:table-cell office:value-type="float" office:value="1.451459" calcext:value-type="float">
            <text:p>1.451459</text:p>
          </table:table-cell>
          <table:table-cell office:value-type="float" office:value="0.8751099" calcext:value-type="float">
            <text:p>0.8751099</text:p>
          </table:table-cell>
          <table:table-cell office:value-type="float" office:value="217.08" calcext:value-type="float">
            <text:p>217.08</text:p>
          </table:table-cell>
          <table:table-cell office:value-type="float" office:value="2" calcext:value-type="float">
            <text:p>2</text:p>
          </table:table-cell>
          <table:table-cell office:value-type="float" office:value="13.12027" calcext:value-type="float">
            <text:p>13.12027</text:p>
          </table:table-cell>
          <table:table-cell office:value-type="float" office:value="6.173553" calcext:value-type="float">
            <text:p>6.173553</text:p>
          </table:table-cell>
          <table:table-cell office:value-type="float" office:value="11.77777" calcext:value-type="float">
            <text:p>11.77777</text:p>
          </table:table-cell>
          <table:table-cell office:value-type="float" office:value="7.864777" calcext:value-type="float">
            <text:p>7.864777</text:p>
          </table:table-cell>
          <table:table-cell office:value-type="float" office:value="11.58588" calcext:value-type="float">
            <text:p>11.58588</text:p>
          </table:table-cell>
          <table:table-cell office:value-type="float" office:value="8.613373" calcext:value-type="float">
            <text:p>8.613373</text:p>
          </table:table-cell>
          <table:table-cell office:value-type="float" office:value="11.4595" calcext:value-type="float">
            <text:p>11.4595</text:p>
          </table:table-cell>
          <table:table-cell office:value-type="float" office:value="9.31073" calcext:value-type="float">
            <text:p>9.31073</text:p>
          </table:table-cell>
          <table:table-cell office:value-type="float" office:value="11.4577" calcext:value-type="float">
            <text:p>11.4577</text:p>
          </table:table-cell>
          <table:table-cell office:value-type="float" office:value="9.854706" calcext:value-type="float">
            <text:p>9.854706</text:p>
          </table:table-cell>
          <table:table-cell office:value-type="float" office:value="11.54532" calcext:value-type="float">
            <text:p>11.54532</text:p>
          </table:table-cell>
          <table:table-cell office:value-type="float" office:value="10.35483" calcext:value-type="float">
            <text:p>10.354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3" calcext:value-type="float">
            <text:p>26092003</text:p>
          </table:table-cell>
          <table:table-cell office:value-type="float" office:value="13.03992" calcext:value-type="float">
            <text:p>13.03992</text:p>
          </table:table-cell>
          <table:table-cell office:value-type="float" office:value="13.4" calcext:value-type="float">
            <text:p>13.4</text:p>
          </table:table-cell>
          <table:table-cell office:value-type="float" office:value="2.7" calcext:value-type="float">
            <text:p>2.7</text:p>
          </table:table-cell>
          <table:table-cell office:value-type="float" office:value="1.393841" calcext:value-type="float">
            <text:p>1.393841</text:p>
          </table:table-cell>
          <table:table-cell office:value-type="float" office:value="0.7299078" calcext:value-type="float">
            <text:p>0.7299078</text:p>
          </table:table-cell>
          <table:table-cell office:value-type="float" office:value="260.46" calcext:value-type="float">
            <text:p>260.46</text:p>
          </table:table-cell>
          <table:table-cell office:value-type="float" office:value="0" calcext:value-type="float">
            <text:p>0</text:p>
          </table:table-cell>
          <table:table-cell office:value-type="float" office:value="13.58148" calcext:value-type="float">
            <text:p>13.58148</text:p>
          </table:table-cell>
          <table:table-cell office:value-type="float" office:value="4.60965" calcext:value-type="float">
            <text:p>4.60965</text:p>
          </table:table-cell>
          <table:table-cell office:value-type="float" office:value="12.36636" calcext:value-type="float">
            <text:p>12.36636</text:p>
          </table:table-cell>
          <table:table-cell office:value-type="float" office:value="7.496796" calcext:value-type="float">
            <text:p>7.496796</text:p>
          </table:table-cell>
          <table:table-cell office:value-type="float" office:value="11.98352" calcext:value-type="float">
            <text:p>11.98352</text:p>
          </table:table-cell>
          <table:table-cell office:value-type="float" office:value="8.92746" calcext:value-type="float">
            <text:p>8.92746</text:p>
          </table:table-cell>
          <table:table-cell office:value-type="float" office:value="11.78134" calcext:value-type="float">
            <text:p>11.78134</text:p>
          </table:table-cell>
          <table:table-cell office:value-type="float" office:value="10.1124" calcext:value-type="float">
            <text:p>10.1124</text:p>
          </table:table-cell>
          <table:table-cell office:value-type="float" office:value="11.72354" calcext:value-type="float">
            <text:p>11.72354</text:p>
          </table:table-cell>
          <table:table-cell office:value-type="float" office:value="10.8587" calcext:value-type="float">
            <text:p>10.8587</text:p>
          </table:table-cell>
          <table:table-cell office:value-type="float" office:value="11.74704" calcext:value-type="float">
            <text:p>11.74704</text:p>
          </table:table-cell>
          <table:table-cell office:value-type="float" office:value="11.3017" calcext:value-type="float">
            <text:p>11.30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3" calcext:value-type="float">
            <text:p>27092003</text:p>
          </table:table-cell>
          <table:table-cell office:value-type="float" office:value="17.22373" calcext:value-type="float">
            <text:p>17.22373</text:p>
          </table:table-cell>
          <table:table-cell office:value-type="float" office:value="18.2" calcext:value-type="float">
            <text:p>18.2</text:p>
          </table:table-cell>
          <table:table-cell office:value-type="float" office:value="-0.5" calcext:value-type="float">
            <text:p>-0.5</text:p>
          </table:table-cell>
          <table:table-cell office:value-type="float" office:value="1.144821" calcext:value-type="float">
            <text:p>1.144821</text:p>
          </table:table-cell>
          <table:table-cell office:value-type="float" office:value="0.5810656" calcext:value-type="float">
            <text:p>0.5810656</text:p>
          </table:table-cell>
          <table:table-cell office:value-type="float" office:value="110.952" calcext:value-type="float">
            <text:p>110.952</text:p>
          </table:table-cell>
          <table:table-cell office:value-type="float" office:value="0" calcext:value-type="float">
            <text:p>0</text:p>
          </table:table-cell>
          <table:table-cell office:value-type="float" office:value="15.59799" calcext:value-type="float">
            <text:p>15.59799</text:p>
          </table:table-cell>
          <table:table-cell office:value-type="float" office:value="1.593323" calcext:value-type="float">
            <text:p>1.593323</text:p>
          </table:table-cell>
          <table:table-cell office:value-type="float" office:value="12.92435" calcext:value-type="float">
            <text:p>12.92435</text:p>
          </table:table-cell>
          <table:table-cell office:value-type="float" office:value="4.694885" calcext:value-type="float">
            <text:p>4.694885</text:p>
          </table:table-cell>
          <table:table-cell office:value-type="float" office:value="12.05328" calcext:value-type="float">
            <text:p>12.05328</text:p>
          </table:table-cell>
          <table:table-cell office:value-type="float" office:value="6.146698" calcext:value-type="float">
            <text:p>6.146698</text:p>
          </table:table-cell>
          <table:table-cell office:value-type="float" office:value="11.47806" calcext:value-type="float">
            <text:p>11.47806</text:p>
          </table:table-cell>
          <table:table-cell office:value-type="float" office:value="7.50412" calcext:value-type="float">
            <text:p>7.50412</text:p>
          </table:table-cell>
          <table:table-cell office:value-type="float" office:value="11.23062" calcext:value-type="float">
            <text:p>11.23062</text:p>
          </table:table-cell>
          <table:table-cell office:value-type="float" office:value="8.550446" calcext:value-type="float">
            <text:p>8.550446</text:p>
          </table:table-cell>
          <table:table-cell office:value-type="float" office:value="11.30624" calcext:value-type="float">
            <text:p>11.30624</text:p>
          </table:table-cell>
          <table:table-cell office:value-type="float" office:value="9.397797" calcext:value-type="float">
            <text:p>9.39779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3" calcext:value-type="float">
            <text:p>28092003</text:p>
          </table:table-cell>
          <table:table-cell office:value-type="float" office:value="14.27967" calcext:value-type="float">
            <text:p>14.27967</text:p>
          </table:table-cell>
          <table:table-cell office:value-type="float" office:value="20.2" calcext:value-type="float">
            <text:p>20.2</text:p>
          </table:table-cell>
          <table:table-cell office:value-type="float" office:value="4.9" calcext:value-type="float">
            <text:p>4.9</text:p>
          </table:table-cell>
          <table:table-cell office:value-type="float" office:value="1.56911" calcext:value-type="float">
            <text:p>1.56911</text:p>
          </table:table-cell>
          <table:table-cell office:value-type="float" office:value="0.8512095" calcext:value-type="float">
            <text:p>0.8512095</text:p>
          </table:table-cell>
          <table:table-cell office:value-type="float" office:value="194.832" calcext:value-type="float">
            <text:p>194.832</text:p>
          </table:table-cell>
          <table:table-cell office:value-type="float" office:value="0" calcext:value-type="float">
            <text:p>0</text:p>
          </table:table-cell>
          <table:table-cell office:value-type="float" office:value="18.21591" calcext:value-type="float">
            <text:p>18.21591</text:p>
          </table:table-cell>
          <table:table-cell office:value-type="float" office:value="5.571564" calcext:value-type="float">
            <text:p>5.571564</text:p>
          </table:table-cell>
          <table:table-cell office:value-type="float" office:value="14.98376" calcext:value-type="float">
            <text:p>14.98376</text:p>
          </table:table-cell>
          <table:table-cell office:value-type="float" office:value="7.378387" calcext:value-type="float">
            <text:p>7.378387</text:p>
          </table:table-cell>
          <table:table-cell office:value-type="float" office:value="13.80005" calcext:value-type="float">
            <text:p>13.80005</text:p>
          </table:table-cell>
          <table:table-cell office:value-type="float" office:value="8.241882" calcext:value-type="float">
            <text:p>8.241882</text:p>
          </table:table-cell>
          <table:table-cell office:value-type="float" office:value="12.95001" calcext:value-type="float">
            <text:p>12.95001</text:p>
          </table:table-cell>
          <table:table-cell office:value-type="float" office:value="9.016602" calcext:value-type="float">
            <text:p>9.016602</text:p>
          </table:table-cell>
          <table:table-cell office:value-type="float" office:value="12.46317" calcext:value-type="float">
            <text:p>12.46317</text:p>
          </table:table-cell>
          <table:table-cell office:value-type="float" office:value="9.617371" calcext:value-type="float">
            <text:p>9.617371</text:p>
          </table:table-cell>
          <table:table-cell office:value-type="float" office:value="12.19174" calcext:value-type="float">
            <text:p>12.19174</text:p>
          </table:table-cell>
          <table:table-cell office:value-type="float" office:value="10.11206" calcext:value-type="float">
            <text:p>10.112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3" calcext:value-type="float">
            <text:p>29092003</text:p>
          </table:table-cell>
          <table:table-cell office:value-type="float" office:value="3.08412" calcext:value-type="float">
            <text:p>3.08412</text:p>
          </table:table-cell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1.537701" calcext:value-type="float">
            <text:p>1.537701</text:p>
          </table:table-cell>
          <table:table-cell office:value-type="float" office:value="1.287543" calcext:value-type="float">
            <text:p>1.287543</text:p>
          </table:table-cell>
          <table:table-cell office:value-type="float" office:value="274.968" calcext:value-type="float">
            <text:p>274.968</text:p>
          </table:table-cell>
          <table:table-cell office:value-type="float" office:value="19.2" calcext:value-type="float">
            <text:p>19.2</text:p>
          </table:table-cell>
          <table:table-cell office:value-type="float" office:value="13.77271" calcext:value-type="float">
            <text:p>13.77271</text:p>
          </table:table-cell>
          <table:table-cell office:value-type="float" office:value="10.81345" calcext:value-type="float">
            <text:p>10.81345</text:p>
          </table:table-cell>
          <table:table-cell office:value-type="float" office:value="12.90283" calcext:value-type="float">
            <text:p>12.90283</text:p>
          </table:table-cell>
          <table:table-cell office:value-type="float" office:value="11.27951" calcext:value-type="float">
            <text:p>11.27951</text:p>
          </table:table-cell>
          <table:table-cell office:value-type="float" office:value="12.59961" calcext:value-type="float">
            <text:p>12.59961</text:p>
          </table:table-cell>
          <table:table-cell office:value-type="float" office:value="11.48367" calcext:value-type="float">
            <text:p>11.48367</text:p>
          </table:table-cell>
          <table:table-cell office:value-type="float" office:value="12.37634" calcext:value-type="float">
            <text:p>12.37634</text:p>
          </table:table-cell>
          <table:table-cell office:value-type="float" office:value="11.65424" calcext:value-type="float">
            <text:p>11.65424</text:p>
          </table:table-cell>
          <table:table-cell office:value-type="float" office:value="12.25305" calcext:value-type="float">
            <text:p>12.25305</text:p>
          </table:table-cell>
          <table:table-cell office:value-type="float" office:value="11.75897" calcext:value-type="float">
            <text:p>11.75897</text:p>
          </table:table-cell>
          <table:table-cell office:value-type="float" office:value="12.21194" calcext:value-type="float">
            <text:p>12.21194</text:p>
          </table:table-cell>
          <table:table-cell office:value-type="float" office:value="11.84073" calcext:value-type="float">
            <text:p>11.8407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3" calcext:value-type="float">
            <text:p>30092003</text:p>
          </table:table-cell>
          <table:table-cell office:value-type="float" office:value="6.201" calcext:value-type="float">
            <text:p>6.201</text:p>
          </table:table-cell>
          <table:table-cell office:value-type="float" office:value="15.2" calcext:value-type="float">
            <text:p>15.2</text:p>
          </table:table-cell>
          <table:table-cell office:value-type="float" office:value="6.7" calcext:value-type="float">
            <text:p>6.7</text:p>
          </table:table-cell>
          <table:table-cell office:value-type="float" office:value="1.51259" calcext:value-type="float">
            <text:p>1.51259</text:p>
          </table:table-cell>
          <table:table-cell office:value-type="float" office:value="0.8099498" calcext:value-type="float">
            <text:p>0.8099498</text:p>
          </table:table-cell>
          <table:table-cell office:value-type="float" office:value="453.528" calcext:value-type="float">
            <text:p>453.528</text:p>
          </table:table-cell>
          <table:table-cell office:value-type="float" office:value="2.2" calcext:value-type="float">
            <text:p>2.2</text:p>
          </table:table-cell>
          <table:table-cell office:value-type="float" office:value="14.54605" calcext:value-type="float">
            <text:p>14.54605</text:p>
          </table:table-cell>
          <table:table-cell office:value-type="float" office:value="7.409973" calcext:value-type="float">
            <text:p>7.409973</text:p>
          </table:table-cell>
          <table:table-cell office:value-type="float" office:value="13.56393" calcext:value-type="float">
            <text:p>13.56393</text:p>
          </table:table-cell>
          <table:table-cell office:value-type="float" office:value="9.417999" calcext:value-type="float">
            <text:p>9.417999</text:p>
          </table:table-cell>
          <table:table-cell office:value-type="float" office:value="13.18076" calcext:value-type="float">
            <text:p>13.18076</text:p>
          </table:table-cell>
          <table:table-cell office:value-type="float" office:value="10.42462" calcext:value-type="float">
            <text:p>10.42462</text:p>
          </table:table-cell>
          <table:table-cell office:value-type="float" office:value="12.8735" calcext:value-type="float">
            <text:p>12.8735</text:p>
          </table:table-cell>
          <table:table-cell office:value-type="float" office:value="11.2825" calcext:value-type="float">
            <text:p>11.2825</text:p>
          </table:table-cell>
          <table:table-cell office:value-type="float" office:value="12.68237" calcext:value-type="float">
            <text:p>12.68237</text:p>
          </table:table-cell>
          <table:table-cell office:value-type="float" office:value="11.80286" calcext:value-type="float">
            <text:p>11.80286</text:p>
          </table:table-cell>
          <table:table-cell office:value-type="float" office:value="12.56763" calcext:value-type="float">
            <text:p>12.56763</text:p>
          </table:table-cell>
          <table:table-cell office:value-type="float" office:value="12.10242" calcext:value-type="float">
            <text:p>12.102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3" calcext:value-type="float">
            <text:p>1102003</text:p>
          </table:table-cell>
          <table:table-cell office:value-type="float" office:value="13.28724" calcext:value-type="float">
            <text:p>13.28724</text:p>
          </table:table-cell>
          <table:table-cell office:value-type="float" office:value="9.2" calcext:value-type="float">
            <text:p>9.2</text:p>
          </table:table-cell>
          <table:table-cell office:value-type="float" office:value="1.3" calcext:value-type="float">
            <text:p>1.3</text:p>
          </table:table-cell>
          <table:table-cell office:value-type="float" office:value="0.8011178" calcext:value-type="float">
            <text:p>0.8011178</text:p>
          </table:table-cell>
          <table:table-cell office:value-type="float" office:value="0.5478964" calcext:value-type="float">
            <text:p>0.5478964</text:p>
          </table:table-cell>
          <table:table-cell office:value-type="float" office:value="405.648" calcext:value-type="float">
            <text:p>405.648</text:p>
          </table:table-cell>
          <table:table-cell office:value-type="float" office:value="0" calcext:value-type="float">
            <text:p>0</text:p>
          </table:table-cell>
          <table:table-cell office:value-type="float" office:value="10.18057" calcext:value-type="float">
            <text:p>10.18057</text:p>
          </table:table-cell>
          <table:table-cell office:value-type="float" office:value="3.181976" calcext:value-type="float">
            <text:p>3.181976</text:p>
          </table:table-cell>
          <table:table-cell office:value-type="float" office:value="9.628082" calcext:value-type="float">
            <text:p>9.628082</text:p>
          </table:table-cell>
          <table:table-cell office:value-type="float" office:value="5.612823" calcext:value-type="float">
            <text:p>5.612823</text:p>
          </table:table-cell>
          <table:table-cell office:value-type="float" office:value="10.35074" calcext:value-type="float">
            <text:p>10.35074</text:p>
          </table:table-cell>
          <table:table-cell office:value-type="float" office:value="6.861359" calcext:value-type="float">
            <text:p>6.861359</text:p>
          </table:table-cell>
          <table:table-cell office:value-type="float" office:value="11.22418" calcext:value-type="float">
            <text:p>11.22418</text:p>
          </table:table-cell>
          <table:table-cell office:value-type="float" office:value="8.170135" calcext:value-type="float">
            <text:p>8.170135</text:p>
          </table:table-cell>
          <table:table-cell office:value-type="float" office:value="11.75885" calcext:value-type="float">
            <text:p>11.75885</text:p>
          </table:table-cell>
          <table:table-cell office:value-type="float" office:value="9.14267" calcext:value-type="float">
            <text:p>9.14267</text:p>
          </table:table-cell>
          <table:table-cell office:value-type="float" office:value="12.07129" calcext:value-type="float">
            <text:p>12.07129</text:p>
          </table:table-cell>
          <table:table-cell office:value-type="float" office:value="9.865692" calcext:value-type="float">
            <text:p>9.8656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3" calcext:value-type="float">
            <text:p>2102003</text:p>
          </table:table-cell>
          <table:table-cell office:value-type="float" office:value="12.21853" calcext:value-type="float">
            <text:p>12.21853</text:p>
          </table:table-cell>
          <table:table-cell office:value-type="float" office:value="11.8" calcext:value-type="float">
            <text:p>11.8</text:p>
          </table:table-cell>
          <table:table-cell office:value-type="float" office:value="-1.7" calcext:value-type="float">
            <text:p>-1.7</text:p>
          </table:table-cell>
          <table:table-cell office:value-type="float" office:value="0.971894" calcext:value-type="float">
            <text:p>0.971894</text:p>
          </table:table-cell>
          <table:table-cell office:value-type="float" office:value="0.5326988" calcext:value-type="float">
            <text:p>0.5326988</text:p>
          </table:table-cell>
          <table:table-cell office:value-type="float" office:value="201.456" calcext:value-type="float">
            <text:p>201.456</text:p>
          </table:table-cell>
          <table:table-cell office:value-type="float" office:value="0" calcext:value-type="float">
            <text:p>0</text:p>
          </table:table-cell>
          <table:table-cell office:value-type="float" office:value="10.95422" calcext:value-type="float">
            <text:p>10.95422</text:p>
          </table:table-cell>
          <table:table-cell office:value-type="float" office:value="0.511261" calcext:value-type="float">
            <text:p>0.511261</text:p>
          </table:table-cell>
          <table:table-cell office:value-type="float" office:value="9.367401" calcext:value-type="float">
            <text:p>9.367401</text:p>
          </table:table-cell>
          <table:table-cell office:value-type="float" office:value="3.603027" calcext:value-type="float">
            <text:p>3.603027</text:p>
          </table:table-cell>
          <table:table-cell office:value-type="float" office:value="8.993896" calcext:value-type="float">
            <text:p>8.993896</text:p>
          </table:table-cell>
          <table:table-cell office:value-type="float" office:value="5.049988" calcext:value-type="float">
            <text:p>5.049988</text:p>
          </table:table-cell>
          <table:table-cell office:value-type="float" office:value="8.845062" calcext:value-type="float">
            <text:p>8.845062</text:p>
          </table:table-cell>
          <table:table-cell office:value-type="float" office:value="6.435364" calcext:value-type="float">
            <text:p>6.435364</text:p>
          </table:table-cell>
          <table:table-cell office:value-type="float" office:value="9.091858" calcext:value-type="float">
            <text:p>9.091858</text:p>
          </table:table-cell>
          <table:table-cell office:value-type="float" office:value="7.474609" calcext:value-type="float">
            <text:p>7.474609</text:p>
          </table:table-cell>
          <table:table-cell office:value-type="float" office:value="9.826172" calcext:value-type="float">
            <text:p>9.826172</text:p>
          </table:table-cell>
          <table:table-cell office:value-type="float" office:value="8.313324" calcext:value-type="float">
            <text:p>8.3133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3" calcext:value-type="float">
            <text:p>3102003</text:p>
          </table:table-cell>
          <table:table-cell office:value-type="float" office:value="3.89196" calcext:value-type="float">
            <text:p>3.89196</text:p>
          </table:table-cell>
          <table:table-cell office:value-type="float" office:value="11.8" calcext:value-type="float">
            <text:p>11.8</text:p>
          </table:table-cell>
          <table:table-cell office:value-type="float" office:value="7.2" calcext:value-type="float">
            <text:p>7.2</text:p>
          </table:table-cell>
          <table:table-cell office:value-type="float" office:value="1.30282" calcext:value-type="float">
            <text:p>1.30282</text:p>
          </table:table-cell>
          <table:table-cell office:value-type="float" office:value="0.9905051" calcext:value-type="float">
            <text:p>0.9905051</text:p>
          </table:table-cell>
          <table:table-cell office:value-type="float" office:value="205.524" calcext:value-type="float">
            <text:p>205.524</text:p>
          </table:table-cell>
          <table:table-cell office:value-type="float" office:value="1.4" calcext:value-type="float">
            <text:p>1.4</text:p>
          </table:table-cell>
          <table:table-cell office:value-type="float" office:value="11.41992" calcext:value-type="float">
            <text:p>11.41992</text:p>
          </table:table-cell>
          <table:table-cell office:value-type="float" office:value="6.438507" calcext:value-type="float">
            <text:p>6.438507</text:p>
          </table:table-cell>
          <table:table-cell office:value-type="float" office:value="10.32843" calcext:value-type="float">
            <text:p>10.32843</text:p>
          </table:table-cell>
          <table:table-cell office:value-type="float" office:value="7.295502" calcext:value-type="float">
            <text:p>7.295502</text:p>
          </table:table-cell>
          <table:table-cell office:value-type="float" office:value="10.00159" calcext:value-type="float">
            <text:p>10.00159</text:p>
          </table:table-cell>
          <table:table-cell office:value-type="float" office:value="7.688995" calcext:value-type="float">
            <text:p>7.688995</text:p>
          </table:table-cell>
          <table:table-cell office:value-type="float" office:value="9.825531" calcext:value-type="float">
            <text:p>9.825531</text:p>
          </table:table-cell>
          <table:table-cell office:value-type="float" office:value="8.135742" calcext:value-type="float">
            <text:p>8.135742</text:p>
          </table:table-cell>
          <table:table-cell office:value-type="float" office:value="9.807007" calcext:value-type="float">
            <text:p>9.807007</text:p>
          </table:table-cell>
          <table:table-cell office:value-type="float" office:value="8.558136" calcext:value-type="float">
            <text:p>8.558136</text:p>
          </table:table-cell>
          <table:table-cell office:value-type="float" office:value="9.902039" calcext:value-type="float">
            <text:p>9.902039</text:p>
          </table:table-cell>
          <table:table-cell office:value-type="float" office:value="8.953796" calcext:value-type="float">
            <text:p>8.9537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3" calcext:value-type="float">
            <text:p>4102003</text:p>
          </table:table-cell>
          <table:table-cell office:value-type="float" office:value="8.53704" calcext:value-type="float">
            <text:p>8.53704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1.92617" calcext:value-type="float">
            <text:p>1.92617</text:p>
          </table:table-cell>
          <table:table-cell office:value-type="float" office:value="0.9970579" calcext:value-type="float">
            <text:p>0.9970579</text:p>
          </table:table-cell>
          <table:table-cell office:value-type="float" office:value="268.596" calcext:value-type="float">
            <text:p>268.596</text:p>
          </table:table-cell>
          <table:table-cell office:value-type="float" office:value="2.4" calcext:value-type="float">
            <text:p>2.4</text:p>
          </table:table-cell>
          <table:table-cell office:value-type="float" office:value="15.75586" calcext:value-type="float">
            <text:p>15.75586</text:p>
          </table:table-cell>
          <table:table-cell office:value-type="float" office:value="7.160645" calcext:value-type="float">
            <text:p>7.160645</text:p>
          </table:table-cell>
          <table:table-cell office:value-type="float" office:value="13.39587" calcext:value-type="float">
            <text:p>13.39587</text:p>
          </table:table-cell>
          <table:table-cell office:value-type="float" office:value="8.149323" calcext:value-type="float">
            <text:p>8.149323</text:p>
          </table:table-cell>
          <table:table-cell office:value-type="float" office:value="12.59012" calcext:value-type="float">
            <text:p>12.59012</text:p>
          </table:table-cell>
          <table:table-cell office:value-type="float" office:value="8.602905" calcext:value-type="float">
            <text:p>8.602905</text:p>
          </table:table-cell>
          <table:table-cell office:value-type="float" office:value="11.91522" calcext:value-type="float">
            <text:p>11.91522</text:p>
          </table:table-cell>
          <table:table-cell office:value-type="float" office:value="9.039764" calcext:value-type="float">
            <text:p>9.039764</text:p>
          </table:table-cell>
          <table:table-cell office:value-type="float" office:value="11.47754" calcext:value-type="float">
            <text:p>11.47754</text:p>
          </table:table-cell>
          <table:table-cell office:value-type="float" office:value="9.379517" calcext:value-type="float">
            <text:p>9.379517</text:p>
          </table:table-cell>
          <table:table-cell office:value-type="float" office:value="11.19608" calcext:value-type="float">
            <text:p>11.19608</text:p>
          </table:table-cell>
          <table:table-cell office:value-type="float" office:value="9.656128" calcext:value-type="float">
            <text:p>9.6561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3" calcext:value-type="float">
            <text:p>5102003</text:p>
          </table:table-cell>
          <table:table-cell office:value-type="float" office:value="15.48585" calcext:value-type="float">
            <text:p>15.48585</text:p>
          </table:table-cell>
          <table:table-cell office:value-type="float" office:value="23.2" calcext:value-type="float">
            <text:p>23.2</text:p>
          </table:table-cell>
          <table:table-cell office:value-type="float" office:value="11.9" calcext:value-type="float">
            <text:p>11.9</text:p>
          </table:table-cell>
          <table:table-cell office:value-type="float" office:value="1.938449" calcext:value-type="float">
            <text:p>1.938449</text:p>
          </table:table-cell>
          <table:table-cell office:value-type="float" office:value="0.9917464" calcext:value-type="float">
            <text:p>0.9917464</text:p>
          </table:table-cell>
          <table:table-cell office:value-type="float" office:value="257.616" calcext:value-type="float">
            <text:p>257.616</text:p>
          </table:table-cell>
          <table:table-cell office:value-type="float" office:value="0" calcext:value-type="float">
            <text:p>0</text:p>
          </table:table-cell>
          <table:table-cell office:value-type="float" office:value="19.38361" calcext:value-type="float">
            <text:p>19.38361</text:p>
          </table:table-cell>
          <table:table-cell office:value-type="float" office:value="11.95422" calcext:value-type="float">
            <text:p>11.95422</text:p>
          </table:table-cell>
          <table:table-cell office:value-type="float" office:value="16.57275" calcext:value-type="float">
            <text:p>16.57275</text:p>
          </table:table-cell>
          <table:table-cell office:value-type="float" office:value="12.40573" calcext:value-type="float">
            <text:p>12.40573</text:p>
          </table:table-cell>
          <table:table-cell office:value-type="float" office:value="15.38406" calcext:value-type="float">
            <text:p>15.38406</text:p>
          </table:table-cell>
          <table:table-cell office:value-type="float" office:value="12.452" calcext:value-type="float">
            <text:p>12.452</text:p>
          </table:table-cell>
          <table:table-cell office:value-type="float" office:value="14.41217" calcext:value-type="float">
            <text:p>14.41217</text:p>
          </table:table-cell>
          <table:table-cell office:value-type="float" office:value="11.96042" calcext:value-type="float">
            <text:p>11.96042</text:p>
          </table:table-cell>
          <table:table-cell office:value-type="float" office:value="13.70834" calcext:value-type="float">
            <text:p>13.70834</text:p>
          </table:table-cell>
          <table:table-cell office:value-type="float" office:value="11.5072" calcext:value-type="float">
            <text:p>11.5072</text:p>
          </table:table-cell>
          <table:table-cell office:value-type="float" office:value="13.25436" calcext:value-type="float">
            <text:p>13.25436</text:p>
          </table:table-cell>
          <table:table-cell office:value-type="float" office:value="11.21759" calcext:value-type="float">
            <text:p>11.217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3" calcext:value-type="float">
            <text:p>6102003</text:p>
          </table:table-cell>
          <table:table-cell office:value-type="float" office:value="15.25018" calcext:value-type="float">
            <text:p>15.25018</text:p>
          </table:table-cell>
          <table:table-cell office:value-type="float" office:value="22.5" calcext:value-type="float">
            <text:p>22.5</text:p>
          </table:table-cell>
          <table:table-cell office:value-type="float" office:value="11.4" calcext:value-type="float">
            <text:p>11.4</text:p>
          </table:table-cell>
          <table:table-cell office:value-type="float" office:value="1.649171" calcext:value-type="float">
            <text:p>1.649171</text:p>
          </table:table-cell>
          <table:table-cell office:value-type="float" office:value="1.096274" calcext:value-type="float">
            <text:p>1.096274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0" calcext:value-type="float">
            <text:p>0</text:p>
          </table:table-cell>
          <table:table-cell office:value-type="float" office:value="19.34451" calcext:value-type="float">
            <text:p>19.34451</text:p>
          </table:table-cell>
          <table:table-cell office:value-type="float" office:value="11.44556" calcext:value-type="float">
            <text:p>11.44556</text:p>
          </table:table-cell>
          <table:table-cell office:value-type="float" office:value="16.79318" calcext:value-type="float">
            <text:p>16.79318</text:p>
          </table:table-cell>
          <table:table-cell office:value-type="float" office:value="12.57675" calcext:value-type="float">
            <text:p>12.57675</text:p>
          </table:table-cell>
          <table:table-cell office:value-type="float" office:value="15.83353" calcext:value-type="float">
            <text:p>15.83353</text:p>
          </table:table-cell>
          <table:table-cell office:value-type="float" office:value="13.0386" calcext:value-type="float">
            <text:p>13.0386</text:p>
          </table:table-cell>
          <table:table-cell office:value-type="float" office:value="14.99289" calcext:value-type="float">
            <text:p>14.99289</text:p>
          </table:table-cell>
          <table:table-cell office:value-type="float" office:value="13.12292" calcext:value-type="float">
            <text:p>13.12292</text:p>
          </table:table-cell>
          <table:table-cell office:value-type="float" office:value="14.38672" calcext:value-type="float">
            <text:p>14.38672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13.94165" calcext:value-type="float">
            <text:p>13.94165</text:p>
          </table:table-cell>
          <table:table-cell office:value-type="float" office:value="12.98471" calcext:value-type="float">
            <text:p>12.984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3" calcext:value-type="float">
            <text:p>7102003</text:p>
          </table:table-cell>
          <table:table-cell office:value-type="float" office:value="14.91027" calcext:value-type="float">
            <text:p>14.91027</text:p>
          </table:table-cell>
          <table:table-cell office:value-type="float" office:value="21.6" calcext:value-type="float">
            <text:p>21.6</text:p>
          </table:table-cell>
          <table:table-cell office:value-type="float" office:value="7.2" calcext:value-type="float">
            <text:p>7.2</text:p>
          </table:table-cell>
          <table:table-cell office:value-type="float" office:value="1.450526" calcext:value-type="float">
            <text:p>1.450526</text:p>
          </table:table-cell>
          <table:table-cell office:value-type="float" office:value="0.7887061" calcext:value-type="float">
            <text:p>0.7887061</text:p>
          </table:table-cell>
          <table:table-cell office:value-type="float" office:value="131.652" calcext:value-type="float">
            <text:p>131.652</text:p>
          </table:table-cell>
          <table:table-cell office:value-type="float" office:value="0" calcext:value-type="float">
            <text:p>0</text:p>
          </table:table-cell>
          <table:table-cell office:value-type="float" office:value="22.67957" calcext:value-type="float">
            <text:p>22.67957</text:p>
          </table:table-cell>
          <table:table-cell office:value-type="float" office:value="9.509491" calcext:value-type="float">
            <text:p>9.509491</text:p>
          </table:table-cell>
          <table:table-cell office:value-type="float" office:value="18.63876" calcext:value-type="float">
            <text:p>18.63876</text:p>
          </table:table-cell>
          <table:table-cell office:value-type="float" office:value="12.02823" calcext:value-type="float">
            <text:p>12.02823</text:p>
          </table:table-cell>
          <table:table-cell office:value-type="float" office:value="17.08325" calcext:value-type="float">
            <text:p>17.08325</text:p>
          </table:table-cell>
          <table:table-cell office:value-type="float" office:value="12.55972" calcext:value-type="float">
            <text:p>12.55972</text:p>
          </table:table-cell>
          <table:table-cell office:value-type="float" office:value="15.80469" calcext:value-type="float">
            <text:p>15.80469</text:p>
          </table:table-cell>
          <table:table-cell office:value-type="float" office:value="12.79242" calcext:value-type="float">
            <text:p>12.79242</text:p>
          </table:table-cell>
          <table:table-cell office:value-type="float" office:value="14.97015" calcext:value-type="float">
            <text:p>14.97015</text:p>
          </table:table-cell>
          <table:table-cell office:value-type="float" office:value="12.93057" calcext:value-type="float">
            <text:p>12.93057</text:p>
          </table:table-cell>
          <table:table-cell office:value-type="float" office:value="14.41718" calcext:value-type="float">
            <text:p>14.41718</text:p>
          </table:table-cell>
          <table:table-cell office:value-type="float" office:value="12.98248" calcext:value-type="float">
            <text:p>12.982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3" calcext:value-type="float">
            <text:p>8102003</text:p>
          </table:table-cell>
          <table:table-cell office:value-type="float" office:value="7.795753" calcext:value-type="float">
            <text:p>7.795753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office:value-type="float" office:value="1.177349" calcext:value-type="float">
            <text:p>1.177349</text:p>
          </table:table-cell>
          <table:table-cell office:value-type="float" office:value="0.7961498" calcext:value-type="float">
            <text:p>0.7961498</text:p>
          </table:table-cell>
          <table:table-cell office:value-type="float" office:value="224.964" calcext:value-type="float">
            <text:p>224.964</text:p>
          </table:table-cell>
          <table:table-cell office:value-type="float" office:value="0" calcext:value-type="float">
            <text:p>0</text:p>
          </table:table-cell>
          <table:table-cell office:value-type="float" office:value="19.71463" calcext:value-type="float">
            <text:p>19.71463</text:p>
          </table:table-cell>
          <table:table-cell office:value-type="float" office:value="7.686096" calcext:value-type="float">
            <text:p>7.686096</text:p>
          </table:table-cell>
          <table:table-cell office:value-type="float" office:value="16.08301" calcext:value-type="float">
            <text:p>16.08301</text:p>
          </table:table-cell>
          <table:table-cell office:value-type="float" office:value="9.936829" calcext:value-type="float">
            <text:p>9.936829</text:p>
          </table:table-cell>
          <table:table-cell office:value-type="float" office:value="14.68854" calcext:value-type="float">
            <text:p>14.68854</text:p>
          </table:table-cell>
          <table:table-cell office:value-type="float" office:value="10.93536" calcext:value-type="float">
            <text:p>10.93536</text:p>
          </table:table-cell>
          <table:table-cell office:value-type="float" office:value="13.90762" calcext:value-type="float">
            <text:p>13.90762</text:p>
          </table:table-cell>
          <table:table-cell office:value-type="float" office:value="11.7861" calcext:value-type="float">
            <text:p>11.7861</text:p>
          </table:table-cell>
          <table:table-cell office:value-type="float" office:value="14.11426" calcext:value-type="float">
            <text:p>14.11426</text:p>
          </table:table-cell>
          <table:table-cell office:value-type="float" office:value="12.30942" calcext:value-type="float">
            <text:p>12.30942</text:p>
          </table:table-cell>
          <table:table-cell office:value-type="float" office:value="14.1217" calcext:value-type="float">
            <text:p>14.1217</text:p>
          </table:table-cell>
          <table:table-cell office:value-type="float" office:value="12.6055" calcext:value-type="float">
            <text:p>12.60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3" calcext:value-type="float">
            <text:p>9102003</text:p>
          </table:table-cell>
          <table:table-cell office:value-type="float" office:value="9.893061" calcext:value-type="float">
            <text:p>9.893061</text:p>
          </table:table-cell>
          <table:table-cell office:value-type="float" office:value="24.9" calcext:value-type="float">
            <text:p>24.9</text:p>
          </table:table-cell>
          <table:table-cell office:value-type="float" office:value="9.2" calcext:value-type="float">
            <text:p>9.2</text:p>
          </table:table-cell>
          <table:table-cell office:value-type="float" office:value="2.17893" calcext:value-type="float">
            <text:p>2.17893</text:p>
          </table:table-cell>
          <table:table-cell office:value-type="float" office:value="1.018605" calcext:value-type="float">
            <text:p>1.018605</text:p>
          </table:table-cell>
          <table:table-cell office:value-type="float" office:value="256.824" calcext:value-type="float">
            <text:p>256.824</text:p>
          </table:table-cell>
          <table:table-cell office:value-type="float" office:value="0.3" calcext:value-type="float">
            <text:p>0.3</text:p>
          </table:table-cell>
          <table:table-cell office:value-type="float" office:value="24.19751" calcext:value-type="float">
            <text:p>24.19751</text:p>
          </table:table-cell>
          <table:table-cell office:value-type="float" office:value="8.71167" calcext:value-type="float">
            <text:p>8.71167</text:p>
          </table:table-cell>
          <table:table-cell office:value-type="float" office:value="19.11768" calcext:value-type="float">
            <text:p>19.11768</text:p>
          </table:table-cell>
          <table:table-cell office:value-type="float" office:value="10.19562" calcext:value-type="float">
            <text:p>10.19562</text:p>
          </table:table-cell>
          <table:table-cell office:value-type="float" office:value="17.12836" calcext:value-type="float">
            <text:p>17.12836</text:p>
          </table:table-cell>
          <table:table-cell office:value-type="float" office:value="10.84863" calcext:value-type="float">
            <text:p>10.84863</text:p>
          </table:table-cell>
          <table:table-cell office:value-type="float" office:value="15.69296" calcext:value-type="float">
            <text:p>15.69296</text:p>
          </table:table-cell>
          <table:table-cell office:value-type="float" office:value="11.46725" calcext:value-type="float">
            <text:p>11.46725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11.90082" calcext:value-type="float">
            <text:p>11.90082</text:p>
          </table:table-cell>
          <table:table-cell office:value-type="float" office:value="14.46652" calcext:value-type="float">
            <text:p>14.46652</text:p>
          </table:table-cell>
          <table:table-cell office:value-type="float" office:value="12.1944" calcext:value-type="float">
            <text:p>12.194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3" calcext:value-type="float">
            <text:p>10102003</text:p>
          </table:table-cell>
          <table:table-cell office:value-type="float" office:value="11.51023" calcext:value-type="float">
            <text:p>11.51023</text:p>
          </table:table-cell>
          <table:table-cell office:value-type="float" office:value="18.9" calcext:value-type="float">
            <text:p>18.9</text:p>
          </table:table-cell>
          <table:table-cell office:value-type="float" office:value="6.1" calcext:value-type="float">
            <text:p>6.1</text:p>
          </table:table-cell>
          <table:table-cell office:value-type="float" office:value="2.115511" calcext:value-type="float">
            <text:p>2.115511</text:p>
          </table:table-cell>
          <table:table-cell office:value-type="float" office:value="0.7373352" calcext:value-type="float">
            <text:p>0.7373352</text:p>
          </table:table-cell>
          <table:table-cell office:value-type="float" office:value="398.592" calcext:value-type="float">
            <text:p>398.592</text:p>
          </table:table-cell>
          <table:table-cell office:value-type="float" office:value="0" calcext:value-type="float">
            <text:p>0</text:p>
          </table:table-cell>
          <table:table-cell office:value-type="float" office:value="22.89594" calcext:value-type="float">
            <text:p>22.89594</text:p>
          </table:table-cell>
          <table:table-cell office:value-type="float" office:value="8.841217" calcext:value-type="float">
            <text:p>8.841217</text:p>
          </table:table-cell>
          <table:table-cell office:value-type="float" office:value="19.3844" calcext:value-type="float">
            <text:p>19.3844</text:p>
          </table:table-cell>
          <table:table-cell office:value-type="float" office:value="11.75897" calcext:value-type="float">
            <text:p>11.75897</text:p>
          </table:table-cell>
          <table:table-cell office:value-type="float" office:value="17.8685" calcext:value-type="float">
            <text:p>17.8685</text:p>
          </table:table-cell>
          <table:table-cell office:value-type="float" office:value="13.11646" calcext:value-type="float">
            <text:p>13.11646</text:p>
          </table:table-cell>
          <table:table-cell office:value-type="float" office:value="16.71246" calcext:value-type="float">
            <text:p>16.71246</text:p>
          </table:table-cell>
          <table:table-cell office:value-type="float" office:value="14.10226" calcext:value-type="float">
            <text:p>14.10226</text:p>
          </table:table-cell>
          <table:table-cell office:value-type="float" office:value="15.89886" calcext:value-type="float">
            <text:p>15.89886</text:p>
          </table:table-cell>
          <table:table-cell office:value-type="float" office:value="14.5032" calcext:value-type="float">
            <text:p>14.5032</text:p>
          </table:table-cell>
          <table:table-cell office:value-type="float" office:value="15.31088" calcext:value-type="float">
            <text:p>15.31088</text:p>
          </table:table-cell>
          <table:table-cell office:value-type="float" office:value="14.34512" calcext:value-type="float">
            <text:p>14.345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3" calcext:value-type="float">
            <text:p>11102003</text:p>
          </table:table-cell>
          <table:table-cell office:value-type="float" office:value="14.44884" calcext:value-type="float">
            <text:p>14.44884</text:p>
          </table:table-cell>
          <table:table-cell office:value-type="float" office:value="13.9" calcext:value-type="float">
            <text:p>13.9</text:p>
          </table:table-cell>
          <table:table-cell office:value-type="float" office:value="0.9" calcext:value-type="float">
            <text:p>0.9</text:p>
          </table:table-cell>
          <table:table-cell office:value-type="float" office:value="0.753864" calcext:value-type="float">
            <text:p>0.753864</text:p>
          </table:table-cell>
          <table:table-cell office:value-type="float" office:value="0.6389197" calcext:value-type="float">
            <text:p>0.6389197</text:p>
          </table:table-cell>
          <table:table-cell office:value-type="float" office:value="113.724" calcext:value-type="float">
            <text:p>113.724</text:p>
          </table:table-cell>
          <table:table-cell office:value-type="float" office:value="0" calcext:value-type="float">
            <text:p>0</text:p>
          </table:table-cell>
          <table:table-cell office:value-type="float" office:value="19.86844" calcext:value-type="float">
            <text:p>19.86844</text:p>
          </table:table-cell>
          <table:table-cell office:value-type="float" office:value="5.591431" calcext:value-type="float">
            <text:p>5.591431</text:p>
          </table:table-cell>
          <table:table-cell office:value-type="float" office:value="16.39804" calcext:value-type="float">
            <text:p>16.39804</text:p>
          </table:table-cell>
          <table:table-cell office:value-type="float" office:value="8.678802" calcext:value-type="float">
            <text:p>8.678802</text:p>
          </table:table-cell>
          <table:table-cell office:value-type="float" office:value="15.34879" calcext:value-type="float">
            <text:p>15.34879</text:p>
          </table:table-cell>
          <table:table-cell office:value-type="float" office:value="10.13135" calcext:value-type="float">
            <text:p>10.13135</text:p>
          </table:table-cell>
          <table:table-cell office:value-type="float" office:value="14.534" calcext:value-type="float">
            <text:p>14.534</text:p>
          </table:table-cell>
          <table:table-cell office:value-type="float" office:value="11.37341" calcext:value-type="float">
            <text:p>11.37341</text:p>
          </table:table-cell>
          <table:table-cell office:value-type="float" office:value="14.53351" calcext:value-type="float">
            <text:p>14.53351</text:p>
          </table:table-cell>
          <table:table-cell office:value-type="float" office:value="12.19678" calcext:value-type="float">
            <text:p>12.19678</text:p>
          </table:table-cell>
          <table:table-cell office:value-type="float" office:value="14.69934" calcext:value-type="float">
            <text:p>14.69934</text:p>
          </table:table-cell>
          <table:table-cell office:value-type="float" office:value="12.71268" calcext:value-type="float">
            <text:p>12.712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3" calcext:value-type="float">
            <text:p>12102003</text:p>
          </table:table-cell>
          <table:table-cell office:value-type="float" office:value="12.68568" calcext:value-type="float">
            <text:p>12.68568</text:p>
          </table:table-cell>
          <table:table-cell office:value-type="float" office:value="17.2" calcext:value-type="float">
            <text:p>17.2</text:p>
          </table:table-cell>
          <table:table-cell office:value-type="float" office:value="-0.8" calcext:value-type="float">
            <text:p>-0.8</text:p>
          </table:table-cell>
          <table:table-cell office:value-type="float" office:value="1.051059" calcext:value-type="float">
            <text:p>1.051059</text:p>
          </table:table-cell>
          <table:table-cell office:value-type="float" office:value="0.5686187" calcext:value-type="float">
            <text:p>0.5686187</text:p>
          </table:table-cell>
          <table:table-cell office:value-type="float" office:value="134.784" calcext:value-type="float">
            <text:p>134.784</text:p>
          </table:table-cell>
          <table:table-cell office:value-type="float" office:value="0" calcext:value-type="float">
            <text:p>0</text:p>
          </table:table-cell>
          <table:table-cell office:value-type="float" office:value="20.22211" calcext:value-type="float">
            <text:p>20.22211</text:p>
          </table:table-cell>
          <table:table-cell office:value-type="float" office:value="4.080261" calcext:value-type="float">
            <text:p>4.080261</text:p>
          </table:table-cell>
          <table:table-cell office:value-type="float" office:value="16.16336" calcext:value-type="float">
            <text:p>16.16336</text:p>
          </table:table-cell>
          <table:table-cell office:value-type="float" office:value="7.002899" calcext:value-type="float">
            <text:p>7.002899</text:p>
          </table:table-cell>
          <table:table-cell office:value-type="float" office:value="14.51495" calcext:value-type="float">
            <text:p>14.51495</text:p>
          </table:table-cell>
          <table:table-cell office:value-type="float" office:value="8.370667" calcext:value-type="float">
            <text:p>8.370667</text:p>
          </table:table-cell>
          <table:table-cell office:value-type="float" office:value="13.61566" calcext:value-type="float">
            <text:p>13.61566</text:p>
          </table:table-cell>
          <table:table-cell office:value-type="float" office:value="9.642426" calcext:value-type="float">
            <text:p>9.642426</text:p>
          </table:table-cell>
          <table:table-cell office:value-type="float" office:value="13.12042" calcext:value-type="float">
            <text:p>13.12042</text:p>
          </table:table-cell>
          <table:table-cell office:value-type="float" office:value="10.59341" calcext:value-type="float">
            <text:p>10.59341</text:p>
          </table:table-cell>
          <table:table-cell office:value-type="float" office:value="13.14972" calcext:value-type="float">
            <text:p>13.14972</text:p>
          </table:table-cell>
          <table:table-cell office:value-type="float" office:value="11.28931" calcext:value-type="float">
            <text:p>11.289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3" calcext:value-type="float">
            <text:p>13102003</text:p>
          </table:table-cell>
          <table:table-cell office:value-type="float" office:value="8.606879" calcext:value-type="float">
            <text:p>8.606879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.2</text:p>
          </table:table-cell>
          <table:table-cell office:value-type="float" office:value="1.579352" calcext:value-type="float">
            <text:p>1.579352</text:p>
          </table:table-cell>
          <table:table-cell office:value-type="float" office:value="0.8440594" calcext:value-type="float">
            <text:p>0.8440594</text:p>
          </table:table-cell>
          <table:table-cell office:value-type="float" office:value="181.476" calcext:value-type="float">
            <text:p>181.476</text:p>
          </table:table-cell>
          <table:table-cell office:value-type="float" office:value="0" calcext:value-type="float">
            <text:p>0</text:p>
          </table:table-cell>
          <table:table-cell office:value-type="float" office:value="20.37738" calcext:value-type="float">
            <text:p>20.37738</text:p>
          </table:table-cell>
          <table:table-cell office:value-type="float" office:value="6.459015" calcext:value-type="float">
            <text:p>6.459015</text:p>
          </table:table-cell>
          <table:table-cell office:value-type="float" office:value="16.53116" calcext:value-type="float">
            <text:p>16.53116</text:p>
          </table:table-cell>
          <table:table-cell office:value-type="float" office:value="8.553131" calcext:value-type="float">
            <text:p>8.553131</text:p>
          </table:table-cell>
          <table:table-cell office:value-type="float" office:value="14.97772" calcext:value-type="float">
            <text:p>14.97772</text:p>
          </table:table-cell>
          <table:table-cell office:value-type="float" office:value="9.53064" calcext:value-type="float">
            <text:p>9.53064</text:p>
          </table:table-cell>
          <table:table-cell office:value-type="float" office:value="13.96149" calcext:value-type="float">
            <text:p>13.96149</text:p>
          </table:table-cell>
          <table:table-cell office:value-type="float" office:value="10.40546" calcext:value-type="float">
            <text:p>10.40546</text:p>
          </table:table-cell>
          <table:table-cell office:value-type="float" office:value="13.37286" calcext:value-type="float">
            <text:p>13.37286</text:p>
          </table:table-cell>
          <table:table-cell office:value-type="float" office:value="11.03876" calcext:value-type="float">
            <text:p>11.03876</text:p>
          </table:table-cell>
          <table:table-cell office:value-type="float" office:value="13.0611" calcext:value-type="float">
            <text:p>13.0611</text:p>
          </table:table-cell>
          <table:table-cell office:value-type="float" office:value="11.49738" calcext:value-type="float">
            <text:p>11.497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3" calcext:value-type="float">
            <text:p>14102003</text:p>
          </table:table-cell>
          <table:table-cell office:value-type="float" office:value="3.63924" calcext:value-type="float">
            <text:p>3.63924</text:p>
          </table:table-cell>
          <table:table-cell office:value-type="float" office:value="18.2" calcext:value-type="float">
            <text:p>18.2</text:p>
          </table:table-cell>
          <table:table-cell office:value-type="float" office:value="7" calcext:value-type="float">
            <text:p>7</text:p>
          </table:table-cell>
          <table:table-cell office:value-type="float" office:value="1.870464" calcext:value-type="float">
            <text:p>1.870464</text:p>
          </table:table-cell>
          <table:table-cell office:value-type="float" office:value="0.8705595" calcext:value-type="float">
            <text:p>0.8705595</text:p>
          </table:table-cell>
          <table:table-cell office:value-type="float" office:value="209.556" calcext:value-type="float">
            <text:p>209.556</text:p>
          </table:table-cell>
          <table:table-cell office:value-type="float" office:value="0.8" calcext:value-type="float">
            <text:p>0.8</text:p>
          </table:table-cell>
          <table:table-cell office:value-type="float" office:value="16.63562" calcext:value-type="float">
            <text:p>16.63562</text:p>
          </table:table-cell>
          <table:table-cell office:value-type="float" office:value="7.881256" calcext:value-type="float">
            <text:p>7.881256</text:p>
          </table:table-cell>
          <table:table-cell office:value-type="float" office:value="14.55423" calcext:value-type="float">
            <text:p>14.55423</text:p>
          </table:table-cell>
          <table:table-cell office:value-type="float" office:value="9.990082" calcext:value-type="float">
            <text:p>9.990082</text:p>
          </table:table-cell>
          <table:table-cell office:value-type="float" office:value="13.85135" calcext:value-type="float">
            <text:p>13.85135</text:p>
          </table:table-cell>
          <table:table-cell office:value-type="float" office:value="10.99097" calcext:value-type="float">
            <text:p>10.99097</text:p>
          </table:table-cell>
          <table:table-cell office:value-type="float" office:value="13.40326" calcext:value-type="float">
            <text:p>13.40326</text:p>
          </table:table-cell>
          <table:table-cell office:value-type="float" office:value="11.74701" calcext:value-type="float">
            <text:p>11.74701</text:p>
          </table:table-cell>
          <table:table-cell office:value-type="float" office:value="13.12811" calcext:value-type="float">
            <text:p>13.12811</text:p>
          </table:table-cell>
          <table:table-cell office:value-type="float" office:value="12.07437" calcext:value-type="float">
            <text:p>12.07437</text:p>
          </table:table-cell>
          <table:table-cell office:value-type="float" office:value="12.96283" calcext:value-type="float">
            <text:p>12.96283</text:p>
          </table:table-cell>
          <table:table-cell office:value-type="float" office:value="12.29141" calcext:value-type="float">
            <text:p>12.291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3" calcext:value-type="float">
            <text:p>15102003</text:p>
          </table:table-cell>
          <table:table-cell office:value-type="float" office:value="12.60764" calcext:value-type="float">
            <text:p>12.60764</text:p>
          </table:table-cell>
          <table:table-cell office:value-type="float" office:value="13.5" calcext:value-type="float">
            <text:p>13.5</text:p>
          </table:table-cell>
          <table:table-cell office:value-type="float" office:value="2.8" calcext:value-type="float">
            <text:p>2.8</text:p>
          </table:table-cell>
          <table:table-cell office:value-type="float" office:value="0.8695634" calcext:value-type="float">
            <text:p>0.8695634</text:p>
          </table:table-cell>
          <table:table-cell office:value-type="float" office:value="0.6692361" calcext:value-type="float">
            <text:p>0.6692361</text:p>
          </table:table-cell>
          <table:table-cell office:value-type="float" office:value="162.792" calcext:value-type="float">
            <text:p>162.792</text:p>
          </table:table-cell>
          <table:table-cell office:value-type="float" office:value="0" calcext:value-type="float">
            <text:p>0</text:p>
          </table:table-cell>
          <table:table-cell office:value-type="float" office:value="20.16547" calcext:value-type="float">
            <text:p>20.16547</text:p>
          </table:table-cell>
          <table:table-cell office:value-type="float" office:value="5.655365" calcext:value-type="float">
            <text:p>5.655365</text:p>
          </table:table-cell>
          <table:table-cell office:value-type="float" office:value="16.07629" calcext:value-type="float">
            <text:p>16.07629</text:p>
          </table:table-cell>
          <table:table-cell office:value-type="float" office:value="8.021271" calcext:value-type="float">
            <text:p>8.021271</text:p>
          </table:table-cell>
          <table:table-cell office:value-type="float" office:value="14.55841" calcext:value-type="float">
            <text:p>14.55841</text:p>
          </table:table-cell>
          <table:table-cell office:value-type="float" office:value="9.155731" calcext:value-type="float">
            <text:p>9.155731</text:p>
          </table:table-cell>
          <table:table-cell office:value-type="float" office:value="13.44254" calcext:value-type="float">
            <text:p>13.44254</text:p>
          </table:table-cell>
          <table:table-cell office:value-type="float" office:value="10.12393" calcext:value-type="float">
            <text:p>10.12393</text:p>
          </table:table-cell>
          <table:table-cell office:value-type="float" office:value="12.93671" calcext:value-type="float">
            <text:p>12.93671</text:p>
          </table:table-cell>
          <table:table-cell office:value-type="float" office:value="10.82245" calcext:value-type="float">
            <text:p>10.82245</text:p>
          </table:table-cell>
          <table:table-cell office:value-type="float" office:value="12.67078" calcext:value-type="float">
            <text:p>12.67078</text:p>
          </table:table-cell>
          <table:table-cell office:value-type="float" office:value="11.32739" calcext:value-type="float">
            <text:p>11.327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3" calcext:value-type="float">
            <text:p>16102003</text:p>
          </table:table-cell>
          <table:table-cell office:value-type="float" office:value="13.26873" calcext:value-type="float">
            <text:p>13.26873</text:p>
          </table:table-cell>
          <table:table-cell office:value-type="float" office:value="11.6" calcext:value-type="float">
            <text:p>11.6</text:p>
          </table:table-cell>
          <table:table-cell office:value-type="float" office:value="-0.8" calcext:value-type="float">
            <text:p>-0.8</text:p>
          </table:table-cell>
          <table:table-cell office:value-type="float" office:value="0.7566968" calcext:value-type="float">
            <text:p>0.7566968</text:p>
          </table:table-cell>
          <table:table-cell office:value-type="float" office:value="0.5544004" calcext:value-type="float">
            <text:p>0.5544004</text:p>
          </table:table-cell>
          <table:table-cell office:value-type="float" office:value="239.94" calcext:value-type="float">
            <text:p>239.94</text:p>
          </table:table-cell>
          <table:table-cell office:value-type="float" office:value="0" calcext:value-type="float">
            <text:p>0</text:p>
          </table:table-cell>
          <table:table-cell office:value-type="float" office:value="18.85165" calcext:value-type="float">
            <text:p>18.85165</text:p>
          </table:table-cell>
          <table:table-cell office:value-type="float" office:value="3.197052" calcext:value-type="float">
            <text:p>3.197052</text:p>
          </table:table-cell>
          <table:table-cell office:value-type="float" office:value="14.8887" calcext:value-type="float">
            <text:p>14.8887</text:p>
          </table:table-cell>
          <table:table-cell office:value-type="float" office:value="6.361267" calcext:value-type="float">
            <text:p>6.361267</text:p>
          </table:table-cell>
          <table:table-cell office:value-type="float" office:value="13.52994" calcext:value-type="float">
            <text:p>13.52994</text:p>
          </table:table-cell>
          <table:table-cell office:value-type="float" office:value="7.84079" calcext:value-type="float">
            <text:p>7.84079</text:p>
          </table:table-cell>
          <table:table-cell office:value-type="float" office:value="12.66919" calcext:value-type="float">
            <text:p>12.66919</text:p>
          </table:table-cell>
          <table:table-cell office:value-type="float" office:value="9.061951" calcext:value-type="float">
            <text:p>9.061951</text:p>
          </table:table-cell>
          <table:table-cell office:value-type="float" office:value="12.20633" calcext:value-type="float">
            <text:p>12.20633</text:p>
          </table:table-cell>
          <table:table-cell office:value-type="float" office:value="9.958282" calcext:value-type="float">
            <text:p>9.958282</text:p>
          </table:table-cell>
          <table:table-cell office:value-type="float" office:value="12.1752" calcext:value-type="float">
            <text:p>12.1752</text:p>
          </table:table-cell>
          <table:table-cell office:value-type="float" office:value="10.6123" calcext:value-type="float">
            <text:p>10.61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3" calcext:value-type="float">
            <text:p>17102003</text:p>
          </table:table-cell>
          <table:table-cell office:value-type="float" office:value="13.15683" calcext:value-type="float">
            <text:p>13.15683</text:p>
          </table:table-cell>
          <table:table-cell office:value-type="float" office:value="11.1" calcext:value-type="float">
            <text:p>11.1</text:p>
          </table:table-cell>
          <table:table-cell office:value-type="float" office:value="-0.4" calcext:value-type="float">
            <text:p>-0.4</text:p>
          </table:table-cell>
          <table:table-cell office:value-type="float" office:value="0.662337" calcext:value-type="float">
            <text:p>0.662337</text:p>
          </table:table-cell>
          <table:table-cell office:value-type="float" office:value="0.5328558" calcext:value-type="float">
            <text:p>0.5328558</text:p>
          </table:table-cell>
          <table:table-cell office:value-type="float" office:value="128.52" calcext:value-type="float">
            <text:p>128.52</text:p>
          </table:table-cell>
          <table:table-cell office:value-type="float" office:value="0" calcext:value-type="float">
            <text:p>0</text:p>
          </table:table-cell>
          <table:table-cell office:value-type="float" office:value="17.11423" calcext:value-type="float">
            <text:p>17.11423</text:p>
          </table:table-cell>
          <table:table-cell office:value-type="float" office:value="3.049133" calcext:value-type="float">
            <text:p>3.049133</text:p>
          </table:table-cell>
          <table:table-cell office:value-type="float" office:value="13.56522" calcext:value-type="float">
            <text:p>13.56522</text:p>
          </table:table-cell>
          <table:table-cell office:value-type="float" office:value="6.01947" calcext:value-type="float">
            <text:p>6.01947</text:p>
          </table:table-cell>
          <table:table-cell office:value-type="float" office:value="12.44922" calcext:value-type="float">
            <text:p>12.44922</text:p>
          </table:table-cell>
          <table:table-cell office:value-type="float" office:value="7.358002" calcext:value-type="float">
            <text:p>7.358002</text:p>
          </table:table-cell>
          <table:table-cell office:value-type="float" office:value="11.76486" calcext:value-type="float">
            <text:p>11.76486</text:p>
          </table:table-cell>
          <table:table-cell office:value-type="float" office:value="8.516327" calcext:value-type="float">
            <text:p>8.516327</text:p>
          </table:table-cell>
          <table:table-cell office:value-type="float" office:value="11.42657" calcext:value-type="float">
            <text:p>11.42657</text:p>
          </table:table-cell>
          <table:table-cell office:value-type="float" office:value="9.384613" calcext:value-type="float">
            <text:p>9.384613</text:p>
          </table:table-cell>
          <table:table-cell office:value-type="float" office:value="11.47577" calcext:value-type="float">
            <text:p>11.47577</text:p>
          </table:table-cell>
          <table:table-cell office:value-type="float" office:value="10.04187" calcext:value-type="float">
            <text:p>10.041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3" calcext:value-type="float">
            <text:p>18102003</text:p>
          </table:table-cell>
          <table:table-cell office:value-type="float" office:value="13.02472" calcext:value-type="float">
            <text:p>13.02472</text:p>
          </table:table-cell>
          <table:table-cell office:value-type="float" office:value="13.1" calcext:value-type="float">
            <text:p>13.1</text:p>
          </table:table-cell>
          <table:table-cell office:value-type="float" office:value="-3.1" calcext:value-type="float">
            <text:p>-3.1</text:p>
          </table:table-cell>
          <table:table-cell office:value-type="float" office:value="0.7549496" calcext:value-type="float">
            <text:p>0.7549496</text:p>
          </table:table-cell>
          <table:table-cell office:value-type="float" office:value="0.4808666" calcext:value-type="float">
            <text:p>0.4808666</text:p>
          </table:table-cell>
          <table:table-cell office:value-type="float" office:value="101.016" calcext:value-type="float">
            <text:p>101.016</text:p>
          </table:table-cell>
          <table:table-cell office:value-type="float" office:value="0" calcext:value-type="float">
            <text:p>0</text:p>
          </table:table-cell>
          <table:table-cell office:value-type="float" office:value="17.8685" calcext:value-type="float">
            <text:p>17.8685</text:p>
          </table:table-cell>
          <table:table-cell office:value-type="float" office:value="2.029877" calcext:value-type="float">
            <text:p>2.029877</text:p>
          </table:table-cell>
          <table:table-cell office:value-type="float" office:value="13.57886" calcext:value-type="float">
            <text:p>13.57886</text:p>
          </table:table-cell>
          <table:table-cell office:value-type="float" office:value="5.337982" calcext:value-type="float">
            <text:p>5.337982</text:p>
          </table:table-cell>
          <table:table-cell office:value-type="float" office:value="12.3212" calcext:value-type="float">
            <text:p>12.3212</text:p>
          </table:table-cell>
          <table:table-cell office:value-type="float" office:value="6.701141" calcext:value-type="float">
            <text:p>6.701141</text:p>
          </table:table-cell>
          <table:table-cell office:value-type="float" office:value="11.53552" calcext:value-type="float">
            <text:p>11.53552</text:p>
          </table:table-cell>
          <table:table-cell office:value-type="float" office:value="7.894165" calcext:value-type="float">
            <text:p>7.894165</text:p>
          </table:table-cell>
          <table:table-cell office:value-type="float" office:value="11.13419" calcext:value-type="float">
            <text:p>11.13419</text:p>
          </table:table-cell>
          <table:table-cell office:value-type="float" office:value="8.798096" calcext:value-type="float">
            <text:p>8.798096</text:p>
          </table:table-cell>
          <table:table-cell office:value-type="float" office:value="10.98059" calcext:value-type="float">
            <text:p>10.98059</text:p>
          </table:table-cell>
          <table:table-cell office:value-type="float" office:value="9.489014" calcext:value-type="float">
            <text:p>9.4890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3" calcext:value-type="float">
            <text:p>19102003</text:p>
          </table:table-cell>
          <table:table-cell office:value-type="float" office:value="11.88576" calcext:value-type="float">
            <text:p>11.88576</text:p>
          </table:table-cell>
          <table:table-cell office:value-type="float" office:value="14.1" calcext:value-type="float">
            <text:p>14.1</text:p>
          </table:table-cell>
          <table:table-cell office:value-type="float" office:value="-3.5" calcext:value-type="float">
            <text:p>-3.5</text:p>
          </table:table-cell>
          <table:table-cell office:value-type="float" office:value="0.9663604" calcext:value-type="float">
            <text:p>0.9663604</text:p>
          </table:table-cell>
          <table:table-cell office:value-type="float" office:value="0.4669152" calcext:value-type="float">
            <text:p>0.4669152</text:p>
          </table:table-cell>
          <table:table-cell office:value-type="float" office:value="92.62801" calcext:value-type="float">
            <text:p>92.62801</text:p>
          </table:table-cell>
          <table:table-cell office:value-type="float" office:value="0" calcext:value-type="float">
            <text:p>0</text:p>
          </table:table-cell>
          <table:table-cell office:value-type="float" office:value="18.25879" calcext:value-type="float">
            <text:p>18.25879</text:p>
          </table:table-cell>
          <table:table-cell office:value-type="float" office:value="2.345551" calcext:value-type="float">
            <text:p>2.345551</text:p>
          </table:table-cell>
          <table:table-cell office:value-type="float" office:value="13.47391" calcext:value-type="float">
            <text:p>13.47391</text:p>
          </table:table-cell>
          <table:table-cell office:value-type="float" office:value="5.543793" calcext:value-type="float">
            <text:p>5.543793</text:p>
          </table:table-cell>
          <table:table-cell office:value-type="float" office:value="12.16605" calcext:value-type="float">
            <text:p>12.16605</text:p>
          </table:table-cell>
          <table:table-cell office:value-type="float" office:value="6.805573" calcext:value-type="float">
            <text:p>6.805573</text:p>
          </table:table-cell>
          <table:table-cell office:value-type="float" office:value="11.35529" calcext:value-type="float">
            <text:p>11.35529</text:p>
          </table:table-cell>
          <table:table-cell office:value-type="float" office:value="7.892395" calcext:value-type="float">
            <text:p>7.892395</text:p>
          </table:table-cell>
          <table:table-cell office:value-type="float" office:value="10.94" calcext:value-type="float">
            <text:p>10.94</text:p>
          </table:table-cell>
          <table:table-cell office:value-type="float" office:value="8.712219" calcext:value-type="float">
            <text:p>8.712219</text:p>
          </table:table-cell>
          <table:table-cell office:value-type="float" office:value="10.77997" calcext:value-type="float">
            <text:p>10.77997</text:p>
          </table:table-cell>
          <table:table-cell office:value-type="float" office:value="9.339935" calcext:value-type="float">
            <text:p>9.3399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3" calcext:value-type="float">
            <text:p>20102003</text:p>
          </table:table-cell>
          <table:table-cell office:value-type="float" office:value="4.86756" calcext:value-type="float">
            <text:p>4.86756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.230375" calcext:value-type="float">
            <text:p>1.230375</text:p>
          </table:table-cell>
          <table:table-cell office:value-type="float" office:value="0.6023561" calcext:value-type="float">
            <text:p>0.6023561</text:p>
          </table:table-cell>
          <table:table-cell office:value-type="float" office:value="263.736" calcext:value-type="float">
            <text:p>263.736</text:p>
          </table:table-cell>
          <table:table-cell office:value-type="float" office:value="0.3" calcext:value-type="float">
            <text:p>0.3</text:p>
          </table:table-cell>
          <table:table-cell office:value-type="float" office:value="14.54312" calcext:value-type="float">
            <text:p>14.54312</text:p>
          </table:table-cell>
          <table:table-cell office:value-type="float" office:value="3.676727" calcext:value-type="float">
            <text:p>3.676727</text:p>
          </table:table-cell>
          <table:table-cell office:value-type="float" office:value="11.1218" calcext:value-type="float">
            <text:p>11.1218</text:p>
          </table:table-cell>
          <table:table-cell office:value-type="float" office:value="6.278931" calcext:value-type="float">
            <text:p>6.278931</text:p>
          </table:table-cell>
          <table:table-cell office:value-type="float" office:value="10.50046" calcext:value-type="float">
            <text:p>10.50046</text:p>
          </table:table-cell>
          <table:table-cell office:value-type="float" office:value="7.300049" calcext:value-type="float">
            <text:p>7.300049</text:p>
          </table:table-cell>
          <table:table-cell office:value-type="float" office:value="10.16959" calcext:value-type="float">
            <text:p>10.16959</text:p>
          </table:table-cell>
          <table:table-cell office:value-type="float" office:value="8.21405" calcext:value-type="float">
            <text:p>8.21405</text:p>
          </table:table-cell>
          <table:table-cell office:value-type="float" office:value="10.28149" calcext:value-type="float">
            <text:p>10.28149</text:p>
          </table:table-cell>
          <table:table-cell office:value-type="float" office:value="8.908478" calcext:value-type="float">
            <text:p>8.908478</text:p>
          </table:table-cell>
          <table:table-cell office:value-type="float" office:value="10.56216" calcext:value-type="float">
            <text:p>10.56216</text:p>
          </table:table-cell>
          <table:table-cell office:value-type="float" office:value="9.437073" calcext:value-type="float">
            <text:p>9.4370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3" calcext:value-type="float">
            <text:p>21102003</text:p>
          </table:table-cell>
          <table:table-cell office:value-type="float" office:value="9.798876" calcext:value-type="float">
            <text:p>9.798876</text:p>
          </table:table-cell>
          <table:table-cell office:value-type="float" office:value="5.5" calcext:value-type="float">
            <text:p>5.5</text:p>
          </table:table-cell>
          <table:table-cell office:value-type="float" office:value="-2.3" calcext:value-type="float">
            <text:p>-2.3</text:p>
          </table:table-cell>
          <table:table-cell office:value-type="float" office:value="0.592382" calcext:value-type="float">
            <text:p>0.592382</text:p>
          </table:table-cell>
          <table:table-cell office:value-type="float" office:value="0.5099007" calcext:value-type="float">
            <text:p>0.5099007</text:p>
          </table:table-cell>
          <table:table-cell office:value-type="float" office:value="196.596" calcext:value-type="float">
            <text:p>196.596</text:p>
          </table:table-cell>
          <table:table-cell office:value-type="float" office:value="0" calcext:value-type="float">
            <text:p>0</text:p>
          </table:table-cell>
          <table:table-cell office:value-type="float" office:value="13.82864" calcext:value-type="float">
            <text:p>13.82864</text:p>
          </table:table-cell>
          <table:table-cell office:value-type="float" office:value="2.019714" calcext:value-type="float">
            <text:p>2.019714</text:p>
          </table:table-cell>
          <table:table-cell office:value-type="float" office:value="10.82687" calcext:value-type="float">
            <text:p>10.82687</text:p>
          </table:table-cell>
          <table:table-cell office:value-type="float" office:value="5.131378" calcext:value-type="float">
            <text:p>5.131378</text:p>
          </table:table-cell>
          <table:table-cell office:value-type="float" office:value="10.06229" calcext:value-type="float">
            <text:p>10.06229</text:p>
          </table:table-cell>
          <table:table-cell office:value-type="float" office:value="6.347107" calcext:value-type="float">
            <text:p>6.347107</text:p>
          </table:table-cell>
          <table:table-cell office:value-type="float" office:value="9.658051" calcext:value-type="float">
            <text:p>9.658051</text:p>
          </table:table-cell>
          <table:table-cell office:value-type="float" office:value="7.390472" calcext:value-type="float">
            <text:p>7.390472</text:p>
          </table:table-cell>
          <table:table-cell office:value-type="float" office:value="9.555298" calcext:value-type="float">
            <text:p>9.555298</text:p>
          </table:table-cell>
          <table:table-cell office:value-type="float" office:value="8.186188" calcext:value-type="float">
            <text:p>8.186188</text:p>
          </table:table-cell>
          <table:table-cell office:value-type="float" office:value="9.88385" calcext:value-type="float">
            <text:p>9.88385</text:p>
          </table:table-cell>
          <table:table-cell office:value-type="float" office:value="8.800018" calcext:value-type="float">
            <text:p>8.800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3" calcext:value-type="float">
            <text:p>22102003</text:p>
          </table:table-cell>
          <table:table-cell office:value-type="float" office:value="6.04656" calcext:value-type="float">
            <text:p>6.04656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0.5898913" calcext:value-type="float">
            <text:p>0.5898913</text:p>
          </table:table-cell>
          <table:table-cell office:value-type="float" office:value="0.4189602" calcext:value-type="float">
            <text:p>0.4189602</text:p>
          </table:table-cell>
          <table:table-cell office:value-type="float" office:value="361.332" calcext:value-type="float">
            <text:p>361.332</text:p>
          </table:table-cell>
          <table:table-cell office:value-type="float" office:value="6.5" calcext:value-type="float">
            <text:p>6.5</text:p>
          </table:table-cell>
          <table:table-cell office:value-type="float" office:value="9.788788" calcext:value-type="float">
            <text:p>9.788788</text:p>
          </table:table-cell>
          <table:table-cell office:value-type="float" office:value="0.2895813" calcext:value-type="float">
            <text:p>0.2895813</text:p>
          </table:table-cell>
          <table:table-cell office:value-type="float" office:value="7.770813" calcext:value-type="float">
            <text:p>7.770813</text:p>
          </table:table-cell>
          <table:table-cell office:value-type="float" office:value="3.130463" calcext:value-type="float">
            <text:p>3.130463</text:p>
          </table:table-cell>
          <table:table-cell office:value-type="float" office:value="7.399139" calcext:value-type="float">
            <text:p>7.399139</text:p>
          </table:table-cell>
          <table:table-cell office:value-type="float" office:value="4.51297" calcext:value-type="float">
            <text:p>4.51297</text:p>
          </table:table-cell>
          <table:table-cell office:value-type="float" office:value="8.075562" calcext:value-type="float">
            <text:p>8.075562</text:p>
          </table:table-cell>
          <table:table-cell office:value-type="float" office:value="5.804932" calcext:value-type="float">
            <text:p>5.804932</text:p>
          </table:table-cell>
          <table:table-cell office:value-type="float" office:value="8.738525" calcext:value-type="float">
            <text:p>8.738525</text:p>
          </table:table-cell>
          <table:table-cell office:value-type="float" office:value="6.835236" calcext:value-type="float">
            <text:p>6.835236</text:p>
          </table:table-cell>
          <table:table-cell office:value-type="float" office:value="9.22818" calcext:value-type="float">
            <text:p>9.22818</text:p>
          </table:table-cell>
          <table:table-cell office:value-type="float" office:value="7.647095" calcext:value-type="float">
            <text:p>7.6470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3" calcext:value-type="float">
            <text:p>23102003</text:p>
          </table:table-cell>
          <table:table-cell office:value-type="float" office:value="6.005159" calcext:value-type="float">
            <text:p>6.005159</text:p>
          </table:table-cell>
          <table:table-cell office:value-type="float" office:value="2.7" calcext:value-type="float">
            <text:p>2.7</text:p>
          </table:table-cell>
          <table:table-cell office:value-type="float" office:value="-4.8" calcext:value-type="float">
            <text:p>-4.8</text:p>
          </table:table-cell>
          <table:table-cell office:value-type="float" office:value="0.6083406" calcext:value-type="float">
            <text:p>0.6083406</text:p>
          </table:table-cell>
          <table:table-cell office:value-type="float" office:value="0.3942347" calcext:value-type="float">
            <text:p>0.3942347</text:p>
          </table:table-cell>
          <table:table-cell office:value-type="float" office:value="286.92" calcext:value-type="float">
            <text:p>286.92</text:p>
          </table:table-cell>
          <table:table-cell office:value-type="float" office:value="3.3" calcext:value-type="float">
            <text:p>3.3</text:p>
          </table:table-cell>
          <table:table-cell office:value-type="float" office:value="4.502808" calcext:value-type="float">
            <text:p>4.502808</text:p>
          </table:table-cell>
          <table:table-cell office:value-type="float" office:value="-0.2254639" calcext:value-type="float">
            <text:p>-0.2254639</text:p>
          </table:table-cell>
          <table:table-cell office:value-type="float" office:value="4.633118" calcext:value-type="float">
            <text:p>4.633118</text:p>
          </table:table-cell>
          <table:table-cell office:value-type="float" office:value="2.292969" calcext:value-type="float">
            <text:p>2.292969</text:p>
          </table:table-cell>
          <table:table-cell office:value-type="float" office:value="4.882294" calcext:value-type="float">
            <text:p>4.882294</text:p>
          </table:table-cell>
          <table:table-cell office:value-type="float" office:value="3.406494" calcext:value-type="float">
            <text:p>3.406494</text:p>
          </table:table-cell>
          <table:table-cell office:value-type="float" office:value="5.74942" calcext:value-type="float">
            <text:p>5.74942</text:p>
          </table:table-cell>
          <table:table-cell office:value-type="float" office:value="4.533264" calcext:value-type="float">
            <text:p>4.533264</text:p>
          </table:table-cell>
          <table:table-cell office:value-type="float" office:value="6.790253" calcext:value-type="float">
            <text:p>6.790253</text:p>
          </table:table-cell>
          <table:table-cell office:value-type="float" office:value="5.520599" calcext:value-type="float">
            <text:p>5.520599</text:p>
          </table:table-cell>
          <table:table-cell office:value-type="float" office:value="7.612305" calcext:value-type="float">
            <text:p>7.612305</text:p>
          </table:table-cell>
          <table:table-cell office:value-type="float" office:value="6.289795" calcext:value-type="float">
            <text:p>6.2897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3" calcext:value-type="float">
            <text:p>24102003</text:p>
          </table:table-cell>
          <table:table-cell office:value-type="float" office:value="8.856719" calcext:value-type="float">
            <text:p>8.856719</text:p>
          </table:table-cell>
          <table:table-cell office:value-type="float" office:value="4" calcext:value-type="float">
            <text:p>4</text:p>
          </table:table-cell>
          <table:table-cell office:value-type="float" office:value="-3.8" calcext:value-type="float">
            <text:p>-3.8</text:p>
          </table:table-cell>
          <table:table-cell office:value-type="float" office:value="0.6220034" calcext:value-type="float">
            <text:p>0.6220034</text:p>
          </table:table-cell>
          <table:table-cell office:value-type="float" office:value="0.4566918" calcext:value-type="float">
            <text:p>0.4566918</text:p>
          </table:table-cell>
          <table:table-cell office:value-type="float" office:value="158.148" calcext:value-type="float">
            <text:p>158.148</text:p>
          </table:table-cell>
          <table:table-cell office:value-type="float" office:value="0.4" calcext:value-type="float">
            <text:p>0.4</text:p>
          </table:table-cell>
          <table:table-cell office:value-type="float" office:value="5.74527" calcext:value-type="float">
            <text:p>5.74527</text:p>
          </table:table-cell>
          <table:table-cell office:value-type="float" office:value="0.8323975" calcext:value-type="float">
            <text:p>0.8323975</text:p>
          </table:table-cell>
          <table:table-cell office:value-type="float" office:value="5.281891" calcext:value-type="float">
            <text:p>5.281891</text:p>
          </table:table-cell>
          <table:table-cell office:value-type="float" office:value="2.631866" calcext:value-type="float">
            <text:p>2.631866</text:p>
          </table:table-cell>
          <table:table-cell office:value-type="float" office:value="5.31366" calcext:value-type="float">
            <text:p>5.31366</text:p>
          </table:table-cell>
          <table:table-cell office:value-type="float" office:value="3.477112" calcext:value-type="float">
            <text:p>3.477112</text:p>
          </table:table-cell>
          <table:table-cell office:value-type="float" office:value="5.500519" calcext:value-type="float">
            <text:p>5.500519</text:p>
          </table:table-cell>
          <table:table-cell office:value-type="float" office:value="4.331268" calcext:value-type="float">
            <text:p>4.331268</text:p>
          </table:table-cell>
          <table:table-cell office:value-type="float" office:value="5.818115" calcext:value-type="float">
            <text:p>5.818115</text:p>
          </table:table-cell>
          <table:table-cell office:value-type="float" office:value="5.103271" calcext:value-type="float">
            <text:p>5.103271</text:p>
          </table:table-cell>
          <table:table-cell office:value-type="float" office:value="6.277435" calcext:value-type="float">
            <text:p>6.277435</text:p>
          </table:table-cell>
          <table:table-cell office:value-type="float" office:value="5.803314" calcext:value-type="float">
            <text:p>5.8033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3" calcext:value-type="float">
            <text:p>25102003</text:p>
          </table:table-cell>
          <table:table-cell office:value-type="float" office:value="11.78352" calcext:value-type="float">
            <text:p>11.78352</text:p>
          </table:table-cell>
          <table:table-cell office:value-type="float" office:value="5.2" calcext:value-type="float">
            <text:p>5.2</text:p>
          </table:table-cell>
          <table:table-cell office:value-type="float" office:value="-4.6" calcext:value-type="float">
            <text:p>-4.6</text:p>
          </table:table-cell>
          <table:table-cell office:value-type="float" office:value="0.5880064" calcext:value-type="float">
            <text:p>0.5880064</text:p>
          </table:table-cell>
          <table:table-cell office:value-type="float" office:value="0.4304054" calcext:value-type="float">
            <text:p>0.4304054</text:p>
          </table:table-cell>
          <table:table-cell office:value-type="float" office:value="196.056" calcext:value-type="float">
            <text:p>196.056</text:p>
          </table:table-cell>
          <table:table-cell office:value-type="float" office:value="0" calcext:value-type="float">
            <text:p>0</text:p>
          </table:table-cell>
          <table:table-cell office:value-type="float" office:value="8.945496" calcext:value-type="float">
            <text:p>8.945496</text:p>
          </table:table-cell>
          <table:table-cell office:value-type="float" office:value="0.02920532" calcext:value-type="float">
            <text:p>0.02920532</text:p>
          </table:table-cell>
          <table:table-cell office:value-type="float" office:value="6.922852" calcext:value-type="float">
            <text:p>6.922852</text:p>
          </table:table-cell>
          <table:table-cell office:value-type="float" office:value="1.94281" calcext:value-type="float">
            <text:p>1.94281</text:p>
          </table:table-cell>
          <table:table-cell office:value-type="float" office:value="6.303558" calcext:value-type="float">
            <text:p>6.303558</text:p>
          </table:table-cell>
          <table:table-cell office:value-type="float" office:value="2.878937" calcext:value-type="float">
            <text:p>2.878937</text:p>
          </table:table-cell>
          <table:table-cell office:value-type="float" office:value="6.027649" calcext:value-type="float">
            <text:p>6.027649</text:p>
          </table:table-cell>
          <table:table-cell office:value-type="float" office:value="3.807831" calcext:value-type="float">
            <text:p>3.807831</text:p>
          </table:table-cell>
          <table:table-cell office:value-type="float" office:value="6.044739" calcext:value-type="float">
            <text:p>6.044739</text:p>
          </table:table-cell>
          <table:table-cell office:value-type="float" office:value="4.624176" calcext:value-type="float">
            <text:p>4.624176</text:p>
          </table:table-cell>
          <table:table-cell office:value-type="float" office:value="6.246246" calcext:value-type="float">
            <text:p>6.246246</text:p>
          </table:table-cell>
          <table:table-cell office:value-type="float" office:value="5.345612" calcext:value-type="float">
            <text:p>5.3456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3" calcext:value-type="float">
            <text:p>26102003</text:p>
          </table:table-cell>
          <table:table-cell office:value-type="float" office:value="5.31216" calcext:value-type="float">
            <text:p>5.31216</text:p>
          </table:table-cell>
          <table:table-cell office:value-type="float" office:value="2.2" calcext:value-type="float">
            <text:p>2.2</text:p>
          </table:table-cell>
          <table:table-cell office:value-type="float" office:value="-4.7" calcext:value-type="float">
            <text:p>-4.7</text:p>
          </table:table-cell>
          <table:table-cell office:value-type="float" office:value="0.5980425" calcext:value-type="float">
            <text:p>0.5980425</text:p>
          </table:table-cell>
          <table:table-cell office:value-type="float" office:value="0.427217" calcext:value-type="float">
            <text:p>0.427217</text:p>
          </table:table-cell>
          <table:table-cell office:value-type="float" office:value="240.048" calcext:value-type="float">
            <text:p>240.048</text:p>
          </table:table-cell>
          <table:table-cell office:value-type="float" office:value="1.3" calcext:value-type="float">
            <text:p>1.3</text:p>
          </table:table-cell>
          <table:table-cell office:value-type="float" office:value="4.322632" calcext:value-type="float">
            <text:p>4.322632</text:p>
          </table:table-cell>
          <table:table-cell office:value-type="float" office:value="-0.3912964" calcext:value-type="float">
            <text:p>-0.3912964</text:p>
          </table:table-cell>
          <table:table-cell office:value-type="float" office:value="4.201782" calcext:value-type="float">
            <text:p>4.201782</text:p>
          </table:table-cell>
          <table:table-cell office:value-type="float" office:value="1.660675" calcext:value-type="float">
            <text:p>1.660675</text:p>
          </table:table-cell>
          <table:table-cell office:value-type="float" office:value="4.273712" calcext:value-type="float">
            <text:p>4.273712</text:p>
          </table:table-cell>
          <table:table-cell office:value-type="float" office:value="2.629303" calcext:value-type="float">
            <text:p>2.629303</text:p>
          </table:table-cell>
          <table:table-cell office:value-type="float" office:value="4.69043" calcext:value-type="float">
            <text:p>4.69043</text:p>
          </table:table-cell>
          <table:table-cell office:value-type="float" office:value="3.583466" calcext:value-type="float">
            <text:p>3.583466</text:p>
          </table:table-cell>
          <table:table-cell office:value-type="float" office:value="5.432159" calcext:value-type="float">
            <text:p>5.432159</text:p>
          </table:table-cell>
          <table:table-cell office:value-type="float" office:value="4.397736" calcext:value-type="float">
            <text:p>4.397736</text:p>
          </table:table-cell>
          <table:table-cell office:value-type="float" office:value="6.008087" calcext:value-type="float">
            <text:p>6.008087</text:p>
          </table:table-cell>
          <table:table-cell office:value-type="float" office:value="5.105713" calcext:value-type="float">
            <text:p>5.1057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3" calcext:value-type="float">
            <text:p>27102003</text:p>
          </table:table-cell>
          <table:table-cell office:value-type="float" office:value="2.39508" calcext:value-type="float">
            <text:p>2.39508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6947023" calcext:value-type="float">
            <text:p>0.6947023</text:p>
          </table:table-cell>
          <table:table-cell office:value-type="float" office:value="0.5937568" calcext:value-type="float">
            <text:p>0.5937568</text:p>
          </table:table-cell>
          <table:table-cell office:value-type="float" office:value="485.28" calcext:value-type="float">
            <text:p>485.28</text:p>
          </table:table-cell>
          <table:table-cell office:value-type="float" office:value="27.43333" calcext:value-type="float">
            <text:p>27.43333</text:p>
          </table:table-cell>
          <table:table-cell office:value-type="float" office:value="2.775269" calcext:value-type="float">
            <text:p>2.775269</text:p>
          </table:table-cell>
          <table:table-cell office:value-type="float" office:value="0.3859253" calcext:value-type="float">
            <text:p>0.3859253</text:p>
          </table:table-cell>
          <table:table-cell office:value-type="float" office:value="2.877502" calcext:value-type="float">
            <text:p>2.877502</text:p>
          </table:table-cell>
          <table:table-cell office:value-type="float" office:value="1.76062" calcext:value-type="float">
            <text:p>1.76062</text:p>
          </table:table-cell>
          <table:table-cell office:value-type="float" office:value="3.088562" calcext:value-type="float">
            <text:p>3.088562</text:p>
          </table:table-cell>
          <table:table-cell office:value-type="float" office:value="2.393921" calcext:value-type="float">
            <text:p>2.393921</text:p>
          </table:table-cell>
          <table:table-cell office:value-type="float" office:value="3.788818" calcext:value-type="float">
            <text:p>3.788818</text:p>
          </table:table-cell>
          <table:table-cell office:value-type="float" office:value="3.134949" calcext:value-type="float">
            <text:p>3.134949</text:p>
          </table:table-cell>
          <table:table-cell office:value-type="float" office:value="4.500549" calcext:value-type="float">
            <text:p>4.500549</text:p>
          </table:table-cell>
          <table:table-cell office:value-type="float" office:value="3.81958" calcext:value-type="float">
            <text:p>3.81958</text:p>
          </table:table-cell>
          <table:table-cell office:value-type="float" office:value="5.130768" calcext:value-type="float">
            <text:p>5.130768</text:p>
          </table:table-cell>
          <table:table-cell office:value-type="float" office:value="4.44754" calcext:value-type="float">
            <text:p>4.447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3" calcext:value-type="float">
            <text:p>28102003</text:p>
          </table:table-cell>
          <table:table-cell office:value-type="float" office:value="5.456159" calcext:value-type="float">
            <text:p>5.456159</text:p>
          </table:table-cell>
          <table:table-cell office:value-type="float" office:value="2.7" calcext:value-type="float">
            <text:p>2.7</text:p>
          </table:table-cell>
          <table:table-cell office:value-type="float" office:value="-0.6" calcext:value-type="float">
            <text:p>-0.6</text:p>
          </table:table-cell>
          <table:table-cell office:value-type="float" office:value="0.6470518" calcext:value-type="float">
            <text:p>0.6470518</text:p>
          </table:table-cell>
          <table:table-cell office:value-type="float" office:value="0.5656352" calcext:value-type="float">
            <text:p>0.5656352</text:p>
          </table:table-cell>
          <table:table-cell office:value-type="float" office:value="451.584" calcext:value-type="float">
            <text:p>451.584</text:p>
          </table:table-cell>
          <table:table-cell office:value-type="float" office:value="0.2666667" calcext:value-type="float">
            <text:p>0.2666667</text:p>
          </table:table-cell>
          <table:table-cell office:value-type="float" office:value="6.158783" calcext:value-type="float">
            <text:p>6.158783</text:p>
          </table:table-cell>
          <table:table-cell office:value-type="float" office:value="0.07556152" calcext:value-type="float">
            <text:p>0.07556152</text:p>
          </table:table-cell>
          <table:table-cell office:value-type="float" office:value="4.789703" calcext:value-type="float">
            <text:p>4.789703</text:p>
          </table:table-cell>
          <table:table-cell office:value-type="float" office:value="1.533142" calcext:value-type="float">
            <text:p>1.533142</text:p>
          </table:table-cell>
          <table:table-cell office:value-type="float" office:value="4.3573" calcext:value-type="float">
            <text:p>4.3573</text:p>
          </table:table-cell>
          <table:table-cell office:value-type="float" office:value="2.172638" calcext:value-type="float">
            <text:p>2.172638</text:p>
          </table:table-cell>
          <table:table-cell office:value-type="float" office:value="4.252502" calcext:value-type="float">
            <text:p>4.252502</text:p>
          </table:table-cell>
          <table:table-cell office:value-type="float" office:value="2.891876" calcext:value-type="float">
            <text:p>2.891876</text:p>
          </table:table-cell>
          <table:table-cell office:value-type="float" office:value="4.414856" calcext:value-type="float">
            <text:p>4.414856</text:p>
          </table:table-cell>
          <table:table-cell office:value-type="float" office:value="3.559753" calcext:value-type="float">
            <text:p>3.559753</text:p>
          </table:table-cell>
          <table:table-cell office:value-type="float" office:value="4.707642" calcext:value-type="float">
            <text:p>4.707642</text:p>
          </table:table-cell>
          <table:table-cell office:value-type="float" office:value="4.172791" calcext:value-type="float">
            <text:p>4.17279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3" calcext:value-type="float">
            <text:p>29102003</text:p>
          </table:table-cell>
          <table:table-cell office:value-type="float" office:value="5.28372" calcext:value-type="float">
            <text:p>5.28372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864601" calcext:value-type="float">
            <text:p>0.864601</text:p>
          </table:table-cell>
          <table:table-cell office:value-type="float" office:value="0.6127156" calcext:value-type="float">
            <text:p>0.6127156</text:p>
          </table:table-cell>
          <table:table-cell office:value-type="float" office:value="211.5" calcext:value-type="float">
            <text:p>211.5</text:p>
          </table:table-cell>
          <table:table-cell office:value-type="float" office:value="1.2" calcext:value-type="float">
            <text:p>1.2</text:p>
          </table:table-cell>
          <table:table-cell office:value-type="float" office:value="9.83075" calcext:value-type="float">
            <text:p>9.83075</text:p>
          </table:table-cell>
          <table:table-cell office:value-type="float" office:value="0.02084351" calcext:value-type="float">
            <text:p>0.02084351</text:p>
          </table:table-cell>
          <table:table-cell office:value-type="float" office:value="6.384766" calcext:value-type="float">
            <text:p>6.384766</text:p>
          </table:table-cell>
          <table:table-cell office:value-type="float" office:value="1.465454" calcext:value-type="float">
            <text:p>1.465454</text:p>
          </table:table-cell>
          <table:table-cell office:value-type="float" office:value="5.244781" calcext:value-type="float">
            <text:p>5.244781</text:p>
          </table:table-cell>
          <table:table-cell office:value-type="float" office:value="2.139435" calcext:value-type="float">
            <text:p>2.139435</text:p>
          </table:table-cell>
          <table:table-cell office:value-type="float" office:value="4.829437" calcext:value-type="float">
            <text:p>4.829437</text:p>
          </table:table-cell>
          <table:table-cell office:value-type="float" office:value="2.840515" calcext:value-type="float">
            <text:p>2.840515</text:p>
          </table:table-cell>
          <table:table-cell office:value-type="float" office:value="4.787933" calcext:value-type="float">
            <text:p>4.787933</text:p>
          </table:table-cell>
          <table:table-cell office:value-type="float" office:value="3.493286" calcext:value-type="float">
            <text:p>3.493286</text:p>
          </table:table-cell>
          <table:table-cell office:value-type="float" office:value="4.942078" calcext:value-type="float">
            <text:p>4.942078</text:p>
          </table:table-cell>
          <table:table-cell office:value-type="float" office:value="4.08078" calcext:value-type="float">
            <text:p>4.080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3" calcext:value-type="float">
            <text:p>30102003</text:p>
          </table:table-cell>
          <table:table-cell office:value-type="float" office:value="10.73468" calcext:value-type="float">
            <text:p>10.73468</text:p>
          </table:table-cell>
          <table:table-cell office:value-type="float" office:value="7.6" calcext:value-type="float">
            <text:p>7.6</text:p>
          </table:table-cell>
          <table:table-cell office:value-type="float" office:value="-0.5" calcext:value-type="float">
            <text:p>-0.5</text:p>
          </table:table-cell>
          <table:table-cell office:value-type="float" office:value="0.7507347" calcext:value-type="float">
            <text:p>0.7507347</text:p>
          </table:table-cell>
          <table:table-cell office:value-type="float" office:value="0.5810656" calcext:value-type="float">
            <text:p>0.5810656</text:p>
          </table:table-cell>
          <table:table-cell office:value-type="float" office:value="193.752" calcext:value-type="float">
            <text:p>193.752</text:p>
          </table:table-cell>
          <table:table-cell office:value-type="float" office:value="0" calcext:value-type="float">
            <text:p>0</text:p>
          </table:table-cell>
          <table:table-cell office:value-type="float" office:value="13.3927" calcext:value-type="float">
            <text:p>13.3927</text:p>
          </table:table-cell>
          <table:table-cell office:value-type="float" office:value="0.2400818" calcext:value-type="float">
            <text:p>0.2400818</text:p>
          </table:table-cell>
          <table:table-cell office:value-type="float" office:value="9.325256" calcext:value-type="float">
            <text:p>9.325256</text:p>
          </table:table-cell>
          <table:table-cell office:value-type="float" office:value="1.874725" calcext:value-type="float">
            <text:p>1.874725</text:p>
          </table:table-cell>
          <table:table-cell office:value-type="float" office:value="7.865234" calcext:value-type="float">
            <text:p>7.865234</text:p>
          </table:table-cell>
          <table:table-cell office:value-type="float" office:value="2.644135" calcext:value-type="float">
            <text:p>2.644135</text:p>
          </table:table-cell>
          <table:table-cell office:value-type="float" office:value="6.807098" calcext:value-type="float">
            <text:p>6.807098</text:p>
          </table:table-cell>
          <table:table-cell office:value-type="float" office:value="3.381287" calcext:value-type="float">
            <text:p>3.381287</text:p>
          </table:table-cell>
          <table:table-cell office:value-type="float" office:value="6.269745" calcext:value-type="float">
            <text:p>6.269745</text:p>
          </table:table-cell>
          <table:table-cell office:value-type="float" office:value="3.988007" calcext:value-type="float">
            <text:p>3.988007</text:p>
          </table:table-cell>
          <table:table-cell office:value-type="float" office:value="6.06665" calcext:value-type="float">
            <text:p>6.06665</text:p>
          </table:table-cell>
          <table:table-cell office:value-type="float" office:value="4.503235" calcext:value-type="float">
            <text:p>4.5032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3" calcext:value-type="float">
            <text:p>31102003</text:p>
          </table:table-cell>
          <table:table-cell office:value-type="float" office:value="6.058347" calcext:value-type="float">
            <text:p>6.058347</text:p>
          </table:table-cell>
          <table:table-cell office:value-type="float" office:value="15.6" calcext:value-type="float">
            <text:p>15.6</text:p>
          </table:table-cell>
          <table:table-cell office:value-type="float" office:value="1.4" calcext:value-type="float">
            <text:p>1.4</text:p>
          </table:table-cell>
          <table:table-cell office:value-type="float" office:value="1.175759" calcext:value-type="float">
            <text:p>1.175759</text:p>
          </table:table-cell>
          <table:table-cell office:value-type="float" office:value="0.6108471" calcext:value-type="float">
            <text:p>0.6108471</text:p>
          </table:table-cell>
          <table:table-cell office:value-type="float" office:value="286.452" calcext:value-type="float">
            <text:p>286.452</text:p>
          </table:table-cell>
          <table:table-cell office:value-type="float" office:value="0.6" calcext:value-type="float">
            <text:p>0.6</text:p>
          </table:table-cell>
          <table:table-cell office:value-type="float" office:value="13.63016" calcext:value-type="float">
            <text:p>13.63016</text:p>
          </table:table-cell>
          <table:table-cell office:value-type="float" office:value="0.9064026" calcext:value-type="float">
            <text:p>0.9064026</text:p>
          </table:table-cell>
          <table:table-cell office:value-type="float" office:value="9.134033" calcext:value-type="float">
            <text:p>9.134033</text:p>
          </table:table-cell>
          <table:table-cell office:value-type="float" office:value="2.472778" calcext:value-type="float">
            <text:p>2.472778</text:p>
          </table:table-cell>
          <table:table-cell office:value-type="float" office:value="7.858337" calcext:value-type="float">
            <text:p>7.858337</text:p>
          </table:table-cell>
          <table:table-cell office:value-type="float" office:value="3.239136" calcext:value-type="float">
            <text:p>3.239136</text:p>
          </table:table-cell>
          <table:table-cell office:value-type="float" office:value="7.118225" calcext:value-type="float">
            <text:p>7.118225</text:p>
          </table:table-cell>
          <table:table-cell office:value-type="float" office:value="3.99118" calcext:value-type="float">
            <text:p>3.99118</text:p>
          </table:table-cell>
          <table:table-cell office:value-type="float" office:value="6.767029" calcext:value-type="float">
            <text:p>6.767029</text:p>
          </table:table-cell>
          <table:table-cell office:value-type="float" office:value="4.593964" calcext:value-type="float">
            <text:p>4.593964</text:p>
          </table:table-cell>
          <table:table-cell office:value-type="float" office:value="6.658661" calcext:value-type="float">
            <text:p>6.658661</text:p>
          </table:table-cell>
          <table:table-cell office:value-type="float" office:value="5.078827" calcext:value-type="float">
            <text:p>5.07882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3" calcext:value-type="float">
            <text:p>1112003</text:p>
          </table:table-cell>
          <table:table-cell office:value-type="float" office:value="5.14972" calcext:value-type="float">
            <text:p>5.14972</text:p>
          </table:table-cell>
          <table:table-cell office:value-type="float" office:value="14.7" calcext:value-type="float">
            <text:p>14.7</text:p>
          </table:table-cell>
          <table:table-cell office:value-type="float" office:value="6.3" calcext:value-type="float">
            <text:p>6.3</text:p>
          </table:table-cell>
          <table:table-cell office:value-type="float" office:value="1.487552" calcext:value-type="float">
            <text:p>1.487552</text:p>
          </table:table-cell>
          <table:table-cell office:value-type="float" office:value="0.9295124" calcext:value-type="float">
            <text:p>0.9295124</text:p>
          </table:table-cell>
          <table:table-cell office:value-type="float" office:value="459.036" calcext:value-type="float">
            <text:p>459.036</text:p>
          </table:table-cell>
          <table:table-cell office:value-type="float" office:value="14.00455" calcext:value-type="float">
            <text:p>14.00455</text:p>
          </table:table-cell>
          <table:table-cell office:value-type="float" office:value="14.22687" calcext:value-type="float">
            <text:p>14.22687</text:p>
          </table:table-cell>
          <table:table-cell office:value-type="float" office:value="4.753082" calcext:value-type="float">
            <text:p>4.753082</text:p>
          </table:table-cell>
          <table:table-cell office:value-type="float" office:value="10.68149" calcext:value-type="float">
            <text:p>10.68149</text:p>
          </table:table-cell>
          <table:table-cell office:value-type="float" office:value="5.697601" calcext:value-type="float">
            <text:p>5.697601</text:p>
          </table:table-cell>
          <table:table-cell office:value-type="float" office:value="9.759705" calcext:value-type="float">
            <text:p>9.759705</text:p>
          </table:table-cell>
          <table:table-cell office:value-type="float" office:value="6.07193" calcext:value-type="float">
            <text:p>6.07193</text:p>
          </table:table-cell>
          <table:table-cell office:value-type="float" office:value="9.020416" calcext:value-type="float">
            <text:p>9.020416</text:p>
          </table:table-cell>
          <table:table-cell office:value-type="float" office:value="6.334259" calcext:value-type="float">
            <text:p>6.334259</text:p>
          </table:table-cell>
          <table:table-cell office:value-type="float" office:value="8.634308" calcext:value-type="float">
            <text:p>8.634308</text:p>
          </table:table-cell>
          <table:table-cell office:value-type="float" office:value="6.497955" calcext:value-type="float">
            <text:p>6.497955</text:p>
          </table:table-cell>
          <table:table-cell office:value-type="float" office:value="8.332916" calcext:value-type="float">
            <text:p>8.332916</text:p>
          </table:table-cell>
          <table:table-cell office:value-type="float" office:value="6.618744" calcext:value-type="float">
            <text:p>6.6187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3" calcext:value-type="float">
            <text:p>2112003</text:p>
          </table:table-cell>
          <table:table-cell office:value-type="float" office:value="1.65924" calcext:value-type="float">
            <text:p>1.65924</text:p>
          </table:table-cell>
          <table:table-cell office:value-type="float" office:value="14.2" calcext:value-type="float">
            <text:p>14.2</text:p>
          </table:table-cell>
          <table:table-cell office:value-type="float" office:value="7.9" calcext:value-type="float">
            <text:p>7.9</text:p>
          </table:table-cell>
          <table:table-cell office:value-type="float" office:value="1.588518" calcext:value-type="float">
            <text:p>1.588518</text:p>
          </table:table-cell>
          <table:table-cell office:value-type="float" office:value="1.045684" calcext:value-type="float">
            <text:p>1.045684</text:p>
          </table:table-cell>
          <table:table-cell office:value-type="float" office:value="470.304" calcext:value-type="float">
            <text:p>470.304</text:p>
          </table:table-cell>
          <table:table-cell office:value-type="float" office:value="15.28415" calcext:value-type="float">
            <text:p>15.28415</text:p>
          </table:table-cell>
          <table:table-cell office:value-type="float" office:value="13.00235" calcext:value-type="float">
            <text:p>13.00235</text:p>
          </table:table-cell>
          <table:table-cell office:value-type="float" office:value="7.318817" calcext:value-type="float">
            <text:p>7.318817</text:p>
          </table:table-cell>
          <table:table-cell office:value-type="float" office:value="11.52197" calcext:value-type="float">
            <text:p>11.52197</text:p>
          </table:table-cell>
          <table:table-cell office:value-type="float" office:value="8.337463" calcext:value-type="float">
            <text:p>8.337463</text:p>
          </table:table-cell>
          <table:table-cell office:value-type="float" office:value="10.79294" calcext:value-type="float">
            <text:p>10.79294</text:p>
          </table:table-cell>
          <table:table-cell office:value-type="float" office:value="8.636993" calcext:value-type="float">
            <text:p>8.636993</text:p>
          </table:table-cell>
          <table:table-cell office:value-type="float" office:value="10.18692" calcext:value-type="float">
            <text:p>10.18692</text:p>
          </table:table-cell>
          <table:table-cell office:value-type="float" office:value="8.564789" calcext:value-type="float">
            <text:p>8.564789</text:p>
          </table:table-cell>
          <table:table-cell office:value-type="float" office:value="9.694672" calcext:value-type="float">
            <text:p>9.694672</text:p>
          </table:table-cell>
          <table:table-cell office:value-type="float" office:value="8.4711" calcext:value-type="float">
            <text:p>8.4711</text:p>
          </table:table-cell>
          <table:table-cell office:value-type="float" office:value="9.345764" calcext:value-type="float">
            <text:p>9.345764</text:p>
          </table:table-cell>
          <table:table-cell office:value-type="float" office:value="8.339783" calcext:value-type="float">
            <text:p>8.3397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3" calcext:value-type="float">
            <text:p>3112003</text:p>
          </table:table-cell>
          <table:table-cell office:value-type="float" office:value="6.87744" calcext:value-type="float">
            <text:p>6.87744</text:p>
          </table:table-cell>
          <table:table-cell office:value-type="float" office:value="11.5" calcext:value-type="float">
            <text:p>11.5</text:p>
          </table:table-cell>
          <table:table-cell office:value-type="float" office:value="3.7" calcext:value-type="float">
            <text:p>3.7</text:p>
          </table:table-cell>
          <table:table-cell office:value-type="float" office:value="1.00989" calcext:value-type="float">
            <text:p>1.00989</text:p>
          </table:table-cell>
          <table:table-cell office:value-type="float" office:value="0.7829766" calcext:value-type="float">
            <text:p>0.7829766</text:p>
          </table:table-cell>
          <table:table-cell office:value-type="float" office:value="295.308" calcext:value-type="float">
            <text:p>295.308</text:p>
          </table:table-cell>
          <table:table-cell office:value-type="float" office:value="0" calcext:value-type="float">
            <text:p>0</text:p>
          </table:table-cell>
          <table:table-cell office:value-type="float" office:value="14.90598" calcext:value-type="float">
            <text:p>14.90598</text:p>
          </table:table-cell>
          <table:table-cell office:value-type="float" office:value="4.711243" calcext:value-type="float">
            <text:p>4.711243</text:p>
          </table:table-cell>
          <table:table-cell office:value-type="float" office:value="12.05048" calcext:value-type="float">
            <text:p>12.05048</text:p>
          </table:table-cell>
          <table:table-cell office:value-type="float" office:value="6.596375" calcext:value-type="float">
            <text:p>6.596375</text:p>
          </table:table-cell>
          <table:table-cell office:value-type="float" office:value="10.89111" calcext:value-type="float">
            <text:p>10.89111</text:p>
          </table:table-cell>
          <table:table-cell office:value-type="float" office:value="7.24057" calcext:value-type="float">
            <text:p>7.24057</text:p>
          </table:table-cell>
          <table:table-cell office:value-type="float" office:value="9.993134" calcext:value-type="float">
            <text:p>9.993134</text:p>
          </table:table-cell>
          <table:table-cell office:value-type="float" office:value="7.795563" calcext:value-type="float">
            <text:p>7.795563</text:p>
          </table:table-cell>
          <table:table-cell office:value-type="float" office:value="9.482269" calcext:value-type="float">
            <text:p>9.482269</text:p>
          </table:table-cell>
          <table:table-cell office:value-type="float" office:value="8.153168" calcext:value-type="float">
            <text:p>8.153168</text:p>
          </table:table-cell>
          <table:table-cell office:value-type="float" office:value="9.197174" calcext:value-type="float">
            <text:p>9.197174</text:p>
          </table:table-cell>
          <table:table-cell office:value-type="float" office:value="8.365631" calcext:value-type="float">
            <text:p>8.3656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3" calcext:value-type="float">
            <text:p>4112003</text:p>
          </table:table-cell>
          <table:table-cell office:value-type="float" office:value="1.75068" calcext:value-type="float">
            <text:p>1.75068</text:p>
          </table:table-cell>
          <table:table-cell office:value-type="float" office:value="5.1" calcext:value-type="float">
            <text:p>5.1</text:p>
          </table:table-cell>
          <table:table-cell office:value-type="float" office:value="-1" calcext:value-type="float">
            <text:p>-1</text:p>
          </table:table-cell>
          <table:table-cell office:value-type="float" office:value="0.8571299" calcext:value-type="float">
            <text:p>0.8571299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158.364" calcext:value-type="float">
            <text:p>158.364</text:p>
          </table:table-cell>
          <table:table-cell office:value-type="float" office:value="1.1" calcext:value-type="float">
            <text:p>1.1</text:p>
          </table:table-cell>
          <table:table-cell office:value-type="float" office:value="6.479218" calcext:value-type="float">
            <text:p>6.479218</text:p>
          </table:table-cell>
          <table:table-cell office:value-type="float" office:value="2.282166" calcext:value-type="float">
            <text:p>2.282166</text:p>
          </table:table-cell>
          <table:table-cell office:value-type="float" office:value="6.546021" calcext:value-type="float">
            <text:p>6.546021</text:p>
          </table:table-cell>
          <table:table-cell office:value-type="float" office:value="4.0802" calcext:value-type="float">
            <text:p>4.0802</text:p>
          </table:table-cell>
          <table:table-cell office:value-type="float" office:value="7.469666" calcext:value-type="float">
            <text:p>7.469666</text:p>
          </table:table-cell>
          <table:table-cell office:value-type="float" office:value="4.977783" calcext:value-type="float">
            <text:p>4.977783</text:p>
          </table:table-cell>
          <table:table-cell office:value-type="float" office:value="8.238953" calcext:value-type="float">
            <text:p>8.238953</text:p>
          </table:table-cell>
          <table:table-cell office:value-type="float" office:value="5.876465" calcext:value-type="float">
            <text:p>5.876465</text:p>
          </table:table-cell>
          <table:table-cell office:value-type="float" office:value="8.67749" calcext:value-type="float">
            <text:p>8.67749</text:p>
          </table:table-cell>
          <table:table-cell office:value-type="float" office:value="6.569244" calcext:value-type="float">
            <text:p>6.569244</text:p>
          </table:table-cell>
          <table:table-cell office:value-type="float" office:value="8.880798" calcext:value-type="float">
            <text:p>8.880798</text:p>
          </table:table-cell>
          <table:table-cell office:value-type="float" office:value="7.092957" calcext:value-type="float">
            <text:p>7.09295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3" calcext:value-type="float">
            <text:p>5112003</text:p>
          </table:table-cell>
          <table:table-cell office:value-type="float" office:value="4.3479" calcext:value-type="float">
            <text:p>4.3479</text:p>
          </table:table-cell>
          <table:table-cell office:value-type="float" office:value="8.1" calcext:value-type="float">
            <text:p>8.1</text:p>
          </table:table-cell>
          <table:table-cell office:value-type="float" office:value="-0.9" calcext:value-type="float">
            <text:p>-0.9</text:p>
          </table:table-cell>
          <table:table-cell office:value-type="float" office:value="0.9478636" calcext:value-type="float">
            <text:p>0.9478636</text:p>
          </table:table-cell>
          <table:table-cell office:value-type="float" office:value="0.5645227" calcext:value-type="float">
            <text:p>0.5645227</text:p>
          </table:table-cell>
          <table:table-cell office:value-type="float" office:value="125.964" calcext:value-type="float">
            <text:p>125.964</text:p>
          </table:table-cell>
          <table:table-cell office:value-type="float" office:value="0" calcext:value-type="float">
            <text:p>0</text:p>
          </table:table-cell>
          <table:table-cell office:value-type="float" office:value="10.29837" calcext:value-type="float">
            <text:p>10.29837</text:p>
          </table:table-cell>
          <table:table-cell office:value-type="float" office:value="1.19635" calcext:value-type="float">
            <text:p>1.19635</text:p>
          </table:table-cell>
          <table:table-cell office:value-type="float" office:value="7.915222" calcext:value-type="float">
            <text:p>7.915222</text:p>
          </table:table-cell>
          <table:table-cell office:value-type="float" office:value="2.975494" calcext:value-type="float">
            <text:p>2.975494</text:p>
          </table:table-cell>
          <table:table-cell office:value-type="float" office:value="7.184692" calcext:value-type="float">
            <text:p>7.184692</text:p>
          </table:table-cell>
          <table:table-cell office:value-type="float" office:value="3.864075" calcext:value-type="float">
            <text:p>3.864075</text:p>
          </table:table-cell>
          <table:table-cell office:value-type="float" office:value="6.816742" calcext:value-type="float">
            <text:p>6.816742</text:p>
          </table:table-cell>
          <table:table-cell office:value-type="float" office:value="4.787201" calcext:value-type="float">
            <text:p>4.787201</text:p>
          </table:table-cell>
          <table:table-cell office:value-type="float" office:value="6.757233" calcext:value-type="float">
            <text:p>6.757233</text:p>
          </table:table-cell>
          <table:table-cell office:value-type="float" office:value="5.553772" calcext:value-type="float">
            <text:p>5.553772</text:p>
          </table:table-cell>
          <table:table-cell office:value-type="float" office:value="7.071625" calcext:value-type="float">
            <text:p>7.071625</text:p>
          </table:table-cell>
          <table:table-cell office:value-type="float" office:value="6.161896" calcext:value-type="float">
            <text:p>6.16189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3" calcext:value-type="float">
            <text:p>6112003</text:p>
          </table:table-cell>
          <table:table-cell office:value-type="float" office:value="7.23456" calcext:value-type="float">
            <text:p>7.23456</text:p>
          </table:table-cell>
          <table:table-cell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office:value-type="float" office:value="0.96385" calcext:value-type="float">
            <text:p>0.96385</text:p>
          </table:table-cell>
          <table:table-cell office:value-type="float" office:value="0.6996363" calcext:value-type="float">
            <text:p>0.6996363</text:p>
          </table:table-cell>
          <table:table-cell office:value-type="float" office:value="117.72" calcext:value-type="float">
            <text:p>117.72</text:p>
          </table:table-cell>
          <table:table-cell office:value-type="float" office:value="0" calcext:value-type="float">
            <text:p>0</text:p>
          </table:table-cell>
          <table:table-cell office:value-type="float" office:value="13.82526" calcext:value-type="float">
            <text:p>13.82526</text:p>
          </table:table-cell>
          <table:table-cell office:value-type="float" office:value="2.515442" calcext:value-type="float">
            <text:p>2.515442</text:p>
          </table:table-cell>
          <table:table-cell office:value-type="float" office:value="10.36307" calcext:value-type="float">
            <text:p>10.36307</text:p>
          </table:table-cell>
          <table:table-cell office:value-type="float" office:value="3.884094" calcext:value-type="float">
            <text:p>3.884094</text:p>
          </table:table-cell>
          <table:table-cell office:value-type="float" office:value="9.015045" calcext:value-type="float">
            <text:p>9.015045</text:p>
          </table:table-cell>
          <table:table-cell office:value-type="float" office:value="4.560272" calcext:value-type="float">
            <text:p>4.560272</text:p>
          </table:table-cell>
          <table:table-cell office:value-type="float" office:value="8.083496" calcext:value-type="float">
            <text:p>8.083496</text:p>
          </table:table-cell>
          <table:table-cell office:value-type="float" office:value="5.232178" calcext:value-type="float">
            <text:p>5.232178</text:p>
          </table:table-cell>
          <table:table-cell office:value-type="float" office:value="7.65274" calcext:value-type="float">
            <text:p>7.65274</text:p>
          </table:table-cell>
          <table:table-cell office:value-type="float" office:value="5.775452" calcext:value-type="float">
            <text:p>5.775452</text:p>
          </table:table-cell>
          <table:table-cell office:value-type="float" office:value="7.487427" calcext:value-type="float">
            <text:p>7.487427</text:p>
          </table:table-cell>
          <table:table-cell office:value-type="float" office:value="6.224854" calcext:value-type="float">
            <text:p>6.2248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3" calcext:value-type="float">
            <text:p>7112003</text:p>
          </table:table-cell>
          <table:table-cell office:value-type="float" office:value="6.43032" calcext:value-type="float">
            <text:p>6.43032</text:p>
          </table:table-cell>
          <table:table-cell office:value-type="float" office:value="7.7" calcext:value-type="float">
            <text:p>7.7</text:p>
          </table:table-cell>
          <table:table-cell office:value-type="float" office:value="0.9" calcext:value-type="float">
            <text:p>0.9</text:p>
          </table:table-cell>
          <table:table-cell office:value-type="float" office:value="0.8900962" calcext:value-type="float">
            <text:p>0.8900962</text:p>
          </table:table-cell>
          <table:table-cell office:value-type="float" office:value="0.6424516" calcext:value-type="float">
            <text:p>0.6424516</text:p>
          </table:table-cell>
          <table:table-cell office:value-type="float" office:value="164.7" calcext:value-type="float">
            <text:p>164.7</text:p>
          </table:table-cell>
          <table:table-cell office:value-type="float" office:value="0" calcext:value-type="float">
            <text:p>0</text:p>
          </table:table-cell>
          <table:table-cell office:value-type="float" office:value="12.27075" calcext:value-type="float">
            <text:p>12.27075</text:p>
          </table:table-cell>
          <table:table-cell office:value-type="float" office:value="1.727448" calcext:value-type="float">
            <text:p>1.727448</text:p>
          </table:table-cell>
          <table:table-cell office:value-type="float" office:value="9.104004" calcext:value-type="float">
            <text:p>9.104004</text:p>
          </table:table-cell>
          <table:table-cell office:value-type="float" office:value="3.5047" calcext:value-type="float">
            <text:p>3.5047</text:p>
          </table:table-cell>
          <table:table-cell office:value-type="float" office:value="8.093018" calcext:value-type="float">
            <text:p>8.093018</text:p>
          </table:table-cell>
          <table:table-cell office:value-type="float" office:value="4.369873" calcext:value-type="float">
            <text:p>4.369873</text:p>
          </table:table-cell>
          <table:table-cell office:value-type="float" office:value="7.459625" calcext:value-type="float">
            <text:p>7.459625</text:p>
          </table:table-cell>
          <table:table-cell office:value-type="float" office:value="5.17038" calcext:value-type="float">
            <text:p>5.17038</text:p>
          </table:table-cell>
          <table:table-cell office:value-type="float" office:value="7.20224" calcext:value-type="float">
            <text:p>7.20224</text:p>
          </table:table-cell>
          <table:table-cell office:value-type="float" office:value="5.784912" calcext:value-type="float">
            <text:p>5.784912</text:p>
          </table:table-cell>
          <table:table-cell office:value-type="float" office:value="7.272369" calcext:value-type="float">
            <text:p>7.272369</text:p>
          </table:table-cell>
          <table:table-cell office:value-type="float" office:value="6.265747" calcext:value-type="float">
            <text:p>6.26574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3" calcext:value-type="float">
            <text:p>8112003</text:p>
          </table:table-cell>
          <table:table-cell office:value-type="float" office:value="9.088347" calcext:value-type="float">
            <text:p>9.088347</text:p>
          </table:table-cell>
          <table:table-cell office:value-type="float" office:value="11.1" calcext:value-type="float">
            <text:p>11.1</text:p>
          </table:table-cell>
          <table:table-cell office:value-type="float" office:value="-0.3" calcext:value-type="float">
            <text:p>-0.3</text:p>
          </table:table-cell>
          <table:table-cell office:value-type="float" office:value="0.7852609" calcext:value-type="float">
            <text:p>0.7852609</text:p>
          </table:table-cell>
          <table:table-cell office:value-type="float" office:value="0.5894995" calcext:value-type="float">
            <text:p>0.5894995</text:p>
          </table:table-cell>
          <table:table-cell office:value-type="float" office:value="198.396" calcext:value-type="float">
            <text:p>198.396</text:p>
          </table:table-cell>
          <table:table-cell office:value-type="float" office:value="0" calcext:value-type="float">
            <text:p>0</text:p>
          </table:table-cell>
          <table:table-cell office:value-type="float" office:value="14.07104" calcext:value-type="float">
            <text:p>14.07104</text:p>
          </table:table-cell>
          <table:table-cell office:value-type="float" office:value="0.7582397" calcext:value-type="float">
            <text:p>0.7582397</text:p>
          </table:table-cell>
          <table:table-cell office:value-type="float" office:value="10.20132" calcext:value-type="float">
            <text:p>10.20132</text:p>
          </table:table-cell>
          <table:table-cell office:value-type="float" office:value="2.779663" calcext:value-type="float">
            <text:p>2.779663</text:p>
          </table:table-cell>
          <table:table-cell office:value-type="float" office:value="8.887695" calcext:value-type="float">
            <text:p>8.887695</text:p>
          </table:table-cell>
          <table:table-cell office:value-type="float" office:value="3.74881" calcext:value-type="float">
            <text:p>3.74881</text:p>
          </table:table-cell>
          <table:table-cell office:value-type="float" office:value="7.957367" calcext:value-type="float">
            <text:p>7.957367</text:p>
          </table:table-cell>
          <table:table-cell office:value-type="float" office:value="4.637299" calcext:value-type="float">
            <text:p>4.637299</text:p>
          </table:table-cell>
          <table:table-cell office:value-type="float" office:value="7.501709" calcext:value-type="float">
            <text:p>7.501709</text:p>
          </table:table-cell>
          <table:table-cell office:value-type="float" office:value="5.351746" calcext:value-type="float">
            <text:p>5.351746</text:p>
          </table:table-cell>
          <table:table-cell office:value-type="float" office:value="7.323029" calcext:value-type="float">
            <text:p>7.323029</text:p>
          </table:table-cell>
          <table:table-cell office:value-type="float" office:value="5.915558" calcext:value-type="float">
            <text:p>5.9155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3" calcext:value-type="float">
            <text:p>9112003</text:p>
          </table:table-cell>
          <table:table-cell office:value-type="float" office:value="3.072107" calcext:value-type="float">
            <text:p>3.072107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7797177" calcext:value-type="float">
            <text:p>0.7797177</text:p>
          </table:table-cell>
          <table:table-cell office:value-type="float" office:value="0.6445583" calcext:value-type="float">
            <text:p>0.6445583</text:p>
          </table:table-cell>
          <table:table-cell office:value-type="float" office:value="297.324" calcext:value-type="float">
            <text:p>297.324</text:p>
          </table:table-cell>
          <table:table-cell office:value-type="float" office:value="0.4" calcext:value-type="float">
            <text:p>0.4</text:p>
          </table:table-cell>
          <table:table-cell office:value-type="float" office:value="7.299774" calcext:value-type="float">
            <text:p>7.299774</text:p>
          </table:table-cell>
          <table:table-cell office:value-type="float" office:value="1.419647" calcext:value-type="float">
            <text:p>1.419647</text:p>
          </table:table-cell>
          <table:table-cell office:value-type="float" office:value="6.439056" calcext:value-type="float">
            <text:p>6.439056</text:p>
          </table:table-cell>
          <table:table-cell office:value-type="float" office:value="3.235321" calcext:value-type="float">
            <text:p>3.235321</text:p>
          </table:table-cell>
          <table:table-cell office:value-type="float" office:value="6.1828" calcext:value-type="float">
            <text:p>6.1828</text:p>
          </table:table-cell>
          <table:table-cell office:value-type="float" office:value="4.11264" calcext:value-type="float">
            <text:p>4.11264</text:p>
          </table:table-cell>
          <table:table-cell office:value-type="float" office:value="6.210938" calcext:value-type="float">
            <text:p>6.210938</text:p>
          </table:table-cell>
          <table:table-cell office:value-type="float" office:value="4.908478" calcext:value-type="float">
            <text:p>4.908478</text:p>
          </table:table-cell>
          <table:table-cell office:value-type="float" office:value="6.718323" calcext:value-type="float">
            <text:p>6.718323</text:p>
          </table:table-cell>
          <table:table-cell office:value-type="float" office:value="5.536987" calcext:value-type="float">
            <text:p>5.536987</text:p>
          </table:table-cell>
          <table:table-cell office:value-type="float" office:value="7.030914" calcext:value-type="float">
            <text:p>7.030914</text:p>
          </table:table-cell>
          <table:table-cell office:value-type="float" office:value="6.033081" calcext:value-type="float">
            <text:p>6.03308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3" calcext:value-type="float">
            <text:p>10112003</text:p>
          </table:table-cell>
          <table:table-cell office:value-type="float" office:value="1.92096" calcext:value-type="float">
            <text:p>1.92096</text:p>
          </table:table-cell>
          <table:table-cell office:value-type="float" office:value="3.1" calcext:value-type="float">
            <text:p>3.1</text:p>
          </table:table-cell>
          <table:table-cell office:value-type="float" office:value="-0.3" calcext:value-type="float">
            <text:p>-0.3</text:p>
          </table:table-cell>
          <table:table-cell office:value-type="float" office:value="0.696575" calcext:value-type="float">
            <text:p>0.696575</text:p>
          </table:table-cell>
          <table:table-cell office:value-type="float" office:value="0.5623785" calcext:value-type="float">
            <text:p>0.5623785</text:p>
          </table:table-cell>
          <table:table-cell office:value-type="float" office:value="299.088" calcext:value-type="float">
            <text:p>299.088</text:p>
          </table:table-cell>
          <table:table-cell office:value-type="float" office:value="0" calcext:value-type="float">
            <text:p>0</text:p>
          </table:table-cell>
          <table:table-cell office:value-type="float" office:value="4.459015" calcext:value-type="float">
            <text:p>4.459015</text:p>
          </table:table-cell>
          <table:table-cell office:value-type="float" office:value="0.3322144" calcext:value-type="float">
            <text:p>0.3322144</text:p>
          </table:table-cell>
          <table:table-cell office:value-type="float" office:value="4.267975" calcext:value-type="float">
            <text:p>4.267975</text:p>
          </table:table-cell>
          <table:table-cell office:value-type="float" office:value="2.157684" calcext:value-type="float">
            <text:p>2.157684</text:p>
          </table:table-cell>
          <table:table-cell office:value-type="float" office:value="4.443573" calcext:value-type="float">
            <text:p>4.443573</text:p>
          </table:table-cell>
          <table:table-cell office:value-type="float" office:value="3.068573" calcext:value-type="float">
            <text:p>3.068573</text:p>
          </table:table-cell>
          <table:table-cell office:value-type="float" office:value="5.156097" calcext:value-type="float">
            <text:p>5.156097</text:p>
          </table:table-cell>
          <table:table-cell office:value-type="float" office:value="3.930756" calcext:value-type="float">
            <text:p>3.930756</text:p>
          </table:table-cell>
          <table:table-cell office:value-type="float" office:value="5.717133" calcext:value-type="float">
            <text:p>5.717133</text:p>
          </table:table-cell>
          <table:table-cell office:value-type="float" office:value="4.62738" calcext:value-type="float">
            <text:p>4.62738</text:p>
          </table:table-cell>
          <table:table-cell office:value-type="float" office:value="6.153046" calcext:value-type="float">
            <text:p>6.153046</text:p>
          </table:table-cell>
          <table:table-cell office:value-type="float" office:value="5.198975" calcext:value-type="float">
            <text:p>5.19897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3" calcext:value-type="float">
            <text:p>11112003</text:p>
          </table:table-cell>
          <table:table-cell office:value-type="float" office:value="5.97744" calcext:value-type="float">
            <text:p>5.97744</text:p>
          </table:table-cell>
          <table:table-cell office:value-type="float" office:value="1.9" calcext:value-type="float">
            <text:p>1.9</text:p>
          </table:table-cell>
          <table:table-cell office:value-type="float" office:value="-4.6" calcext:value-type="float">
            <text:p>-4.6</text:p>
          </table:table-cell>
          <table:table-cell office:value-type="float" office:value="0.5762342" calcext:value-type="float">
            <text:p>0.5762342</text:p>
          </table:table-cell>
          <table:table-cell office:value-type="float" office:value="0.3848866" calcext:value-type="float">
            <text:p>0.3848866</text:p>
          </table:table-cell>
          <table:table-cell office:value-type="float" office:value="306.972" calcext:value-type="float">
            <text:p>306.972</text:p>
          </table:table-cell>
          <table:table-cell office:value-type="float" office:value="0" calcext:value-type="float">
            <text:p>0</text:p>
          </table:table-cell>
          <table:table-cell office:value-type="float" office:value="7.731628" calcext:value-type="float">
            <text:p>7.731628</text:p>
          </table:table-cell>
          <table:table-cell office:value-type="float" office:value="-0.6439209" calcext:value-type="float">
            <text:p>-0.6439209</text:p>
          </table:table-cell>
          <table:table-cell office:value-type="float" office:value="5.571045" calcext:value-type="float">
            <text:p>5.571045</text:p>
          </table:table-cell>
          <table:table-cell office:value-type="float" office:value="1.279022" calcext:value-type="float">
            <text:p>1.279022</text:p>
          </table:table-cell>
          <table:table-cell office:value-type="float" office:value="4.936493" calcext:value-type="float">
            <text:p>4.936493</text:p>
          </table:table-cell>
          <table:table-cell office:value-type="float" office:value="2.259735" calcext:value-type="float">
            <text:p>2.259735</text:p>
          </table:table-cell>
          <table:table-cell office:value-type="float" office:value="4.714325" calcext:value-type="float">
            <text:p>4.714325</text:p>
          </table:table-cell>
          <table:table-cell office:value-type="float" office:value="3.083313" calcext:value-type="float">
            <text:p>3.083313</text:p>
          </table:table-cell>
          <table:table-cell office:value-type="float" office:value="4.783264" calcext:value-type="float">
            <text:p>4.783264</text:p>
          </table:table-cell>
          <table:table-cell office:value-type="float" office:value="3.80542" calcext:value-type="float">
            <text:p>3.80542</text:p>
          </table:table-cell>
          <table:table-cell office:value-type="float" office:value="5.18158" calcext:value-type="float">
            <text:p>5.18158</text:p>
          </table:table-cell>
          <table:table-cell office:value-type="float" office:value="4.444153" calcext:value-type="float">
            <text:p>4.44415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3" calcext:value-type="float">
            <text:p>12112003</text:p>
          </table:table-cell>
          <table:table-cell office:value-type="float" office:value="3.043899" calcext:value-type="float">
            <text:p>3.043899</text:p>
          </table:table-cell>
          <table:table-cell office:value-type="float" office:value="-1.3" calcext:value-type="float">
            <text:p>-1.3</text:p>
          </table:table-cell>
          <table:table-cell office:value-type="float" office:value="-6" calcext:value-type="float">
            <text:p>-6</text:p>
          </table:table-cell>
          <table:table-cell office:value-type="float" office:value="0.5314631" calcext:value-type="float">
            <text:p>0.5314631</text:p>
          </table:table-cell>
          <table:table-cell office:value-type="float" office:value="0.3860122" calcext:value-type="float">
            <text:p>0.3860122</text:p>
          </table:table-cell>
          <table:table-cell office:value-type="float" office:value="241.848" calcext:value-type="float">
            <text:p>241.848</text:p>
          </table:table-cell>
          <table:table-cell office:value-type="float" office:value="0.3" calcext:value-type="float">
            <text:p>0.3</text:p>
          </table:table-cell>
          <table:table-cell office:value-type="float" office:value="0.7438049" calcext:value-type="float">
            <text:p>0.7438049</text:p>
          </table:table-cell>
          <table:table-cell office:value-type="float" office:value="-3.101929" calcext:value-type="float">
            <text:p>-3.101929</text:p>
          </table:table-cell>
          <table:table-cell office:value-type="float" office:value="1.585938" calcext:value-type="float">
            <text:p>1.585938</text:p>
          </table:table-cell>
          <table:table-cell office:value-type="float" office:value="-0.1990356" calcext:value-type="float">
            <text:p>-0.1990356</text:p>
          </table:table-cell>
          <table:table-cell office:value-type="float" office:value="2.228699" calcext:value-type="float">
            <text:p>2.228699</text:p>
          </table:table-cell>
          <table:table-cell office:value-type="float" office:value="0.8304749" calcext:value-type="float">
            <text:p>0.8304749</text:p>
          </table:table-cell>
          <table:table-cell office:value-type="float" office:value="3.18866" calcext:value-type="float">
            <text:p>3.18866</text:p>
          </table:table-cell>
          <table:table-cell office:value-type="float" office:value="1.846466" calcext:value-type="float">
            <text:p>1.846466</text:p>
          </table:table-cell>
          <table:table-cell office:value-type="float" office:value="3.980316" calcext:value-type="float">
            <text:p>3.980316</text:p>
          </table:table-cell>
          <table:table-cell office:value-type="float" office:value="2.706848" calcext:value-type="float">
            <text:p>2.706848</text:p>
          </table:table-cell>
          <table:table-cell office:value-type="float" office:value="4.619171" calcext:value-type="float">
            <text:p>4.619171</text:p>
          </table:table-cell>
          <table:table-cell office:value-type="float" office:value="3.443756" calcext:value-type="float">
            <text:p>3.4437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3" calcext:value-type="float">
            <text:p>13112003</text:p>
          </table:table-cell>
          <table:table-cell office:value-type="float" office:value="4.663475" calcext:value-type="float">
            <text:p>4.663475</text:p>
          </table:table-cell>
          <table:table-cell office:value-type="float" office:value="-1.8" calcext:value-type="float">
            <text:p>-1.8</text:p>
          </table:table-cell>
          <table:table-cell office:value-type="float" office:value="-8.4" calcext:value-type="float">
            <text:p>-8.4</text:p>
          </table:table-cell>
          <table:table-cell office:value-type="float" office:value="0.4503365" calcext:value-type="float">
            <text:p>0.4503365</text:p>
          </table:table-cell>
          <table:table-cell office:value-type="float" office:value="0.3231941" calcext:value-type="float">
            <text:p>0.3231941</text:p>
          </table:table-cell>
          <table:table-cell office:value-type="float" office:value="181.656" calcext:value-type="float">
            <text:p>181.656</text:p>
          </table:table-cell>
          <table:table-cell office:value-type="float" office:value="0.6" calcext:value-type="float">
            <text:p>0.6</text:p>
          </table:table-cell>
          <table:table-cell office:value-type="float" office:value="0.4303894" calcext:value-type="float">
            <text:p>0.4303894</text:p>
          </table:table-cell>
          <table:table-cell office:value-type="float" office:value="-4.700409" calcext:value-type="float">
            <text:p>-4.700409</text:p>
          </table:table-cell>
          <table:table-cell office:value-type="float" office:value="0.3284607" calcext:value-type="float">
            <text:p>0.3284607</text:p>
          </table:table-cell>
          <table:table-cell office:value-type="float" office:value="-0.6520996" calcext:value-type="float">
            <text:p>-0.6520996</text:p>
          </table:table-cell>
          <table:table-cell office:value-type="float" office:value="0.7970276" calcext:value-type="float">
            <text:p>0.7970276</text:p>
          </table:table-cell>
          <table:table-cell office:value-type="float" office:value="0.2321472" calcext:value-type="float">
            <text:p>0.2321472</text:p>
          </table:table-cell>
          <table:table-cell office:value-type="float" office:value="1.816437" calcext:value-type="float">
            <text:p>1.816437</text:p>
          </table:table-cell>
          <table:table-cell office:value-type="float" office:value="1.092651" calcext:value-type="float">
            <text:p>1.092651</text:p>
          </table:table-cell>
          <table:table-cell office:value-type="float" office:value="2.683228" calcext:value-type="float">
            <text:p>2.683228</text:p>
          </table:table-cell>
          <table:table-cell office:value-type="float" office:value="1.85144" calcext:value-type="float">
            <text:p>1.85144</text:p>
          </table:table-cell>
          <table:table-cell office:value-type="float" office:value="3.4263" calcext:value-type="float">
            <text:p>3.4263</text:p>
          </table:table-cell>
          <table:table-cell office:value-type="float" office:value="2.55304" calcext:value-type="float">
            <text:p>2.553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3" calcext:value-type="float">
            <text:p>14112003</text:p>
          </table:table-cell>
          <table:table-cell office:value-type="float" office:value="1.95408" calcext:value-type="float">
            <text:p>1.95408</text:p>
          </table:table-cell>
          <table:table-cell office:value-type="float" office:value="-3.9" calcext:value-type="float">
            <text:p>-3.9</text:p>
          </table:table-cell>
          <table:table-cell office:value-type="float" office:value="-4.9" calcext:value-type="float">
            <text:p>-4.9</text:p>
          </table:table-cell>
          <table:table-cell office:value-type="float" office:value="0.4433726" calcext:value-type="float">
            <text:p>0.4433726</text:p>
          </table:table-cell>
          <table:table-cell office:value-type="float" office:value="0.3077349" calcext:value-type="float">
            <text:p>0.3077349</text:p>
          </table:table-cell>
          <table:table-cell office:value-type="float" office:value="336.096" calcext:value-type="float">
            <text:p>336.096</text:p>
          </table:table-cell>
          <table:table-cell office:value-type="float" office:value="7.400001" calcext:value-type="float">
            <text:p>7.400001</text:p>
          </table:table-cell>
          <table:table-cell office:value-type="float" office:value="-1.324615" calcext:value-type="float">
            <text:p>-1.324615</text:p>
          </table:table-cell>
          <table:table-cell office:value-type="float" office:value="-4.08374" calcext:value-type="float">
            <text:p>-4.08374</text:p>
          </table:table-cell>
          <table:table-cell office:value-type="float" office:value="-0.1114197" calcext:value-type="float">
            <text:p>-0.1114197</text:p>
          </table:table-cell>
          <table:table-cell office:value-type="float" office:value="-0.6627808" calcext:value-type="float">
            <text:p>-0.6627808</text:p>
          </table:table-cell>
          <table:table-cell office:value-type="float" office:value="0.3457031" calcext:value-type="float">
            <text:p>0.3457031</text:p>
          </table:table-cell>
          <table:table-cell office:value-type="float" office:value="0.03463745" calcext:value-type="float">
            <text:p>0.03463745</text:p>
          </table:table-cell>
          <table:table-cell office:value-type="float" office:value="1.080048" calcext:value-type="float">
            <text:p>1.080048</text:p>
          </table:table-cell>
          <table:table-cell office:value-type="float" office:value="0.8056641" calcext:value-type="float">
            <text:p>0.8056641</text:p>
          </table:table-cell>
          <table:table-cell office:value-type="float" office:value="1.84082" calcext:value-type="float">
            <text:p>1.84082</text:p>
          </table:table-cell>
          <table:table-cell office:value-type="float" office:value="1.527039" calcext:value-type="float">
            <text:p>1.527039</text:p>
          </table:table-cell>
          <table:table-cell office:value-type="float" office:value="2.544312" calcext:value-type="float">
            <text:p>2.544312</text:p>
          </table:table-cell>
          <table:table-cell office:value-type="float" office:value="2.131226" calcext:value-type="float">
            <text:p>2.1312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3" calcext:value-type="float">
            <text:p>15112003</text:p>
          </table:table-cell>
          <table:table-cell office:value-type="float" office:value="5.571801" calcext:value-type="float">
            <text:p>5.571801</text:p>
          </table:table-cell>
          <table:table-cell office:value-type="float" office:value="-1.3" calcext:value-type="float">
            <text:p>-1.3</text:p>
          </table:table-cell>
          <table:table-cell office:value-type="float" office:value="-4.2" calcext:value-type="float">
            <text:p>-4.2</text:p>
          </table:table-cell>
          <table:table-cell office:value-type="float" office:value="0.5226185" calcext:value-type="float">
            <text:p>0.5226185</text:p>
          </table:table-cell>
          <table:table-cell office:value-type="float" office:value="0.4433726" calcext:value-type="float">
            <text:p>0.4433726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4.9" calcext:value-type="float">
            <text:p>4.9</text:p>
          </table:table-cell>
          <table:table-cell office:value-type="float" office:value="-0.3671265" calcext:value-type="float">
            <text:p>-0.3671265</text:p>
          </table:table-cell>
          <table:table-cell office:value-type="float" office:value="-1.292175" calcext:value-type="float">
            <text:p>-1.292175</text:p>
          </table:table-cell>
          <table:table-cell office:value-type="float" office:value="0.1260071" calcext:value-type="float">
            <text:p>0.1260071</text:p>
          </table:table-cell>
          <table:table-cell office:value-type="float" office:value="-0.1036682" calcext:value-type="float">
            <text:p>-0.1036682</text:p>
          </table:table-cell>
          <table:table-cell office:value-type="float" office:value="0.5491943" calcext:value-type="float">
            <text:p>0.5491943</text:p>
          </table:table-cell>
          <table:table-cell office:value-type="float" office:value="0.3518677" calcext:value-type="float">
            <text:p>0.3518677</text:p>
          </table:table-cell>
          <table:table-cell office:value-type="float" office:value="1.072968" calcext:value-type="float">
            <text:p>1.072968</text:p>
          </table:table-cell>
          <table:table-cell office:value-type="float" office:value="0.9341736" calcext:value-type="float">
            <text:p>0.9341736</text:p>
          </table:table-cell>
          <table:table-cell office:value-type="float" office:value="1.598389" calcext:value-type="float">
            <text:p>1.598389</text:p>
          </table:table-cell>
          <table:table-cell office:value-type="float" office:value="1.530914" calcext:value-type="float">
            <text:p>1.530914</text:p>
          </table:table-cell>
          <table:table-cell office:value-type="float" office:value="2.13031" calcext:value-type="float">
            <text:p>2.13031</text:p>
          </table:table-cell>
          <table:table-cell office:value-type="float" office:value="2.114655" calcext:value-type="float">
            <text:p>2.1146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3" calcext:value-type="float">
            <text:p>16112003</text:p>
          </table:table-cell>
          <table:table-cell office:value-type="float" office:value="5.684241" calcext:value-type="float">
            <text:p>5.684241</text:p>
          </table:table-cell>
          <table:table-cell office:value-type="float" office:value="-3" calcext:value-type="float">
            <text:p>-3</text:p>
          </table:table-cell>
          <table:table-cell office:value-type="float" office:value="-8.7" calcext:value-type="float">
            <text:p>-8.7</text:p>
          </table:table-cell>
          <table:table-cell office:value-type="float" office:value="0.4600766" calcext:value-type="float">
            <text:p>0.4600766</text:p>
          </table:table-cell>
          <table:table-cell office:value-type="float" office:value="0.2990846" calcext:value-type="float">
            <text:p>0.2990846</text:p>
          </table:table-cell>
          <table:table-cell office:value-type="float" office:value="309.816" calcext:value-type="float">
            <text:p>309.816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-0.2651672" calcext:value-type="float">
            <text:p>-0.2651672</text:p>
          </table:table-cell>
          <table:table-cell office:value-type="float" office:value="-0.3654175" calcext:value-type="float">
            <text:p>-0.3654175</text:p>
          </table:table-cell>
          <table:table-cell office:value-type="float" office:value="0.1485291" calcext:value-type="float">
            <text:p>0.1485291</text:p>
          </table:table-cell>
          <table:table-cell office:value-type="float" office:value="0.1264343" calcext:value-type="float">
            <text:p>0.1264343</text:p>
          </table:table-cell>
          <table:table-cell office:value-type="float" office:value="0.5599976" calcext:value-type="float">
            <text:p>0.5599976</text:p>
          </table:table-cell>
          <table:table-cell office:value-type="float" office:value="0.5494995" calcext:value-type="float">
            <text:p>0.5494995</text:p>
          </table:table-cell>
          <table:table-cell office:value-type="float" office:value="1.072998" calcext:value-type="float">
            <text:p>1.072998</text:p>
          </table:table-cell>
          <table:table-cell office:value-type="float" office:value="1.050446" calcext:value-type="float">
            <text:p>1.050446</text:p>
          </table:table-cell>
          <table:table-cell office:value-type="float" office:value="1.595306" calcext:value-type="float">
            <text:p>1.595306</text:p>
          </table:table-cell>
          <table:table-cell office:value-type="float" office:value="1.54718" calcext:value-type="float">
            <text:p>1.54718</text:p>
          </table:table-cell>
          <table:table-cell office:value-type="float" office:value="2.114014" calcext:value-type="float">
            <text:p>2.114014</text:p>
          </table:table-cell>
          <table:table-cell office:value-type="float" office:value="2.038727" calcext:value-type="float">
            <text:p>2.0387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3" calcext:value-type="float">
            <text:p>17112003</text:p>
          </table:table-cell>
          <table:table-cell office:value-type="float" office:value="5.618793" calcext:value-type="float">
            <text:p>5.618793</text:p>
          </table:table-cell>
          <table:table-cell office:value-type="float" office:value="2.1" calcext:value-type="float">
            <text:p>2.1</text:p>
          </table:table-cell>
          <table:table-cell office:value-type="float" office:value="-8" calcext:value-type="float">
            <text:p>-8</text:p>
          </table:table-cell>
          <table:table-cell office:value-type="float" office:value="0.6208145" calcext:value-type="float">
            <text:p>0.6208145</text:p>
          </table:table-cell>
          <table:table-cell office:value-type="float" office:value="0.3199117" calcext:value-type="float">
            <text:p>0.3199117</text:p>
          </table:table-cell>
          <table:table-cell office:value-type="float" office:value="313.56" calcext:value-type="float">
            <text:p>313.56</text:p>
          </table:table-cell>
          <table:table-cell office:value-type="float" office:value="0.8" calcext:value-type="float">
            <text:p>0.8</text:p>
          </table:table-cell>
          <table:table-cell office:value-type="float" office:value="0.06750488" calcext:value-type="float">
            <text:p>0.06750488</text:p>
          </table:table-cell>
          <table:table-cell office:value-type="float" office:value="-0.3209839" calcext:value-type="float">
            <text:p>-0.3209839</text:p>
          </table:table-cell>
          <table:table-cell office:value-type="float" office:value="0.2158813" calcext:value-type="float">
            <text:p>0.2158813</text:p>
          </table:table-cell>
          <table:table-cell office:value-type="float" office:value="0.1349487" calcext:value-type="float">
            <text:p>0.1349487</text:p>
          </table:table-cell>
          <table:table-cell office:value-type="float" office:value="0.5918274" calcext:value-type="float">
            <text:p>0.5918274</text:p>
          </table:table-cell>
          <table:table-cell office:value-type="float" office:value="0.5454102" calcext:value-type="float">
            <text:p>0.5454102</text:p>
          </table:table-cell>
          <table:table-cell office:value-type="float" office:value="1.049866" calcext:value-type="float">
            <text:p>1.049866</text:p>
          </table:table-cell>
          <table:table-cell office:value-type="float" office:value="1.036438" calcext:value-type="float">
            <text:p>1.036438</text:p>
          </table:table-cell>
          <table:table-cell office:value-type="float" office:value="1.546448" calcext:value-type="float">
            <text:p>1.546448</text:p>
          </table:table-cell>
          <table:table-cell office:value-type="float" office:value="1.506042" calcext:value-type="float">
            <text:p>1.506042</text:p>
          </table:table-cell>
          <table:table-cell office:value-type="float" office:value="2.03775" calcext:value-type="float">
            <text:p>2.03775</text:p>
          </table:table-cell>
          <table:table-cell office:value-type="float" office:value="1.968872" calcext:value-type="float">
            <text:p>1.9688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3" calcext:value-type="float">
            <text:p>18112003</text:p>
          </table:table-cell>
          <table:table-cell office:value-type="float" office:value="4.924024" calcext:value-type="float">
            <text:p>4.924024</text:p>
          </table:table-cell>
          <table:table-cell office:value-type="float" office:value="-0.6" calcext:value-type="float">
            <text:p>-0.6</text:p>
          </table:table-cell>
          <table:table-cell office:value-type="float" office:value="-4.7" calcext:value-type="float">
            <text:p>-4.7</text:p>
          </table:table-cell>
          <table:table-cell office:value-type="float" office:value="0.5248298" calcext:value-type="float">
            <text:p>0.5248298</text:p>
          </table:table-cell>
          <table:table-cell office:value-type="float" office:value="0.3360675" calcext:value-type="float">
            <text:p>0.3360675</text:p>
          </table:table-cell>
          <table:table-cell office:value-type="float" office:value="172.008" calcext:value-type="float">
            <text:p>172.008</text:p>
          </table:table-cell>
          <table:table-cell office:value-type="float" office:value="0" calcext:value-type="float">
            <text:p>0</text:p>
          </table:table-cell>
          <table:table-cell office:value-type="float" office:value="0.6109314" calcext:value-type="float">
            <text:p>0.6109314</text:p>
          </table:table-cell>
          <table:table-cell office:value-type="float" office:value="-0.1561584" calcext:value-type="float">
            <text:p>-0.1561584</text:p>
          </table:table-cell>
          <table:table-cell office:value-type="float" office:value="1.081787" calcext:value-type="float">
            <text:p>1.081787</text:p>
          </table:table-cell>
          <table:table-cell office:value-type="float" office:value="0.1726379" calcext:value-type="float">
            <text:p>0.1726379</text:p>
          </table:table-cell>
          <table:table-cell office:value-type="float" office:value="1.311798" calcext:value-type="float">
            <text:p>1.311798</text:p>
          </table:table-cell>
          <table:table-cell office:value-type="float" office:value="0.5725708" calcext:value-type="float">
            <text:p>0.5725708</text:p>
          </table:table-cell>
          <table:table-cell office:value-type="float" office:value="1.594269" calcext:value-type="float">
            <text:p>1.594269</text:p>
          </table:table-cell>
          <table:table-cell office:value-type="float" office:value="1.036865" calcext:value-type="float">
            <text:p>1.036865</text:p>
          </table:table-cell>
          <table:table-cell office:value-type="float" office:value="1.898163" calcext:value-type="float">
            <text:p>1.898163</text:p>
          </table:table-cell>
          <table:table-cell office:value-type="float" office:value="1.497192" calcext:value-type="float">
            <text:p>1.497192</text:p>
          </table:table-cell>
          <table:table-cell office:value-type="float" office:value="2.224487" calcext:value-type="float">
            <text:p>2.224487</text:p>
          </table:table-cell>
          <table:table-cell office:value-type="float" office:value="1.951752" calcext:value-type="float">
            <text:p>1.951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3" calcext:value-type="float">
            <text:p>19112003</text:p>
          </table:table-cell>
          <table:table-cell office:value-type="float" office:value="6.002201" calcext:value-type="float">
            <text:p>6.002201</text:p>
          </table:table-cell>
          <table:table-cell office:value-type="float" office:value="3.5" calcext:value-type="float">
            <text:p>3.5</text:p>
          </table:table-cell>
          <table:table-cell office:value-type="float" office:value="-3.6" calcext:value-type="float">
            <text:p>-3.6</text:p>
          </table:table-cell>
          <table:table-cell office:value-type="float" office:value="0.652649" calcext:value-type="float">
            <text:p>0.652649</text:p>
          </table:table-cell>
          <table:table-cell office:value-type="float" office:value="0.4426307" calcext:value-type="float">
            <text:p>0.4426307</text:p>
          </table:table-cell>
          <table:table-cell office:value-type="float" office:value="243.396" calcext:value-type="float">
            <text:p>243.396</text:p>
          </table:table-cell>
          <table:table-cell office:value-type="float" office:value="0" calcext:value-type="float">
            <text:p>0</text:p>
          </table:table-cell>
          <table:table-cell office:value-type="float" office:value="1.126648" calcext:value-type="float">
            <text:p>1.126648</text:p>
          </table:table-cell>
          <table:table-cell office:value-type="float" office:value="0.600769" calcext:value-type="float">
            <text:p>0.600769</text:p>
          </table:table-cell>
          <table:table-cell office:value-type="float" office:value="1.536316" calcext:value-type="float">
            <text:p>1.536316</text:p>
          </table:table-cell>
          <table:table-cell office:value-type="float" office:value="1.084229" calcext:value-type="float">
            <text:p>1.084229</text:p>
          </table:table-cell>
          <table:table-cell office:value-type="float" office:value="1.744141" calcext:value-type="float">
            <text:p>1.744141</text:p>
          </table:table-cell>
          <table:table-cell office:value-type="float" office:value="1.315094" calcext:value-type="float">
            <text:p>1.315094</text:p>
          </table:table-cell>
          <table:table-cell office:value-type="float" office:value="1.993896" calcext:value-type="float">
            <text:p>1.993896</text:p>
          </table:table-cell>
          <table:table-cell office:value-type="float" office:value="1.598419" calcext:value-type="float">
            <text:p>1.598419</text:p>
          </table:table-cell>
          <table:table-cell office:value-type="float" office:value="2.259979" calcext:value-type="float">
            <text:p>2.259979</text:p>
          </table:table-cell>
          <table:table-cell office:value-type="float" office:value="1.902679" calcext:value-type="float">
            <text:p>1.902679</text:p>
          </table:table-cell>
          <table:table-cell office:value-type="float" office:value="2.541718" calcext:value-type="float">
            <text:p>2.541718</text:p>
          </table:table-cell>
          <table:table-cell office:value-type="float" office:value="2.22876" calcext:value-type="float">
            <text:p>2.228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3" calcext:value-type="float">
            <text:p>20112003</text:p>
          </table:table-cell>
          <table:table-cell office:value-type="float" office:value="4.090187" calcext:value-type="float">
            <text:p>4.090187</text:p>
          </table:table-cell>
          <table:table-cell office:value-type="float" office:value="2.8" calcext:value-type="float">
            <text:p>2.8</text:p>
          </table:table-cell>
          <table:table-cell office:value-type="float" office:value="-2.4" calcext:value-type="float">
            <text:p>-2.4</text:p>
          </table:table-cell>
          <table:table-cell office:value-type="float" office:value="0.6424516" calcext:value-type="float">
            <text:p>0.6424516</text:p>
          </table:table-cell>
          <table:table-cell office:value-type="float" office:value="0.4333827" calcext:value-type="float">
            <text:p>0.4333827</text:p>
          </table:table-cell>
          <table:table-cell office:value-type="float" office:value="238.5" calcext:value-type="float">
            <text:p>238.5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1.240631" calcext:value-type="float">
            <text:p>1.240631</text:p>
          </table:table-cell>
          <table:table-cell office:value-type="float" office:value="1.128937" calcext:value-type="float">
            <text:p>1.128937</text:p>
          </table:table-cell>
          <table:table-cell office:value-type="float" office:value="1.691132" calcext:value-type="float">
            <text:p>1.691132</text:p>
          </table:table-cell>
          <table:table-cell office:value-type="float" office:value="1.539093" calcext:value-type="float">
            <text:p>1.539093</text:p>
          </table:table-cell>
          <table:table-cell office:value-type="float" office:value="1.924805" calcext:value-type="float">
            <text:p>1.924805</text:p>
          </table:table-cell>
          <table:table-cell office:value-type="float" office:value="1.747284" calcext:value-type="float">
            <text:p>1.747284</text:p>
          </table:table-cell>
          <table:table-cell office:value-type="float" office:value="2.191925" calcext:value-type="float">
            <text:p>2.191925</text:p>
          </table:table-cell>
          <table:table-cell office:value-type="float" office:value="1.997192" calcext:value-type="float">
            <text:p>1.997192</text:p>
          </table:table-cell>
          <table:table-cell office:value-type="float" office:value="2.46347" calcext:value-type="float">
            <text:p>2.46347</text:p>
          </table:table-cell>
          <table:table-cell office:value-type="float" office:value="2.263184" calcext:value-type="float">
            <text:p>2.263184</text:p>
          </table:table-cell>
          <table:table-cell office:value-type="float" office:value="2.739929" calcext:value-type="float">
            <text:p>2.739929</text:p>
          </table:table-cell>
          <table:table-cell office:value-type="float" office:value="2.544739" calcext:value-type="float">
            <text:p>2.54473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3" calcext:value-type="float">
            <text:p>21112003</text:p>
          </table:table-cell>
          <table:table-cell office:value-type="float" office:value="2.769258" calcext:value-type="float">
            <text:p>2.769258</text:p>
          </table:table-cell>
          <table:table-cell office:value-type="float" office:value="2.5" calcext:value-type="float">
            <text:p>2.5</text:p>
          </table:table-cell>
          <table:table-cell office:value-type="float" office:value="-4.5" calcext:value-type="float">
            <text:p>-4.5</text:p>
          </table:table-cell>
          <table:table-cell office:value-type="float" office:value="0.7146274" calcext:value-type="float">
            <text:p>0.7146274</text:p>
          </table:table-cell>
          <table:table-cell office:value-type="float" office:value="0.4057612" calcext:value-type="float">
            <text:p>0.4057612</text:p>
          </table:table-cell>
          <table:table-cell office:value-type="float" office:value="166.716" calcext:value-type="float">
            <text:p>166.716</text:p>
          </table:table-cell>
          <table:table-cell office:value-type="float" office:value="0.8" calcext:value-type="float">
            <text:p>0.8</text:p>
          </table:table-cell>
          <table:table-cell office:value-type="float" office:value="1.319" calcext:value-type="float">
            <text:p>1.319</text:p>
          </table:table-cell>
          <table:table-cell office:value-type="float" office:value="1.233795" calcext:value-type="float">
            <text:p>1.233795</text:p>
          </table:table-cell>
          <table:table-cell office:value-type="float" office:value="1.755524" calcext:value-type="float">
            <text:p>1.755524</text:p>
          </table:table-cell>
          <table:table-cell office:value-type="float" office:value="1.691833" calcext:value-type="float">
            <text:p>1.691833</text:p>
          </table:table-cell>
          <table:table-cell office:value-type="float" office:value="1.98587" calcext:value-type="float">
            <text:p>1.98587</text:p>
          </table:table-cell>
          <table:table-cell office:value-type="float" office:value="1.925751" calcext:value-type="float">
            <text:p>1.925751</text:p>
          </table:table-cell>
          <table:table-cell office:value-type="float" office:value="2.259277" calcext:value-type="float">
            <text:p>2.259277</text:p>
          </table:table-cell>
          <table:table-cell office:value-type="float" office:value="2.193054" calcext:value-type="float">
            <text:p>2.193054</text:p>
          </table:table-cell>
          <table:table-cell office:value-type="float" office:value="2.536865" calcext:value-type="float">
            <text:p>2.536865</text:p>
          </table:table-cell>
          <table:table-cell office:value-type="float" office:value="2.464722" calcext:value-type="float">
            <text:p>2.464722</text:p>
          </table:table-cell>
          <table:table-cell office:value-type="float" office:value="2.817169" calcext:value-type="float">
            <text:p>2.817169</text:p>
          </table:table-cell>
          <table:table-cell office:value-type="float" office:value="2.741272" calcext:value-type="float">
            <text:p>2.7412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3" calcext:value-type="float">
            <text:p>22112003</text:p>
          </table:table-cell>
          <table:table-cell office:value-type="float" office:value="4.426939" calcext:value-type="float">
            <text:p>4.426939</text:p>
          </table:table-cell>
          <table:table-cell office:value-type="float" office:value="-3" calcext:value-type="float">
            <text:p>-3</text:p>
          </table:table-cell>
          <table:table-cell office:value-type="float" office:value="-6.1" calcext:value-type="float">
            <text:p>-6.1</text:p>
          </table:table-cell>
          <table:table-cell office:value-type="float" office:value="0.3891785" calcext:value-type="float">
            <text:p>0.3891785</text:p>
          </table:table-cell>
          <table:table-cell office:value-type="float" office:value="0.3008932" calcext:value-type="float">
            <text:p>0.3008932</text:p>
          </table:table-cell>
          <table:table-cell office:value-type="float" office:value="370.548" calcext:value-type="float">
            <text:p>370.548</text:p>
          </table:table-cell>
          <table:table-cell office:value-type="float" office:value="0" calcext:value-type="float">
            <text:p>0</text:p>
          </table:table-cell>
          <table:table-cell office:value-type="float" office:value="1.329376" calcext:value-type="float">
            <text:p>1.329376</text:p>
          </table:table-cell>
          <table:table-cell office:value-type="float" office:value="0.9249268" calcext:value-type="float">
            <text:p>0.9249268</text:p>
          </table:table-cell>
          <table:table-cell office:value-type="float" office:value="1.764252" calcext:value-type="float">
            <text:p>1.764252</text:p>
          </table:table-cell>
          <table:table-cell office:value-type="float" office:value="1.504242" calcext:value-type="float">
            <text:p>1.504242</text:p>
          </table:table-cell>
          <table:table-cell office:value-type="float" office:value="1.994995" calcext:value-type="float">
            <text:p>1.994995</text:p>
          </table:table-cell>
          <table:table-cell office:value-type="float" office:value="1.802643" calcext:value-type="float">
            <text:p>1.802643</text:p>
          </table:table-cell>
          <table:table-cell office:value-type="float" office:value="2.268982" calcext:value-type="float">
            <text:p>2.268982</text:p>
          </table:table-cell>
          <table:table-cell office:value-type="float" office:value="2.136108" calcext:value-type="float">
            <text:p>2.136108</text:p>
          </table:table-cell>
          <table:table-cell office:value-type="float" office:value="2.547577" calcext:value-type="float">
            <text:p>2.547577</text:p>
          </table:table-cell>
          <table:table-cell office:value-type="float" office:value="2.457397" calcext:value-type="float">
            <text:p>2.457397</text:p>
          </table:table-cell>
          <table:table-cell office:value-type="float" office:value="2.82901" calcext:value-type="float">
            <text:p>2.82901</text:p>
          </table:table-cell>
          <table:table-cell office:value-type="float" office:value="2.768555" calcext:value-type="float">
            <text:p>2.7685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3" calcext:value-type="float">
            <text:p>23112003</text:p>
          </table:table-cell>
          <table:table-cell office:value-type="float" office:value="2.375874" calcext:value-type="float">
            <text:p>2.375874</text:p>
          </table:table-cell>
          <table:table-cell office:value-type="float" office:value="-3.8" calcext:value-type="float">
            <text:p>-3.8</text:p>
          </table:table-cell>
          <table:table-cell office:value-type="float" office:value="-6.5" calcext:value-type="float">
            <text:p>-6.5</text:p>
          </table:table-cell>
          <table:table-cell office:value-type="float" office:value="0.4566918" calcext:value-type="float">
            <text:p>0.4566918</text:p>
          </table:table-cell>
          <table:table-cell office:value-type="float" office:value="0.3541965" calcext:value-type="float">
            <text:p>0.3541965</text:p>
          </table:table-cell>
          <table:table-cell office:value-type="float" office:value="257.58" calcext:value-type="float">
            <text:p>257.58</text:p>
          </table:table-cell>
          <table:table-cell office:value-type="float" office:value="1.5" calcext:value-type="float">
            <text:p>1.5</text:p>
          </table:table-cell>
          <table:table-cell office:value-type="float" office:value="1.060486" calcext:value-type="float">
            <text:p>1.060486</text:p>
          </table:table-cell>
          <table:table-cell office:value-type="float" office:value="0.8244629" calcext:value-type="float">
            <text:p>0.8244629</text:p>
          </table:table-cell>
          <table:table-cell office:value-type="float" office:value="1.533417" calcext:value-type="float">
            <text:p>1.533417</text:p>
          </table:table-cell>
          <table:table-cell office:value-type="float" office:value="1.415344" calcext:value-type="float">
            <text:p>1.415344</text:p>
          </table:table-cell>
          <table:table-cell office:value-type="float" office:value="1.799805" calcext:value-type="float">
            <text:p>1.799805</text:p>
          </table:table-cell>
          <table:table-cell office:value-type="float" office:value="1.715607" calcext:value-type="float">
            <text:p>1.715607</text:p>
          </table:table-cell>
          <table:table-cell office:value-type="float" office:value="2.133759" calcext:value-type="float">
            <text:p>2.133759</text:p>
          </table:table-cell>
          <table:table-cell office:value-type="float" office:value="2.053162" calcext:value-type="float">
            <text:p>2.053162</text:p>
          </table:table-cell>
          <table:table-cell office:value-type="float" office:value="2.455597" calcext:value-type="float">
            <text:p>2.455597</text:p>
          </table:table-cell>
          <table:table-cell office:value-type="float" office:value="2.380249" calcext:value-type="float">
            <text:p>2.380249</text:p>
          </table:table-cell>
          <table:table-cell office:value-type="float" office:value="2.767365" calcext:value-type="float">
            <text:p>2.767365</text:p>
          </table:table-cell>
          <table:table-cell office:value-type="float" office:value="2.696136" calcext:value-type="float">
            <text:p>2.6961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3" calcext:value-type="float">
            <text:p>24112003</text:p>
          </table:table-cell>
          <table:table-cell office:value-type="float" office:value="6.5664" calcext:value-type="float">
            <text:p>6.5664</text:p>
          </table:table-cell>
          <table:table-cell office:value-type="float" office:value="-2.5" calcext:value-type="float">
            <text:p>-2.5</text:p>
          </table:table-cell>
          <table:table-cell office:value-type="float" office:value="-9.6" calcext:value-type="float">
            <text:p>-9.6</text:p>
          </table:table-cell>
          <table:table-cell office:value-type="float" office:value="0.4988331" calcext:value-type="float">
            <text:p>0.4988331</text:p>
          </table:table-cell>
          <table:table-cell office:value-type="float" office:value="0.2715365" calcext:value-type="float">
            <text:p>0.2715365</text:p>
          </table:table-cell>
          <table:table-cell office:value-type="float" office:value="436.248" calcext:value-type="float">
            <text:p>436.248</text:p>
          </table:table-cell>
          <table:table-cell office:value-type="float" office:value="0.2" calcext:value-type="float">
            <text:p>0.2</text:p>
          </table:table-cell>
          <table:table-cell office:value-type="float" office:value="1.13681" calcext:value-type="float">
            <text:p>1.13681</text:p>
          </table:table-cell>
          <table:table-cell office:value-type="float" office:value="0.7774963" calcext:value-type="float">
            <text:p>0.7774963</text:p>
          </table:table-cell>
          <table:table-cell office:value-type="float" office:value="1.57428" calcext:value-type="float">
            <text:p>1.57428</text:p>
          </table:table-cell>
          <table:table-cell office:value-type="float" office:value="1.387451" calcext:value-type="float">
            <text:p>1.387451</text:p>
          </table:table-cell>
          <table:table-cell office:value-type="float" office:value="1.812683" calcext:value-type="float">
            <text:p>1.812683</text:p>
          </table:table-cell>
          <table:table-cell office:value-type="float" office:value="1.698273" calcext:value-type="float">
            <text:p>1.698273</text:p>
          </table:table-cell>
          <table:table-cell office:value-type="float" office:value="2.099945" calcext:value-type="float">
            <text:p>2.099945</text:p>
          </table:table-cell>
          <table:table-cell office:value-type="float" office:value="2.039154" calcext:value-type="float">
            <text:p>2.039154</text:p>
          </table:table-cell>
          <table:table-cell office:value-type="float" office:value="2.392822" calcext:value-type="float">
            <text:p>2.392822</text:p>
          </table:table-cell>
          <table:table-cell office:value-type="float" office:value="2.358917" calcext:value-type="float">
            <text:p>2.358917</text:p>
          </table:table-cell>
          <table:table-cell office:value-type="float" office:value="2.695312" calcext:value-type="float">
            <text:p>2.695312</text:p>
          </table:table-cell>
          <table:table-cell office:value-type="float" office:value="2.669739" calcext:value-type="float">
            <text:p>2.6697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3" calcext:value-type="float">
            <text:p>25112003</text:p>
          </table:table-cell>
          <table:table-cell office:value-type="float" office:value="1.9494" calcext:value-type="float">
            <text:p>1.9494</text:p>
          </table:table-cell>
          <table:table-cell office:value-type="float" office:value="4.2" calcext:value-type="float">
            <text:p>4.2</text:p>
          </table:table-cell>
          <table:table-cell office:value-type="float" office:value="-11.3" calcext:value-type="float">
            <text:p>-11.3</text:p>
          </table:table-cell>
          <table:table-cell office:value-type="float" office:value="0.7358531" calcext:value-type="float">
            <text:p>0.7358531</text:p>
          </table:table-cell>
          <table:table-cell office:value-type="float" office:value="0.2393325" calcext:value-type="float">
            <text:p>0.2393325</text:p>
          </table:table-cell>
          <table:table-cell office:value-type="float" office:value="540.54" calcext:value-type="float">
            <text:p>540.54</text:p>
          </table:table-cell>
          <table:table-cell office:value-type="float" office:value="0" calcext:value-type="float">
            <text:p>0</text:p>
          </table:table-cell>
          <table:table-cell office:value-type="float" office:value="1.249817" calcext:value-type="float">
            <text:p>1.249817</text:p>
          </table:table-cell>
          <table:table-cell office:value-type="float" office:value="0.6296387" calcext:value-type="float">
            <text:p>0.6296387</text:p>
          </table:table-cell>
          <table:table-cell office:value-type="float" office:value="1.627869" calcext:value-type="float">
            <text:p>1.627869</text:p>
          </table:table-cell>
          <table:table-cell office:value-type="float" office:value="1.253418" calcext:value-type="float">
            <text:p>1.253418</text:p>
          </table:table-cell>
          <table:table-cell office:value-type="float" office:value="1.829529" calcext:value-type="float">
            <text:p>1.829529</text:p>
          </table:table-cell>
          <table:table-cell office:value-type="float" office:value="1.565002" calcext:value-type="float">
            <text:p>1.565002</text:p>
          </table:table-cell>
          <table:table-cell office:value-type="float" office:value="2.08252" calcext:value-type="float">
            <text:p>2.08252</text:p>
          </table:table-cell>
          <table:table-cell office:value-type="float" office:value="1.914917" calcext:value-type="float">
            <text:p>1.914917</text:p>
          </table:table-cell>
          <table:table-cell office:value-type="float" office:value="2.360687" calcext:value-type="float">
            <text:p>2.360687</text:p>
          </table:table-cell>
          <table:table-cell office:value-type="float" office:value="2.251678" calcext:value-type="float">
            <text:p>2.251678</text:p>
          </table:table-cell>
          <table:table-cell office:value-type="float" office:value="2.672913" calcext:value-type="float">
            <text:p>2.672913</text:p>
          </table:table-cell>
          <table:table-cell office:value-type="float" office:value="2.576813" calcext:value-type="float">
            <text:p>2.5768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3" calcext:value-type="float">
            <text:p>26112003</text:p>
          </table:table-cell>
          <table:table-cell office:value-type="float" office:value="1.88136" calcext:value-type="float">
            <text:p>1.88136</text:p>
          </table:table-cell>
          <table:table-cell office:value-type="float" office:value="5.4" calcext:value-type="float">
            <text:p>5.4</text:p>
          </table:table-cell>
          <table:table-cell office:value-type="float" office:value="-0.7" calcext:value-type="float">
            <text:p>-0.7</text:p>
          </table:table-cell>
          <table:table-cell office:value-type="float" office:value="0.8263604" calcext:value-type="float">
            <text:p>0.8263604</text:p>
          </table:table-cell>
          <table:table-cell office:value-type="float" office:value="0.5727401" calcext:value-type="float">
            <text:p>0.5727401</text:p>
          </table:table-cell>
          <table:table-cell office:value-type="float" office:value="473.22" calcext:value-type="float">
            <text:p>473.22</text:p>
          </table:table-cell>
          <table:table-cell office:value-type="float" office:value="19.3" calcext:value-type="float">
            <text:p>19.3</text:p>
          </table:table-cell>
          <table:table-cell office:value-type="float" office:value="1.683929" calcext:value-type="float">
            <text:p>1.683929</text:p>
          </table:table-cell>
          <table:table-cell office:value-type="float" office:value="1.252747" calcext:value-type="float">
            <text:p>1.252747</text:p>
          </table:table-cell>
          <table:table-cell office:value-type="float" office:value="1.944275" calcext:value-type="float">
            <text:p>1.944275</text:p>
          </table:table-cell>
          <table:table-cell office:value-type="float" office:value="1.630981" calcext:value-type="float">
            <text:p>1.630981</text:p>
          </table:table-cell>
          <table:table-cell office:value-type="float" office:value="2.099304" calcext:value-type="float">
            <text:p>2.099304</text:p>
          </table:table-cell>
          <table:table-cell office:value-type="float" office:value="1.832642" calcext:value-type="float">
            <text:p>1.832642</text:p>
          </table:table-cell>
          <table:table-cell office:value-type="float" office:value="2.311462" calcext:value-type="float">
            <text:p>2.311462</text:p>
          </table:table-cell>
          <table:table-cell office:value-type="float" office:value="2.085327" calcext:value-type="float">
            <text:p>2.085327</text:p>
          </table:table-cell>
          <table:table-cell office:value-type="float" office:value="2.538696" calcext:value-type="float">
            <text:p>2.538696</text:p>
          </table:table-cell>
          <table:table-cell office:value-type="float" office:value="2.352509" calcext:value-type="float">
            <text:p>2.352509</text:p>
          </table:table-cell>
          <table:table-cell office:value-type="float" office:value="2.777008" calcext:value-type="float">
            <text:p>2.777008</text:p>
          </table:table-cell>
          <table:table-cell office:value-type="float" office:value="2.631104" calcext:value-type="float">
            <text:p>2.6311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3" calcext:value-type="float">
            <text:p>27112003</text:p>
          </table:table-cell>
          <table:table-cell office:value-type="float" office:value="7.32528" calcext:value-type="float">
            <text:p>7.32528</text:p>
          </table:table-cell>
          <table:table-cell office:value-type="float" office:value="-2.2" calcext:value-type="float">
            <text:p>-2.2</text:p>
          </table:table-cell>
          <table:table-cell office:value-type="float" office:value="-10" calcext:value-type="float">
            <text:p>-10</text:p>
          </table:table-cell>
          <table:table-cell office:value-type="float" office:value="0.5136375" calcext:value-type="float">
            <text:p>0.5136375</text:p>
          </table:table-cell>
          <table:table-cell office:value-type="float" office:value="0.2857609" calcext:value-type="float">
            <text:p>0.2857609</text:p>
          </table:table-cell>
          <table:table-cell office:value-type="float" office:value="534.744" calcext:value-type="float">
            <text:p>534.744</text:p>
          </table:table-cell>
          <table:table-cell office:value-type="float" office:value="1.3" calcext:value-type="float">
            <text:p>1.3</text:p>
          </table:table-cell>
          <table:table-cell office:value-type="float" office:value="1.806702" calcext:value-type="float">
            <text:p>1.806702</text:p>
          </table:table-cell>
          <table:table-cell office:value-type="float" office:value="0.8641663" calcext:value-type="float">
            <text:p>0.8641663</text:p>
          </table:table-cell>
          <table:table-cell office:value-type="float" office:value="2.043671" calcext:value-type="float">
            <text:p>2.043671</text:p>
          </table:table-cell>
          <table:table-cell office:value-type="float" office:value="1.522705" calcext:value-type="float">
            <text:p>1.522705</text:p>
          </table:table-cell>
          <table:table-cell office:value-type="float" office:value="2.178619" calcext:value-type="float">
            <text:p>2.178619</text:p>
          </table:table-cell>
          <table:table-cell office:value-type="float" office:value="1.853485" calcext:value-type="float">
            <text:p>1.853485</text:p>
          </table:table-cell>
          <table:table-cell office:value-type="float" office:value="2.383484" calcext:value-type="float">
            <text:p>2.383484</text:p>
          </table:table-cell>
          <table:table-cell office:value-type="float" office:value="2.209381" calcext:value-type="float">
            <text:p>2.209381</text:p>
          </table:table-cell>
          <table:table-cell office:value-type="float" office:value="2.610016" calcext:value-type="float">
            <text:p>2.610016</text:p>
          </table:table-cell>
          <table:table-cell office:value-type="float" office:value="2.452698" calcext:value-type="float">
            <text:p>2.452698</text:p>
          </table:table-cell>
          <table:table-cell office:value-type="float" office:value="2.843384" calcext:value-type="float">
            <text:p>2.843384</text:p>
          </table:table-cell>
          <table:table-cell office:value-type="float" office:value="2.719238" calcext:value-type="float">
            <text:p>2.7192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3" calcext:value-type="float">
            <text:p>28112003</text:p>
          </table:table-cell>
          <table:table-cell office:value-type="float" office:value="1.69344" calcext:value-type="float">
            <text:p>1.69344</text:p>
          </table:table-cell>
          <table:table-cell office:value-type="float" office:value="-1.1" calcext:value-type="float">
            <text:p>-1.1</text:p>
          </table:table-cell>
          <table:table-cell office:value-type="float" office:value="-7.1" calcext:value-type="float">
            <text:p>-7.1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350712" calcext:value-type="float">
            <text:p>0.350712</text:p>
          </table:table-cell>
          <table:table-cell office:value-type="float" office:value="246.024" calcext:value-type="float">
            <text:p>246.024</text:p>
          </table:table-cell>
          <table:table-cell office:value-type="float" office:value="5" calcext:value-type="float">
            <text:p>5</text:p>
          </table:table-cell>
          <table:table-cell office:value-type="float" office:value="1.024902" calcext:value-type="float">
            <text:p>1.024902</text:p>
          </table:table-cell>
          <table:table-cell office:value-type="float" office:value="0.7789917" calcext:value-type="float">
            <text:p>0.7789917</text:p>
          </table:table-cell>
          <table:table-cell office:value-type="float" office:value="1.513611" calcext:value-type="float">
            <text:p>1.513611</text:p>
          </table:table-cell>
          <table:table-cell office:value-type="float" office:value="1.365051" calcext:value-type="float">
            <text:p>1.365051</text:p>
          </table:table-cell>
          <table:table-cell office:value-type="float" office:value="1.843964" calcext:value-type="float">
            <text:p>1.843964</text:p>
          </table:table-cell>
          <table:table-cell office:value-type="float" office:value="1.657806" calcext:value-type="float">
            <text:p>1.657806</text:p>
          </table:table-cell>
          <table:table-cell office:value-type="float" office:value="2.201324" calcext:value-type="float">
            <text:p>2.201324</text:p>
          </table:table-cell>
          <table:table-cell office:value-type="float" office:value="1.993347" calcext:value-type="float">
            <text:p>1.993347</text:p>
          </table:table-cell>
          <table:table-cell office:value-type="float" office:value="2.516602" calcext:value-type="float">
            <text:p>2.516602</text:p>
          </table:table-cell>
          <table:table-cell office:value-type="float" office:value="2.302002" calcext:value-type="float">
            <text:p>2.302002</text:p>
          </table:table-cell>
          <table:table-cell office:value-type="float" office:value="2.800781" calcext:value-type="float">
            <text:p>2.800781</text:p>
          </table:table-cell>
          <table:table-cell office:value-type="float" office:value="2.595398" calcext:value-type="float">
            <text:p>2.5953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3" calcext:value-type="float">
            <text:p>29112003</text:p>
          </table:table-cell>
          <table:table-cell office:value-type="float" office:value="7.094879" calcext:value-type="float">
            <text:p>7.094879</text:p>
          </table:table-cell>
          <table:table-cell office:value-type="float" office:value="3.5" calcext:value-type="float">
            <text:p>3.5</text:p>
          </table:table-cell>
          <table:table-cell office:value-type="float" office:value="-4.9" calcext:value-type="float">
            <text:p>-4.9</text:p>
          </table:table-cell>
          <table:table-cell office:value-type="float" office:value="0.6242773" calcext:value-type="float">
            <text:p>0.6242773</text:p>
          </table:table-cell>
          <table:table-cell office:value-type="float" office:value="0.4209046" calcext:value-type="float">
            <text:p>0.4209046</text:p>
          </table:table-cell>
          <table:table-cell office:value-type="float" office:value="106.848" calcext:value-type="float">
            <text:p>106.848</text:p>
          </table:table-cell>
          <table:table-cell office:value-type="float" office:value="1.4" calcext:value-type="float">
            <text:p>1.4</text:p>
          </table:table-cell>
          <table:table-cell office:value-type="float" office:value="1.829132" calcext:value-type="float">
            <text:p>1.829132</text:p>
          </table:table-cell>
          <table:table-cell office:value-type="float" office:value="1.005676" calcext:value-type="float">
            <text:p>1.005676</text:p>
          </table:table-cell>
          <table:table-cell office:value-type="float" office:value="2.023438" calcext:value-type="float">
            <text:p>2.023438</text:p>
          </table:table-cell>
          <table:table-cell office:value-type="float" office:value="1.472595" calcext:value-type="float">
            <text:p>1.472595</text:p>
          </table:table-cell>
          <table:table-cell office:value-type="float" office:value="2.132324" calcext:value-type="float">
            <text:p>2.132324</text:p>
          </table:table-cell>
          <table:table-cell office:value-type="float" office:value="1.715118" calcext:value-type="float">
            <text:p>1.715118</text:p>
          </table:table-cell>
          <table:table-cell office:value-type="float" office:value="2.292877" calcext:value-type="float">
            <text:p>2.292877</text:p>
          </table:table-cell>
          <table:table-cell office:value-type="float" office:value="2.005524" calcext:value-type="float">
            <text:p>2.005524</text:p>
          </table:table-cell>
          <table:table-cell office:value-type="float" office:value="2.482117" calcext:value-type="float">
            <text:p>2.482117</text:p>
          </table:table-cell>
          <table:table-cell office:value-type="float" office:value="2.294067" calcext:value-type="float">
            <text:p>2.294067</text:p>
          </table:table-cell>
          <table:table-cell office:value-type="float" office:value="2.695679" calcext:value-type="float">
            <text:p>2.695679</text:p>
          </table:table-cell>
          <table:table-cell office:value-type="float" office:value="2.579498" calcext:value-type="float">
            <text:p>2.5794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3" calcext:value-type="float">
            <text:p>30112003</text:p>
          </table:table-cell>
          <table:table-cell office:value-type="float" office:value="2.52324" calcext:value-type="float">
            <text:p>2.52324</text:p>
          </table:table-cell>
          <table:table-cell office:value-type="float" office:value="-1.2" calcext:value-type="float">
            <text:p>-1.2</text:p>
          </table:table-cell>
          <table:table-cell office:value-type="float" office:value="-4.5" calcext:value-type="float">
            <text:p>-4.5</text:p>
          </table:table-cell>
          <table:table-cell office:value-type="float" office:value="0.5365866" calcext:value-type="float">
            <text:p>0.5365866</text:p>
          </table:table-cell>
          <table:table-cell office:value-type="float" office:value="0.4336149" calcext:value-type="float">
            <text:p>0.4336149</text:p>
          </table:table-cell>
          <table:table-cell office:value-type="float" office:value="259.02" calcext:value-type="float">
            <text:p>259.02</text:p>
          </table:table-cell>
          <table:table-cell office:value-type="float" office:value="3.4" calcext:value-type="float">
            <text:p>3.4</text:p>
          </table:table-cell>
          <table:table-cell office:value-type="float" office:value="1.920197" calcext:value-type="float">
            <text:p>1.920197</text:p>
          </table:table-cell>
          <table:table-cell office:value-type="float" office:value="1.722076" calcext:value-type="float">
            <text:p>1.722076</text:p>
          </table:table-cell>
          <table:table-cell office:value-type="float" office:value="2.143372" calcext:value-type="float">
            <text:p>2.143372</text:p>
          </table:table-cell>
          <table:table-cell office:value-type="float" office:value="2.029144" calcext:value-type="float">
            <text:p>2.029144</text:p>
          </table:table-cell>
          <table:table-cell office:value-type="float" office:value="2.295868" calcext:value-type="float">
            <text:p>2.295868</text:p>
          </table:table-cell>
          <table:table-cell office:value-type="float" office:value="2.138092" calcext:value-type="float">
            <text:p>2.138092</text:p>
          </table:table-cell>
          <table:table-cell office:value-type="float" office:value="2.4935" calcext:value-type="float">
            <text:p>2.4935</text:p>
          </table:table-cell>
          <table:table-cell office:value-type="float" office:value="2.29837" calcext:value-type="float">
            <text:p>2.29837</text:p>
          </table:table-cell>
          <table:table-cell office:value-type="float" office:value="2.696198" calcext:value-type="float">
            <text:p>2.696198</text:p>
          </table:table-cell>
          <table:table-cell office:value-type="float" office:value="2.486816" calcext:value-type="float">
            <text:p>2.486816</text:p>
          </table:table-cell>
          <table:table-cell office:value-type="float" office:value="2.901886" calcext:value-type="float">
            <text:p>2.901886</text:p>
          </table:table-cell>
          <table:table-cell office:value-type="float" office:value="2.699432" calcext:value-type="float">
            <text:p>2.69943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3" calcext:value-type="float">
            <text:p>1122003</text:p>
          </table:table-cell>
          <table:table-cell office:value-type="float" office:value="4.896359" calcext:value-type="float">
            <text:p>4.896359</text:p>
          </table:table-cell>
          <table:table-cell office:value-type="float" office:value="-1.9" calcext:value-type="float">
            <text:p>-1.9</text:p>
          </table:table-cell>
          <table:table-cell office:value-type="float" office:value="-4.9" calcext:value-type="float">
            <text:p>-4.9</text:p>
          </table:table-cell>
          <table:table-cell office:value-type="float" office:value="0.5215822" calcext:value-type="float">
            <text:p>0.5215822</text:p>
          </table:table-cell>
          <table:table-cell office:value-type="float" office:value="0.2873016" calcext:value-type="float">
            <text:p>0.2873016</text:p>
          </table:table-cell>
          <table:table-cell office:value-type="float" office:value="760.86" calcext:value-type="float">
            <text:p>760.86</text:p>
          </table:table-cell>
          <table:table-cell office:value-type="float" office:value="0.2" calcext:value-type="float">
            <text:p>0.2</text:p>
          </table:table-cell>
          <table:table-cell office:value-type="float" office:value="1.798157" calcext:value-type="float">
            <text:p>1.798157</text:p>
          </table:table-cell>
          <table:table-cell office:value-type="float" office:value="1.697815" calcext:value-type="float">
            <text:p>1.697815</text:p>
          </table:table-cell>
          <table:table-cell office:value-type="float" office:value="2.12204" calcext:value-type="float">
            <text:p>2.12204</text:p>
          </table:table-cell>
          <table:table-cell office:value-type="float" office:value="2.070343" calcext:value-type="float">
            <text:p>2.070343</text:p>
          </table:table-cell>
          <table:table-cell office:value-type="float" office:value="2.293945" calcext:value-type="float">
            <text:p>2.293945</text:p>
          </table:table-cell>
          <table:table-cell office:value-type="float" office:value="2.260742" calcext:value-type="float">
            <text:p>2.260742</text:p>
          </table:table-cell>
          <table:table-cell office:value-type="float" office:value="2.505157" calcext:value-type="float">
            <text:p>2.505157</text:p>
          </table:table-cell>
          <table:table-cell office:value-type="float" office:value="2.48288" calcext:value-type="float">
            <text:p>2.48288</text:p>
          </table:table-cell>
          <table:table-cell office:value-type="float" office:value="2.720337" calcext:value-type="float">
            <text:p>2.720337</text:p>
          </table:table-cell>
          <table:table-cell office:value-type="float" office:value="2.696838" calcext:value-type="float">
            <text:p>2.696838</text:p>
          </table:table-cell>
          <table:table-cell office:value-type="float" office:value="2.937439" calcext:value-type="float">
            <text:p>2.937439</text:p>
          </table:table-cell>
          <table:table-cell office:value-type="float" office:value="2.902802" calcext:value-type="float">
            <text:p>2.90280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3" calcext:value-type="float">
            <text:p>2122003</text:p>
          </table:table-cell>
          <table:table-cell office:value-type="float" office:value="5.580359" calcext:value-type="float">
            <text:p>5.580359</text:p>
          </table:table-cell>
          <table:table-cell office:value-type="float" office:value="-2.7" calcext:value-type="float">
            <text:p>-2.7</text:p>
          </table:table-cell>
          <table:table-cell office:value-type="float" office:value="-5" calcext:value-type="float">
            <text:p>-5</text:p>
          </table:table-cell>
          <table:table-cell office:value-type="float" office:value="0.4090706" calcext:value-type="float">
            <text:p>0.4090706</text:p>
          </table:table-cell>
          <table:table-cell office:value-type="float" office:value="0.3410637" calcext:value-type="float">
            <text:p>0.3410637</text:p>
          </table:table-cell>
          <table:table-cell office:value-type="float" office:value="658.116" calcext:value-type="float">
            <text:p>658.116</text:p>
          </table:table-cell>
          <table:table-cell office:value-type="float" office:value="0" calcext:value-type="float">
            <text:p>0</text:p>
          </table:table-cell>
          <table:table-cell office:value-type="float" office:value="1.778015" calcext:value-type="float">
            <text:p>1.778015</text:p>
          </table:table-cell>
          <table:table-cell office:value-type="float" office:value="1.602264" calcext:value-type="float">
            <text:p>1.602264</text:p>
          </table:table-cell>
          <table:table-cell office:value-type="float" office:value="2.104919" calcext:value-type="float">
            <text:p>2.104919</text:p>
          </table:table-cell>
          <table:table-cell office:value-type="float" office:value="2.023773" calcext:value-type="float">
            <text:p>2.023773</text:p>
          </table:table-cell>
          <table:table-cell office:value-type="float" office:value="2.281067" calcext:value-type="float">
            <text:p>2.281067</text:p>
          </table:table-cell>
          <table:table-cell office:value-type="float" office:value="2.238586" calcext:value-type="float">
            <text:p>2.238586</text:p>
          </table:table-cell>
          <table:table-cell office:value-type="float" office:value="2.501678" calcext:value-type="float">
            <text:p>2.501678</text:p>
          </table:table-cell>
          <table:table-cell office:value-type="float" office:value="2.471344" calcext:value-type="float">
            <text:p>2.471344</text:p>
          </table:table-cell>
          <table:table-cell office:value-type="float" office:value="2.720123" calcext:value-type="float">
            <text:p>2.720123</text:p>
          </table:table-cell>
          <table:table-cell office:value-type="float" office:value="2.700043" calcext:value-type="float">
            <text:p>2.700043</text:p>
          </table:table-cell>
          <table:table-cell office:value-type="float" office:value="2.93811" calcext:value-type="float">
            <text:p>2.93811</text:p>
          </table:table-cell>
          <table:table-cell office:value-type="float" office:value="2.926605" calcext:value-type="float">
            <text:p>2.9266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3" calcext:value-type="float">
            <text:p>3122003</text:p>
          </table:table-cell>
          <table:table-cell office:value-type="float" office:value="5.000315" calcext:value-type="float">
            <text:p>5.000315</text:p>
          </table:table-cell>
          <table:table-cell office:value-type="float" office:value="-3.1" calcext:value-type="float">
            <text:p>-3.1</text:p>
          </table:table-cell>
          <table:table-cell office:value-type="float" office:value="-4.8" calcext:value-type="float">
            <text:p>-4.8</text:p>
          </table:table-cell>
          <table:table-cell office:value-type="float" office:value="0.3922966" calcext:value-type="float">
            <text:p>0.3922966</text:p>
          </table:table-cell>
          <table:table-cell office:value-type="float" office:value="0.3219043" calcext:value-type="float">
            <text:p>0.3219043</text:p>
          </table:table-cell>
          <table:table-cell office:value-type="float" office:value="266.94" calcext:value-type="float">
            <text:p>266.94</text:p>
          </table:table-cell>
          <table:table-cell office:value-type="float" office:value="0" calcext:value-type="float">
            <text:p>0</text:p>
          </table:table-cell>
          <table:table-cell office:value-type="float" office:value="1.617157" calcext:value-type="float">
            <text:p>1.617157</text:p>
          </table:table-cell>
          <table:table-cell office:value-type="float" office:value="1.456512" calcext:value-type="float">
            <text:p>1.456512</text:p>
          </table:table-cell>
          <table:table-cell office:value-type="float" office:value="2.019806" calcext:value-type="float">
            <text:p>2.019806</text:p>
          </table:table-cell>
          <table:table-cell office:value-type="float" office:value="1.902679" calcext:value-type="float">
            <text:p>1.902679</text:p>
          </table:table-cell>
          <table:table-cell office:value-type="float" office:value="2.235687" calcext:value-type="float">
            <text:p>2.235687</text:p>
          </table:table-cell>
          <table:table-cell office:value-type="float" office:value="2.12796" calcext:value-type="float">
            <text:p>2.12796</text:p>
          </table:table-cell>
          <table:table-cell office:value-type="float" office:value="2.476227" calcext:value-type="float">
            <text:p>2.476227</text:p>
          </table:table-cell>
          <table:table-cell office:value-type="float" office:value="2.381989" calcext:value-type="float">
            <text:p>2.381989</text:p>
          </table:table-cell>
          <table:table-cell office:value-type="float" office:value="2.707672" calcext:value-type="float">
            <text:p>2.707672</text:p>
          </table:table-cell>
          <table:table-cell office:value-type="float" office:value="2.626953" calcext:value-type="float">
            <text:p>2.626953</text:p>
          </table:table-cell>
          <table:table-cell office:value-type="float" office:value="2.933716" calcext:value-type="float">
            <text:p>2.933716</text:p>
          </table:table-cell>
          <table:table-cell office:value-type="float" office:value="2.866272" calcext:value-type="float">
            <text:p>2.8662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3" calcext:value-type="float">
            <text:p>4122003</text:p>
          </table:table-cell>
          <table:table-cell office:value-type="float" office:value="1.85868" calcext:value-type="float">
            <text:p>1.85868</text:p>
          </table:table-cell>
          <table:table-cell office:value-type="float" office:value="-1.6" calcext:value-type="float">
            <text:p>-1.6</text:p>
          </table:table-cell>
          <table:table-cell office:value-type="float" office:value="-3.7" calcext:value-type="float">
            <text:p>-3.7</text:p>
          </table:table-cell>
          <table:table-cell office:value-type="float" office:value="0.5365866" calcext:value-type="float">
            <text:p>0.5365866</text:p>
          </table:table-cell>
          <table:table-cell office:value-type="float" office:value="0.3794855" calcext:value-type="float">
            <text:p>0.3794855</text:p>
          </table:table-cell>
          <table:table-cell office:value-type="float" office:value="196.416" calcext:value-type="float">
            <text:p>196.416</text:p>
          </table:table-cell>
          <table:table-cell office:value-type="float" office:value="1.4" calcext:value-type="float">
            <text:p>1.4</text:p>
          </table:table-cell>
          <table:table-cell office:value-type="float" office:value="1.669281" calcext:value-type="float">
            <text:p>1.669281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1.998322" calcext:value-type="float">
            <text:p>1.998322</text:p>
          </table:table-cell>
          <table:table-cell office:value-type="float" office:value="1.836334" calcext:value-type="float">
            <text:p>1.836334</text:p>
          </table:table-cell>
          <table:table-cell office:value-type="float" office:value="2.180023" calcext:value-type="float">
            <text:p>2.180023</text:p>
          </table:table-cell>
          <table:table-cell office:value-type="float" office:value="2.06015" calcext:value-type="float">
            <text:p>2.06015</text:p>
          </table:table-cell>
          <table:table-cell office:value-type="float" office:value="2.396545" calcext:value-type="float">
            <text:p>2.396545</text:p>
          </table:table-cell>
          <table:table-cell office:value-type="float" office:value="2.317413" calcext:value-type="float">
            <text:p>2.317413</text:p>
          </table:table-cell>
          <table:table-cell office:value-type="float" office:value="2.625885" calcext:value-type="float">
            <text:p>2.625885</text:p>
          </table:table-cell>
          <table:table-cell office:value-type="float" office:value="2.568726" calcext:value-type="float">
            <text:p>2.568726</text:p>
          </table:table-cell>
          <table:table-cell office:value-type="float" office:value="2.86557" calcext:value-type="float">
            <text:p>2.86557</text:p>
          </table:table-cell>
          <table:table-cell office:value-type="float" office:value="2.81427" calcext:value-type="float">
            <text:p>2.814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3" calcext:value-type="float">
            <text:p>5122003</text:p>
          </table:table-cell>
          <table:table-cell office:value-type="float" office:value="3.15216" calcext:value-type="float">
            <text:p>3.15216</text:p>
          </table:table-cell>
          <table:table-cell office:value-type="float" office:value="0.2" calcext:value-type="float">
            <text:p>0.2</text:p>
          </table:table-cell>
          <table:table-cell office:value-type="float" office:value="-2" calcext:value-type="float">
            <text:p>-2</text:p>
          </table:table-cell>
          <table:table-cell office:value-type="float" office:value="0.6070889" calcext:value-type="float">
            <text:p>0.6070889</text:p>
          </table:table-cell>
          <table:table-cell office:value-type="float" office:value="0.5211878" calcext:value-type="float">
            <text:p>0.5211878</text:p>
          </table:table-cell>
          <table:table-cell office:value-type="float" office:value="252.9" calcext:value-type="float">
            <text:p>252.9</text:p>
          </table:table-cell>
          <table:table-cell office:value-type="float" office:value="2.3" calcext:value-type="float">
            <text:p>2.3</text:p>
          </table:table-cell>
          <table:table-cell office:value-type="float" office:value="1.890991" calcext:value-type="float">
            <text:p>1.890991</text:p>
          </table:table-cell>
          <table:table-cell office:value-type="float" office:value="1.419769" calcext:value-type="float">
            <text:p>1.419769</text:p>
          </table:table-cell>
          <table:table-cell office:value-type="float" office:value="2.118011" calcext:value-type="float">
            <text:p>2.118011</text:p>
          </table:table-cell>
          <table:table-cell office:value-type="float" office:value="1.849823" calcext:value-type="float">
            <text:p>1.849823</text:p>
          </table:table-cell>
          <table:table-cell office:value-type="float" office:value="2.260773" calcext:value-type="float">
            <text:p>2.260773</text:p>
          </table:table-cell>
          <table:table-cell office:value-type="float" office:value="2.064941" calcext:value-type="float">
            <text:p>2.064941</text:p>
          </table:table-cell>
          <table:table-cell office:value-type="float" office:value="2.4534" calcext:value-type="float">
            <text:p>2.4534</text:p>
          </table:table-cell>
          <table:table-cell office:value-type="float" office:value="2.316498" calcext:value-type="float">
            <text:p>2.316498</text:p>
          </table:table-cell>
          <table:table-cell office:value-type="float" office:value="2.659943" calcext:value-type="float">
            <text:p>2.659943</text:p>
          </table:table-cell>
          <table:table-cell office:value-type="float" office:value="2.564697" calcext:value-type="float">
            <text:p>2.564697</text:p>
          </table:table-cell>
          <table:table-cell office:value-type="float" office:value="2.873596" calcext:value-type="float">
            <text:p>2.873596</text:p>
          </table:table-cell>
          <table:table-cell office:value-type="float" office:value="2.808258" calcext:value-type="float">
            <text:p>2.8082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3" calcext:value-type="float">
            <text:p>6122003</text:p>
          </table:table-cell>
          <table:table-cell office:value-type="float" office:value="4.1922" calcext:value-type="float">
            <text:p>4.1922</text:p>
          </table:table-cell>
          <table:table-cell office:value-type="float" office:value="-2" calcext:value-type="float">
            <text:p>-2</text:p>
          </table:table-cell>
          <table:table-cell office:value-type="float" office:value="-3.3" calcext:value-type="float">
            <text:p>-3.3</text:p>
          </table:table-cell>
          <table:table-cell office:value-type="float" office:value="0.5174005" calcext:value-type="float">
            <text:p>0.5174005</text:p>
          </table:table-cell>
          <table:table-cell office:value-type="float" office:value="0.4738455" calcext:value-type="float">
            <text:p>0.4738455</text:p>
          </table:table-cell>
          <table:table-cell office:value-type="float" office:value="299.664" calcext:value-type="float">
            <text:p>299.664</text:p>
          </table:table-cell>
          <table:table-cell office:value-type="float" office:value="1.3" calcext:value-type="float">
            <text:p>1.3</text:p>
          </table:table-cell>
          <table:table-cell office:value-type="float" office:value="1.429901" calcext:value-type="float">
            <text:p>1.429901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1.848022" calcext:value-type="float">
            <text:p>1.848022</text:p>
          </table:table-cell>
          <table:table-cell office:value-type="float" office:value="1.587891" calcext:value-type="float">
            <text:p>1.587891</text:p>
          </table:table-cell>
          <table:table-cell office:value-type="float" office:value="2.064087" calcext:value-type="float">
            <text:p>2.064087</text:p>
          </table:table-cell>
          <table:table-cell office:value-type="float" office:value="1.83548" calcext:value-type="float">
            <text:p>1.83548</text:p>
          </table:table-cell>
          <table:table-cell office:value-type="float" office:value="2.315735" calcext:value-type="float">
            <text:p>2.315735</text:p>
          </table:table-cell>
          <table:table-cell office:value-type="float" office:value="2.120361" calcext:value-type="float">
            <text:p>2.120361</text:p>
          </table:table-cell>
          <table:table-cell office:value-type="float" office:value="2.563843" calcext:value-type="float">
            <text:p>2.563843</text:p>
          </table:table-cell>
          <table:table-cell office:value-type="float" office:value="2.396729" calcext:value-type="float">
            <text:p>2.396729</text:p>
          </table:table-cell>
          <table:table-cell office:value-type="float" office:value="2.807373" calcext:value-type="float">
            <text:p>2.807373</text:p>
          </table:table-cell>
          <table:table-cell office:value-type="float" office:value="2.664703" calcext:value-type="float">
            <text:p>2.66470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3" calcext:value-type="float">
            <text:p>7122003</text:p>
          </table:table-cell>
          <table:table-cell office:value-type="float" office:value="3.71232" calcext:value-type="float">
            <text:p>3.71232</text:p>
          </table:table-cell>
          <table:table-cell office:value-type="float" office:value="1.8" calcext:value-type="float">
            <text:p>1.8</text:p>
          </table:table-cell>
          <table:table-cell office:value-type="float" office:value="-3.1" calcext:value-type="float">
            <text:p>-3.1</text:p>
          </table:table-cell>
          <table:table-cell office:value-type="float" office:value="0.6182635" calcext:value-type="float">
            <text:p>0.6182635</text:p>
          </table:table-cell>
          <table:table-cell office:value-type="float" office:value="0.4236803" calcext:value-type="float">
            <text:p>0.4236803</text:p>
          </table:table-cell>
          <table:table-cell office:value-type="float" office:value="525.204" calcext:value-type="float">
            <text:p>525.204</text:p>
          </table:table-cell>
          <table:table-cell office:value-type="float" office:value="0.6" calcext:value-type="float">
            <text:p>0.6</text:p>
          </table:table-cell>
          <table:table-cell office:value-type="float" office:value="1.153259" calcext:value-type="float">
            <text:p>1.153259</text:p>
          </table:table-cell>
          <table:table-cell office:value-type="float" office:value="1.091614" calcext:value-type="float">
            <text:p>1.091614</text:p>
          </table:table-cell>
          <table:table-cell office:value-type="float" office:value="1.585938" calcext:value-type="float">
            <text:p>1.585938</text:p>
          </table:table-cell>
          <table:table-cell office:value-type="float" office:value="1.547821" calcext:value-type="float">
            <text:p>1.547821</text:p>
          </table:table-cell>
          <table:table-cell office:value-type="float" office:value="1.833679" calcext:value-type="float">
            <text:p>1.833679</text:p>
          </table:table-cell>
          <table:table-cell office:value-type="float" office:value="1.779572" calcext:value-type="float">
            <text:p>1.779572</text:p>
          </table:table-cell>
          <table:table-cell office:value-type="float" office:value="2.118591" calcext:value-type="float">
            <text:p>2.118591</text:p>
          </table:table-cell>
          <table:table-cell office:value-type="float" office:value="2.045929" calcext:value-type="float">
            <text:p>2.045929</text:p>
          </table:table-cell>
          <table:table-cell office:value-type="float" office:value="2.395142" calcext:value-type="float">
            <text:p>2.395142</text:p>
          </table:table-cell>
          <table:table-cell office:value-type="float" office:value="2.307098" calcext:value-type="float">
            <text:p>2.307098</text:p>
          </table:table-cell>
          <table:table-cell office:value-type="float" office:value="2.663177" calcext:value-type="float">
            <text:p>2.663177</text:p>
          </table:table-cell>
          <table:table-cell office:value-type="float" office:value="2.566681" calcext:value-type="float">
            <text:p>2.5666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3" calcext:value-type="float">
            <text:p>8122003</text:p>
          </table:table-cell>
          <table:table-cell office:value-type="float" office:value="5.31396" calcext:value-type="float">
            <text:p>5.31396</text:p>
          </table:table-cell>
          <table:table-cell office:value-type="float" office:value="-3.5" calcext:value-type="float">
            <text:p>-3.5</text:p>
          </table:table-cell>
          <table:table-cell office:value-type="float" office:value="-12.5" calcext:value-type="float">
            <text:p>-12.5</text:p>
          </table:table-cell>
          <table:table-cell office:value-type="float" office:value="0.4090237" calcext:value-type="float">
            <text:p>0.4090237</text:p>
          </table:table-cell>
          <table:table-cell office:value-type="float" office:value="0.2350485" calcext:value-type="float">
            <text:p>0.2350485</text:p>
          </table:table-cell>
          <table:table-cell office:value-type="float" office:value="265.248" calcext:value-type="float">
            <text:p>265.248</text:p>
          </table:table-cell>
          <table:table-cell office:value-type="float" office:value="0" calcext:value-type="float">
            <text:p>0</text:p>
          </table:table-cell>
          <table:table-cell office:value-type="float" office:value="1.21637" calcext:value-type="float">
            <text:p>1.21637</text:p>
          </table:table-cell>
          <table:table-cell office:value-type="float" office:value="1.152679" calcext:value-type="float">
            <text:p>1.152679</text:p>
          </table:table-cell>
          <table:table-cell office:value-type="float" office:value="1.604309" calcext:value-type="float">
            <text:p>1.604309</text:p>
          </table:table-cell>
          <table:table-cell office:value-type="float" office:value="1.567841" calcext:value-type="float">
            <text:p>1.567841</text:p>
          </table:table-cell>
          <table:table-cell office:value-type="float" office:value="1.809052" calcext:value-type="float">
            <text:p>1.809052</text:p>
          </table:table-cell>
          <table:table-cell office:value-type="float" office:value="1.784088" calcext:value-type="float">
            <text:p>1.784088</text:p>
          </table:table-cell>
          <table:table-cell office:value-type="float" office:value="2.052979" calcext:value-type="float">
            <text:p>2.052979</text:p>
          </table:table-cell>
          <table:table-cell office:value-type="float" office:value="2.039459" calcext:value-type="float">
            <text:p>2.039459</text:p>
          </table:table-cell>
          <table:table-cell office:value-type="float" office:value="2.306885" calcext:value-type="float">
            <text:p>2.306885</text:p>
          </table:table-cell>
          <table:table-cell office:value-type="float" office:value="2.292877" calcext:value-type="float">
            <text:p>2.292877</text:p>
          </table:table-cell>
          <table:table-cell office:value-type="float" office:value="2.566193" calcext:value-type="float">
            <text:p>2.566193</text:p>
          </table:table-cell>
          <table:table-cell office:value-type="float" office:value="2.541809" calcext:value-type="float">
            <text:p>2.54180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3" calcext:value-type="float">
            <text:p>9122003</text:p>
          </table:table-cell>
          <table:table-cell office:value-type="float" office:value="3.21336" calcext:value-type="float">
            <text:p>3.21336</text:p>
          </table:table-cell>
          <table:table-cell office:value-type="float" office:value="-7.5" calcext:value-type="float">
            <text:p>-7.5</text:p>
          </table:table-cell>
          <table:table-cell office:value-type="float" office:value="-15.5" calcext:value-type="float">
            <text:p>-15.5</text:p>
          </table:table-cell>
          <table:table-cell office:value-type="float" office:value="0.3461398" calcext:value-type="float">
            <text:p>0.3461398</text:p>
          </table:table-cell>
          <table:table-cell office:value-type="float" office:value="0.1794857" calcext:value-type="float">
            <text:p>0.1794857</text:p>
          </table:table-cell>
          <table:table-cell office:value-type="float" office:value="89.82001" calcext:value-type="float">
            <text:p>89.82001</text:p>
          </table:table-cell>
          <table:table-cell office:value-type="float" office:value="0" calcext:value-type="float">
            <text:p>0</text:p>
          </table:table-cell>
          <table:table-cell office:value-type="float" office:value="1.202118" calcext:value-type="float">
            <text:p>1.202118</text:p>
          </table:table-cell>
          <table:table-cell office:value-type="float" office:value="0.4620056" calcext:value-type="float">
            <text:p>0.4620056</text:p>
          </table:table-cell>
          <table:table-cell office:value-type="float" office:value="1.600464" calcext:value-type="float">
            <text:p>1.600464</text:p>
          </table:table-cell>
          <table:table-cell office:value-type="float" office:value="1.038483" calcext:value-type="float">
            <text:p>1.038483</text:p>
          </table:table-cell>
          <table:table-cell office:value-type="float" office:value="1.807953" calcext:value-type="float">
            <text:p>1.807953</text:p>
          </table:table-cell>
          <table:table-cell office:value-type="float" office:value="1.330292" calcext:value-type="float">
            <text:p>1.330292</text:p>
          </table:table-cell>
          <table:table-cell office:value-type="float" office:value="2.052704" calcext:value-type="float">
            <text:p>2.052704</text:p>
          </table:table-cell>
          <table:table-cell office:value-type="float" office:value="1.660095" calcext:value-type="float">
            <text:p>1.660095</text:p>
          </table:table-cell>
          <table:table-cell office:value-type="float" office:value="2.297485" calcext:value-type="float">
            <text:p>2.297485</text:p>
          </table:table-cell>
          <table:table-cell office:value-type="float" office:value="1.977264" calcext:value-type="float">
            <text:p>1.977264</text:p>
          </table:table-cell>
          <table:table-cell office:value-type="float" office:value="2.541687" calcext:value-type="float">
            <text:p>2.541687</text:p>
          </table:table-cell>
          <table:table-cell office:value-type="float" office:value="2.282349" calcext:value-type="float">
            <text:p>2.2823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3" calcext:value-type="float">
            <text:p>10122003</text:p>
          </table:table-cell>
          <table:table-cell office:value-type="float" office:value="4.889594" calcext:value-type="float">
            <text:p>4.889594</text:p>
          </table:table-cell>
          <table:table-cell office:value-type="float" office:value="-4.4" calcext:value-type="float">
            <text:p>-4.4</text:p>
          </table:table-cell>
          <table:table-cell office:value-type="float" office:value="-13.1" calcext:value-type="float">
            <text:p>-13.1</text:p>
          </table:table-cell>
          <table:table-cell office:value-type="float" office:value="0.3654289" calcext:value-type="float">
            <text:p>0.3654289</text:p>
          </table:table-cell>
          <table:table-cell office:value-type="float" office:value="0.2229243" calcext:value-type="float">
            <text:p>0.2229243</text:p>
          </table:table-cell>
          <table:table-cell office:value-type="float" office:value="247.464" calcext:value-type="float">
            <text:p>247.464</text:p>
          </table:table-cell>
          <table:table-cell office:value-type="float" office:value="0" calcext:value-type="float">
            <text:p>0</text:p>
          </table:table-cell>
          <table:table-cell office:value-type="float" office:value="0.5218201" calcext:value-type="float">
            <text:p>0.5218201</text:p>
          </table:table-cell>
          <table:table-cell office:value-type="float" office:value="0.2972107" calcext:value-type="float">
            <text:p>0.2972107</text:p>
          </table:table-cell>
          <table:table-cell office:value-type="float" office:value="1.035156" calcext:value-type="float">
            <text:p>1.035156</text:p>
          </table:table-cell>
          <table:table-cell office:value-type="float" office:value="0.8881531" calcext:value-type="float">
            <text:p>0.8881531</text:p>
          </table:table-cell>
          <table:table-cell office:value-type="float" office:value="1.327332" calcext:value-type="float">
            <text:p>1.327332</text:p>
          </table:table-cell>
          <table:table-cell office:value-type="float" office:value="1.181793" calcext:value-type="float">
            <text:p>1.181793</text:p>
          </table:table-cell>
          <table:table-cell office:value-type="float" office:value="1.657501" calcext:value-type="float">
            <text:p>1.657501</text:p>
          </table:table-cell>
          <table:table-cell office:value-type="float" office:value="1.512512" calcext:value-type="float">
            <text:p>1.512512</text:p>
          </table:table-cell>
          <table:table-cell office:value-type="float" office:value="1.975006" calcext:value-type="float">
            <text:p>1.975006</text:p>
          </table:table-cell>
          <table:table-cell office:value-type="float" office:value="1.823608" calcext:value-type="float">
            <text:p>1.823608</text:p>
          </table:table-cell>
          <table:table-cell office:value-type="float" office:value="2.280151" calcext:value-type="float">
            <text:p>2.280151</text:p>
          </table:table-cell>
          <table:table-cell office:value-type="float" office:value="2.115906" calcext:value-type="float">
            <text:p>2.1159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3" calcext:value-type="float">
            <text:p>11122003</text:p>
          </table:table-cell>
          <table:table-cell office:value-type="float" office:value="4.957822" calcext:value-type="float">
            <text:p>4.957822</text:p>
          </table:table-cell>
          <table:table-cell office:value-type="float" office:value="-5.1" calcext:value-type="float">
            <text:p>-5.1</text:p>
          </table:table-cell>
          <table:table-cell office:value-type="float" office:value="-10.3" calcext:value-type="float">
            <text:p>-10.3</text:p>
          </table:table-cell>
          <table:table-cell office:value-type="float" office:value="0.3279549" calcext:value-type="float">
            <text:p>0.3279549</text:p>
          </table:table-cell>
          <table:table-cell office:value-type="float" office:value="0.2553227" calcext:value-type="float">
            <text:p>0.2553227</text:p>
          </table:table-cell>
          <table:table-cell office:value-type="float" office:value="232.272" calcext:value-type="float">
            <text:p>232.272</text:p>
          </table:table-cell>
          <table:table-cell office:value-type="float" office:value="0" calcext:value-type="float">
            <text:p>0</text:p>
          </table:table-cell>
          <table:table-cell office:value-type="float" office:value="0.611969" calcext:value-type="float">
            <text:p>0.611969</text:p>
          </table:table-cell>
          <table:table-cell office:value-type="float" office:value="0.4170532" calcext:value-type="float">
            <text:p>0.4170532</text:p>
          </table:table-cell>
          <table:table-cell office:value-type="float" office:value="1.038269" calcext:value-type="float">
            <text:p>1.038269</text:p>
          </table:table-cell>
          <table:table-cell office:value-type="float" office:value="0.9244995" calcext:value-type="float">
            <text:p>0.9244995</text:p>
          </table:table-cell>
          <table:table-cell office:value-type="float" office:value="1.261719" calcext:value-type="float">
            <text:p>1.261719</text:p>
          </table:table-cell>
          <table:table-cell office:value-type="float" office:value="1.18454" calcext:value-type="float">
            <text:p>1.18454</text:p>
          </table:table-cell>
          <table:table-cell office:value-type="float" office:value="1.528107" calcext:value-type="float">
            <text:p>1.528107</text:p>
          </table:table-cell>
          <table:table-cell office:value-type="float" office:value="1.483612" calcext:value-type="float">
            <text:p>1.483612</text:p>
          </table:table-cell>
          <table:table-cell office:value-type="float" office:value="1.823151" calcext:value-type="float">
            <text:p>1.823151</text:p>
          </table:table-cell>
          <table:table-cell office:value-type="float" office:value="1.77597" calcext:value-type="float">
            <text:p>1.77597</text:p>
          </table:table-cell>
          <table:table-cell office:value-type="float" office:value="2.115234" calcext:value-type="float">
            <text:p>2.115234</text:p>
          </table:table-cell>
          <table:table-cell office:value-type="float" office:value="2.060974" calcext:value-type="float">
            <text:p>2.0609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3" calcext:value-type="float">
            <text:p>12122003</text:p>
          </table:table-cell>
          <table:table-cell office:value-type="float" office:value="2.99448" calcext:value-type="float">
            <text:p>2.99448</text:p>
          </table:table-cell>
          <table:table-cell office:value-type="float" office:value="-2.2" calcext:value-type="float">
            <text:p>-2.2</text:p>
          </table:table-cell>
          <table:table-cell office:value-type="float" office:value="-7.1" calcext:value-type="float">
            <text:p>-7.1</text:p>
          </table:table-cell>
          <table:table-cell office:value-type="float" office:value="0.4951922" calcext:value-type="float">
            <text:p>0.4951922</text:p>
          </table:table-cell>
          <table:table-cell office:value-type="float" office:value="0.3257259" calcext:value-type="float">
            <text:p>0.3257259</text:p>
          </table:table-cell>
          <table:table-cell office:value-type="float" office:value="233.46" calcext:value-type="float">
            <text:p>233.46</text:p>
          </table:table-cell>
          <table:table-cell office:value-type="float" office:value="0" calcext:value-type="float">
            <text:p>0</text:p>
          </table:table-cell>
          <table:table-cell office:value-type="float" office:value="1.21225" calcext:value-type="float">
            <text:p>1.21225</text:p>
          </table:table-cell>
          <table:table-cell office:value-type="float" office:value="0.6112366" calcext:value-type="float">
            <text:p>0.6112366</text:p>
          </table:table-cell>
          <table:table-cell office:value-type="float" office:value="1.422058" calcext:value-type="float">
            <text:p>1.422058</text:p>
          </table:table-cell>
          <table:table-cell office:value-type="float" office:value="1.038605" calcext:value-type="float">
            <text:p>1.038605</text:p>
          </table:table-cell>
          <table:table-cell office:value-type="float" office:value="1.540649" calcext:value-type="float">
            <text:p>1.540649</text:p>
          </table:table-cell>
          <table:table-cell office:value-type="float" office:value="1.262146" calcext:value-type="float">
            <text:p>1.262146</text:p>
          </table:table-cell>
          <table:table-cell office:value-type="float" office:value="1.712067" calcext:value-type="float">
            <text:p>1.712067</text:p>
          </table:table-cell>
          <table:table-cell office:value-type="float" office:value="1.528259" calcext:value-type="float">
            <text:p>1.528259</text:p>
          </table:table-cell>
          <table:table-cell office:value-type="float" office:value="1.909241" calcext:value-type="float">
            <text:p>1.909241</text:p>
          </table:table-cell>
          <table:table-cell office:value-type="float" office:value="1.796661" calcext:value-type="float">
            <text:p>1.796661</text:p>
          </table:table-cell>
          <table:table-cell office:value-type="float" office:value="2.125671" calcext:value-type="float">
            <text:p>2.125671</text:p>
          </table:table-cell>
          <table:table-cell office:value-type="float" office:value="2.06424" calcext:value-type="float">
            <text:p>2.064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3" calcext:value-type="float">
            <text:p>13122003</text:p>
          </table:table-cell>
          <table:table-cell office:value-type="float" office:value="3.57048" calcext:value-type="float">
            <text:p>3.57048</text:p>
          </table:table-cell>
          <table:table-cell office:value-type="float" office:value="1.5" calcext:value-type="float">
            <text:p>1.5</text:p>
          </table:table-cell>
          <table:table-cell office:value-type="float" office:value="-2.5" calcext:value-type="float">
            <text:p>-2.5</text:p>
          </table:table-cell>
          <table:table-cell office:value-type="float" office:value="0.6198902" calcext:value-type="float">
            <text:p>0.6198902</text:p>
          </table:table-cell>
          <table:table-cell office:value-type="float" office:value="0.5012461" calcext:value-type="float">
            <text:p>0.5012461</text:p>
          </table:table-cell>
          <table:table-cell office:value-type="float" office:value="497.196" calcext:value-type="float">
            <text:p>497.196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1.525269" calcext:value-type="float">
            <text:p>1.525269</text:p>
          </table:table-cell>
          <table:table-cell office:value-type="float" office:value="0.9516602" calcext:value-type="float">
            <text:p>0.9516602</text:p>
          </table:table-cell>
          <table:table-cell office:value-type="float" office:value="1.710907" calcext:value-type="float">
            <text:p>1.710907</text:p>
          </table:table-cell>
          <table:table-cell office:value-type="float" office:value="1.353668" calcext:value-type="float">
            <text:p>1.353668</text:p>
          </table:table-cell>
          <table:table-cell office:value-type="float" office:value="1.813721" calcext:value-type="float">
            <text:p>1.813721</text:p>
          </table:table-cell>
          <table:table-cell office:value-type="float" office:value="1.546722" calcext:value-type="float">
            <text:p>1.546722</text:p>
          </table:table-cell>
          <table:table-cell office:value-type="float" office:value="1.957184" calcext:value-type="float">
            <text:p>1.957184</text:p>
          </table:table-cell>
          <table:table-cell office:value-type="float" office:value="1.71701" calcext:value-type="float">
            <text:p>1.71701</text:p>
          </table:table-cell>
          <table:table-cell office:value-type="float" office:value="2.120148" calcext:value-type="float">
            <text:p>2.120148</text:p>
          </table:table-cell>
          <table:table-cell office:value-type="float" office:value="1.913055" calcext:value-type="float">
            <text:p>1.913055</text:p>
          </table:table-cell>
          <table:table-cell office:value-type="float" office:value="2.299561" calcext:value-type="float">
            <text:p>2.299561</text:p>
          </table:table-cell>
          <table:table-cell office:value-type="float" office:value="2.128418" calcext:value-type="float">
            <text:p>2.1284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3" calcext:value-type="float">
            <text:p>14122003</text:p>
          </table:table-cell>
          <table:table-cell office:value-type="float" office:value="5.67252" calcext:value-type="float">
            <text:p>5.67252</text:p>
          </table:table-cell>
          <table:table-cell office:value-type="float" office:value="-1.5" calcext:value-type="float">
            <text:p>-1.5</text:p>
          </table:table-cell>
          <table:table-cell office:value-type="float" office:value="-17.1" calcext:value-type="float">
            <text:p>-17.1</text:p>
          </table:table-cell>
          <table:table-cell office:value-type="float" office:value="0.5402656" calcext:value-type="float">
            <text:p>0.5402656</text:p>
          </table:table-cell>
          <table:table-cell office:value-type="float" office:value="0.1240543" calcext:value-type="float">
            <text:p>0.1240543</text:p>
          </table:table-cell>
          <table:table-cell office:value-type="float" office:value="516.78" calcext:value-type="float">
            <text:p>516.78</text:p>
          </table:table-cell>
          <table:table-cell office:value-type="float" office:value="1.2" calcext:value-type="float">
            <text:p>1.2</text:p>
          </table:table-cell>
          <table:table-cell office:value-type="float" office:value="1.66629" calcext:value-type="float">
            <text:p>1.66629</text:p>
          </table:table-cell>
          <table:table-cell office:value-type="float" office:value="0.1920166" calcext:value-type="float">
            <text:p>0.1920166</text:p>
          </table:table-cell>
          <table:table-cell office:value-type="float" office:value="1.837738" calcext:value-type="float">
            <text:p>1.837738</text:p>
          </table:table-cell>
          <table:table-cell office:value-type="float" office:value="0.9533386" calcext:value-type="float">
            <text:p>0.9533386</text:p>
          </table:table-cell>
          <table:table-cell office:value-type="float" office:value="1.938904" calcext:value-type="float">
            <text:p>1.938904</text:p>
          </table:table-cell>
          <table:table-cell office:value-type="float" office:value="1.324615" calcext:value-type="float">
            <text:p>1.324615</text:p>
          </table:table-cell>
          <table:table-cell office:value-type="float" office:value="2.079285" calcext:value-type="float">
            <text:p>2.079285</text:p>
          </table:table-cell>
          <table:table-cell office:value-type="float" office:value="1.683868" calcext:value-type="float">
            <text:p>1.683868</text:p>
          </table:table-cell>
          <table:table-cell office:value-type="float" office:value="2.236389" calcext:value-type="float">
            <text:p>2.236389</text:p>
          </table:table-cell>
          <table:table-cell office:value-type="float" office:value="1.990967" calcext:value-type="float">
            <text:p>1.990967</text:p>
          </table:table-cell>
          <table:table-cell office:value-type="float" office:value="2.407104" calcext:value-type="float">
            <text:p>2.407104</text:p>
          </table:table-cell>
          <table:table-cell office:value-type="float" office:value="2.261444" calcext:value-type="float">
            <text:p>2.2614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3" calcext:value-type="float">
            <text:p>15122003</text:p>
          </table:table-cell>
          <table:table-cell office:value-type="float" office:value="2.8746" calcext:value-type="float">
            <text:p>2.8746</text:p>
          </table:table-cell>
          <table:table-cell office:value-type="float" office:value="-9.5" calcext:value-type="float">
            <text:p>-9.5</text:p>
          </table:table-cell>
          <table:table-cell office:value-type="float" office:value="-18.1" calcext:value-type="float">
            <text:p>-18.1</text:p>
          </table:table-cell>
          <table:table-cell office:value-type="float" office:value="0.2421415" calcext:value-type="float">
            <text:p>0.2421415</text:p>
          </table:table-cell>
          <table:table-cell office:value-type="float" office:value="0.1316989" calcext:value-type="float">
            <text:p>0.1316989</text:p>
          </table:table-cell>
          <table:table-cell office:value-type="float" office:value="294.588" calcext:value-type="float">
            <text:p>294.588</text:p>
          </table:table-cell>
          <table:table-cell office:value-type="float" office:value="0.6" calcext:value-type="float">
            <text:p>0.6</text:p>
          </table:table-cell>
          <table:table-cell office:value-type="float" office:value="0.1668091" calcext:value-type="float">
            <text:p>0.1668091</text:p>
          </table:table-cell>
          <table:table-cell office:value-type="float" office:value="-0.009368896" calcext:value-type="float">
            <text:p>-0.009368896</text:p>
          </table:table-cell>
          <table:table-cell office:value-type="float" office:value="0.9310608" calcext:value-type="float">
            <text:p>0.9310608</text:p>
          </table:table-cell>
          <table:table-cell office:value-type="float" office:value="0.6348877" calcext:value-type="float">
            <text:p>0.6348877</text:p>
          </table:table-cell>
          <table:table-cell office:value-type="float" office:value="1.308807" calcext:value-type="float">
            <text:p>1.308807</text:p>
          </table:table-cell>
          <table:table-cell office:value-type="float" office:value="0.924469" calcext:value-type="float">
            <text:p>0.924469</text:p>
          </table:table-cell>
          <table:table-cell office:value-type="float" office:value="1.673401" calcext:value-type="float">
            <text:p>1.673401</text:p>
          </table:table-cell>
          <table:table-cell office:value-type="float" office:value="1.251526" calcext:value-type="float">
            <text:p>1.251526</text:p>
          </table:table-cell>
          <table:table-cell office:value-type="float" office:value="1.983734" calcext:value-type="float">
            <text:p>1.983734</text:p>
          </table:table-cell>
          <table:table-cell office:value-type="float" office:value="1.56723" calcext:value-type="float">
            <text:p>1.56723</text:p>
          </table:table-cell>
          <table:table-cell office:value-type="float" office:value="2.256409" calcext:value-type="float">
            <text:p>2.256409</text:p>
          </table:table-cell>
          <table:table-cell office:value-type="float" office:value="1.872192" calcext:value-type="float">
            <text:p>1.87219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3" calcext:value-type="float">
            <text:p>16122003</text:p>
          </table:table-cell>
          <table:table-cell office:value-type="float" office:value="4.27248" calcext:value-type="float">
            <text:p>4.27248</text:p>
          </table:table-cell>
          <table:table-cell office:value-type="float" office:value="4.6" calcext:value-type="float">
            <text:p>4.6</text:p>
          </table:table-cell>
          <table:table-cell office:value-type="float" office:value="-12.6" calcext:value-type="float">
            <text:p>-12.6</text:p>
          </table:table-cell>
          <table:table-cell office:value-type="float" office:value="0.6745825" calcext:value-type="float">
            <text:p>0.6745825</text:p>
          </table:table-cell>
          <table:table-cell office:value-type="float" office:value="0.232391" calcext:value-type="float">
            <text:p>0.232391</text:p>
          </table:table-cell>
          <table:table-cell office:value-type="float" office:value="310.428" calcext:value-type="float">
            <text:p>310.428</text:p>
          </table:table-cell>
          <table:table-cell office:value-type="float" office:value="0" calcext:value-type="float">
            <text:p>0</text:p>
          </table:table-cell>
          <table:table-cell office:value-type="float" office:value="0.5172729" calcext:value-type="float">
            <text:p>0.5172729</text:p>
          </table:table-cell>
          <table:table-cell office:value-type="float" office:value="-0.01660156" calcext:value-type="float">
            <text:p>-0.01660156</text:p>
          </table:table-cell>
          <table:table-cell office:value-type="float" office:value="0.8517151" calcext:value-type="float">
            <text:p>0.8517151</text:p>
          </table:table-cell>
          <table:table-cell office:value-type="float" office:value="0.542511" calcext:value-type="float">
            <text:p>0.542511</text:p>
          </table:table-cell>
          <table:table-cell office:value-type="float" office:value="1.030609" calcext:value-type="float">
            <text:p>1.030609</text:p>
          </table:table-cell>
          <table:table-cell office:value-type="float" office:value="0.8260498" calcext:value-type="float">
            <text:p>0.8260498</text:p>
          </table:table-cell>
          <table:table-cell office:value-type="float" office:value="1.259888" calcext:value-type="float">
            <text:p>1.259888</text:p>
          </table:table-cell>
          <table:table-cell office:value-type="float" office:value="1.145172" calcext:value-type="float">
            <text:p>1.145172</text:p>
          </table:table-cell>
          <table:table-cell office:value-type="float" office:value="1.565155" calcext:value-type="float">
            <text:p>1.565155</text:p>
          </table:table-cell>
          <table:table-cell office:value-type="float" office:value="1.452179" calcext:value-type="float">
            <text:p>1.452179</text:p>
          </table:table-cell>
          <table:table-cell office:value-type="float" office:value="1.87027" calcext:value-type="float">
            <text:p>1.87027</text:p>
          </table:table-cell>
          <table:table-cell office:value-type="float" office:value="1.747009" calcext:value-type="float">
            <text:p>1.7470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3" calcext:value-type="float">
            <text:p>17122003</text:p>
          </table:table-cell>
          <table:table-cell office:value-type="float" office:value="4.22954" calcext:value-type="float">
            <text:p>4.22954</text:p>
          </table:table-cell>
          <table:table-cell office:value-type="float" office:value="4" calcext:value-type="float">
            <text:p>4</text:p>
          </table:table-cell>
          <table:table-cell office:value-type="float" office:value="-3.9" calcext:value-type="float">
            <text:p>-3.9</text:p>
          </table:table-cell>
          <table:table-cell office:value-type="float" office:value="0.6325363" calcext:value-type="float">
            <text:p>0.6325363</text:p>
          </table:table-cell>
          <table:table-cell office:value-type="float" office:value="0.4146963" calcext:value-type="float">
            <text:p>0.4146963</text:p>
          </table:table-cell>
          <table:table-cell office:value-type="float" office:value="235.116" calcext:value-type="float">
            <text:p>235.116</text:p>
          </table:table-cell>
          <table:table-cell office:value-type="float" office:value="0" calcext:value-type="float">
            <text:p>0</text:p>
          </table:table-cell>
          <table:table-cell office:value-type="float" office:value="0.5727234" calcext:value-type="float">
            <text:p>0.5727234</text:p>
          </table:table-cell>
          <table:table-cell office:value-type="float" office:value="0.5200195" calcext:value-type="float">
            <text:p>0.5200195</text:p>
          </table:table-cell>
          <table:table-cell office:value-type="float" office:value="0.9482727" calcext:value-type="float">
            <text:p>0.9482727</text:p>
          </table:table-cell>
          <table:table-cell office:value-type="float" office:value="0.8555908" calcext:value-type="float">
            <text:p>0.8555908</text:p>
          </table:table-cell>
          <table:table-cell office:value-type="float" office:value="1.145294" calcext:value-type="float">
            <text:p>1.145294</text:p>
          </table:table-cell>
          <table:table-cell office:value-type="float" office:value="1.03479" calcext:value-type="float">
            <text:p>1.03479</text:p>
          </table:table-cell>
          <table:table-cell office:value-type="float" office:value="1.37854" calcext:value-type="float">
            <text:p>1.37854</text:p>
          </table:table-cell>
          <table:table-cell office:value-type="float" office:value="1.263397" calcext:value-type="float">
            <text:p>1.263397</text:p>
          </table:table-cell>
          <table:table-cell office:value-type="float" office:value="1.613525" calcext:value-type="float">
            <text:p>1.613525</text:p>
          </table:table-cell>
          <table:table-cell office:value-type="float" office:value="1.509613" calcext:value-type="float">
            <text:p>1.509613</text:p>
          </table:table-cell>
          <table:table-cell office:value-type="float" office:value="1.849243" calcext:value-type="float">
            <text:p>1.849243</text:p>
          </table:table-cell>
          <table:table-cell office:value-type="float" office:value="1.768311" calcext:value-type="float">
            <text:p>1.7683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3" calcext:value-type="float">
            <text:p>18122003</text:p>
          </table:table-cell>
          <table:table-cell office:value-type="float" office:value="3.3354" calcext:value-type="float">
            <text:p>3.3354</text:p>
          </table:table-cell>
          <table:table-cell office:value-type="float" office:value="1.2" calcext:value-type="float">
            <text:p>1.2</text:p>
          </table:table-cell>
          <table:table-cell office:value-type="float" office:value="-10.2" calcext:value-type="float">
            <text:p>-10.2</text:p>
          </table:table-cell>
          <table:table-cell office:value-type="float" office:value="0.6369417" calcext:value-type="float">
            <text:p>0.6369417</text:p>
          </table:table-cell>
          <table:table-cell office:value-type="float" office:value="0.2813676" calcext:value-type="float">
            <text:p>0.2813676</text:p>
          </table:table-cell>
          <table:table-cell office:value-type="float" office:value="203.868" calcext:value-type="float">
            <text:p>203.868</text:p>
          </table:table-cell>
          <table:table-cell office:value-type="float" office:value="0" calcext:value-type="float">
            <text:p>0</text:p>
          </table:table-cell>
          <table:table-cell office:value-type="float" office:value="0.6055603" calcext:value-type="float">
            <text:p>0.6055603</text:p>
          </table:table-cell>
          <table:table-cell office:value-type="float" office:value="0.5601807" calcext:value-type="float">
            <text:p>0.5601807</text:p>
          </table:table-cell>
          <table:table-cell office:value-type="float" office:value="0.9719849" calcext:value-type="float">
            <text:p>0.9719849</text:p>
          </table:table-cell>
          <table:table-cell office:value-type="float" office:value="0.9463196" calcext:value-type="float">
            <text:p>0.9463196</text:p>
          </table:table-cell>
          <table:table-cell office:value-type="float" office:value="1.164062" calcext:value-type="float">
            <text:p>1.164062</text:p>
          </table:table-cell>
          <table:table-cell office:value-type="float" office:value="1.14563" calcext:value-type="float">
            <text:p>1.14563</text:p>
          </table:table-cell>
          <table:table-cell office:value-type="float" office:value="1.392883" calcext:value-type="float">
            <text:p>1.392883</text:p>
          </table:table-cell>
          <table:table-cell office:value-type="float" office:value="1.378906" calcext:value-type="float">
            <text:p>1.378906</text:p>
          </table:table-cell>
          <table:table-cell office:value-type="float" office:value="1.623413" calcext:value-type="float">
            <text:p>1.623413</text:p>
          </table:table-cell>
          <table:table-cell office:value-type="float" office:value="1.613739" calcext:value-type="float">
            <text:p>1.613739</text:p>
          </table:table-cell>
          <table:table-cell office:value-type="float" office:value="1.854919" calcext:value-type="float">
            <text:p>1.854919</text:p>
          </table:table-cell>
          <table:table-cell office:value-type="float" office:value="1.849487" calcext:value-type="float">
            <text:p>1.8494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3" calcext:value-type="float">
            <text:p>19122003</text:p>
          </table:table-cell>
          <table:table-cell office:value-type="float" office:value="2.65536" calcext:value-type="float">
            <text:p>2.65536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7019839" calcext:value-type="float">
            <text:p>0.7019839</text:p>
          </table:table-cell>
          <table:table-cell office:value-type="float" office:value="0.5205049" calcext:value-type="float">
            <text:p>0.5205049</text:p>
          </table:table-cell>
          <table:table-cell office:value-type="float" office:value="427.428" calcext:value-type="float">
            <text:p>427.428</text:p>
          </table:table-cell>
          <table:table-cell office:value-type="float" office:value="0" calcext:value-type="float">
            <text:p>0</text:p>
          </table:table-cell>
          <table:table-cell office:value-type="float" office:value="1.002472" calcext:value-type="float">
            <text:p>1.002472</text:p>
          </table:table-cell>
          <table:table-cell office:value-type="float" office:value="0.6060791" calcext:value-type="float">
            <text:p>0.6060791</text:p>
          </table:table-cell>
          <table:table-cell office:value-type="float" office:value="1.24411" calcext:value-type="float">
            <text:p>1.24411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1.374512" calcext:value-type="float">
            <text:p>1.374512</text:p>
          </table:table-cell>
          <table:table-cell office:value-type="float" office:value="1.164429" calcext:value-type="float">
            <text:p>1.164429</text:p>
          </table:table-cell>
          <table:table-cell office:value-type="float" office:value="1.544006" calcext:value-type="float">
            <text:p>1.544006</text:p>
          </table:table-cell>
          <table:table-cell office:value-type="float" office:value="1.393127" calcext:value-type="float">
            <text:p>1.393127</text:p>
          </table:table-cell>
          <table:table-cell office:value-type="float" office:value="1.726959" calcext:value-type="float">
            <text:p>1.726959</text:p>
          </table:table-cell>
          <table:table-cell office:value-type="float" office:value="1.623535" calcext:value-type="float">
            <text:p>1.623535</text:p>
          </table:table-cell>
          <table:table-cell office:value-type="float" office:value="1.920776" calcext:value-type="float">
            <text:p>1.920776</text:p>
          </table:table-cell>
          <table:table-cell office:value-type="float" office:value="1.854279" calcext:value-type="float">
            <text:p>1.85427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3" calcext:value-type="float">
            <text:p>20122003</text:p>
          </table:table-cell>
          <table:table-cell office:value-type="float" office:value="2.79108" calcext:value-type="float">
            <text:p>2.79108</text:p>
          </table:table-cell>
          <table:table-cell office:value-type="float" office:value="0.2" calcext:value-type="float">
            <text:p>0.2</text:p>
          </table:table-cell>
          <table:table-cell office:value-type="float" office:value="-12.3" calcext:value-type="float">
            <text:p>-12.3</text:p>
          </table:table-cell>
          <table:table-cell office:value-type="float" office:value="0.5148807" calcext:value-type="float">
            <text:p>0.5148807</text:p>
          </table:table-cell>
          <table:table-cell office:value-type="float" office:value="0.1934594" calcext:value-type="float">
            <text:p>0.1934594</text:p>
          </table:table-cell>
          <table:table-cell office:value-type="float" office:value="359.28" calcext:value-type="float">
            <text:p>359.28</text:p>
          </table:table-cell>
          <table:table-cell office:value-type="float" office:value="0" calcext:value-type="float">
            <text:p>0</text:p>
          </table:table-cell>
          <table:table-cell office:value-type="float" office:value="1.380035" calcext:value-type="float">
            <text:p>1.380035</text:p>
          </table:table-cell>
          <table:table-cell office:value-type="float" office:value="1.005951" calcext:value-type="float">
            <text:p>1.005951</text:p>
          </table:table-cell>
          <table:table-cell office:value-type="float" office:value="1.565857" calcext:value-type="float">
            <text:p>1.565857</text:p>
          </table:table-cell>
          <table:table-cell office:value-type="float" office:value="1.247253" calcext:value-type="float">
            <text:p>1.247253</text:p>
          </table:table-cell>
          <table:table-cell office:value-type="float" office:value="1.665405" calcext:value-type="float">
            <text:p>1.665405</text:p>
          </table:table-cell>
          <table:table-cell office:value-type="float" office:value="1.37738" calcext:value-type="float">
            <text:p>1.37738</text:p>
          </table:table-cell>
          <table:table-cell office:value-type="float" office:value="1.796143" calcext:value-type="float">
            <text:p>1.796143</text:p>
          </table:table-cell>
          <table:table-cell office:value-type="float" office:value="1.546539" calcext:value-type="float">
            <text:p>1.546539</text:p>
          </table:table-cell>
          <table:table-cell office:value-type="float" office:value="1.940277" calcext:value-type="float">
            <text:p>1.940277</text:p>
          </table:table-cell>
          <table:table-cell office:value-type="float" office:value="1.729126" calcext:value-type="float">
            <text:p>1.729126</text:p>
          </table:table-cell>
          <table:table-cell office:value-type="float" office:value="2.096588" calcext:value-type="float">
            <text:p>2.096588</text:p>
          </table:table-cell>
          <table:table-cell office:value-type="float" office:value="1.922546" calcext:value-type="float">
            <text:p>1.92254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3" calcext:value-type="float">
            <text:p>21122003</text:p>
          </table:table-cell>
          <table:table-cell office:value-type="float" office:value="5.435883" calcext:value-type="float">
            <text:p>5.435883</text:p>
          </table:table-cell>
          <table:table-cell office:value-type="float" office:value="-10.4" calcext:value-type="float">
            <text:p>-10.4</text:p>
          </table:table-cell>
          <table:table-cell office:value-type="float" office:value="-16.4" calcext:value-type="float">
            <text:p>-16.4</text:p>
          </table:table-cell>
          <table:table-cell office:value-type="float" office:value="0.1991385" calcext:value-type="float">
            <text:p>0.1991385</text:p>
          </table:table-cell>
          <table:table-cell office:value-type="float" office:value="0.1551928" calcext:value-type="float">
            <text:p>0.1551928</text:p>
          </table:table-cell>
          <table:table-cell office:value-type="float" office:value="182.844" calcext:value-type="float">
            <text:p>182.844</text:p>
          </table:table-cell>
          <table:table-cell office:value-type="float" office:value="0" calcext:value-type="float">
            <text:p>0</text:p>
          </table:table-cell>
          <table:table-cell office:value-type="float" office:value="1.388" calcext:value-type="float">
            <text:p>1.388</text:p>
          </table:table-cell>
          <table:table-cell office:value-type="float" office:value="0.9493408" calcext:value-type="float">
            <text:p>0.9493408</text:p>
          </table:table-cell>
          <table:table-cell office:value-type="float" office:value="1.581451" calcext:value-type="float">
            <text:p>1.581451</text:p>
          </table:table-cell>
          <table:table-cell office:value-type="float" office:value="1.326935" calcext:value-type="float">
            <text:p>1.326935</text:p>
          </table:table-cell>
          <table:table-cell office:value-type="float" office:value="1.687225" calcext:value-type="float">
            <text:p>1.687225</text:p>
          </table:table-cell>
          <table:table-cell office:value-type="float" office:value="1.512146" calcext:value-type="float">
            <text:p>1.512146</text:p>
          </table:table-cell>
          <table:table-cell office:value-type="float" office:value="1.825592" calcext:value-type="float">
            <text:p>1.825592</text:p>
          </table:table-cell>
          <table:table-cell office:value-type="float" office:value="1.717255" calcext:value-type="float">
            <text:p>1.717255</text:p>
          </table:table-cell>
          <table:table-cell office:value-type="float" office:value="1.977631" calcext:value-type="float">
            <text:p>1.977631</text:p>
          </table:table-cell>
          <table:table-cell office:value-type="float" office:value="1.913086" calcext:value-type="float">
            <text:p>1.913086</text:p>
          </table:table-cell>
          <table:table-cell office:value-type="float" office:value="2.140259" calcext:value-type="float">
            <text:p>2.140259</text:p>
          </table:table-cell>
          <table:table-cell office:value-type="float" office:value="2.098663" calcext:value-type="float">
            <text:p>2.0986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3" calcext:value-type="float">
            <text:p>22122003</text:p>
          </table:table-cell>
          <table:table-cell office:value-type="float" office:value="5.301456" calcext:value-type="float">
            <text:p>5.301456</text:p>
          </table:table-cell>
          <table:table-cell office:value-type="float" office:value="-8.2" calcext:value-type="float">
            <text:p>-8.2</text:p>
          </table:table-cell>
          <table:table-cell office:value-type="float" office:value="-17.2" calcext:value-type="float">
            <text:p>-17.2</text:p>
          </table:table-cell>
          <table:table-cell office:value-type="float" office:value="0.2466114" calcext:value-type="float">
            <text:p>0.2466114</text:p>
          </table:table-cell>
          <table:table-cell office:value-type="float" office:value="0.152243" calcext:value-type="float">
            <text:p>0.152243</text:p>
          </table:table-cell>
          <table:table-cell office:value-type="float" office:value="268.092" calcext:value-type="float">
            <text:p>268.092</text:p>
          </table:table-cell>
          <table:table-cell office:value-type="float" office:value="0.4" calcext:value-type="float">
            <text:p>0.4</text:p>
          </table:table-cell>
          <table:table-cell office:value-type="float" office:value="1.128418" calcext:value-type="float">
            <text:p>1.128418</text:p>
          </table:table-cell>
          <table:table-cell office:value-type="float" office:value="0.03561401" calcext:value-type="float">
            <text:p>0.03561401</text:p>
          </table:table-cell>
          <table:table-cell office:value-type="float" office:value="1.41803" calcext:value-type="float">
            <text:p>1.41803</text:p>
          </table:table-cell>
          <table:table-cell office:value-type="float" office:value="0.6857605" calcext:value-type="float">
            <text:p>0.6857605</text:p>
          </table:table-cell>
          <table:table-cell office:value-type="float" office:value="1.568756" calcext:value-type="float">
            <text:p>1.568756</text:p>
          </table:table-cell>
          <table:table-cell office:value-type="float" office:value="1.000397" calcext:value-type="float">
            <text:p>1.000397</text:p>
          </table:table-cell>
          <table:table-cell office:value-type="float" office:value="1.74884" calcext:value-type="float">
            <text:p>1.74884</text:p>
          </table:table-cell>
          <table:table-cell office:value-type="float" office:value="1.31485" calcext:value-type="float">
            <text:p>1.31485</text:p>
          </table:table-cell>
          <table:table-cell office:value-type="float" office:value="1.931854" calcext:value-type="float">
            <text:p>1.931854</text:p>
          </table:table-cell>
          <table:table-cell office:value-type="float" office:value="1.600555" calcext:value-type="float">
            <text:p>1.600555</text:p>
          </table:table-cell>
          <table:table-cell office:value-type="float" office:value="2.116058" calcext:value-type="float">
            <text:p>2.116058</text:p>
          </table:table-cell>
          <table:table-cell office:value-type="float" office:value="1.867645" calcext:value-type="float">
            <text:p>1.8676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3" calcext:value-type="float">
            <text:p>23122003</text:p>
          </table:table-cell>
          <table:table-cell office:value-type="float" office:value="1.35288" calcext:value-type="float">
            <text:p>1.35288</text:p>
          </table:table-cell>
          <table:table-cell office:value-type="float" office:value="-6.6" calcext:value-type="float">
            <text:p>-6.6</text:p>
          </table:table-cell>
          <table:table-cell office:value-type="float" office:value="-10.7" calcext:value-type="float">
            <text:p>-10.7</text:p>
          </table:table-cell>
          <table:table-cell office:value-type="float" office:value="0.3677568" calcext:value-type="float">
            <text:p>0.3677568</text:p>
          </table:table-cell>
          <table:table-cell office:value-type="float" office:value="0.261488" calcext:value-type="float">
            <text:p>0.261488</text:p>
          </table:table-cell>
          <table:table-cell office:value-type="float" office:value="280.656" calcext:value-type="float">
            <text:p>280.656</text:p>
          </table:table-cell>
          <table:table-cell office:value-type="float" office:value="3.2" calcext:value-type="float">
            <text:p>3.2</text:p>
          </table:table-cell>
          <table:table-cell office:value-type="float" office:value="-0.00302124" calcext:value-type="float">
            <text:p>-0.00302124</text:p>
          </table:table-cell>
          <table:table-cell office:value-type="float" office:value="-0.1547241" calcext:value-type="float">
            <text:p>-0.1547241</text:p>
          </table:table-cell>
          <table:table-cell office:value-type="float" office:value="0.6654053" calcext:value-type="float">
            <text:p>0.6654053</text:p>
          </table:table-cell>
          <table:table-cell office:value-type="float" office:value="0.4504395" calcext:value-type="float">
            <text:p>0.4504395</text:p>
          </table:table-cell>
          <table:table-cell office:value-type="float" office:value="0.9888611" calcext:value-type="float">
            <text:p>0.9888611</text:p>
          </table:table-cell>
          <table:table-cell office:value-type="float" office:value="0.7156067" calcext:value-type="float">
            <text:p>0.7156067</text:p>
          </table:table-cell>
          <table:table-cell office:value-type="float" office:value="1.308868" calcext:value-type="float">
            <text:p>1.308868</text:p>
          </table:table-cell>
          <table:table-cell office:value-type="float" office:value="1.009674" calcext:value-type="float">
            <text:p>1.009674</text:p>
          </table:table-cell>
          <table:table-cell office:value-type="float" office:value="1.596832" calcext:value-type="float">
            <text:p>1.596832</text:p>
          </table:table-cell>
          <table:table-cell office:value-type="float" office:value="1.298248" calcext:value-type="float">
            <text:p>1.298248</text:p>
          </table:table-cell>
          <table:table-cell office:value-type="float" office:value="1.864655" calcext:value-type="float">
            <text:p>1.864655</text:p>
          </table:table-cell>
          <table:table-cell office:value-type="float" office:value="1.579926" calcext:value-type="float">
            <text:p>1.5799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3" calcext:value-type="float">
            <text:p>24122003</text:p>
          </table:table-cell>
          <table:table-cell office:value-type="float" office:value="3.39228" calcext:value-type="float">
            <text:p>3.39228</text:p>
          </table:table-cell>
          <table:table-cell office:value-type="float" office:value="-2.7" calcext:value-type="float">
            <text:p>-2.7</text:p>
          </table:table-cell>
          <table:table-cell office:value-type="float" office:value="-10.6" calcext:value-type="float">
            <text:p>-10.6</text:p>
          </table:table-cell>
          <table:table-cell office:value-type="float" office:value="0.3953108" calcext:value-type="float">
            <text:p>0.3953108</text:p>
          </table:table-cell>
          <table:table-cell office:value-type="float" office:value="0.2673973" calcext:value-type="float">
            <text:p>0.2673973</text:p>
          </table:table-cell>
          <table:table-cell office:value-type="float" office:value="186.084" calcext:value-type="float">
            <text:p>186.084</text:p>
          </table:table-cell>
          <table:table-cell office:value-type="float" office:value="0.6" calcext:value-type="float">
            <text:p>0.6</text:p>
          </table:table-cell>
          <table:table-cell office:value-type="float" office:value="0.03646851" calcext:value-type="float">
            <text:p>0.03646851</text:p>
          </table:table-cell>
          <table:table-cell office:value-type="float" office:value="-0.03109741" calcext:value-type="float">
            <text:p>-0.03109741</text:p>
          </table:table-cell>
          <table:table-cell office:value-type="float" office:value="0.4754639" calcext:value-type="float">
            <text:p>0.4754639</text:p>
          </table:table-cell>
          <table:table-cell office:value-type="float" office:value="0.4455261" calcext:value-type="float">
            <text:p>0.4455261</text:p>
          </table:table-cell>
          <table:table-cell office:value-type="float" office:value="0.7145996" calcext:value-type="float">
            <text:p>0.7145996</text:p>
          </table:table-cell>
          <table:table-cell office:value-type="float" office:value="0.6900635" calcext:value-type="float">
            <text:p>0.6900635</text:p>
          </table:table-cell>
          <table:table-cell office:value-type="float" office:value="1.008453" calcext:value-type="float">
            <text:p>1.008453</text:p>
          </table:table-cell>
          <table:table-cell office:value-type="float" office:value="0.962738" calcext:value-type="float">
            <text:p>0.962738</text:p>
          </table:table-cell>
          <table:table-cell office:value-type="float" office:value="1.296844" calcext:value-type="float">
            <text:p>1.296844</text:p>
          </table:table-cell>
          <table:table-cell office:value-type="float" office:value="1.226501" calcext:value-type="float">
            <text:p>1.226501</text:p>
          </table:table-cell>
          <table:table-cell office:value-type="float" office:value="1.5784" calcext:value-type="float">
            <text:p>1.5784</text:p>
          </table:table-cell>
          <table:table-cell office:value-type="float" office:value="1.487122" calcext:value-type="float">
            <text:p>1.4871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3" calcext:value-type="float">
            <text:p>25122003</text:p>
          </table:table-cell>
          <table:table-cell office:value-type="float" office:value="1.63368" calcext:value-type="float">
            <text:p>1.63368</text:p>
          </table:table-cell>
          <table:table-cell office:value-type="float" office:value="-1.1" calcext:value-type="float">
            <text:p>-1.1</text:p>
          </table:table-cell>
          <table:table-cell office:value-type="float" office:value="-6.1" calcext:value-type="float">
            <text:p>-6.1</text:p>
          </table:table-cell>
          <table:table-cell office:value-type="float" office:value="0.55641" calcext:value-type="float">
            <text:p>0.55641</text:p>
          </table:table-cell>
          <table:table-cell office:value-type="float" office:value="0.3693959" calcext:value-type="float">
            <text:p>0.3693959</text:p>
          </table:table-cell>
          <table:table-cell office:value-type="float" office:value="391.896" calcext:value-type="float">
            <text:p>391.896</text:p>
          </table:table-cell>
          <table:table-cell office:value-type="float" office:value="8.2" calcext:value-type="float">
            <text:p>8.2</text:p>
          </table:table-cell>
          <table:table-cell office:value-type="float" office:value="0.3413391" calcext:value-type="float">
            <text:p>0.3413391</text:p>
          </table:table-cell>
          <table:table-cell office:value-type="float" office:value="0.0006713867" calcext:value-type="float">
            <text:p>0.0006713867</text:p>
          </table:table-cell>
          <table:table-cell office:value-type="float" office:value="0.6676025" calcext:value-type="float">
            <text:p>0.6676025</text:p>
          </table:table-cell>
          <table:table-cell office:value-type="float" office:value="0.4519653" calcext:value-type="float">
            <text:p>0.4519653</text:p>
          </table:table-cell>
          <table:table-cell office:value-type="float" office:value="0.8383179" calcext:value-type="float">
            <text:p>0.8383179</text:p>
          </table:table-cell>
          <table:table-cell office:value-type="float" office:value="0.6834106" calcext:value-type="float">
            <text:p>0.6834106</text:p>
          </table:table-cell>
          <table:table-cell office:value-type="float" office:value="1.042938" calcext:value-type="float">
            <text:p>1.042938</text:p>
          </table:table-cell>
          <table:table-cell office:value-type="float" office:value="0.9428711" calcext:value-type="float">
            <text:p>0.9428711</text:p>
          </table:table-cell>
          <table:table-cell office:value-type="float" office:value="1.257965" calcext:value-type="float">
            <text:p>1.257965</text:p>
          </table:table-cell>
          <table:table-cell office:value-type="float" office:value="1.198639" calcext:value-type="float">
            <text:p>1.198639</text:p>
          </table:table-cell>
          <table:table-cell office:value-type="float" office:value="1.486511" calcext:value-type="float">
            <text:p>1.486511</text:p>
          </table:table-cell>
          <table:table-cell office:value-type="float" office:value="1.450745" calcext:value-type="float">
            <text:p>1.4507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3" calcext:value-type="float">
            <text:p>26122003</text:p>
          </table:table-cell>
          <table:table-cell office:value-type="float" office:value="3.67668" calcext:value-type="float">
            <text:p>3.67668</text:p>
          </table:table-cell>
          <table:table-cell office:value-type="float" office:value="0.6" calcext:value-type="float">
            <text:p>0.6</text:p>
          </table:table-cell>
          <table:table-cell office:value-type="float" office:value="-3.1" calcext:value-type="float">
            <text:p>-3.1</text:p>
          </table:table-cell>
          <table:table-cell office:value-type="float" office:value="0.621545" calcext:value-type="float">
            <text:p>0.621545</text:p>
          </table:table-cell>
          <table:table-cell office:value-type="float" office:value="0.4808666" calcext:value-type="float">
            <text:p>0.4808666</text:p>
          </table:table-cell>
          <table:table-cell office:value-type="float" office:value="309.204" calcext:value-type="float">
            <text:p>309.204</text:p>
          </table:table-cell>
          <table:table-cell office:value-type="float" office:value="1.8" calcext:value-type="float">
            <text:p>1.8</text:p>
          </table:table-cell>
          <table:table-cell office:value-type="float" office:value="0.5269165" calcext:value-type="float">
            <text:p>0.5269165</text:p>
          </table:table-cell>
          <table:table-cell office:value-type="float" office:value="0.3437805" calcext:value-type="float">
            <text:p>0.3437805</text:p>
          </table:table-cell>
          <table:table-cell office:value-type="float" office:value="0.8347473" calcext:value-type="float">
            <text:p>0.8347473</text:p>
          </table:table-cell>
          <table:table-cell office:value-type="float" office:value="0.670166" calcext:value-type="float">
            <text:p>0.670166</text:p>
          </table:table-cell>
          <table:table-cell office:value-type="float" office:value="0.9947815" calcext:value-type="float">
            <text:p>0.9947815</text:p>
          </table:table-cell>
          <table:table-cell office:value-type="float" office:value="0.8408203" calcext:value-type="float">
            <text:p>0.8408203</text:p>
          </table:table-cell>
          <table:table-cell office:value-type="float" office:value="1.181" calcext:value-type="float">
            <text:p>1.181</text:p>
          </table:table-cell>
          <table:table-cell office:value-type="float" office:value="1.045105" calcext:value-type="float">
            <text:p>1.045105</text:p>
          </table:table-cell>
          <table:table-cell office:value-type="float" office:value="1.373291" calcext:value-type="float">
            <text:p>1.373291</text:p>
          </table:table-cell>
          <table:table-cell office:value-type="float" office:value="1.259674" calcext:value-type="float">
            <text:p>1.259674</text:p>
          </table:table-cell>
          <table:table-cell office:value-type="float" office:value="1.570709" calcext:value-type="float">
            <text:p>1.570709</text:p>
          </table:table-cell>
          <table:table-cell office:value-type="float" office:value="1.482178" calcext:value-type="float">
            <text:p>1.4821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3" calcext:value-type="float">
            <text:p>27122003</text:p>
          </table:table-cell>
          <table:table-cell office:value-type="float" office:value="3.79908" calcext:value-type="float">
            <text:p>3.79908</text:p>
          </table:table-cell>
          <table:table-cell office:value-type="float" office:value="0.7" calcext:value-type="float">
            <text:p>0.7</text:p>
          </table:table-cell>
          <table:table-cell office:value-type="float" office:value="-10.3" calcext:value-type="float">
            <text:p>-10.3</text:p>
          </table:table-cell>
          <table:table-cell office:value-type="float" office:value="0.5941644" calcext:value-type="float">
            <text:p>0.5941644</text:p>
          </table:table-cell>
          <table:table-cell office:value-type="float" office:value="0.2530607" calcext:value-type="float">
            <text:p>0.2530607</text:p>
          </table:table-cell>
          <table:table-cell office:value-type="float" office:value="382.716" calcext:value-type="float">
            <text:p>382.716</text:p>
          </table:table-cell>
          <table:table-cell office:value-type="float" office:value="0" calcext:value-type="float">
            <text:p>0</text:p>
          </table:table-cell>
          <table:table-cell office:value-type="float" office:value="0.6358337" calcext:value-type="float">
            <text:p>0.6358337</text:p>
          </table:table-cell>
          <table:table-cell office:value-type="float" office:value="0.5249023" calcext:value-type="float">
            <text:p>0.5249023</text:p>
          </table:table-cell>
          <table:table-cell office:value-type="float" office:value="0.927948" calcext:value-type="float">
            <text:p>0.927948</text:p>
          </table:table-cell>
          <table:table-cell office:value-type="float" office:value="0.8360596" calcext:value-type="float">
            <text:p>0.8360596</text:p>
          </table:table-cell>
          <table:table-cell office:value-type="float" office:value="1.084656" calcext:value-type="float">
            <text:p>1.084656</text:p>
          </table:table-cell>
          <table:table-cell office:value-type="float" office:value="0.9961548" calcext:value-type="float">
            <text:p>0.9961548</text:p>
          </table:table-cell>
          <table:table-cell office:value-type="float" office:value="1.267731" calcext:value-type="float">
            <text:p>1.267731</text:p>
          </table:table-cell>
          <table:table-cell office:value-type="float" office:value="1.182373" calcext:value-type="float">
            <text:p>1.182373</text:p>
          </table:table-cell>
          <table:table-cell office:value-type="float" office:value="1.454895" calcext:value-type="float">
            <text:p>1.454895</text:p>
          </table:table-cell>
          <table:table-cell office:value-type="float" office:value="1.374512" calcext:value-type="float">
            <text:p>1.374512</text:p>
          </table:table-cell>
          <table:table-cell office:value-type="float" office:value="1.64386" calcext:value-type="float">
            <text:p>1.64386</text:p>
          </table:table-cell>
          <table:table-cell office:value-type="float" office:value="1.571716" calcext:value-type="float">
            <text:p>1.5717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3" calcext:value-type="float">
            <text:p>28122003</text:p>
          </table:table-cell>
          <table:table-cell office:value-type="float" office:value="6.180404" calcext:value-type="float">
            <text:p>6.180404</text:p>
          </table:table-cell>
          <table:table-cell office:value-type="float" office:value="-11.3" calcext:value-type="float">
            <text:p>-11.3</text:p>
          </table:table-cell>
          <table:table-cell office:value-type="float" office:value="-19.2" calcext:value-type="float">
            <text:p>-19.2</text:p>
          </table:table-cell>
          <table:table-cell office:value-type="float" office:value="0.2361937" calcext:value-type="float">
            <text:p>0.2361937</text:p>
          </table:table-cell>
          <table:table-cell office:value-type="float" office:value="0.1289569" calcext:value-type="float">
            <text:p>0.1289569</text:p>
          </table:table-cell>
          <table:table-cell office:value-type="float" office:value="175.68" calcext:value-type="float">
            <text:p>175.68</text:p>
          </table:table-cell>
          <table:table-cell office:value-type="float" office:value="0" calcext:value-type="float">
            <text:p>0</text:p>
          </table:table-cell>
          <table:table-cell office:value-type="float" office:value="0.5171814" calcext:value-type="float">
            <text:p>0.5171814</text:p>
          </table:table-cell>
          <table:table-cell office:value-type="float" office:value="-0.07415771" calcext:value-type="float">
            <text:p>-0.07415771</text:p>
          </table:table-cell>
          <table:table-cell office:value-type="float" office:value="0.8825073" calcext:value-type="float">
            <text:p>0.8825073</text:p>
          </table:table-cell>
          <table:table-cell office:value-type="float" office:value="0.4381409" calcext:value-type="float">
            <text:p>0.4381409</text:p>
          </table:table-cell>
          <table:table-cell office:value-type="float" office:value="1.066742" calcext:value-type="float">
            <text:p>1.066742</text:p>
          </table:table-cell>
          <table:table-cell office:value-type="float" office:value="0.6969299" calcext:value-type="float">
            <text:p>0.6969299</text:p>
          </table:table-cell>
          <table:table-cell office:value-type="float" office:value="1.263458" calcext:value-type="float">
            <text:p>1.263458</text:p>
          </table:table-cell>
          <table:table-cell office:value-type="float" office:value="0.9725647" calcext:value-type="float">
            <text:p>0.9725647</text:p>
          </table:table-cell>
          <table:table-cell office:value-type="float" office:value="1.454712" calcext:value-type="float">
            <text:p>1.454712</text:p>
          </table:table-cell>
          <table:table-cell office:value-type="float" office:value="1.233582" calcext:value-type="float">
            <text:p>1.233582</text:p>
          </table:table-cell>
          <table:table-cell office:value-type="float" office:value="1.644592" calcext:value-type="float">
            <text:p>1.644592</text:p>
          </table:table-cell>
          <table:table-cell office:value-type="float" office:value="1.481232" calcext:value-type="float">
            <text:p>1.48123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3" calcext:value-type="float">
            <text:p>29122003</text:p>
          </table:table-cell>
          <table:table-cell office:value-type="float" office:value="3.15396" calcext:value-type="float">
            <text:p>3.15396</text:p>
          </table:table-cell>
          <table:table-cell office:value-type="float" office:value="-3.4" calcext:value-type="float">
            <text:p>-3.4</text:p>
          </table:table-cell>
          <table:table-cell office:value-type="float" office:value="-13.3" calcext:value-type="float">
            <text:p>-13.3</text:p>
          </table:table-cell>
          <table:table-cell office:value-type="float" office:value="0.4153835" calcext:value-type="float">
            <text:p>0.4153835</text:p>
          </table:table-cell>
          <table:table-cell office:value-type="float" office:value="0.2089146" calcext:value-type="float">
            <text:p>0.2089146</text:p>
          </table:table-cell>
          <table:table-cell office:value-type="float" office:value="262.584" calcext:value-type="float">
            <text:p>262.584</text:p>
          </table:table-cell>
          <table:table-cell office:value-type="float" office:value="0" calcext:value-type="float">
            <text:p>0</text:p>
          </table:table-cell>
          <table:table-cell office:value-type="float" office:value="-0.06893921" calcext:value-type="float">
            <text:p>-0.06893921</text:p>
          </table:table-cell>
          <table:table-cell office:value-type="float" office:value="-0.1235046" calcext:value-type="float">
            <text:p>-0.1235046</text:p>
          </table:table-cell>
          <table:table-cell office:value-type="float" office:value="0.4353333" calcext:value-type="float">
            <text:p>0.4353333</text:p>
          </table:table-cell>
          <table:table-cell office:value-type="float" office:value="0.3662415" calcext:value-type="float">
            <text:p>0.3662415</text:p>
          </table:table-cell>
          <table:table-cell office:value-type="float" office:value="0.6940613" calcext:value-type="float">
            <text:p>0.6940613</text:p>
          </table:table-cell>
          <table:table-cell office:value-type="float" office:value="0.6066284" calcext:value-type="float">
            <text:p>0.6066284</text:p>
          </table:table-cell>
          <table:table-cell office:value-type="float" office:value="0.9698181" calcext:value-type="float">
            <text:p>0.9698181</text:p>
          </table:table-cell>
          <table:table-cell office:value-type="float" office:value="0.8565369" calcext:value-type="float">
            <text:p>0.8565369</text:p>
          </table:table-cell>
          <table:table-cell office:value-type="float" office:value="1.23114" calcext:value-type="float">
            <text:p>1.23114</text:p>
          </table:table-cell>
          <table:table-cell office:value-type="float" office:value="1.102661" calcext:value-type="float">
            <text:p>1.102661</text:p>
          </table:table-cell>
          <table:table-cell office:value-type="float" office:value="1.479126" calcext:value-type="float">
            <text:p>1.479126</text:p>
          </table:table-cell>
          <table:table-cell office:value-type="float" office:value="1.345001" calcext:value-type="float">
            <text:p>1.3450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3" calcext:value-type="float">
            <text:p>30122003</text:p>
          </table:table-cell>
          <table:table-cell office:value-type="float" office:value="2.62404" calcext:value-type="float">
            <text:p>2.62404</text:p>
          </table:table-cell>
          <table:table-cell office:value-type="float" office:value="-2.5" calcext:value-type="float">
            <text:p>-2.5</text:p>
          </table:table-cell>
          <table:table-cell office:value-type="float" office:value="-12.4" calcext:value-type="float">
            <text:p>-12.4</text:p>
          </table:table-cell>
          <table:table-cell office:value-type="float" office:value="0.4533291" calcext:value-type="float">
            <text:p>0.4533291</text:p>
          </table:table-cell>
          <table:table-cell office:value-type="float" office:value="0.1806642" calcext:value-type="float">
            <text:p>0.1806642</text:p>
          </table:table-cell>
          <table:table-cell office:value-type="float" office:value="660.096" calcext:value-type="float">
            <text:p>660.096</text:p>
          </table:table-cell>
          <table:table-cell office:value-type="float" office:value="5.8" calcext:value-type="float">
            <text:p>5.8</text:p>
          </table:table-cell>
          <table:table-cell office:value-type="float" office:value="0.162384" calcext:value-type="float">
            <text:p>0.162384</text:p>
          </table:table-cell>
          <table:table-cell office:value-type="float" office:value="-0.09127808" calcext:value-type="float">
            <text:p>-0.09127808</text:p>
          </table:table-cell>
          <table:table-cell office:value-type="float" office:value="0.5272827" calcext:value-type="float">
            <text:p>0.5272827</text:p>
          </table:table-cell>
          <table:table-cell office:value-type="float" office:value="0.3675842" calcext:value-type="float">
            <text:p>0.3675842</text:p>
          </table:table-cell>
          <table:table-cell office:value-type="float" office:value="0.7129517" calcext:value-type="float">
            <text:p>0.7129517</text:p>
          </table:table-cell>
          <table:table-cell office:value-type="float" office:value="0.593811" calcext:value-type="float">
            <text:p>0.593811</text:p>
          </table:table-cell>
          <table:table-cell office:value-type="float" office:value="0.9216309" calcext:value-type="float">
            <text:p>0.9216309</text:p>
          </table:table-cell>
          <table:table-cell office:value-type="float" office:value="0.8404846" calcext:value-type="float">
            <text:p>0.8404846</text:p>
          </table:table-cell>
          <table:table-cell office:value-type="float" office:value="1.131348" calcext:value-type="float">
            <text:p>1.131348</text:p>
          </table:table-cell>
          <table:table-cell office:value-type="float" office:value="1.08252" calcext:value-type="float">
            <text:p>1.08252</text:p>
          </table:table-cell>
          <table:table-cell office:value-type="float" office:value="1.344391" calcext:value-type="float">
            <text:p>1.344391</text:p>
          </table:table-cell>
          <table:table-cell office:value-type="float" office:value="1.318146" calcext:value-type="float">
            <text:p>1.31814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3" calcext:value-type="float">
            <text:p>31122003</text:p>
          </table:table-cell>
          <table:table-cell office:value-type="float" office:value="6.36984" calcext:value-type="float">
            <text:p>6.36984</text:p>
          </table:table-cell>
          <table:table-cell office:value-type="float" office:value="-13.2" calcext:value-type="float">
            <text:p>-13.2</text:p>
          </table:table-cell>
          <table:table-cell office:value-type="float" office:value="-21.9" calcext:value-type="float">
            <text:p>-21.9</text:p>
          </table:table-cell>
          <table:table-cell office:value-type="float" office:value="0.1590036" calcext:value-type="float">
            <text:p>0.1590036</text:p>
          </table:table-cell>
          <table:table-cell office:value-type="float" office:value="0.08205339" calcext:value-type="float">
            <text:p>0.08205339</text:p>
          </table:table-cell>
          <table:table-cell office:value-type="float" office:value="512.892" calcext:value-type="float">
            <text:p>512.892</text:p>
          </table:table-cell>
          <table:table-cell office:value-type="float" office:value="0" calcext:value-type="float">
            <text:p>0</text:p>
          </table:table-cell>
          <table:table-cell office:value-type="float" office:value="0.1213989" calcext:value-type="float">
            <text:p>0.1213989</text:p>
          </table:table-cell>
          <table:table-cell office:value-type="float" office:value="-0.4691162" calcext:value-type="float">
            <text:p>-0.4691162</text:p>
          </table:table-cell>
          <table:table-cell office:value-type="float" office:value="0.5192566" calcext:value-type="float">
            <text:p>0.5192566</text:p>
          </table:table-cell>
          <table:table-cell office:value-type="float" office:value="0.134613" calcext:value-type="float">
            <text:p>0.134613</text:p>
          </table:table-cell>
          <table:table-cell office:value-type="float" office:value="0.7124023" calcext:value-type="float">
            <text:p>0.7124023</text:p>
          </table:table-cell>
          <table:table-cell office:value-type="float" office:value="0.4146729" calcext:value-type="float">
            <text:p>0.4146729</text:p>
          </table:table-cell>
          <table:table-cell office:value-type="float" office:value="0.9225464" calcext:value-type="float">
            <text:p>0.9225464</text:p>
          </table:table-cell>
          <table:table-cell office:value-type="float" office:value="0.7031555" calcext:value-type="float">
            <text:p>0.7031555</text:p>
          </table:table-cell>
          <table:table-cell office:value-type="float" office:value="1.134644" calcext:value-type="float">
            <text:p>1.134644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1.347565" calcext:value-type="float">
            <text:p>1.347565</text:p>
          </table:table-cell>
          <table:table-cell office:value-type="float" office:value="1.228485" calcext:value-type="float">
            <text:p>1.228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17:06.138173649</dc:date>
    <meta:editing-duration>PT9S</meta:editing-duration>
    <meta:editing-cycles>1</meta:editing-cycles>
    <meta:document-statistic meta:table-count="1" meta:cell-count="7686" meta:object-count="0"/>
    <meta:generator>LibreOffice/6.4.7.2$Linux_X86_64 LibreOffice_project/40$Build-2</meta:generator>
  </office:meta>
</office:document-meta>
</file>